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Emissions_20_Schedule_20_v2">
      <style:table-properties table:display="true" style:writing-mode="lr-tb" tableooo:tab-color="#00ff00"/>
    </style:style>
    <style:style style:name="ta2" style:family="table" style:master-page-name="PageStyle_5f_MIA_20_NYC">
      <style:table-properties table:display="true" style:writing-mode="lr-tb"/>
    </style:style>
    <style:style style:name="ta3" style:family="table" style:master-page-name="PageStyle_5f_Sheet5">
      <style:table-properties table:display="false" style:writing-mode="lr-tb"/>
    </style:style>
    <style:style style:name="ta4" style:family="table" style:master-page-name="PageStyle_5f_Sheet4">
      <style:table-properties table:display="false" style:writing-mode="lr-tb"/>
    </style:style>
    <style:style style:name="ta5" style:family="table" style:master-page-name="PageStyle_5f_Sheet6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a61d4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f0f1f3"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MIA NYC'.$B$3:.$B$4])" table:allow-empty-cell="true" table:display-list="unsorted" table:base-cell-address="'CityCoins Emissions Schedule v2'.B2"/>
      </table:content-validations>
      <table:table table:name="CityCoins Emissions Schedule v2" table:style-name="ta1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 table:number-columns-repeated="8"/>
          <table:table-cell table:style-name="ce18"/>
          <table:table-cell table:style-name="ce9"/>
          <table:table-cell table:style-name="ce18"/>
          <table:table-cell/>
          <table:table-cell table:style-name="ce9" table:number-columns-repeated="3"/>
          <table:table-cell table:number-columns-repeated="13"/>
          <table:table-cell table:style-name="ce12"/>
          <table:table-cell table:number-columns-repeated="14"/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6" table:content-validation-name="val1" office:value-type="string" calcext:value-type="string">
            <text:p>MIA</text:p>
          </table:table-cell>
          <table:table-cell table:number-columns-repeated="6"/>
          <table:table-cell table:style-name="ce24"/>
          <table:table-cell/>
          <table:table-cell table:style-name="ce24"/>
          <table:table-cell table:number-columns-repeated="17"/>
          <table:table-cell table:style-name="ce12"/>
          <table:table-cell table:number-columns-repeated="14"/>
        </table:table-row>
        <table:table-row table:style-name="ro1">
          <table:table-cell table:style-name="ce1" office:value-type="string" calcext:value-type="string">
            <text:p>Activation Block</text:p>
          </table:table-cell>
          <table:table-cell table:style-name="ce7" table:formula="of:=VLOOKUP([.B2];[$'MIA NYC'.$B$1:.$C$1048576];2;0)" office:value-type="float" office:value="24497" calcext:value-type="float">
            <text:p>24497</text:p>
          </table:table-cell>
          <table:table-cell table:number-columns-repeated="4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4"/>
        </table:table-row>
        <table:table-row table:style-name="ro1">
          <table:table-cell table:style-name="ce1" office:value-type="string" calcext:value-type="string">
            <text:p>2% Start Block</text:p>
          </table:table-cell>
          <table:table-cell table:style-name="ce8" office:value-type="float" office:value="76975" calcext:value-type="float">
            <text:p>76975</text:p>
          </table:table-cell>
          <table:table-cell table:number-columns-repeated="4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3"/>
          <table:table-cell table:style-name="ce1" office:value-type="string" calcext:value-type="string">
            <text:p>Min Inflation</text:p>
          </table:table-cell>
        </table:table-row>
        <table:table-row table:style-name="ro1">
          <table:table-cell table:style-name="ce1" office:value-type="string" calcext:value-type="string">
            <text:p>Inflation Rate</text:p>
          </table:table-cell>
          <table:table-cell table:style-name="ce9" office:value-type="percentage" office:value="0.02" calcext:value-type="percentage">
            <text:p>2%</text:p>
          </table:table-cell>
          <table:table-cell table:number-columns-repeated="4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3"/>
          <table:table-cell table:style-name="ce43"/>
        </table:table-row>
        <table:table-row table:style-name="ro1">
          <table:table-cell table:number-columns-repeated="6"/>
          <table:table-cell table:style-name="ce18" table:number-columns-repeated="2"/>
          <table:table-cell table:style-name="ce25" table:number-columns-repeated="3"/>
          <table:table-cell/>
          <table:table-cell table:style-name="ce25"/>
          <table:table-cell table:number-columns-repeated="15"/>
          <table:table-cell table:style-name="ce12"/>
          <table:table-cell table:number-columns-repeated="13"/>
          <table:table-cell table:style-name="ce44" table:formula="of:=MIN([.AQ9:.AQ174])" office:value-type="percentage" office:value="0.0167077783204089" calcext:value-type="percentage">
            <text:p>1.67%</text:p>
          </table:table-cell>
        </table:table-row>
        <table:table-row table:style-name="ro2">
          <table:table-cell table:style-name="ce2" office:value-type="string" calcext:value-type="string" table:number-columns-spanned="8" table:number-rows-spanned="1">
            <text:p>VERSION 1 (LEGACY)</text:p>
          </table:table-cell>
          <table:covered-table-cell table:number-columns-repeated="6" table:style-name="ce10"/>
          <table:covered-table-cell table:style-name="ce21"/>
          <table:table-cell table:style-name="ce26" office:value-type="string" calcext:value-type="string" table:number-columns-spanned="9" table:number-rows-spanned="1">
            <text:p>VERSION 2 (CURRENT)</text:p>
          </table:table-cell>
          <table:covered-table-cell table:number-columns-repeated="7" table:style-name="ce10"/>
          <table:covered-table-cell table:style-name="ce31"/>
          <table:table-cell table:style-name="ce34" office:value-type="string" calcext:value-type="string" table:number-columns-spanned="9" table:number-rows-spanned="1">
            <text:p>VERSION 3 (PROPOSED)</text:p>
          </table:table-cell>
          <table:covered-table-cell table:number-columns-repeated="7" table:style-name="ce10"/>
          <table:covered-table-cell table:style-name="ce21"/>
          <table:table-cell table:number-columns-repeated="2"/>
          <table:table-cell table:style-name="ce12"/>
          <table:table-cell table:number-columns-repeated="14"/>
        </table:table-row>
        <table:table-row table:style-name="ro3">
          <table:table-cell table:style-name="ce3" office:value-type="string" calcext:value-type="string">
            <text:p>Epoch</text:p>
          </table:table-cell>
          <table:table-cell table:style-name="ce11" office:value-type="string" calcext:value-type="string">
            <text:p>Total Supply</text:p>
          </table:table-cell>
          <table:table-cell table:style-name="ce11" office:value-type="string" calcext:value-type="string">
            <text:p>Added per Epoch</text:p>
          </table:table-cell>
          <table:table-cell table:style-name="ce11" office:value-type="string" calcext:value-type="string">
            <text:p>Block Reward</text:p>
          </table:table-cell>
          <table:table-cell table:style-name="ce11" office:value-type="string" calcext:value-type="string">
            <text:p>Epoch End Block</text:p>
          </table:table-cell>
          <table:table-cell table:style-name="ce11" office:value-type="string" calcext:value-type="string">
            <text:p>Length in Blocks</text:p>
          </table:table-cell>
          <table:table-cell table:style-name="ce11" office:value-type="string" calcext:value-type="string">
            <text:p>Length in Years</text:p>
          </table:table-cell>
          <table:table-cell table:style-name="ce11" office:value-type="string" calcext:value-type="string">
            <text:p>Annualized Inflation Rate</text:p>
          </table:table-cell>
          <table:table-cell table:style-name="ce27" office:value-type="string" calcext:value-type="string">
            <text:p>Epoch</text:p>
          </table:table-cell>
          <table:table-cell table:style-name="ce11" office:value-type="string" calcext:value-type="string">
            <text:p>Total Supply</text:p>
          </table:table-cell>
          <table:table-cell table:style-name="ce11" office:value-type="string" calcext:value-type="string">
            <text:p>Added per Epoch</text:p>
          </table:table-cell>
          <table:table-cell table:style-name="ce11" office:value-type="string" calcext:value-type="string">
            <text:p>Block Reward</text:p>
          </table:table-cell>
          <table:table-cell table:style-name="ce11" office:value-type="string" calcext:value-type="string">
            <text:p>Epoch End Block</text:p>
          </table:table-cell>
          <table:table-cell table:style-name="ce11" office:value-type="string" calcext:value-type="string">
            <text:p>Actual End Block</text:p>
          </table:table-cell>
          <table:table-cell table:style-name="ce11" office:value-type="string" calcext:value-type="string">
            <text:p>Length in Blocks</text:p>
          </table:table-cell>
          <table:table-cell table:style-name="ce11" office:value-type="string" calcext:value-type="string">
            <text:p>Length in Years</text:p>
          </table:table-cell>
          <table:table-cell table:style-name="ce11" office:value-type="string" calcext:value-type="string">
            <text:p>Annualized Inflation Rate</text:p>
          </table:table-cell>
          <table:table-cell table:style-name="ce35" office:value-type="string" calcext:value-type="string">
            <text:p>Epoch</text:p>
          </table:table-cell>
          <table:table-cell table:style-name="ce36" office:value-type="string" calcext:value-type="string">
            <text:p>Total Supply</text:p>
          </table:table-cell>
          <table:table-cell table:style-name="ce36" office:value-type="string" calcext:value-type="string">
            <text:p>Added per Epoch</text:p>
          </table:table-cell>
          <table:table-cell table:style-name="ce36" office:value-type="string" calcext:value-type="string">
            <text:p>Block Reward</text:p>
          </table:table-cell>
          <table:table-cell table:style-name="ce36" office:value-type="string" calcext:value-type="string">
            <text:p>Epoch End Block</text:p>
          </table:table-cell>
          <table:table-cell table:style-name="ce36"/>
          <table:table-cell table:style-name="ce36" office:value-type="string" calcext:value-type="string">
            <text:p>Length in Blocks</text:p>
          </table:table-cell>
          <table:table-cell table:style-name="ce36" office:value-type="string" calcext:value-type="string">
            <text:p>Length in Years</text:p>
          </table:table-cell>
          <table:table-cell table:style-name="ce38" office:value-type="string" calcext:value-type="string">
            <text:p>Annualized Inflation Rate</text:p>
          </table:table-cell>
          <table:table-cell table:number-columns-repeated="2"/>
          <table:table-cell table:style-name="ce42" office:value-type="string" calcext:value-type="string">
            <text:p>Block #</text:p>
          </table:table-cell>
          <table:table-cell table:style-name="ce11" office:value-type="string" calcext:value-type="string">
            <text:p>V1 Total Supply</text:p>
          </table:table-cell>
          <table:table-cell table:style-name="ce11" office:value-type="string" calcext:value-type="string">
            <text:p>v1 Current Block Reward</text:p>
          </table:table-cell>
          <table:table-cell table:style-name="ce11" office:value-type="string" calcext:value-type="string">
            <text:p>v1 Annualized Inflation</text:p>
          </table:table-cell>
          <table:table-cell table:style-name="ce11" office:value-type="string" calcext:value-type="string">
            <text:p>V2 Total Supply</text:p>
          </table:table-cell>
          <table:table-cell table:style-name="ce11" office:value-type="string" calcext:value-type="string">
            <text:p>v2 Current Block Reward</text:p>
          </table:table-cell>
          <table:table-cell table:style-name="ce11" office:value-type="string" calcext:value-type="string">
            <text:p>v2 Annualized Inflation</text:p>
          </table:table-cell>
          <table:table-cell table:style-name="ce11" office:value-type="string" calcext:value-type="string">
            <text:p>V3 Total Supply</text:p>
          </table:table-cell>
          <table:table-cell table:style-name="ce11" office:value-type="string" calcext:value-type="string">
            <text:p>v3 Current Block Reward</text:p>
          </table:table-cell>
          <table:table-cell table:style-name="ce11" office:value-type="string" calcext:value-type="string">
            <text:p>v3 Annualized Inflation</text:p>
          </table:table-cell>
          <table:table-cell/>
          <table:table-cell table:style-name="ce11" office:value-type="string" calcext:value-type="string">
            <text:p>Time (Years)</text:p>
          </table:table-cell>
          <table:table-cell table:style-name="ce8" office:value-type="string" calcext:value-type="string">
            <text:p>Legacy</text:p>
          </table:table-cell>
          <table:table-cell table:style-name="ce8" office:value-type="string" calcext:value-type="string">
            <text:p>Current</text:p>
          </table:table-cell>
          <table:table-cell table:style-name="ce8" office:value-type="string" calcext:value-type="string">
            <text:p>Proposed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table:formula="of:=[.D9]*[.E9]" office:value-type="float" office:value="2500000000" calcext:value-type="float">
            <text:p>2,500,000,000</text:p>
          </table:table-cell>
          <table:table-cell table:style-name="ce14" table:formula="of:=[.B9]" office:value-type="float" office:value="2500000000" calcext:value-type="float">
            <text:p>2,500,000,000</text:p>
          </table:table-cell>
          <table:table-cell table:style-name="ce16" office:value-type="float" office:value="250000" calcext:value-type="float">
            <text:p>250,000</text:p>
          </table:table-cell>
          <table:table-cell table:number-columns-repeated="2" table:style-name="ce16" office:value-type="float" office:value="10000" calcext:value-type="float">
            <text:p>10,000</text:p>
          </table:table-cell>
          <table:table-cell table:style-name="ce19" table:formula="of:=(((([.F9]*10)/60)/24)/365)" office:value-type="float" office:value="0.190258751902588" calcext:value-type="float">
            <text:p>0.19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14" table:formula="of:=[.L9]*[.O9]" office:value-type="float" office:value="2500000000" calcext:value-type="float">
            <text:p>2,500,000,000</text:p>
          </table:table-cell>
          <table:table-cell table:style-name="ce14" table:formula="of:=[.J9]" office:value-type="float" office:value="2500000000" calcext:value-type="float">
            <text:p>2,500,000,000</text:p>
          </table:table-cell>
          <table:table-cell table:style-name="ce14" office:value-type="float" office:value="250000" calcext:value-type="float">
            <text:p>250,000</text:p>
          </table:table-cell>
          <table:table-cell table:style-name="ce14" table:formula="of:=[.O9]" office:value-type="float" office:value="10000" calcext:value-type="float">
            <text:p>10,000</text:p>
          </table:table-cell>
          <table:table-cell table:style-name="ce14" table:formula="of:=[.$B$3]+[.M9]" office:value-type="float" office:value="34497" calcext:value-type="float">
            <text:p>34,497</text:p>
          </table:table-cell>
          <table:table-cell table:style-name="ce14" office:value-type="float" office:value="10000" calcext:value-type="float">
            <text:p>10,000</text:p>
          </table:table-cell>
          <table:table-cell table:style-name="ce19" table:formula="of:=(((([.O9]*10)/60)/24)/365)" office:value-type="float" office:value="0.190258751902588" calcext:value-type="float">
            <text:p>0.19</text:p>
          </table:table-cell>
          <table:table-cell table:style-name="ce16"/>
          <table:table-cell table:style-name="ce4" office:value-type="float" office:value="0" calcext:value-type="float">
            <text:p>0</text:p>
          </table:table-cell>
          <table:table-cell table:style-name="ce14" table:formula="of:=[.U9]*[.X9]" office:value-type="float" office:value="2500000000" calcext:value-type="float">
            <text:p>2,500,000,000</text:p>
          </table:table-cell>
          <table:table-cell table:style-name="ce14" table:formula="of:=[.S9]" office:value-type="float" office:value="2500000000" calcext:value-type="float">
            <text:p>2,500,000,000</text:p>
          </table:table-cell>
          <table:table-cell table:style-name="ce14" office:value-type="float" office:value="250000" calcext:value-type="float">
            <text:p>250,000</text:p>
          </table:table-cell>
          <table:table-cell table:style-name="ce14" table:formula="of:=[.X9]" office:value-type="float" office:value="10000" calcext:value-type="float">
            <text:p>10,000</text:p>
          </table:table-cell>
          <table:table-cell table:style-name="ce14" table:formula="of:=[.$B$3]+[.V9]" office:value-type="float" office:value="34497" calcext:value-type="float">
            <text:p>34,497</text:p>
          </table:table-cell>
          <table:table-cell table:style-name="ce14" office:value-type="float" office:value="10000" calcext:value-type="float">
            <text:p>10,000</text:p>
          </table:table-cell>
          <table:table-cell table:style-name="ce19" table:formula="of:=(((([.X9]*10)/60)/24)/365)" office:value-type="float" office:value="0.190258751902588" calcext:value-type="float">
            <text:p>0.19</text:p>
          </table:table-cell>
          <table:table-cell table:style-name="ce39"/>
          <table:table-cell table:number-columns-repeated="2"/>
          <table:table-cell table:style-name="ce16" office:value-type="float" office:value="10000" calcext:value-type="float">
            <text:p>10,000</text:p>
          </table:table-cell>
          <table:table-cell table:style-name="ce12" table:formula="of:=LOOKUP([.AC9];[.$E$9:.$E$16];[.$B$9:.$B$16])+INDEX([.$D$9:.$D$17];MATCH(LOOKUP([.AC9];[.$E$9:.$E$17]);[.$E$9:.$E$17])+1)*([.AC9]-LOOKUP([.AC9];[.$E$9:.$E$17]))" office:value-type="float" office:value="2500000000" calcext:value-type="float">
            <text:p>2,500,000,000</text:p>
          </table:table-cell>
          <table:table-cell table:style-name="ce12" table:number-matrix-columns-spanned="1" table:number-matrix-rows-spanned="1" table:formula="of:=INDEX([.$D$9:.$D$17];MATCH(LOOKUP([.AC9];[.$E$9:.$E$17]);[.$E$9:.$E$17])+1)" office:value-type="float" office:value="100000" calcext:value-type="float">
            <text:p>100,000</text:p>
          </table:table-cell>
          <table:table-cell table:style-name="ce22" table:formula="of:=((365*24*6)*[.AE9])/[.AD9]" office:value-type="percentage" office:value="2.1024" calcext:value-type="percentage">
            <text:p>210.24%</text:p>
          </table:table-cell>
          <table:table-cell table:style-name="ce12" table:formula="of:=LOOKUP([.AC9];[.$M$9:.$M$16];[.$J$9:.$J$16])+INDEX([.$L$9:.$L$17];MATCH(LOOKUP([.AC9];[.$M$9:.$M$17]);[.$M$9:.$M$17])+1)*([.AC9]-LOOKUP([.AC9];[.$M$9:.$M$17]))" office:value-type="float" office:value="2500000000" calcext:value-type="float">
            <text:p>2,500,000,000</text:p>
          </table:table-cell>
          <table:table-cell table:style-name="ce12" table:formula="of:=INDEX([.$L$9:.$L$17];MATCH(LOOKUP([.AC9];[.$M$9:.$M$17]);[.$M$9:.$M$17])+1)" office:value-type="float" office:value="100000" calcext:value-type="float">
            <text:p>100,000</text:p>
          </table:table-cell>
          <table:table-cell table:style-name="ce22" table:formula="of:=((365*24*6)*[.AH9])/[.AG9]" office:value-type="percentage" office:value="2.1024" calcext:value-type="percentage">
            <text:p>210.24%</text:p>
          </table:table-cell>
          <table:table-cell table:style-name="ce12" table:formula="of:=LOOKUP([.AC9];[.$V$9:.$V$16];[.$S$9:.$S$16])+INDEX([.$U$9:.$U$17];MATCH(LOOKUP([.AC9];[.$V$9:.$V$17]);[.$V$9:.$V$17])+1)*([.AC9]-LOOKUP([.AC9];[.$V$9:.$V$17]))" office:value-type="float" office:value="2500000000" calcext:value-type="float">
            <text:p>2,500,000,000</text:p>
          </table:table-cell>
          <table:table-cell table:style-name="ce12" table:formula="of:=INDEX([.$U$9:.$U$17];MATCH(LOOKUP([.AC9];[.$V$9:.$V$17]);[.$V$9:.$V$17])+1)" office:value-type="float" office:value="100000" calcext:value-type="float">
            <text:p>100,000</text:p>
          </table:table-cell>
          <table:table-cell table:style-name="ce22" table:formula="of:=((365*24*6)*[.AK9])/[.AJ9]" office:value-type="percentage" office:value="2.1024" calcext:value-type="percentage">
            <text:p>210.24%</text:p>
          </table:table-cell>
          <table:table-cell/>
          <table:table-cell table:style-name="ce7" table:formula="of:=[.AC9]/(365*24*6)" office:value-type="float" office:value="0.190258751902588" calcext:value-type="float">
            <text:p>0.190258751902588</text:p>
          </table:table-cell>
          <table:table-cell table:style-name="ce22" table:formula="of:=[.AF9]" office:value-type="percentage" office:value="2.1024" calcext:value-type="percentage">
            <text:p>210.24%</text:p>
          </table:table-cell>
          <table:table-cell table:style-name="ce22" table:formula="of:=[.AI9]" office:value-type="percentage" office:value="2.1024" calcext:value-type="percentage">
            <text:p>210.24%</text:p>
          </table:table-cell>
          <table:table-cell table:style-name="ce22" table:formula="of:=[.AL9]" office:value-type="percentage" office:value="2.1024" calcext:value-type="percentage">
            <text:p>210.24%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([.D10]*[.F10])+[.B9]" office:value-type="float" office:value="22500000000" calcext:value-type="float">
            <text:p>22,500,000,000</text:p>
          </table:table-cell>
          <table:table-cell table:style-name="ce14" table:formula="of:=[.B10]-[.B9]" office:value-type="float" office:value="20000000000" calcext:value-type="float">
            <text:p>20,0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19" table:formula="of:=(((([.F10]*10)/60)/24)/365)" office:value-type="float" office:value="3.80517503805175" calcext:value-type="float">
            <text:p>3.81</text:p>
          </table:table-cell>
          <table:table-cell table:style-name="ce22" table:formula="of:=([.C10]/[.G10])/[.B9]" office:value-type="percentage" office:value="2.1024" calcext:value-type="percentage">
            <text:p>210.24%</text:p>
          </table:table-cell>
          <table:table-cell table:style-name="ce28" office:value-type="float" office:value="1" calcext:value-type="float">
            <text:p>1</text:p>
          </table:table-cell>
          <table:table-cell table:style-name="ce14" table:formula="of:=([.L10]*[.O10])+[.J9]" office:value-type="float" office:value="5000000000" calcext:value-type="float">
            <text:p>5,000,000,000</text:p>
          </table:table-cell>
          <table:table-cell table:style-name="ce14" table:formula="of:=[.J10]-[.J9]" office:value-type="float" office:value="2500000000" calcext:value-type="float">
            <text:p>2,5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4" table:formula="of:=SUM([.O9:.O10])" office:value-type="float" office:value="35000" calcext:value-type="float">
            <text:p>35,000</text:p>
          </table:table-cell>
          <table:table-cell table:style-name="ce14" table:formula="of:=[.N9]+[.O10]" office:value-type="float" office:value="59497" calcext:value-type="float">
            <text:p>59,497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9" table:formula="of:=(((([.O10]*10)/60)/24)/365)" office:value-type="float" office:value="0.475646879756469" calcext:value-type="float">
            <text:p>0.48</text:p>
          </table:table-cell>
          <table:table-cell table:style-name="ce32" table:formula="of:=([.K10]/[.P10])/[.J9]" office:value-type="percentage" office:value="2.1024" calcext:value-type="percentage">
            <text:p>210.24%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([.U10]*[.X10])+[.S9]" office:value-type="float" office:value="5000000000" calcext:value-type="float">
            <text:p>5,000,000,000</text:p>
          </table:table-cell>
          <table:table-cell table:style-name="ce14" table:formula="of:=[.S10]-[.S9]" office:value-type="float" office:value="2500000000" calcext:value-type="float">
            <text:p>2,5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4" table:formula="of:=SUM([.X$9:.X10])" office:value-type="float" office:value="35000" calcext:value-type="float">
            <text:p>35,000</text:p>
          </table:table-cell>
          <table:table-cell table:style-name="ce14" table:formula="of:=[.W9]+[.X10]" office:value-type="float" office:value="59497" calcext:value-type="float">
            <text:p>59,497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9" table:formula="of:=(((([.X10]*10)/60)/24)/365)" office:value-type="float" office:value="0.475646879756469" calcext:value-type="float">
            <text:p>0.48</text:p>
          </table:table-cell>
          <table:table-cell table:style-name="ce40" table:formula="of:=([.T10]/[.Y10])/[.S9]" office:value-type="percentage" office:value="2.1024" calcext:value-type="percentage">
            <text:p>210.24%</text:p>
          </table:table-cell>
          <table:table-cell table:number-columns-repeated="2"/>
          <table:table-cell table:style-name="ce12" table:formula="of:=[.AC9]+10000" office:value-type="float" office:value="20000" calcext:value-type="float">
            <text:p>20,000</text:p>
          </table:table-cell>
          <table:table-cell table:style-name="ce12" table:formula="of:=LOOKUP([.AC10];[.$E$9:.$E$16];[.$B$9:.$B$16])+INDEX([.$D$9:.$D$17];MATCH(LOOKUP([.AC10];[.$E$9:.$E$17]);[.$E$9:.$E$17])+1)*([.AC10]-LOOKUP([.AC10];[.$E$9:.$E$17]))" office:value-type="float" office:value="3500000000" calcext:value-type="float">
            <text:p>3,500,000,000</text:p>
          </table:table-cell>
          <table:table-cell table:style-name="ce12" table:formula="of:=INDEX([.$D$9:.$D$17];MATCH(LOOKUP([.AC10];[.$E$9:.$E$17]);[.$E$9:.$E$17])+1)" office:value-type="float" office:value="100000" calcext:value-type="float">
            <text:p>100,000</text:p>
          </table:table-cell>
          <table:table-cell table:style-name="ce22" table:formula="of:=((365*24*6)*[.AE10])/[.AD10]" office:value-type="percentage" office:value="1.50171428571429" calcext:value-type="percentage">
            <text:p>150.17%</text:p>
          </table:table-cell>
          <table:table-cell table:style-name="ce12" table:formula="of:=LOOKUP([.AC10];[.$M$9:.$M$16];[.$J$9:.$J$16])+INDEX([.$L$9:.$L$17];MATCH(LOOKUP([.AC10];[.$M$9:.$M$17]);[.$M$9:.$M$17])+1)*([.AC10]-LOOKUP([.AC10];[.$M$9:.$M$17]))" office:value-type="float" office:value="3500000000" calcext:value-type="float">
            <text:p>3,500,000,000</text:p>
          </table:table-cell>
          <table:table-cell table:style-name="ce12" table:formula="of:=INDEX([.$L$9:.$L$17];MATCH(LOOKUP([.AC10];[.$M$9:.$M$17]);[.$M$9:.$M$17])+1)" office:value-type="float" office:value="100000" calcext:value-type="float">
            <text:p>100,000</text:p>
          </table:table-cell>
          <table:table-cell table:style-name="ce22" table:formula="of:=((365*24*6)*[.AH10])/[.AG10]" office:value-type="percentage" office:value="1.50171428571429" calcext:value-type="percentage">
            <text:p>150.17%</text:p>
          </table:table-cell>
          <table:table-cell table:style-name="ce12" table:formula="of:=LOOKUP([.AC10];[.$V$9:.$V$16];[.$S$9:.$S$16])+INDEX([.$U$9:.$U$17];MATCH(LOOKUP([.AC10];[.$V$9:.$V$17]);[.$V$9:.$V$17])+1)*([.AC10]-LOOKUP([.AC10];[.$V$9:.$V$17]))" office:value-type="float" office:value="3500000000" calcext:value-type="float">
            <text:p>3,500,000,000</text:p>
          </table:table-cell>
          <table:table-cell table:style-name="ce12" table:formula="of:=INDEX([.$U$9:.$U$17];MATCH(LOOKUP([.AC10];[.$V$9:.$V$17]);[.$V$9:.$V$17])+1)" office:value-type="float" office:value="100000" calcext:value-type="float">
            <text:p>100,000</text:p>
          </table:table-cell>
          <table:table-cell table:style-name="ce22" table:formula="of:=((365*24*6)*[.AK10])/[.AJ10]" office:value-type="percentage" office:value="1.50171428571429" calcext:value-type="percentage">
            <text:p>150.17%</text:p>
          </table:table-cell>
          <table:table-cell/>
          <table:table-cell table:style-name="ce7" table:formula="of:=[.AC10]/(365*24*6)" office:value-type="float" office:value="0.380517503805175" calcext:value-type="float">
            <text:p>0.380517503805175</text:p>
          </table:table-cell>
          <table:table-cell table:style-name="ce22" table:formula="of:=[.AF10]" office:value-type="percentage" office:value="1.50171428571429" calcext:value-type="percentage">
            <text:p>150.17%</text:p>
          </table:table-cell>
          <table:table-cell table:style-name="ce22" table:formula="of:=[.AI10]" office:value-type="percentage" office:value="1.50171428571429" calcext:value-type="percentage">
            <text:p>150.17%</text:p>
          </table:table-cell>
          <table:table-cell table:style-name="ce22" table:formula="of:=[.AL10]" office:value-type="percentage" office:value="1.50171428571429" calcext:value-type="percentage">
            <text:p>150.17%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([.D11]*[.F11])+[.B10]" office:value-type="float" office:value="33000000000" calcext:value-type="float">
            <text:p>33,000,000,000</text:p>
          </table:table-cell>
          <table:table-cell table:style-name="ce14" table:formula="of:=[.B11]-[.B10]" office:value-type="float" office:value="10500000000" calcext:value-type="float">
            <text:p>10,500,000,000</text:p>
          </table:table-cell>
          <table:table-cell table:style-name="ce14" table:formula="of:=[.D10]/2" office:value-type="float" office:value="50000" calcext:value-type="float">
            <text:p>50,000</text:p>
          </table:table-cell>
          <table:table-cell table:style-name="ce16" office:value-type="float" office:value="420000" calcext:value-type="float">
            <text:p>42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1]*10)/60)/24)/365)" office:value-type="float" office:value="3.99543378995434" calcext:value-type="float">
            <text:p>4.00</text:p>
          </table:table-cell>
          <table:table-cell table:style-name="ce22" table:formula="of:=([.C11]/[.G11])/[.B10]" office:value-type="percentage" office:value="0.1168" calcext:value-type="percentage">
            <text:p>11.68%</text:p>
          </table:table-cell>
          <table:table-cell table:style-name="ce28" office:value-type="float" office:value="2" calcext:value-type="float">
            <text:p>2</text:p>
          </table:table-cell>
          <table:table-cell table:style-name="ce14" table:formula="of:=([.L11]*[.O11])+[.J10]" office:value-type="float" office:value="7500000000" calcext:value-type="float">
            <text:p>7,500,000,000</text:p>
          </table:table-cell>
          <table:table-cell table:style-name="ce14" table:formula="of:=[.J11]-[.J10]" office:value-type="float" office:value="2500000000" calcext:value-type="float">
            <text:p>2,500,000,000</text:p>
          </table:table-cell>
          <table:table-cell table:style-name="ce14" table:formula="of:=[.L10]/2" office:value-type="float" office:value="50000" calcext:value-type="float">
            <text:p>50,000</text:p>
          </table:table-cell>
          <table:table-cell table:style-name="ce14" table:formula="of:=SUM([.O9:.O11])" office:value-type="float" office:value="85000" calcext:value-type="float">
            <text:p>85,000</text:p>
          </table:table-cell>
          <table:table-cell table:style-name="ce14" table:formula="of:=[.N10]+[.O11]" office:value-type="float" office:value="109497" calcext:value-type="float">
            <text:p>109,497</text:p>
          </table:table-cell>
          <table:table-cell table:style-name="ce14" office:value-type="float" office:value="50000" calcext:value-type="float">
            <text:p>50,000</text:p>
          </table:table-cell>
          <table:table-cell table:style-name="ce19" table:formula="of:=(((([.O11]*10)/60)/24)/365)" office:value-type="float" office:value="0.951293759512938" calcext:value-type="float">
            <text:p>0.95</text:p>
          </table:table-cell>
          <table:table-cell table:style-name="ce32" table:formula="of:=([.K11]/[.P11])/[.J10]" office:value-type="percentage" office:value="0.5256" calcext:value-type="percentage">
            <text:p>52.56%</text:p>
          </table:table-cell>
          <table:table-cell table:style-name="ce45" office:value-type="float" office:value="2" calcext:value-type="float">
            <text:p>2.0</text:p>
          </table:table-cell>
          <table:table-cell table:style-name="ce14" table:formula="of:=([.U11]*[.X11])+[.S10]" office:value-type="float" office:value="5873900000" calcext:value-type="float">
            <text:p>5,873,900,000</text:p>
          </table:table-cell>
          <table:table-cell table:style-name="ce14" table:formula="of:=[.S11]-[.S10]" office:value-type="float" office:value="873900000" calcext:value-type="float">
            <text:p>873,900,000</text:p>
          </table:table-cell>
          <table:table-cell table:style-name="ce14" table:formula="of:=[.U10]/2" office:value-type="float" office:value="50000" calcext:value-type="float">
            <text:p>50,000</text:p>
          </table:table-cell>
          <table:table-cell table:style-name="ce14" table:formula="of:=SUM([.X9:.X11])" office:value-type="float" office:value="52478" calcext:value-type="float">
            <text:p>52,478</text:p>
          </table:table-cell>
          <table:table-cell table:style-name="ce14" table:formula="of:=[.W10]+[.X11]" office:value-type="float" office:value="76975" calcext:value-type="float">
            <text:p>76,975</text:p>
          </table:table-cell>
          <table:table-cell table:style-name="ce14" table:formula="of:=IF(AND([.$B$3]+SUM([.O$9:.O11])&gt;[.$B$4];[.$B$3]+SUM([.O$9:.O10])&lt;[.$B$4]);[.$B$4]-[.W10];[.O11])" office:value-type="float" office:value="17478" calcext:value-type="float">
            <text:p>17,478</text:p>
          </table:table-cell>
          <table:table-cell table:style-name="ce19" table:formula="of:=(((([.X11]*10)/60)/24)/365)" office:value-type="float" office:value="0.332534246575342" calcext:value-type="float">
            <text:p>0.33</text:p>
          </table:table-cell>
          <table:table-cell table:style-name="ce40" table:formula="of:=([.T11]/[.Y11])/[.S10]" office:value-type="percentage" office:value="0.5256" calcext:value-type="percentage">
            <text:p>52.56%</text:p>
          </table:table-cell>
          <table:table-cell table:number-columns-repeated="2"/>
          <table:table-cell table:style-name="ce12" table:formula="of:=[.AC10]+10000" office:value-type="float" office:value="30000" calcext:value-type="float">
            <text:p>30,000</text:p>
          </table:table-cell>
          <table:table-cell table:style-name="ce12" table:formula="of:=LOOKUP([.AC11];[.$E$9:.$E$16];[.$B$9:.$B$16])+INDEX([.$D$9:.$D$17];MATCH(LOOKUP([.AC11];[.$E$9:.$E$17]);[.$E$9:.$E$17])+1)*([.AC11]-LOOKUP([.AC11];[.$E$9:.$E$17]))" office:value-type="float" office:value="4500000000" calcext:value-type="float">
            <text:p>4,500,000,000</text:p>
          </table:table-cell>
          <table:table-cell table:style-name="ce12" table:formula="of:=INDEX([.$D$9:.$D$17];MATCH(LOOKUP([.AC11];[.$E$9:.$E$17]);[.$E$9:.$E$17])+1)" office:value-type="float" office:value="100000" calcext:value-type="float">
            <text:p>100,000</text:p>
          </table:table-cell>
          <table:table-cell table:style-name="ce22" table:formula="of:=((365*24*6)*[.AE11])/[.AD11]" office:value-type="percentage" office:value="1.168" calcext:value-type="percentage">
            <text:p>116.80%</text:p>
          </table:table-cell>
          <table:table-cell table:style-name="ce12" table:formula="of:=LOOKUP([.AC11];[.$M$9:.$M$16];[.$J$9:.$J$16])+INDEX([.$L$9:.$L$17];MATCH(LOOKUP([.AC11];[.$M$9:.$M$17]);[.$M$9:.$M$17])+1)*([.AC11]-LOOKUP([.AC11];[.$M$9:.$M$17]))" office:value-type="float" office:value="4500000000" calcext:value-type="float">
            <text:p>4,500,000,000</text:p>
          </table:table-cell>
          <table:table-cell table:style-name="ce12" table:formula="of:=INDEX([.$L$9:.$L$17];MATCH(LOOKUP([.AC11];[.$M$9:.$M$17]);[.$M$9:.$M$17])+1)" office:value-type="float" office:value="100000" calcext:value-type="float">
            <text:p>100,000</text:p>
          </table:table-cell>
          <table:table-cell table:style-name="ce22" table:formula="of:=((365*24*6)*[.AH11])/[.AG11]" office:value-type="percentage" office:value="1.168" calcext:value-type="percentage">
            <text:p>116.80%</text:p>
          </table:table-cell>
          <table:table-cell table:style-name="ce12" table:formula="of:=LOOKUP([.AC11];[.$V$9:.$V$16];[.$S$9:.$S$16])+INDEX([.$U$9:.$U$17];MATCH(LOOKUP([.AC11];[.$V$9:.$V$17]);[.$V$9:.$V$17])+1)*([.AC11]-LOOKUP([.AC11];[.$V$9:.$V$17]))" office:value-type="float" office:value="4500000000" calcext:value-type="float">
            <text:p>4,500,000,000</text:p>
          </table:table-cell>
          <table:table-cell table:style-name="ce12" table:formula="of:=INDEX([.$U$9:.$U$17];MATCH(LOOKUP([.AC11];[.$V$9:.$V$17]);[.$V$9:.$V$17])+1)" office:value-type="float" office:value="100000" calcext:value-type="float">
            <text:p>100,000</text:p>
          </table:table-cell>
          <table:table-cell table:style-name="ce22" table:formula="of:=((365*24*6)*[.AK11])/[.AJ11]" office:value-type="percentage" office:value="1.168" calcext:value-type="percentage">
            <text:p>116.80%</text:p>
          </table:table-cell>
          <table:table-cell/>
          <table:table-cell table:style-name="ce7" table:formula="of:=[.AC11]/(365*24*6)" office:value-type="float" office:value="0.570776255707763" calcext:value-type="float">
            <text:p>0.570776255707763</text:p>
          </table:table-cell>
          <table:table-cell table:style-name="ce22" table:formula="of:=[.AF11]" office:value-type="percentage" office:value="1.168" calcext:value-type="percentage">
            <text:p>116.80%</text:p>
          </table:table-cell>
          <table:table-cell table:style-name="ce22" table:formula="of:=[.AI11]" office:value-type="percentage" office:value="1.168" calcext:value-type="percentage">
            <text:p>116.80%</text:p>
          </table:table-cell>
          <table:table-cell table:style-name="ce22" table:formula="of:=[.AL11]" office:value-type="percentage" office:value="1.168" calcext:value-type="percentage">
            <text:p>116.80%</text:p>
          </table:table-cell>
        </table:table-row>
        <table:table-row table:style-name="ro1">
          <table:table-cell table:style-name="ce4" office:value-type="float" office:value="2.1" calcext:value-type="float">
            <text:p>2</text:p>
          </table:table-cell>
          <table:table-cell table:style-name="ce12" table:formula="of:=([.D12]*[.F12])+[.B11]" office:value-type="float" office:value="38250000000" calcext:value-type="float">
            <text:p>38,250,000,000</text:p>
          </table:table-cell>
          <table:table-cell table:style-name="ce14" table:formula="of:=[.B12]-[.B11]" office:value-type="float" office:value="5250000000" calcext:value-type="float">
            <text:p>5,250,000,000</text:p>
          </table:table-cell>
          <table:table-cell table:style-name="ce14" table:formula="of:=[.D11]/2" office:value-type="float" office:value="25000" calcext:value-type="float">
            <text:p>25,000</text:p>
          </table:table-cell>
          <table:table-cell table:style-name="ce16" office:value-type="float" office:value="420000" calcext:value-type="float">
            <text:p>42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2]*10)/60)/24)/365)" office:value-type="float" office:value="3.99543378995434" calcext:value-type="float">
            <text:p>4.00</text:p>
          </table:table-cell>
          <table:table-cell table:style-name="ce22" table:formula="of:=([.C12]/[.G12])/[.B11]" office:value-type="percentage" office:value="0.0398181818181818" calcext:value-type="percentage">
            <text:p>3.98%</text:p>
          </table:table-cell>
          <table:table-cell table:style-name="ce28" office:value-type="float" office:value="2.1" calcext:value-type="float">
            <text:p>2</text:p>
          </table:table-cell>
          <table:table-cell table:style-name="ce14" table:formula="of:=([.L12]*[.O12])+[.J11]" office:value-type="float" office:value="8750000000" calcext:value-type="float">
            <text:p>8,750,000,000</text:p>
          </table:table-cell>
          <table:table-cell table:style-name="ce14" table:formula="of:=[.J12]-[.J11]" office:value-type="float" office:value="1250000000" calcext:value-type="float">
            <text:p>1,250,000,000</text:p>
          </table:table-cell>
          <table:table-cell table:style-name="ce14" table:formula="of:=[.L11]/2" office:value-type="float" office:value="25000" calcext:value-type="float">
            <text:p>25,000</text:p>
          </table:table-cell>
          <table:table-cell table:style-name="ce14" table:formula="of:=SUM([.O10:.O12])" office:value-type="float" office:value="125000" calcext:value-type="float">
            <text:p>125,000</text:p>
          </table:table-cell>
          <table:table-cell table:style-name="ce14" table:formula="of:=[.N11]+[.O12]" office:value-type="float" office:value="159497" calcext:value-type="float">
            <text:p>159,497</text:p>
          </table:table-cell>
          <table:table-cell table:style-name="ce14" office:value-type="float" office:value="50000" calcext:value-type="float">
            <text:p>50,000</text:p>
          </table:table-cell>
          <table:table-cell table:style-name="ce19" table:formula="of:=(((([.O12]*10)/60)/24)/365)" office:value-type="float" office:value="0.951293759512938" calcext:value-type="float">
            <text:p>0.95</text:p>
          </table:table-cell>
          <table:table-cell table:style-name="ce32" table:formula="of:=([.K12]/[.P12])/[.J11]" office:value-type="percentage" office:value="0.1752" calcext:value-type="percentage">
            <text:p>17.52%</text:p>
          </table:table-cell>
          <table:table-cell table:style-name="ce45" office:value-type="float" office:value="2.1" calcext:value-type="float">
            <text:p>2.1</text:p>
          </table:table-cell>
          <table:table-cell table:style-name="ce14" table:formula="of:=([.U12]*[.X12])+[.S11]" office:value-type="float" office:value="5947040410.2494" calcext:value-type="float">
            <text:p>5,947,040,410</text:p>
          </table:table-cell>
          <table:table-cell table:style-name="ce14" table:formula="of:=[.S12]-[.S11]" office:value-type="float" office:value="73140410.2493992" calcext:value-type="float">
            <text:p>73,140,410</text:p>
          </table:table-cell>
          <table:table-cell table:style-name="ce14" table:formula="of:=(([.$B$5]*[.S11]*[.Y12])/[.X12]+([.$B$5]*([.S11]+([.$B$5]*[.S11]*[.Y12]))*[.Y12])/[.X12])/2" office:value-type="float" office:value="2248.95179415161" calcext:value-type="float">
            <text:p>2,249</text:p>
          </table:table-cell>
          <table:table-cell table:style-name="ce14" table:formula="of:=SUM([.X10:.X12])" office:value-type="float" office:value="75000" calcext:value-type="float">
            <text:p>75,000</text:p>
          </table:table-cell>
          <table:table-cell table:style-name="ce14" table:formula="of:=[.W11]+[.X12]" office:value-type="float" office:value="109497" calcext:value-type="float">
            <text:p>109,497</text:p>
          </table:table-cell>
          <table:table-cell table:style-name="ce14" table:formula="of:=50000-[.X11]" office:value-type="float" office:value="32522" calcext:value-type="float">
            <text:p>32,522</text:p>
          </table:table-cell>
          <table:table-cell table:style-name="ce19" table:formula="of:=(((([.X12]*10)/60)/24)/365)" office:value-type="float" office:value="0.618759512937595" calcext:value-type="float">
            <text:p>0.62</text:p>
          </table:table-cell>
          <table:table-cell table:style-name="ce40" table:formula="of:=([.T12]/[.Y12])/[.S11]" office:value-type="percentage" office:value="0.0201237519025876" calcext:value-type="percentage">
            <text:p>2.01%</text:p>
          </table:table-cell>
          <table:table-cell table:number-columns-repeated="2"/>
          <table:table-cell table:style-name="ce1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([.D13]*[.F13])+[.B11]" office:value-type="float" office:value="38250000000" calcext:value-type="float">
            <text:p>38,250,000,000</text:p>
          </table:table-cell>
          <table:table-cell table:style-name="ce14" table:formula="of:=[.B13]-[.B11]" office:value-type="float" office:value="5250000000" calcext:value-type="float">
            <text:p>5,250,000,000</text:p>
          </table:table-cell>
          <table:table-cell table:style-name="ce14" table:formula="of:=[.D11]/2" office:value-type="float" office:value="25000" calcext:value-type="float">
            <text:p>25,000</text:p>
          </table:table-cell>
          <table:table-cell table:style-name="ce16" office:value-type="float" office:value="630000" calcext:value-type="float">
            <text:p>63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3]*10)/60)/24)/365)" office:value-type="float" office:value="3.99543378995434" calcext:value-type="float">
            <text:p>4.00</text:p>
          </table:table-cell>
          <table:table-cell table:style-name="ce22" table:formula="of:=([.C13]/[.G13])/[.B11]" office:value-type="percentage" office:value="0.0398181818181818" calcext:value-type="percentage">
            <text:p>3.98%</text:p>
          </table:table-cell>
          <table:table-cell table:style-name="ce28" office:value-type="float" office:value="3" calcext:value-type="float">
            <text:p>3</text:p>
          </table:table-cell>
          <table:table-cell table:style-name="ce14" table:formula="of:=([.L13]*[.O13])+[.J11]" office:value-type="float" office:value="10000000000" calcext:value-type="float">
            <text:p>10,000,000,000</text:p>
          </table:table-cell>
          <table:table-cell table:style-name="ce14" table:formula="of:=[.J13]-[.J11]" office:value-type="float" office:value="2500000000" calcext:value-type="float">
            <text:p>2,500,000,000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4" table:formula="of:=SUM([.O9:.O13])" office:value-type="float" office:value="235000" calcext:value-type="float">
            <text:p>235,000</text:p>
          </table:table-cell>
          <table:table-cell table:style-name="ce14" table:formula="of:=[.N11]+[.O13]" office:value-type="float" office:value="209497" calcext:value-type="float">
            <text:p>209,497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9" table:formula="of:=(((([.O13]*10)/60)/24)/365)" office:value-type="float" office:value="1.90258751902588" calcext:value-type="float">
            <text:p>1.90</text:p>
          </table:table-cell>
          <table:table-cell table:style-name="ce32" table:formula="of:=([.K13]/[.P13])/[.J11]" office:value-type="percentage" office:value="0.1752" calcext:value-type="percentage">
            <text:p>17.52%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formula="of:=([.U13]*[.X13])+[.S11]" office:value-type="float" office:value="6104500763.27421" calcext:value-type="float">
            <text:p>6,104,500,763</text:p>
          </table:table-cell>
          <table:table-cell table:style-name="ce14" table:formula="of:=[.S13]-[.S11]" office:value-type="float" office:value="230600763.27421" calcext:value-type="float">
            <text:p>230,600,763</text:p>
          </table:table-cell>
          <table:table-cell table:style-name="ce14" table:formula="of:=(([.$B$5]*[.S12]*[.Y13])/[.X13]+([.$B$5]*([.S12]+([.$B$5]*[.S12]*[.Y13]))*[.Y13])/[.X13])/2" office:value-type="float" office:value="2306.0076327421" calcext:value-type="float">
            <text:p>2,306</text:p>
          </table:table-cell>
          <table:table-cell table:style-name="ce14" table:formula="of:=SUM([.X9:.X13])" office:value-type="float" office:value="185000" calcext:value-type="float">
            <text:p>185,000</text:p>
          </table:table-cell>
          <table:table-cell table:style-name="ce14" table:formula="of:=[.W11]+[.X13]" office:value-type="float" office:value="176975" calcext:value-type="float">
            <text:p>176,975</text:p>
          </table:table-cell>
          <table:table-cell table:style-name="ce14" table:formula="of:=IF(AND([.$B$3]+SUM([.O$9:.O13])&gt;[.$B$4];[.$B$3]+SUM([.O$9:.O11])&lt;[.$B$4]);[.$B$4]-[.W11];[.O13])" office:value-type="float" office:value="100000" calcext:value-type="float">
            <text:p>100,000</text:p>
          </table:table-cell>
          <table:table-cell table:style-name="ce19" table:formula="of:=(((([.X13]*10)/60)/24)/365)" office:value-type="float" office:value="1.90258751902588" calcext:value-type="float">
            <text:p>1.90</text:p>
          </table:table-cell>
          <table:table-cell table:style-name="ce40" table:formula="of:=([.T13]/[.Y13])/[.S11]" office:value-type="percentage" office:value="0.0206342908760661" calcext:value-type="percentage">
            <text:p>2.06%</text:p>
          </table:table-cell>
          <table:table-cell table:number-columns-repeated="2"/>
          <table:table-cell table:style-name="ce12" table:formula="of:=[.AC11]+10000" office:value-type="float" office:value="40000" calcext:value-type="float">
            <text:p>40,000</text:p>
          </table:table-cell>
          <table:table-cell table:style-name="ce12" table:formula="of:=LOOKUP([.AC13];[.$E$9:.$E$16];[.$B$9:.$B$16])+INDEX([.$D$9:.$D$17];MATCH(LOOKUP([.AC13];[.$E$9:.$E$17]);[.$E$9:.$E$17])+1)*([.AC13]-LOOKUP([.AC13];[.$E$9:.$E$17]))" office:value-type="float" office:value="5500000000" calcext:value-type="float">
            <text:p>5,500,000,000</text:p>
          </table:table-cell>
          <table:table-cell table:style-name="ce12" table:formula="of:=INDEX([.$D$9:.$D$17];MATCH(LOOKUP([.AC13];[.$E$9:.$E$17]);[.$E$9:.$E$17])+1)" office:value-type="float" office:value="100000" calcext:value-type="float">
            <text:p>100,000</text:p>
          </table:table-cell>
          <table:table-cell table:style-name="ce22" table:formula="of:=((365*24*6)*[.AE13])/[.AD13]" office:value-type="percentage" office:value="0.955636363636364" calcext:value-type="percentage">
            <text:p>95.56%</text:p>
          </table:table-cell>
          <table:table-cell table:style-name="ce12" table:formula="of:=LOOKUP([.AC13];[.$M$9:.$M$16];[.$J$9:.$J$16])+INDEX([.$L$9:.$L$17];MATCH(LOOKUP([.AC13];[.$M$9:.$M$17]);[.$M$9:.$M$17])+1)*([.AC13]-LOOKUP([.AC13];[.$M$9:.$M$17]))" office:value-type="float" office:value="5250000000" calcext:value-type="float">
            <text:p>5,250,000,000</text:p>
          </table:table-cell>
          <table:table-cell table:style-name="ce12" table:formula="of:=INDEX([.$L$9:.$L$17];MATCH(LOOKUP([.AC13];[.$M$9:.$M$17]);[.$M$9:.$M$17])+1)" office:value-type="float" office:value="50000" calcext:value-type="float">
            <text:p>50,000</text:p>
          </table:table-cell>
          <table:table-cell table:style-name="ce22" table:formula="of:=((365*24*6)*[.AH13])/[.AG13]" office:value-type="percentage" office:value="0.500571428571429" calcext:value-type="percentage">
            <text:p>50.06%</text:p>
          </table:table-cell>
          <table:table-cell table:style-name="ce12" table:formula="of:=LOOKUP([.AC13];[.$V$9:.$V$16];[.$S$9:.$S$16])+INDEX([.$U$9:.$U$17];MATCH(LOOKUP([.AC13];[.$V$9:.$V$17]);[.$V$9:.$V$17])+1)*([.AC13]-LOOKUP([.AC13];[.$V$9:.$V$17]))" office:value-type="float" office:value="5250000000" calcext:value-type="float">
            <text:p>5,250,000,000</text:p>
          </table:table-cell>
          <table:table-cell table:style-name="ce12" table:formula="of:=INDEX([.$U$9:.$U$17];MATCH(LOOKUP([.AC13];[.$V$9:.$V$17]);[.$V$9:.$V$17])+1)" office:value-type="float" office:value="50000" calcext:value-type="float">
            <text:p>50,000</text:p>
          </table:table-cell>
          <table:table-cell table:style-name="ce22" table:formula="of:=((365*24*6)*[.AK13])/[.AJ13]" office:value-type="percentage" office:value="0.500571428571429" calcext:value-type="percentage">
            <text:p>50.06%</text:p>
          </table:table-cell>
          <table:table-cell/>
          <table:table-cell table:style-name="ce7" table:formula="of:=[.AC13]/(365*24*6)" office:value-type="float" office:value="0.76103500761035" calcext:value-type="float">
            <text:p>0.76103500761035</text:p>
          </table:table-cell>
          <table:table-cell table:style-name="ce22" table:formula="of:=[.AF13]" office:value-type="percentage" office:value="0.955636363636364" calcext:value-type="percentage">
            <text:p>95.56%</text:p>
          </table:table-cell>
          <table:table-cell table:style-name="ce22" table:formula="of:=[.AI13]" office:value-type="percentage" office:value="0.500571428571429" calcext:value-type="percentage">
            <text:p>50.06%</text:p>
          </table:table-cell>
          <table:table-cell table:style-name="ce22" table:formula="of:=[.AL13]" office:value-type="percentage" office:value="0.500571428571429" calcext:value-type="percentage">
            <text:p>50.06%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([.D14]*[.F14])+[.B13]" office:value-type="float" office:value="40875000000" calcext:value-type="float">
            <text:p>40,875,000,000</text:p>
          </table:table-cell>
          <table:table-cell table:style-name="ce14" table:formula="of:=[.B14]-[.B13]" office:value-type="float" office:value="2625000000" calcext:value-type="float">
            <text:p>2,625,000,000</text:p>
          </table:table-cell>
          <table:table-cell table:style-name="ce14" table:formula="of:=[.D13]/2" office:value-type="float" office:value="12500" calcext:value-type="float">
            <text:p>12,500</text:p>
          </table:table-cell>
          <table:table-cell table:style-name="ce16" office:value-type="float" office:value="840000" calcext:value-type="float">
            <text:p>84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4]*10)/60)/24)/365)" office:value-type="float" office:value="3.99543378995434" calcext:value-type="float">
            <text:p>4.00</text:p>
          </table:table-cell>
          <table:table-cell table:style-name="ce22" table:formula="of:=([.C14]/[.G14])/[.B13]" office:value-type="percentage" office:value="0.0171764705882353" calcext:value-type="percentage">
            <text:p>1.72%</text:p>
          </table:table-cell>
          <table:table-cell table:style-name="ce28" office:value-type="float" office:value="4" calcext:value-type="float">
            <text:p>4</text:p>
          </table:table-cell>
          <table:table-cell table:style-name="ce14" table:formula="of:=([.L14]*[.O14])+[.J13]" office:value-type="float" office:value="12500000000" calcext:value-type="float">
            <text:p>12,500,000,000</text:p>
          </table:table-cell>
          <table:table-cell table:style-name="ce14" table:formula="of:=[.J14]-[.J13]" office:value-type="float" office:value="2500000000" calcext:value-type="float">
            <text:p>2,500,000,000</text:p>
          </table:table-cell>
          <table:table-cell table:style-name="ce14" office:value-type="float" office:value="12500" calcext:value-type="float">
            <text:p>12,500</text:p>
          </table:table-cell>
          <table:table-cell table:style-name="ce14" table:formula="of:=SUM([.O9:.O14])" office:value-type="float" office:value="435000" calcext:value-type="float">
            <text:p>435,000</text:p>
          </table:table-cell>
          <table:table-cell table:style-name="ce14" table:formula="of:=[.N13]+[.O14]" office:value-type="float" office:value="409497" calcext:value-type="float">
            <text:p>409,497</text:p>
          </table:table-cell>
          <table:table-cell table:style-name="ce14" office:value-type="float" office:value="200000" calcext:value-type="float">
            <text:p>200,000</text:p>
          </table:table-cell>
          <table:table-cell table:style-name="ce19" table:formula="of:=(((([.O14]*10)/60)/24)/365)" office:value-type="float" office:value="3.80517503805175" calcext:value-type="float">
            <text:p>3.81</text:p>
          </table:table-cell>
          <table:table-cell table:style-name="ce32" table:formula="of:=([.K14]/[.P14])/[.J13]" office:value-type="percentage" office:value="0.0657" calcext:value-type="percentage">
            <text:p>6.57%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([.U14]*[.X14])+[.S13]" office:value-type="float" office:value="6586752491.01515" calcext:value-type="float">
            <text:p>6,586,752,491</text:p>
          </table:table-cell>
          <table:table-cell table:style-name="ce14" table:formula="of:=[.S14]-[.S13]" office:value-type="float" office:value="482251727.740944" calcext:value-type="float">
            <text:p>482,251,728</text:p>
          </table:table-cell>
          <table:table-cell table:style-name="ce14" table:formula="of:=(([.$B$5]*[.S13]*[.Y14])/[.X14]+([.$B$5]*([.S13]+([.$B$5]*[.S13]*[.Y14]))*[.Y14])/[.X14])/2" office:value-type="float" office:value="2411.25863870472" calcext:value-type="float">
            <text:p>2,411</text:p>
          </table:table-cell>
          <table:table-cell table:style-name="ce14" table:formula="of:=SUM([.X9:.X14])" office:value-type="float" office:value="385000" calcext:value-type="float">
            <text:p>385,000</text:p>
          </table:table-cell>
          <table:table-cell table:style-name="ce14" table:formula="of:=[.W13]+[.X14]" office:value-type="float" office:value="376975" calcext:value-type="float">
            <text:p>376,975</text:p>
          </table:table-cell>
          <table:table-cell table:style-name="ce14" table:formula="of:=IF(AND([.$B$3]+SUM([.O$9:.O14])&gt;[.$B$4];[.$B$3]+SUM([.O$9:.O13])&lt;[.$B$4]);[.$B$4]-[.W13];[.O14])" office:value-type="float" office:value="200000" calcext:value-type="float">
            <text:p>200,000</text:p>
          </table:table-cell>
          <table:table-cell table:style-name="ce19" table:formula="of:=(((([.X14]*10)/60)/24)/365)" office:value-type="float" office:value="3.80517503805175" calcext:value-type="float">
            <text:p>3.81</text:p>
          </table:table-cell>
          <table:table-cell table:style-name="ce40" table:formula="of:=([.T14]/[.Y14])/[.S13]" office:value-type="percentage" office:value="0.0207610350076104" calcext:value-type="percentage">
            <text:p>2.08%</text:p>
          </table:table-cell>
          <table:table-cell table:number-columns-repeated="2"/>
          <table:table-cell table:style-name="ce12" table:formula="of:=[.AC13]+10000" office:value-type="float" office:value="50000" calcext:value-type="float">
            <text:p>50,000</text:p>
          </table:table-cell>
          <table:table-cell table:style-name="ce12" table:formula="of:=LOOKUP([.AC14];[.$E$9:.$E$16];[.$B$9:.$B$16])+INDEX([.$D$9:.$D$17];MATCH(LOOKUP([.AC14];[.$E$9:.$E$17]);[.$E$9:.$E$17])+1)*([.AC14]-LOOKUP([.AC14];[.$E$9:.$E$17]))" office:value-type="float" office:value="6500000000" calcext:value-type="float">
            <text:p>6,500,000,000</text:p>
          </table:table-cell>
          <table:table-cell table:style-name="ce12" table:formula="of:=INDEX([.$D$9:.$D$17];MATCH(LOOKUP([.AC14];[.$E$9:.$E$17]);[.$E$9:.$E$17])+1)" office:value-type="float" office:value="100000" calcext:value-type="float">
            <text:p>100,000</text:p>
          </table:table-cell>
          <table:table-cell table:style-name="ce22" table:formula="of:=((365*24*6)*[.AE14])/[.AD14]" office:value-type="percentage" office:value="0.808615384615385" calcext:value-type="percentage">
            <text:p>80.86%</text:p>
          </table:table-cell>
          <table:table-cell table:style-name="ce12" table:formula="of:=LOOKUP([.AC14];[.$M$9:.$M$16];[.$J$9:.$J$16])+INDEX([.$L$9:.$L$17];MATCH(LOOKUP([.AC14];[.$M$9:.$M$17]);[.$M$9:.$M$17])+1)*([.AC14]-LOOKUP([.AC14];[.$M$9:.$M$17]))" office:value-type="float" office:value="5750000000" calcext:value-type="float">
            <text:p>5,750,000,000</text:p>
          </table:table-cell>
          <table:table-cell table:style-name="ce12" table:formula="of:=INDEX([.$L$9:.$L$17];MATCH(LOOKUP([.AC14];[.$M$9:.$M$17]);[.$M$9:.$M$17])+1)" office:value-type="float" office:value="50000" calcext:value-type="float">
            <text:p>50,000</text:p>
          </table:table-cell>
          <table:table-cell table:style-name="ce22" table:formula="of:=((365*24*6)*[.AH14])/[.AG14]" office:value-type="percentage" office:value="0.45704347826087" calcext:value-type="percentage">
            <text:p>45.70%</text:p>
          </table:table-cell>
          <table:table-cell table:style-name="ce12" table:formula="of:=LOOKUP([.AC14];[.$V$9:.$V$16];[.$S$9:.$S$16])+INDEX([.$U$9:.$U$17];MATCH(LOOKUP([.AC14];[.$V$9:.$V$17]);[.$V$9:.$V$17])+1)*([.AC14]-LOOKUP([.AC14];[.$V$9:.$V$17]))" office:value-type="float" office:value="5750000000" calcext:value-type="float">
            <text:p>5,750,000,000</text:p>
          </table:table-cell>
          <table:table-cell table:style-name="ce12" table:formula="of:=INDEX([.$U$9:.$U$17];MATCH(LOOKUP([.AC14];[.$V$9:.$V$17]);[.$V$9:.$V$17])+1)" office:value-type="float" office:value="50000" calcext:value-type="float">
            <text:p>50,000</text:p>
          </table:table-cell>
          <table:table-cell table:style-name="ce22" table:formula="of:=((365*24*6)*[.AK14])/[.AJ14]" office:value-type="percentage" office:value="0.45704347826087" calcext:value-type="percentage">
            <text:p>45.70%</text:p>
          </table:table-cell>
          <table:table-cell/>
          <table:table-cell table:style-name="ce7" table:formula="of:=[.AC14]/(365*24*6)" office:value-type="float" office:value="0.951293759512938" calcext:value-type="float">
            <text:p>0.951293759512938</text:p>
          </table:table-cell>
          <table:table-cell table:style-name="ce22" table:formula="of:=[.AF14]" office:value-type="percentage" office:value="0.808615384615385" calcext:value-type="percentage">
            <text:p>80.86%</text:p>
          </table:table-cell>
          <table:table-cell table:style-name="ce22" table:formula="of:=[.AI14]" office:value-type="percentage" office:value="0.45704347826087" calcext:value-type="percentage">
            <text:p>45.70%</text:p>
          </table:table-cell>
          <table:table-cell table:style-name="ce22" table:formula="of:=[.AL14]" office:value-type="percentage" office:value="0.45704347826087" calcext:value-type="percentage">
            <text:p>45.70%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([.D15]*[.F15])+[.B14]" office:value-type="float" office:value="42187500000" calcext:value-type="float">
            <text:p>42,187,500,000</text:p>
          </table:table-cell>
          <table:table-cell table:style-name="ce14" table:formula="of:=[.B15]-[.B14]" office:value-type="float" office:value="1312500000" calcext:value-type="float">
            <text:p>1,312,500,000</text:p>
          </table:table-cell>
          <table:table-cell table:style-name="ce14" table:formula="of:=[.D14]/2" office:value-type="float" office:value="6250" calcext:value-type="float">
            <text:p>6,250</text:p>
          </table:table-cell>
          <table:table-cell table:style-name="ce16" office:value-type="float" office:value="1050000" calcext:value-type="float">
            <text:p>1,05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5]*10)/60)/24)/365)" office:value-type="float" office:value="3.99543378995434" calcext:value-type="float">
            <text:p>4.00</text:p>
          </table:table-cell>
          <table:table-cell table:style-name="ce22" table:formula="of:=([.C15]/[.G15])/[.B14]" office:value-type="percentage" office:value="0.00803669724770642" calcext:value-type="percentage">
            <text:p>0.80%</text:p>
          </table:table-cell>
          <table:table-cell table:style-name="ce28" office:value-type="float" office:value="5" calcext:value-type="float">
            <text:p>5</text:p>
          </table:table-cell>
          <table:table-cell table:style-name="ce14" table:formula="of:=([.L15]*[.O15])+[.J14]" office:value-type="float" office:value="15000000000" calcext:value-type="float">
            <text:p>15,000,000,000</text:p>
          </table:table-cell>
          <table:table-cell table:style-name="ce14" table:formula="of:=[.J15]-[.J14]" office:value-type="float" office:value="2500000000" calcext:value-type="float">
            <text:p>2,500,000,000</text:p>
          </table:table-cell>
          <table:table-cell table:style-name="ce14" office:value-type="float" office:value="6250" calcext:value-type="float">
            <text:p>6,250</text:p>
          </table:table-cell>
          <table:table-cell table:style-name="ce14" table:formula="of:=SUM([.O9:.O15])" office:value-type="float" office:value="835000" calcext:value-type="float">
            <text:p>835,000</text:p>
          </table:table-cell>
          <table:table-cell table:style-name="ce14" table:formula="of:=[.N14]+[.O15]" office:value-type="float" office:value="809497" calcext:value-type="float">
            <text:p>809,497</text:p>
          </table:table-cell>
          <table:table-cell table:style-name="ce14" office:value-type="float" office:value="400000" calcext:value-type="float">
            <text:p>400,000</text:p>
          </table:table-cell>
          <table:table-cell table:style-name="ce19" table:formula="of:=(((([.O15]*10)/60)/24)/365)" office:value-type="float" office:value="7.6103500761035" calcext:value-type="float">
            <text:p>7.61</text:p>
          </table:table-cell>
          <table:table-cell table:style-name="ce32" table:formula="of:=([.K15]/[.P15])/[.J14]" office:value-type="percentage" office:value="0.02628" calcext:value-type="percentage">
            <text:p>2.63%</text:p>
          </table:table-cell>
          <table:table-cell table:style-name="ce4" office:value-type="float" office:value="5" calcext:value-type="float">
            <text:p>5</text:p>
          </table:table-cell>
          <table:table-cell table:style-name="ce14" table:formula="of:=([.U15]*[.X15])+[.S14]" office:value-type="float" office:value="7665599890.44101" calcext:value-type="float">
            <text:p>7,665,599,890</text:p>
          </table:table-cell>
          <table:table-cell table:style-name="ce14" table:formula="of:=[.S15]-[.S14]" office:value-type="float" office:value="1078847399.42586" calcext:value-type="float">
            <text:p>1,078,847,399</text:p>
          </table:table-cell>
          <table:table-cell table:style-name="ce14" table:formula="of:=(([.$B$5]*[.S14]*[.Y15])/[.X15]+([.$B$5]*([.S14]+([.$B$5]*[.S14]*[.Y15]))*[.Y15])/[.X15])/2" office:value-type="float" office:value="2697.11849856464" calcext:value-type="float">
            <text:p>2,697</text:p>
          </table:table-cell>
          <table:table-cell table:style-name="ce14" table:formula="of:=SUM([.X9:.X15])" office:value-type="float" office:value="785000" calcext:value-type="float">
            <text:p>785,000</text:p>
          </table:table-cell>
          <table:table-cell table:style-name="ce14" table:formula="of:=[.W14]+[.X15]" office:value-type="float" office:value="776975" calcext:value-type="float">
            <text:p>776,975</text:p>
          </table:table-cell>
          <table:table-cell table:style-name="ce14" table:formula="of:=IF(AND([.$B$3]+SUM([.O$9:.O15])&gt;[.$B$4];[.$B$3]+SUM([.O$9:.O14])&lt;[.$B$4]);[.$B$4]-[.W14];[.O15])" office:value-type="float" office:value="400000" calcext:value-type="float">
            <text:p>400,000</text:p>
          </table:table-cell>
          <table:table-cell table:style-name="ce19" table:formula="of:=(((([.X15]*10)/60)/24)/365)" office:value-type="float" office:value="7.6103500761035" calcext:value-type="float">
            <text:p>7.61</text:p>
          </table:table-cell>
          <table:table-cell table:style-name="ce40" table:formula="of:=([.T15]/[.Y15])/[.S14]" office:value-type="percentage" office:value="0.0215220700152207" calcext:value-type="percentage">
            <text:p>2.15%</text:p>
          </table:table-cell>
          <table:table-cell table:number-columns-repeated="2"/>
          <table:table-cell table:style-name="ce12" table:formula="of:=[.AC14]+10000" office:value-type="float" office:value="60000" calcext:value-type="float">
            <text:p>60,000</text:p>
          </table:table-cell>
          <table:table-cell table:style-name="ce12" table:formula="of:=LOOKUP([.AC15];[.$E$9:.$E$16];[.$B$9:.$B$16])+INDEX([.$D$9:.$D$17];MATCH(LOOKUP([.AC15];[.$E$9:.$E$17]);[.$E$9:.$E$17])+1)*([.AC15]-LOOKUP([.AC15];[.$E$9:.$E$17]))" office:value-type="float" office:value="7500000000" calcext:value-type="float">
            <text:p>7,500,000,000</text:p>
          </table:table-cell>
          <table:table-cell table:style-name="ce12" table:formula="of:=INDEX([.$D$9:.$D$17];MATCH(LOOKUP([.AC15];[.$E$9:.$E$17]);[.$E$9:.$E$17])+1)" office:value-type="float" office:value="100000" calcext:value-type="float">
            <text:p>100,000</text:p>
          </table:table-cell>
          <table:table-cell table:style-name="ce22" table:formula="of:=((365*24*6)*[.AE15])/[.AD15]" office:value-type="percentage" office:value="0.7008" calcext:value-type="percentage">
            <text:p>70.08%</text:p>
          </table:table-cell>
          <table:table-cell table:style-name="ce12" table:formula="of:=LOOKUP([.AC15];[.$M$9:.$M$16];[.$J$9:.$J$16])+INDEX([.$L$9:.$L$17];MATCH(LOOKUP([.AC15];[.$M$9:.$M$17]);[.$M$9:.$M$17])+1)*([.AC15]-LOOKUP([.AC15];[.$M$9:.$M$17]))" office:value-type="float" office:value="6250000000" calcext:value-type="float">
            <text:p>6,250,000,000</text:p>
          </table:table-cell>
          <table:table-cell table:style-name="ce12" table:formula="of:=INDEX([.$L$9:.$L$17];MATCH(LOOKUP([.AC15];[.$M$9:.$M$17]);[.$M$9:.$M$17])+1)" office:value-type="float" office:value="50000" calcext:value-type="float">
            <text:p>50,000</text:p>
          </table:table-cell>
          <table:table-cell table:style-name="ce22" table:formula="of:=((365*24*6)*[.AH15])/[.AG15]" office:value-type="percentage" office:value="0.42048" calcext:value-type="percentage">
            <text:p>42.05%</text:p>
          </table:table-cell>
          <table:table-cell table:style-name="ce12" table:formula="of:=LOOKUP([.AC15];[.$V$9:.$V$16];[.$S$9:.$S$16])+INDEX([.$U$9:.$U$17];MATCH(LOOKUP([.AC15];[.$V$9:.$V$17]);[.$V$9:.$V$17])+1)*([.AC15]-LOOKUP([.AC15];[.$V$9:.$V$17]))" office:value-type="float" office:value="5890816615.39561" calcext:value-type="float">
            <text:p>5,890,816,615</text:p>
          </table:table-cell>
          <table:table-cell table:style-name="ce12" table:formula="of:=INDEX([.$U$9:.$U$17];MATCH(LOOKUP([.AC15];[.$V$9:.$V$17]);[.$V$9:.$V$17])+1)" office:value-type="float" office:value="2248.95179415161" calcext:value-type="float">
            <text:p>2,249</text:p>
          </table:table-cell>
          <table:table-cell table:style-name="ce22" table:formula="of:=((365*24*6)*[.AK15])/[.AJ15]" office:value-type="percentage" office:value="0.020065962670045" calcext:value-type="percentage">
            <text:p>2.01%</text:p>
          </table:table-cell>
          <table:table-cell/>
          <table:table-cell table:style-name="ce7" table:formula="of:=[.AC15]/(365*24*6)" office:value-type="float" office:value="1.14155251141553" calcext:value-type="float">
            <text:p>1.14155251141553</text:p>
          </table:table-cell>
          <table:table-cell table:style-name="ce22" table:formula="of:=[.AF15]" office:value-type="percentage" office:value="0.7008" calcext:value-type="percentage">
            <text:p>70.08%</text:p>
          </table:table-cell>
          <table:table-cell table:style-name="ce22" table:formula="of:=[.AI15]" office:value-type="percentage" office:value="0.42048" calcext:value-type="percentage">
            <text:p>42.05%</text:p>
          </table:table-cell>
          <table:table-cell table:style-name="ce22" table:formula="of:=[.AL15]" office:value-type="percentage" office:value="0.020065962670045" calcext:value-type="percentage">
            <text:p>2.01%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3" table:formula="of:=([.D16]*[.F16])+[.B15]" office:value-type="float" office:value="42843750000" calcext:value-type="float">
            <text:p>42,843,750,000</text:p>
          </table:table-cell>
          <table:table-cell table:style-name="ce15" table:formula="of:=[.B16]-[.B15]" office:value-type="float" office:value="656250000" calcext:value-type="float">
            <text:p>656,250,000</text:p>
          </table:table-cell>
          <table:table-cell table:style-name="ce15" table:formula="of:=[.D15]/2" office:value-type="float" office:value="3125" calcext:value-type="float">
            <text:p>3,125</text:p>
          </table:table-cell>
          <table:table-cell table:style-name="ce17" office:value-type="float" office:value="1260000" calcext:value-type="float">
            <text:p>1,260,000</text:p>
          </table:table-cell>
          <table:table-cell table:style-name="ce17" office:value-type="float" office:value="210000" calcext:value-type="float">
            <text:p>210,000</text:p>
          </table:table-cell>
          <table:table-cell table:style-name="ce20" table:formula="of:=(((([.F16]*10)/60)/24)/365)" office:value-type="float" office:value="3.99543378995434" calcext:value-type="float">
            <text:p>4.00</text:p>
          </table:table-cell>
          <table:table-cell table:style-name="ce23" table:formula="of:=([.C16]/[.G16])/[.B15]" office:value-type="percentage" office:value="0.00389333333333333" calcext:value-type="percentage">
            <text:p>0.39%</text:p>
          </table:table-cell>
          <table:table-cell table:style-name="ce29" office:value-type="float" office:value="6" calcext:value-type="float">
            <text:p>6</text:p>
          </table:table-cell>
          <table:table-cell table:style-name="ce15" table:formula="of:=([.L16]*[.O16])+[.J15]" office:value-type="float" office:value="17500000000" calcext:value-type="float">
            <text:p>17,500,000,000</text:p>
          </table:table-cell>
          <table:table-cell table:style-name="ce15" table:formula="of:=[.J16]-[.J15]" office:value-type="float" office:value="2500000000" calcext:value-type="float">
            <text:p>2,500,000,000</text:p>
          </table:table-cell>
          <table:table-cell table:style-name="ce15" office:value-type="float" office:value="3125" calcext:value-type="float">
            <text:p>3,125</text:p>
          </table:table-cell>
          <table:table-cell table:style-name="ce15" table:formula="of:=SUM([.O9:.O16])" office:value-type="float" office:value="1635000" calcext:value-type="float">
            <text:p>1,635,000</text:p>
          </table:table-cell>
          <table:table-cell table:style-name="ce15" table:formula="of:=[.N15]+[.O16]" office:value-type="float" office:value="1609497" calcext:value-type="float">
            <text:p>1,609,497</text:p>
          </table:table-cell>
          <table:table-cell table:style-name="ce15" office:value-type="float" office:value="800000" calcext:value-type="float">
            <text:p>800,000</text:p>
          </table:table-cell>
          <table:table-cell table:style-name="ce20" table:formula="of:=(((([.O16]*10)/60)/24)/365)" office:value-type="float" office:value="15.220700152207" calcext:value-type="float">
            <text:p>15.22</text:p>
          </table:table-cell>
          <table:table-cell table:style-name="ce33" table:formula="of:=([.K16]/[.P16])/[.J15]" office:value-type="percentage" office:value="0.01095" calcext:value-type="percentage">
            <text:p>1.10%</text:p>
          </table:table-cell>
          <table:table-cell table:style-name="ce5" office:value-type="float" office:value="6" calcext:value-type="float">
            <text:p>6</text:p>
          </table:table-cell>
          <table:table-cell table:style-name="ce15" table:formula="of:=([.U16]*[.X16])+[.S15]" office:value-type="float" office:value="10354293304.3323" calcext:value-type="float">
            <text:p>10,354,293,304</text:p>
          </table:table-cell>
          <table:table-cell table:style-name="ce15" table:formula="of:=[.S16]-[.S15]" office:value-type="float" office:value="2688693413.89131" calcext:value-type="float">
            <text:p>2,688,693,414</text:p>
          </table:table-cell>
          <table:table-cell table:style-name="ce15" table:formula="of:=(([.$B$5]*[.S15]*[.Y16])/[.X16]+([.$B$5]*([.S15]+([.$B$5]*[.S15]*[.Y16]))*[.Y16])/[.X16])/2" office:value-type="float" office:value="3360.86676736413" calcext:value-type="float">
            <text:p>3,361</text:p>
          </table:table-cell>
          <table:table-cell table:style-name="ce15" table:formula="of:=SUM([.X9:.X16])" office:value-type="float" office:value="1585000" calcext:value-type="float">
            <text:p>1,585,000</text:p>
          </table:table-cell>
          <table:table-cell table:style-name="ce15" table:formula="of:=[.W15]+[.X16]" office:value-type="float" office:value="1576975" calcext:value-type="float">
            <text:p>1,576,975</text:p>
          </table:table-cell>
          <table:table-cell table:style-name="ce15" table:formula="of:=IF(AND([.$B$3]+SUM([.O$9:.O16])&gt;[.$B$4];[.$B$3]+SUM([.O$9:.O15])&lt;[.$B$4]);[.$B$4]-[.W15];[.O16])" office:value-type="float" office:value="800000" calcext:value-type="float">
            <text:p>800,000</text:p>
          </table:table-cell>
          <table:table-cell table:style-name="ce20" table:formula="of:=(((([.X16]*10)/60)/24)/365)" office:value-type="float" office:value="15.220700152207" calcext:value-type="float">
            <text:p>15.22</text:p>
          </table:table-cell>
          <table:table-cell table:style-name="ce41" table:formula="of:=([.T16]/[.Y16])/[.S15]" office:value-type="percentage" office:value="0.0230441400304414" calcext:value-type="percentage">
            <text:p>2.30%</text:p>
          </table:table-cell>
          <table:table-cell table:number-columns-repeated="2"/>
          <table:table-cell table:style-name="ce12" table:formula="of:=[.AC15]+10000" office:value-type="float" office:value="70000" calcext:value-type="float">
            <text:p>70,000</text:p>
          </table:table-cell>
          <table:table-cell table:style-name="ce12" table:formula="of:=LOOKUP([.AC16];[.$E$9:.$E$16];[.$B$9:.$B$16])+INDEX([.$D$9:.$D$17];MATCH(LOOKUP([.AC16];[.$E$9:.$E$17]);[.$E$9:.$E$17])+1)*([.AC16]-LOOKUP([.AC16];[.$E$9:.$E$17]))" office:value-type="float" office:value="8500000000" calcext:value-type="float">
            <text:p>8,500,000,000</text:p>
          </table:table-cell>
          <table:table-cell table:style-name="ce12" table:formula="of:=INDEX([.$D$9:.$D$17];MATCH(LOOKUP([.AC16];[.$E$9:.$E$17]);[.$E$9:.$E$17])+1)" office:value-type="float" office:value="100000" calcext:value-type="float">
            <text:p>100,000</text:p>
          </table:table-cell>
          <table:table-cell table:style-name="ce22" table:formula="of:=((365*24*6)*[.AE16])/[.AD16]" office:value-type="percentage" office:value="0.618352941176471" calcext:value-type="percentage">
            <text:p>61.84%</text:p>
          </table:table-cell>
          <table:table-cell table:style-name="ce12" table:formula="of:=LOOKUP([.AC16];[.$M$9:.$M$16];[.$J$9:.$J$16])+INDEX([.$L$9:.$L$17];MATCH(LOOKUP([.AC16];[.$M$9:.$M$17]);[.$M$9:.$M$17])+1)*([.AC16]-LOOKUP([.AC16];[.$M$9:.$M$17]))" office:value-type="float" office:value="6750000000" calcext:value-type="float">
            <text:p>6,750,000,000</text:p>
          </table:table-cell>
          <table:table-cell table:style-name="ce12" table:formula="of:=INDEX([.$L$9:.$L$17];MATCH(LOOKUP([.AC16];[.$M$9:.$M$17]);[.$M$9:.$M$17])+1)" office:value-type="float" office:value="50000" calcext:value-type="float">
            <text:p>50,000</text:p>
          </table:table-cell>
          <table:table-cell table:style-name="ce22" table:formula="of:=((365*24*6)*[.AH16])/[.AG16]" office:value-type="percentage" office:value="0.389333333333333" calcext:value-type="percentage">
            <text:p>38.93%</text:p>
          </table:table-cell>
          <table:table-cell table:style-name="ce12" table:formula="of:=LOOKUP([.AC16];[.$V$9:.$V$16];[.$S$9:.$S$16])+INDEX([.$U$9:.$U$17];MATCH(LOOKUP([.AC16];[.$V$9:.$V$17]);[.$V$9:.$V$17])+1)*([.AC16]-LOOKUP([.AC16];[.$V$9:.$V$17]))" office:value-type="float" office:value="5913306133.33713" calcext:value-type="float">
            <text:p>5,913,306,133</text:p>
          </table:table-cell>
          <table:table-cell table:style-name="ce12" table:formula="of:=INDEX([.$U$9:.$U$17];MATCH(LOOKUP([.AC16];[.$V$9:.$V$17]);[.$V$9:.$V$17])+1)" office:value-type="float" office:value="2248.95179415161" calcext:value-type="float">
            <text:p>2,249</text:p>
          </table:table-cell>
          <table:table-cell table:style-name="ce22" table:formula="of:=((365*24*6)*[.AK16])/[.AJ16]" office:value-type="percentage" office:value="0.0199896476920435" calcext:value-type="percentage">
            <text:p>2.00%</text:p>
          </table:table-cell>
          <table:table-cell/>
          <table:table-cell table:style-name="ce7" table:formula="of:=[.AC16]/(365*24*6)" office:value-type="float" office:value="1.33181126331811" calcext:value-type="float">
            <text:p>1.33181126331811</text:p>
          </table:table-cell>
          <table:table-cell table:style-name="ce22" table:formula="of:=[.AF16]" office:value-type="percentage" office:value="0.618352941176471" calcext:value-type="percentage">
            <text:p>61.84%</text:p>
          </table:table-cell>
          <table:table-cell table:style-name="ce22" table:formula="of:=[.AI16]" office:value-type="percentage" office:value="0.389333333333333" calcext:value-type="percentage">
            <text:p>38.93%</text:p>
          </table:table-cell>
          <table:table-cell table:style-name="ce22" table:formula="of:=[.AL16]" office:value-type="percentage" office:value="0.0199896476920435" calcext:value-type="percentage">
            <text:p>2.00%</text:p>
          </table:table-cell>
        </table:table-row>
        <table:table-row table:style-name="ro1">
          <table:table-cell table:number-columns-repeated="3"/>
          <table:table-cell table:style-name="ce12" table:formula="of:=[.$D$16]" office:value-type="float" office:value="3125" calcext:value-type="float">
            <text:p>3,125</text:p>
          </table:table-cell>
          <table:table-cell table:style-name="ce8" office:value-type="float" office:value="10000000" calcext:value-type="float">
            <text:p>10000000</text:p>
          </table:table-cell>
          <table:table-cell/>
          <table:table-cell table:style-name="ce18" table:number-columns-repeated="2"/>
          <table:table-cell table:number-columns-repeated="3"/>
          <table:table-cell table:style-name="ce12" table:formula="of:=[.$L$16]" office:value-type="float" office:value="3125" calcext:value-type="float">
            <text:p>3,125</text:p>
          </table:table-cell>
          <table:table-cell table:style-name="ce8" office:value-type="float" office:value="10000000" calcext:value-type="float">
            <text:p>10000000</text:p>
          </table:table-cell>
          <table:table-cell table:number-columns-repeated="4"/>
          <table:table-cell table:style-name="ce12" table:number-columns-repeated="3"/>
          <table:table-cell table:style-name="ce12" table:formula="of:=[.$U$16]" office:value-type="float" office:value="3360.86676736413" calcext:value-type="float">
            <text:p>3,361</text:p>
          </table:table-cell>
          <table:table-cell table:style-name="ce8" office:value-type="float" office:value="10000000" calcext:value-type="float">
            <text:p>10000000</text:p>
          </table:table-cell>
          <table:table-cell table:number-columns-repeated="6"/>
          <table:table-cell table:style-name="ce12" table:formula="of:=[.AC16]+10000" office:value-type="float" office:value="80000" calcext:value-type="float">
            <text:p>80,000</text:p>
          </table:table-cell>
          <table:table-cell table:style-name="ce12" table:formula="of:=LOOKUP([.AC17];[.$E$9:.$E$16];[.$B$9:.$B$16])+INDEX([.$D$9:.$D$17];MATCH(LOOKUP([.AC17];[.$E$9:.$E$17]);[.$E$9:.$E$17])+1)*([.AC17]-LOOKUP([.AC17];[.$E$9:.$E$17]))" office:value-type="float" office:value="9500000000" calcext:value-type="float">
            <text:p>9,500,000,000</text:p>
          </table:table-cell>
          <table:table-cell table:style-name="ce12" table:formula="of:=INDEX([.$D$9:.$D$17];MATCH(LOOKUP([.AC17];[.$E$9:.$E$17]);[.$E$9:.$E$17])+1)" office:value-type="float" office:value="100000" calcext:value-type="float">
            <text:p>100,000</text:p>
          </table:table-cell>
          <table:table-cell table:style-name="ce22" table:formula="of:=((365*24*6)*[.AE17])/[.AD17]" office:value-type="percentage" office:value="0.553263157894737" calcext:value-type="percentage">
            <text:p>55.33%</text:p>
          </table:table-cell>
          <table:table-cell table:style-name="ce12" table:formula="of:=LOOKUP([.AC17];[.$M$9:.$M$16];[.$J$9:.$J$16])+INDEX([.$L$9:.$L$17];MATCH(LOOKUP([.AC17];[.$M$9:.$M$17]);[.$M$9:.$M$17])+1)*([.AC17]-LOOKUP([.AC17];[.$M$9:.$M$17]))" office:value-type="float" office:value="7250000000" calcext:value-type="float">
            <text:p>7,250,000,000</text:p>
          </table:table-cell>
          <table:table-cell table:style-name="ce12" table:formula="of:=INDEX([.$L$9:.$L$17];MATCH(LOOKUP([.AC17];[.$M$9:.$M$17]);[.$M$9:.$M$17])+1)" office:value-type="float" office:value="50000" calcext:value-type="float">
            <text:p>50,000</text:p>
          </table:table-cell>
          <table:table-cell table:style-name="ce22" table:formula="of:=((365*24*6)*[.AH17])/[.AG17]" office:value-type="percentage" office:value="0.36248275862069" calcext:value-type="percentage">
            <text:p>36.25%</text:p>
          </table:table-cell>
          <table:table-cell table:style-name="ce12" table:formula="of:=LOOKUP([.AC17];[.$V$9:.$V$16];[.$S$9:.$S$16])+INDEX([.$U$9:.$U$17];MATCH(LOOKUP([.AC17];[.$V$9:.$V$17]);[.$V$9:.$V$17])+1)*([.AC17]-LOOKUP([.AC17];[.$V$9:.$V$17]))" office:value-type="float" office:value="5958570448.41311" calcext:value-type="float">
            <text:p>5,958,570,448</text:p>
          </table:table-cell>
          <table:table-cell table:style-name="ce12" table:formula="of:=INDEX([.$U$9:.$U$17];MATCH(LOOKUP([.AC17];[.$V$9:.$V$17]);[.$V$9:.$V$17])+1)" office:value-type="float" office:value="2306.0076327421" calcext:value-type="float">
            <text:p>2,306</text:p>
          </table:table-cell>
          <table:table-cell table:style-name="ce22" table:formula="of:=((365*24*6)*[.AK17])/[.AJ17]" office:value-type="percentage" office:value="0.0203410805034962" calcext:value-type="percentage">
            <text:p>2.03%</text:p>
          </table:table-cell>
          <table:table-cell/>
          <table:table-cell table:style-name="ce7" table:formula="of:=[.AC17]/(365*24*6)" office:value-type="float" office:value="1.5220700152207" calcext:value-type="float">
            <text:p>1.5220700152207</text:p>
          </table:table-cell>
          <table:table-cell table:style-name="ce22" table:formula="of:=[.AF17]" office:value-type="percentage" office:value="0.553263157894737" calcext:value-type="percentage">
            <text:p>55.33%</text:p>
          </table:table-cell>
          <table:table-cell table:style-name="ce22" table:formula="of:=[.AI17]" office:value-type="percentage" office:value="0.36248275862069" calcext:value-type="percentage">
            <text:p>36.25%</text:p>
          </table:table-cell>
          <table:table-cell table:style-name="ce22" table:formula="of:=[.AL17]" office:value-type="percentage" office:value="0.0203410805034962" calcext:value-type="percentage">
            <text:p>2.03%</text:p>
          </table:table-cell>
        </table:table-row>
        <table:table-row table:style-name="ro1">
          <table:table-cell table:number-columns-repeated="28"/>
          <table:table-cell table:style-name="ce12" table:formula="of:=[.AC17]+10000" office:value-type="float" office:value="90000" calcext:value-type="float">
            <text:p>90,000</text:p>
          </table:table-cell>
          <table:table-cell table:style-name="ce12" table:formula="of:=LOOKUP([.AC18];[.$E$9:.$E$16];[.$B$9:.$B$16])+INDEX([.$D$9:.$D$17];MATCH(LOOKUP([.AC18];[.$E$9:.$E$17]);[.$E$9:.$E$17])+1)*([.AC18]-LOOKUP([.AC18];[.$E$9:.$E$17]))" office:value-type="float" office:value="10500000000" calcext:value-type="float">
            <text:p>10,500,000,000</text:p>
          </table:table-cell>
          <table:table-cell table:style-name="ce12" table:formula="of:=INDEX([.$D$9:.$D$17];MATCH(LOOKUP([.AC18];[.$E$9:.$E$17]);[.$E$9:.$E$17])+1)" office:value-type="float" office:value="100000" calcext:value-type="float">
            <text:p>100,000</text:p>
          </table:table-cell>
          <table:table-cell table:style-name="ce22" table:formula="of:=((365*24*6)*[.AE18])/[.AD18]" office:value-type="percentage" office:value="0.500571428571429" calcext:value-type="percentage">
            <text:p>50.06%</text:p>
          </table:table-cell>
          <table:table-cell table:style-name="ce12" table:formula="of:=LOOKUP([.AC18];[.$M$9:.$M$16];[.$J$9:.$J$16])+INDEX([.$L$9:.$L$17];MATCH(LOOKUP([.AC18];[.$M$9:.$M$17]);[.$M$9:.$M$17])+1)*([.AC18]-LOOKUP([.AC18];[.$M$9:.$M$17]))" office:value-type="float" office:value="7625000000" calcext:value-type="float">
            <text:p>7,625,000,000</text:p>
          </table:table-cell>
          <table:table-cell table:style-name="ce12" table:formula="of:=INDEX([.$L$9:.$L$17];MATCH(LOOKUP([.AC18];[.$M$9:.$M$17]);[.$M$9:.$M$17])+1)" office:value-type="float" office:value="25000" calcext:value-type="float">
            <text:p>25,000</text:p>
          </table:table-cell>
          <table:table-cell table:style-name="ce22" table:formula="of:=((365*24*6)*[.AH18])/[.AG18]" office:value-type="percentage" office:value="0.172327868852459" calcext:value-type="percentage">
            <text:p>17.23%</text:p>
          </table:table-cell>
          <table:table-cell table:style-name="ce12" table:formula="of:=LOOKUP([.AC18];[.$V$9:.$V$16];[.$S$9:.$S$16])+INDEX([.$U$9:.$U$17];MATCH(LOOKUP([.AC18];[.$V$9:.$V$17]);[.$V$9:.$V$17])+1)*([.AC18]-LOOKUP([.AC18];[.$V$9:.$V$17]))" office:value-type="float" office:value="5981630524.74053" calcext:value-type="float">
            <text:p>5,981,630,525</text:p>
          </table:table-cell>
          <table:table-cell table:style-name="ce12" table:formula="of:=INDEX([.$U$9:.$U$17];MATCH(LOOKUP([.AC18];[.$V$9:.$V$17]);[.$V$9:.$V$17])+1)" office:value-type="float" office:value="2306.0076327421" calcext:value-type="float">
            <text:p>2,306</text:p>
          </table:table-cell>
          <table:table-cell table:style-name="ce22" table:formula="of:=((365*24*6)*[.AK18])/[.AJ18]" office:value-type="percentage" office:value="0.0202626626094032" calcext:value-type="percentage">
            <text:p>2.03%</text:p>
          </table:table-cell>
          <table:table-cell/>
          <table:table-cell table:style-name="ce7" table:formula="of:=[.AC18]/(365*24*6)" office:value-type="float" office:value="1.71232876712329" calcext:value-type="float">
            <text:p>1.71232876712329</text:p>
          </table:table-cell>
          <table:table-cell table:style-name="ce22" table:formula="of:=[.AF18]" office:value-type="percentage" office:value="0.500571428571429" calcext:value-type="percentage">
            <text:p>50.06%</text:p>
          </table:table-cell>
          <table:table-cell table:style-name="ce22" table:formula="of:=[.AI18]" office:value-type="percentage" office:value="0.172327868852459" calcext:value-type="percentage">
            <text:p>17.23%</text:p>
          </table:table-cell>
          <table:table-cell table:style-name="ce22" table:formula="of:=[.AL18]" office:value-type="percentage" office:value="0.0202626626094032" calcext:value-type="percentage">
            <text:p>2.03%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8"/>
          <table:table-cell table:style-name="ce37"/>
          <table:table-cell table:number-columns-repeated="7"/>
          <table:table-cell table:style-name="ce12" table:formula="of:=[.AC18]+10000" office:value-type="float" office:value="100000" calcext:value-type="float">
            <text:p>100,000</text:p>
          </table:table-cell>
          <table:table-cell table:style-name="ce12" table:formula="of:=LOOKUP([.AC19];[.$E$9:.$E$16];[.$B$9:.$B$16])+INDEX([.$D$9:.$D$17];MATCH(LOOKUP([.AC19];[.$E$9:.$E$17]);[.$E$9:.$E$17])+1)*([.AC19]-LOOKUP([.AC19];[.$E$9:.$E$17]))" office:value-type="float" office:value="11500000000" calcext:value-type="float">
            <text:p>11,500,000,000</text:p>
          </table:table-cell>
          <table:table-cell table:style-name="ce12" table:formula="of:=INDEX([.$D$9:.$D$17];MATCH(LOOKUP([.AC19];[.$E$9:.$E$17]);[.$E$9:.$E$17])+1)" office:value-type="float" office:value="100000" calcext:value-type="float">
            <text:p>100,000</text:p>
          </table:table-cell>
          <table:table-cell table:style-name="ce22" table:formula="of:=((365*24*6)*[.AE19])/[.AD19]" office:value-type="percentage" office:value="0.45704347826087" calcext:value-type="percentage">
            <text:p>45.70%</text:p>
          </table:table-cell>
          <table:table-cell table:style-name="ce12" table:formula="of:=LOOKUP([.AC19];[.$M$9:.$M$16];[.$J$9:.$J$16])+INDEX([.$L$9:.$L$17];MATCH(LOOKUP([.AC19];[.$M$9:.$M$17]);[.$M$9:.$M$17])+1)*([.AC19]-LOOKUP([.AC19];[.$M$9:.$M$17]))" office:value-type="float" office:value="7875000000" calcext:value-type="float">
            <text:p>7,875,000,000</text:p>
          </table:table-cell>
          <table:table-cell table:style-name="ce12" table:formula="of:=INDEX([.$L$9:.$L$17];MATCH(LOOKUP([.AC19];[.$M$9:.$M$17]);[.$M$9:.$M$17])+1)" office:value-type="float" office:value="25000" calcext:value-type="float">
            <text:p>25,000</text:p>
          </table:table-cell>
          <table:table-cell table:style-name="ce22" table:formula="of:=((365*24*6)*[.AH19])/[.AG19]" office:value-type="percentage" office:value="0.166857142857143" calcext:value-type="percentage">
            <text:p>16.69%</text:p>
          </table:table-cell>
          <table:table-cell table:style-name="ce12" table:formula="of:=LOOKUP([.AC19];[.$V$9:.$V$16];[.$S$9:.$S$16])+INDEX([.$U$9:.$U$17];MATCH(LOOKUP([.AC19];[.$V$9:.$V$17]);[.$V$9:.$V$17])+1)*([.AC19]-LOOKUP([.AC19];[.$V$9:.$V$17]))" office:value-type="float" office:value="6004690601.06795" calcext:value-type="float">
            <text:p>6,004,690,601</text:p>
          </table:table-cell>
          <table:table-cell table:style-name="ce12" table:formula="of:=INDEX([.$U$9:.$U$17];MATCH(LOOKUP([.AC19];[.$V$9:.$V$17]);[.$V$9:.$V$17])+1)" office:value-type="float" office:value="2306.0076327421" calcext:value-type="float">
            <text:p>2,306</text:p>
          </table:table-cell>
          <table:table-cell table:style-name="ce22" table:formula="of:=((365*24*6)*[.AK19])/[.AJ19]" office:value-type="percentage" office:value="0.0201848470186571" calcext:value-type="percentage">
            <text:p>2.02%</text:p>
          </table:table-cell>
          <table:table-cell/>
          <table:table-cell table:style-name="ce7" table:formula="of:=[.AC19]/(365*24*6)" office:value-type="float" office:value="1.90258751902588" calcext:value-type="float">
            <text:p>1.90258751902588</text:p>
          </table:table-cell>
          <table:table-cell table:style-name="ce22" table:formula="of:=[.AF19]" office:value-type="percentage" office:value="0.45704347826087" calcext:value-type="percentage">
            <text:p>45.70%</text:p>
          </table:table-cell>
          <table:table-cell table:style-name="ce22" table:formula="of:=[.AI19]" office:value-type="percentage" office:value="0.166857142857143" calcext:value-type="percentage">
            <text:p>16.69%</text:p>
          </table:table-cell>
          <table:table-cell table:style-name="ce22" table:formula="of:=[.AL19]" office:value-type="percentage" office:value="0.0201848470186571" calcext:value-type="percentage">
            <text:p>2.02%</text:p>
          </table:table-cell>
        </table:table-row>
        <table:table-row table:style-name="ro1">
          <table:table-cell table:number-columns-repeated="28"/>
          <table:table-cell table:style-name="ce12" table:formula="of:=[.AC19]+10000" office:value-type="float" office:value="110000" calcext:value-type="float">
            <text:p>110,000</text:p>
          </table:table-cell>
          <table:table-cell table:style-name="ce12" table:formula="of:=LOOKUP([.AC20];[.$E$9:.$E$16];[.$B$9:.$B$16])+INDEX([.$D$9:.$D$17];MATCH(LOOKUP([.AC20];[.$E$9:.$E$17]);[.$E$9:.$E$17])+1)*([.AC20]-LOOKUP([.AC20];[.$E$9:.$E$17]))" office:value-type="float" office:value="12500000000" calcext:value-type="float">
            <text:p>12,500,000,000</text:p>
          </table:table-cell>
          <table:table-cell table:style-name="ce12" table:formula="of:=INDEX([.$D$9:.$D$17];MATCH(LOOKUP([.AC20];[.$E$9:.$E$17]);[.$E$9:.$E$17])+1)" office:value-type="float" office:value="100000" calcext:value-type="float">
            <text:p>100,000</text:p>
          </table:table-cell>
          <table:table-cell table:style-name="ce22" table:formula="of:=((365*24*6)*[.AE20])/[.AD20]" office:value-type="percentage" office:value="0.42048" calcext:value-type="percentage">
            <text:p>42.05%</text:p>
          </table:table-cell>
          <table:table-cell table:style-name="ce12" table:formula="of:=LOOKUP([.AC20];[.$M$9:.$M$16];[.$J$9:.$J$16])+INDEX([.$L$9:.$L$17];MATCH(LOOKUP([.AC20];[.$M$9:.$M$17]);[.$M$9:.$M$17])+1)*([.AC20]-LOOKUP([.AC20];[.$M$9:.$M$17]))" office:value-type="float" office:value="8125000000" calcext:value-type="float">
            <text:p>8,125,000,000</text:p>
          </table:table-cell>
          <table:table-cell table:style-name="ce12" table:formula="of:=INDEX([.$L$9:.$L$17];MATCH(LOOKUP([.AC20];[.$M$9:.$M$17]);[.$M$9:.$M$17])+1)" office:value-type="float" office:value="25000" calcext:value-type="float">
            <text:p>25,000</text:p>
          </table:table-cell>
          <table:table-cell table:style-name="ce22" table:formula="of:=((365*24*6)*[.AH20])/[.AG20]" office:value-type="percentage" office:value="0.161723076923077" calcext:value-type="percentage">
            <text:p>16.17%</text:p>
          </table:table-cell>
          <table:table-cell table:style-name="ce12" table:formula="of:=LOOKUP([.AC20];[.$V$9:.$V$16];[.$S$9:.$S$16])+INDEX([.$U$9:.$U$17];MATCH(LOOKUP([.AC20];[.$V$9:.$V$17]);[.$V$9:.$V$17])+1)*([.AC20]-LOOKUP([.AC20];[.$V$9:.$V$17]))" office:value-type="float" office:value="6027750677.39537" calcext:value-type="float">
            <text:p>6,027,750,677</text:p>
          </table:table-cell>
          <table:table-cell table:style-name="ce12" table:formula="of:=INDEX([.$U$9:.$U$17];MATCH(LOOKUP([.AC20];[.$V$9:.$V$17]);[.$V$9:.$V$17])+1)" office:value-type="float" office:value="2306.0076327421" calcext:value-type="float">
            <text:p>2,306</text:p>
          </table:table-cell>
          <table:table-cell table:style-name="ce22" table:formula="of:=((365*24*6)*[.AK20])/[.AJ20]" office:value-type="percentage" office:value="0.020107626818649" calcext:value-type="percentage">
            <text:p>2.01%</text:p>
          </table:table-cell>
          <table:table-cell/>
          <table:table-cell table:style-name="ce7" table:formula="of:=[.AC20]/(365*24*6)" office:value-type="float" office:value="2.09284627092846" calcext:value-type="float">
            <text:p>2.09284627092846</text:p>
          </table:table-cell>
          <table:table-cell table:style-name="ce22" table:formula="of:=[.AF20]" office:value-type="percentage" office:value="0.42048" calcext:value-type="percentage">
            <text:p>42.05%</text:p>
          </table:table-cell>
          <table:table-cell table:style-name="ce22" table:formula="of:=[.AI20]" office:value-type="percentage" office:value="0.161723076923077" calcext:value-type="percentage">
            <text:p>16.17%</text:p>
          </table:table-cell>
          <table:table-cell table:style-name="ce22" table:formula="of:=[.AL20]" office:value-type="percentage" office:value="0.020107626818649" calcext:value-type="percentage">
            <text:p>2.01%</text:p>
          </table:table-cell>
        </table:table-row>
        <table:table-row table:style-name="ro1">
          <table:table-cell>
            <draw:frame table:end-cell-address="'CityCoins Emissions Schedule v2'.M55" table:end-x="1.4783in" table:end-y="0.1898in" draw:z-index="0" draw:name="Chart 3" draw:style-name="gr1" draw:text-style-name="P1" svg:width="18.6764in" svg:height="6.5949in" svg:x="0.802in" svg:y="0.1114in">
              <draw:object draw:notify-on-update-of-ranges="'CityCoins Emissions Schedule v2'.AN9:'CityCoins Emissions Schedule v2'.AN174 'CityCoins Emissions Schedule v2'.AO8:'CityCoins Emissions Schedule v2'.AO8 'CityCoins Emissions Schedule v2'.AO9:'CityCoins Emissions Schedule v2'.AO174 'CityCoins Emissions Schedule v2'.AP8:'CityCoins Emissions Schedule v2'.AP8 'CityCoins Emissions Schedule v2'.AP9:'CityCoins Emissions Schedule v2'.AP174 'CityCoins Emissions Schedule v2'.AQ8:'CityCoins Emissions Schedule v2'.AQ8 'CityCoins Emissions Schedule v2'.AQ9:'CityCoins Emissions Schedule v2'.AQ17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7"/>
          <table:table-cell table:style-name="ce12" table:formula="of:=[.AC20]+10000" office:value-type="float" office:value="120000" calcext:value-type="float">
            <text:p>120,000</text:p>
          </table:table-cell>
          <table:table-cell table:style-name="ce12" table:formula="of:=LOOKUP([.AC21];[.$E$9:.$E$16];[.$B$9:.$B$16])+INDEX([.$D$9:.$D$17];MATCH(LOOKUP([.AC21];[.$E$9:.$E$17]);[.$E$9:.$E$17])+1)*([.AC21]-LOOKUP([.AC21];[.$E$9:.$E$17]))" office:value-type="float" office:value="13500000000" calcext:value-type="float">
            <text:p>13,500,000,000</text:p>
          </table:table-cell>
          <table:table-cell table:style-name="ce12" table:formula="of:=INDEX([.$D$9:.$D$17];MATCH(LOOKUP([.AC21];[.$E$9:.$E$17]);[.$E$9:.$E$17])+1)" office:value-type="float" office:value="100000" calcext:value-type="float">
            <text:p>100,000</text:p>
          </table:table-cell>
          <table:table-cell table:style-name="ce22" table:formula="of:=((365*24*6)*[.AE21])/[.AD21]" office:value-type="percentage" office:value="0.389333333333333" calcext:value-type="percentage">
            <text:p>38.93%</text:p>
          </table:table-cell>
          <table:table-cell table:style-name="ce12" table:formula="of:=LOOKUP([.AC21];[.$M$9:.$M$16];[.$J$9:.$J$16])+INDEX([.$L$9:.$L$17];MATCH(LOOKUP([.AC21];[.$M$9:.$M$17]);[.$M$9:.$M$17])+1)*([.AC21]-LOOKUP([.AC21];[.$M$9:.$M$17]))" office:value-type="float" office:value="8375000000" calcext:value-type="float">
            <text:p>8,375,000,000</text:p>
          </table:table-cell>
          <table:table-cell table:style-name="ce12" table:formula="of:=INDEX([.$L$9:.$L$17];MATCH(LOOKUP([.AC21];[.$M$9:.$M$17]);[.$M$9:.$M$17])+1)" office:value-type="float" office:value="25000" calcext:value-type="float">
            <text:p>25,000</text:p>
          </table:table-cell>
          <table:table-cell table:style-name="ce22" table:formula="of:=((365*24*6)*[.AH21])/[.AG21]" office:value-type="percentage" office:value="0.15689552238806" calcext:value-type="percentage">
            <text:p>15.69%</text:p>
          </table:table-cell>
          <table:table-cell table:style-name="ce12" table:formula="of:=LOOKUP([.AC21];[.$V$9:.$V$16];[.$S$9:.$S$16])+INDEX([.$U$9:.$U$17];MATCH(LOOKUP([.AC21];[.$V$9:.$V$17]);[.$V$9:.$V$17])+1)*([.AC21]-LOOKUP([.AC21];[.$V$9:.$V$17]))" office:value-type="float" office:value="6050810753.72279" calcext:value-type="float">
            <text:p>6,050,810,754</text:p>
          </table:table-cell>
          <table:table-cell table:style-name="ce12" table:formula="of:=INDEX([.$U$9:.$U$17];MATCH(LOOKUP([.AC21];[.$V$9:.$V$17]);[.$V$9:.$V$17])+1)" office:value-type="float" office:value="2306.0076327421" calcext:value-type="float">
            <text:p>2,306</text:p>
          </table:table-cell>
          <table:table-cell table:style-name="ce22" table:formula="of:=((365*24*6)*[.AK21])/[.AJ21]" office:value-type="percentage" office:value="0.0200309952021476" calcext:value-type="percentage">
            <text:p>2.00%</text:p>
          </table:table-cell>
          <table:table-cell/>
          <table:table-cell table:style-name="ce7" table:formula="of:=[.AC21]/(365*24*6)" office:value-type="float" office:value="2.28310502283105" calcext:value-type="float">
            <text:p>2.28310502283105</text:p>
          </table:table-cell>
          <table:table-cell table:style-name="ce22" table:formula="of:=[.AF21]" office:value-type="percentage" office:value="0.389333333333333" calcext:value-type="percentage">
            <text:p>38.93%</text:p>
          </table:table-cell>
          <table:table-cell table:style-name="ce22" table:formula="of:=[.AI21]" office:value-type="percentage" office:value="0.15689552238806" calcext:value-type="percentage">
            <text:p>15.69%</text:p>
          </table:table-cell>
          <table:table-cell table:style-name="ce22" table:formula="of:=[.AL21]" office:value-type="percentage" office:value="0.0200309952021476" calcext:value-type="percentage">
            <text:p>2.00%</text:p>
          </table:table-cell>
        </table:table-row>
        <table:table-row table:style-name="ro1">
          <table:table-cell table:number-columns-repeated="28"/>
          <table:table-cell table:style-name="ce12" table:formula="of:=[.AC21]+10000" office:value-type="float" office:value="130000" calcext:value-type="float">
            <text:p>130,000</text:p>
          </table:table-cell>
          <table:table-cell table:style-name="ce12" table:formula="of:=LOOKUP([.AC22];[.$E$9:.$E$16];[.$B$9:.$B$16])+INDEX([.$D$9:.$D$17];MATCH(LOOKUP([.AC22];[.$E$9:.$E$17]);[.$E$9:.$E$17])+1)*([.AC22]-LOOKUP([.AC22];[.$E$9:.$E$17]))" office:value-type="float" office:value="14500000000" calcext:value-type="float">
            <text:p>14,500,000,000</text:p>
          </table:table-cell>
          <table:table-cell table:style-name="ce12" table:formula="of:=INDEX([.$D$9:.$D$17];MATCH(LOOKUP([.AC22];[.$E$9:.$E$17]);[.$E$9:.$E$17])+1)" office:value-type="float" office:value="100000" calcext:value-type="float">
            <text:p>100,000</text:p>
          </table:table-cell>
          <table:table-cell table:style-name="ce22" table:formula="of:=((365*24*6)*[.AE22])/[.AD22]" office:value-type="percentage" office:value="0.36248275862069" calcext:value-type="percentage">
            <text:p>36.25%</text:p>
          </table:table-cell>
          <table:table-cell table:style-name="ce12" table:formula="of:=LOOKUP([.AC22];[.$M$9:.$M$16];[.$J$9:.$J$16])+INDEX([.$L$9:.$L$17];MATCH(LOOKUP([.AC22];[.$M$9:.$M$17]);[.$M$9:.$M$17])+1)*([.AC22]-LOOKUP([.AC22];[.$M$9:.$M$17]))" office:value-type="float" office:value="8875000000" calcext:value-type="float">
            <text:p>8,875,000,000</text:p>
          </table:table-cell>
          <table:table-cell table:style-name="ce12" table:formula="of:=INDEX([.$L$9:.$L$17];MATCH(LOOKUP([.AC22];[.$M$9:.$M$17]);[.$M$9:.$M$17])+1)" office:value-type="float" office:value="25000" calcext:value-type="float">
            <text:p>25,000</text:p>
          </table:table-cell>
          <table:table-cell table:style-name="ce22" table:formula="of:=((365*24*6)*[.AH22])/[.AG22]" office:value-type="percentage" office:value="0.148056338028169" calcext:value-type="percentage">
            <text:p>14.81%</text:p>
          </table:table-cell>
          <table:table-cell table:style-name="ce12" table:formula="of:=LOOKUP([.AC22];[.$V$9:.$V$16];[.$S$9:.$S$16])+INDEX([.$U$9:.$U$17];MATCH(LOOKUP([.AC22];[.$V$9:.$V$17]);[.$V$9:.$V$17])+1)*([.AC22]-LOOKUP([.AC22];[.$V$9:.$V$17]))" office:value-type="float" office:value="6073870830.05021" calcext:value-type="float">
            <text:p>6,073,870,830</text:p>
          </table:table-cell>
          <table:table-cell table:style-name="ce12" table:formula="of:=INDEX([.$U$9:.$U$17];MATCH(LOOKUP([.AC22];[.$V$9:.$V$17]);[.$V$9:.$V$17])+1)" office:value-type="float" office:value="2306.0076327421" calcext:value-type="float">
            <text:p>2,306</text:p>
          </table:table-cell>
          <table:table-cell table:style-name="ce22" table:formula="of:=((365*24*6)*[.AK22])/[.AJ22]" office:value-type="percentage" office:value="0.0199549454652994" calcext:value-type="percentage">
            <text:p>2.00%</text:p>
          </table:table-cell>
          <table:table-cell/>
          <table:table-cell table:style-name="ce7" table:formula="of:=[.AC22]/(365*24*6)" office:value-type="float" office:value="2.47336377473364" calcext:value-type="float">
            <text:p>2.47336377473364</text:p>
          </table:table-cell>
          <table:table-cell table:style-name="ce22" table:formula="of:=[.AF22]" office:value-type="percentage" office:value="0.36248275862069" calcext:value-type="percentage">
            <text:p>36.25%</text:p>
          </table:table-cell>
          <table:table-cell table:style-name="ce22" table:formula="of:=[.AI22]" office:value-type="percentage" office:value="0.148056338028169" calcext:value-type="percentage">
            <text:p>14.81%</text:p>
          </table:table-cell>
          <table:table-cell table:style-name="ce22" table:formula="of:=[.AL22]" office:value-type="percentage" office:value="0.0199549454652994" calcext:value-type="percentage">
            <text:p>2.00%</text:p>
          </table:table-cell>
        </table:table-row>
        <table:table-row table:style-name="ro1">
          <table:table-cell table:number-columns-repeated="28"/>
          <table:table-cell table:style-name="ce12" table:formula="of:=[.AC22]+10000" office:value-type="float" office:value="140000" calcext:value-type="float">
            <text:p>140,000</text:p>
          </table:table-cell>
          <table:table-cell table:style-name="ce12" table:formula="of:=LOOKUP([.AC23];[.$E$9:.$E$16];[.$B$9:.$B$16])+INDEX([.$D$9:.$D$17];MATCH(LOOKUP([.AC23];[.$E$9:.$E$17]);[.$E$9:.$E$17])+1)*([.AC23]-LOOKUP([.AC23];[.$E$9:.$E$17]))" office:value-type="float" office:value="15500000000" calcext:value-type="float">
            <text:p>15,500,000,000</text:p>
          </table:table-cell>
          <table:table-cell table:style-name="ce12" table:formula="of:=INDEX([.$D$9:.$D$17];MATCH(LOOKUP([.AC23];[.$E$9:.$E$17]);[.$E$9:.$E$17])+1)" office:value-type="float" office:value="100000" calcext:value-type="float">
            <text:p>100,000</text:p>
          </table:table-cell>
          <table:table-cell table:style-name="ce22" table:formula="of:=((365*24*6)*[.AE23])/[.AD23]" office:value-type="percentage" office:value="0.339096774193548" calcext:value-type="percentage">
            <text:p>33.91%</text:p>
          </table:table-cell>
          <table:table-cell table:style-name="ce12" table:formula="of:=LOOKUP([.AC23];[.$M$9:.$M$16];[.$J$9:.$J$16])+INDEX([.$L$9:.$L$17];MATCH(LOOKUP([.AC23];[.$M$9:.$M$17]);[.$M$9:.$M$17])+1)*([.AC23]-LOOKUP([.AC23];[.$M$9:.$M$17]))" office:value-type="float" office:value="9125000000" calcext:value-type="float">
            <text:p>9,125,000,000</text:p>
          </table:table-cell>
          <table:table-cell table:style-name="ce12" table:formula="of:=INDEX([.$L$9:.$L$17];MATCH(LOOKUP([.AC23];[.$M$9:.$M$17]);[.$M$9:.$M$17])+1)" office:value-type="float" office:value="25000" calcext:value-type="float">
            <text:p>25,000</text:p>
          </table:table-cell>
          <table:table-cell table:style-name="ce22" table:formula="of:=((365*24*6)*[.AH23])/[.AG23]" office:value-type="percentage" office:value="0.144" calcext:value-type="percentage">
            <text:p>14.40%</text:p>
          </table:table-cell>
          <table:table-cell table:style-name="ce12" table:formula="of:=LOOKUP([.AC23];[.$V$9:.$V$16];[.$S$9:.$S$16])+INDEX([.$U$9:.$U$17];MATCH(LOOKUP([.AC23];[.$V$9:.$V$17]);[.$V$9:.$V$17])+1)*([.AC23]-LOOKUP([.AC23];[.$V$9:.$V$17]))" office:value-type="float" office:value="6096930906.37764" calcext:value-type="float">
            <text:p>6,096,930,906</text:p>
          </table:table-cell>
          <table:table-cell table:style-name="ce12" table:formula="of:=INDEX([.$U$9:.$U$17];MATCH(LOOKUP([.AC23];[.$V$9:.$V$17]);[.$V$9:.$V$17])+1)" office:value-type="float" office:value="2306.0076327421" calcext:value-type="float">
            <text:p>2,306</text:p>
          </table:table-cell>
          <table:table-cell table:style-name="ce22" table:formula="of:=((365*24*6)*[.AK23])/[.AJ23]" office:value-type="percentage" office:value="0.0198794710056728" calcext:value-type="percentage">
            <text:p>1.99%</text:p>
          </table:table-cell>
          <table:table-cell/>
          <table:table-cell table:style-name="ce7" table:formula="of:=[.AC23]/(365*24*6)" office:value-type="float" office:value="2.66362252663623" calcext:value-type="float">
            <text:p>2.66362252663623</text:p>
          </table:table-cell>
          <table:table-cell table:style-name="ce22" table:formula="of:=[.AF23]" office:value-type="percentage" office:value="0.339096774193548" calcext:value-type="percentage">
            <text:p>33.91%</text:p>
          </table:table-cell>
          <table:table-cell table:style-name="ce22" table:formula="of:=[.AI23]" office:value-type="percentage" office:value="0.144" calcext:value-type="percentage">
            <text:p>14.40%</text:p>
          </table:table-cell>
          <table:table-cell table:style-name="ce22" table:formula="of:=[.AL23]" office:value-type="percentage" office:value="0.0198794710056728" calcext:value-type="percentage">
            <text:p>1.99%</text:p>
          </table:table-cell>
        </table:table-row>
        <table:table-row table:style-name="ro1">
          <table:table-cell table:number-columns-repeated="28"/>
          <table:table-cell table:style-name="ce12" table:formula="of:=[.AC23]+10000" office:value-type="float" office:value="150000" calcext:value-type="float">
            <text:p>150,000</text:p>
          </table:table-cell>
          <table:table-cell table:style-name="ce12" table:formula="of:=LOOKUP([.AC24];[.$E$9:.$E$16];[.$B$9:.$B$16])+INDEX([.$D$9:.$D$17];MATCH(LOOKUP([.AC24];[.$E$9:.$E$17]);[.$E$9:.$E$17])+1)*([.AC24]-LOOKUP([.AC24];[.$E$9:.$E$17]))" office:value-type="float" office:value="16500000000" calcext:value-type="float">
            <text:p>16,500,000,000</text:p>
          </table:table-cell>
          <table:table-cell table:style-name="ce12" table:formula="of:=INDEX([.$D$9:.$D$17];MATCH(LOOKUP([.AC24];[.$E$9:.$E$17]);[.$E$9:.$E$17])+1)" office:value-type="float" office:value="100000" calcext:value-type="float">
            <text:p>100,000</text:p>
          </table:table-cell>
          <table:table-cell table:style-name="ce22" table:formula="of:=((365*24*6)*[.AE24])/[.AD24]" office:value-type="percentage" office:value="0.318545454545454" calcext:value-type="percentage">
            <text:p>31.85%</text:p>
          </table:table-cell>
          <table:table-cell table:style-name="ce12" table:formula="of:=LOOKUP([.AC24];[.$M$9:.$M$16];[.$J$9:.$J$16])+INDEX([.$L$9:.$L$17];MATCH(LOOKUP([.AC24];[.$M$9:.$M$17]);[.$M$9:.$M$17])+1)*([.AC24]-LOOKUP([.AC24];[.$M$9:.$M$17]))" office:value-type="float" office:value="9375000000" calcext:value-type="float">
            <text:p>9,375,000,000</text:p>
          </table:table-cell>
          <table:table-cell table:style-name="ce12" table:formula="of:=INDEX([.$L$9:.$L$17];MATCH(LOOKUP([.AC24];[.$M$9:.$M$17]);[.$M$9:.$M$17])+1)" office:value-type="float" office:value="25000" calcext:value-type="float">
            <text:p>25,000</text:p>
          </table:table-cell>
          <table:table-cell table:style-name="ce22" table:formula="of:=((365*24*6)*[.AH24])/[.AG24]" office:value-type="percentage" office:value="0.14016" calcext:value-type="percentage">
            <text:p>14.02%</text:p>
          </table:table-cell>
          <table:table-cell table:style-name="ce12" table:formula="of:=LOOKUP([.AC24];[.$V$9:.$V$16];[.$S$9:.$S$16])+INDEX([.$U$9:.$U$17];MATCH(LOOKUP([.AC24];[.$V$9:.$V$17]);[.$V$9:.$V$17])+1)*([.AC24]-LOOKUP([.AC24];[.$V$9:.$V$17]))" office:value-type="float" office:value="6119990982.70506" calcext:value-type="float">
            <text:p>6,119,990,983</text:p>
          </table:table-cell>
          <table:table-cell table:style-name="ce12" table:formula="of:=INDEX([.$U$9:.$U$17];MATCH(LOOKUP([.AC24];[.$V$9:.$V$17]);[.$V$9:.$V$17])+1)" office:value-type="float" office:value="2306.0076327421" calcext:value-type="float">
            <text:p>2,306</text:p>
          </table:table-cell>
          <table:table-cell table:style-name="ce22" table:formula="of:=((365*24*6)*[.AK24])/[.AJ24]" office:value-type="percentage" office:value="0.0198045653203483" calcext:value-type="percentage">
            <text:p>1.98%</text:p>
          </table:table-cell>
          <table:table-cell/>
          <table:table-cell table:style-name="ce7" table:formula="of:=[.AC24]/(365*24*6)" office:value-type="float" office:value="2.85388127853881" calcext:value-type="float">
            <text:p>2.85388127853881</text:p>
          </table:table-cell>
          <table:table-cell table:style-name="ce22" table:formula="of:=[.AF24]" office:value-type="percentage" office:value="0.318545454545454" calcext:value-type="percentage">
            <text:p>31.85%</text:p>
          </table:table-cell>
          <table:table-cell table:style-name="ce22" table:formula="of:=[.AI24]" office:value-type="percentage" office:value="0.14016" calcext:value-type="percentage">
            <text:p>14.02%</text:p>
          </table:table-cell>
          <table:table-cell table:style-name="ce22" table:formula="of:=[.AL24]" office:value-type="percentage" office:value="0.0198045653203483" calcext:value-type="percentage">
            <text:p>1.98%</text:p>
          </table:table-cell>
        </table:table-row>
        <table:table-row table:style-name="ro1">
          <table:table-cell table:number-columns-repeated="28"/>
          <table:table-cell table:style-name="ce12" table:formula="of:=[.AC24]+10000" office:value-type="float" office:value="160000" calcext:value-type="float">
            <text:p>160,000</text:p>
          </table:table-cell>
          <table:table-cell table:style-name="ce12" table:formula="of:=LOOKUP([.AC25];[.$E$9:.$E$16];[.$B$9:.$B$16])+INDEX([.$D$9:.$D$17];MATCH(LOOKUP([.AC25];[.$E$9:.$E$17]);[.$E$9:.$E$17])+1)*([.AC25]-LOOKUP([.AC25];[.$E$9:.$E$17]))" office:value-type="float" office:value="17500000000" calcext:value-type="float">
            <text:p>17,500,000,000</text:p>
          </table:table-cell>
          <table:table-cell table:style-name="ce12" table:formula="of:=INDEX([.$D$9:.$D$17];MATCH(LOOKUP([.AC25];[.$E$9:.$E$17]);[.$E$9:.$E$17])+1)" office:value-type="float" office:value="100000" calcext:value-type="float">
            <text:p>100,000</text:p>
          </table:table-cell>
          <table:table-cell table:style-name="ce22" table:formula="of:=((365*24*6)*[.AE25])/[.AD25]" office:value-type="percentage" office:value="0.300342857142857" calcext:value-type="percentage">
            <text:p>30.03%</text:p>
          </table:table-cell>
          <table:table-cell table:style-name="ce12" table:formula="of:=LOOKUP([.AC25];[.$M$9:.$M$16];[.$J$9:.$J$16])+INDEX([.$L$9:.$L$17];MATCH(LOOKUP([.AC25];[.$M$9:.$M$17]);[.$M$9:.$M$17])+1)*([.AC25]-LOOKUP([.AC25];[.$M$9:.$M$17]))" office:value-type="float" office:value="9625000000" calcext:value-type="float">
            <text:p>9,625,000,000</text:p>
          </table:table-cell>
          <table:table-cell table:style-name="ce12" table:formula="of:=INDEX([.$L$9:.$L$17];MATCH(LOOKUP([.AC25];[.$M$9:.$M$17]);[.$M$9:.$M$17])+1)" office:value-type="float" office:value="25000" calcext:value-type="float">
            <text:p>25,000</text:p>
          </table:table-cell>
          <table:table-cell table:style-name="ce22" table:formula="of:=((365*24*6)*[.AH25])/[.AG25]" office:value-type="percentage" office:value="0.136519480519481" calcext:value-type="percentage">
            <text:p>13.65%</text:p>
          </table:table-cell>
          <table:table-cell table:style-name="ce12" table:formula="of:=LOOKUP([.AC25];[.$V$9:.$V$16];[.$S$9:.$S$16])+INDEX([.$U$9:.$U$17];MATCH(LOOKUP([.AC25];[.$V$9:.$V$17]);[.$V$9:.$V$17])+1)*([.AC25]-LOOKUP([.AC25];[.$V$9:.$V$17]))" office:value-type="float" office:value="6143051059.03248" calcext:value-type="float">
            <text:p>6,143,051,059</text:p>
          </table:table-cell>
          <table:table-cell table:style-name="ce12" table:formula="of:=INDEX([.$U$9:.$U$17];MATCH(LOOKUP([.AC25];[.$V$9:.$V$17]);[.$V$9:.$V$17])+1)" office:value-type="float" office:value="2306.0076327421" calcext:value-type="float">
            <text:p>2,306</text:p>
          </table:table-cell>
          <table:table-cell table:style-name="ce22" table:formula="of:=((365*24*6)*[.AK25])/[.AJ25]" office:value-type="percentage" office:value="0.0197302220040499" calcext:value-type="percentage">
            <text:p>1.97%</text:p>
          </table:table-cell>
          <table:table-cell/>
          <table:table-cell table:style-name="ce7" table:formula="of:=[.AC25]/(365*24*6)" office:value-type="float" office:value="3.0441400304414" calcext:value-type="float">
            <text:p>3.0441400304414</text:p>
          </table:table-cell>
          <table:table-cell table:style-name="ce22" table:formula="of:=[.AF25]" office:value-type="percentage" office:value="0.300342857142857" calcext:value-type="percentage">
            <text:p>30.03%</text:p>
          </table:table-cell>
          <table:table-cell table:style-name="ce22" table:formula="of:=[.AI25]" office:value-type="percentage" office:value="0.136519480519481" calcext:value-type="percentage">
            <text:p>13.65%</text:p>
          </table:table-cell>
          <table:table-cell table:style-name="ce22" table:formula="of:=[.AL25]" office:value-type="percentage" office:value="0.0197302220040499" calcext:value-type="percentage">
            <text:p>1.97%</text:p>
          </table:table-cell>
        </table:table-row>
        <table:table-row table:style-name="ro1">
          <table:table-cell table:number-columns-repeated="28"/>
          <table:table-cell table:style-name="ce12" table:formula="of:=[.AC25]+10000" office:value-type="float" office:value="170000" calcext:value-type="float">
            <text:p>170,000</text:p>
          </table:table-cell>
          <table:table-cell table:style-name="ce12" table:formula="of:=LOOKUP([.AC26];[.$E$9:.$E$16];[.$B$9:.$B$16])+INDEX([.$D$9:.$D$17];MATCH(LOOKUP([.AC26];[.$E$9:.$E$17]);[.$E$9:.$E$17])+1)*([.AC26]-LOOKUP([.AC26];[.$E$9:.$E$17]))" office:value-type="float" office:value="18500000000" calcext:value-type="float">
            <text:p>18,500,000,000</text:p>
          </table:table-cell>
          <table:table-cell table:style-name="ce12" table:formula="of:=INDEX([.$D$9:.$D$17];MATCH(LOOKUP([.AC26];[.$E$9:.$E$17]);[.$E$9:.$E$17])+1)" office:value-type="float" office:value="100000" calcext:value-type="float">
            <text:p>100,000</text:p>
          </table:table-cell>
          <table:table-cell table:style-name="ce22" table:formula="of:=((365*24*6)*[.AE26])/[.AD26]" office:value-type="percentage" office:value="0.284108108108108" calcext:value-type="percentage">
            <text:p>28.41%</text:p>
          </table:table-cell>
          <table:table-cell table:style-name="ce12" table:formula="of:=LOOKUP([.AC26];[.$M$9:.$M$16];[.$J$9:.$J$16])+INDEX([.$L$9:.$L$17];MATCH(LOOKUP([.AC26];[.$M$9:.$M$17]);[.$M$9:.$M$17])+1)*([.AC26]-LOOKUP([.AC26];[.$M$9:.$M$17]))" office:value-type="float" office:value="9875000000" calcext:value-type="float">
            <text:p>9,875,000,000</text:p>
          </table:table-cell>
          <table:table-cell table:style-name="ce12" table:formula="of:=INDEX([.$L$9:.$L$17];MATCH(LOOKUP([.AC26];[.$M$9:.$M$17]);[.$M$9:.$M$17])+1)" office:value-type="float" office:value="25000" calcext:value-type="float">
            <text:p>25,000</text:p>
          </table:table-cell>
          <table:table-cell table:style-name="ce22" table:formula="of:=((365*24*6)*[.AH26])/[.AG26]" office:value-type="percentage" office:value="0.133063291139241" calcext:value-type="percentage">
            <text:p>13.31%</text:p>
          </table:table-cell>
          <table:table-cell table:style-name="ce12" table:formula="of:=LOOKUP([.AC26];[.$V$9:.$V$16];[.$S$9:.$S$16])+INDEX([.$U$9:.$U$17];MATCH(LOOKUP([.AC26];[.$V$9:.$V$17]);[.$V$9:.$V$17])+1)*([.AC26]-LOOKUP([.AC26];[.$V$9:.$V$17]))" office:value-type="float" office:value="6166111135.3599" calcext:value-type="float">
            <text:p>6,166,111,135</text:p>
          </table:table-cell>
          <table:table-cell table:style-name="ce12" table:formula="of:=INDEX([.$U$9:.$U$17];MATCH(LOOKUP([.AC26];[.$V$9:.$V$17]);[.$V$9:.$V$17])+1)" office:value-type="float" office:value="2306.0076327421" calcext:value-type="float">
            <text:p>2,306</text:p>
          </table:table-cell>
          <table:table-cell table:style-name="ce22" table:formula="of:=((365*24*6)*[.AK26])/[.AJ26]" office:value-type="percentage" office:value="0.0196564347473199" calcext:value-type="percentage">
            <text:p>1.97%</text:p>
          </table:table-cell>
          <table:table-cell/>
          <table:table-cell table:style-name="ce7" table:formula="of:=[.AC26]/(365*24*6)" office:value-type="float" office:value="3.23439878234399" calcext:value-type="float">
            <text:p>3.23439878234399</text:p>
          </table:table-cell>
          <table:table-cell table:style-name="ce22" table:formula="of:=[.AF26]" office:value-type="percentage" office:value="0.284108108108108" calcext:value-type="percentage">
            <text:p>28.41%</text:p>
          </table:table-cell>
          <table:table-cell table:style-name="ce22" table:formula="of:=[.AI26]" office:value-type="percentage" office:value="0.133063291139241" calcext:value-type="percentage">
            <text:p>13.31%</text:p>
          </table:table-cell>
          <table:table-cell table:style-name="ce22" table:formula="of:=[.AL26]" office:value-type="percentage" office:value="0.0196564347473199" calcext:value-type="percentage">
            <text:p>1.9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6]+10000" office:value-type="float" office:value="180000" calcext:value-type="float">
            <text:p>180,000</text:p>
          </table:table-cell>
          <table:table-cell table:style-name="ce12" table:formula="of:=LOOKUP([.AC27];[.$E$9:.$E$16];[.$B$9:.$B$16])+INDEX([.$D$9:.$D$17];MATCH(LOOKUP([.AC27];[.$E$9:.$E$17]);[.$E$9:.$E$17])+1)*([.AC27]-LOOKUP([.AC27];[.$E$9:.$E$17]))" office:value-type="float" office:value="19500000000" calcext:value-type="float">
            <text:p>19,500,000,000</text:p>
          </table:table-cell>
          <table:table-cell table:style-name="ce12" table:formula="of:=INDEX([.$D$9:.$D$17];MATCH(LOOKUP([.AC27];[.$E$9:.$E$17]);[.$E$9:.$E$17])+1)" office:value-type="float" office:value="100000" calcext:value-type="float">
            <text:p>100,000</text:p>
          </table:table-cell>
          <table:table-cell table:style-name="ce22" table:formula="of:=((365*24*6)*[.AE27])/[.AD27]" office:value-type="percentage" office:value="0.269538461538462" calcext:value-type="percentage">
            <text:p>26.95%</text:p>
          </table:table-cell>
          <table:table-cell table:style-name="ce12" table:formula="of:=LOOKUP([.AC27];[.$M$9:.$M$16];[.$J$9:.$J$16])+INDEX([.$L$9:.$L$17];MATCH(LOOKUP([.AC27];[.$M$9:.$M$17]);[.$M$9:.$M$17])+1)*([.AC27]-LOOKUP([.AC27];[.$M$9:.$M$17]))" office:value-type="float" office:value="10125000000" calcext:value-type="float">
            <text:p>10,125,000,000</text:p>
          </table:table-cell>
          <table:table-cell table:style-name="ce12" table:formula="of:=INDEX([.$L$9:.$L$17];MATCH(LOOKUP([.AC27];[.$M$9:.$M$17]);[.$M$9:.$M$17])+1)" office:value-type="float" office:value="25000" calcext:value-type="float">
            <text:p>25,000</text:p>
          </table:table-cell>
          <table:table-cell table:style-name="ce22" table:formula="of:=((365*24*6)*[.AH27])/[.AG27]" office:value-type="percentage" office:value="0.129777777777778" calcext:value-type="percentage">
            <text:p>12.98%</text:p>
          </table:table-cell>
          <table:table-cell table:style-name="ce12" table:formula="of:=LOOKUP([.AC27];[.$V$9:.$V$16];[.$S$9:.$S$16])+INDEX([.$U$9:.$U$17];MATCH(LOOKUP([.AC27];[.$V$9:.$V$17]);[.$V$9:.$V$17])+1)*([.AC27]-LOOKUP([.AC27];[.$V$9:.$V$17]))" office:value-type="float" office:value="6189171211.68732" calcext:value-type="float">
            <text:p>6,189,171,212</text:p>
          </table:table-cell>
          <table:table-cell table:style-name="ce12" table:formula="of:=INDEX([.$U$9:.$U$17];MATCH(LOOKUP([.AC27];[.$V$9:.$V$17]);[.$V$9:.$V$17])+1)" office:value-type="float" office:value="2306.0076327421" calcext:value-type="float">
            <text:p>2,306</text:p>
          </table:table-cell>
          <table:table-cell table:style-name="ce22" table:formula="of:=((365*24*6)*[.AK27])/[.AJ27]" office:value-type="percentage" office:value="0.0195831973347335" calcext:value-type="percentage">
            <text:p>1.96%</text:p>
          </table:table-cell>
          <table:table-cell/>
          <table:table-cell table:style-name="ce7" table:formula="of:=[.AC27]/(365*24*6)" office:value-type="float" office:value="3.42465753424658" calcext:value-type="float">
            <text:p>3.42465753424658</text:p>
          </table:table-cell>
          <table:table-cell table:style-name="ce22" table:formula="of:=[.AF27]" office:value-type="percentage" office:value="0.269538461538462" calcext:value-type="percentage">
            <text:p>26.95%</text:p>
          </table:table-cell>
          <table:table-cell table:style-name="ce22" table:formula="of:=[.AI27]" office:value-type="percentage" office:value="0.129777777777778" calcext:value-type="percentage">
            <text:p>12.98%</text:p>
          </table:table-cell>
          <table:table-cell table:style-name="ce22" table:formula="of:=[.AL27]" office:value-type="percentage" office:value="0.0195831973347335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7]+10000" office:value-type="float" office:value="190000" calcext:value-type="float">
            <text:p>190,000</text:p>
          </table:table-cell>
          <table:table-cell table:style-name="ce12" table:formula="of:=LOOKUP([.AC28];[.$E$9:.$E$16];[.$B$9:.$B$16])+INDEX([.$D$9:.$D$17];MATCH(LOOKUP([.AC28];[.$E$9:.$E$17]);[.$E$9:.$E$17])+1)*([.AC28]-LOOKUP([.AC28];[.$E$9:.$E$17]))" office:value-type="float" office:value="20500000000" calcext:value-type="float">
            <text:p>20,500,000,000</text:p>
          </table:table-cell>
          <table:table-cell table:style-name="ce12" table:formula="of:=INDEX([.$D$9:.$D$17];MATCH(LOOKUP([.AC28];[.$E$9:.$E$17]);[.$E$9:.$E$17])+1)" office:value-type="float" office:value="100000" calcext:value-type="float">
            <text:p>100,000</text:p>
          </table:table-cell>
          <table:table-cell table:style-name="ce22" table:formula="of:=((365*24*6)*[.AE28])/[.AD28]" office:value-type="percentage" office:value="0.256390243902439" calcext:value-type="percentage">
            <text:p>25.64%</text:p>
          </table:table-cell>
          <table:table-cell table:style-name="ce12" table:formula="of:=LOOKUP([.AC28];[.$M$9:.$M$16];[.$J$9:.$J$16])+INDEX([.$L$9:.$L$17];MATCH(LOOKUP([.AC28];[.$M$9:.$M$17]);[.$M$9:.$M$17])+1)*([.AC28]-LOOKUP([.AC28];[.$M$9:.$M$17]))" office:value-type="float" office:value="10375000000" calcext:value-type="float">
            <text:p>10,375,000,000</text:p>
          </table:table-cell>
          <table:table-cell table:style-name="ce12" table:formula="of:=INDEX([.$L$9:.$L$17];MATCH(LOOKUP([.AC28];[.$M$9:.$M$17]);[.$M$9:.$M$17])+1)" office:value-type="float" office:value="25000" calcext:value-type="float">
            <text:p>25,000</text:p>
          </table:table-cell>
          <table:table-cell table:style-name="ce22" table:formula="of:=((365*24*6)*[.AH28])/[.AG28]" office:value-type="percentage" office:value="0.126650602409639" calcext:value-type="percentage">
            <text:p>12.67%</text:p>
          </table:table-cell>
          <table:table-cell table:style-name="ce12" table:formula="of:=LOOKUP([.AC28];[.$V$9:.$V$16];[.$S$9:.$S$16])+INDEX([.$U$9:.$U$17];MATCH(LOOKUP([.AC28];[.$V$9:.$V$17]);[.$V$9:.$V$17])+1)*([.AC28]-LOOKUP([.AC28];[.$V$9:.$V$17]))" office:value-type="float" office:value="6116557056.46773" calcext:value-type="float">
            <text:p>6,116,557,056</text:p>
          </table:table-cell>
          <table:table-cell table:style-name="ce12" table:formula="of:=INDEX([.$U$9:.$U$17];MATCH(LOOKUP([.AC28];[.$V$9:.$V$17]);[.$V$9:.$V$17])+1)" office:value-type="float" office:value="2411.25863870472" calcext:value-type="float">
            <text:p>2,411</text:p>
          </table:table-cell>
          <table:table-cell table:style-name="ce22" table:formula="of:=((365*24*6)*[.AK28])/[.AJ28]" office:value-type="percentage" office:value="0.0207201131094343" calcext:value-type="percentage">
            <text:p>2.07%</text:p>
          </table:table-cell>
          <table:table-cell/>
          <table:table-cell table:style-name="ce7" table:formula="of:=[.AC28]/(365*24*6)" office:value-type="float" office:value="3.61491628614916" calcext:value-type="float">
            <text:p>3.61491628614916</text:p>
          </table:table-cell>
          <table:table-cell table:style-name="ce22" table:formula="of:=[.AF28]" office:value-type="percentage" office:value="0.256390243902439" calcext:value-type="percentage">
            <text:p>25.64%</text:p>
          </table:table-cell>
          <table:table-cell table:style-name="ce22" table:formula="of:=[.AI28]" office:value-type="percentage" office:value="0.126650602409639" calcext:value-type="percentage">
            <text:p>12.67%</text:p>
          </table:table-cell>
          <table:table-cell table:style-name="ce22" table:formula="of:=[.AL28]" office:value-type="percentage" office:value="0.0207201131094343" calcext:value-type="percentage">
            <text:p>2.0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8]+10000" office:value-type="float" office:value="200000" calcext:value-type="float">
            <text:p>200,000</text:p>
          </table:table-cell>
          <table:table-cell table:style-name="ce12" table:formula="of:=LOOKUP([.AC29];[.$E$9:.$E$16];[.$B$9:.$B$16])+INDEX([.$D$9:.$D$17];MATCH(LOOKUP([.AC29];[.$E$9:.$E$17]);[.$E$9:.$E$17])+1)*([.AC29]-LOOKUP([.AC29];[.$E$9:.$E$17]))" office:value-type="float" office:value="21500000000" calcext:value-type="float">
            <text:p>21,500,000,000</text:p>
          </table:table-cell>
          <table:table-cell table:style-name="ce12" table:formula="of:=INDEX([.$D$9:.$D$17];MATCH(LOOKUP([.AC29];[.$E$9:.$E$17]);[.$E$9:.$E$17])+1)" office:value-type="float" office:value="100000" calcext:value-type="float">
            <text:p>100,000</text:p>
          </table:table-cell>
          <table:table-cell table:style-name="ce22" table:formula="of:=((365*24*6)*[.AE29])/[.AD29]" office:value-type="percentage" office:value="0.24446511627907" calcext:value-type="percentage">
            <text:p>24.45%</text:p>
          </table:table-cell>
          <table:table-cell table:style-name="ce12" table:formula="of:=LOOKUP([.AC29];[.$M$9:.$M$16];[.$J$9:.$J$16])+INDEX([.$L$9:.$L$17];MATCH(LOOKUP([.AC29];[.$M$9:.$M$17]);[.$M$9:.$M$17])+1)*([.AC29]-LOOKUP([.AC29];[.$M$9:.$M$17]))" office:value-type="float" office:value="10625000000" calcext:value-type="float">
            <text:p>10,625,000,000</text:p>
          </table:table-cell>
          <table:table-cell table:style-name="ce12" table:formula="of:=INDEX([.$L$9:.$L$17];MATCH(LOOKUP([.AC29];[.$M$9:.$M$17]);[.$M$9:.$M$17])+1)" office:value-type="float" office:value="25000" calcext:value-type="float">
            <text:p>25,000</text:p>
          </table:table-cell>
          <table:table-cell table:style-name="ce22" table:formula="of:=((365*24*6)*[.AH29])/[.AG29]" office:value-type="percentage" office:value="0.123670588235294" calcext:value-type="percentage">
            <text:p>12.37%</text:p>
          </table:table-cell>
          <table:table-cell table:style-name="ce12" table:formula="of:=LOOKUP([.AC29];[.$V$9:.$V$16];[.$S$9:.$S$16])+INDEX([.$U$9:.$U$17];MATCH(LOOKUP([.AC29];[.$V$9:.$V$17]);[.$V$9:.$V$17])+1)*([.AC29]-LOOKUP([.AC29];[.$V$9:.$V$17]))" office:value-type="float" office:value="6140669642.85478" calcext:value-type="float">
            <text:p>6,140,669,643</text:p>
          </table:table-cell>
          <table:table-cell table:style-name="ce12" table:formula="of:=INDEX([.$U$9:.$U$17];MATCH(LOOKUP([.AC29];[.$V$9:.$V$17]);[.$V$9:.$V$17])+1)" office:value-type="float" office:value="2411.25863870472" calcext:value-type="float">
            <text:p>2,411</text:p>
          </table:table-cell>
          <table:table-cell table:style-name="ce22" table:formula="of:=((365*24*6)*[.AK29])/[.AJ29]" office:value-type="percentage" office:value="0.0206387513775128" calcext:value-type="percentage">
            <text:p>2.06%</text:p>
          </table:table-cell>
          <table:table-cell/>
          <table:table-cell table:style-name="ce7" table:formula="of:=[.AC29]/(365*24*6)" office:value-type="float" office:value="3.80517503805175" calcext:value-type="float">
            <text:p>3.80517503805175</text:p>
          </table:table-cell>
          <table:table-cell table:style-name="ce22" table:formula="of:=[.AF29]" office:value-type="percentage" office:value="0.24446511627907" calcext:value-type="percentage">
            <text:p>24.45%</text:p>
          </table:table-cell>
          <table:table-cell table:style-name="ce22" table:formula="of:=[.AI29]" office:value-type="percentage" office:value="0.123670588235294" calcext:value-type="percentage">
            <text:p>12.37%</text:p>
          </table:table-cell>
          <table:table-cell table:style-name="ce22" table:formula="of:=[.AL29]" office:value-type="percentage" office:value="0.0206387513775128" calcext:value-type="percentage">
            <text:p>2.0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9]+10000" office:value-type="float" office:value="210000" calcext:value-type="float">
            <text:p>210,000</text:p>
          </table:table-cell>
          <table:table-cell table:style-name="ce12" table:formula="of:=LOOKUP([.AC30];[.$E$9:.$E$16];[.$B$9:.$B$16])+INDEX([.$D$9:.$D$17];MATCH(LOOKUP([.AC30];[.$E$9:.$E$17]);[.$E$9:.$E$17])+1)*([.AC30]-LOOKUP([.AC30];[.$E$9:.$E$17]))" office:value-type="float" office:value="22500000000" calcext:value-type="float">
            <text:p>22,500,000,000</text:p>
          </table:table-cell>
          <table:table-cell table:style-name="ce12" table:formula="of:=INDEX([.$D$9:.$D$17];MATCH(LOOKUP([.AC30];[.$E$9:.$E$17]);[.$E$9:.$E$17])+1)" office:value-type="float" office:value="50000" calcext:value-type="float">
            <text:p>50,000</text:p>
          </table:table-cell>
          <table:table-cell table:style-name="ce22" table:formula="of:=((365*24*6)*[.AE30])/[.AD30]" office:value-type="percentage" office:value="0.1168" calcext:value-type="percentage">
            <text:p>11.68%</text:p>
          </table:table-cell>
          <table:table-cell table:style-name="ce12" table:formula="of:=LOOKUP([.AC30];[.$M$9:.$M$16];[.$J$9:.$J$16])+INDEX([.$L$9:.$L$17];MATCH(LOOKUP([.AC30];[.$M$9:.$M$17]);[.$M$9:.$M$17])+1)*([.AC30]-LOOKUP([.AC30];[.$M$9:.$M$17]))" office:value-type="float" office:value="10875000000" calcext:value-type="float">
            <text:p>10,875,000,000</text:p>
          </table:table-cell>
          <table:table-cell table:style-name="ce12" table:formula="of:=INDEX([.$L$9:.$L$17];MATCH(LOOKUP([.AC30];[.$M$9:.$M$17]);[.$M$9:.$M$17])+1)" office:value-type="float" office:value="25000" calcext:value-type="float">
            <text:p>25,000</text:p>
          </table:table-cell>
          <table:table-cell table:style-name="ce22" table:formula="of:=((365*24*6)*[.AH30])/[.AG30]" office:value-type="percentage" office:value="0.120827586206897" calcext:value-type="percentage">
            <text:p>12.08%</text:p>
          </table:table-cell>
          <table:table-cell table:style-name="ce12" table:formula="of:=LOOKUP([.AC30];[.$V$9:.$V$16];[.$S$9:.$S$16])+INDEX([.$U$9:.$U$17];MATCH(LOOKUP([.AC30];[.$V$9:.$V$17]);[.$V$9:.$V$17])+1)*([.AC30]-LOOKUP([.AC30];[.$V$9:.$V$17]))" office:value-type="float" office:value="6164782229.24183" calcext:value-type="float">
            <text:p>6,164,782,229</text:p>
          </table:table-cell>
          <table:table-cell table:style-name="ce12" table:formula="of:=INDEX([.$U$9:.$U$17];MATCH(LOOKUP([.AC30];[.$V$9:.$V$17]);[.$V$9:.$V$17])+1)" office:value-type="float" office:value="2411.25863870472" calcext:value-type="float">
            <text:p>2,411</text:p>
          </table:table-cell>
          <table:table-cell table:style-name="ce22" table:formula="of:=((365*24*6)*[.AK30])/[.AJ30]" office:value-type="percentage" office:value="0.0205580261130986" calcext:value-type="percentage">
            <text:p>2.06%</text:p>
          </table:table-cell>
          <table:table-cell/>
          <table:table-cell table:style-name="ce7" table:formula="of:=[.AC30]/(365*24*6)" office:value-type="float" office:value="3.99543378995434" calcext:value-type="float">
            <text:p>3.99543378995434</text:p>
          </table:table-cell>
          <table:table-cell table:style-name="ce22" table:formula="of:=[.AF30]" office:value-type="percentage" office:value="0.1168" calcext:value-type="percentage">
            <text:p>11.68%</text:p>
          </table:table-cell>
          <table:table-cell table:style-name="ce22" table:formula="of:=[.AI30]" office:value-type="percentage" office:value="0.120827586206897" calcext:value-type="percentage">
            <text:p>12.08%</text:p>
          </table:table-cell>
          <table:table-cell table:style-name="ce22" table:formula="of:=[.AL30]" office:value-type="percentage" office:value="0.0205580261130986" calcext:value-type="percentage">
            <text:p>2.0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0]+10000" office:value-type="float" office:value="220000" calcext:value-type="float">
            <text:p>220,000</text:p>
          </table:table-cell>
          <table:table-cell table:style-name="ce12" table:formula="of:=LOOKUP([.AC31];[.$E$9:.$E$16];[.$B$9:.$B$16])+INDEX([.$D$9:.$D$17];MATCH(LOOKUP([.AC31];[.$E$9:.$E$17]);[.$E$9:.$E$17])+1)*([.AC31]-LOOKUP([.AC31];[.$E$9:.$E$17]))" office:value-type="float" office:value="23000000000" calcext:value-type="float">
            <text:p>23,000,000,000</text:p>
          </table:table-cell>
          <table:table-cell table:style-name="ce12" table:formula="of:=INDEX([.$D$9:.$D$17];MATCH(LOOKUP([.AC31];[.$E$9:.$E$17]);[.$E$9:.$E$17])+1)" office:value-type="float" office:value="50000" calcext:value-type="float">
            <text:p>50,000</text:p>
          </table:table-cell>
          <table:table-cell table:style-name="ce22" table:formula="of:=((365*24*6)*[.AE31])/[.AD31]" office:value-type="percentage" office:value="0.114260869565217" calcext:value-type="percentage">
            <text:p>11.43%</text:p>
          </table:table-cell>
          <table:table-cell table:style-name="ce12" table:formula="of:=LOOKUP([.AC31];[.$M$9:.$M$16];[.$J$9:.$J$16])+INDEX([.$L$9:.$L$17];MATCH(LOOKUP([.AC31];[.$M$9:.$M$17]);[.$M$9:.$M$17])+1)*([.AC31]-LOOKUP([.AC31];[.$M$9:.$M$17]))" office:value-type="float" office:value="11125000000" calcext:value-type="float">
            <text:p>11,125,000,000</text:p>
          </table:table-cell>
          <table:table-cell table:style-name="ce12" table:formula="of:=INDEX([.$L$9:.$L$17];MATCH(LOOKUP([.AC31];[.$M$9:.$M$17]);[.$M$9:.$M$17])+1)" office:value-type="float" office:value="25000" calcext:value-type="float">
            <text:p>25,000</text:p>
          </table:table-cell>
          <table:table-cell table:style-name="ce22" table:formula="of:=((365*24*6)*[.AH31])/[.AG31]" office:value-type="percentage" office:value="0.118112359550562" calcext:value-type="percentage">
            <text:p>11.81%</text:p>
          </table:table-cell>
          <table:table-cell table:style-name="ce12" table:formula="of:=LOOKUP([.AC31];[.$V$9:.$V$16];[.$S$9:.$S$16])+INDEX([.$U$9:.$U$17];MATCH(LOOKUP([.AC31];[.$V$9:.$V$17]);[.$V$9:.$V$17])+1)*([.AC31]-LOOKUP([.AC31];[.$V$9:.$V$17]))" office:value-type="float" office:value="6188894815.62888" calcext:value-type="float">
            <text:p>6,188,894,816</text:p>
          </table:table-cell>
          <table:table-cell table:style-name="ce12" table:formula="of:=INDEX([.$U$9:.$U$17];MATCH(LOOKUP([.AC31];[.$V$9:.$V$17]);[.$V$9:.$V$17])+1)" office:value-type="float" office:value="2411.25863870472" calcext:value-type="float">
            <text:p>2,411</text:p>
          </table:table-cell>
          <table:table-cell table:style-name="ce22" table:formula="of:=((365*24*6)*[.AK31])/[.AJ31]" office:value-type="percentage" office:value="0.0204779298769585" calcext:value-type="percentage">
            <text:p>2.05%</text:p>
          </table:table-cell>
          <table:table-cell/>
          <table:table-cell table:style-name="ce7" table:formula="of:=[.AC31]/(365*24*6)" office:value-type="float" office:value="4.18569254185693" calcext:value-type="float">
            <text:p>4.18569254185693</text:p>
          </table:table-cell>
          <table:table-cell table:style-name="ce22" table:formula="of:=[.AF31]" office:value-type="percentage" office:value="0.114260869565217" calcext:value-type="percentage">
            <text:p>11.43%</text:p>
          </table:table-cell>
          <table:table-cell table:style-name="ce22" table:formula="of:=[.AI31]" office:value-type="percentage" office:value="0.118112359550562" calcext:value-type="percentage">
            <text:p>11.81%</text:p>
          </table:table-cell>
          <table:table-cell table:style-name="ce22" table:formula="of:=[.AL31]" office:value-type="percentage" office:value="0.0204779298769585" calcext:value-type="percentage">
            <text:p>2.0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1]+10000" office:value-type="float" office:value="230000" calcext:value-type="float">
            <text:p>230,000</text:p>
          </table:table-cell>
          <table:table-cell table:style-name="ce12" table:formula="of:=LOOKUP([.AC32];[.$E$9:.$E$16];[.$B$9:.$B$16])+INDEX([.$D$9:.$D$17];MATCH(LOOKUP([.AC32];[.$E$9:.$E$17]);[.$E$9:.$E$17])+1)*([.AC32]-LOOKUP([.AC32];[.$E$9:.$E$17]))" office:value-type="float" office:value="23500000000" calcext:value-type="float">
            <text:p>23,500,000,000</text:p>
          </table:table-cell>
          <table:table-cell table:style-name="ce12" table:formula="of:=INDEX([.$D$9:.$D$17];MATCH(LOOKUP([.AC32];[.$E$9:.$E$17]);[.$E$9:.$E$17])+1)" office:value-type="float" office:value="50000" calcext:value-type="float">
            <text:p>50,000</text:p>
          </table:table-cell>
          <table:table-cell table:style-name="ce22" table:formula="of:=((365*24*6)*[.AE32])/[.AD32]" office:value-type="percentage" office:value="0.111829787234043" calcext:value-type="percentage">
            <text:p>11.18%</text:p>
          </table:table-cell>
          <table:table-cell table:style-name="ce12" table:formula="of:=LOOKUP([.AC32];[.$M$9:.$M$16];[.$J$9:.$J$16])+INDEX([.$L$9:.$L$17];MATCH(LOOKUP([.AC32];[.$M$9:.$M$17]);[.$M$9:.$M$17])+1)*([.AC32]-LOOKUP([.AC32];[.$M$9:.$M$17]))" office:value-type="float" office:value="11375000000" calcext:value-type="float">
            <text:p>11,375,000,000</text:p>
          </table:table-cell>
          <table:table-cell table:style-name="ce12" table:formula="of:=INDEX([.$L$9:.$L$17];MATCH(LOOKUP([.AC32];[.$M$9:.$M$17]);[.$M$9:.$M$17])+1)" office:value-type="float" office:value="25000" calcext:value-type="float">
            <text:p>25,000</text:p>
          </table:table-cell>
          <table:table-cell table:style-name="ce22" table:formula="of:=((365*24*6)*[.AH32])/[.AG32]" office:value-type="percentage" office:value="0.115516483516484" calcext:value-type="percentage">
            <text:p>11.55%</text:p>
          </table:table-cell>
          <table:table-cell table:style-name="ce12" table:formula="of:=LOOKUP([.AC32];[.$V$9:.$V$16];[.$S$9:.$S$16])+INDEX([.$U$9:.$U$17];MATCH(LOOKUP([.AC32];[.$V$9:.$V$17]);[.$V$9:.$V$17])+1)*([.AC32]-LOOKUP([.AC32];[.$V$9:.$V$17]))" office:value-type="float" office:value="6213007402.01592" calcext:value-type="float">
            <text:p>6,213,007,402</text:p>
          </table:table-cell>
          <table:table-cell table:style-name="ce12" table:formula="of:=INDEX([.$U$9:.$U$17];MATCH(LOOKUP([.AC32];[.$V$9:.$V$17]);[.$V$9:.$V$17])+1)" office:value-type="float" office:value="2411.25863870472" calcext:value-type="float">
            <text:p>2,411</text:p>
          </table:table-cell>
          <table:table-cell table:style-name="ce22" table:formula="of:=((365*24*6)*[.AK32])/[.AJ32]" office:value-type="percentage" office:value="0.020398455345345" calcext:value-type="percentage">
            <text:p>2.04%</text:p>
          </table:table-cell>
          <table:table-cell/>
          <table:table-cell table:style-name="ce7" table:formula="of:=[.AC32]/(365*24*6)" office:value-type="float" office:value="4.37595129375951" calcext:value-type="float">
            <text:p>4.37595129375951</text:p>
          </table:table-cell>
          <table:table-cell table:style-name="ce22" table:formula="of:=[.AF32]" office:value-type="percentage" office:value="0.111829787234043" calcext:value-type="percentage">
            <text:p>11.18%</text:p>
          </table:table-cell>
          <table:table-cell table:style-name="ce22" table:formula="of:=[.AI32]" office:value-type="percentage" office:value="0.115516483516484" calcext:value-type="percentage">
            <text:p>11.55%</text:p>
          </table:table-cell>
          <table:table-cell table:style-name="ce22" table:formula="of:=[.AL32]" office:value-type="percentage" office:value="0.020398455345345" calcext:value-type="percentage">
            <text:p>2.0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2]+10000" office:value-type="float" office:value="240000" calcext:value-type="float">
            <text:p>240,000</text:p>
          </table:table-cell>
          <table:table-cell table:style-name="ce12" table:formula="of:=LOOKUP([.AC33];[.$E$9:.$E$16];[.$B$9:.$B$16])+INDEX([.$D$9:.$D$17];MATCH(LOOKUP([.AC33];[.$E$9:.$E$17]);[.$E$9:.$E$17])+1)*([.AC33]-LOOKUP([.AC33];[.$E$9:.$E$17]))" office:value-type="float" office:value="24000000000" calcext:value-type="float">
            <text:p>24,000,000,000</text:p>
          </table:table-cell>
          <table:table-cell table:style-name="ce12" table:formula="of:=INDEX([.$D$9:.$D$17];MATCH(LOOKUP([.AC33];[.$E$9:.$E$17]);[.$E$9:.$E$17])+1)" office:value-type="float" office:value="50000" calcext:value-type="float">
            <text:p>50,000</text:p>
          </table:table-cell>
          <table:table-cell table:style-name="ce22" table:formula="of:=((365*24*6)*[.AE33])/[.AD33]" office:value-type="percentage" office:value="0.1095" calcext:value-type="percentage">
            <text:p>10.95%</text:p>
          </table:table-cell>
          <table:table-cell table:style-name="ce12" table:formula="of:=LOOKUP([.AC33];[.$M$9:.$M$16];[.$J$9:.$J$16])+INDEX([.$L$9:.$L$17];MATCH(LOOKUP([.AC33];[.$M$9:.$M$17]);[.$M$9:.$M$17])+1)*([.AC33]-LOOKUP([.AC33];[.$M$9:.$M$17]))" office:value-type="float" office:value="10062500000" calcext:value-type="float">
            <text:p>10,062,500,000</text:p>
          </table:table-cell>
          <table:table-cell table:style-name="ce12" table:formula="of:=INDEX([.$L$9:.$L$17];MATCH(LOOKUP([.AC33];[.$M$9:.$M$17]);[.$M$9:.$M$17])+1)" office:value-type="float" office:value="12500" calcext:value-type="float">
            <text:p>12,500</text:p>
          </table:table-cell>
          <table:table-cell table:style-name="ce22" table:formula="of:=((365*24*6)*[.AH33])/[.AG33]" office:value-type="percentage" office:value="0.0652919254658385" calcext:value-type="percentage">
            <text:p>6.53%</text:p>
          </table:table-cell>
          <table:table-cell table:style-name="ce12" table:formula="of:=LOOKUP([.AC33];[.$V$9:.$V$16];[.$S$9:.$S$16])+INDEX([.$U$9:.$U$17];MATCH(LOOKUP([.AC33];[.$V$9:.$V$17]);[.$V$9:.$V$17])+1)*([.AC33]-LOOKUP([.AC33];[.$V$9:.$V$17]))" office:value-type="float" office:value="6237119988.40297" calcext:value-type="float">
            <text:p>6,237,119,988</text:p>
          </table:table-cell>
          <table:table-cell table:style-name="ce12" table:formula="of:=INDEX([.$U$9:.$U$17];MATCH(LOOKUP([.AC33];[.$V$9:.$V$17]);[.$V$9:.$V$17])+1)" office:value-type="float" office:value="2411.25863870472" calcext:value-type="float">
            <text:p>2,411</text:p>
          </table:table-cell>
          <table:table-cell table:style-name="ce22" table:formula="of:=((365*24*6)*[.AK33])/[.AJ33]" office:value-type="percentage" office:value="0.0203195953077649" calcext:value-type="percentage">
            <text:p>2.03%</text:p>
          </table:table-cell>
          <table:table-cell/>
          <table:table-cell table:style-name="ce7" table:formula="of:=[.AC33]/(365*24*6)" office:value-type="float" office:value="4.5662100456621" calcext:value-type="float">
            <text:p>4.5662100456621</text:p>
          </table:table-cell>
          <table:table-cell table:style-name="ce22" table:formula="of:=[.AF33]" office:value-type="percentage" office:value="0.1095" calcext:value-type="percentage">
            <text:p>10.95%</text:p>
          </table:table-cell>
          <table:table-cell table:style-name="ce22" table:formula="of:=[.AI33]" office:value-type="percentage" office:value="0.0652919254658385" calcext:value-type="percentage">
            <text:p>6.53%</text:p>
          </table:table-cell>
          <table:table-cell table:style-name="ce22" table:formula="of:=[.AL33]" office:value-type="percentage" office:value="0.0203195953077649" calcext:value-type="percentage">
            <text:p>2.0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3]+10000" office:value-type="float" office:value="250000" calcext:value-type="float">
            <text:p>250,000</text:p>
          </table:table-cell>
          <table:table-cell table:style-name="ce12" table:formula="of:=LOOKUP([.AC34];[.$E$9:.$E$16];[.$B$9:.$B$16])+INDEX([.$D$9:.$D$17];MATCH(LOOKUP([.AC34];[.$E$9:.$E$17]);[.$E$9:.$E$17])+1)*([.AC34]-LOOKUP([.AC34];[.$E$9:.$E$17]))" office:value-type="float" office:value="24500000000" calcext:value-type="float">
            <text:p>24,500,000,000</text:p>
          </table:table-cell>
          <table:table-cell table:style-name="ce12" table:formula="of:=INDEX([.$D$9:.$D$17];MATCH(LOOKUP([.AC34];[.$E$9:.$E$17]);[.$E$9:.$E$17])+1)" office:value-type="float" office:value="50000" calcext:value-type="float">
            <text:p>50,000</text:p>
          </table:table-cell>
          <table:table-cell table:style-name="ce22" table:formula="of:=((365*24*6)*[.AE34])/[.AD34]" office:value-type="percentage" office:value="0.107265306122449" calcext:value-type="percentage">
            <text:p>10.73%</text:p>
          </table:table-cell>
          <table:table-cell table:style-name="ce12" table:formula="of:=LOOKUP([.AC34];[.$M$9:.$M$16];[.$J$9:.$J$16])+INDEX([.$L$9:.$L$17];MATCH(LOOKUP([.AC34];[.$M$9:.$M$17]);[.$M$9:.$M$17])+1)*([.AC34]-LOOKUP([.AC34];[.$M$9:.$M$17]))" office:value-type="float" office:value="10187500000" calcext:value-type="float">
            <text:p>10,187,500,000</text:p>
          </table:table-cell>
          <table:table-cell table:style-name="ce12" table:formula="of:=INDEX([.$L$9:.$L$17];MATCH(LOOKUP([.AC34];[.$M$9:.$M$17]);[.$M$9:.$M$17])+1)" office:value-type="float" office:value="12500" calcext:value-type="float">
            <text:p>12,500</text:p>
          </table:table-cell>
          <table:table-cell table:style-name="ce22" table:formula="of:=((365*24*6)*[.AH34])/[.AG34]" office:value-type="percentage" office:value="0.0644907975460123" calcext:value-type="percentage">
            <text:p>6.45%</text:p>
          </table:table-cell>
          <table:table-cell table:style-name="ce12" table:formula="of:=LOOKUP([.AC34];[.$V$9:.$V$16];[.$S$9:.$S$16])+INDEX([.$U$9:.$U$17];MATCH(LOOKUP([.AC34];[.$V$9:.$V$17]);[.$V$9:.$V$17])+1)*([.AC34]-LOOKUP([.AC34];[.$V$9:.$V$17]))" office:value-type="float" office:value="6261232574.79002" calcext:value-type="float">
            <text:p>6,261,232,575</text:p>
          </table:table-cell>
          <table:table-cell table:style-name="ce12" table:formula="of:=INDEX([.$U$9:.$U$17];MATCH(LOOKUP([.AC34];[.$V$9:.$V$17]);[.$V$9:.$V$17])+1)" office:value-type="float" office:value="2411.25863870472" calcext:value-type="float">
            <text:p>2,411</text:p>
          </table:table-cell>
          <table:table-cell table:style-name="ce22" table:formula="of:=((365*24*6)*[.AK34])/[.AJ34]" office:value-type="percentage" office:value="0.020241342664798" calcext:value-type="percentage">
            <text:p>2.02%</text:p>
          </table:table-cell>
          <table:table-cell/>
          <table:table-cell table:style-name="ce7" table:formula="of:=[.AC34]/(365*24*6)" office:value-type="float" office:value="4.75646879756469" calcext:value-type="float">
            <text:p>4.75646879756469</text:p>
          </table:table-cell>
          <table:table-cell table:style-name="ce22" table:formula="of:=[.AF34]" office:value-type="percentage" office:value="0.107265306122449" calcext:value-type="percentage">
            <text:p>10.73%</text:p>
          </table:table-cell>
          <table:table-cell table:style-name="ce22" table:formula="of:=[.AI34]" office:value-type="percentage" office:value="0.0644907975460123" calcext:value-type="percentage">
            <text:p>6.45%</text:p>
          </table:table-cell>
          <table:table-cell table:style-name="ce22" table:formula="of:=[.AL34]" office:value-type="percentage" office:value="0.020241342664798" calcext:value-type="percentage">
            <text:p>2.0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4]+10000" office:value-type="float" office:value="260000" calcext:value-type="float">
            <text:p>260,000</text:p>
          </table:table-cell>
          <table:table-cell table:style-name="ce12" table:formula="of:=LOOKUP([.AC35];[.$E$9:.$E$16];[.$B$9:.$B$16])+INDEX([.$D$9:.$D$17];MATCH(LOOKUP([.AC35];[.$E$9:.$E$17]);[.$E$9:.$E$17])+1)*([.AC35]-LOOKUP([.AC35];[.$E$9:.$E$17]))" office:value-type="float" office:value="25000000000" calcext:value-type="float">
            <text:p>25,000,000,000</text:p>
          </table:table-cell>
          <table:table-cell table:style-name="ce12" table:formula="of:=INDEX([.$D$9:.$D$17];MATCH(LOOKUP([.AC35];[.$E$9:.$E$17]);[.$E$9:.$E$17])+1)" office:value-type="float" office:value="50000" calcext:value-type="float">
            <text:p>50,000</text:p>
          </table:table-cell>
          <table:table-cell table:style-name="ce22" table:formula="of:=((365*24*6)*[.AE35])/[.AD35]" office:value-type="percentage" office:value="0.10512" calcext:value-type="percentage">
            <text:p>10.51%</text:p>
          </table:table-cell>
          <table:table-cell table:style-name="ce12" table:formula="of:=LOOKUP([.AC35];[.$M$9:.$M$16];[.$J$9:.$J$16])+INDEX([.$L$9:.$L$17];MATCH(LOOKUP([.AC35];[.$M$9:.$M$17]);[.$M$9:.$M$17])+1)*([.AC35]-LOOKUP([.AC35];[.$M$9:.$M$17]))" office:value-type="float" office:value="10312500000" calcext:value-type="float">
            <text:p>10,312,500,000</text:p>
          </table:table-cell>
          <table:table-cell table:style-name="ce12" table:formula="of:=INDEX([.$L$9:.$L$17];MATCH(LOOKUP([.AC35];[.$M$9:.$M$17]);[.$M$9:.$M$17])+1)" office:value-type="float" office:value="12500" calcext:value-type="float">
            <text:p>12,500</text:p>
          </table:table-cell>
          <table:table-cell table:style-name="ce22" table:formula="of:=((365*24*6)*[.AH35])/[.AG35]" office:value-type="percentage" office:value="0.0637090909090909" calcext:value-type="percentage">
            <text:p>6.37%</text:p>
          </table:table-cell>
          <table:table-cell table:style-name="ce12" table:formula="of:=LOOKUP([.AC35];[.$V$9:.$V$16];[.$S$9:.$S$16])+INDEX([.$U$9:.$U$17];MATCH(LOOKUP([.AC35];[.$V$9:.$V$17]);[.$V$9:.$V$17])+1)*([.AC35]-LOOKUP([.AC35];[.$V$9:.$V$17]))" office:value-type="float" office:value="6285345161.17706" calcext:value-type="float">
            <text:p>6,285,345,161</text:p>
          </table:table-cell>
          <table:table-cell table:style-name="ce12" table:formula="of:=INDEX([.$U$9:.$U$17];MATCH(LOOKUP([.AC35];[.$V$9:.$V$17]);[.$V$9:.$V$17])+1)" office:value-type="float" office:value="2411.25863870472" calcext:value-type="float">
            <text:p>2,411</text:p>
          </table:table-cell>
          <table:table-cell table:style-name="ce22" table:formula="of:=((365*24*6)*[.AK35])/[.AJ35]" office:value-type="percentage" office:value="0.0201636904259664" calcext:value-type="percentage">
            <text:p>2.02%</text:p>
          </table:table-cell>
          <table:table-cell/>
          <table:table-cell table:style-name="ce7" table:formula="of:=[.AC35]/(365*24*6)" office:value-type="float" office:value="4.94672754946728" calcext:value-type="float">
            <text:p>4.94672754946728</text:p>
          </table:table-cell>
          <table:table-cell table:style-name="ce22" table:formula="of:=[.AF35]" office:value-type="percentage" office:value="0.10512" calcext:value-type="percentage">
            <text:p>10.51%</text:p>
          </table:table-cell>
          <table:table-cell table:style-name="ce22" table:formula="of:=[.AI35]" office:value-type="percentage" office:value="0.0637090909090909" calcext:value-type="percentage">
            <text:p>6.37%</text:p>
          </table:table-cell>
          <table:table-cell table:style-name="ce22" table:formula="of:=[.AL35]" office:value-type="percentage" office:value="0.0201636904259664" calcext:value-type="percentage">
            <text:p>2.0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5]+10000" office:value-type="float" office:value="270000" calcext:value-type="float">
            <text:p>270,000</text:p>
          </table:table-cell>
          <table:table-cell table:style-name="ce12" table:formula="of:=LOOKUP([.AC36];[.$E$9:.$E$16];[.$B$9:.$B$16])+INDEX([.$D$9:.$D$17];MATCH(LOOKUP([.AC36];[.$E$9:.$E$17]);[.$E$9:.$E$17])+1)*([.AC36]-LOOKUP([.AC36];[.$E$9:.$E$17]))" office:value-type="float" office:value="25500000000" calcext:value-type="float">
            <text:p>25,500,000,000</text:p>
          </table:table-cell>
          <table:table-cell table:style-name="ce12" table:formula="of:=INDEX([.$D$9:.$D$17];MATCH(LOOKUP([.AC36];[.$E$9:.$E$17]);[.$E$9:.$E$17])+1)" office:value-type="float" office:value="50000" calcext:value-type="float">
            <text:p>50,000</text:p>
          </table:table-cell>
          <table:table-cell table:style-name="ce22" table:formula="of:=((365*24*6)*[.AE36])/[.AD36]" office:value-type="percentage" office:value="0.103058823529412" calcext:value-type="percentage">
            <text:p>10.31%</text:p>
          </table:table-cell>
          <table:table-cell table:style-name="ce12" table:formula="of:=LOOKUP([.AC36];[.$M$9:.$M$16];[.$J$9:.$J$16])+INDEX([.$L$9:.$L$17];MATCH(LOOKUP([.AC36];[.$M$9:.$M$17]);[.$M$9:.$M$17])+1)*([.AC36]-LOOKUP([.AC36];[.$M$9:.$M$17]))" office:value-type="float" office:value="10437500000" calcext:value-type="float">
            <text:p>10,437,500,000</text:p>
          </table:table-cell>
          <table:table-cell table:style-name="ce12" table:formula="of:=INDEX([.$L$9:.$L$17];MATCH(LOOKUP([.AC36];[.$M$9:.$M$17]);[.$M$9:.$M$17])+1)" office:value-type="float" office:value="12500" calcext:value-type="float">
            <text:p>12,500</text:p>
          </table:table-cell>
          <table:table-cell table:style-name="ce22" table:formula="of:=((365*24*6)*[.AH36])/[.AG36]" office:value-type="percentage" office:value="0.0629461077844311" calcext:value-type="percentage">
            <text:p>6.29%</text:p>
          </table:table-cell>
          <table:table-cell table:style-name="ce12" table:formula="of:=LOOKUP([.AC36];[.$V$9:.$V$16];[.$S$9:.$S$16])+INDEX([.$U$9:.$U$17];MATCH(LOOKUP([.AC36];[.$V$9:.$V$17]);[.$V$9:.$V$17])+1)*([.AC36]-LOOKUP([.AC36];[.$V$9:.$V$17]))" office:value-type="float" office:value="6309457747.56411" calcext:value-type="float">
            <text:p>6,309,457,748</text:p>
          </table:table-cell>
          <table:table-cell table:style-name="ce12" table:formula="of:=INDEX([.$U$9:.$U$17];MATCH(LOOKUP([.AC36];[.$V$9:.$V$17]);[.$V$9:.$V$17])+1)" office:value-type="float" office:value="2411.25863870472" calcext:value-type="float">
            <text:p>2,411</text:p>
          </table:table-cell>
          <table:table-cell table:style-name="ce22" table:formula="of:=((365*24*6)*[.AK36])/[.AJ36]" office:value-type="percentage" office:value="0.0200866317076533" calcext:value-type="percentage">
            <text:p>2.01%</text:p>
          </table:table-cell>
          <table:table-cell/>
          <table:table-cell table:style-name="ce7" table:formula="of:=[.AC36]/(365*24*6)" office:value-type="float" office:value="5.13698630136986" calcext:value-type="float">
            <text:p>5.13698630136986</text:p>
          </table:table-cell>
          <table:table-cell table:style-name="ce22" table:formula="of:=[.AF36]" office:value-type="percentage" office:value="0.103058823529412" calcext:value-type="percentage">
            <text:p>10.31%</text:p>
          </table:table-cell>
          <table:table-cell table:style-name="ce22" table:formula="of:=[.AI36]" office:value-type="percentage" office:value="0.0629461077844311" calcext:value-type="percentage">
            <text:p>6.29%</text:p>
          </table:table-cell>
          <table:table-cell table:style-name="ce22" table:formula="of:=[.AL36]" office:value-type="percentage" office:value="0.0200866317076533" calcext:value-type="percentage">
            <text:p>2.0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6]+10000" office:value-type="float" office:value="280000" calcext:value-type="float">
            <text:p>280,000</text:p>
          </table:table-cell>
          <table:table-cell table:style-name="ce12" table:formula="of:=LOOKUP([.AC37];[.$E$9:.$E$16];[.$B$9:.$B$16])+INDEX([.$D$9:.$D$17];MATCH(LOOKUP([.AC37];[.$E$9:.$E$17]);[.$E$9:.$E$17])+1)*([.AC37]-LOOKUP([.AC37];[.$E$9:.$E$17]))" office:value-type="float" office:value="26000000000" calcext:value-type="float">
            <text:p>26,000,000,000</text:p>
          </table:table-cell>
          <table:table-cell table:style-name="ce12" table:formula="of:=INDEX([.$D$9:.$D$17];MATCH(LOOKUP([.AC37];[.$E$9:.$E$17]);[.$E$9:.$E$17])+1)" office:value-type="float" office:value="50000" calcext:value-type="float">
            <text:p>50,000</text:p>
          </table:table-cell>
          <table:table-cell table:style-name="ce22" table:formula="of:=((365*24*6)*[.AE37])/[.AD37]" office:value-type="percentage" office:value="0.101076923076923" calcext:value-type="percentage">
            <text:p>10.11%</text:p>
          </table:table-cell>
          <table:table-cell table:style-name="ce12" table:formula="of:=LOOKUP([.AC37];[.$M$9:.$M$16];[.$J$9:.$J$16])+INDEX([.$L$9:.$L$17];MATCH(LOOKUP([.AC37];[.$M$9:.$M$17]);[.$M$9:.$M$17])+1)*([.AC37]-LOOKUP([.AC37];[.$M$9:.$M$17]))" office:value-type="float" office:value="10562500000" calcext:value-type="float">
            <text:p>10,562,500,000</text:p>
          </table:table-cell>
          <table:table-cell table:style-name="ce12" table:formula="of:=INDEX([.$L$9:.$L$17];MATCH(LOOKUP([.AC37];[.$M$9:.$M$17]);[.$M$9:.$M$17])+1)" office:value-type="float" office:value="12500" calcext:value-type="float">
            <text:p>12,500</text:p>
          </table:table-cell>
          <table:table-cell table:style-name="ce22" table:formula="of:=((365*24*6)*[.AH37])/[.AG37]" office:value-type="percentage" office:value="0.0622011834319527" calcext:value-type="percentage">
            <text:p>6.22%</text:p>
          </table:table-cell>
          <table:table-cell table:style-name="ce12" table:formula="of:=LOOKUP([.AC37];[.$V$9:.$V$16];[.$S$9:.$S$16])+INDEX([.$U$9:.$U$17];MATCH(LOOKUP([.AC37];[.$V$9:.$V$17]);[.$V$9:.$V$17])+1)*([.AC37]-LOOKUP([.AC37];[.$V$9:.$V$17]))" office:value-type="float" office:value="6333570333.95116" calcext:value-type="float">
            <text:p>6,333,570,334</text:p>
          </table:table-cell>
          <table:table-cell table:style-name="ce12" table:formula="of:=INDEX([.$U$9:.$U$17];MATCH(LOOKUP([.AC37];[.$V$9:.$V$17]);[.$V$9:.$V$17])+1)" office:value-type="float" office:value="2411.25863870472" calcext:value-type="float">
            <text:p>2,411</text:p>
          </table:table-cell>
          <table:table-cell table:style-name="ce22" table:formula="of:=((365*24*6)*[.AK37])/[.AJ37]" office:value-type="percentage" office:value="0.0200101597310686" calcext:value-type="percentage">
            <text:p>2.00%</text:p>
          </table:table-cell>
          <table:table-cell/>
          <table:table-cell table:style-name="ce7" table:formula="of:=[.AC37]/(365*24*6)" office:value-type="float" office:value="5.32724505327245" calcext:value-type="float">
            <text:p>5.32724505327245</text:p>
          </table:table-cell>
          <table:table-cell table:style-name="ce22" table:formula="of:=[.AF37]" office:value-type="percentage" office:value="0.101076923076923" calcext:value-type="percentage">
            <text:p>10.11%</text:p>
          </table:table-cell>
          <table:table-cell table:style-name="ce22" table:formula="of:=[.AI37]" office:value-type="percentage" office:value="0.0622011834319527" calcext:value-type="percentage">
            <text:p>6.22%</text:p>
          </table:table-cell>
          <table:table-cell table:style-name="ce22" table:formula="of:=[.AL37]" office:value-type="percentage" office:value="0.0200101597310686" calcext:value-type="percentage">
            <text:p>2.0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7]+10000" office:value-type="float" office:value="290000" calcext:value-type="float">
            <text:p>290,000</text:p>
          </table:table-cell>
          <table:table-cell table:style-name="ce12" table:formula="of:=LOOKUP([.AC38];[.$E$9:.$E$16];[.$B$9:.$B$16])+INDEX([.$D$9:.$D$17];MATCH(LOOKUP([.AC38];[.$E$9:.$E$17]);[.$E$9:.$E$17])+1)*([.AC38]-LOOKUP([.AC38];[.$E$9:.$E$17]))" office:value-type="float" office:value="26500000000" calcext:value-type="float">
            <text:p>26,500,000,000</text:p>
          </table:table-cell>
          <table:table-cell table:style-name="ce12" table:formula="of:=INDEX([.$D$9:.$D$17];MATCH(LOOKUP([.AC38];[.$E$9:.$E$17]);[.$E$9:.$E$17])+1)" office:value-type="float" office:value="50000" calcext:value-type="float">
            <text:p>50,000</text:p>
          </table:table-cell>
          <table:table-cell table:style-name="ce22" table:formula="of:=((365*24*6)*[.AE38])/[.AD38]" office:value-type="percentage" office:value="0.0991698113207547" calcext:value-type="percentage">
            <text:p>9.92%</text:p>
          </table:table-cell>
          <table:table-cell table:style-name="ce12" table:formula="of:=LOOKUP([.AC38];[.$M$9:.$M$16];[.$J$9:.$J$16])+INDEX([.$L$9:.$L$17];MATCH(LOOKUP([.AC38];[.$M$9:.$M$17]);[.$M$9:.$M$17])+1)*([.AC38]-LOOKUP([.AC38];[.$M$9:.$M$17]))" office:value-type="float" office:value="10687500000" calcext:value-type="float">
            <text:p>10,687,500,000</text:p>
          </table:table-cell>
          <table:table-cell table:style-name="ce12" table:formula="of:=INDEX([.$L$9:.$L$17];MATCH(LOOKUP([.AC38];[.$M$9:.$M$17]);[.$M$9:.$M$17])+1)" office:value-type="float" office:value="12500" calcext:value-type="float">
            <text:p>12,500</text:p>
          </table:table-cell>
          <table:table-cell table:style-name="ce22" table:formula="of:=((365*24*6)*[.AH38])/[.AG38]" office:value-type="percentage" office:value="0.0614736842105263" calcext:value-type="percentage">
            <text:p>6.15%</text:p>
          </table:table-cell>
          <table:table-cell table:style-name="ce12" table:formula="of:=LOOKUP([.AC38];[.$V$9:.$V$16];[.$S$9:.$S$16])+INDEX([.$U$9:.$U$17];MATCH(LOOKUP([.AC38];[.$V$9:.$V$17]);[.$V$9:.$V$17])+1)*([.AC38]-LOOKUP([.AC38];[.$V$9:.$V$17]))" office:value-type="float" office:value="6357682920.33821" calcext:value-type="float">
            <text:p>6,357,682,920</text:p>
          </table:table-cell>
          <table:table-cell table:style-name="ce12" table:formula="of:=INDEX([.$U$9:.$U$17];MATCH(LOOKUP([.AC38];[.$V$9:.$V$17]);[.$V$9:.$V$17])+1)" office:value-type="float" office:value="2411.25863870472" calcext:value-type="float">
            <text:p>2,411</text:p>
          </table:table-cell>
          <table:table-cell table:style-name="ce22" table:formula="of:=((365*24*6)*[.AK38])/[.AJ38]" office:value-type="percentage" office:value="0.0199342678202609" calcext:value-type="percentage">
            <text:p>1.99%</text:p>
          </table:table-cell>
          <table:table-cell/>
          <table:table-cell table:style-name="ce7" table:formula="of:=[.AC38]/(365*24*6)" office:value-type="float" office:value="5.51750380517504" calcext:value-type="float">
            <text:p>5.51750380517504</text:p>
          </table:table-cell>
          <table:table-cell table:style-name="ce22" table:formula="of:=[.AF38]" office:value-type="percentage" office:value="0.0991698113207547" calcext:value-type="percentage">
            <text:p>9.92%</text:p>
          </table:table-cell>
          <table:table-cell table:style-name="ce22" table:formula="of:=[.AI38]" office:value-type="percentage" office:value="0.0614736842105263" calcext:value-type="percentage">
            <text:p>6.15%</text:p>
          </table:table-cell>
          <table:table-cell table:style-name="ce22" table:formula="of:=[.AL38]" office:value-type="percentage" office:value="0.0199342678202609" calcext:value-type="percentage">
            <text:p>1.9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8]+10000" office:value-type="float" office:value="300000" calcext:value-type="float">
            <text:p>300,000</text:p>
          </table:table-cell>
          <table:table-cell table:style-name="ce12" table:formula="of:=LOOKUP([.AC39];[.$E$9:.$E$16];[.$B$9:.$B$16])+INDEX([.$D$9:.$D$17];MATCH(LOOKUP([.AC39];[.$E$9:.$E$17]);[.$E$9:.$E$17])+1)*([.AC39]-LOOKUP([.AC39];[.$E$9:.$E$17]))" office:value-type="float" office:value="27000000000" calcext:value-type="float">
            <text:p>27,000,000,000</text:p>
          </table:table-cell>
          <table:table-cell table:style-name="ce12" table:formula="of:=INDEX([.$D$9:.$D$17];MATCH(LOOKUP([.AC39];[.$E$9:.$E$17]);[.$E$9:.$E$17])+1)" office:value-type="float" office:value="50000" calcext:value-type="float">
            <text:p>50,000</text:p>
          </table:table-cell>
          <table:table-cell table:style-name="ce22" table:formula="of:=((365*24*6)*[.AE39])/[.AD39]" office:value-type="percentage" office:value="0.0973333333333333" calcext:value-type="percentage">
            <text:p>9.73%</text:p>
          </table:table-cell>
          <table:table-cell table:style-name="ce12" table:formula="of:=LOOKUP([.AC39];[.$M$9:.$M$16];[.$J$9:.$J$16])+INDEX([.$L$9:.$L$17];MATCH(LOOKUP([.AC39];[.$M$9:.$M$17]);[.$M$9:.$M$17])+1)*([.AC39]-LOOKUP([.AC39];[.$M$9:.$M$17]))" office:value-type="float" office:value="10812500000" calcext:value-type="float">
            <text:p>10,812,500,000</text:p>
          </table:table-cell>
          <table:table-cell table:style-name="ce12" table:formula="of:=INDEX([.$L$9:.$L$17];MATCH(LOOKUP([.AC39];[.$M$9:.$M$17]);[.$M$9:.$M$17])+1)" office:value-type="float" office:value="12500" calcext:value-type="float">
            <text:p>12,500</text:p>
          </table:table-cell>
          <table:table-cell table:style-name="ce22" table:formula="of:=((365*24*6)*[.AH39])/[.AG39]" office:value-type="percentage" office:value="0.0607630057803468" calcext:value-type="percentage">
            <text:p>6.08%</text:p>
          </table:table-cell>
          <table:table-cell table:style-name="ce12" table:formula="of:=LOOKUP([.AC39];[.$V$9:.$V$16];[.$S$9:.$S$16])+INDEX([.$U$9:.$U$17];MATCH(LOOKUP([.AC39];[.$V$9:.$V$17]);[.$V$9:.$V$17])+1)*([.AC39]-LOOKUP([.AC39];[.$V$9:.$V$17]))" office:value-type="float" office:value="6381795506.72525" calcext:value-type="float">
            <text:p>6,381,795,507</text:p>
          </table:table-cell>
          <table:table-cell table:style-name="ce12" table:formula="of:=INDEX([.$U$9:.$U$17];MATCH(LOOKUP([.AC39];[.$V$9:.$V$17]);[.$V$9:.$V$17])+1)" office:value-type="float" office:value="2411.25863870472" calcext:value-type="float">
            <text:p>2,411</text:p>
          </table:table-cell>
          <table:table-cell table:style-name="ce22" table:formula="of:=((365*24*6)*[.AK39])/[.AJ39]" office:value-type="percentage" office:value="0.0198589494001748" calcext:value-type="percentage">
            <text:p>1.99%</text:p>
          </table:table-cell>
          <table:table-cell/>
          <table:table-cell table:style-name="ce7" table:formula="of:=[.AC39]/(365*24*6)" office:value-type="float" office:value="5.70776255707763" calcext:value-type="float">
            <text:p>5.70776255707763</text:p>
          </table:table-cell>
          <table:table-cell table:style-name="ce22" table:formula="of:=[.AF39]" office:value-type="percentage" office:value="0.0973333333333333" calcext:value-type="percentage">
            <text:p>9.73%</text:p>
          </table:table-cell>
          <table:table-cell table:style-name="ce22" table:formula="of:=[.AI39]" office:value-type="percentage" office:value="0.0607630057803468" calcext:value-type="percentage">
            <text:p>6.08%</text:p>
          </table:table-cell>
          <table:table-cell table:style-name="ce22" table:formula="of:=[.AL39]" office:value-type="percentage" office:value="0.0198589494001748" calcext:value-type="percentage">
            <text:p>1.9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9]+10000" office:value-type="float" office:value="310000" calcext:value-type="float">
            <text:p>310,000</text:p>
          </table:table-cell>
          <table:table-cell table:style-name="ce12" table:formula="of:=LOOKUP([.AC40];[.$E$9:.$E$16];[.$B$9:.$B$16])+INDEX([.$D$9:.$D$17];MATCH(LOOKUP([.AC40];[.$E$9:.$E$17]);[.$E$9:.$E$17])+1)*([.AC40]-LOOKUP([.AC40];[.$E$9:.$E$17]))" office:value-type="float" office:value="27500000000" calcext:value-type="float">
            <text:p>27,500,000,000</text:p>
          </table:table-cell>
          <table:table-cell table:style-name="ce12" table:formula="of:=INDEX([.$D$9:.$D$17];MATCH(LOOKUP([.AC40];[.$E$9:.$E$17]);[.$E$9:.$E$17])+1)" office:value-type="float" office:value="50000" calcext:value-type="float">
            <text:p>50,000</text:p>
          </table:table-cell>
          <table:table-cell table:style-name="ce22" table:formula="of:=((365*24*6)*[.AE40])/[.AD40]" office:value-type="percentage" office:value="0.0955636363636364" calcext:value-type="percentage">
            <text:p>9.56%</text:p>
          </table:table-cell>
          <table:table-cell table:style-name="ce12" table:formula="of:=LOOKUP([.AC40];[.$M$9:.$M$16];[.$J$9:.$J$16])+INDEX([.$L$9:.$L$17];MATCH(LOOKUP([.AC40];[.$M$9:.$M$17]);[.$M$9:.$M$17])+1)*([.AC40]-LOOKUP([.AC40];[.$M$9:.$M$17]))" office:value-type="float" office:value="10937500000" calcext:value-type="float">
            <text:p>10,937,500,000</text:p>
          </table:table-cell>
          <table:table-cell table:style-name="ce12" table:formula="of:=INDEX([.$L$9:.$L$17];MATCH(LOOKUP([.AC40];[.$M$9:.$M$17]);[.$M$9:.$M$17])+1)" office:value-type="float" office:value="12500" calcext:value-type="float">
            <text:p>12,500</text:p>
          </table:table-cell>
          <table:table-cell table:style-name="ce22" table:formula="of:=((365*24*6)*[.AH40])/[.AG40]" office:value-type="percentage" office:value="0.0600685714285714" calcext:value-type="percentage">
            <text:p>6.01%</text:p>
          </table:table-cell>
          <table:table-cell table:style-name="ce12" table:formula="of:=LOOKUP([.AC40];[.$V$9:.$V$16];[.$S$9:.$S$16])+INDEX([.$U$9:.$U$17];MATCH(LOOKUP([.AC40];[.$V$9:.$V$17]);[.$V$9:.$V$17])+1)*([.AC40]-LOOKUP([.AC40];[.$V$9:.$V$17]))" office:value-type="float" office:value="6405908093.1123" calcext:value-type="float">
            <text:p>6,405,908,093</text:p>
          </table:table-cell>
          <table:table-cell table:style-name="ce12" table:formula="of:=INDEX([.$U$9:.$U$17];MATCH(LOOKUP([.AC40];[.$V$9:.$V$17]);[.$V$9:.$V$17])+1)" office:value-type="float" office:value="2411.25863870472" calcext:value-type="float">
            <text:p>2,411</text:p>
          </table:table-cell>
          <table:table-cell table:style-name="ce22" table:formula="of:=((365*24*6)*[.AK40])/[.AJ40]" office:value-type="percentage" office:value="0.0197841979947523" calcext:value-type="percentage">
            <text:p>1.98%</text:p>
          </table:table-cell>
          <table:table-cell/>
          <table:table-cell table:style-name="ce7" table:formula="of:=[.AC40]/(365*24*6)" office:value-type="float" office:value="5.89802130898021" calcext:value-type="float">
            <text:p>5.89802130898021</text:p>
          </table:table-cell>
          <table:table-cell table:style-name="ce22" table:formula="of:=[.AF40]" office:value-type="percentage" office:value="0.0955636363636364" calcext:value-type="percentage">
            <text:p>9.56%</text:p>
          </table:table-cell>
          <table:table-cell table:style-name="ce22" table:formula="of:=[.AI40]" office:value-type="percentage" office:value="0.0600685714285714" calcext:value-type="percentage">
            <text:p>6.01%</text:p>
          </table:table-cell>
          <table:table-cell table:style-name="ce22" table:formula="of:=[.AL40]" office:value-type="percentage" office:value="0.0197841979947523" calcext:value-type="percentage">
            <text:p>1.9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0]+10000" office:value-type="float" office:value="320000" calcext:value-type="float">
            <text:p>320,000</text:p>
          </table:table-cell>
          <table:table-cell table:style-name="ce12" table:formula="of:=LOOKUP([.AC41];[.$E$9:.$E$16];[.$B$9:.$B$16])+INDEX([.$D$9:.$D$17];MATCH(LOOKUP([.AC41];[.$E$9:.$E$17]);[.$E$9:.$E$17])+1)*([.AC41]-LOOKUP([.AC41];[.$E$9:.$E$17]))" office:value-type="float" office:value="28000000000" calcext:value-type="float">
            <text:p>28,000,000,000</text:p>
          </table:table-cell>
          <table:table-cell table:style-name="ce12" table:formula="of:=INDEX([.$D$9:.$D$17];MATCH(LOOKUP([.AC41];[.$E$9:.$E$17]);[.$E$9:.$E$17])+1)" office:value-type="float" office:value="50000" calcext:value-type="float">
            <text:p>50,000</text:p>
          </table:table-cell>
          <table:table-cell table:style-name="ce22" table:formula="of:=((365*24*6)*[.AE41])/[.AD41]" office:value-type="percentage" office:value="0.0938571428571429" calcext:value-type="percentage">
            <text:p>9.39%</text:p>
          </table:table-cell>
          <table:table-cell table:style-name="ce12" table:formula="of:=LOOKUP([.AC41];[.$M$9:.$M$16];[.$J$9:.$J$16])+INDEX([.$L$9:.$L$17];MATCH(LOOKUP([.AC41];[.$M$9:.$M$17]);[.$M$9:.$M$17])+1)*([.AC41]-LOOKUP([.AC41];[.$M$9:.$M$17]))" office:value-type="float" office:value="11062500000" calcext:value-type="float">
            <text:p>11,062,500,000</text:p>
          </table:table-cell>
          <table:table-cell table:style-name="ce12" table:formula="of:=INDEX([.$L$9:.$L$17];MATCH(LOOKUP([.AC41];[.$M$9:.$M$17]);[.$M$9:.$M$17])+1)" office:value-type="float" office:value="12500" calcext:value-type="float">
            <text:p>12,500</text:p>
          </table:table-cell>
          <table:table-cell table:style-name="ce22" table:formula="of:=((365*24*6)*[.AH41])/[.AG41]" office:value-type="percentage" office:value="0.0593898305084746" calcext:value-type="percentage">
            <text:p>5.94%</text:p>
          </table:table-cell>
          <table:table-cell table:style-name="ce12" table:formula="of:=LOOKUP([.AC41];[.$V$9:.$V$16];[.$S$9:.$S$16])+INDEX([.$U$9:.$U$17];MATCH(LOOKUP([.AC41];[.$V$9:.$V$17]);[.$V$9:.$V$17])+1)*([.AC41]-LOOKUP([.AC41];[.$V$9:.$V$17]))" office:value-type="float" office:value="6430020679.49935" calcext:value-type="float">
            <text:p>6,430,020,679</text:p>
          </table:table-cell>
          <table:table-cell table:style-name="ce12" table:formula="of:=INDEX([.$U$9:.$U$17];MATCH(LOOKUP([.AC41];[.$V$9:.$V$17]);[.$V$9:.$V$17])+1)" office:value-type="float" office:value="2411.25863870472" calcext:value-type="float">
            <text:p>2,411</text:p>
          </table:table-cell>
          <table:table-cell table:style-name="ce22" table:formula="of:=((365*24*6)*[.AK41])/[.AJ41]" office:value-type="percentage" office:value="0.019710007225076" calcext:value-type="percentage">
            <text:p>1.97%</text:p>
          </table:table-cell>
          <table:table-cell/>
          <table:table-cell table:style-name="ce7" table:formula="of:=[.AC41]/(365*24*6)" office:value-type="float" office:value="6.0882800608828" calcext:value-type="float">
            <text:p>6.0882800608828</text:p>
          </table:table-cell>
          <table:table-cell table:style-name="ce22" table:formula="of:=[.AF41]" office:value-type="percentage" office:value="0.0938571428571429" calcext:value-type="percentage">
            <text:p>9.39%</text:p>
          </table:table-cell>
          <table:table-cell table:style-name="ce22" table:formula="of:=[.AI41]" office:value-type="percentage" office:value="0.0593898305084746" calcext:value-type="percentage">
            <text:p>5.94%</text:p>
          </table:table-cell>
          <table:table-cell table:style-name="ce22" table:formula="of:=[.AL41]" office:value-type="percentage" office:value="0.019710007225076" calcext:value-type="percentage">
            <text:p>1.9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1]+10000" office:value-type="float" office:value="330000" calcext:value-type="float">
            <text:p>330,000</text:p>
          </table:table-cell>
          <table:table-cell table:style-name="ce12" table:formula="of:=LOOKUP([.AC42];[.$E$9:.$E$16];[.$B$9:.$B$16])+INDEX([.$D$9:.$D$17];MATCH(LOOKUP([.AC42];[.$E$9:.$E$17]);[.$E$9:.$E$17])+1)*([.AC42]-LOOKUP([.AC42];[.$E$9:.$E$17]))" office:value-type="float" office:value="28500000000" calcext:value-type="float">
            <text:p>28,500,000,000</text:p>
          </table:table-cell>
          <table:table-cell table:style-name="ce12" table:formula="of:=INDEX([.$D$9:.$D$17];MATCH(LOOKUP([.AC42];[.$E$9:.$E$17]);[.$E$9:.$E$17])+1)" office:value-type="float" office:value="50000" calcext:value-type="float">
            <text:p>50,000</text:p>
          </table:table-cell>
          <table:table-cell table:style-name="ce22" table:formula="of:=((365*24*6)*[.AE42])/[.AD42]" office:value-type="percentage" office:value="0.0922105263157895" calcext:value-type="percentage">
            <text:p>9.22%</text:p>
          </table:table-cell>
          <table:table-cell table:style-name="ce12" table:formula="of:=LOOKUP([.AC42];[.$M$9:.$M$16];[.$J$9:.$J$16])+INDEX([.$L$9:.$L$17];MATCH(LOOKUP([.AC42];[.$M$9:.$M$17]);[.$M$9:.$M$17])+1)*([.AC42]-LOOKUP([.AC42];[.$M$9:.$M$17]))" office:value-type="float" office:value="11187500000" calcext:value-type="float">
            <text:p>11,187,500,000</text:p>
          </table:table-cell>
          <table:table-cell table:style-name="ce12" table:formula="of:=INDEX([.$L$9:.$L$17];MATCH(LOOKUP([.AC42];[.$M$9:.$M$17]);[.$M$9:.$M$17])+1)" office:value-type="float" office:value="12500" calcext:value-type="float">
            <text:p>12,500</text:p>
          </table:table-cell>
          <table:table-cell table:style-name="ce22" table:formula="of:=((365*24*6)*[.AH42])/[.AG42]" office:value-type="percentage" office:value="0.0587262569832402" calcext:value-type="percentage">
            <text:p>5.87%</text:p>
          </table:table-cell>
          <table:table-cell table:style-name="ce12" table:formula="of:=LOOKUP([.AC42];[.$V$9:.$V$16];[.$S$9:.$S$16])+INDEX([.$U$9:.$U$17];MATCH(LOOKUP([.AC42];[.$V$9:.$V$17]);[.$V$9:.$V$17])+1)*([.AC42]-LOOKUP([.AC42];[.$V$9:.$V$17]))" office:value-type="float" office:value="6454133265.88639" calcext:value-type="float">
            <text:p>6,454,133,266</text:p>
          </table:table-cell>
          <table:table-cell table:style-name="ce12" table:formula="of:=INDEX([.$U$9:.$U$17];MATCH(LOOKUP([.AC42];[.$V$9:.$V$17]);[.$V$9:.$V$17])+1)" office:value-type="float" office:value="2411.25863870472" calcext:value-type="float">
            <text:p>2,411</text:p>
          </table:table-cell>
          <table:table-cell table:style-name="ce22" table:formula="of:=((365*24*6)*[.AK42])/[.AJ42]" office:value-type="percentage" office:value="0.0196363708075548" calcext:value-type="percentage">
            <text:p>1.96%</text:p>
          </table:table-cell>
          <table:table-cell/>
          <table:table-cell table:style-name="ce7" table:formula="of:=[.AC42]/(365*24*6)" office:value-type="float" office:value="6.27853881278539" calcext:value-type="float">
            <text:p>6.27853881278539</text:p>
          </table:table-cell>
          <table:table-cell table:style-name="ce22" table:formula="of:=[.AF42]" office:value-type="percentage" office:value="0.0922105263157895" calcext:value-type="percentage">
            <text:p>9.22%</text:p>
          </table:table-cell>
          <table:table-cell table:style-name="ce22" table:formula="of:=[.AI42]" office:value-type="percentage" office:value="0.0587262569832402" calcext:value-type="percentage">
            <text:p>5.87%</text:p>
          </table:table-cell>
          <table:table-cell table:style-name="ce22" table:formula="of:=[.AL42]" office:value-type="percentage" office:value="0.0196363708075548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2]+10000" office:value-type="float" office:value="340000" calcext:value-type="float">
            <text:p>340,000</text:p>
          </table:table-cell>
          <table:table-cell table:style-name="ce12" table:formula="of:=LOOKUP([.AC43];[.$E$9:.$E$16];[.$B$9:.$B$16])+INDEX([.$D$9:.$D$17];MATCH(LOOKUP([.AC43];[.$E$9:.$E$17]);[.$E$9:.$E$17])+1)*([.AC43]-LOOKUP([.AC43];[.$E$9:.$E$17]))" office:value-type="float" office:value="29000000000" calcext:value-type="float">
            <text:p>29,000,000,000</text:p>
          </table:table-cell>
          <table:table-cell table:style-name="ce12" table:formula="of:=INDEX([.$D$9:.$D$17];MATCH(LOOKUP([.AC43];[.$E$9:.$E$17]);[.$E$9:.$E$17])+1)" office:value-type="float" office:value="50000" calcext:value-type="float">
            <text:p>50,000</text:p>
          </table:table-cell>
          <table:table-cell table:style-name="ce22" table:formula="of:=((365*24*6)*[.AE43])/[.AD43]" office:value-type="percentage" office:value="0.0906206896551724" calcext:value-type="percentage">
            <text:p>9.06%</text:p>
          </table:table-cell>
          <table:table-cell table:style-name="ce12" table:formula="of:=LOOKUP([.AC43];[.$M$9:.$M$16];[.$J$9:.$J$16])+INDEX([.$L$9:.$L$17];MATCH(LOOKUP([.AC43];[.$M$9:.$M$17]);[.$M$9:.$M$17])+1)*([.AC43]-LOOKUP([.AC43];[.$M$9:.$M$17]))" office:value-type="float" office:value="11312500000" calcext:value-type="float">
            <text:p>11,312,500,000</text:p>
          </table:table-cell>
          <table:table-cell table:style-name="ce12" table:formula="of:=INDEX([.$L$9:.$L$17];MATCH(LOOKUP([.AC43];[.$M$9:.$M$17]);[.$M$9:.$M$17])+1)" office:value-type="float" office:value="12500" calcext:value-type="float">
            <text:p>12,500</text:p>
          </table:table-cell>
          <table:table-cell table:style-name="ce22" table:formula="of:=((365*24*6)*[.AH43])/[.AG43]" office:value-type="percentage" office:value="0.0580773480662983" calcext:value-type="percentage">
            <text:p>5.81%</text:p>
          </table:table-cell>
          <table:table-cell table:style-name="ce12" table:formula="of:=LOOKUP([.AC43];[.$V$9:.$V$16];[.$S$9:.$S$16])+INDEX([.$U$9:.$U$17];MATCH(LOOKUP([.AC43];[.$V$9:.$V$17]);[.$V$9:.$V$17])+1)*([.AC43]-LOOKUP([.AC43];[.$V$9:.$V$17]))" office:value-type="float" office:value="6478245852.27344" calcext:value-type="float">
            <text:p>6,478,245,852</text:p>
          </table:table-cell>
          <table:table-cell table:style-name="ce12" table:formula="of:=INDEX([.$U$9:.$U$17];MATCH(LOOKUP([.AC43];[.$V$9:.$V$17]);[.$V$9:.$V$17])+1)" office:value-type="float" office:value="2411.25863870472" calcext:value-type="float">
            <text:p>2,411</text:p>
          </table:table-cell>
          <table:table-cell table:style-name="ce22" table:formula="of:=((365*24*6)*[.AK43])/[.AJ43]" office:value-type="percentage" office:value="0.0195632825521501" calcext:value-type="percentage">
            <text:p>1.96%</text:p>
          </table:table-cell>
          <table:table-cell/>
          <table:table-cell table:style-name="ce7" table:formula="of:=[.AC43]/(365*24*6)" office:value-type="float" office:value="6.46879756468798" calcext:value-type="float">
            <text:p>6.46879756468798</text:p>
          </table:table-cell>
          <table:table-cell table:style-name="ce22" table:formula="of:=[.AF43]" office:value-type="percentage" office:value="0.0906206896551724" calcext:value-type="percentage">
            <text:p>9.06%</text:p>
          </table:table-cell>
          <table:table-cell table:style-name="ce22" table:formula="of:=[.AI43]" office:value-type="percentage" office:value="0.0580773480662983" calcext:value-type="percentage">
            <text:p>5.81%</text:p>
          </table:table-cell>
          <table:table-cell table:style-name="ce22" table:formula="of:=[.AL43]" office:value-type="percentage" office:value="0.0195632825521501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3]+10000" office:value-type="float" office:value="350000" calcext:value-type="float">
            <text:p>350,000</text:p>
          </table:table-cell>
          <table:table-cell table:style-name="ce12" table:formula="of:=LOOKUP([.AC44];[.$E$9:.$E$16];[.$B$9:.$B$16])+INDEX([.$D$9:.$D$17];MATCH(LOOKUP([.AC44];[.$E$9:.$E$17]);[.$E$9:.$E$17])+1)*([.AC44]-LOOKUP([.AC44];[.$E$9:.$E$17]))" office:value-type="float" office:value="29500000000" calcext:value-type="float">
            <text:p>29,500,000,000</text:p>
          </table:table-cell>
          <table:table-cell table:style-name="ce12" table:formula="of:=INDEX([.$D$9:.$D$17];MATCH(LOOKUP([.AC44];[.$E$9:.$E$17]);[.$E$9:.$E$17])+1)" office:value-type="float" office:value="50000" calcext:value-type="float">
            <text:p>50,000</text:p>
          </table:table-cell>
          <table:table-cell table:style-name="ce22" table:formula="of:=((365*24*6)*[.AE44])/[.AD44]" office:value-type="percentage" office:value="0.0890847457627119" calcext:value-type="percentage">
            <text:p>8.91%</text:p>
          </table:table-cell>
          <table:table-cell table:style-name="ce12" table:formula="of:=LOOKUP([.AC44];[.$M$9:.$M$16];[.$J$9:.$J$16])+INDEX([.$L$9:.$L$17];MATCH(LOOKUP([.AC44];[.$M$9:.$M$17]);[.$M$9:.$M$17])+1)*([.AC44]-LOOKUP([.AC44];[.$M$9:.$M$17]))" office:value-type="float" office:value="11437500000" calcext:value-type="float">
            <text:p>11,437,500,000</text:p>
          </table:table-cell>
          <table:table-cell table:style-name="ce12" table:formula="of:=INDEX([.$L$9:.$L$17];MATCH(LOOKUP([.AC44];[.$M$9:.$M$17]);[.$M$9:.$M$17])+1)" office:value-type="float" office:value="12500" calcext:value-type="float">
            <text:p>12,500</text:p>
          </table:table-cell>
          <table:table-cell table:style-name="ce22" table:formula="of:=((365*24*6)*[.AH44])/[.AG44]" office:value-type="percentage" office:value="0.0574426229508197" calcext:value-type="percentage">
            <text:p>5.74%</text:p>
          </table:table-cell>
          <table:table-cell table:style-name="ce12" table:formula="of:=LOOKUP([.AC44];[.$V$9:.$V$16];[.$S$9:.$S$16])+INDEX([.$U$9:.$U$17];MATCH(LOOKUP([.AC44];[.$V$9:.$V$17]);[.$V$9:.$V$17])+1)*([.AC44]-LOOKUP([.AC44];[.$V$9:.$V$17]))" office:value-type="float" office:value="6502358438.66049" calcext:value-type="float">
            <text:p>6,502,358,439</text:p>
          </table:table-cell>
          <table:table-cell table:style-name="ce12" table:formula="of:=INDEX([.$U$9:.$U$17];MATCH(LOOKUP([.AC44];[.$V$9:.$V$17]);[.$V$9:.$V$17])+1)" office:value-type="float" office:value="2411.25863870472" calcext:value-type="float">
            <text:p>2,411</text:p>
          </table:table-cell>
          <table:table-cell table:style-name="ce22" table:formula="of:=((365*24*6)*[.AK44])/[.AJ44]" office:value-type="percentage" office:value="0.0194907363606409" calcext:value-type="percentage">
            <text:p>1.95%</text:p>
          </table:table-cell>
          <table:table-cell/>
          <table:table-cell table:style-name="ce7" table:formula="of:=[.AC44]/(365*24*6)" office:value-type="float" office:value="6.65905631659056" calcext:value-type="float">
            <text:p>6.65905631659056</text:p>
          </table:table-cell>
          <table:table-cell table:style-name="ce22" table:formula="of:=[.AF44]" office:value-type="percentage" office:value="0.0890847457627119" calcext:value-type="percentage">
            <text:p>8.91%</text:p>
          </table:table-cell>
          <table:table-cell table:style-name="ce22" table:formula="of:=[.AI44]" office:value-type="percentage" office:value="0.0574426229508197" calcext:value-type="percentage">
            <text:p>5.74%</text:p>
          </table:table-cell>
          <table:table-cell table:style-name="ce22" table:formula="of:=[.AL44]" office:value-type="percentage" office:value="0.0194907363606409" calcext:value-type="percentage">
            <text:p>1.9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4]+10000" office:value-type="float" office:value="360000" calcext:value-type="float">
            <text:p>360,000</text:p>
          </table:table-cell>
          <table:table-cell table:style-name="ce12" table:formula="of:=LOOKUP([.AC45];[.$E$9:.$E$16];[.$B$9:.$B$16])+INDEX([.$D$9:.$D$17];MATCH(LOOKUP([.AC45];[.$E$9:.$E$17]);[.$E$9:.$E$17])+1)*([.AC45]-LOOKUP([.AC45];[.$E$9:.$E$17]))" office:value-type="float" office:value="30000000000" calcext:value-type="float">
            <text:p>30,000,000,000</text:p>
          </table:table-cell>
          <table:table-cell table:style-name="ce12" table:formula="of:=INDEX([.$D$9:.$D$17];MATCH(LOOKUP([.AC45];[.$E$9:.$E$17]);[.$E$9:.$E$17])+1)" office:value-type="float" office:value="50000" calcext:value-type="float">
            <text:p>50,000</text:p>
          </table:table-cell>
          <table:table-cell table:style-name="ce22" table:formula="of:=((365*24*6)*[.AE45])/[.AD45]" office:value-type="percentage" office:value="0.0876" calcext:value-type="percentage">
            <text:p>8.76%</text:p>
          </table:table-cell>
          <table:table-cell table:style-name="ce12" table:formula="of:=LOOKUP([.AC45];[.$M$9:.$M$16];[.$J$9:.$J$16])+INDEX([.$L$9:.$L$17];MATCH(LOOKUP([.AC45];[.$M$9:.$M$17]);[.$M$9:.$M$17])+1)*([.AC45]-LOOKUP([.AC45];[.$M$9:.$M$17]))" office:value-type="float" office:value="11562500000" calcext:value-type="float">
            <text:p>11,562,500,000</text:p>
          </table:table-cell>
          <table:table-cell table:style-name="ce12" table:formula="of:=INDEX([.$L$9:.$L$17];MATCH(LOOKUP([.AC45];[.$M$9:.$M$17]);[.$M$9:.$M$17])+1)" office:value-type="float" office:value="12500" calcext:value-type="float">
            <text:p>12,500</text:p>
          </table:table-cell>
          <table:table-cell table:style-name="ce22" table:formula="of:=((365*24*6)*[.AH45])/[.AG45]" office:value-type="percentage" office:value="0.0568216216216216" calcext:value-type="percentage">
            <text:p>5.68%</text:p>
          </table:table-cell>
          <table:table-cell table:style-name="ce12" table:formula="of:=LOOKUP([.AC45];[.$V$9:.$V$16];[.$S$9:.$S$16])+INDEX([.$U$9:.$U$17];MATCH(LOOKUP([.AC45];[.$V$9:.$V$17]);[.$V$9:.$V$17])+1)*([.AC45]-LOOKUP([.AC45];[.$V$9:.$V$17]))" office:value-type="float" office:value="6526471025.04754" calcext:value-type="float">
            <text:p>6,526,471,025</text:p>
          </table:table-cell>
          <table:table-cell table:style-name="ce12" table:formula="of:=INDEX([.$U$9:.$U$17];MATCH(LOOKUP([.AC45];[.$V$9:.$V$17]);[.$V$9:.$V$17])+1)" office:value-type="float" office:value="2411.25863870472" calcext:value-type="float">
            <text:p>2,411</text:p>
          </table:table-cell>
          <table:table-cell table:style-name="ce22" table:formula="of:=((365*24*6)*[.AK45])/[.AJ45]" office:value-type="percentage" office:value="0.0194187262249275" calcext:value-type="percentage">
            <text:p>1.94%</text:p>
          </table:table-cell>
          <table:table-cell/>
          <table:table-cell table:style-name="ce7" table:formula="of:=[.AC45]/(365*24*6)" office:value-type="float" office:value="6.84931506849315" calcext:value-type="float">
            <text:p>6.84931506849315</text:p>
          </table:table-cell>
          <table:table-cell table:style-name="ce22" table:formula="of:=[.AF45]" office:value-type="percentage" office:value="0.0876" calcext:value-type="percentage">
            <text:p>8.76%</text:p>
          </table:table-cell>
          <table:table-cell table:style-name="ce22" table:formula="of:=[.AI45]" office:value-type="percentage" office:value="0.0568216216216216" calcext:value-type="percentage">
            <text:p>5.68%</text:p>
          </table:table-cell>
          <table:table-cell table:style-name="ce22" table:formula="of:=[.AL45]" office:value-type="percentage" office:value="0.0194187262249275" calcext:value-type="percentage">
            <text:p>1.9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5]+10000" office:value-type="float" office:value="370000" calcext:value-type="float">
            <text:p>370,000</text:p>
          </table:table-cell>
          <table:table-cell table:style-name="ce12" table:formula="of:=LOOKUP([.AC46];[.$E$9:.$E$16];[.$B$9:.$B$16])+INDEX([.$D$9:.$D$17];MATCH(LOOKUP([.AC46];[.$E$9:.$E$17]);[.$E$9:.$E$17])+1)*([.AC46]-LOOKUP([.AC46];[.$E$9:.$E$17]))" office:value-type="float" office:value="30500000000" calcext:value-type="float">
            <text:p>30,500,000,000</text:p>
          </table:table-cell>
          <table:table-cell table:style-name="ce12" table:formula="of:=INDEX([.$D$9:.$D$17];MATCH(LOOKUP([.AC46];[.$E$9:.$E$17]);[.$E$9:.$E$17])+1)" office:value-type="float" office:value="50000" calcext:value-type="float">
            <text:p>50,000</text:p>
          </table:table-cell>
          <table:table-cell table:style-name="ce22" table:formula="of:=((365*24*6)*[.AE46])/[.AD46]" office:value-type="percentage" office:value="0.0861639344262295" calcext:value-type="percentage">
            <text:p>8.62%</text:p>
          </table:table-cell>
          <table:table-cell table:style-name="ce12" table:formula="of:=LOOKUP([.AC46];[.$M$9:.$M$16];[.$J$9:.$J$16])+INDEX([.$L$9:.$L$17];MATCH(LOOKUP([.AC46];[.$M$9:.$M$17]);[.$M$9:.$M$17])+1)*([.AC46]-LOOKUP([.AC46];[.$M$9:.$M$17]))" office:value-type="float" office:value="11687500000" calcext:value-type="float">
            <text:p>11,687,500,000</text:p>
          </table:table-cell>
          <table:table-cell table:style-name="ce12" table:formula="of:=INDEX([.$L$9:.$L$17];MATCH(LOOKUP([.AC46];[.$M$9:.$M$17]);[.$M$9:.$M$17])+1)" office:value-type="float" office:value="12500" calcext:value-type="float">
            <text:p>12,500</text:p>
          </table:table-cell>
          <table:table-cell table:style-name="ce22" table:formula="of:=((365*24*6)*[.AH46])/[.AG46]" office:value-type="percentage" office:value="0.0562139037433155" calcext:value-type="percentage">
            <text:p>5.62%</text:p>
          </table:table-cell>
          <table:table-cell table:style-name="ce12" table:formula="of:=LOOKUP([.AC46];[.$V$9:.$V$16];[.$S$9:.$S$16])+INDEX([.$U$9:.$U$17];MATCH(LOOKUP([.AC46];[.$V$9:.$V$17]);[.$V$9:.$V$17])+1)*([.AC46]-LOOKUP([.AC46];[.$V$9:.$V$17]))" office:value-type="float" office:value="6550583611.43458" calcext:value-type="float">
            <text:p>6,550,583,611</text:p>
          </table:table-cell>
          <table:table-cell table:style-name="ce12" table:formula="of:=INDEX([.$U$9:.$U$17];MATCH(LOOKUP([.AC46];[.$V$9:.$V$17]);[.$V$9:.$V$17])+1)" office:value-type="float" office:value="2411.25863870472" calcext:value-type="float">
            <text:p>2,411</text:p>
          </table:table-cell>
          <table:table-cell table:style-name="ce22" table:formula="of:=((365*24*6)*[.AK46])/[.AJ46]" office:value-type="percentage" office:value="0.0193472462253733" calcext:value-type="percentage">
            <text:p>1.93%</text:p>
          </table:table-cell>
          <table:table-cell/>
          <table:table-cell table:style-name="ce7" table:formula="of:=[.AC46]/(365*24*6)" office:value-type="float" office:value="7.03957382039574" calcext:value-type="float">
            <text:p>7.03957382039574</text:p>
          </table:table-cell>
          <table:table-cell table:style-name="ce22" table:formula="of:=[.AF46]" office:value-type="percentage" office:value="0.0861639344262295" calcext:value-type="percentage">
            <text:p>8.62%</text:p>
          </table:table-cell>
          <table:table-cell table:style-name="ce22" table:formula="of:=[.AI46]" office:value-type="percentage" office:value="0.0562139037433155" calcext:value-type="percentage">
            <text:p>5.62%</text:p>
          </table:table-cell>
          <table:table-cell table:style-name="ce22" table:formula="of:=[.AL46]" office:value-type="percentage" office:value="0.0193472462253733" calcext:value-type="percentage">
            <text:p>1.9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6]+10000" office:value-type="float" office:value="380000" calcext:value-type="float">
            <text:p>380,000</text:p>
          </table:table-cell>
          <table:table-cell table:style-name="ce12" table:formula="of:=LOOKUP([.AC47];[.$E$9:.$E$16];[.$B$9:.$B$16])+INDEX([.$D$9:.$D$17];MATCH(LOOKUP([.AC47];[.$E$9:.$E$17]);[.$E$9:.$E$17])+1)*([.AC47]-LOOKUP([.AC47];[.$E$9:.$E$17]))" office:value-type="float" office:value="31000000000" calcext:value-type="float">
            <text:p>31,000,000,000</text:p>
          </table:table-cell>
          <table:table-cell table:style-name="ce12" table:formula="of:=INDEX([.$D$9:.$D$17];MATCH(LOOKUP([.AC47];[.$E$9:.$E$17]);[.$E$9:.$E$17])+1)" office:value-type="float" office:value="50000" calcext:value-type="float">
            <text:p>50,000</text:p>
          </table:table-cell>
          <table:table-cell table:style-name="ce22" table:formula="of:=((365*24*6)*[.AE47])/[.AD47]" office:value-type="percentage" office:value="0.0847741935483871" calcext:value-type="percentage">
            <text:p>8.48%</text:p>
          </table:table-cell>
          <table:table-cell table:style-name="ce12" table:formula="of:=LOOKUP([.AC47];[.$M$9:.$M$16];[.$J$9:.$J$16])+INDEX([.$L$9:.$L$17];MATCH(LOOKUP([.AC47];[.$M$9:.$M$17]);[.$M$9:.$M$17])+1)*([.AC47]-LOOKUP([.AC47];[.$M$9:.$M$17]))" office:value-type="float" office:value="11812500000" calcext:value-type="float">
            <text:p>11,812,500,000</text:p>
          </table:table-cell>
          <table:table-cell table:style-name="ce12" table:formula="of:=INDEX([.$L$9:.$L$17];MATCH(LOOKUP([.AC47];[.$M$9:.$M$17]);[.$M$9:.$M$17])+1)" office:value-type="float" office:value="12500" calcext:value-type="float">
            <text:p>12,500</text:p>
          </table:table-cell>
          <table:table-cell table:style-name="ce22" table:formula="of:=((365*24*6)*[.AH47])/[.AG47]" office:value-type="percentage" office:value="0.0556190476190476" calcext:value-type="percentage">
            <text:p>5.56%</text:p>
          </table:table-cell>
          <table:table-cell table:style-name="ce12" table:formula="of:=LOOKUP([.AC47];[.$V$9:.$V$16];[.$S$9:.$S$16])+INDEX([.$U$9:.$U$17];MATCH(LOOKUP([.AC47];[.$V$9:.$V$17]);[.$V$9:.$V$17])+1)*([.AC47]-LOOKUP([.AC47];[.$V$9:.$V$17]))" office:value-type="float" office:value="6574696197.82163" calcext:value-type="float">
            <text:p>6,574,696,198</text:p>
          </table:table-cell>
          <table:table-cell table:style-name="ce12" table:formula="of:=INDEX([.$U$9:.$U$17];MATCH(LOOKUP([.AC47];[.$V$9:.$V$17]);[.$V$9:.$V$17])+1)" office:value-type="float" office:value="2411.25863870472" calcext:value-type="float">
            <text:p>2,411</text:p>
          </table:table-cell>
          <table:table-cell table:style-name="ce22" table:formula="of:=((365*24*6)*[.AK47])/[.AJ47]" office:value-type="percentage" office:value="0.0192762905291823" calcext:value-type="percentage">
            <text:p>1.93%</text:p>
          </table:table-cell>
          <table:table-cell/>
          <table:table-cell table:style-name="ce7" table:formula="of:=[.AC47]/(365*24*6)" office:value-type="float" office:value="7.22983257229833" calcext:value-type="float">
            <text:p>7.22983257229833</text:p>
          </table:table-cell>
          <table:table-cell table:style-name="ce22" table:formula="of:=[.AF47]" office:value-type="percentage" office:value="0.0847741935483871" calcext:value-type="percentage">
            <text:p>8.48%</text:p>
          </table:table-cell>
          <table:table-cell table:style-name="ce22" table:formula="of:=[.AI47]" office:value-type="percentage" office:value="0.0556190476190476" calcext:value-type="percentage">
            <text:p>5.56%</text:p>
          </table:table-cell>
          <table:table-cell table:style-name="ce22" table:formula="of:=[.AL47]" office:value-type="percentage" office:value="0.0192762905291823" calcext:value-type="percentage">
            <text:p>1.9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7]+10000" office:value-type="float" office:value="390000" calcext:value-type="float">
            <text:p>390,000</text:p>
          </table:table-cell>
          <table:table-cell table:style-name="ce12" table:formula="of:=LOOKUP([.AC48];[.$E$9:.$E$16];[.$B$9:.$B$16])+INDEX([.$D$9:.$D$17];MATCH(LOOKUP([.AC48];[.$E$9:.$E$17]);[.$E$9:.$E$17])+1)*([.AC48]-LOOKUP([.AC48];[.$E$9:.$E$17]))" office:value-type="float" office:value="31500000000" calcext:value-type="float">
            <text:p>31,500,000,000</text:p>
          </table:table-cell>
          <table:table-cell table:style-name="ce12" table:formula="of:=INDEX([.$D$9:.$D$17];MATCH(LOOKUP([.AC48];[.$E$9:.$E$17]);[.$E$9:.$E$17])+1)" office:value-type="float" office:value="50000" calcext:value-type="float">
            <text:p>50,000</text:p>
          </table:table-cell>
          <table:table-cell table:style-name="ce22" table:formula="of:=((365*24*6)*[.AE48])/[.AD48]" office:value-type="percentage" office:value="0.0834285714285714" calcext:value-type="percentage">
            <text:p>8.34%</text:p>
          </table:table-cell>
          <table:table-cell table:style-name="ce12" table:formula="of:=LOOKUP([.AC48];[.$M$9:.$M$16];[.$J$9:.$J$16])+INDEX([.$L$9:.$L$17];MATCH(LOOKUP([.AC48];[.$M$9:.$M$17]);[.$M$9:.$M$17])+1)*([.AC48]-LOOKUP([.AC48];[.$M$9:.$M$17]))" office:value-type="float" office:value="11937500000" calcext:value-type="float">
            <text:p>11,937,500,000</text:p>
          </table:table-cell>
          <table:table-cell table:style-name="ce12" table:formula="of:=INDEX([.$L$9:.$L$17];MATCH(LOOKUP([.AC48];[.$M$9:.$M$17]);[.$M$9:.$M$17])+1)" office:value-type="float" office:value="12500" calcext:value-type="float">
            <text:p>12,500</text:p>
          </table:table-cell>
          <table:table-cell table:style-name="ce22" table:formula="of:=((365*24*6)*[.AH48])/[.AG48]" office:value-type="percentage" office:value="0.0550366492146597" calcext:value-type="percentage">
            <text:p>5.50%</text:p>
          </table:table-cell>
          <table:table-cell table:style-name="ce12" table:formula="of:=LOOKUP([.AC48];[.$V$9:.$V$16];[.$S$9:.$S$16])+INDEX([.$U$9:.$U$17];MATCH(LOOKUP([.AC48];[.$V$9:.$V$17]);[.$V$9:.$V$17])+1)*([.AC48]-LOOKUP([.AC48];[.$V$9:.$V$17]))" office:value-type="float" office:value="6600238083.50798" calcext:value-type="float">
            <text:p>6,600,238,084</text:p>
          </table:table-cell>
          <table:table-cell table:style-name="ce12" table:formula="of:=INDEX([.$U$9:.$U$17];MATCH(LOOKUP([.AC48];[.$V$9:.$V$17]);[.$V$9:.$V$17])+1)" office:value-type="float" office:value="2697.11849856464" calcext:value-type="float">
            <text:p>2,697</text:p>
          </table:table-cell>
          <table:table-cell table:style-name="ce22" table:formula="of:=((365*24*6)*[.AK48])/[.AJ48]" office:value-type="percentage" office:value="0.0214780961672844" calcext:value-type="percentage">
            <text:p>2.15%</text:p>
          </table:table-cell>
          <table:table-cell/>
          <table:table-cell table:style-name="ce7" table:formula="of:=[.AC48]/(365*24*6)" office:value-type="float" office:value="7.42009132420091" calcext:value-type="float">
            <text:p>7.42009132420091</text:p>
          </table:table-cell>
          <table:table-cell table:style-name="ce22" table:formula="of:=[.AF48]" office:value-type="percentage" office:value="0.0834285714285714" calcext:value-type="percentage">
            <text:p>8.34%</text:p>
          </table:table-cell>
          <table:table-cell table:style-name="ce22" table:formula="of:=[.AI48]" office:value-type="percentage" office:value="0.0550366492146597" calcext:value-type="percentage">
            <text:p>5.50%</text:p>
          </table:table-cell>
          <table:table-cell table:style-name="ce22" table:formula="of:=[.AL48]" office:value-type="percentage" office:value="0.0214780961672844" calcext:value-type="percentage">
            <text:p>2.1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8]+10000" office:value-type="float" office:value="400000" calcext:value-type="float">
            <text:p>400,000</text:p>
          </table:table-cell>
          <table:table-cell table:style-name="ce12" table:formula="of:=LOOKUP([.AC49];[.$E$9:.$E$16];[.$B$9:.$B$16])+INDEX([.$D$9:.$D$17];MATCH(LOOKUP([.AC49];[.$E$9:.$E$17]);[.$E$9:.$E$17])+1)*([.AC49]-LOOKUP([.AC49];[.$E$9:.$E$17]))" office:value-type="float" office:value="32000000000" calcext:value-type="float">
            <text:p>32,000,000,000</text:p>
          </table:table-cell>
          <table:table-cell table:style-name="ce12" table:formula="of:=INDEX([.$D$9:.$D$17];MATCH(LOOKUP([.AC49];[.$E$9:.$E$17]);[.$E$9:.$E$17])+1)" office:value-type="float" office:value="50000" calcext:value-type="float">
            <text:p>50,000</text:p>
          </table:table-cell>
          <table:table-cell table:style-name="ce22" table:formula="of:=((365*24*6)*[.AE49])/[.AD49]" office:value-type="percentage" office:value="0.082125" calcext:value-type="percentage">
            <text:p>8.21%</text:p>
          </table:table-cell>
          <table:table-cell table:style-name="ce12" table:formula="of:=LOOKUP([.AC49];[.$M$9:.$M$16];[.$J$9:.$J$16])+INDEX([.$L$9:.$L$17];MATCH(LOOKUP([.AC49];[.$M$9:.$M$17]);[.$M$9:.$M$17])+1)*([.AC49]-LOOKUP([.AC49];[.$M$9:.$M$17]))" office:value-type="float" office:value="12062500000" calcext:value-type="float">
            <text:p>12,062,500,000</text:p>
          </table:table-cell>
          <table:table-cell table:style-name="ce12" table:formula="of:=INDEX([.$L$9:.$L$17];MATCH(LOOKUP([.AC49];[.$M$9:.$M$17]);[.$M$9:.$M$17])+1)" office:value-type="float" office:value="12500" calcext:value-type="float">
            <text:p>12,500</text:p>
          </table:table-cell>
          <table:table-cell table:style-name="ce22" table:formula="of:=((365*24*6)*[.AH49])/[.AG49]" office:value-type="percentage" office:value="0.0544663212435233" calcext:value-type="percentage">
            <text:p>5.45%</text:p>
          </table:table-cell>
          <table:table-cell table:style-name="ce12" table:formula="of:=LOOKUP([.AC49];[.$V$9:.$V$16];[.$S$9:.$S$16])+INDEX([.$U$9:.$U$17];MATCH(LOOKUP([.AC49];[.$V$9:.$V$17]);[.$V$9:.$V$17])+1)*([.AC49]-LOOKUP([.AC49];[.$V$9:.$V$17]))" office:value-type="float" office:value="6627209268.49362" calcext:value-type="float">
            <text:p>6,627,209,268</text:p>
          </table:table-cell>
          <table:table-cell table:style-name="ce12" table:formula="of:=INDEX([.$U$9:.$U$17];MATCH(LOOKUP([.AC49];[.$V$9:.$V$17]);[.$V$9:.$V$17])+1)" office:value-type="float" office:value="2697.11849856464" calcext:value-type="float">
            <text:p>2,697</text:p>
          </table:table-cell>
          <table:table-cell table:style-name="ce22" table:formula="of:=((365*24*6)*[.AK49])/[.AJ49]" office:value-type="percentage" office:value="0.0213906853611067" calcext:value-type="percentage">
            <text:p>2.14%</text:p>
          </table:table-cell>
          <table:table-cell/>
          <table:table-cell table:style-name="ce7" table:formula="of:=[.AC49]/(365*24*6)" office:value-type="float" office:value="7.6103500761035" calcext:value-type="float">
            <text:p>7.6103500761035</text:p>
          </table:table-cell>
          <table:table-cell table:style-name="ce22" table:formula="of:=[.AF49]" office:value-type="percentage" office:value="0.082125" calcext:value-type="percentage">
            <text:p>8.21%</text:p>
          </table:table-cell>
          <table:table-cell table:style-name="ce22" table:formula="of:=[.AI49]" office:value-type="percentage" office:value="0.0544663212435233" calcext:value-type="percentage">
            <text:p>5.45%</text:p>
          </table:table-cell>
          <table:table-cell table:style-name="ce22" table:formula="of:=[.AL49]" office:value-type="percentage" office:value="0.0213906853611067" calcext:value-type="percentage">
            <text:p>2.1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9]+10000" office:value-type="float" office:value="410000" calcext:value-type="float">
            <text:p>410,000</text:p>
          </table:table-cell>
          <table:table-cell table:style-name="ce12" table:formula="of:=LOOKUP([.AC50];[.$E$9:.$E$16];[.$B$9:.$B$16])+INDEX([.$D$9:.$D$17];MATCH(LOOKUP([.AC50];[.$E$9:.$E$17]);[.$E$9:.$E$17])+1)*([.AC50]-LOOKUP([.AC50];[.$E$9:.$E$17]))" office:value-type="float" office:value="32500000000" calcext:value-type="float">
            <text:p>32,500,000,000</text:p>
          </table:table-cell>
          <table:table-cell table:style-name="ce12" table:formula="of:=INDEX([.$D$9:.$D$17];MATCH(LOOKUP([.AC50];[.$E$9:.$E$17]);[.$E$9:.$E$17])+1)" office:value-type="float" office:value="50000" calcext:value-type="float">
            <text:p>50,000</text:p>
          </table:table-cell>
          <table:table-cell table:style-name="ce22" table:formula="of:=((365*24*6)*[.AE50])/[.AD50]" office:value-type="percentage" office:value="0.0808615384615385" calcext:value-type="percentage">
            <text:p>8.09%</text:p>
          </table:table-cell>
          <table:table-cell table:style-name="ce12" table:formula="of:=LOOKUP([.AC50];[.$M$9:.$M$16];[.$J$9:.$J$16])+INDEX([.$L$9:.$L$17];MATCH(LOOKUP([.AC50];[.$M$9:.$M$17]);[.$M$9:.$M$17])+1)*([.AC50]-LOOKUP([.AC50];[.$M$9:.$M$17]))" office:value-type="float" office:value="12187500000" calcext:value-type="float">
            <text:p>12,187,500,000</text:p>
          </table:table-cell>
          <table:table-cell table:style-name="ce12" table:formula="of:=INDEX([.$L$9:.$L$17];MATCH(LOOKUP([.AC50];[.$M$9:.$M$17]);[.$M$9:.$M$17])+1)" office:value-type="float" office:value="12500" calcext:value-type="float">
            <text:p>12,500</text:p>
          </table:table-cell>
          <table:table-cell table:style-name="ce22" table:formula="of:=((365*24*6)*[.AH50])/[.AG50]" office:value-type="percentage" office:value="0.0539076923076923" calcext:value-type="percentage">
            <text:p>5.39%</text:p>
          </table:table-cell>
          <table:table-cell table:style-name="ce12" table:formula="of:=LOOKUP([.AC50];[.$V$9:.$V$16];[.$S$9:.$S$16])+INDEX([.$U$9:.$U$17];MATCH(LOOKUP([.AC50];[.$V$9:.$V$17]);[.$V$9:.$V$17])+1)*([.AC50]-LOOKUP([.AC50];[.$V$9:.$V$17]))" office:value-type="float" office:value="6654180453.47927" calcext:value-type="float">
            <text:p>6,654,180,453</text:p>
          </table:table-cell>
          <table:table-cell table:style-name="ce12" table:formula="of:=INDEX([.$U$9:.$U$17];MATCH(LOOKUP([.AC50];[.$V$9:.$V$17]);[.$V$9:.$V$17])+1)" office:value-type="float" office:value="2697.11849856464" calcext:value-type="float">
            <text:p>2,697</text:p>
          </table:table-cell>
          <table:table-cell table:style-name="ce22" table:formula="of:=((365*24*6)*[.AK50])/[.AJ50]" office:value-type="percentage" office:value="0.0213039831539938" calcext:value-type="percentage">
            <text:p>2.13%</text:p>
          </table:table-cell>
          <table:table-cell/>
          <table:table-cell table:style-name="ce7" table:formula="of:=[.AC50]/(365*24*6)" office:value-type="float" office:value="7.80060882800609" calcext:value-type="float">
            <text:p>7.80060882800609</text:p>
          </table:table-cell>
          <table:table-cell table:style-name="ce22" table:formula="of:=[.AF50]" office:value-type="percentage" office:value="0.0808615384615385" calcext:value-type="percentage">
            <text:p>8.09%</text:p>
          </table:table-cell>
          <table:table-cell table:style-name="ce22" table:formula="of:=[.AI50]" office:value-type="percentage" office:value="0.0539076923076923" calcext:value-type="percentage">
            <text:p>5.39%</text:p>
          </table:table-cell>
          <table:table-cell table:style-name="ce22" table:formula="of:=[.AL50]" office:value-type="percentage" office:value="0.0213039831539938" calcext:value-type="percentage">
            <text:p>2.1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0]+10000" office:value-type="float" office:value="420000" calcext:value-type="float">
            <text:p>420,000</text:p>
          </table:table-cell>
          <table:table-cell table:style-name="ce12" table:formula="of:=LOOKUP([.AC51];[.$E$9:.$E$16];[.$B$9:.$B$16])+INDEX([.$D$9:.$D$17];MATCH(LOOKUP([.AC51];[.$E$9:.$E$17]);[.$E$9:.$E$17])+1)*([.AC51]-LOOKUP([.AC51];[.$E$9:.$E$17]))" office:value-type="float" office:value="38250000000" calcext:value-type="float">
            <text:p>38,250,000,000</text:p>
          </table:table-cell>
          <table:table-cell table:style-name="ce12" table:formula="of:=INDEX([.$D$9:.$D$17];MATCH(LOOKUP([.AC51];[.$E$9:.$E$17]);[.$E$9:.$E$17])+1)" office:value-type="float" office:value="25000" calcext:value-type="float">
            <text:p>25,000</text:p>
          </table:table-cell>
          <table:table-cell table:style-name="ce22" table:formula="of:=((365*24*6)*[.AE51])/[.AD51]" office:value-type="percentage" office:value="0.0343529411764706" calcext:value-type="percentage">
            <text:p>3.44%</text:p>
          </table:table-cell>
          <table:table-cell table:style-name="ce12" table:formula="of:=LOOKUP([.AC51];[.$M$9:.$M$16];[.$J$9:.$J$16])+INDEX([.$L$9:.$L$17];MATCH(LOOKUP([.AC51];[.$M$9:.$M$17]);[.$M$9:.$M$17])+1)*([.AC51]-LOOKUP([.AC51];[.$M$9:.$M$17]))" office:value-type="float" office:value="12312500000" calcext:value-type="float">
            <text:p>12,312,500,000</text:p>
          </table:table-cell>
          <table:table-cell table:style-name="ce12" table:formula="of:=INDEX([.$L$9:.$L$17];MATCH(LOOKUP([.AC51];[.$M$9:.$M$17]);[.$M$9:.$M$17])+1)" office:value-type="float" office:value="12500" calcext:value-type="float">
            <text:p>12,500</text:p>
          </table:table-cell>
          <table:table-cell table:style-name="ce22" table:formula="of:=((365*24*6)*[.AH51])/[.AG51]" office:value-type="percentage" office:value="0.0533604060913706" calcext:value-type="percentage">
            <text:p>5.34%</text:p>
          </table:table-cell>
          <table:table-cell table:style-name="ce12" table:formula="of:=LOOKUP([.AC51];[.$V$9:.$V$16];[.$S$9:.$S$16])+INDEX([.$U$9:.$U$17];MATCH(LOOKUP([.AC51];[.$V$9:.$V$17]);[.$V$9:.$V$17])+1)*([.AC51]-LOOKUP([.AC51];[.$V$9:.$V$17]))" office:value-type="float" office:value="6681151638.46492" calcext:value-type="float">
            <text:p>6,681,151,638</text:p>
          </table:table-cell>
          <table:table-cell table:style-name="ce12" table:formula="of:=INDEX([.$U$9:.$U$17];MATCH(LOOKUP([.AC51];[.$V$9:.$V$17]);[.$V$9:.$V$17])+1)" office:value-type="float" office:value="2697.11849856464" calcext:value-type="float">
            <text:p>2,697</text:p>
          </table:table-cell>
          <table:table-cell table:style-name="ce22" table:formula="of:=((365*24*6)*[.AK51])/[.AJ51]" office:value-type="percentage" office:value="0.0212179809643011" calcext:value-type="percentage">
            <text:p>2.12%</text:p>
          </table:table-cell>
          <table:table-cell/>
          <table:table-cell table:style-name="ce7" table:formula="of:=[.AC51]/(365*24*6)" office:value-type="float" office:value="7.99086757990868" calcext:value-type="float">
            <text:p>7.99086757990868</text:p>
          </table:table-cell>
          <table:table-cell table:style-name="ce22" table:formula="of:=[.AF51]" office:value-type="percentage" office:value="0.0343529411764706" calcext:value-type="percentage">
            <text:p>3.44%</text:p>
          </table:table-cell>
          <table:table-cell table:style-name="ce22" table:formula="of:=[.AI51]" office:value-type="percentage" office:value="0.0533604060913706" calcext:value-type="percentage">
            <text:p>5.34%</text:p>
          </table:table-cell>
          <table:table-cell table:style-name="ce22" table:formula="of:=[.AL51]" office:value-type="percentage" office:value="0.0212179809643011" calcext:value-type="percentage">
            <text:p>2.1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1]+10000" office:value-type="float" office:value="430000" calcext:value-type="float">
            <text:p>430,000</text:p>
          </table:table-cell>
          <table:table-cell table:style-name="ce12" table:formula="of:=LOOKUP([.AC52];[.$E$9:.$E$16];[.$B$9:.$B$16])+INDEX([.$D$9:.$D$17];MATCH(LOOKUP([.AC52];[.$E$9:.$E$17]);[.$E$9:.$E$17])+1)*([.AC52]-LOOKUP([.AC52];[.$E$9:.$E$17]))" office:value-type="float" office:value="38500000000" calcext:value-type="float">
            <text:p>38,500,000,000</text:p>
          </table:table-cell>
          <table:table-cell table:style-name="ce12" table:formula="of:=INDEX([.$D$9:.$D$17];MATCH(LOOKUP([.AC52];[.$E$9:.$E$17]);[.$E$9:.$E$17])+1)" office:value-type="float" office:value="25000" calcext:value-type="float">
            <text:p>25,000</text:p>
          </table:table-cell>
          <table:table-cell table:style-name="ce22" table:formula="of:=((365*24*6)*[.AE52])/[.AD52]" office:value-type="percentage" office:value="0.0341298701298701" calcext:value-type="percentage">
            <text:p>3.41%</text:p>
          </table:table-cell>
          <table:table-cell table:style-name="ce12" table:formula="of:=LOOKUP([.AC52];[.$M$9:.$M$16];[.$J$9:.$J$16])+INDEX([.$L$9:.$L$17];MATCH(LOOKUP([.AC52];[.$M$9:.$M$17]);[.$M$9:.$M$17])+1)*([.AC52]-LOOKUP([.AC52];[.$M$9:.$M$17]))" office:value-type="float" office:value="12437500000" calcext:value-type="float">
            <text:p>12,437,500,000</text:p>
          </table:table-cell>
          <table:table-cell table:style-name="ce12" table:formula="of:=INDEX([.$L$9:.$L$17];MATCH(LOOKUP([.AC52];[.$M$9:.$M$17]);[.$M$9:.$M$17])+1)" office:value-type="float" office:value="12500" calcext:value-type="float">
            <text:p>12,500</text:p>
          </table:table-cell>
          <table:table-cell table:style-name="ce22" table:formula="of:=((365*24*6)*[.AH52])/[.AG52]" office:value-type="percentage" office:value="0.0528241206030151" calcext:value-type="percentage">
            <text:p>5.28%</text:p>
          </table:table-cell>
          <table:table-cell table:style-name="ce12" table:formula="of:=LOOKUP([.AC52];[.$V$9:.$V$16];[.$S$9:.$S$16])+INDEX([.$U$9:.$U$17];MATCH(LOOKUP([.AC52];[.$V$9:.$V$17]);[.$V$9:.$V$17])+1)*([.AC52]-LOOKUP([.AC52];[.$V$9:.$V$17]))" office:value-type="float" office:value="6708122823.45056" calcext:value-type="float">
            <text:p>6,708,122,823</text:p>
          </table:table-cell>
          <table:table-cell table:style-name="ce12" table:formula="of:=INDEX([.$U$9:.$U$17];MATCH(LOOKUP([.AC52];[.$V$9:.$V$17]);[.$V$9:.$V$17])+1)" office:value-type="float" office:value="2697.11849856464" calcext:value-type="float">
            <text:p>2,697</text:p>
          </table:table-cell>
          <table:table-cell table:style-name="ce22" table:formula="of:=((365*24*6)*[.AK52])/[.AJ52]" office:value-type="percentage" office:value="0.0211326703483998" calcext:value-type="percentage">
            <text:p>2.11%</text:p>
          </table:table-cell>
          <table:table-cell/>
          <table:table-cell table:style-name="ce7" table:formula="of:=[.AC52]/(365*24*6)" office:value-type="float" office:value="8.18112633181126" calcext:value-type="float">
            <text:p>8.18112633181126</text:p>
          </table:table-cell>
          <table:table-cell table:style-name="ce22" table:formula="of:=[.AF52]" office:value-type="percentage" office:value="0.0341298701298701" calcext:value-type="percentage">
            <text:p>3.41%</text:p>
          </table:table-cell>
          <table:table-cell table:style-name="ce22" table:formula="of:=[.AI52]" office:value-type="percentage" office:value="0.0528241206030151" calcext:value-type="percentage">
            <text:p>5.28%</text:p>
          </table:table-cell>
          <table:table-cell table:style-name="ce22" table:formula="of:=[.AL52]" office:value-type="percentage" office:value="0.0211326703483998" calcext:value-type="percentage">
            <text:p>2.1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2]+10000" office:value-type="float" office:value="440000" calcext:value-type="float">
            <text:p>440,000</text:p>
          </table:table-cell>
          <table:table-cell table:style-name="ce12" table:formula="of:=LOOKUP([.AC53];[.$E$9:.$E$16];[.$B$9:.$B$16])+INDEX([.$D$9:.$D$17];MATCH(LOOKUP([.AC53];[.$E$9:.$E$17]);[.$E$9:.$E$17])+1)*([.AC53]-LOOKUP([.AC53];[.$E$9:.$E$17]))" office:value-type="float" office:value="38750000000" calcext:value-type="float">
            <text:p>38,750,000,000</text:p>
          </table:table-cell>
          <table:table-cell table:style-name="ce12" table:formula="of:=INDEX([.$D$9:.$D$17];MATCH(LOOKUP([.AC53];[.$E$9:.$E$17]);[.$E$9:.$E$17])+1)" office:value-type="float" office:value="25000" calcext:value-type="float">
            <text:p>25,000</text:p>
          </table:table-cell>
          <table:table-cell table:style-name="ce22" table:formula="of:=((365*24*6)*[.AE53])/[.AD53]" office:value-type="percentage" office:value="0.0339096774193548" calcext:value-type="percentage">
            <text:p>3.39%</text:p>
          </table:table-cell>
          <table:table-cell table:style-name="ce12" table:formula="of:=LOOKUP([.AC53];[.$M$9:.$M$16];[.$J$9:.$J$16])+INDEX([.$L$9:.$L$17];MATCH(LOOKUP([.AC53];[.$M$9:.$M$17]);[.$M$9:.$M$17])+1)*([.AC53]-LOOKUP([.AC53];[.$M$9:.$M$17]))" office:value-type="float" office:value="12531250000" calcext:value-type="float">
            <text:p>12,531,250,000</text:p>
          </table:table-cell>
          <table:table-cell table:style-name="ce12" table:formula="of:=INDEX([.$L$9:.$L$17];MATCH(LOOKUP([.AC53];[.$M$9:.$M$17]);[.$M$9:.$M$17])+1)" office:value-type="float" office:value="6250" calcext:value-type="float">
            <text:p>6,250</text:p>
          </table:table-cell>
          <table:table-cell table:style-name="ce22" table:formula="of:=((365*24*6)*[.AH53])/[.AG53]" office:value-type="percentage" office:value="0.026214463840399" calcext:value-type="percentage">
            <text:p>2.62%</text:p>
          </table:table-cell>
          <table:table-cell table:style-name="ce12" table:formula="of:=LOOKUP([.AC53];[.$V$9:.$V$16];[.$S$9:.$S$16])+INDEX([.$U$9:.$U$17];MATCH(LOOKUP([.AC53];[.$V$9:.$V$17]);[.$V$9:.$V$17])+1)*([.AC53]-LOOKUP([.AC53];[.$V$9:.$V$17]))" office:value-type="float" office:value="6735094008.43621" calcext:value-type="float">
            <text:p>6,735,094,008</text:p>
          </table:table-cell>
          <table:table-cell table:style-name="ce12" table:formula="of:=INDEX([.$U$9:.$U$17];MATCH(LOOKUP([.AC53];[.$V$9:.$V$17]);[.$V$9:.$V$17])+1)" office:value-type="float" office:value="2697.11849856464" calcext:value-type="float">
            <text:p>2,697</text:p>
          </table:table-cell>
          <table:table-cell table:style-name="ce22" table:formula="of:=((365*24*6)*[.AK53])/[.AJ53]" office:value-type="percentage" office:value="0.0210480429979139" calcext:value-type="percentage">
            <text:p>2.10%</text:p>
          </table:table-cell>
          <table:table-cell/>
          <table:table-cell table:style-name="ce7" table:formula="of:=[.AC53]/(365*24*6)" office:value-type="float" office:value="8.37138508371385" calcext:value-type="float">
            <text:p>8.37138508371385</text:p>
          </table:table-cell>
          <table:table-cell table:style-name="ce22" table:formula="of:=[.AF53]" office:value-type="percentage" office:value="0.0339096774193548" calcext:value-type="percentage">
            <text:p>3.39%</text:p>
          </table:table-cell>
          <table:table-cell table:style-name="ce22" table:formula="of:=[.AI53]" office:value-type="percentage" office:value="0.026214463840399" calcext:value-type="percentage">
            <text:p>2.62%</text:p>
          </table:table-cell>
          <table:table-cell table:style-name="ce22" table:formula="of:=[.AL53]" office:value-type="percentage" office:value="0.0210480429979139" calcext:value-type="percentage">
            <text:p>2.1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3]+10000" office:value-type="float" office:value="450000" calcext:value-type="float">
            <text:p>450,000</text:p>
          </table:table-cell>
          <table:table-cell table:style-name="ce12" table:formula="of:=LOOKUP([.AC54];[.$E$9:.$E$16];[.$B$9:.$B$16])+INDEX([.$D$9:.$D$17];MATCH(LOOKUP([.AC54];[.$E$9:.$E$17]);[.$E$9:.$E$17])+1)*([.AC54]-LOOKUP([.AC54];[.$E$9:.$E$17]))" office:value-type="float" office:value="39000000000" calcext:value-type="float">
            <text:p>39,000,000,000</text:p>
          </table:table-cell>
          <table:table-cell table:style-name="ce12" table:formula="of:=INDEX([.$D$9:.$D$17];MATCH(LOOKUP([.AC54];[.$E$9:.$E$17]);[.$E$9:.$E$17])+1)" office:value-type="float" office:value="25000" calcext:value-type="float">
            <text:p>25,000</text:p>
          </table:table-cell>
          <table:table-cell table:style-name="ce22" table:formula="of:=((365*24*6)*[.AE54])/[.AD54]" office:value-type="percentage" office:value="0.0336923076923077" calcext:value-type="percentage">
            <text:p>3.37%</text:p>
          </table:table-cell>
          <table:table-cell table:style-name="ce12" table:formula="of:=LOOKUP([.AC54];[.$M$9:.$M$16];[.$J$9:.$J$16])+INDEX([.$L$9:.$L$17];MATCH(LOOKUP([.AC54];[.$M$9:.$M$17]);[.$M$9:.$M$17])+1)*([.AC54]-LOOKUP([.AC54];[.$M$9:.$M$17]))" office:value-type="float" office:value="12593750000" calcext:value-type="float">
            <text:p>12,593,750,000</text:p>
          </table:table-cell>
          <table:table-cell table:style-name="ce12" table:formula="of:=INDEX([.$L$9:.$L$17];MATCH(LOOKUP([.AC54];[.$M$9:.$M$17]);[.$M$9:.$M$17])+1)" office:value-type="float" office:value="6250" calcext:value-type="float">
            <text:p>6,250</text:p>
          </table:table-cell>
          <table:table-cell table:style-name="ce22" table:formula="of:=((365*24*6)*[.AH54])/[.AG54]" office:value-type="percentage" office:value="0.0260843672456576" calcext:value-type="percentage">
            <text:p>2.61%</text:p>
          </table:table-cell>
          <table:table-cell table:style-name="ce12" table:formula="of:=LOOKUP([.AC54];[.$V$9:.$V$16];[.$S$9:.$S$16])+INDEX([.$U$9:.$U$17];MATCH(LOOKUP([.AC54];[.$V$9:.$V$17]);[.$V$9:.$V$17])+1)*([.AC54]-LOOKUP([.AC54];[.$V$9:.$V$17]))" office:value-type="float" office:value="6762065193.42186" calcext:value-type="float">
            <text:p>6,762,065,193</text:p>
          </table:table-cell>
          <table:table-cell table:style-name="ce12" table:formula="of:=INDEX([.$U$9:.$U$17];MATCH(LOOKUP([.AC54];[.$V$9:.$V$17]);[.$V$9:.$V$17])+1)" office:value-type="float" office:value="2697.11849856464" calcext:value-type="float">
            <text:p>2,697</text:p>
          </table:table-cell>
          <table:table-cell table:style-name="ce22" table:formula="of:=((365*24*6)*[.AK54])/[.AJ54]" office:value-type="percentage" office:value="0.0209640907370225" calcext:value-type="percentage">
            <text:p>2.10%</text:p>
          </table:table-cell>
          <table:table-cell/>
          <table:table-cell table:style-name="ce7" table:formula="of:=[.AC54]/(365*24*6)" office:value-type="float" office:value="8.56164383561644" calcext:value-type="float">
            <text:p>8.56164383561644</text:p>
          </table:table-cell>
          <table:table-cell table:style-name="ce22" table:formula="of:=[.AF54]" office:value-type="percentage" office:value="0.0336923076923077" calcext:value-type="percentage">
            <text:p>3.37%</text:p>
          </table:table-cell>
          <table:table-cell table:style-name="ce22" table:formula="of:=[.AI54]" office:value-type="percentage" office:value="0.0260843672456576" calcext:value-type="percentage">
            <text:p>2.61%</text:p>
          </table:table-cell>
          <table:table-cell table:style-name="ce22" table:formula="of:=[.AL54]" office:value-type="percentage" office:value="0.0209640907370225" calcext:value-type="percentage">
            <text:p>2.1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4]+10000" office:value-type="float" office:value="460000" calcext:value-type="float">
            <text:p>460,000</text:p>
          </table:table-cell>
          <table:table-cell table:style-name="ce12" table:formula="of:=LOOKUP([.AC55];[.$E$9:.$E$16];[.$B$9:.$B$16])+INDEX([.$D$9:.$D$17];MATCH(LOOKUP([.AC55];[.$E$9:.$E$17]);[.$E$9:.$E$17])+1)*([.AC55]-LOOKUP([.AC55];[.$E$9:.$E$17]))" office:value-type="float" office:value="39250000000" calcext:value-type="float">
            <text:p>39,250,000,000</text:p>
          </table:table-cell>
          <table:table-cell table:style-name="ce12" table:formula="of:=INDEX([.$D$9:.$D$17];MATCH(LOOKUP([.AC55];[.$E$9:.$E$17]);[.$E$9:.$E$17])+1)" office:value-type="float" office:value="25000" calcext:value-type="float">
            <text:p>25,000</text:p>
          </table:table-cell>
          <table:table-cell table:style-name="ce22" table:formula="of:=((365*24*6)*[.AE55])/[.AD55]" office:value-type="percentage" office:value="0.0334777070063694" calcext:value-type="percentage">
            <text:p>3.35%</text:p>
          </table:table-cell>
          <table:table-cell table:style-name="ce12" table:formula="of:=LOOKUP([.AC55];[.$M$9:.$M$16];[.$J$9:.$J$16])+INDEX([.$L$9:.$L$17];MATCH(LOOKUP([.AC55];[.$M$9:.$M$17]);[.$M$9:.$M$17])+1)*([.AC55]-LOOKUP([.AC55];[.$M$9:.$M$17]))" office:value-type="float" office:value="12656250000" calcext:value-type="float">
            <text:p>12,656,250,000</text:p>
          </table:table-cell>
          <table:table-cell table:style-name="ce12" table:formula="of:=INDEX([.$L$9:.$L$17];MATCH(LOOKUP([.AC55];[.$M$9:.$M$17]);[.$M$9:.$M$17])+1)" office:value-type="float" office:value="6250" calcext:value-type="float">
            <text:p>6,250</text:p>
          </table:table-cell>
          <table:table-cell table:style-name="ce22" table:formula="of:=((365*24*6)*[.AH55])/[.AG55]" office:value-type="percentage" office:value="0.0259555555555556" calcext:value-type="percentage">
            <text:p>2.60%</text:p>
          </table:table-cell>
          <table:table-cell table:style-name="ce12" table:formula="of:=LOOKUP([.AC55];[.$V$9:.$V$16];[.$S$9:.$S$16])+INDEX([.$U$9:.$U$17];MATCH(LOOKUP([.AC55];[.$V$9:.$V$17]);[.$V$9:.$V$17])+1)*([.AC55]-LOOKUP([.AC55];[.$V$9:.$V$17]))" office:value-type="float" office:value="6789036378.4075" calcext:value-type="float">
            <text:p>6,789,036,378</text:p>
          </table:table-cell>
          <table:table-cell table:style-name="ce12" table:formula="of:=INDEX([.$U$9:.$U$17];MATCH(LOOKUP([.AC55];[.$V$9:.$V$17]);[.$V$9:.$V$17])+1)" office:value-type="float" office:value="2697.11849856464" calcext:value-type="float">
            <text:p>2,697</text:p>
          </table:table-cell>
          <table:table-cell table:style-name="ce22" table:formula="of:=((365*24*6)*[.AK55])/[.AJ55]" office:value-type="percentage" office:value="0.020880805519827" calcext:value-type="percentage">
            <text:p>2.09%</text:p>
          </table:table-cell>
          <table:table-cell/>
          <table:table-cell table:style-name="ce7" table:formula="of:=[.AC55]/(365*24*6)" office:value-type="float" office:value="8.75190258751903" calcext:value-type="float">
            <text:p>8.75190258751903</text:p>
          </table:table-cell>
          <table:table-cell table:style-name="ce22" table:formula="of:=[.AF55]" office:value-type="percentage" office:value="0.0334777070063694" calcext:value-type="percentage">
            <text:p>3.35%</text:p>
          </table:table-cell>
          <table:table-cell table:style-name="ce22" table:formula="of:=[.AI55]" office:value-type="percentage" office:value="0.0259555555555556" calcext:value-type="percentage">
            <text:p>2.60%</text:p>
          </table:table-cell>
          <table:table-cell table:style-name="ce22" table:formula="of:=[.AL55]" office:value-type="percentage" office:value="0.020880805519827" calcext:value-type="percentage">
            <text:p>2.0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5]+10000" office:value-type="float" office:value="470000" calcext:value-type="float">
            <text:p>470,000</text:p>
          </table:table-cell>
          <table:table-cell table:style-name="ce12" table:formula="of:=LOOKUP([.AC56];[.$E$9:.$E$16];[.$B$9:.$B$16])+INDEX([.$D$9:.$D$17];MATCH(LOOKUP([.AC56];[.$E$9:.$E$17]);[.$E$9:.$E$17])+1)*([.AC56]-LOOKUP([.AC56];[.$E$9:.$E$17]))" office:value-type="float" office:value="39500000000" calcext:value-type="float">
            <text:p>39,500,000,000</text:p>
          </table:table-cell>
          <table:table-cell table:style-name="ce12" table:formula="of:=INDEX([.$D$9:.$D$17];MATCH(LOOKUP([.AC56];[.$E$9:.$E$17]);[.$E$9:.$E$17])+1)" office:value-type="float" office:value="25000" calcext:value-type="float">
            <text:p>25,000</text:p>
          </table:table-cell>
          <table:table-cell table:style-name="ce22" table:formula="of:=((365*24*6)*[.AE56])/[.AD56]" office:value-type="percentage" office:value="0.0332658227848101" calcext:value-type="percentage">
            <text:p>3.33%</text:p>
          </table:table-cell>
          <table:table-cell table:style-name="ce12" table:formula="of:=LOOKUP([.AC56];[.$M$9:.$M$16];[.$J$9:.$J$16])+INDEX([.$L$9:.$L$17];MATCH(LOOKUP([.AC56];[.$M$9:.$M$17]);[.$M$9:.$M$17])+1)*([.AC56]-LOOKUP([.AC56];[.$M$9:.$M$17]))" office:value-type="float" office:value="12718750000" calcext:value-type="float">
            <text:p>12,718,750,000</text:p>
          </table:table-cell>
          <table:table-cell table:style-name="ce12" table:formula="of:=INDEX([.$L$9:.$L$17];MATCH(LOOKUP([.AC56];[.$M$9:.$M$17]);[.$M$9:.$M$17])+1)" office:value-type="float" office:value="6250" calcext:value-type="float">
            <text:p>6,250</text:p>
          </table:table-cell>
          <table:table-cell table:style-name="ce22" table:formula="of:=((365*24*6)*[.AH56])/[.AG56]" office:value-type="percentage" office:value="0.0258280098280098" calcext:value-type="percentage">
            <text:p>2.58%</text:p>
          </table:table-cell>
          <table:table-cell table:style-name="ce12" table:formula="of:=LOOKUP([.AC56];[.$V$9:.$V$16];[.$S$9:.$S$16])+INDEX([.$U$9:.$U$17];MATCH(LOOKUP([.AC56];[.$V$9:.$V$17]);[.$V$9:.$V$17])+1)*([.AC56]-LOOKUP([.AC56];[.$V$9:.$V$17]))" office:value-type="float" office:value="6816007563.39315" calcext:value-type="float">
            <text:p>6,816,007,563</text:p>
          </table:table-cell>
          <table:table-cell table:style-name="ce12" table:formula="of:=INDEX([.$U$9:.$U$17];MATCH(LOOKUP([.AC56];[.$V$9:.$V$17]);[.$V$9:.$V$17])+1)" office:value-type="float" office:value="2697.11849856464" calcext:value-type="float">
            <text:p>2,697</text:p>
          </table:table-cell>
          <table:table-cell table:style-name="ce22" table:formula="of:=((365*24*6)*[.AK56])/[.AJ56]" office:value-type="percentage" office:value="0.0207981794277802" calcext:value-type="percentage">
            <text:p>2.08%</text:p>
          </table:table-cell>
          <table:table-cell/>
          <table:table-cell table:style-name="ce7" table:formula="of:=[.AC56]/(365*24*6)" office:value-type="float" office:value="8.94216133942161" calcext:value-type="float">
            <text:p>8.94216133942161</text:p>
          </table:table-cell>
          <table:table-cell table:style-name="ce22" table:formula="of:=[.AF56]" office:value-type="percentage" office:value="0.0332658227848101" calcext:value-type="percentage">
            <text:p>3.33%</text:p>
          </table:table-cell>
          <table:table-cell table:style-name="ce22" table:formula="of:=[.AI56]" office:value-type="percentage" office:value="0.0258280098280098" calcext:value-type="percentage">
            <text:p>2.58%</text:p>
          </table:table-cell>
          <table:table-cell table:style-name="ce22" table:formula="of:=[.AL56]" office:value-type="percentage" office:value="0.0207981794277802" calcext:value-type="percentage">
            <text:p>2.0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6]+10000" office:value-type="float" office:value="480000" calcext:value-type="float">
            <text:p>480,000</text:p>
          </table:table-cell>
          <table:table-cell table:style-name="ce12" table:formula="of:=LOOKUP([.AC57];[.$E$9:.$E$16];[.$B$9:.$B$16])+INDEX([.$D$9:.$D$17];MATCH(LOOKUP([.AC57];[.$E$9:.$E$17]);[.$E$9:.$E$17])+1)*([.AC57]-LOOKUP([.AC57];[.$E$9:.$E$17]))" office:value-type="float" office:value="39750000000" calcext:value-type="float">
            <text:p>39,750,000,000</text:p>
          </table:table-cell>
          <table:table-cell table:style-name="ce12" table:formula="of:=INDEX([.$D$9:.$D$17];MATCH(LOOKUP([.AC57];[.$E$9:.$E$17]);[.$E$9:.$E$17])+1)" office:value-type="float" office:value="25000" calcext:value-type="float">
            <text:p>25,000</text:p>
          </table:table-cell>
          <table:table-cell table:style-name="ce22" table:formula="of:=((365*24*6)*[.AE57])/[.AD57]" office:value-type="percentage" office:value="0.0330566037735849" calcext:value-type="percentage">
            <text:p>3.31%</text:p>
          </table:table-cell>
          <table:table-cell table:style-name="ce12" table:formula="of:=LOOKUP([.AC57];[.$M$9:.$M$16];[.$J$9:.$J$16])+INDEX([.$L$9:.$L$17];MATCH(LOOKUP([.AC57];[.$M$9:.$M$17]);[.$M$9:.$M$17])+1)*([.AC57]-LOOKUP([.AC57];[.$M$9:.$M$17]))" office:value-type="float" office:value="12781250000" calcext:value-type="float">
            <text:p>12,781,250,000</text:p>
          </table:table-cell>
          <table:table-cell table:style-name="ce12" table:formula="of:=INDEX([.$L$9:.$L$17];MATCH(LOOKUP([.AC57];[.$M$9:.$M$17]);[.$M$9:.$M$17])+1)" office:value-type="float" office:value="6250" calcext:value-type="float">
            <text:p>6,250</text:p>
          </table:table-cell>
          <table:table-cell table:style-name="ce22" table:formula="of:=((365*24*6)*[.AH57])/[.AG57]" office:value-type="percentage" office:value="0.0257017114914425" calcext:value-type="percentage">
            <text:p>2.57%</text:p>
          </table:table-cell>
          <table:table-cell table:style-name="ce12" table:formula="of:=LOOKUP([.AC57];[.$V$9:.$V$16];[.$S$9:.$S$16])+INDEX([.$U$9:.$U$17];MATCH(LOOKUP([.AC57];[.$V$9:.$V$17]);[.$V$9:.$V$17])+1)*([.AC57]-LOOKUP([.AC57];[.$V$9:.$V$17]))" office:value-type="float" office:value="6842978748.3788" calcext:value-type="float">
            <text:p>6,842,978,748</text:p>
          </table:table-cell>
          <table:table-cell table:style-name="ce12" table:formula="of:=INDEX([.$U$9:.$U$17];MATCH(LOOKUP([.AC57];[.$V$9:.$V$17]);[.$V$9:.$V$17])+1)" office:value-type="float" office:value="2697.11849856464" calcext:value-type="float">
            <text:p>2,697</text:p>
          </table:table-cell>
          <table:table-cell table:style-name="ce22" table:formula="of:=((365*24*6)*[.AK57])/[.AJ57]" office:value-type="percentage" office:value="0.020716204667177" calcext:value-type="percentage">
            <text:p>2.07%</text:p>
          </table:table-cell>
          <table:table-cell/>
          <table:table-cell table:style-name="ce7" table:formula="of:=[.AC57]/(365*24*6)" office:value-type="float" office:value="9.1324200913242" calcext:value-type="float">
            <text:p>9.1324200913242</text:p>
          </table:table-cell>
          <table:table-cell table:style-name="ce22" table:formula="of:=[.AF57]" office:value-type="percentage" office:value="0.0330566037735849" calcext:value-type="percentage">
            <text:p>3.31%</text:p>
          </table:table-cell>
          <table:table-cell table:style-name="ce22" table:formula="of:=[.AI57]" office:value-type="percentage" office:value="0.0257017114914425" calcext:value-type="percentage">
            <text:p>2.57%</text:p>
          </table:table-cell>
          <table:table-cell table:style-name="ce22" table:formula="of:=[.AL57]" office:value-type="percentage" office:value="0.020716204667177" calcext:value-type="percentage">
            <text:p>2.0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7]+10000" office:value-type="float" office:value="490000" calcext:value-type="float">
            <text:p>490,000</text:p>
          </table:table-cell>
          <table:table-cell table:style-name="ce12" table:formula="of:=LOOKUP([.AC58];[.$E$9:.$E$16];[.$B$9:.$B$16])+INDEX([.$D$9:.$D$17];MATCH(LOOKUP([.AC58];[.$E$9:.$E$17]);[.$E$9:.$E$17])+1)*([.AC58]-LOOKUP([.AC58];[.$E$9:.$E$17]))" office:value-type="float" office:value="40000000000" calcext:value-type="float">
            <text:p>40,000,000,000</text:p>
          </table:table-cell>
          <table:table-cell table:style-name="ce12" table:formula="of:=INDEX([.$D$9:.$D$17];MATCH(LOOKUP([.AC58];[.$E$9:.$E$17]);[.$E$9:.$E$17])+1)" office:value-type="float" office:value="25000" calcext:value-type="float">
            <text:p>25,000</text:p>
          </table:table-cell>
          <table:table-cell table:style-name="ce22" table:formula="of:=((365*24*6)*[.AE58])/[.AD58]" office:value-type="percentage" office:value="0.03285" calcext:value-type="percentage">
            <text:p>3.29%</text:p>
          </table:table-cell>
          <table:table-cell table:style-name="ce12" table:formula="of:=LOOKUP([.AC58];[.$M$9:.$M$16];[.$J$9:.$J$16])+INDEX([.$L$9:.$L$17];MATCH(LOOKUP([.AC58];[.$M$9:.$M$17]);[.$M$9:.$M$17])+1)*([.AC58]-LOOKUP([.AC58];[.$M$9:.$M$17]))" office:value-type="float" office:value="12843750000" calcext:value-type="float">
            <text:p>12,843,750,000</text:p>
          </table:table-cell>
          <table:table-cell table:style-name="ce12" table:formula="of:=INDEX([.$L$9:.$L$17];MATCH(LOOKUP([.AC58];[.$M$9:.$M$17]);[.$M$9:.$M$17])+1)" office:value-type="float" office:value="6250" calcext:value-type="float">
            <text:p>6,250</text:p>
          </table:table-cell>
          <table:table-cell table:style-name="ce22" table:formula="of:=((365*24*6)*[.AH58])/[.AG58]" office:value-type="percentage" office:value="0.0255766423357664" calcext:value-type="percentage">
            <text:p>2.56%</text:p>
          </table:table-cell>
          <table:table-cell table:style-name="ce12" table:formula="of:=LOOKUP([.AC58];[.$V$9:.$V$16];[.$S$9:.$S$16])+INDEX([.$U$9:.$U$17];MATCH(LOOKUP([.AC58];[.$V$9:.$V$17]);[.$V$9:.$V$17])+1)*([.AC58]-LOOKUP([.AC58];[.$V$9:.$V$17]))" office:value-type="float" office:value="6869949933.36444" calcext:value-type="float">
            <text:p>6,869,949,933</text:p>
          </table:table-cell>
          <table:table-cell table:style-name="ce12" table:formula="of:=INDEX([.$U$9:.$U$17];MATCH(LOOKUP([.AC58];[.$V$9:.$V$17]);[.$V$9:.$V$17])+1)" office:value-type="float" office:value="2697.11849856464" calcext:value-type="float">
            <text:p>2,697</text:p>
          </table:table-cell>
          <table:table-cell table:style-name="ce22" table:formula="of:=((365*24*6)*[.AK58])/[.AJ58]" office:value-type="percentage" office:value="0.0206348735667034" calcext:value-type="percentage">
            <text:p>2.06%</text:p>
          </table:table-cell>
          <table:table-cell/>
          <table:table-cell table:style-name="ce7" table:formula="of:=[.AC58]/(365*24*6)" office:value-type="float" office:value="9.32267884322679" calcext:value-type="float">
            <text:p>9.32267884322679</text:p>
          </table:table-cell>
          <table:table-cell table:style-name="ce22" table:formula="of:=[.AF58]" office:value-type="percentage" office:value="0.03285" calcext:value-type="percentage">
            <text:p>3.29%</text:p>
          </table:table-cell>
          <table:table-cell table:style-name="ce22" table:formula="of:=[.AI58]" office:value-type="percentage" office:value="0.0255766423357664" calcext:value-type="percentage">
            <text:p>2.56%</text:p>
          </table:table-cell>
          <table:table-cell table:style-name="ce22" table:formula="of:=[.AL58]" office:value-type="percentage" office:value="0.0206348735667034" calcext:value-type="percentage">
            <text:p>2.0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8]+10000" office:value-type="float" office:value="500000" calcext:value-type="float">
            <text:p>500,000</text:p>
          </table:table-cell>
          <table:table-cell table:style-name="ce12" table:formula="of:=LOOKUP([.AC59];[.$E$9:.$E$16];[.$B$9:.$B$16])+INDEX([.$D$9:.$D$17];MATCH(LOOKUP([.AC59];[.$E$9:.$E$17]);[.$E$9:.$E$17])+1)*([.AC59]-LOOKUP([.AC59];[.$E$9:.$E$17]))" office:value-type="float" office:value="40250000000" calcext:value-type="float">
            <text:p>40,250,000,000</text:p>
          </table:table-cell>
          <table:table-cell table:style-name="ce12" table:formula="of:=INDEX([.$D$9:.$D$17];MATCH(LOOKUP([.AC59];[.$E$9:.$E$17]);[.$E$9:.$E$17])+1)" office:value-type="float" office:value="25000" calcext:value-type="float">
            <text:p>25,000</text:p>
          </table:table-cell>
          <table:table-cell table:style-name="ce22" table:formula="of:=((365*24*6)*[.AE59])/[.AD59]" office:value-type="percentage" office:value="0.0326459627329193" calcext:value-type="percentage">
            <text:p>3.26%</text:p>
          </table:table-cell>
          <table:table-cell table:style-name="ce12" table:formula="of:=LOOKUP([.AC59];[.$M$9:.$M$16];[.$J$9:.$J$16])+INDEX([.$L$9:.$L$17];MATCH(LOOKUP([.AC59];[.$M$9:.$M$17]);[.$M$9:.$M$17])+1)*([.AC59]-LOOKUP([.AC59];[.$M$9:.$M$17]))" office:value-type="float" office:value="12906250000" calcext:value-type="float">
            <text:p>12,906,250,000</text:p>
          </table:table-cell>
          <table:table-cell table:style-name="ce12" table:formula="of:=INDEX([.$L$9:.$L$17];MATCH(LOOKUP([.AC59];[.$M$9:.$M$17]);[.$M$9:.$M$17])+1)" office:value-type="float" office:value="6250" calcext:value-type="float">
            <text:p>6,250</text:p>
          </table:table-cell>
          <table:table-cell table:style-name="ce22" table:formula="of:=((365*24*6)*[.AH59])/[.AG59]" office:value-type="percentage" office:value="0.025452784503632" calcext:value-type="percentage">
            <text:p>2.55%</text:p>
          </table:table-cell>
          <table:table-cell table:style-name="ce12" table:formula="of:=LOOKUP([.AC59];[.$V$9:.$V$16];[.$S$9:.$S$16])+INDEX([.$U$9:.$U$17];MATCH(LOOKUP([.AC59];[.$V$9:.$V$17]);[.$V$9:.$V$17])+1)*([.AC59]-LOOKUP([.AC59];[.$V$9:.$V$17]))" office:value-type="float" office:value="6896921118.35009" calcext:value-type="float">
            <text:p>6,896,921,118</text:p>
          </table:table-cell>
          <table:table-cell table:style-name="ce12" table:formula="of:=INDEX([.$U$9:.$U$17];MATCH(LOOKUP([.AC59];[.$V$9:.$V$17]);[.$V$9:.$V$17])+1)" office:value-type="float" office:value="2697.11849856464" calcext:value-type="float">
            <text:p>2,697</text:p>
          </table:table-cell>
          <table:table-cell table:style-name="ce22" table:formula="of:=((365*24*6)*[.AK59])/[.AJ59]" office:value-type="percentage" office:value="0.0205541785750437" calcext:value-type="percentage">
            <text:p>2.06%</text:p>
          </table:table-cell>
          <table:table-cell/>
          <table:table-cell table:style-name="ce7" table:formula="of:=[.AC59]/(365*24*6)" office:value-type="float" office:value="9.51293759512938" calcext:value-type="float">
            <text:p>9.51293759512938</text:p>
          </table:table-cell>
          <table:table-cell table:style-name="ce22" table:formula="of:=[.AF59]" office:value-type="percentage" office:value="0.0326459627329193" calcext:value-type="percentage">
            <text:p>3.26%</text:p>
          </table:table-cell>
          <table:table-cell table:style-name="ce22" table:formula="of:=[.AI59]" office:value-type="percentage" office:value="0.025452784503632" calcext:value-type="percentage">
            <text:p>2.55%</text:p>
          </table:table-cell>
          <table:table-cell table:style-name="ce22" table:formula="of:=[.AL59]" office:value-type="percentage" office:value="0.0205541785750437" calcext:value-type="percentage">
            <text:p>2.0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9]+10000" office:value-type="float" office:value="510000" calcext:value-type="float">
            <text:p>510,000</text:p>
          </table:table-cell>
          <table:table-cell table:style-name="ce12" table:formula="of:=LOOKUP([.AC60];[.$E$9:.$E$16];[.$B$9:.$B$16])+INDEX([.$D$9:.$D$17];MATCH(LOOKUP([.AC60];[.$E$9:.$E$17]);[.$E$9:.$E$17])+1)*([.AC60]-LOOKUP([.AC60];[.$E$9:.$E$17]))" office:value-type="float" office:value="40500000000" calcext:value-type="float">
            <text:p>40,500,000,000</text:p>
          </table:table-cell>
          <table:table-cell table:style-name="ce12" table:formula="of:=INDEX([.$D$9:.$D$17];MATCH(LOOKUP([.AC60];[.$E$9:.$E$17]);[.$E$9:.$E$17])+1)" office:value-type="float" office:value="25000" calcext:value-type="float">
            <text:p>25,000</text:p>
          </table:table-cell>
          <table:table-cell table:style-name="ce22" table:formula="of:=((365*24*6)*[.AE60])/[.AD60]" office:value-type="percentage" office:value="0.0324444444444444" calcext:value-type="percentage">
            <text:p>3.24%</text:p>
          </table:table-cell>
          <table:table-cell table:style-name="ce12" table:formula="of:=LOOKUP([.AC60];[.$M$9:.$M$16];[.$J$9:.$J$16])+INDEX([.$L$9:.$L$17];MATCH(LOOKUP([.AC60];[.$M$9:.$M$17]);[.$M$9:.$M$17])+1)*([.AC60]-LOOKUP([.AC60];[.$M$9:.$M$17]))" office:value-type="float" office:value="12968750000" calcext:value-type="float">
            <text:p>12,968,750,000</text:p>
          </table:table-cell>
          <table:table-cell table:style-name="ce12" table:formula="of:=INDEX([.$L$9:.$L$17];MATCH(LOOKUP([.AC60];[.$M$9:.$M$17]);[.$M$9:.$M$17])+1)" office:value-type="float" office:value="6250" calcext:value-type="float">
            <text:p>6,250</text:p>
          </table:table-cell>
          <table:table-cell table:style-name="ce22" table:formula="of:=((365*24*6)*[.AH60])/[.AG60]" office:value-type="percentage" office:value="0.0253301204819277" calcext:value-type="percentage">
            <text:p>2.53%</text:p>
          </table:table-cell>
          <table:table-cell table:style-name="ce12" table:formula="of:=LOOKUP([.AC60];[.$V$9:.$V$16];[.$S$9:.$S$16])+INDEX([.$U$9:.$U$17];MATCH(LOOKUP([.AC60];[.$V$9:.$V$17]);[.$V$9:.$V$17])+1)*([.AC60]-LOOKUP([.AC60];[.$V$9:.$V$17]))" office:value-type="float" office:value="6923892303.33574" calcext:value-type="float">
            <text:p>6,923,892,303</text:p>
          </table:table-cell>
          <table:table-cell table:style-name="ce12" table:formula="of:=INDEX([.$U$9:.$U$17];MATCH(LOOKUP([.AC60];[.$V$9:.$V$17]);[.$V$9:.$V$17])+1)" office:value-type="float" office:value="2697.11849856464" calcext:value-type="float">
            <text:p>2,697</text:p>
          </table:table-cell>
          <table:table-cell table:style-name="ce22" table:formula="of:=((365*24*6)*[.AK60])/[.AJ60]" office:value-type="percentage" office:value="0.020474112258543" calcext:value-type="percentage">
            <text:p>2.05%</text:p>
          </table:table-cell>
          <table:table-cell/>
          <table:table-cell table:style-name="ce7" table:formula="of:=[.AC60]/(365*24*6)" office:value-type="float" office:value="9.70319634703196" calcext:value-type="float">
            <text:p>9.70319634703196</text:p>
          </table:table-cell>
          <table:table-cell table:style-name="ce22" table:formula="of:=[.AF60]" office:value-type="percentage" office:value="0.0324444444444444" calcext:value-type="percentage">
            <text:p>3.24%</text:p>
          </table:table-cell>
          <table:table-cell table:style-name="ce22" table:formula="of:=[.AI60]" office:value-type="percentage" office:value="0.0253301204819277" calcext:value-type="percentage">
            <text:p>2.53%</text:p>
          </table:table-cell>
          <table:table-cell table:style-name="ce22" table:formula="of:=[.AL60]" office:value-type="percentage" office:value="0.020474112258543" calcext:value-type="percentage">
            <text:p>2.0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0]+10000" office:value-type="float" office:value="520000" calcext:value-type="float">
            <text:p>520,000</text:p>
          </table:table-cell>
          <table:table-cell table:style-name="ce12" table:formula="of:=LOOKUP([.AC61];[.$E$9:.$E$16];[.$B$9:.$B$16])+INDEX([.$D$9:.$D$17];MATCH(LOOKUP([.AC61];[.$E$9:.$E$17]);[.$E$9:.$E$17])+1)*([.AC61]-LOOKUP([.AC61];[.$E$9:.$E$17]))" office:value-type="float" office:value="40750000000" calcext:value-type="float">
            <text:p>40,750,000,000</text:p>
          </table:table-cell>
          <table:table-cell table:style-name="ce12" table:formula="of:=INDEX([.$D$9:.$D$17];MATCH(LOOKUP([.AC61];[.$E$9:.$E$17]);[.$E$9:.$E$17])+1)" office:value-type="float" office:value="25000" calcext:value-type="float">
            <text:p>25,000</text:p>
          </table:table-cell>
          <table:table-cell table:style-name="ce22" table:formula="of:=((365*24*6)*[.AE61])/[.AD61]" office:value-type="percentage" office:value="0.0322453987730061" calcext:value-type="percentage">
            <text:p>3.22%</text:p>
          </table:table-cell>
          <table:table-cell table:style-name="ce12" table:formula="of:=LOOKUP([.AC61];[.$M$9:.$M$16];[.$J$9:.$J$16])+INDEX([.$L$9:.$L$17];MATCH(LOOKUP([.AC61];[.$M$9:.$M$17]);[.$M$9:.$M$17])+1)*([.AC61]-LOOKUP([.AC61];[.$M$9:.$M$17]))" office:value-type="float" office:value="13031250000" calcext:value-type="float">
            <text:p>13,031,250,000</text:p>
          </table:table-cell>
          <table:table-cell table:style-name="ce12" table:formula="of:=INDEX([.$L$9:.$L$17];MATCH(LOOKUP([.AC61];[.$M$9:.$M$17]);[.$M$9:.$M$17])+1)" office:value-type="float" office:value="6250" calcext:value-type="float">
            <text:p>6,250</text:p>
          </table:table-cell>
          <table:table-cell table:style-name="ce22" table:formula="of:=((365*24*6)*[.AH61])/[.AG61]" office:value-type="percentage" office:value="0.0252086330935252" calcext:value-type="percentage">
            <text:p>2.52%</text:p>
          </table:table-cell>
          <table:table-cell table:style-name="ce12" table:formula="of:=LOOKUP([.AC61];[.$V$9:.$V$16];[.$S$9:.$S$16])+INDEX([.$U$9:.$U$17];MATCH(LOOKUP([.AC61];[.$V$9:.$V$17]);[.$V$9:.$V$17])+1)*([.AC61]-LOOKUP([.AC61];[.$V$9:.$V$17]))" office:value-type="float" office:value="6950863488.32138" calcext:value-type="float">
            <text:p>6,950,863,488</text:p>
          </table:table-cell>
          <table:table-cell table:style-name="ce12" table:formula="of:=INDEX([.$U$9:.$U$17];MATCH(LOOKUP([.AC61];[.$V$9:.$V$17]);[.$V$9:.$V$17])+1)" office:value-type="float" office:value="2697.11849856464" calcext:value-type="float">
            <text:p>2,697</text:p>
          </table:table-cell>
          <table:table-cell table:style-name="ce22" table:formula="of:=((365*24*6)*[.AK61])/[.AJ61]" office:value-type="percentage" office:value="0.0203946672989247" calcext:value-type="percentage">
            <text:p>2.04%</text:p>
          </table:table-cell>
          <table:table-cell/>
          <table:table-cell table:style-name="ce7" table:formula="of:=[.AC61]/(365*24*6)" office:value-type="float" office:value="9.89345509893455" calcext:value-type="float">
            <text:p>9.89345509893455</text:p>
          </table:table-cell>
          <table:table-cell table:style-name="ce22" table:formula="of:=[.AF61]" office:value-type="percentage" office:value="0.0322453987730061" calcext:value-type="percentage">
            <text:p>3.22%</text:p>
          </table:table-cell>
          <table:table-cell table:style-name="ce22" table:formula="of:=[.AI61]" office:value-type="percentage" office:value="0.0252086330935252" calcext:value-type="percentage">
            <text:p>2.52%</text:p>
          </table:table-cell>
          <table:table-cell table:style-name="ce22" table:formula="of:=[.AL61]" office:value-type="percentage" office:value="0.0203946672989247" calcext:value-type="percentage">
            <text:p>2.0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1]+10000" office:value-type="float" office:value="530000" calcext:value-type="float">
            <text:p>530,000</text:p>
          </table:table-cell>
          <table:table-cell table:style-name="ce12" table:formula="of:=LOOKUP([.AC62];[.$E$9:.$E$16];[.$B$9:.$B$16])+INDEX([.$D$9:.$D$17];MATCH(LOOKUP([.AC62];[.$E$9:.$E$17]);[.$E$9:.$E$17])+1)*([.AC62]-LOOKUP([.AC62];[.$E$9:.$E$17]))" office:value-type="float" office:value="41000000000" calcext:value-type="float">
            <text:p>41,000,000,000</text:p>
          </table:table-cell>
          <table:table-cell table:style-name="ce12" table:formula="of:=INDEX([.$D$9:.$D$17];MATCH(LOOKUP([.AC62];[.$E$9:.$E$17]);[.$E$9:.$E$17])+1)" office:value-type="float" office:value="25000" calcext:value-type="float">
            <text:p>25,000</text:p>
          </table:table-cell>
          <table:table-cell table:style-name="ce22" table:formula="of:=((365*24*6)*[.AE62])/[.AD62]" office:value-type="percentage" office:value="0.0320487804878049" calcext:value-type="percentage">
            <text:p>3.20%</text:p>
          </table:table-cell>
          <table:table-cell table:style-name="ce12" table:formula="of:=LOOKUP([.AC62];[.$M$9:.$M$16];[.$J$9:.$J$16])+INDEX([.$L$9:.$L$17];MATCH(LOOKUP([.AC62];[.$M$9:.$M$17]);[.$M$9:.$M$17])+1)*([.AC62]-LOOKUP([.AC62];[.$M$9:.$M$17]))" office:value-type="float" office:value="13093750000" calcext:value-type="float">
            <text:p>13,093,750,000</text:p>
          </table:table-cell>
          <table:table-cell table:style-name="ce12" table:formula="of:=INDEX([.$L$9:.$L$17];MATCH(LOOKUP([.AC62];[.$M$9:.$M$17]);[.$M$9:.$M$17])+1)" office:value-type="float" office:value="6250" calcext:value-type="float">
            <text:p>6,250</text:p>
          </table:table-cell>
          <table:table-cell table:style-name="ce22" table:formula="of:=((365*24*6)*[.AH62])/[.AG62]" office:value-type="percentage" office:value="0.0250883054892601" calcext:value-type="percentage">
            <text:p>2.51%</text:p>
          </table:table-cell>
          <table:table-cell table:style-name="ce12" table:formula="of:=LOOKUP([.AC62];[.$V$9:.$V$16];[.$S$9:.$S$16])+INDEX([.$U$9:.$U$17];MATCH(LOOKUP([.AC62];[.$V$9:.$V$17]);[.$V$9:.$V$17])+1)*([.AC62]-LOOKUP([.AC62];[.$V$9:.$V$17]))" office:value-type="float" office:value="6977834673.30703" calcext:value-type="float">
            <text:p>6,977,834,673</text:p>
          </table:table-cell>
          <table:table-cell table:style-name="ce12" table:formula="of:=INDEX([.$U$9:.$U$17];MATCH(LOOKUP([.AC62];[.$V$9:.$V$17]);[.$V$9:.$V$17])+1)" office:value-type="float" office:value="2697.11849856464" calcext:value-type="float">
            <text:p>2,697</text:p>
          </table:table-cell>
          <table:table-cell table:style-name="ce22" table:formula="of:=((365*24*6)*[.AK62])/[.AJ62]" office:value-type="percentage" office:value="0.0203158364910604" calcext:value-type="percentage">
            <text:p>2.03%</text:p>
          </table:table-cell>
          <table:table-cell/>
          <table:table-cell table:style-name="ce7" table:formula="of:=[.AC62]/(365*24*6)" office:value-type="float" office:value="10.0837138508371" calcext:value-type="float">
            <text:p>10.0837138508371</text:p>
          </table:table-cell>
          <table:table-cell table:style-name="ce22" table:formula="of:=[.AF62]" office:value-type="percentage" office:value="0.0320487804878049" calcext:value-type="percentage">
            <text:p>3.20%</text:p>
          </table:table-cell>
          <table:table-cell table:style-name="ce22" table:formula="of:=[.AI62]" office:value-type="percentage" office:value="0.0250883054892601" calcext:value-type="percentage">
            <text:p>2.51%</text:p>
          </table:table-cell>
          <table:table-cell table:style-name="ce22" table:formula="of:=[.AL62]" office:value-type="percentage" office:value="0.0203158364910604" calcext:value-type="percentage">
            <text:p>2.0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2]+10000" office:value-type="float" office:value="540000" calcext:value-type="float">
            <text:p>540,000</text:p>
          </table:table-cell>
          <table:table-cell table:style-name="ce12" table:formula="of:=LOOKUP([.AC63];[.$E$9:.$E$16];[.$B$9:.$B$16])+INDEX([.$D$9:.$D$17];MATCH(LOOKUP([.AC63];[.$E$9:.$E$17]);[.$E$9:.$E$17])+1)*([.AC63]-LOOKUP([.AC63];[.$E$9:.$E$17]))" office:value-type="float" office:value="41250000000" calcext:value-type="float">
            <text:p>41,250,000,000</text:p>
          </table:table-cell>
          <table:table-cell table:style-name="ce12" table:formula="of:=INDEX([.$D$9:.$D$17];MATCH(LOOKUP([.AC63];[.$E$9:.$E$17]);[.$E$9:.$E$17])+1)" office:value-type="float" office:value="25000" calcext:value-type="float">
            <text:p>25,000</text:p>
          </table:table-cell>
          <table:table-cell table:style-name="ce22" table:formula="of:=((365*24*6)*[.AE63])/[.AD63]" office:value-type="percentage" office:value="0.0318545454545455" calcext:value-type="percentage">
            <text:p>3.19%</text:p>
          </table:table-cell>
          <table:table-cell table:style-name="ce12" table:formula="of:=LOOKUP([.AC63];[.$M$9:.$M$16];[.$J$9:.$J$16])+INDEX([.$L$9:.$L$17];MATCH(LOOKUP([.AC63];[.$M$9:.$M$17]);[.$M$9:.$M$17])+1)*([.AC63]-LOOKUP([.AC63];[.$M$9:.$M$17]))" office:value-type="float" office:value="13156250000" calcext:value-type="float">
            <text:p>13,156,250,000</text:p>
          </table:table-cell>
          <table:table-cell table:style-name="ce12" table:formula="of:=INDEX([.$L$9:.$L$17];MATCH(LOOKUP([.AC63];[.$M$9:.$M$17]);[.$M$9:.$M$17])+1)" office:value-type="float" office:value="6250" calcext:value-type="float">
            <text:p>6,250</text:p>
          </table:table-cell>
          <table:table-cell table:style-name="ce22" table:formula="of:=((365*24*6)*[.AH63])/[.AG63]" office:value-type="percentage" office:value="0.0249691211401425" calcext:value-type="percentage">
            <text:p>2.50%</text:p>
          </table:table-cell>
          <table:table-cell table:style-name="ce12" table:formula="of:=LOOKUP([.AC63];[.$V$9:.$V$16];[.$S$9:.$S$16])+INDEX([.$U$9:.$U$17];MATCH(LOOKUP([.AC63];[.$V$9:.$V$17]);[.$V$9:.$V$17])+1)*([.AC63]-LOOKUP([.AC63];[.$V$9:.$V$17]))" office:value-type="float" office:value="7004805858.29267" calcext:value-type="float">
            <text:p>7,004,805,858</text:p>
          </table:table-cell>
          <table:table-cell table:style-name="ce12" table:formula="of:=INDEX([.$U$9:.$U$17];MATCH(LOOKUP([.AC63];[.$V$9:.$V$17]);[.$V$9:.$V$17])+1)" office:value-type="float" office:value="2697.11849856464" calcext:value-type="float">
            <text:p>2,697</text:p>
          </table:table-cell>
          <table:table-cell table:style-name="ce22" table:formula="of:=((365*24*6)*[.AK63])/[.AJ63]" office:value-type="percentage" office:value="0.0202376127407919" calcext:value-type="percentage">
            <text:p>2.02%</text:p>
          </table:table-cell>
          <table:table-cell/>
          <table:table-cell table:style-name="ce7" table:formula="of:=[.AC63]/(365*24*6)" office:value-type="float" office:value="10.2739726027397" calcext:value-type="float">
            <text:p>10.2739726027397</text:p>
          </table:table-cell>
          <table:table-cell table:style-name="ce22" table:formula="of:=[.AF63]" office:value-type="percentage" office:value="0.0318545454545455" calcext:value-type="percentage">
            <text:p>3.19%</text:p>
          </table:table-cell>
          <table:table-cell table:style-name="ce22" table:formula="of:=[.AI63]" office:value-type="percentage" office:value="0.0249691211401425" calcext:value-type="percentage">
            <text:p>2.50%</text:p>
          </table:table-cell>
          <table:table-cell table:style-name="ce22" table:formula="of:=[.AL63]" office:value-type="percentage" office:value="0.0202376127407919" calcext:value-type="percentage">
            <text:p>2.0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3]+10000" office:value-type="float" office:value="550000" calcext:value-type="float">
            <text:p>550,000</text:p>
          </table:table-cell>
          <table:table-cell table:style-name="ce12" table:formula="of:=LOOKUP([.AC64];[.$E$9:.$E$16];[.$B$9:.$B$16])+INDEX([.$D$9:.$D$17];MATCH(LOOKUP([.AC64];[.$E$9:.$E$17]);[.$E$9:.$E$17])+1)*([.AC64]-LOOKUP([.AC64];[.$E$9:.$E$17]))" office:value-type="float" office:value="41500000000" calcext:value-type="float">
            <text:p>41,500,000,000</text:p>
          </table:table-cell>
          <table:table-cell table:style-name="ce12" table:formula="of:=INDEX([.$D$9:.$D$17];MATCH(LOOKUP([.AC64];[.$E$9:.$E$17]);[.$E$9:.$E$17])+1)" office:value-type="float" office:value="25000" calcext:value-type="float">
            <text:p>25,000</text:p>
          </table:table-cell>
          <table:table-cell table:style-name="ce22" table:formula="of:=((365*24*6)*[.AE64])/[.AD64]" office:value-type="percentage" office:value="0.0316626506024096" calcext:value-type="percentage">
            <text:p>3.17%</text:p>
          </table:table-cell>
          <table:table-cell table:style-name="ce12" table:formula="of:=LOOKUP([.AC64];[.$M$9:.$M$16];[.$J$9:.$J$16])+INDEX([.$L$9:.$L$17];MATCH(LOOKUP([.AC64];[.$M$9:.$M$17]);[.$M$9:.$M$17])+1)*([.AC64]-LOOKUP([.AC64];[.$M$9:.$M$17]))" office:value-type="float" office:value="13218750000" calcext:value-type="float">
            <text:p>13,218,750,000</text:p>
          </table:table-cell>
          <table:table-cell table:style-name="ce12" table:formula="of:=INDEX([.$L$9:.$L$17];MATCH(LOOKUP([.AC64];[.$M$9:.$M$17]);[.$M$9:.$M$17])+1)" office:value-type="float" office:value="6250" calcext:value-type="float">
            <text:p>6,250</text:p>
          </table:table-cell>
          <table:table-cell table:style-name="ce22" table:formula="of:=((365*24*6)*[.AH64])/[.AG64]" office:value-type="percentage" office:value="0.0248510638297872" calcext:value-type="percentage">
            <text:p>2.49%</text:p>
          </table:table-cell>
          <table:table-cell table:style-name="ce12" table:formula="of:=LOOKUP([.AC64];[.$V$9:.$V$16];[.$S$9:.$S$16])+INDEX([.$U$9:.$U$17];MATCH(LOOKUP([.AC64];[.$V$9:.$V$17]);[.$V$9:.$V$17])+1)*([.AC64]-LOOKUP([.AC64];[.$V$9:.$V$17]))" office:value-type="float" office:value="7031777043.27832" calcext:value-type="float">
            <text:p>7,031,777,043</text:p>
          </table:table-cell>
          <table:table-cell table:style-name="ce12" table:formula="of:=INDEX([.$U$9:.$U$17];MATCH(LOOKUP([.AC64];[.$V$9:.$V$17]);[.$V$9:.$V$17])+1)" office:value-type="float" office:value="2697.11849856464" calcext:value-type="float">
            <text:p>2,697</text:p>
          </table:table-cell>
          <table:table-cell table:style-name="ce22" table:formula="of:=((365*24*6)*[.AK64])/[.AJ64]" office:value-type="percentage" office:value="0.0201599890628026" calcext:value-type="percentage">
            <text:p>2.02%</text:p>
          </table:table-cell>
          <table:table-cell/>
          <table:table-cell table:style-name="ce7" table:formula="of:=[.AC64]/(365*24*6)" office:value-type="float" office:value="10.4642313546423" calcext:value-type="float">
            <text:p>10.4642313546423</text:p>
          </table:table-cell>
          <table:table-cell table:style-name="ce22" table:formula="of:=[.AF64]" office:value-type="percentage" office:value="0.0316626506024096" calcext:value-type="percentage">
            <text:p>3.17%</text:p>
          </table:table-cell>
          <table:table-cell table:style-name="ce22" table:formula="of:=[.AI64]" office:value-type="percentage" office:value="0.0248510638297872" calcext:value-type="percentage">
            <text:p>2.49%</text:p>
          </table:table-cell>
          <table:table-cell table:style-name="ce22" table:formula="of:=[.AL64]" office:value-type="percentage" office:value="0.0201599890628026" calcext:value-type="percentage">
            <text:p>2.0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4]+10000" office:value-type="float" office:value="560000" calcext:value-type="float">
            <text:p>560,000</text:p>
          </table:table-cell>
          <table:table-cell table:style-name="ce12" table:formula="of:=LOOKUP([.AC65];[.$E$9:.$E$16];[.$B$9:.$B$16])+INDEX([.$D$9:.$D$17];MATCH(LOOKUP([.AC65];[.$E$9:.$E$17]);[.$E$9:.$E$17])+1)*([.AC65]-LOOKUP([.AC65];[.$E$9:.$E$17]))" office:value-type="float" office:value="41750000000" calcext:value-type="float">
            <text:p>41,750,000,000</text:p>
          </table:table-cell>
          <table:table-cell table:style-name="ce12" table:formula="of:=INDEX([.$D$9:.$D$17];MATCH(LOOKUP([.AC65];[.$E$9:.$E$17]);[.$E$9:.$E$17])+1)" office:value-type="float" office:value="25000" calcext:value-type="float">
            <text:p>25,000</text:p>
          </table:table-cell>
          <table:table-cell table:style-name="ce22" table:formula="of:=((365*24*6)*[.AE65])/[.AD65]" office:value-type="percentage" office:value="0.0314730538922156" calcext:value-type="percentage">
            <text:p>3.15%</text:p>
          </table:table-cell>
          <table:table-cell table:style-name="ce12" table:formula="of:=LOOKUP([.AC65];[.$M$9:.$M$16];[.$J$9:.$J$16])+INDEX([.$L$9:.$L$17];MATCH(LOOKUP([.AC65];[.$M$9:.$M$17]);[.$M$9:.$M$17])+1)*([.AC65]-LOOKUP([.AC65];[.$M$9:.$M$17]))" office:value-type="float" office:value="13281250000" calcext:value-type="float">
            <text:p>13,281,250,000</text:p>
          </table:table-cell>
          <table:table-cell table:style-name="ce12" table:formula="of:=INDEX([.$L$9:.$L$17];MATCH(LOOKUP([.AC65];[.$M$9:.$M$17]);[.$M$9:.$M$17])+1)" office:value-type="float" office:value="6250" calcext:value-type="float">
            <text:p>6,250</text:p>
          </table:table-cell>
          <table:table-cell table:style-name="ce22" table:formula="of:=((365*24*6)*[.AH65])/[.AG65]" office:value-type="percentage" office:value="0.0247341176470588" calcext:value-type="percentage">
            <text:p>2.47%</text:p>
          </table:table-cell>
          <table:table-cell table:style-name="ce12" table:formula="of:=LOOKUP([.AC65];[.$V$9:.$V$16];[.$S$9:.$S$16])+INDEX([.$U$9:.$U$17];MATCH(LOOKUP([.AC65];[.$V$9:.$V$17]);[.$V$9:.$V$17])+1)*([.AC65]-LOOKUP([.AC65];[.$V$9:.$V$17]))" office:value-type="float" office:value="7058748228.26397" calcext:value-type="float">
            <text:p>7,058,748,228</text:p>
          </table:table-cell>
          <table:table-cell table:style-name="ce12" table:formula="of:=INDEX([.$U$9:.$U$17];MATCH(LOOKUP([.AC65];[.$V$9:.$V$17]);[.$V$9:.$V$17])+1)" office:value-type="float" office:value="2697.11849856464" calcext:value-type="float">
            <text:p>2,697</text:p>
          </table:table-cell>
          <table:table-cell table:style-name="ce22" table:formula="of:=((365*24*6)*[.AK65])/[.AJ65]" office:value-type="percentage" office:value="0.0200829585785385" calcext:value-type="percentage">
            <text:p>2.01%</text:p>
          </table:table-cell>
          <table:table-cell/>
          <table:table-cell table:style-name="ce7" table:formula="of:=[.AC65]/(365*24*6)" office:value-type="float" office:value="10.6544901065449" calcext:value-type="float">
            <text:p>10.6544901065449</text:p>
          </table:table-cell>
          <table:table-cell table:style-name="ce22" table:formula="of:=[.AF65]" office:value-type="percentage" office:value="0.0314730538922156" calcext:value-type="percentage">
            <text:p>3.15%</text:p>
          </table:table-cell>
          <table:table-cell table:style-name="ce22" table:formula="of:=[.AI65]" office:value-type="percentage" office:value="0.0247341176470588" calcext:value-type="percentage">
            <text:p>2.47%</text:p>
          </table:table-cell>
          <table:table-cell table:style-name="ce22" table:formula="of:=[.AL65]" office:value-type="percentage" office:value="0.0200829585785385" calcext:value-type="percentage">
            <text:p>2.0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5]+10000" office:value-type="float" office:value="570000" calcext:value-type="float">
            <text:p>570,000</text:p>
          </table:table-cell>
          <table:table-cell table:style-name="ce12" table:formula="of:=LOOKUP([.AC66];[.$E$9:.$E$16];[.$B$9:.$B$16])+INDEX([.$D$9:.$D$17];MATCH(LOOKUP([.AC66];[.$E$9:.$E$17]);[.$E$9:.$E$17])+1)*([.AC66]-LOOKUP([.AC66];[.$E$9:.$E$17]))" office:value-type="float" office:value="42000000000" calcext:value-type="float">
            <text:p>42,000,000,000</text:p>
          </table:table-cell>
          <table:table-cell table:style-name="ce12" table:formula="of:=INDEX([.$D$9:.$D$17];MATCH(LOOKUP([.AC66];[.$E$9:.$E$17]);[.$E$9:.$E$17])+1)" office:value-type="float" office:value="25000" calcext:value-type="float">
            <text:p>25,000</text:p>
          </table:table-cell>
          <table:table-cell table:style-name="ce22" table:formula="of:=((365*24*6)*[.AE66])/[.AD66]" office:value-type="percentage" office:value="0.0312857142857143" calcext:value-type="percentage">
            <text:p>3.13%</text:p>
          </table:table-cell>
          <table:table-cell table:style-name="ce12" table:formula="of:=LOOKUP([.AC66];[.$M$9:.$M$16];[.$J$9:.$J$16])+INDEX([.$L$9:.$L$17];MATCH(LOOKUP([.AC66];[.$M$9:.$M$17]);[.$M$9:.$M$17])+1)*([.AC66]-LOOKUP([.AC66];[.$M$9:.$M$17]))" office:value-type="float" office:value="13343750000" calcext:value-type="float">
            <text:p>13,343,750,000</text:p>
          </table:table-cell>
          <table:table-cell table:style-name="ce12" table:formula="of:=INDEX([.$L$9:.$L$17];MATCH(LOOKUP([.AC66];[.$M$9:.$M$17]);[.$M$9:.$M$17])+1)" office:value-type="float" office:value="6250" calcext:value-type="float">
            <text:p>6,250</text:p>
          </table:table-cell>
          <table:table-cell table:style-name="ce22" table:formula="of:=((365*24*6)*[.AH66])/[.AG66]" office:value-type="percentage" office:value="0.0246182669789227" calcext:value-type="percentage">
            <text:p>2.46%</text:p>
          </table:table-cell>
          <table:table-cell table:style-name="ce12" table:formula="of:=LOOKUP([.AC66];[.$V$9:.$V$16];[.$S$9:.$S$16])+INDEX([.$U$9:.$U$17];MATCH(LOOKUP([.AC66];[.$V$9:.$V$17]);[.$V$9:.$V$17])+1)*([.AC66]-LOOKUP([.AC66];[.$V$9:.$V$17]))" office:value-type="float" office:value="7085719413.24961" calcext:value-type="float">
            <text:p>7,085,719,413</text:p>
          </table:table-cell>
          <table:table-cell table:style-name="ce12" table:formula="of:=INDEX([.$U$9:.$U$17];MATCH(LOOKUP([.AC66];[.$V$9:.$V$17]);[.$V$9:.$V$17])+1)" office:value-type="float" office:value="2697.11849856464" calcext:value-type="float">
            <text:p>2,697</text:p>
          </table:table-cell>
          <table:table-cell table:style-name="ce22" table:formula="of:=((365*24*6)*[.AK66])/[.AJ66]" office:value-type="percentage" office:value="0.0200065145141761" calcext:value-type="percentage">
            <text:p>2.00%</text:p>
          </table:table-cell>
          <table:table-cell/>
          <table:table-cell table:style-name="ce7" table:formula="of:=[.AC66]/(365*24*6)" office:value-type="float" office:value="10.8447488584475" calcext:value-type="float">
            <text:p>10.8447488584475</text:p>
          </table:table-cell>
          <table:table-cell table:style-name="ce22" table:formula="of:=[.AF66]" office:value-type="percentage" office:value="0.0312857142857143" calcext:value-type="percentage">
            <text:p>3.13%</text:p>
          </table:table-cell>
          <table:table-cell table:style-name="ce22" table:formula="of:=[.AI66]" office:value-type="percentage" office:value="0.0246182669789227" calcext:value-type="percentage">
            <text:p>2.46%</text:p>
          </table:table-cell>
          <table:table-cell table:style-name="ce22" table:formula="of:=[.AL66]" office:value-type="percentage" office:value="0.0200065145141761" calcext:value-type="percentage">
            <text:p>2.0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6]+10000" office:value-type="float" office:value="580000" calcext:value-type="float">
            <text:p>580,000</text:p>
          </table:table-cell>
          <table:table-cell table:style-name="ce12" table:formula="of:=LOOKUP([.AC67];[.$E$9:.$E$16];[.$B$9:.$B$16])+INDEX([.$D$9:.$D$17];MATCH(LOOKUP([.AC67];[.$E$9:.$E$17]);[.$E$9:.$E$17])+1)*([.AC67]-LOOKUP([.AC67];[.$E$9:.$E$17]))" office:value-type="float" office:value="42250000000" calcext:value-type="float">
            <text:p>42,250,000,000</text:p>
          </table:table-cell>
          <table:table-cell table:style-name="ce12" table:formula="of:=INDEX([.$D$9:.$D$17];MATCH(LOOKUP([.AC67];[.$E$9:.$E$17]);[.$E$9:.$E$17])+1)" office:value-type="float" office:value="25000" calcext:value-type="float">
            <text:p>25,000</text:p>
          </table:table-cell>
          <table:table-cell table:style-name="ce22" table:formula="of:=((365*24*6)*[.AE67])/[.AD67]" office:value-type="percentage" office:value="0.0311005917159763" calcext:value-type="percentage">
            <text:p>3.11%</text:p>
          </table:table-cell>
          <table:table-cell table:style-name="ce12" table:formula="of:=LOOKUP([.AC67];[.$M$9:.$M$16];[.$J$9:.$J$16])+INDEX([.$L$9:.$L$17];MATCH(LOOKUP([.AC67];[.$M$9:.$M$17]);[.$M$9:.$M$17])+1)*([.AC67]-LOOKUP([.AC67];[.$M$9:.$M$17]))" office:value-type="float" office:value="13406250000" calcext:value-type="float">
            <text:p>13,406,250,000</text:p>
          </table:table-cell>
          <table:table-cell table:style-name="ce12" table:formula="of:=INDEX([.$L$9:.$L$17];MATCH(LOOKUP([.AC67];[.$M$9:.$M$17]);[.$M$9:.$M$17])+1)" office:value-type="float" office:value="6250" calcext:value-type="float">
            <text:p>6,250</text:p>
          </table:table-cell>
          <table:table-cell table:style-name="ce22" table:formula="of:=((365*24*6)*[.AH67])/[.AG67]" office:value-type="percentage" office:value="0.0245034965034965" calcext:value-type="percentage">
            <text:p>2.45%</text:p>
          </table:table-cell>
          <table:table-cell table:style-name="ce12" table:formula="of:=LOOKUP([.AC67];[.$V$9:.$V$16];[.$S$9:.$S$16])+INDEX([.$U$9:.$U$17];MATCH(LOOKUP([.AC67];[.$V$9:.$V$17]);[.$V$9:.$V$17])+1)*([.AC67]-LOOKUP([.AC67];[.$V$9:.$V$17]))" office:value-type="float" office:value="7112690598.23526" calcext:value-type="float">
            <text:p>7,112,690,598</text:p>
          </table:table-cell>
          <table:table-cell table:style-name="ce12" table:formula="of:=INDEX([.$U$9:.$U$17];MATCH(LOOKUP([.AC67];[.$V$9:.$V$17]);[.$V$9:.$V$17])+1)" office:value-type="float" office:value="2697.11849856464" calcext:value-type="float">
            <text:p>2,697</text:p>
          </table:table-cell>
          <table:table-cell table:style-name="ce22" table:formula="of:=((365*24*6)*[.AK67])/[.AJ67]" office:value-type="percentage" office:value="0.0199306501986365" calcext:value-type="percentage">
            <text:p>1.99%</text:p>
          </table:table-cell>
          <table:table-cell/>
          <table:table-cell table:style-name="ce7" table:formula="of:=[.AC67]/(365*24*6)" office:value-type="float" office:value="11.0350076103501" calcext:value-type="float">
            <text:p>11.0350076103501</text:p>
          </table:table-cell>
          <table:table-cell table:style-name="ce22" table:formula="of:=[.AF67]" office:value-type="percentage" office:value="0.0311005917159763" calcext:value-type="percentage">
            <text:p>3.11%</text:p>
          </table:table-cell>
          <table:table-cell table:style-name="ce22" table:formula="of:=[.AI67]" office:value-type="percentage" office:value="0.0245034965034965" calcext:value-type="percentage">
            <text:p>2.45%</text:p>
          </table:table-cell>
          <table:table-cell table:style-name="ce22" table:formula="of:=[.AL67]" office:value-type="percentage" office:value="0.0199306501986365" calcext:value-type="percentage">
            <text:p>1.9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7]+10000" office:value-type="float" office:value="590000" calcext:value-type="float">
            <text:p>590,000</text:p>
          </table:table-cell>
          <table:table-cell table:style-name="ce12" table:formula="of:=LOOKUP([.AC68];[.$E$9:.$E$16];[.$B$9:.$B$16])+INDEX([.$D$9:.$D$17];MATCH(LOOKUP([.AC68];[.$E$9:.$E$17]);[.$E$9:.$E$17])+1)*([.AC68]-LOOKUP([.AC68];[.$E$9:.$E$17]))" office:value-type="float" office:value="42500000000" calcext:value-type="float">
            <text:p>42,500,000,000</text:p>
          </table:table-cell>
          <table:table-cell table:style-name="ce12" table:formula="of:=INDEX([.$D$9:.$D$17];MATCH(LOOKUP([.AC68];[.$E$9:.$E$17]);[.$E$9:.$E$17])+1)" office:value-type="float" office:value="25000" calcext:value-type="float">
            <text:p>25,000</text:p>
          </table:table-cell>
          <table:table-cell table:style-name="ce22" table:formula="of:=((365*24*6)*[.AE68])/[.AD68]" office:value-type="percentage" office:value="0.0309176470588235" calcext:value-type="percentage">
            <text:p>3.09%</text:p>
          </table:table-cell>
          <table:table-cell table:style-name="ce12" table:formula="of:=LOOKUP([.AC68];[.$M$9:.$M$16];[.$J$9:.$J$16])+INDEX([.$L$9:.$L$17];MATCH(LOOKUP([.AC68];[.$M$9:.$M$17]);[.$M$9:.$M$17])+1)*([.AC68]-LOOKUP([.AC68];[.$M$9:.$M$17]))" office:value-type="float" office:value="13468750000" calcext:value-type="float">
            <text:p>13,468,750,000</text:p>
          </table:table-cell>
          <table:table-cell table:style-name="ce12" table:formula="of:=INDEX([.$L$9:.$L$17];MATCH(LOOKUP([.AC68];[.$M$9:.$M$17]);[.$M$9:.$M$17])+1)" office:value-type="float" office:value="6250" calcext:value-type="float">
            <text:p>6,250</text:p>
          </table:table-cell>
          <table:table-cell table:style-name="ce22" table:formula="of:=((365*24*6)*[.AH68])/[.AG68]" office:value-type="percentage" office:value="0.0243897911832947" calcext:value-type="percentage">
            <text:p>2.44%</text:p>
          </table:table-cell>
          <table:table-cell table:style-name="ce12" table:formula="of:=LOOKUP([.AC68];[.$V$9:.$V$16];[.$S$9:.$S$16])+INDEX([.$U$9:.$U$17];MATCH(LOOKUP([.AC68];[.$V$9:.$V$17]);[.$V$9:.$V$17])+1)*([.AC68]-LOOKUP([.AC68];[.$V$9:.$V$17]))" office:value-type="float" office:value="7139661783.22091" calcext:value-type="float">
            <text:p>7,139,661,783</text:p>
          </table:table-cell>
          <table:table-cell table:style-name="ce12" table:formula="of:=INDEX([.$U$9:.$U$17];MATCH(LOOKUP([.AC68];[.$V$9:.$V$17]);[.$V$9:.$V$17])+1)" office:value-type="float" office:value="2697.11849856464" calcext:value-type="float">
            <text:p>2,697</text:p>
          </table:table-cell>
          <table:table-cell table:style-name="ce22" table:formula="of:=((365*24*6)*[.AK68])/[.AJ68]" office:value-type="percentage" office:value="0.0198553590616453" calcext:value-type="percentage">
            <text:p>1.99%</text:p>
          </table:table-cell>
          <table:table-cell/>
          <table:table-cell table:style-name="ce7" table:formula="of:=[.AC68]/(365*24*6)" office:value-type="float" office:value="11.2252663622527" calcext:value-type="float">
            <text:p>11.2252663622527</text:p>
          </table:table-cell>
          <table:table-cell table:style-name="ce22" table:formula="of:=[.AF68]" office:value-type="percentage" office:value="0.0309176470588235" calcext:value-type="percentage">
            <text:p>3.09%</text:p>
          </table:table-cell>
          <table:table-cell table:style-name="ce22" table:formula="of:=[.AI68]" office:value-type="percentage" office:value="0.0243897911832947" calcext:value-type="percentage">
            <text:p>2.44%</text:p>
          </table:table-cell>
          <table:table-cell table:style-name="ce22" table:formula="of:=[.AL68]" office:value-type="percentage" office:value="0.0198553590616453" calcext:value-type="percentage">
            <text:p>1.9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8]+10000" office:value-type="float" office:value="600000" calcext:value-type="float">
            <text:p>600,000</text:p>
          </table:table-cell>
          <table:table-cell table:style-name="ce12" table:formula="of:=LOOKUP([.AC69];[.$E$9:.$E$16];[.$B$9:.$B$16])+INDEX([.$D$9:.$D$17];MATCH(LOOKUP([.AC69];[.$E$9:.$E$17]);[.$E$9:.$E$17])+1)*([.AC69]-LOOKUP([.AC69];[.$E$9:.$E$17]))" office:value-type="float" office:value="42750000000" calcext:value-type="float">
            <text:p>42,750,000,000</text:p>
          </table:table-cell>
          <table:table-cell table:style-name="ce12" table:formula="of:=INDEX([.$D$9:.$D$17];MATCH(LOOKUP([.AC69];[.$E$9:.$E$17]);[.$E$9:.$E$17])+1)" office:value-type="float" office:value="25000" calcext:value-type="float">
            <text:p>25,000</text:p>
          </table:table-cell>
          <table:table-cell table:style-name="ce22" table:formula="of:=((365*24*6)*[.AE69])/[.AD69]" office:value-type="percentage" office:value="0.0307368421052632" calcext:value-type="percentage">
            <text:p>3.07%</text:p>
          </table:table-cell>
          <table:table-cell table:style-name="ce12" table:formula="of:=LOOKUP([.AC69];[.$M$9:.$M$16];[.$J$9:.$J$16])+INDEX([.$L$9:.$L$17];MATCH(LOOKUP([.AC69];[.$M$9:.$M$17]);[.$M$9:.$M$17])+1)*([.AC69]-LOOKUP([.AC69];[.$M$9:.$M$17]))" office:value-type="float" office:value="13531250000" calcext:value-type="float">
            <text:p>13,531,250,000</text:p>
          </table:table-cell>
          <table:table-cell table:style-name="ce12" table:formula="of:=INDEX([.$L$9:.$L$17];MATCH(LOOKUP([.AC69];[.$M$9:.$M$17]);[.$M$9:.$M$17])+1)" office:value-type="float" office:value="6250" calcext:value-type="float">
            <text:p>6,250</text:p>
          </table:table-cell>
          <table:table-cell table:style-name="ce22" table:formula="of:=((365*24*6)*[.AH69])/[.AG69]" office:value-type="percentage" office:value="0.0242771362586605" calcext:value-type="percentage">
            <text:p>2.43%</text:p>
          </table:table-cell>
          <table:table-cell table:style-name="ce12" table:formula="of:=LOOKUP([.AC69];[.$V$9:.$V$16];[.$S$9:.$S$16])+INDEX([.$U$9:.$U$17];MATCH(LOOKUP([.AC69];[.$V$9:.$V$17]);[.$V$9:.$V$17])+1)*([.AC69]-LOOKUP([.AC69];[.$V$9:.$V$17]))" office:value-type="float" office:value="7166632968.20655" calcext:value-type="float">
            <text:p>7,166,632,968</text:p>
          </table:table-cell>
          <table:table-cell table:style-name="ce12" table:formula="of:=INDEX([.$U$9:.$U$17];MATCH(LOOKUP([.AC69];[.$V$9:.$V$17]);[.$V$9:.$V$17])+1)" office:value-type="float" office:value="2697.11849856464" calcext:value-type="float">
            <text:p>2,697</text:p>
          </table:table-cell>
          <table:table-cell table:style-name="ce22" table:formula="of:=((365*24*6)*[.AK69])/[.AJ69]" office:value-type="percentage" office:value="0.0197806346318351" calcext:value-type="percentage">
            <text:p>1.98%</text:p>
          </table:table-cell>
          <table:table-cell/>
          <table:table-cell table:style-name="ce7" table:formula="of:=[.AC69]/(365*24*6)" office:value-type="float" office:value="11.4155251141553" calcext:value-type="float">
            <text:p>11.4155251141553</text:p>
          </table:table-cell>
          <table:table-cell table:style-name="ce22" table:formula="of:=[.AF69]" office:value-type="percentage" office:value="0.0307368421052632" calcext:value-type="percentage">
            <text:p>3.07%</text:p>
          </table:table-cell>
          <table:table-cell table:style-name="ce22" table:formula="of:=[.AI69]" office:value-type="percentage" office:value="0.0242771362586605" calcext:value-type="percentage">
            <text:p>2.43%</text:p>
          </table:table-cell>
          <table:table-cell table:style-name="ce22" table:formula="of:=[.AL69]" office:value-type="percentage" office:value="0.0197806346318351" calcext:value-type="percentage">
            <text:p>1.9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9]+10000" office:value-type="float" office:value="610000" calcext:value-type="float">
            <text:p>610,000</text:p>
          </table:table-cell>
          <table:table-cell table:style-name="ce12" table:formula="of:=LOOKUP([.AC70];[.$E$9:.$E$16];[.$B$9:.$B$16])+INDEX([.$D$9:.$D$17];MATCH(LOOKUP([.AC70];[.$E$9:.$E$17]);[.$E$9:.$E$17])+1)*([.AC70]-LOOKUP([.AC70];[.$E$9:.$E$17]))" office:value-type="float" office:value="43000000000" calcext:value-type="float">
            <text:p>43,000,000,000</text:p>
          </table:table-cell>
          <table:table-cell table:style-name="ce12" table:formula="of:=INDEX([.$D$9:.$D$17];MATCH(LOOKUP([.AC70];[.$E$9:.$E$17]);[.$E$9:.$E$17])+1)" office:value-type="float" office:value="25000" calcext:value-type="float">
            <text:p>25,000</text:p>
          </table:table-cell>
          <table:table-cell table:style-name="ce22" table:formula="of:=((365*24*6)*[.AE70])/[.AD70]" office:value-type="percentage" office:value="0.0305581395348837" calcext:value-type="percentage">
            <text:p>3.06%</text:p>
          </table:table-cell>
          <table:table-cell table:style-name="ce12" table:formula="of:=LOOKUP([.AC70];[.$M$9:.$M$16];[.$J$9:.$J$16])+INDEX([.$L$9:.$L$17];MATCH(LOOKUP([.AC70];[.$M$9:.$M$17]);[.$M$9:.$M$17])+1)*([.AC70]-LOOKUP([.AC70];[.$M$9:.$M$17]))" office:value-type="float" office:value="13593750000" calcext:value-type="float">
            <text:p>13,593,750,000</text:p>
          </table:table-cell>
          <table:table-cell table:style-name="ce12" table:formula="of:=INDEX([.$L$9:.$L$17];MATCH(LOOKUP([.AC70];[.$M$9:.$M$17]);[.$M$9:.$M$17])+1)" office:value-type="float" office:value="6250" calcext:value-type="float">
            <text:p>6,250</text:p>
          </table:table-cell>
          <table:table-cell table:style-name="ce22" table:formula="of:=((365*24*6)*[.AH70])/[.AG70]" office:value-type="percentage" office:value="0.0241655172413793" calcext:value-type="percentage">
            <text:p>2.42%</text:p>
          </table:table-cell>
          <table:table-cell table:style-name="ce12" table:formula="of:=LOOKUP([.AC70];[.$V$9:.$V$16];[.$S$9:.$S$16])+INDEX([.$U$9:.$U$17];MATCH(LOOKUP([.AC70];[.$V$9:.$V$17]);[.$V$9:.$V$17])+1)*([.AC70]-LOOKUP([.AC70];[.$V$9:.$V$17]))" office:value-type="float" office:value="7193604153.1922" calcext:value-type="float">
            <text:p>7,193,604,153</text:p>
          </table:table-cell>
          <table:table-cell table:style-name="ce12" table:formula="of:=INDEX([.$U$9:.$U$17];MATCH(LOOKUP([.AC70];[.$V$9:.$V$17]);[.$V$9:.$V$17])+1)" office:value-type="float" office:value="2697.11849856464" calcext:value-type="float">
            <text:p>2,697</text:p>
          </table:table-cell>
          <table:table-cell table:style-name="ce22" table:formula="of:=((365*24*6)*[.AK70])/[.AJ70]" office:value-type="percentage" office:value="0.0197064705348918" calcext:value-type="percentage">
            <text:p>1.97%</text:p>
          </table:table-cell>
          <table:table-cell/>
          <table:table-cell table:style-name="ce7" table:formula="of:=[.AC70]/(365*24*6)" office:value-type="float" office:value="11.6057838660578" calcext:value-type="float">
            <text:p>11.6057838660578</text:p>
          </table:table-cell>
          <table:table-cell table:style-name="ce22" table:formula="of:=[.AF70]" office:value-type="percentage" office:value="0.0305581395348837" calcext:value-type="percentage">
            <text:p>3.06%</text:p>
          </table:table-cell>
          <table:table-cell table:style-name="ce22" table:formula="of:=[.AI70]" office:value-type="percentage" office:value="0.0241655172413793" calcext:value-type="percentage">
            <text:p>2.42%</text:p>
          </table:table-cell>
          <table:table-cell table:style-name="ce22" table:formula="of:=[.AL70]" office:value-type="percentage" office:value="0.0197064705348918" calcext:value-type="percentage">
            <text:p>1.9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0]+10000" office:value-type="float" office:value="620000" calcext:value-type="float">
            <text:p>620,000</text:p>
          </table:table-cell>
          <table:table-cell table:style-name="ce12" table:formula="of:=LOOKUP([.AC71];[.$E$9:.$E$16];[.$B$9:.$B$16])+INDEX([.$D$9:.$D$17];MATCH(LOOKUP([.AC71];[.$E$9:.$E$17]);[.$E$9:.$E$17])+1)*([.AC71]-LOOKUP([.AC71];[.$E$9:.$E$17]))" office:value-type="float" office:value="43250000000" calcext:value-type="float">
            <text:p>43,250,000,000</text:p>
          </table:table-cell>
          <table:table-cell table:style-name="ce12" table:formula="of:=INDEX([.$D$9:.$D$17];MATCH(LOOKUP([.AC71];[.$E$9:.$E$17]);[.$E$9:.$E$17])+1)" office:value-type="float" office:value="25000" calcext:value-type="float">
            <text:p>25,000</text:p>
          </table:table-cell>
          <table:table-cell table:style-name="ce22" table:formula="of:=((365*24*6)*[.AE71])/[.AD71]" office:value-type="percentage" office:value="0.0303815028901734" calcext:value-type="percentage">
            <text:p>3.04%</text:p>
          </table:table-cell>
          <table:table-cell table:style-name="ce12" table:formula="of:=LOOKUP([.AC71];[.$M$9:.$M$16];[.$J$9:.$J$16])+INDEX([.$L$9:.$L$17];MATCH(LOOKUP([.AC71];[.$M$9:.$M$17]);[.$M$9:.$M$17])+1)*([.AC71]-LOOKUP([.AC71];[.$M$9:.$M$17]))" office:value-type="float" office:value="13656250000" calcext:value-type="float">
            <text:p>13,656,250,000</text:p>
          </table:table-cell>
          <table:table-cell table:style-name="ce12" table:formula="of:=INDEX([.$L$9:.$L$17];MATCH(LOOKUP([.AC71];[.$M$9:.$M$17]);[.$M$9:.$M$17])+1)" office:value-type="float" office:value="6250" calcext:value-type="float">
            <text:p>6,250</text:p>
          </table:table-cell>
          <table:table-cell table:style-name="ce22" table:formula="of:=((365*24*6)*[.AH71])/[.AG71]" office:value-type="percentage" office:value="0.0240549199084668" calcext:value-type="percentage">
            <text:p>2.41%</text:p>
          </table:table-cell>
          <table:table-cell table:style-name="ce12" table:formula="of:=LOOKUP([.AC71];[.$V$9:.$V$16];[.$S$9:.$S$16])+INDEX([.$U$9:.$U$17];MATCH(LOOKUP([.AC71];[.$V$9:.$V$17]);[.$V$9:.$V$17])+1)*([.AC71]-LOOKUP([.AC71];[.$V$9:.$V$17]))" office:value-type="float" office:value="7220575338.17784" calcext:value-type="float">
            <text:p>7,220,575,338</text:p>
          </table:table-cell>
          <table:table-cell table:style-name="ce12" table:formula="of:=INDEX([.$U$9:.$U$17];MATCH(LOOKUP([.AC71];[.$V$9:.$V$17]);[.$V$9:.$V$17])+1)" office:value-type="float" office:value="2697.11849856464" calcext:value-type="float">
            <text:p>2,697</text:p>
          </table:table-cell>
          <table:table-cell table:style-name="ce22" table:formula="of:=((365*24*6)*[.AK71])/[.AJ71]" office:value-type="percentage" office:value="0.0196328604917419" calcext:value-type="percentage">
            <text:p>1.96%</text:p>
          </table:table-cell>
          <table:table-cell/>
          <table:table-cell table:style-name="ce7" table:formula="of:=[.AC71]/(365*24*6)" office:value-type="float" office:value="11.7960426179604" calcext:value-type="float">
            <text:p>11.7960426179604</text:p>
          </table:table-cell>
          <table:table-cell table:style-name="ce22" table:formula="of:=[.AF71]" office:value-type="percentage" office:value="0.0303815028901734" calcext:value-type="percentage">
            <text:p>3.04%</text:p>
          </table:table-cell>
          <table:table-cell table:style-name="ce22" table:formula="of:=[.AI71]" office:value-type="percentage" office:value="0.0240549199084668" calcext:value-type="percentage">
            <text:p>2.41%</text:p>
          </table:table-cell>
          <table:table-cell table:style-name="ce22" table:formula="of:=[.AL71]" office:value-type="percentage" office:value="0.0196328604917419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1]+10000" office:value-type="float" office:value="630000" calcext:value-type="float">
            <text:p>630,000</text:p>
          </table:table-cell>
          <table:table-cell table:style-name="ce12" table:formula="of:=LOOKUP([.AC72];[.$E$9:.$E$16];[.$B$9:.$B$16])+INDEX([.$D$9:.$D$17];MATCH(LOOKUP([.AC72];[.$E$9:.$E$17]);[.$E$9:.$E$17])+1)*([.AC72]-LOOKUP([.AC72];[.$E$9:.$E$17]))" office:value-type="float" office:value="38250000000" calcext:value-type="float">
            <text:p>38,250,000,000</text:p>
          </table:table-cell>
          <table:table-cell table:style-name="ce12" table:formula="of:=INDEX([.$D$9:.$D$17];MATCH(LOOKUP([.AC72];[.$E$9:.$E$17]);[.$E$9:.$E$17])+1)" office:value-type="float" office:value="12500" calcext:value-type="float">
            <text:p>12,500</text:p>
          </table:table-cell>
          <table:table-cell table:style-name="ce22" table:formula="of:=((365*24*6)*[.AE72])/[.AD72]" office:value-type="percentage" office:value="0.0171764705882353" calcext:value-type="percentage">
            <text:p>1.72%</text:p>
          </table:table-cell>
          <table:table-cell table:style-name="ce12" table:formula="of:=LOOKUP([.AC72];[.$M$9:.$M$16];[.$J$9:.$J$16])+INDEX([.$L$9:.$L$17];MATCH(LOOKUP([.AC72];[.$M$9:.$M$17]);[.$M$9:.$M$17])+1)*([.AC72]-LOOKUP([.AC72];[.$M$9:.$M$17]))" office:value-type="float" office:value="13718750000" calcext:value-type="float">
            <text:p>13,718,750,000</text:p>
          </table:table-cell>
          <table:table-cell table:style-name="ce12" table:formula="of:=INDEX([.$L$9:.$L$17];MATCH(LOOKUP([.AC72];[.$M$9:.$M$17]);[.$M$9:.$M$17])+1)" office:value-type="float" office:value="6250" calcext:value-type="float">
            <text:p>6,250</text:p>
          </table:table-cell>
          <table:table-cell table:style-name="ce22" table:formula="of:=((365*24*6)*[.AH72])/[.AG72]" office:value-type="percentage" office:value="0.0239453302961276" calcext:value-type="percentage">
            <text:p>2.39%</text:p>
          </table:table-cell>
          <table:table-cell table:style-name="ce12" table:formula="of:=LOOKUP([.AC72];[.$V$9:.$V$16];[.$S$9:.$S$16])+INDEX([.$U$9:.$U$17];MATCH(LOOKUP([.AC72];[.$V$9:.$V$17]);[.$V$9:.$V$17])+1)*([.AC72]-LOOKUP([.AC72];[.$V$9:.$V$17]))" office:value-type="float" office:value="7247546523.16349" calcext:value-type="float">
            <text:p>7,247,546,523</text:p>
          </table:table-cell>
          <table:table-cell table:style-name="ce12" table:formula="of:=INDEX([.$U$9:.$U$17];MATCH(LOOKUP([.AC72];[.$V$9:.$V$17]);[.$V$9:.$V$17])+1)" office:value-type="float" office:value="2697.11849856464" calcext:value-type="float">
            <text:p>2,697</text:p>
          </table:table-cell>
          <table:table-cell table:style-name="ce22" table:formula="of:=((365*24*6)*[.AK72])/[.AJ72]" office:value-type="percentage" office:value="0.0195597983167799" calcext:value-type="percentage">
            <text:p>1.96%</text:p>
          </table:table-cell>
          <table:table-cell/>
          <table:table-cell table:style-name="ce7" table:formula="of:=[.AC72]/(365*24*6)" office:value-type="float" office:value="11.986301369863" calcext:value-type="float">
            <text:p>11.986301369863</text:p>
          </table:table-cell>
          <table:table-cell table:style-name="ce22" table:formula="of:=[.AF72]" office:value-type="percentage" office:value="0.0171764705882353" calcext:value-type="percentage">
            <text:p>1.72%</text:p>
          </table:table-cell>
          <table:table-cell table:style-name="ce22" table:formula="of:=[.AI72]" office:value-type="percentage" office:value="0.0239453302961276" calcext:value-type="percentage">
            <text:p>2.39%</text:p>
          </table:table-cell>
          <table:table-cell table:style-name="ce22" table:formula="of:=[.AL72]" office:value-type="percentage" office:value="0.0195597983167799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2]+10000" office:value-type="float" office:value="640000" calcext:value-type="float">
            <text:p>640,000</text:p>
          </table:table-cell>
          <table:table-cell table:style-name="ce12" table:formula="of:=LOOKUP([.AC73];[.$E$9:.$E$16];[.$B$9:.$B$16])+INDEX([.$D$9:.$D$17];MATCH(LOOKUP([.AC73];[.$E$9:.$E$17]);[.$E$9:.$E$17])+1)*([.AC73]-LOOKUP([.AC73];[.$E$9:.$E$17]))" office:value-type="float" office:value="38375000000" calcext:value-type="float">
            <text:p>38,375,000,000</text:p>
          </table:table-cell>
          <table:table-cell table:style-name="ce12" table:formula="of:=INDEX([.$D$9:.$D$17];MATCH(LOOKUP([.AC73];[.$E$9:.$E$17]);[.$E$9:.$E$17])+1)" office:value-type="float" office:value="12500" calcext:value-type="float">
            <text:p>12,500</text:p>
          </table:table-cell>
          <table:table-cell table:style-name="ce22" table:formula="of:=((365*24*6)*[.AE73])/[.AD73]" office:value-type="percentage" office:value="0.0171205211726384" calcext:value-type="percentage">
            <text:p>1.71%</text:p>
          </table:table-cell>
          <table:table-cell table:style-name="ce12" table:formula="of:=LOOKUP([.AC73];[.$M$9:.$M$16];[.$J$9:.$J$16])+INDEX([.$L$9:.$L$17];MATCH(LOOKUP([.AC73];[.$M$9:.$M$17]);[.$M$9:.$M$17])+1)*([.AC73]-LOOKUP([.AC73];[.$M$9:.$M$17]))" office:value-type="float" office:value="13781250000" calcext:value-type="float">
            <text:p>13,781,250,000</text:p>
          </table:table-cell>
          <table:table-cell table:style-name="ce12" table:formula="of:=INDEX([.$L$9:.$L$17];MATCH(LOOKUP([.AC73];[.$M$9:.$M$17]);[.$M$9:.$M$17])+1)" office:value-type="float" office:value="6250" calcext:value-type="float">
            <text:p>6,250</text:p>
          </table:table-cell>
          <table:table-cell table:style-name="ce22" table:formula="of:=((365*24*6)*[.AH73])/[.AG73]" office:value-type="percentage" office:value="0.0238367346938776" calcext:value-type="percentage">
            <text:p>2.38%</text:p>
          </table:table-cell>
          <table:table-cell table:style-name="ce12" table:formula="of:=LOOKUP([.AC73];[.$V$9:.$V$16];[.$S$9:.$S$16])+INDEX([.$U$9:.$U$17];MATCH(LOOKUP([.AC73];[.$V$9:.$V$17]);[.$V$9:.$V$17])+1)*([.AC73]-LOOKUP([.AC73];[.$V$9:.$V$17]))" office:value-type="float" office:value="7274517708.14914" calcext:value-type="float">
            <text:p>7,274,517,708</text:p>
          </table:table-cell>
          <table:table-cell table:style-name="ce12" table:formula="of:=INDEX([.$U$9:.$U$17];MATCH(LOOKUP([.AC73];[.$V$9:.$V$17]);[.$V$9:.$V$17])+1)" office:value-type="float" office:value="2697.11849856464" calcext:value-type="float">
            <text:p>2,697</text:p>
          </table:table-cell>
          <table:table-cell table:style-name="ce22" table:formula="of:=((365*24*6)*[.AK73])/[.AJ73]" office:value-type="percentage" office:value="0.0194872779161363" calcext:value-type="percentage">
            <text:p>1.95%</text:p>
          </table:table-cell>
          <table:table-cell/>
          <table:table-cell table:style-name="ce7" table:formula="of:=[.AC73]/(365*24*6)" office:value-type="float" office:value="12.1765601217656" calcext:value-type="float">
            <text:p>12.1765601217656</text:p>
          </table:table-cell>
          <table:table-cell table:style-name="ce22" table:formula="of:=[.AF73]" office:value-type="percentage" office:value="0.0171205211726384" calcext:value-type="percentage">
            <text:p>1.71%</text:p>
          </table:table-cell>
          <table:table-cell table:style-name="ce22" table:formula="of:=[.AI73]" office:value-type="percentage" office:value="0.0238367346938776" calcext:value-type="percentage">
            <text:p>2.38%</text:p>
          </table:table-cell>
          <table:table-cell table:style-name="ce22" table:formula="of:=[.AL73]" office:value-type="percentage" office:value="0.0194872779161363" calcext:value-type="percentage">
            <text:p>1.9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3]+10000" office:value-type="float" office:value="650000" calcext:value-type="float">
            <text:p>650,000</text:p>
          </table:table-cell>
          <table:table-cell table:style-name="ce12" table:formula="of:=LOOKUP([.AC74];[.$E$9:.$E$16];[.$B$9:.$B$16])+INDEX([.$D$9:.$D$17];MATCH(LOOKUP([.AC74];[.$E$9:.$E$17]);[.$E$9:.$E$17])+1)*([.AC74]-LOOKUP([.AC74];[.$E$9:.$E$17]))" office:value-type="float" office:value="38500000000" calcext:value-type="float">
            <text:p>38,500,000,000</text:p>
          </table:table-cell>
          <table:table-cell table:style-name="ce12" table:formula="of:=INDEX([.$D$9:.$D$17];MATCH(LOOKUP([.AC74];[.$E$9:.$E$17]);[.$E$9:.$E$17])+1)" office:value-type="float" office:value="12500" calcext:value-type="float">
            <text:p>12,500</text:p>
          </table:table-cell>
          <table:table-cell table:style-name="ce22" table:formula="of:=((365*24*6)*[.AE74])/[.AD74]" office:value-type="percentage" office:value="0.0170649350649351" calcext:value-type="percentage">
            <text:p>1.71%</text:p>
          </table:table-cell>
          <table:table-cell table:style-name="ce12" table:formula="of:=LOOKUP([.AC74];[.$M$9:.$M$16];[.$J$9:.$J$16])+INDEX([.$L$9:.$L$17];MATCH(LOOKUP([.AC74];[.$M$9:.$M$17]);[.$M$9:.$M$17])+1)*([.AC74]-LOOKUP([.AC74];[.$M$9:.$M$17]))" office:value-type="float" office:value="13843750000" calcext:value-type="float">
            <text:p>13,843,750,000</text:p>
          </table:table-cell>
          <table:table-cell table:style-name="ce12" table:formula="of:=INDEX([.$L$9:.$L$17];MATCH(LOOKUP([.AC74];[.$M$9:.$M$17]);[.$M$9:.$M$17])+1)" office:value-type="float" office:value="6250" calcext:value-type="float">
            <text:p>6,250</text:p>
          </table:table-cell>
          <table:table-cell table:style-name="ce22" table:formula="of:=((365*24*6)*[.AH74])/[.AG74]" office:value-type="percentage" office:value="0.0237291196388262" calcext:value-type="percentage">
            <text:p>2.37%</text:p>
          </table:table-cell>
          <table:table-cell table:style-name="ce12" table:formula="of:=LOOKUP([.AC74];[.$V$9:.$V$16];[.$S$9:.$S$16])+INDEX([.$U$9:.$U$17];MATCH(LOOKUP([.AC74];[.$V$9:.$V$17]);[.$V$9:.$V$17])+1)*([.AC74]-LOOKUP([.AC74];[.$V$9:.$V$17]))" office:value-type="float" office:value="7301488893.13478" calcext:value-type="float">
            <text:p>7,301,488,893</text:p>
          </table:table-cell>
          <table:table-cell table:style-name="ce12" table:formula="of:=INDEX([.$U$9:.$U$17];MATCH(LOOKUP([.AC74];[.$V$9:.$V$17]);[.$V$9:.$V$17])+1)" office:value-type="float" office:value="2697.11849856464" calcext:value-type="float">
            <text:p>2,697</text:p>
          </table:table-cell>
          <table:table-cell table:style-name="ce22" table:formula="of:=((365*24*6)*[.AK74])/[.AJ74]" office:value-type="percentage" office:value="0.0194152932859828" calcext:value-type="percentage">
            <text:p>1.94%</text:p>
          </table:table-cell>
          <table:table-cell/>
          <table:table-cell table:style-name="ce7" table:formula="of:=[.AC74]/(365*24*6)" office:value-type="float" office:value="12.3668188736682" calcext:value-type="float">
            <text:p>12.3668188736682</text:p>
          </table:table-cell>
          <table:table-cell table:style-name="ce22" table:formula="of:=[.AF74]" office:value-type="percentage" office:value="0.0170649350649351" calcext:value-type="percentage">
            <text:p>1.71%</text:p>
          </table:table-cell>
          <table:table-cell table:style-name="ce22" table:formula="of:=[.AI74]" office:value-type="percentage" office:value="0.0237291196388262" calcext:value-type="percentage">
            <text:p>2.37%</text:p>
          </table:table-cell>
          <table:table-cell table:style-name="ce22" table:formula="of:=[.AL74]" office:value-type="percentage" office:value="0.0194152932859828" calcext:value-type="percentage">
            <text:p>1.9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4]+10000" office:value-type="float" office:value="660000" calcext:value-type="float">
            <text:p>660,000</text:p>
          </table:table-cell>
          <table:table-cell table:style-name="ce12" table:formula="of:=LOOKUP([.AC75];[.$E$9:.$E$16];[.$B$9:.$B$16])+INDEX([.$D$9:.$D$17];MATCH(LOOKUP([.AC75];[.$E$9:.$E$17]);[.$E$9:.$E$17])+1)*([.AC75]-LOOKUP([.AC75];[.$E$9:.$E$17]))" office:value-type="float" office:value="38625000000" calcext:value-type="float">
            <text:p>38,625,000,000</text:p>
          </table:table-cell>
          <table:table-cell table:style-name="ce12" table:formula="of:=INDEX([.$D$9:.$D$17];MATCH(LOOKUP([.AC75];[.$E$9:.$E$17]);[.$E$9:.$E$17])+1)" office:value-type="float" office:value="12500" calcext:value-type="float">
            <text:p>12,500</text:p>
          </table:table-cell>
          <table:table-cell table:style-name="ce22" table:formula="of:=((365*24*6)*[.AE75])/[.AD75]" office:value-type="percentage" office:value="0.0170097087378641" calcext:value-type="percentage">
            <text:p>1.70%</text:p>
          </table:table-cell>
          <table:table-cell table:style-name="ce12" table:formula="of:=LOOKUP([.AC75];[.$M$9:.$M$16];[.$J$9:.$J$16])+INDEX([.$L$9:.$L$17];MATCH(LOOKUP([.AC75];[.$M$9:.$M$17]);[.$M$9:.$M$17])+1)*([.AC75]-LOOKUP([.AC75];[.$M$9:.$M$17]))" office:value-type="float" office:value="13906250000" calcext:value-type="float">
            <text:p>13,906,250,000</text:p>
          </table:table-cell>
          <table:table-cell table:style-name="ce12" table:formula="of:=INDEX([.$L$9:.$L$17];MATCH(LOOKUP([.AC75];[.$M$9:.$M$17]);[.$M$9:.$M$17])+1)" office:value-type="float" office:value="6250" calcext:value-type="float">
            <text:p>6,250</text:p>
          </table:table-cell>
          <table:table-cell table:style-name="ce22" table:formula="of:=((365*24*6)*[.AH75])/[.AG75]" office:value-type="percentage" office:value="0.0236224719101124" calcext:value-type="percentage">
            <text:p>2.36%</text:p>
          </table:table-cell>
          <table:table-cell table:style-name="ce12" table:formula="of:=LOOKUP([.AC75];[.$V$9:.$V$16];[.$S$9:.$S$16])+INDEX([.$U$9:.$U$17];MATCH(LOOKUP([.AC75];[.$V$9:.$V$17]);[.$V$9:.$V$17])+1)*([.AC75]-LOOKUP([.AC75];[.$V$9:.$V$17]))" office:value-type="float" office:value="7328460078.12043" calcext:value-type="float">
            <text:p>7,328,460,078</text:p>
          </table:table-cell>
          <table:table-cell table:style-name="ce12" table:formula="of:=INDEX([.$U$9:.$U$17];MATCH(LOOKUP([.AC75];[.$V$9:.$V$17]);[.$V$9:.$V$17])+1)" office:value-type="float" office:value="2697.11849856464" calcext:value-type="float">
            <text:p>2,697</text:p>
          </table:table-cell>
          <table:table-cell table:style-name="ce22" table:formula="of:=((365*24*6)*[.AK75])/[.AJ75]" office:value-type="percentage" office:value="0.0193438385108752" calcext:value-type="percentage">
            <text:p>1.93%</text:p>
          </table:table-cell>
          <table:table-cell/>
          <table:table-cell table:style-name="ce7" table:formula="of:=[.AC75]/(365*24*6)" office:value-type="float" office:value="12.5570776255708" calcext:value-type="float">
            <text:p>12.5570776255708</text:p>
          </table:table-cell>
          <table:table-cell table:style-name="ce22" table:formula="of:=[.AF75]" office:value-type="percentage" office:value="0.0170097087378641" calcext:value-type="percentage">
            <text:p>1.70%</text:p>
          </table:table-cell>
          <table:table-cell table:style-name="ce22" table:formula="of:=[.AI75]" office:value-type="percentage" office:value="0.0236224719101124" calcext:value-type="percentage">
            <text:p>2.36%</text:p>
          </table:table-cell>
          <table:table-cell table:style-name="ce22" table:formula="of:=[.AL75]" office:value-type="percentage" office:value="0.0193438385108752" calcext:value-type="percentage">
            <text:p>1.9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5]+10000" office:value-type="float" office:value="670000" calcext:value-type="float">
            <text:p>670,000</text:p>
          </table:table-cell>
          <table:table-cell table:style-name="ce12" table:formula="of:=LOOKUP([.AC76];[.$E$9:.$E$16];[.$B$9:.$B$16])+INDEX([.$D$9:.$D$17];MATCH(LOOKUP([.AC76];[.$E$9:.$E$17]);[.$E$9:.$E$17])+1)*([.AC76]-LOOKUP([.AC76];[.$E$9:.$E$17]))" office:value-type="float" office:value="38750000000" calcext:value-type="float">
            <text:p>38,750,000,000</text:p>
          </table:table-cell>
          <table:table-cell table:style-name="ce12" table:formula="of:=INDEX([.$D$9:.$D$17];MATCH(LOOKUP([.AC76];[.$E$9:.$E$17]);[.$E$9:.$E$17])+1)" office:value-type="float" office:value="12500" calcext:value-type="float">
            <text:p>12,500</text:p>
          </table:table-cell>
          <table:table-cell table:style-name="ce22" table:formula="of:=((365*24*6)*[.AE76])/[.AD76]" office:value-type="percentage" office:value="0.0169548387096774" calcext:value-type="percentage">
            <text:p>1.70%</text:p>
          </table:table-cell>
          <table:table-cell table:style-name="ce12" table:formula="of:=LOOKUP([.AC76];[.$M$9:.$M$16];[.$J$9:.$J$16])+INDEX([.$L$9:.$L$17];MATCH(LOOKUP([.AC76];[.$M$9:.$M$17]);[.$M$9:.$M$17])+1)*([.AC76]-LOOKUP([.AC76];[.$M$9:.$M$17]))" office:value-type="float" office:value="13968750000" calcext:value-type="float">
            <text:p>13,968,750,000</text:p>
          </table:table-cell>
          <table:table-cell table:style-name="ce12" table:formula="of:=INDEX([.$L$9:.$L$17];MATCH(LOOKUP([.AC76];[.$M$9:.$M$17]);[.$M$9:.$M$17])+1)" office:value-type="float" office:value="6250" calcext:value-type="float">
            <text:p>6,250</text:p>
          </table:table-cell>
          <table:table-cell table:style-name="ce22" table:formula="of:=((365*24*6)*[.AH76])/[.AG76]" office:value-type="percentage" office:value="0.0235167785234899" calcext:value-type="percentage">
            <text:p>2.35%</text:p>
          </table:table-cell>
          <table:table-cell table:style-name="ce12" table:formula="of:=LOOKUP([.AC76];[.$V$9:.$V$16];[.$S$9:.$S$16])+INDEX([.$U$9:.$U$17];MATCH(LOOKUP([.AC76];[.$V$9:.$V$17]);[.$V$9:.$V$17])+1)*([.AC76]-LOOKUP([.AC76];[.$V$9:.$V$17]))" office:value-type="float" office:value="7355431263.10608" calcext:value-type="float">
            <text:p>7,355,431,263</text:p>
          </table:table-cell>
          <table:table-cell table:style-name="ce12" table:formula="of:=INDEX([.$U$9:.$U$17];MATCH(LOOKUP([.AC76];[.$V$9:.$V$17]);[.$V$9:.$V$17])+1)" office:value-type="float" office:value="2697.11849856464" calcext:value-type="float">
            <text:p>2,697</text:p>
          </table:table-cell>
          <table:table-cell table:style-name="ce22" table:formula="of:=((365*24*6)*[.AK76])/[.AJ76]" office:value-type="percentage" office:value="0.0192729077621336" calcext:value-type="percentage">
            <text:p>1.93%</text:p>
          </table:table-cell>
          <table:table-cell/>
          <table:table-cell table:style-name="ce7" table:formula="of:=[.AC76]/(365*24*6)" office:value-type="float" office:value="12.7473363774734" calcext:value-type="float">
            <text:p>12.7473363774734</text:p>
          </table:table-cell>
          <table:table-cell table:style-name="ce22" table:formula="of:=[.AF76]" office:value-type="percentage" office:value="0.0169548387096774" calcext:value-type="percentage">
            <text:p>1.70%</text:p>
          </table:table-cell>
          <table:table-cell table:style-name="ce22" table:formula="of:=[.AI76]" office:value-type="percentage" office:value="0.0235167785234899" calcext:value-type="percentage">
            <text:p>2.35%</text:p>
          </table:table-cell>
          <table:table-cell table:style-name="ce22" table:formula="of:=[.AL76]" office:value-type="percentage" office:value="0.0192729077621336" calcext:value-type="percentage">
            <text:p>1.9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6]+10000" office:value-type="float" office:value="680000" calcext:value-type="float">
            <text:p>680,000</text:p>
          </table:table-cell>
          <table:table-cell table:style-name="ce12" table:formula="of:=LOOKUP([.AC77];[.$E$9:.$E$16];[.$B$9:.$B$16])+INDEX([.$D$9:.$D$17];MATCH(LOOKUP([.AC77];[.$E$9:.$E$17]);[.$E$9:.$E$17])+1)*([.AC77]-LOOKUP([.AC77];[.$E$9:.$E$17]))" office:value-type="float" office:value="38875000000" calcext:value-type="float">
            <text:p>38,875,000,000</text:p>
          </table:table-cell>
          <table:table-cell table:style-name="ce12" table:formula="of:=INDEX([.$D$9:.$D$17];MATCH(LOOKUP([.AC77];[.$E$9:.$E$17]);[.$E$9:.$E$17])+1)" office:value-type="float" office:value="12500" calcext:value-type="float">
            <text:p>12,500</text:p>
          </table:table-cell>
          <table:table-cell table:style-name="ce22" table:formula="of:=((365*24*6)*[.AE77])/[.AD77]" office:value-type="percentage" office:value="0.0169003215434084" calcext:value-type="percentage">
            <text:p>1.69%</text:p>
          </table:table-cell>
          <table:table-cell table:style-name="ce12" table:formula="of:=LOOKUP([.AC77];[.$M$9:.$M$16];[.$J$9:.$J$16])+INDEX([.$L$9:.$L$17];MATCH(LOOKUP([.AC77];[.$M$9:.$M$17]);[.$M$9:.$M$17])+1)*([.AC77]-LOOKUP([.AC77];[.$M$9:.$M$17]))" office:value-type="float" office:value="14031250000" calcext:value-type="float">
            <text:p>14,031,250,000</text:p>
          </table:table-cell>
          <table:table-cell table:style-name="ce12" table:formula="of:=INDEX([.$L$9:.$L$17];MATCH(LOOKUP([.AC77];[.$M$9:.$M$17]);[.$M$9:.$M$17])+1)" office:value-type="float" office:value="6250" calcext:value-type="float">
            <text:p>6,250</text:p>
          </table:table-cell>
          <table:table-cell table:style-name="ce22" table:formula="of:=((365*24*6)*[.AH77])/[.AG77]" office:value-type="percentage" office:value="0.0234120267260579" calcext:value-type="percentage">
            <text:p>2.34%</text:p>
          </table:table-cell>
          <table:table-cell table:style-name="ce12" table:formula="of:=LOOKUP([.AC77];[.$V$9:.$V$16];[.$S$9:.$S$16])+INDEX([.$U$9:.$U$17];MATCH(LOOKUP([.AC77];[.$V$9:.$V$17]);[.$V$9:.$V$17])+1)*([.AC77]-LOOKUP([.AC77];[.$V$9:.$V$17]))" office:value-type="float" office:value="7382402448.09172" calcext:value-type="float">
            <text:p>7,382,402,448</text:p>
          </table:table-cell>
          <table:table-cell table:style-name="ce12" table:formula="of:=INDEX([.$U$9:.$U$17];MATCH(LOOKUP([.AC77];[.$V$9:.$V$17]);[.$V$9:.$V$17])+1)" office:value-type="float" office:value="2697.11849856464" calcext:value-type="float">
            <text:p>2,697</text:p>
          </table:table-cell>
          <table:table-cell table:style-name="ce22" table:formula="of:=((365*24*6)*[.AK77])/[.AJ77]" office:value-type="percentage" office:value="0.019202495296257" calcext:value-type="percentage">
            <text:p>1.92%</text:p>
          </table:table-cell>
          <table:table-cell/>
          <table:table-cell table:style-name="ce7" table:formula="of:=[.AC77]/(365*24*6)" office:value-type="float" office:value="12.937595129376" calcext:value-type="float">
            <text:p>12.937595129376</text:p>
          </table:table-cell>
          <table:table-cell table:style-name="ce22" table:formula="of:=[.AF77]" office:value-type="percentage" office:value="0.0169003215434084" calcext:value-type="percentage">
            <text:p>1.69%</text:p>
          </table:table-cell>
          <table:table-cell table:style-name="ce22" table:formula="of:=[.AI77]" office:value-type="percentage" office:value="0.0234120267260579" calcext:value-type="percentage">
            <text:p>2.34%</text:p>
          </table:table-cell>
          <table:table-cell table:style-name="ce22" table:formula="of:=[.AL77]" office:value-type="percentage" office:value="0.019202495296257" calcext:value-type="percentage">
            <text:p>1.9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7]+10000" office:value-type="float" office:value="690000" calcext:value-type="float">
            <text:p>690,000</text:p>
          </table:table-cell>
          <table:table-cell table:style-name="ce12" table:formula="of:=LOOKUP([.AC78];[.$E$9:.$E$16];[.$B$9:.$B$16])+INDEX([.$D$9:.$D$17];MATCH(LOOKUP([.AC78];[.$E$9:.$E$17]);[.$E$9:.$E$17])+1)*([.AC78]-LOOKUP([.AC78];[.$E$9:.$E$17]))" office:value-type="float" office:value="39000000000" calcext:value-type="float">
            <text:p>39,000,000,000</text:p>
          </table:table-cell>
          <table:table-cell table:style-name="ce12" table:formula="of:=INDEX([.$D$9:.$D$17];MATCH(LOOKUP([.AC78];[.$E$9:.$E$17]);[.$E$9:.$E$17])+1)" office:value-type="float" office:value="12500" calcext:value-type="float">
            <text:p>12,500</text:p>
          </table:table-cell>
          <table:table-cell table:style-name="ce22" table:formula="of:=((365*24*6)*[.AE78])/[.AD78]" office:value-type="percentage" office:value="0.0168461538461538" calcext:value-type="percentage">
            <text:p>1.68%</text:p>
          </table:table-cell>
          <table:table-cell table:style-name="ce12" table:formula="of:=LOOKUP([.AC78];[.$M$9:.$M$16];[.$J$9:.$J$16])+INDEX([.$L$9:.$L$17];MATCH(LOOKUP([.AC78];[.$M$9:.$M$17]);[.$M$9:.$M$17])+1)*([.AC78]-LOOKUP([.AC78];[.$M$9:.$M$17]))" office:value-type="float" office:value="14093750000" calcext:value-type="float">
            <text:p>14,093,750,000</text:p>
          </table:table-cell>
          <table:table-cell table:style-name="ce12" table:formula="of:=INDEX([.$L$9:.$L$17];MATCH(LOOKUP([.AC78];[.$M$9:.$M$17]);[.$M$9:.$M$17])+1)" office:value-type="float" office:value="6250" calcext:value-type="float">
            <text:p>6,250</text:p>
          </table:table-cell>
          <table:table-cell table:style-name="ce22" table:formula="of:=((365*24*6)*[.AH78])/[.AG78]" office:value-type="percentage" office:value="0.0233082039911308" calcext:value-type="percentage">
            <text:p>2.33%</text:p>
          </table:table-cell>
          <table:table-cell table:style-name="ce12" table:formula="of:=LOOKUP([.AC78];[.$V$9:.$V$16];[.$S$9:.$S$16])+INDEX([.$U$9:.$U$17];MATCH(LOOKUP([.AC78];[.$V$9:.$V$17]);[.$V$9:.$V$17])+1)*([.AC78]-LOOKUP([.AC78];[.$V$9:.$V$17]))" office:value-type="float" office:value="7409373633.07737" calcext:value-type="float">
            <text:p>7,409,373,633</text:p>
          </table:table-cell>
          <table:table-cell table:style-name="ce12" table:formula="of:=INDEX([.$U$9:.$U$17];MATCH(LOOKUP([.AC78];[.$V$9:.$V$17]);[.$V$9:.$V$17])+1)" office:value-type="float" office:value="2697.11849856464" calcext:value-type="float">
            <text:p>2,697</text:p>
          </table:table-cell>
          <table:table-cell table:style-name="ce22" table:formula="of:=((365*24*6)*[.AK78])/[.AJ78]" office:value-type="percentage" office:value="0.0191325954533729" calcext:value-type="percentage">
            <text:p>1.91%</text:p>
          </table:table-cell>
          <table:table-cell/>
          <table:table-cell table:style-name="ce7" table:formula="of:=[.AC78]/(365*24*6)" office:value-type="float" office:value="13.1278538812785" calcext:value-type="float">
            <text:p>13.1278538812785</text:p>
          </table:table-cell>
          <table:table-cell table:style-name="ce22" table:formula="of:=[.AF78]" office:value-type="percentage" office:value="0.0168461538461538" calcext:value-type="percentage">
            <text:p>1.68%</text:p>
          </table:table-cell>
          <table:table-cell table:style-name="ce22" table:formula="of:=[.AI78]" office:value-type="percentage" office:value="0.0233082039911308" calcext:value-type="percentage">
            <text:p>2.33%</text:p>
          </table:table-cell>
          <table:table-cell table:style-name="ce22" table:formula="of:=[.AL78]" office:value-type="percentage" office:value="0.0191325954533729" calcext:value-type="percentage">
            <text:p>1.9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8]+10000" office:value-type="float" office:value="700000" calcext:value-type="float">
            <text:p>700,000</text:p>
          </table:table-cell>
          <table:table-cell table:style-name="ce12" table:formula="of:=LOOKUP([.AC79];[.$E$9:.$E$16];[.$B$9:.$B$16])+INDEX([.$D$9:.$D$17];MATCH(LOOKUP([.AC79];[.$E$9:.$E$17]);[.$E$9:.$E$17])+1)*([.AC79]-LOOKUP([.AC79];[.$E$9:.$E$17]))" office:value-type="float" office:value="39125000000" calcext:value-type="float">
            <text:p>39,125,000,000</text:p>
          </table:table-cell>
          <table:table-cell table:style-name="ce12" table:formula="of:=INDEX([.$D$9:.$D$17];MATCH(LOOKUP([.AC79];[.$E$9:.$E$17]);[.$E$9:.$E$17])+1)" office:value-type="float" office:value="12500" calcext:value-type="float">
            <text:p>12,500</text:p>
          </table:table-cell>
          <table:table-cell table:style-name="ce22" table:formula="of:=((365*24*6)*[.AE79])/[.AD79]" office:value-type="percentage" office:value="0.0167923322683706" calcext:value-type="percentage">
            <text:p>1.68%</text:p>
          </table:table-cell>
          <table:table-cell table:style-name="ce12" table:formula="of:=LOOKUP([.AC79];[.$M$9:.$M$16];[.$J$9:.$J$16])+INDEX([.$L$9:.$L$17];MATCH(LOOKUP([.AC79];[.$M$9:.$M$17]);[.$M$9:.$M$17])+1)*([.AC79]-LOOKUP([.AC79];[.$M$9:.$M$17]))" office:value-type="float" office:value="14156250000" calcext:value-type="float">
            <text:p>14,156,250,000</text:p>
          </table:table-cell>
          <table:table-cell table:style-name="ce12" table:formula="of:=INDEX([.$L$9:.$L$17];MATCH(LOOKUP([.AC79];[.$M$9:.$M$17]);[.$M$9:.$M$17])+1)" office:value-type="float" office:value="6250" calcext:value-type="float">
            <text:p>6,250</text:p>
          </table:table-cell>
          <table:table-cell table:style-name="ce22" table:formula="of:=((365*24*6)*[.AH79])/[.AG79]" office:value-type="percentage" office:value="0.023205298013245" calcext:value-type="percentage">
            <text:p>2.32%</text:p>
          </table:table-cell>
          <table:table-cell table:style-name="ce12" table:formula="of:=LOOKUP([.AC79];[.$V$9:.$V$16];[.$S$9:.$S$16])+INDEX([.$U$9:.$U$17];MATCH(LOOKUP([.AC79];[.$V$9:.$V$17]);[.$V$9:.$V$17])+1)*([.AC79]-LOOKUP([.AC79];[.$V$9:.$V$17]))" office:value-type="float" office:value="7436344818.06302" calcext:value-type="float">
            <text:p>7,436,344,818</text:p>
          </table:table-cell>
          <table:table-cell table:style-name="ce12" table:formula="of:=INDEX([.$U$9:.$U$17];MATCH(LOOKUP([.AC79];[.$V$9:.$V$17]);[.$V$9:.$V$17])+1)" office:value-type="float" office:value="2697.11849856464" calcext:value-type="float">
            <text:p>2,697</text:p>
          </table:table-cell>
          <table:table-cell table:style-name="ce22" table:formula="of:=((365*24*6)*[.AK79])/[.AJ79]" office:value-type="percentage" office:value="0.0190632026557212" calcext:value-type="percentage">
            <text:p>1.91%</text:p>
          </table:table-cell>
          <table:table-cell/>
          <table:table-cell table:style-name="ce7" table:formula="of:=[.AC79]/(365*24*6)" office:value-type="float" office:value="13.3181126331811" calcext:value-type="float">
            <text:p>13.3181126331811</text:p>
          </table:table-cell>
          <table:table-cell table:style-name="ce22" table:formula="of:=[.AF79]" office:value-type="percentage" office:value="0.0167923322683706" calcext:value-type="percentage">
            <text:p>1.68%</text:p>
          </table:table-cell>
          <table:table-cell table:style-name="ce22" table:formula="of:=[.AI79]" office:value-type="percentage" office:value="0.023205298013245" calcext:value-type="percentage">
            <text:p>2.32%</text:p>
          </table:table-cell>
          <table:table-cell table:style-name="ce22" table:formula="of:=[.AL79]" office:value-type="percentage" office:value="0.0190632026557212" calcext:value-type="percentage">
            <text:p>1.9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9]+10000" office:value-type="float" office:value="710000" calcext:value-type="float">
            <text:p>710,000</text:p>
          </table:table-cell>
          <table:table-cell table:style-name="ce12" table:formula="of:=LOOKUP([.AC80];[.$E$9:.$E$16];[.$B$9:.$B$16])+INDEX([.$D$9:.$D$17];MATCH(LOOKUP([.AC80];[.$E$9:.$E$17]);[.$E$9:.$E$17])+1)*([.AC80]-LOOKUP([.AC80];[.$E$9:.$E$17]))" office:value-type="float" office:value="39250000000" calcext:value-type="float">
            <text:p>39,250,000,000</text:p>
          </table:table-cell>
          <table:table-cell table:style-name="ce12" table:formula="of:=INDEX([.$D$9:.$D$17];MATCH(LOOKUP([.AC80];[.$E$9:.$E$17]);[.$E$9:.$E$17])+1)" office:value-type="float" office:value="12500" calcext:value-type="float">
            <text:p>12,500</text:p>
          </table:table-cell>
          <table:table-cell table:style-name="ce22" table:formula="of:=((365*24*6)*[.AE80])/[.AD80]" office:value-type="percentage" office:value="0.0167388535031847" calcext:value-type="percentage">
            <text:p>1.67%</text:p>
          </table:table-cell>
          <table:table-cell table:style-name="ce12" table:formula="of:=LOOKUP([.AC80];[.$M$9:.$M$16];[.$J$9:.$J$16])+INDEX([.$L$9:.$L$17];MATCH(LOOKUP([.AC80];[.$M$9:.$M$17]);[.$M$9:.$M$17])+1)*([.AC80]-LOOKUP([.AC80];[.$M$9:.$M$17]))" office:value-type="float" office:value="14218750000" calcext:value-type="float">
            <text:p>14,218,750,000</text:p>
          </table:table-cell>
          <table:table-cell table:style-name="ce12" table:formula="of:=INDEX([.$L$9:.$L$17];MATCH(LOOKUP([.AC80];[.$M$9:.$M$17]);[.$M$9:.$M$17])+1)" office:value-type="float" office:value="6250" calcext:value-type="float">
            <text:p>6,250</text:p>
          </table:table-cell>
          <table:table-cell table:style-name="ce22" table:formula="of:=((365*24*6)*[.AH80])/[.AG80]" office:value-type="percentage" office:value="0.0231032967032967" calcext:value-type="percentage">
            <text:p>2.31%</text:p>
          </table:table-cell>
          <table:table-cell table:style-name="ce12" table:formula="of:=LOOKUP([.AC80];[.$V$9:.$V$16];[.$S$9:.$S$16])+INDEX([.$U$9:.$U$17];MATCH(LOOKUP([.AC80];[.$V$9:.$V$17]);[.$V$9:.$V$17])+1)*([.AC80]-LOOKUP([.AC80];[.$V$9:.$V$17]))" office:value-type="float" office:value="7463316003.04866" calcext:value-type="float">
            <text:p>7,463,316,003</text:p>
          </table:table-cell>
          <table:table-cell table:style-name="ce12" table:formula="of:=INDEX([.$U$9:.$U$17];MATCH(LOOKUP([.AC80];[.$V$9:.$V$17]);[.$V$9:.$V$17])+1)" office:value-type="float" office:value="2697.11849856464" calcext:value-type="float">
            <text:p>2,697</text:p>
          </table:table-cell>
          <table:table-cell table:style-name="ce22" table:formula="of:=((365*24*6)*[.AK80])/[.AJ80]" office:value-type="percentage" office:value="0.0189943114061699" calcext:value-type="percentage">
            <text:p>1.90%</text:p>
          </table:table-cell>
          <table:table-cell/>
          <table:table-cell table:style-name="ce7" table:formula="of:=[.AC80]/(365*24*6)" office:value-type="float" office:value="13.5083713850837" calcext:value-type="float">
            <text:p>13.5083713850837</text:p>
          </table:table-cell>
          <table:table-cell table:style-name="ce22" table:formula="of:=[.AF80]" office:value-type="percentage" office:value="0.0167388535031847" calcext:value-type="percentage">
            <text:p>1.67%</text:p>
          </table:table-cell>
          <table:table-cell table:style-name="ce22" table:formula="of:=[.AI80]" office:value-type="percentage" office:value="0.0231032967032967" calcext:value-type="percentage">
            <text:p>2.31%</text:p>
          </table:table-cell>
          <table:table-cell table:style-name="ce22" table:formula="of:=[.AL80]" office:value-type="percentage" office:value="0.0189943114061699" calcext:value-type="percentage">
            <text:p>1.9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0]+10000" office:value-type="float" office:value="720000" calcext:value-type="float">
            <text:p>720,000</text:p>
          </table:table-cell>
          <table:table-cell table:style-name="ce12" table:formula="of:=LOOKUP([.AC81];[.$E$9:.$E$16];[.$B$9:.$B$16])+INDEX([.$D$9:.$D$17];MATCH(LOOKUP([.AC81];[.$E$9:.$E$17]);[.$E$9:.$E$17])+1)*([.AC81]-LOOKUP([.AC81];[.$E$9:.$E$17]))" office:value-type="float" office:value="39375000000" calcext:value-type="float">
            <text:p>39,375,000,000</text:p>
          </table:table-cell>
          <table:table-cell table:style-name="ce12" table:formula="of:=INDEX([.$D$9:.$D$17];MATCH(LOOKUP([.AC81];[.$E$9:.$E$17]);[.$E$9:.$E$17])+1)" office:value-type="float" office:value="12500" calcext:value-type="float">
            <text:p>12,500</text:p>
          </table:table-cell>
          <table:table-cell table:style-name="ce22" table:formula="of:=((365*24*6)*[.AE81])/[.AD81]" office:value-type="percentage" office:value="0.0166857142857143" calcext:value-type="percentage">
            <text:p>1.67%</text:p>
          </table:table-cell>
          <table:table-cell table:style-name="ce12" table:formula="of:=LOOKUP([.AC81];[.$M$9:.$M$16];[.$J$9:.$J$16])+INDEX([.$L$9:.$L$17];MATCH(LOOKUP([.AC81];[.$M$9:.$M$17]);[.$M$9:.$M$17])+1)*([.AC81]-LOOKUP([.AC81];[.$M$9:.$M$17]))" office:value-type="float" office:value="14281250000" calcext:value-type="float">
            <text:p>14,281,250,000</text:p>
          </table:table-cell>
          <table:table-cell table:style-name="ce12" table:formula="of:=INDEX([.$L$9:.$L$17];MATCH(LOOKUP([.AC81];[.$M$9:.$M$17]);[.$M$9:.$M$17])+1)" office:value-type="float" office:value="6250" calcext:value-type="float">
            <text:p>6,250</text:p>
          </table:table-cell>
          <table:table-cell table:style-name="ce22" table:formula="of:=((365*24*6)*[.AH81])/[.AG81]" office:value-type="percentage" office:value="0.0230021881838074" calcext:value-type="percentage">
            <text:p>2.30%</text:p>
          </table:table-cell>
          <table:table-cell table:style-name="ce12" table:formula="of:=LOOKUP([.AC81];[.$V$9:.$V$16];[.$S$9:.$S$16])+INDEX([.$U$9:.$U$17];MATCH(LOOKUP([.AC81];[.$V$9:.$V$17]);[.$V$9:.$V$17])+1)*([.AC81]-LOOKUP([.AC81];[.$V$9:.$V$17]))" office:value-type="float" office:value="7490287188.03431" calcext:value-type="float">
            <text:p>7,490,287,188</text:p>
          </table:table-cell>
          <table:table-cell table:style-name="ce12" table:formula="of:=INDEX([.$U$9:.$U$17];MATCH(LOOKUP([.AC81];[.$V$9:.$V$17]);[.$V$9:.$V$17])+1)" office:value-type="float" office:value="2697.11849856464" calcext:value-type="float">
            <text:p>2,697</text:p>
          </table:table-cell>
          <table:table-cell table:style-name="ce22" table:formula="of:=((365*24*6)*[.AK81])/[.AJ81]" office:value-type="percentage" office:value="0.0189259162867639" calcext:value-type="percentage">
            <text:p>1.89%</text:p>
          </table:table-cell>
          <table:table-cell/>
          <table:table-cell table:style-name="ce7" table:formula="of:=[.AC81]/(365*24*6)" office:value-type="float" office:value="13.6986301369863" calcext:value-type="float">
            <text:p>13.6986301369863</text:p>
          </table:table-cell>
          <table:table-cell table:style-name="ce22" table:formula="of:=[.AF81]" office:value-type="percentage" office:value="0.0166857142857143" calcext:value-type="percentage">
            <text:p>1.67%</text:p>
          </table:table-cell>
          <table:table-cell table:style-name="ce22" table:formula="of:=[.AI81]" office:value-type="percentage" office:value="0.0230021881838074" calcext:value-type="percentage">
            <text:p>2.30%</text:p>
          </table:table-cell>
          <table:table-cell table:style-name="ce22" table:formula="of:=[.AL81]" office:value-type="percentage" office:value="0.0189259162867639" calcext:value-type="percentage">
            <text:p>1.8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1]+10000" office:value-type="float" office:value="730000" calcext:value-type="float">
            <text:p>730,000</text:p>
          </table:table-cell>
          <table:table-cell table:style-name="ce12" table:formula="of:=LOOKUP([.AC82];[.$E$9:.$E$16];[.$B$9:.$B$16])+INDEX([.$D$9:.$D$17];MATCH(LOOKUP([.AC82];[.$E$9:.$E$17]);[.$E$9:.$E$17])+1)*([.AC82]-LOOKUP([.AC82];[.$E$9:.$E$17]))" office:value-type="float" office:value="39500000000" calcext:value-type="float">
            <text:p>39,500,000,000</text:p>
          </table:table-cell>
          <table:table-cell table:style-name="ce12" table:formula="of:=INDEX([.$D$9:.$D$17];MATCH(LOOKUP([.AC82];[.$E$9:.$E$17]);[.$E$9:.$E$17])+1)" office:value-type="float" office:value="12500" calcext:value-type="float">
            <text:p>12,500</text:p>
          </table:table-cell>
          <table:table-cell table:style-name="ce22" table:formula="of:=((365*24*6)*[.AE82])/[.AD82]" office:value-type="percentage" office:value="0.0166329113924051" calcext:value-type="percentage">
            <text:p>1.66%</text:p>
          </table:table-cell>
          <table:table-cell table:style-name="ce12" table:formula="of:=LOOKUP([.AC82];[.$M$9:.$M$16];[.$J$9:.$J$16])+INDEX([.$L$9:.$L$17];MATCH(LOOKUP([.AC82];[.$M$9:.$M$17]);[.$M$9:.$M$17])+1)*([.AC82]-LOOKUP([.AC82];[.$M$9:.$M$17]))" office:value-type="float" office:value="14343750000" calcext:value-type="float">
            <text:p>14,343,750,000</text:p>
          </table:table-cell>
          <table:table-cell table:style-name="ce12" table:formula="of:=INDEX([.$L$9:.$L$17];MATCH(LOOKUP([.AC82];[.$M$9:.$M$17]);[.$M$9:.$M$17])+1)" office:value-type="float" office:value="6250" calcext:value-type="float">
            <text:p>6,250</text:p>
          </table:table-cell>
          <table:table-cell table:style-name="ce22" table:formula="of:=((365*24*6)*[.AH82])/[.AG82]" office:value-type="percentage" office:value="0.0229019607843137" calcext:value-type="percentage">
            <text:p>2.29%</text:p>
          </table:table-cell>
          <table:table-cell table:style-name="ce12" table:formula="of:=LOOKUP([.AC82];[.$V$9:.$V$16];[.$S$9:.$S$16])+INDEX([.$U$9:.$U$17];MATCH(LOOKUP([.AC82];[.$V$9:.$V$17]);[.$V$9:.$V$17])+1)*([.AC82]-LOOKUP([.AC82];[.$V$9:.$V$17]))" office:value-type="float" office:value="7517258373.01995" calcext:value-type="float">
            <text:p>7,517,258,373</text:p>
          </table:table-cell>
          <table:table-cell table:style-name="ce12" table:formula="of:=INDEX([.$U$9:.$U$17];MATCH(LOOKUP([.AC82];[.$V$9:.$V$17]);[.$V$9:.$V$17])+1)" office:value-type="float" office:value="2697.11849856464" calcext:value-type="float">
            <text:p>2,697</text:p>
          </table:table-cell>
          <table:table-cell table:style-name="ce22" table:formula="of:=((365*24*6)*[.AK82])/[.AJ82]" office:value-type="percentage" office:value="0.0188580119573045" calcext:value-type="percentage">
            <text:p>1.89%</text:p>
          </table:table-cell>
          <table:table-cell/>
          <table:table-cell table:style-name="ce7" table:formula="of:=[.AC82]/(365*24*6)" office:value-type="float" office:value="13.8888888888889" calcext:value-type="float">
            <text:p>13.8888888888889</text:p>
          </table:table-cell>
          <table:table-cell table:style-name="ce22" table:formula="of:=[.AF82]" office:value-type="percentage" office:value="0.0166329113924051" calcext:value-type="percentage">
            <text:p>1.66%</text:p>
          </table:table-cell>
          <table:table-cell table:style-name="ce22" table:formula="of:=[.AI82]" office:value-type="percentage" office:value="0.0229019607843137" calcext:value-type="percentage">
            <text:p>2.29%</text:p>
          </table:table-cell>
          <table:table-cell table:style-name="ce22" table:formula="of:=[.AL82]" office:value-type="percentage" office:value="0.0188580119573045" calcext:value-type="percentage">
            <text:p>1.8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2]+10000" office:value-type="float" office:value="740000" calcext:value-type="float">
            <text:p>740,000</text:p>
          </table:table-cell>
          <table:table-cell table:style-name="ce12" table:formula="of:=LOOKUP([.AC83];[.$E$9:.$E$16];[.$B$9:.$B$16])+INDEX([.$D$9:.$D$17];MATCH(LOOKUP([.AC83];[.$E$9:.$E$17]);[.$E$9:.$E$17])+1)*([.AC83]-LOOKUP([.AC83];[.$E$9:.$E$17]))" office:value-type="float" office:value="39625000000" calcext:value-type="float">
            <text:p>39,625,000,000</text:p>
          </table:table-cell>
          <table:table-cell table:style-name="ce12" table:formula="of:=INDEX([.$D$9:.$D$17];MATCH(LOOKUP([.AC83];[.$E$9:.$E$17]);[.$E$9:.$E$17])+1)" office:value-type="float" office:value="12500" calcext:value-type="float">
            <text:p>12,500</text:p>
          </table:table-cell>
          <table:table-cell table:style-name="ce22" table:formula="of:=((365*24*6)*[.AE83])/[.AD83]" office:value-type="percentage" office:value="0.0165804416403786" calcext:value-type="percentage">
            <text:p>1.66%</text:p>
          </table:table-cell>
          <table:table-cell table:style-name="ce12" table:formula="of:=LOOKUP([.AC83];[.$M$9:.$M$16];[.$J$9:.$J$16])+INDEX([.$L$9:.$L$17];MATCH(LOOKUP([.AC83];[.$M$9:.$M$17]);[.$M$9:.$M$17])+1)*([.AC83]-LOOKUP([.AC83];[.$M$9:.$M$17]))" office:value-type="float" office:value="14406250000" calcext:value-type="float">
            <text:p>14,406,250,000</text:p>
          </table:table-cell>
          <table:table-cell table:style-name="ce12" table:formula="of:=INDEX([.$L$9:.$L$17];MATCH(LOOKUP([.AC83];[.$M$9:.$M$17]);[.$M$9:.$M$17])+1)" office:value-type="float" office:value="6250" calcext:value-type="float">
            <text:p>6,250</text:p>
          </table:table-cell>
          <table:table-cell table:style-name="ce22" table:formula="of:=((365*24*6)*[.AH83])/[.AG83]" office:value-type="percentage" office:value="0.0228026030368764" calcext:value-type="percentage">
            <text:p>2.28%</text:p>
          </table:table-cell>
          <table:table-cell table:style-name="ce12" table:formula="of:=LOOKUP([.AC83];[.$V$9:.$V$16];[.$S$9:.$S$16])+INDEX([.$U$9:.$U$17];MATCH(LOOKUP([.AC83];[.$V$9:.$V$17]);[.$V$9:.$V$17])+1)*([.AC83]-LOOKUP([.AC83];[.$V$9:.$V$17]))" office:value-type="float" office:value="7544229558.0056" calcext:value-type="float">
            <text:p>7,544,229,558</text:p>
          </table:table-cell>
          <table:table-cell table:style-name="ce12" table:formula="of:=INDEX([.$U$9:.$U$17];MATCH(LOOKUP([.AC83];[.$V$9:.$V$17]);[.$V$9:.$V$17])+1)" office:value-type="float" office:value="2697.11849856464" calcext:value-type="float">
            <text:p>2,697</text:p>
          </table:table-cell>
          <table:table-cell table:style-name="ce22" table:formula="of:=((365*24*6)*[.AK83])/[.AJ83]" office:value-type="percentage" office:value="0.0187905931539593" calcext:value-type="percentage">
            <text:p>1.88%</text:p>
          </table:table-cell>
          <table:table-cell/>
          <table:table-cell table:style-name="ce7" table:formula="of:=[.AC83]/(365*24*6)" office:value-type="float" office:value="14.0791476407915" calcext:value-type="float">
            <text:p>14.0791476407915</text:p>
          </table:table-cell>
          <table:table-cell table:style-name="ce22" table:formula="of:=[.AF83]" office:value-type="percentage" office:value="0.0165804416403786" calcext:value-type="percentage">
            <text:p>1.66%</text:p>
          </table:table-cell>
          <table:table-cell table:style-name="ce22" table:formula="of:=[.AI83]" office:value-type="percentage" office:value="0.0228026030368764" calcext:value-type="percentage">
            <text:p>2.28%</text:p>
          </table:table-cell>
          <table:table-cell table:style-name="ce22" table:formula="of:=[.AL83]" office:value-type="percentage" office:value="0.0187905931539593" calcext:value-type="percentage">
            <text:p>1.8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3]+10000" office:value-type="float" office:value="750000" calcext:value-type="float">
            <text:p>750,000</text:p>
          </table:table-cell>
          <table:table-cell table:style-name="ce12" table:formula="of:=LOOKUP([.AC84];[.$E$9:.$E$16];[.$B$9:.$B$16])+INDEX([.$D$9:.$D$17];MATCH(LOOKUP([.AC84];[.$E$9:.$E$17]);[.$E$9:.$E$17])+1)*([.AC84]-LOOKUP([.AC84];[.$E$9:.$E$17]))" office:value-type="float" office:value="39750000000" calcext:value-type="float">
            <text:p>39,750,000,000</text:p>
          </table:table-cell>
          <table:table-cell table:style-name="ce12" table:formula="of:=INDEX([.$D$9:.$D$17];MATCH(LOOKUP([.AC84];[.$E$9:.$E$17]);[.$E$9:.$E$17])+1)" office:value-type="float" office:value="12500" calcext:value-type="float">
            <text:p>12,500</text:p>
          </table:table-cell>
          <table:table-cell table:style-name="ce22" table:formula="of:=((365*24*6)*[.AE84])/[.AD84]" office:value-type="percentage" office:value="0.0165283018867925" calcext:value-type="percentage">
            <text:p>1.65%</text:p>
          </table:table-cell>
          <table:table-cell table:style-name="ce12" table:formula="of:=LOOKUP([.AC84];[.$M$9:.$M$16];[.$J$9:.$J$16])+INDEX([.$L$9:.$L$17];MATCH(LOOKUP([.AC84];[.$M$9:.$M$17]);[.$M$9:.$M$17])+1)*([.AC84]-LOOKUP([.AC84];[.$M$9:.$M$17]))" office:value-type="float" office:value="14468750000" calcext:value-type="float">
            <text:p>14,468,750,000</text:p>
          </table:table-cell>
          <table:table-cell table:style-name="ce12" table:formula="of:=INDEX([.$L$9:.$L$17];MATCH(LOOKUP([.AC84];[.$M$9:.$M$17]);[.$M$9:.$M$17])+1)" office:value-type="float" office:value="6250" calcext:value-type="float">
            <text:p>6,250</text:p>
          </table:table-cell>
          <table:table-cell table:style-name="ce22" table:formula="of:=((365*24*6)*[.AH84])/[.AG84]" office:value-type="percentage" office:value="0.0227041036717063" calcext:value-type="percentage">
            <text:p>2.27%</text:p>
          </table:table-cell>
          <table:table-cell table:style-name="ce12" table:formula="of:=LOOKUP([.AC84];[.$V$9:.$V$16];[.$S$9:.$S$16])+INDEX([.$U$9:.$U$17];MATCH(LOOKUP([.AC84];[.$V$9:.$V$17]);[.$V$9:.$V$17])+1)*([.AC84]-LOOKUP([.AC84];[.$V$9:.$V$17]))" office:value-type="float" office:value="7571200742.99125" calcext:value-type="float">
            <text:p>7,571,200,743</text:p>
          </table:table-cell>
          <table:table-cell table:style-name="ce12" table:formula="of:=INDEX([.$U$9:.$U$17];MATCH(LOOKUP([.AC84];[.$V$9:.$V$17]);[.$V$9:.$V$17])+1)" office:value-type="float" office:value="2697.11849856464" calcext:value-type="float">
            <text:p>2,697</text:p>
          </table:table-cell>
          <table:table-cell table:style-name="ce22" table:formula="of:=((365*24*6)*[.AK84])/[.AJ84]" office:value-type="percentage" office:value="0.0187236546879023" calcext:value-type="percentage">
            <text:p>1.87%</text:p>
          </table:table-cell>
          <table:table-cell/>
          <table:table-cell table:style-name="ce7" table:formula="of:=[.AC84]/(365*24*6)" office:value-type="float" office:value="14.2694063926941" calcext:value-type="float">
            <text:p>14.2694063926941</text:p>
          </table:table-cell>
          <table:table-cell table:style-name="ce22" table:formula="of:=[.AF84]" office:value-type="percentage" office:value="0.0165283018867925" calcext:value-type="percentage">
            <text:p>1.65%</text:p>
          </table:table-cell>
          <table:table-cell table:style-name="ce22" table:formula="of:=[.AI84]" office:value-type="percentage" office:value="0.0227041036717063" calcext:value-type="percentage">
            <text:p>2.27%</text:p>
          </table:table-cell>
          <table:table-cell table:style-name="ce22" table:formula="of:=[.AL84]" office:value-type="percentage" office:value="0.0187236546879023" calcext:value-type="percentage">
            <text:p>1.8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4]+10000" office:value-type="float" office:value="760000" calcext:value-type="float">
            <text:p>760,000</text:p>
          </table:table-cell>
          <table:table-cell table:style-name="ce12" table:formula="of:=LOOKUP([.AC85];[.$E$9:.$E$16];[.$B$9:.$B$16])+INDEX([.$D$9:.$D$17];MATCH(LOOKUP([.AC85];[.$E$9:.$E$17]);[.$E$9:.$E$17])+1)*([.AC85]-LOOKUP([.AC85];[.$E$9:.$E$17]))" office:value-type="float" office:value="39875000000" calcext:value-type="float">
            <text:p>39,875,000,000</text:p>
          </table:table-cell>
          <table:table-cell table:style-name="ce12" table:formula="of:=INDEX([.$D$9:.$D$17];MATCH(LOOKUP([.AC85];[.$E$9:.$E$17]);[.$E$9:.$E$17])+1)" office:value-type="float" office:value="12500" calcext:value-type="float">
            <text:p>12,500</text:p>
          </table:table-cell>
          <table:table-cell table:style-name="ce22" table:formula="of:=((365*24*6)*[.AE85])/[.AD85]" office:value-type="percentage" office:value="0.0164764890282132" calcext:value-type="percentage">
            <text:p>1.65%</text:p>
          </table:table-cell>
          <table:table-cell table:style-name="ce12" table:formula="of:=LOOKUP([.AC85];[.$M$9:.$M$16];[.$J$9:.$J$16])+INDEX([.$L$9:.$L$17];MATCH(LOOKUP([.AC85];[.$M$9:.$M$17]);[.$M$9:.$M$17])+1)*([.AC85]-LOOKUP([.AC85];[.$M$9:.$M$17]))" office:value-type="float" office:value="14531250000" calcext:value-type="float">
            <text:p>14,531,250,000</text:p>
          </table:table-cell>
          <table:table-cell table:style-name="ce12" table:formula="of:=INDEX([.$L$9:.$L$17];MATCH(LOOKUP([.AC85];[.$M$9:.$M$17]);[.$M$9:.$M$17])+1)" office:value-type="float" office:value="6250" calcext:value-type="float">
            <text:p>6,250</text:p>
          </table:table-cell>
          <table:table-cell table:style-name="ce22" table:formula="of:=((365*24*6)*[.AH85])/[.AG85]" office:value-type="percentage" office:value="0.0226064516129032" calcext:value-type="percentage">
            <text:p>2.26%</text:p>
          </table:table-cell>
          <table:table-cell table:style-name="ce12" table:formula="of:=LOOKUP([.AC85];[.$V$9:.$V$16];[.$S$9:.$S$16])+INDEX([.$U$9:.$U$17];MATCH(LOOKUP([.AC85];[.$V$9:.$V$17]);[.$V$9:.$V$17])+1)*([.AC85]-LOOKUP([.AC85];[.$V$9:.$V$17]))" office:value-type="float" office:value="7598171927.97689" calcext:value-type="float">
            <text:p>7,598,171,928</text:p>
          </table:table-cell>
          <table:table-cell table:style-name="ce12" table:formula="of:=INDEX([.$U$9:.$U$17];MATCH(LOOKUP([.AC85];[.$V$9:.$V$17]);[.$V$9:.$V$17])+1)" office:value-type="float" office:value="2697.11849856464" calcext:value-type="float">
            <text:p>2,697</text:p>
          </table:table-cell>
          <table:table-cell table:style-name="ce22" table:formula="of:=((365*24*6)*[.AK85])/[.AJ85]" office:value-type="percentage" office:value="0.0186571914439824" calcext:value-type="percentage">
            <text:p>1.87%</text:p>
          </table:table-cell>
          <table:table-cell/>
          <table:table-cell table:style-name="ce7" table:formula="of:=[.AC85]/(365*24*6)" office:value-type="float" office:value="14.4596651445967" calcext:value-type="float">
            <text:p>14.4596651445967</text:p>
          </table:table-cell>
          <table:table-cell table:style-name="ce22" table:formula="of:=[.AF85]" office:value-type="percentage" office:value="0.0164764890282132" calcext:value-type="percentage">
            <text:p>1.65%</text:p>
          </table:table-cell>
          <table:table-cell table:style-name="ce22" table:formula="of:=[.AI85]" office:value-type="percentage" office:value="0.0226064516129032" calcext:value-type="percentage">
            <text:p>2.26%</text:p>
          </table:table-cell>
          <table:table-cell table:style-name="ce22" table:formula="of:=[.AL85]" office:value-type="percentage" office:value="0.0186571914439824" calcext:value-type="percentage">
            <text:p>1.8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5]+10000" office:value-type="float" office:value="770000" calcext:value-type="float">
            <text:p>770,000</text:p>
          </table:table-cell>
          <table:table-cell table:style-name="ce12" table:formula="of:=LOOKUP([.AC86];[.$E$9:.$E$16];[.$B$9:.$B$16])+INDEX([.$D$9:.$D$17];MATCH(LOOKUP([.AC86];[.$E$9:.$E$17]);[.$E$9:.$E$17])+1)*([.AC86]-LOOKUP([.AC86];[.$E$9:.$E$17]))" office:value-type="float" office:value="40000000000" calcext:value-type="float">
            <text:p>40,000,000,000</text:p>
          </table:table-cell>
          <table:table-cell table:style-name="ce12" table:formula="of:=INDEX([.$D$9:.$D$17];MATCH(LOOKUP([.AC86];[.$E$9:.$E$17]);[.$E$9:.$E$17])+1)" office:value-type="float" office:value="12500" calcext:value-type="float">
            <text:p>12,500</text:p>
          </table:table-cell>
          <table:table-cell table:style-name="ce22" table:formula="of:=((365*24*6)*[.AE86])/[.AD86]" office:value-type="percentage" office:value="0.016425" calcext:value-type="percentage">
            <text:p>1.64%</text:p>
          </table:table-cell>
          <table:table-cell table:style-name="ce12" table:formula="of:=LOOKUP([.AC86];[.$M$9:.$M$16];[.$J$9:.$J$16])+INDEX([.$L$9:.$L$17];MATCH(LOOKUP([.AC86];[.$M$9:.$M$17]);[.$M$9:.$M$17])+1)*([.AC86]-LOOKUP([.AC86];[.$M$9:.$M$17]))" office:value-type="float" office:value="14593750000" calcext:value-type="float">
            <text:p>14,593,750,000</text:p>
          </table:table-cell>
          <table:table-cell table:style-name="ce12" table:formula="of:=INDEX([.$L$9:.$L$17];MATCH(LOOKUP([.AC86];[.$M$9:.$M$17]);[.$M$9:.$M$17])+1)" office:value-type="float" office:value="6250" calcext:value-type="float">
            <text:p>6,250</text:p>
          </table:table-cell>
          <table:table-cell table:style-name="ce22" table:formula="of:=((365*24*6)*[.AH86])/[.AG86]" office:value-type="percentage" office:value="0.0225096359743041" calcext:value-type="percentage">
            <text:p>2.25%</text:p>
          </table:table-cell>
          <table:table-cell table:style-name="ce12" table:formula="of:=LOOKUP([.AC86];[.$V$9:.$V$16];[.$S$9:.$S$16])+INDEX([.$U$9:.$U$17];MATCH(LOOKUP([.AC86];[.$V$9:.$V$17]);[.$V$9:.$V$17])+1)*([.AC86]-LOOKUP([.AC86];[.$V$9:.$V$17]))" office:value-type="float" office:value="7625143112.96254" calcext:value-type="float">
            <text:p>7,625,143,113</text:p>
          </table:table-cell>
          <table:table-cell table:style-name="ce12" table:formula="of:=INDEX([.$U$9:.$U$17];MATCH(LOOKUP([.AC86];[.$V$9:.$V$17]);[.$V$9:.$V$17])+1)" office:value-type="float" office:value="2697.11849856464" calcext:value-type="float">
            <text:p>2,697</text:p>
          </table:table-cell>
          <table:table-cell table:style-name="ce22" table:formula="of:=((365*24*6)*[.AK86])/[.AJ86]" office:value-type="percentage" office:value="0.0185911983794204" calcext:value-type="percentage">
            <text:p>1.86%</text:p>
          </table:table-cell>
          <table:table-cell/>
          <table:table-cell table:style-name="ce7" table:formula="of:=[.AC86]/(365*24*6)" office:value-type="float" office:value="14.6499238964992" calcext:value-type="float">
            <text:p>14.6499238964992</text:p>
          </table:table-cell>
          <table:table-cell table:style-name="ce22" table:formula="of:=[.AF86]" office:value-type="percentage" office:value="0.016425" calcext:value-type="percentage">
            <text:p>1.64%</text:p>
          </table:table-cell>
          <table:table-cell table:style-name="ce22" table:formula="of:=[.AI86]" office:value-type="percentage" office:value="0.0225096359743041" calcext:value-type="percentage">
            <text:p>2.25%</text:p>
          </table:table-cell>
          <table:table-cell table:style-name="ce22" table:formula="of:=[.AL86]" office:value-type="percentage" office:value="0.0185911983794204" calcext:value-type="percentage">
            <text:p>1.8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6]+10000" office:value-type="float" office:value="780000" calcext:value-type="float">
            <text:p>780,000</text:p>
          </table:table-cell>
          <table:table-cell table:style-name="ce12" table:formula="of:=LOOKUP([.AC87];[.$E$9:.$E$16];[.$B$9:.$B$16])+INDEX([.$D$9:.$D$17];MATCH(LOOKUP([.AC87];[.$E$9:.$E$17]);[.$E$9:.$E$17])+1)*([.AC87]-LOOKUP([.AC87];[.$E$9:.$E$17]))" office:value-type="float" office:value="40125000000" calcext:value-type="float">
            <text:p>40,125,000,000</text:p>
          </table:table-cell>
          <table:table-cell table:style-name="ce12" table:formula="of:=INDEX([.$D$9:.$D$17];MATCH(LOOKUP([.AC87];[.$E$9:.$E$17]);[.$E$9:.$E$17])+1)" office:value-type="float" office:value="12500" calcext:value-type="float">
            <text:p>12,500</text:p>
          </table:table-cell>
          <table:table-cell table:style-name="ce22" table:formula="of:=((365*24*6)*[.AE87])/[.AD87]" office:value-type="percentage" office:value="0.0163738317757009" calcext:value-type="percentage">
            <text:p>1.64%</text:p>
          </table:table-cell>
          <table:table-cell table:style-name="ce12" table:formula="of:=LOOKUP([.AC87];[.$M$9:.$M$16];[.$J$9:.$J$16])+INDEX([.$L$9:.$L$17];MATCH(LOOKUP([.AC87];[.$M$9:.$M$17]);[.$M$9:.$M$17])+1)*([.AC87]-LOOKUP([.AC87];[.$M$9:.$M$17]))" office:value-type="float" office:value="14656250000" calcext:value-type="float">
            <text:p>14,656,250,000</text:p>
          </table:table-cell>
          <table:table-cell table:style-name="ce12" table:formula="of:=INDEX([.$L$9:.$L$17];MATCH(LOOKUP([.AC87];[.$M$9:.$M$17]);[.$M$9:.$M$17])+1)" office:value-type="float" office:value="6250" calcext:value-type="float">
            <text:p>6,250</text:p>
          </table:table-cell>
          <table:table-cell table:style-name="ce22" table:formula="of:=((365*24*6)*[.AH87])/[.AG87]" office:value-type="percentage" office:value="0.0224136460554371" calcext:value-type="percentage">
            <text:p>2.24%</text:p>
          </table:table-cell>
          <table:table-cell table:style-name="ce12" table:formula="of:=LOOKUP([.AC87];[.$V$9:.$V$16];[.$S$9:.$S$16])+INDEX([.$U$9:.$U$17];MATCH(LOOKUP([.AC87];[.$V$9:.$V$17]);[.$V$9:.$V$17])+1)*([.AC87]-LOOKUP([.AC87];[.$V$9:.$V$17]))" office:value-type="float" office:value="7652114297.94819" calcext:value-type="float">
            <text:p>7,652,114,298</text:p>
          </table:table-cell>
          <table:table-cell table:style-name="ce12" table:formula="of:=INDEX([.$U$9:.$U$17];MATCH(LOOKUP([.AC87];[.$V$9:.$V$17]);[.$V$9:.$V$17])+1)" office:value-type="float" office:value="2697.11849856464" calcext:value-type="float">
            <text:p>2,697</text:p>
          </table:table-cell>
          <table:table-cell table:style-name="ce22" table:formula="of:=((365*24*6)*[.AK87])/[.AJ87]" office:value-type="percentage" office:value="0.0185256705225337" calcext:value-type="percentage">
            <text:p>1.85%</text:p>
          </table:table-cell>
          <table:table-cell/>
          <table:table-cell table:style-name="ce7" table:formula="of:=[.AC87]/(365*24*6)" office:value-type="float" office:value="14.8401826484018" calcext:value-type="float">
            <text:p>14.8401826484018</text:p>
          </table:table-cell>
          <table:table-cell table:style-name="ce22" table:formula="of:=[.AF87]" office:value-type="percentage" office:value="0.0163738317757009" calcext:value-type="percentage">
            <text:p>1.64%</text:p>
          </table:table-cell>
          <table:table-cell table:style-name="ce22" table:formula="of:=[.AI87]" office:value-type="percentage" office:value="0.0224136460554371" calcext:value-type="percentage">
            <text:p>2.24%</text:p>
          </table:table-cell>
          <table:table-cell table:style-name="ce22" table:formula="of:=[.AL87]" office:value-type="percentage" office:value="0.0185256705225337" calcext:value-type="percentage">
            <text:p>1.8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7]+10000" office:value-type="float" office:value="790000" calcext:value-type="float">
            <text:p>790,000</text:p>
          </table:table-cell>
          <table:table-cell table:style-name="ce12" table:formula="of:=LOOKUP([.AC88];[.$E$9:.$E$16];[.$B$9:.$B$16])+INDEX([.$D$9:.$D$17];MATCH(LOOKUP([.AC88];[.$E$9:.$E$17]);[.$E$9:.$E$17])+1)*([.AC88]-LOOKUP([.AC88];[.$E$9:.$E$17]))" office:value-type="float" office:value="40250000000" calcext:value-type="float">
            <text:p>40,250,000,000</text:p>
          </table:table-cell>
          <table:table-cell table:style-name="ce12" table:formula="of:=INDEX([.$D$9:.$D$17];MATCH(LOOKUP([.AC88];[.$E$9:.$E$17]);[.$E$9:.$E$17])+1)" office:value-type="float" office:value="12500" calcext:value-type="float">
            <text:p>12,500</text:p>
          </table:table-cell>
          <table:table-cell table:style-name="ce22" table:formula="of:=((365*24*6)*[.AE88])/[.AD88]" office:value-type="percentage" office:value="0.0163229813664596" calcext:value-type="percentage">
            <text:p>1.63%</text:p>
          </table:table-cell>
          <table:table-cell table:style-name="ce12" table:formula="of:=LOOKUP([.AC88];[.$M$9:.$M$16];[.$J$9:.$J$16])+INDEX([.$L$9:.$L$17];MATCH(LOOKUP([.AC88];[.$M$9:.$M$17]);[.$M$9:.$M$17])+1)*([.AC88]-LOOKUP([.AC88];[.$M$9:.$M$17]))" office:value-type="float" office:value="14718750000" calcext:value-type="float">
            <text:p>14,718,750,000</text:p>
          </table:table-cell>
          <table:table-cell table:style-name="ce12" table:formula="of:=INDEX([.$L$9:.$L$17];MATCH(LOOKUP([.AC88];[.$M$9:.$M$17]);[.$M$9:.$M$17])+1)" office:value-type="float" office:value="6250" calcext:value-type="float">
            <text:p>6,250</text:p>
          </table:table-cell>
          <table:table-cell table:style-name="ce22" table:formula="of:=((365*24*6)*[.AH88])/[.AG88]" office:value-type="percentage" office:value="0.0223184713375796" calcext:value-type="percentage">
            <text:p>2.23%</text:p>
          </table:table-cell>
          <table:table-cell table:style-name="ce12" table:formula="of:=LOOKUP([.AC88];[.$V$9:.$V$16];[.$S$9:.$S$16])+INDEX([.$U$9:.$U$17];MATCH(LOOKUP([.AC88];[.$V$9:.$V$17]);[.$V$9:.$V$17])+1)*([.AC88]-LOOKUP([.AC88];[.$V$9:.$V$17]))" office:value-type="float" office:value="7682404224.27783" calcext:value-type="float">
            <text:p>7,682,404,224</text:p>
          </table:table-cell>
          <table:table-cell table:style-name="ce12" table:formula="of:=INDEX([.$U$9:.$U$17];MATCH(LOOKUP([.AC88];[.$V$9:.$V$17]);[.$V$9:.$V$17])+1)" office:value-type="float" office:value="3360.86676736413" calcext:value-type="float">
            <text:p>3,361</text:p>
          </table:table-cell>
          <table:table-cell table:style-name="ce22" table:formula="of:=((365*24*6)*[.AK88])/[.AJ88]" office:value-type="percentage" office:value="0.022993733749966" calcext:value-type="percentage">
            <text:p>2.30%</text:p>
          </table:table-cell>
          <table:table-cell/>
          <table:table-cell table:style-name="ce7" table:formula="of:=[.AC88]/(365*24*6)" office:value-type="float" office:value="15.0304414003044" calcext:value-type="float">
            <text:p>15.0304414003044</text:p>
          </table:table-cell>
          <table:table-cell table:style-name="ce22" table:formula="of:=[.AF88]" office:value-type="percentage" office:value="0.0163229813664596" calcext:value-type="percentage">
            <text:p>1.63%</text:p>
          </table:table-cell>
          <table:table-cell table:style-name="ce22" table:formula="of:=[.AI88]" office:value-type="percentage" office:value="0.0223184713375796" calcext:value-type="percentage">
            <text:p>2.23%</text:p>
          </table:table-cell>
          <table:table-cell table:style-name="ce22" table:formula="of:=[.AL88]" office:value-type="percentage" office:value="0.022993733749966" calcext:value-type="percentage">
            <text:p>2.3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8]+10000" office:value-type="float" office:value="800000" calcext:value-type="float">
            <text:p>800,000</text:p>
          </table:table-cell>
          <table:table-cell table:style-name="ce12" table:formula="of:=LOOKUP([.AC89];[.$E$9:.$E$16];[.$B$9:.$B$16])+INDEX([.$D$9:.$D$17];MATCH(LOOKUP([.AC89];[.$E$9:.$E$17]);[.$E$9:.$E$17])+1)*([.AC89]-LOOKUP([.AC89];[.$E$9:.$E$17]))" office:value-type="float" office:value="40375000000" calcext:value-type="float">
            <text:p>40,375,000,000</text:p>
          </table:table-cell>
          <table:table-cell table:style-name="ce12" table:formula="of:=INDEX([.$D$9:.$D$17];MATCH(LOOKUP([.AC89];[.$E$9:.$E$17]);[.$E$9:.$E$17])+1)" office:value-type="float" office:value="12500" calcext:value-type="float">
            <text:p>12,500</text:p>
          </table:table-cell>
          <table:table-cell table:style-name="ce22" table:formula="of:=((365*24*6)*[.AE89])/[.AD89]" office:value-type="percentage" office:value="0.0162724458204334" calcext:value-type="percentage">
            <text:p>1.63%</text:p>
          </table:table-cell>
          <table:table-cell table:style-name="ce12" table:formula="of:=LOOKUP([.AC89];[.$M$9:.$M$16];[.$J$9:.$J$16])+INDEX([.$L$9:.$L$17];MATCH(LOOKUP([.AC89];[.$M$9:.$M$17]);[.$M$9:.$M$17])+1)*([.AC89]-LOOKUP([.AC89];[.$M$9:.$M$17]))" office:value-type="float" office:value="14781250000" calcext:value-type="float">
            <text:p>14,781,250,000</text:p>
          </table:table-cell>
          <table:table-cell table:style-name="ce12" table:formula="of:=INDEX([.$L$9:.$L$17];MATCH(LOOKUP([.AC89];[.$M$9:.$M$17]);[.$M$9:.$M$17])+1)" office:value-type="float" office:value="6250" calcext:value-type="float">
            <text:p>6,250</text:p>
          </table:table-cell>
          <table:table-cell table:style-name="ce22" table:formula="of:=((365*24*6)*[.AH89])/[.AG89]" office:value-type="percentage" office:value="0.0222241014799154" calcext:value-type="percentage">
            <text:p>2.22%</text:p>
          </table:table-cell>
          <table:table-cell table:style-name="ce12" table:formula="of:=LOOKUP([.AC89];[.$V$9:.$V$16];[.$S$9:.$S$16])+INDEX([.$U$9:.$U$17];MATCH(LOOKUP([.AC89];[.$V$9:.$V$17]);[.$V$9:.$V$17])+1)*([.AC89]-LOOKUP([.AC89];[.$V$9:.$V$17]))" office:value-type="float" office:value="7716012891.95147" calcext:value-type="float">
            <text:p>7,716,012,892</text:p>
          </table:table-cell>
          <table:table-cell table:style-name="ce12" table:formula="of:=INDEX([.$U$9:.$U$17];MATCH(LOOKUP([.AC89];[.$V$9:.$V$17]);[.$V$9:.$V$17])+1)" office:value-type="float" office:value="3360.86676736413" calcext:value-type="float">
            <text:p>3,361</text:p>
          </table:table-cell>
          <table:table-cell table:style-name="ce22" table:formula="of:=((365*24*6)*[.AK89])/[.AJ89]" office:value-type="percentage" office:value="0.0228935798535172" calcext:value-type="percentage">
            <text:p>2.29%</text:p>
          </table:table-cell>
          <table:table-cell/>
          <table:table-cell table:style-name="ce7" table:formula="of:=[.AC89]/(365*24*6)" office:value-type="float" office:value="15.220700152207" calcext:value-type="float">
            <text:p>15.220700152207</text:p>
          </table:table-cell>
          <table:table-cell table:style-name="ce22" table:formula="of:=[.AF89]" office:value-type="percentage" office:value="0.0162724458204334" calcext:value-type="percentage">
            <text:p>1.63%</text:p>
          </table:table-cell>
          <table:table-cell table:style-name="ce22" table:formula="of:=[.AI89]" office:value-type="percentage" office:value="0.0222241014799154" calcext:value-type="percentage">
            <text:p>2.22%</text:p>
          </table:table-cell>
          <table:table-cell table:style-name="ce22" table:formula="of:=[.AL89]" office:value-type="percentage" office:value="0.0228935798535172" calcext:value-type="percentage">
            <text:p>2.2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9]+10000" office:value-type="float" office:value="810000" calcext:value-type="float">
            <text:p>810,000</text:p>
          </table:table-cell>
          <table:table-cell table:style-name="ce12" table:formula="of:=LOOKUP([.AC90];[.$E$9:.$E$16];[.$B$9:.$B$16])+INDEX([.$D$9:.$D$17];MATCH(LOOKUP([.AC90];[.$E$9:.$E$17]);[.$E$9:.$E$17])+1)*([.AC90]-LOOKUP([.AC90];[.$E$9:.$E$17]))" office:value-type="float" office:value="40500000000" calcext:value-type="float">
            <text:p>40,500,000,000</text:p>
          </table:table-cell>
          <table:table-cell table:style-name="ce12" table:formula="of:=INDEX([.$D$9:.$D$17];MATCH(LOOKUP([.AC90];[.$E$9:.$E$17]);[.$E$9:.$E$17])+1)" office:value-type="float" office:value="12500" calcext:value-type="float">
            <text:p>12,500</text:p>
          </table:table-cell>
          <table:table-cell table:style-name="ce22" table:formula="of:=((365*24*6)*[.AE90])/[.AD90]" office:value-type="percentage" office:value="0.0162222222222222" calcext:value-type="percentage">
            <text:p>1.62%</text:p>
          </table:table-cell>
          <table:table-cell table:style-name="ce12" table:formula="of:=LOOKUP([.AC90];[.$M$9:.$M$16];[.$J$9:.$J$16])+INDEX([.$L$9:.$L$17];MATCH(LOOKUP([.AC90];[.$M$9:.$M$17]);[.$M$9:.$M$17])+1)*([.AC90]-LOOKUP([.AC90];[.$M$9:.$M$17]))" office:value-type="float" office:value="14843750000" calcext:value-type="float">
            <text:p>14,843,750,000</text:p>
          </table:table-cell>
          <table:table-cell table:style-name="ce12" table:formula="of:=INDEX([.$L$9:.$L$17];MATCH(LOOKUP([.AC90];[.$M$9:.$M$17]);[.$M$9:.$M$17])+1)" office:value-type="float" office:value="6250" calcext:value-type="float">
            <text:p>6,250</text:p>
          </table:table-cell>
          <table:table-cell table:style-name="ce22" table:formula="of:=((365*24*6)*[.AH90])/[.AG90]" office:value-type="percentage" office:value="0.0221305263157895" calcext:value-type="percentage">
            <text:p>2.21%</text:p>
          </table:table-cell>
          <table:table-cell table:style-name="ce12" table:formula="of:=LOOKUP([.AC90];[.$V$9:.$V$16];[.$S$9:.$S$16])+INDEX([.$U$9:.$U$17];MATCH(LOOKUP([.AC90];[.$V$9:.$V$17]);[.$V$9:.$V$17])+1)*([.AC90]-LOOKUP([.AC90];[.$V$9:.$V$17]))" office:value-type="float" office:value="7749621559.62511" calcext:value-type="float">
            <text:p>7,749,621,560</text:p>
          </table:table-cell>
          <table:table-cell table:style-name="ce12" table:formula="of:=INDEX([.$U$9:.$U$17];MATCH(LOOKUP([.AC90];[.$V$9:.$V$17]);[.$V$9:.$V$17])+1)" office:value-type="float" office:value="3360.86676736413" calcext:value-type="float">
            <text:p>3,361</text:p>
          </table:table-cell>
          <table:table-cell table:style-name="ce22" table:formula="of:=((365*24*6)*[.AK90])/[.AJ90]" office:value-type="percentage" office:value="0.0227942946547191" calcext:value-type="percentage">
            <text:p>2.28%</text:p>
          </table:table-cell>
          <table:table-cell/>
          <table:table-cell table:style-name="ce7" table:formula="of:=[.AC90]/(365*24*6)" office:value-type="float" office:value="15.4109589041096" calcext:value-type="float">
            <text:p>15.4109589041096</text:p>
          </table:table-cell>
          <table:table-cell table:style-name="ce22" table:formula="of:=[.AF90]" office:value-type="percentage" office:value="0.0162222222222222" calcext:value-type="percentage">
            <text:p>1.62%</text:p>
          </table:table-cell>
          <table:table-cell table:style-name="ce22" table:formula="of:=[.AI90]" office:value-type="percentage" office:value="0.0221305263157895" calcext:value-type="percentage">
            <text:p>2.21%</text:p>
          </table:table-cell>
          <table:table-cell table:style-name="ce22" table:formula="of:=[.AL90]" office:value-type="percentage" office:value="0.0227942946547191" calcext:value-type="percentage">
            <text:p>2.2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0]+10000" office:value-type="float" office:value="820000" calcext:value-type="float">
            <text:p>820,000</text:p>
          </table:table-cell>
          <table:table-cell table:style-name="ce12" table:formula="of:=LOOKUP([.AC91];[.$E$9:.$E$16];[.$B$9:.$B$16])+INDEX([.$D$9:.$D$17];MATCH(LOOKUP([.AC91];[.$E$9:.$E$17]);[.$E$9:.$E$17])+1)*([.AC91]-LOOKUP([.AC91];[.$E$9:.$E$17]))" office:value-type="float" office:value="40625000000" calcext:value-type="float">
            <text:p>40,625,000,000</text:p>
          </table:table-cell>
          <table:table-cell table:style-name="ce12" table:formula="of:=INDEX([.$D$9:.$D$17];MATCH(LOOKUP([.AC91];[.$E$9:.$E$17]);[.$E$9:.$E$17])+1)" office:value-type="float" office:value="12500" calcext:value-type="float">
            <text:p>12,500</text:p>
          </table:table-cell>
          <table:table-cell table:style-name="ce22" table:formula="of:=((365*24*6)*[.AE91])/[.AD91]" office:value-type="percentage" office:value="0.0161723076923077" calcext:value-type="percentage">
            <text:p>1.62%</text:p>
          </table:table-cell>
          <table:table-cell table:style-name="ce12" table:formula="of:=LOOKUP([.AC91];[.$M$9:.$M$16];[.$J$9:.$J$16])+INDEX([.$L$9:.$L$17];MATCH(LOOKUP([.AC91];[.$M$9:.$M$17]);[.$M$9:.$M$17])+1)*([.AC91]-LOOKUP([.AC91];[.$M$9:.$M$17]))" office:value-type="float" office:value="14906250000" calcext:value-type="float">
            <text:p>14,906,250,000</text:p>
          </table:table-cell>
          <table:table-cell table:style-name="ce12" table:formula="of:=INDEX([.$L$9:.$L$17];MATCH(LOOKUP([.AC91];[.$M$9:.$M$17]);[.$M$9:.$M$17])+1)" office:value-type="float" office:value="6250" calcext:value-type="float">
            <text:p>6,250</text:p>
          </table:table-cell>
          <table:table-cell table:style-name="ce22" table:formula="of:=((365*24*6)*[.AH91])/[.AG91]" office:value-type="percentage" office:value="0.0220377358490566" calcext:value-type="percentage">
            <text:p>2.20%</text:p>
          </table:table-cell>
          <table:table-cell table:style-name="ce12" table:formula="of:=LOOKUP([.AC91];[.$V$9:.$V$16];[.$S$9:.$S$16])+INDEX([.$U$9:.$U$17];MATCH(LOOKUP([.AC91];[.$V$9:.$V$17]);[.$V$9:.$V$17])+1)*([.AC91]-LOOKUP([.AC91];[.$V$9:.$V$17]))" office:value-type="float" office:value="7783230227.29875" calcext:value-type="float">
            <text:p>7,783,230,227</text:p>
          </table:table-cell>
          <table:table-cell table:style-name="ce12" table:formula="of:=INDEX([.$U$9:.$U$17];MATCH(LOOKUP([.AC91];[.$V$9:.$V$17]);[.$V$9:.$V$17])+1)" office:value-type="float" office:value="3360.86676736413" calcext:value-type="float">
            <text:p>3,361</text:p>
          </table:table-cell>
          <table:table-cell table:style-name="ce22" table:formula="of:=((365*24*6)*[.AK91])/[.AJ91]" office:value-type="percentage" office:value="0.0226958669002351" calcext:value-type="percentage">
            <text:p>2.27%</text:p>
          </table:table-cell>
          <table:table-cell/>
          <table:table-cell table:style-name="ce7" table:formula="of:=[.AC91]/(365*24*6)" office:value-type="float" office:value="15.6012176560122" calcext:value-type="float">
            <text:p>15.6012176560122</text:p>
          </table:table-cell>
          <table:table-cell table:style-name="ce22" table:formula="of:=[.AF91]" office:value-type="percentage" office:value="0.0161723076923077" calcext:value-type="percentage">
            <text:p>1.62%</text:p>
          </table:table-cell>
          <table:table-cell table:style-name="ce22" table:formula="of:=[.AI91]" office:value-type="percentage" office:value="0.0220377358490566" calcext:value-type="percentage">
            <text:p>2.20%</text:p>
          </table:table-cell>
          <table:table-cell table:style-name="ce22" table:formula="of:=[.AL91]" office:value-type="percentage" office:value="0.0226958669002351" calcext:value-type="percentage">
            <text:p>2.2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1]+10000" office:value-type="float" office:value="830000" calcext:value-type="float">
            <text:p>830,000</text:p>
          </table:table-cell>
          <table:table-cell table:style-name="ce12" table:formula="of:=LOOKUP([.AC92];[.$E$9:.$E$16];[.$B$9:.$B$16])+INDEX([.$D$9:.$D$17];MATCH(LOOKUP([.AC92];[.$E$9:.$E$17]);[.$E$9:.$E$17])+1)*([.AC92]-LOOKUP([.AC92];[.$E$9:.$E$17]))" office:value-type="float" office:value="40750000000" calcext:value-type="float">
            <text:p>40,750,000,000</text:p>
          </table:table-cell>
          <table:table-cell table:style-name="ce12" table:formula="of:=INDEX([.$D$9:.$D$17];MATCH(LOOKUP([.AC92];[.$E$9:.$E$17]);[.$E$9:.$E$17])+1)" office:value-type="float" office:value="12500" calcext:value-type="float">
            <text:p>12,500</text:p>
          </table:table-cell>
          <table:table-cell table:style-name="ce22" table:formula="of:=((365*24*6)*[.AE92])/[.AD92]" office:value-type="percentage" office:value="0.0161226993865031" calcext:value-type="percentage">
            <text:p>1.61%</text:p>
          </table:table-cell>
          <table:table-cell table:style-name="ce12" table:formula="of:=LOOKUP([.AC92];[.$M$9:.$M$16];[.$J$9:.$J$16])+INDEX([.$L$9:.$L$17];MATCH(LOOKUP([.AC92];[.$M$9:.$M$17]);[.$M$9:.$M$17])+1)*([.AC92]-LOOKUP([.AC92];[.$M$9:.$M$17]))" office:value-type="float" office:value="14968750000" calcext:value-type="float">
            <text:p>14,968,750,000</text:p>
          </table:table-cell>
          <table:table-cell table:style-name="ce12" table:formula="of:=INDEX([.$L$9:.$L$17];MATCH(LOOKUP([.AC92];[.$M$9:.$M$17]);[.$M$9:.$M$17])+1)" office:value-type="float" office:value="6250" calcext:value-type="float">
            <text:p>6,250</text:p>
          </table:table-cell>
          <table:table-cell table:style-name="ce22" table:formula="of:=((365*24*6)*[.AH92])/[.AG92]" office:value-type="percentage" office:value="0.0219457202505219" calcext:value-type="percentage">
            <text:p>2.19%</text:p>
          </table:table-cell>
          <table:table-cell table:style-name="ce12" table:formula="of:=LOOKUP([.AC92];[.$V$9:.$V$16];[.$S$9:.$S$16])+INDEX([.$U$9:.$U$17];MATCH(LOOKUP([.AC92];[.$V$9:.$V$17]);[.$V$9:.$V$17])+1)*([.AC92]-LOOKUP([.AC92];[.$V$9:.$V$17]))" office:value-type="float" office:value="7816838894.9724" calcext:value-type="float">
            <text:p>7,816,838,895</text:p>
          </table:table-cell>
          <table:table-cell table:style-name="ce12" table:formula="of:=INDEX([.$U$9:.$U$17];MATCH(LOOKUP([.AC92];[.$V$9:.$V$17]);[.$V$9:.$V$17])+1)" office:value-type="float" office:value="3360.86676736413" calcext:value-type="float">
            <text:p>3,361</text:p>
          </table:table-cell>
          <table:table-cell table:style-name="ce22" table:formula="of:=((365*24*6)*[.AK92])/[.AJ92]" office:value-type="percentage" office:value="0.0225982855302639" calcext:value-type="percentage">
            <text:p>2.26%</text:p>
          </table:table-cell>
          <table:table-cell/>
          <table:table-cell table:style-name="ce7" table:formula="of:=[.AC92]/(365*24*6)" office:value-type="float" office:value="15.7914764079148" calcext:value-type="float">
            <text:p>15.7914764079148</text:p>
          </table:table-cell>
          <table:table-cell table:style-name="ce22" table:formula="of:=[.AF92]" office:value-type="percentage" office:value="0.0161226993865031" calcext:value-type="percentage">
            <text:p>1.61%</text:p>
          </table:table-cell>
          <table:table-cell table:style-name="ce22" table:formula="of:=[.AI92]" office:value-type="percentage" office:value="0.0219457202505219" calcext:value-type="percentage">
            <text:p>2.19%</text:p>
          </table:table-cell>
          <table:table-cell table:style-name="ce22" table:formula="of:=[.AL92]" office:value-type="percentage" office:value="0.0225982855302639" calcext:value-type="percentage">
            <text:p>2.2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2]+10000" office:value-type="float" office:value="840000" calcext:value-type="float">
            <text:p>840,000</text:p>
          </table:table-cell>
          <table:table-cell table:style-name="ce12" table:formula="of:=LOOKUP([.AC93];[.$E$9:.$E$16];[.$B$9:.$B$16])+INDEX([.$D$9:.$D$17];MATCH(LOOKUP([.AC93];[.$E$9:.$E$17]);[.$E$9:.$E$17])+1)*([.AC93]-LOOKUP([.AC93];[.$E$9:.$E$17]))" office:value-type="float" office:value="40875000000" calcext:value-type="float">
            <text:p>40,875,000,000</text:p>
          </table:table-cell>
          <table:table-cell table:style-name="ce12" table:formula="of:=INDEX([.$D$9:.$D$17];MATCH(LOOKUP([.AC93];[.$E$9:.$E$17]);[.$E$9:.$E$17])+1)" office:value-type="float" office:value="6250" calcext:value-type="float">
            <text:p>6,250</text:p>
          </table:table-cell>
          <table:table-cell table:style-name="ce22" table:formula="of:=((365*24*6)*[.AE93])/[.AD93]" office:value-type="percentage" office:value="0.00803669724770642" calcext:value-type="percentage">
            <text:p>0.80%</text:p>
          </table:table-cell>
          <table:table-cell table:style-name="ce12" table:formula="of:=LOOKUP([.AC93];[.$M$9:.$M$16];[.$J$9:.$J$16])+INDEX([.$L$9:.$L$17];MATCH(LOOKUP([.AC93];[.$M$9:.$M$17]);[.$M$9:.$M$17])+1)*([.AC93]-LOOKUP([.AC93];[.$M$9:.$M$17]))" office:value-type="float" office:value="15015625000" calcext:value-type="float">
            <text:p>15,015,625,000</text:p>
          </table:table-cell>
          <table:table-cell table:style-name="ce12" table:formula="of:=INDEX([.$L$9:.$L$17];MATCH(LOOKUP([.AC93];[.$M$9:.$M$17]);[.$M$9:.$M$17])+1)" office:value-type="float" office:value="3125" calcext:value-type="float">
            <text:p>3,125</text:p>
          </table:table-cell>
          <table:table-cell table:style-name="ce22" table:formula="of:=((365*24*6)*[.AH93])/[.AG93]" office:value-type="percentage" office:value="0.0109386056191467" calcext:value-type="percentage">
            <text:p>1.09%</text:p>
          </table:table-cell>
          <table:table-cell table:style-name="ce12" table:formula="of:=LOOKUP([.AC93];[.$V$9:.$V$16];[.$S$9:.$S$16])+INDEX([.$U$9:.$U$17];MATCH(LOOKUP([.AC93];[.$V$9:.$V$17]);[.$V$9:.$V$17])+1)*([.AC93]-LOOKUP([.AC93];[.$V$9:.$V$17]))" office:value-type="float" office:value="7850447562.64604" calcext:value-type="float">
            <text:p>7,850,447,563</text:p>
          </table:table-cell>
          <table:table-cell table:style-name="ce12" table:formula="of:=INDEX([.$U$9:.$U$17];MATCH(LOOKUP([.AC93];[.$V$9:.$V$17]);[.$V$9:.$V$17])+1)" office:value-type="float" office:value="3360.86676736413" calcext:value-type="float">
            <text:p>3,361</text:p>
          </table:table-cell>
          <table:table-cell table:style-name="ce22" table:formula="of:=((365*24*6)*[.AK93])/[.AJ93]" office:value-type="percentage" office:value="0.0225015396743977" calcext:value-type="percentage">
            <text:p>2.25%</text:p>
          </table:table-cell>
          <table:table-cell/>
          <table:table-cell table:style-name="ce7" table:formula="of:=[.AC93]/(365*24*6)" office:value-type="float" office:value="15.9817351598174" calcext:value-type="float">
            <text:p>15.9817351598174</text:p>
          </table:table-cell>
          <table:table-cell table:style-name="ce22" table:formula="of:=[.AF93]" office:value-type="percentage" office:value="0.00803669724770642" calcext:value-type="percentage">
            <text:p>0.80%</text:p>
          </table:table-cell>
          <table:table-cell table:style-name="ce22" table:formula="of:=[.AI93]" office:value-type="percentage" office:value="0.0109386056191467" calcext:value-type="percentage">
            <text:p>1.09%</text:p>
          </table:table-cell>
          <table:table-cell table:style-name="ce22" table:formula="of:=[.AL93]" office:value-type="percentage" office:value="0.0225015396743977" calcext:value-type="percentage">
            <text:p>2.2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3]+10000" office:value-type="float" office:value="850000" calcext:value-type="float">
            <text:p>850,000</text:p>
          </table:table-cell>
          <table:table-cell table:style-name="ce12" table:formula="of:=LOOKUP([.AC94];[.$E$9:.$E$16];[.$B$9:.$B$16])+INDEX([.$D$9:.$D$17];MATCH(LOOKUP([.AC94];[.$E$9:.$E$17]);[.$E$9:.$E$17])+1)*([.AC94]-LOOKUP([.AC94];[.$E$9:.$E$17]))" office:value-type="float" office:value="40937500000" calcext:value-type="float">
            <text:p>40,937,500,000</text:p>
          </table:table-cell>
          <table:table-cell table:style-name="ce12" table:formula="of:=INDEX([.$D$9:.$D$17];MATCH(LOOKUP([.AC94];[.$E$9:.$E$17]);[.$E$9:.$E$17])+1)" office:value-type="float" office:value="6250" calcext:value-type="float">
            <text:p>6,250</text:p>
          </table:table-cell>
          <table:table-cell table:style-name="ce22" table:formula="of:=((365*24*6)*[.AE94])/[.AD94]" office:value-type="percentage" office:value="0.00802442748091603" calcext:value-type="percentage">
            <text:p>0.80%</text:p>
          </table:table-cell>
          <table:table-cell table:style-name="ce12" table:formula="of:=LOOKUP([.AC94];[.$M$9:.$M$16];[.$J$9:.$J$16])+INDEX([.$L$9:.$L$17];MATCH(LOOKUP([.AC94];[.$M$9:.$M$17]);[.$M$9:.$M$17])+1)*([.AC94]-LOOKUP([.AC94];[.$M$9:.$M$17]))" office:value-type="float" office:value="15046875000" calcext:value-type="float">
            <text:p>15,046,875,000</text:p>
          </table:table-cell>
          <table:table-cell table:style-name="ce12" table:formula="of:=INDEX([.$L$9:.$L$17];MATCH(LOOKUP([.AC94];[.$M$9:.$M$17]);[.$M$9:.$M$17])+1)" office:value-type="float" office:value="3125" calcext:value-type="float">
            <text:p>3,125</text:p>
          </table:table-cell>
          <table:table-cell table:style-name="ce22" table:formula="of:=((365*24*6)*[.AH94])/[.AG94]" office:value-type="percentage" office:value="0.0109158878504673" calcext:value-type="percentage">
            <text:p>1.09%</text:p>
          </table:table-cell>
          <table:table-cell table:style-name="ce12" table:formula="of:=LOOKUP([.AC94];[.$V$9:.$V$16];[.$S$9:.$S$16])+INDEX([.$U$9:.$U$17];MATCH(LOOKUP([.AC94];[.$V$9:.$V$17]);[.$V$9:.$V$17])+1)*([.AC94]-LOOKUP([.AC94];[.$V$9:.$V$17]))" office:value-type="float" office:value="7884056230.31968" calcext:value-type="float">
            <text:p>7,884,056,230</text:p>
          </table:table-cell>
          <table:table-cell table:style-name="ce12" table:formula="of:=INDEX([.$U$9:.$U$17];MATCH(LOOKUP([.AC94];[.$V$9:.$V$17]);[.$V$9:.$V$17])+1)" office:value-type="float" office:value="3360.86676736413" calcext:value-type="float">
            <text:p>3,361</text:p>
          </table:table-cell>
          <table:table-cell table:style-name="ce22" table:formula="of:=((365*24*6)*[.AK94])/[.AJ94]" office:value-type="percentage" office:value="0.0224056186475849" calcext:value-type="percentage">
            <text:p>2.24%</text:p>
          </table:table-cell>
          <table:table-cell/>
          <table:table-cell table:style-name="ce7" table:formula="of:=[.AC94]/(365*24*6)" office:value-type="float" office:value="16.1719939117199" calcext:value-type="float">
            <text:p>16.1719939117199</text:p>
          </table:table-cell>
          <table:table-cell table:style-name="ce22" table:formula="of:=[.AF94]" office:value-type="percentage" office:value="0.00802442748091603" calcext:value-type="percentage">
            <text:p>0.80%</text:p>
          </table:table-cell>
          <table:table-cell table:style-name="ce22" table:formula="of:=[.AI94]" office:value-type="percentage" office:value="0.0109158878504673" calcext:value-type="percentage">
            <text:p>1.09%</text:p>
          </table:table-cell>
          <table:table-cell table:style-name="ce22" table:formula="of:=[.AL94]" office:value-type="percentage" office:value="0.0224056186475849" calcext:value-type="percentage">
            <text:p>2.2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4]+10000" office:value-type="float" office:value="860000" calcext:value-type="float">
            <text:p>860,000</text:p>
          </table:table-cell>
          <table:table-cell table:style-name="ce12" table:formula="of:=LOOKUP([.AC95];[.$E$9:.$E$16];[.$B$9:.$B$16])+INDEX([.$D$9:.$D$17];MATCH(LOOKUP([.AC95];[.$E$9:.$E$17]);[.$E$9:.$E$17])+1)*([.AC95]-LOOKUP([.AC95];[.$E$9:.$E$17]))" office:value-type="float" office:value="41000000000" calcext:value-type="float">
            <text:p>41,000,000,000</text:p>
          </table:table-cell>
          <table:table-cell table:style-name="ce12" table:formula="of:=INDEX([.$D$9:.$D$17];MATCH(LOOKUP([.AC95];[.$E$9:.$E$17]);[.$E$9:.$E$17])+1)" office:value-type="float" office:value="6250" calcext:value-type="float">
            <text:p>6,250</text:p>
          </table:table-cell>
          <table:table-cell table:style-name="ce22" table:formula="of:=((365*24*6)*[.AE95])/[.AD95]" office:value-type="percentage" office:value="0.00801219512195122" calcext:value-type="percentage">
            <text:p>0.80%</text:p>
          </table:table-cell>
          <table:table-cell table:style-name="ce12" table:formula="of:=LOOKUP([.AC95];[.$M$9:.$M$16];[.$J$9:.$J$16])+INDEX([.$L$9:.$L$17];MATCH(LOOKUP([.AC95];[.$M$9:.$M$17]);[.$M$9:.$M$17])+1)*([.AC95]-LOOKUP([.AC95];[.$M$9:.$M$17]))" office:value-type="float" office:value="15078125000" calcext:value-type="float">
            <text:p>15,078,125,000</text:p>
          </table:table-cell>
          <table:table-cell table:style-name="ce12" table:formula="of:=INDEX([.$L$9:.$L$17];MATCH(LOOKUP([.AC95];[.$M$9:.$M$17]);[.$M$9:.$M$17])+1)" office:value-type="float" office:value="3125" calcext:value-type="float">
            <text:p>3,125</text:p>
          </table:table-cell>
          <table:table-cell table:style-name="ce22" table:formula="of:=((365*24*6)*[.AH95])/[.AG95]" office:value-type="percentage" office:value="0.0108932642487047" calcext:value-type="percentage">
            <text:p>1.09%</text:p>
          </table:table-cell>
          <table:table-cell table:style-name="ce12" table:formula="of:=LOOKUP([.AC95];[.$V$9:.$V$16];[.$S$9:.$S$16])+INDEX([.$U$9:.$U$17];MATCH(LOOKUP([.AC95];[.$V$9:.$V$17]);[.$V$9:.$V$17])+1)*([.AC95]-LOOKUP([.AC95];[.$V$9:.$V$17]))" office:value-type="float" office:value="7917664897.99332" calcext:value-type="float">
            <text:p>7,917,664,898</text:p>
          </table:table-cell>
          <table:table-cell table:style-name="ce12" table:formula="of:=INDEX([.$U$9:.$U$17];MATCH(LOOKUP([.AC95];[.$V$9:.$V$17]);[.$V$9:.$V$17])+1)" office:value-type="float" office:value="3360.86676736413" calcext:value-type="float">
            <text:p>3,361</text:p>
          </table:table-cell>
          <table:table-cell table:style-name="ce22" table:formula="of:=((365*24*6)*[.AK95])/[.AJ95]" office:value-type="percentage" office:value="0.0223105119461963" calcext:value-type="percentage">
            <text:p>2.23%</text:p>
          </table:table-cell>
          <table:table-cell/>
          <table:table-cell table:style-name="ce7" table:formula="of:=[.AC95]/(365*24*6)" office:value-type="float" office:value="16.3622526636225" calcext:value-type="float">
            <text:p>16.3622526636225</text:p>
          </table:table-cell>
          <table:table-cell table:style-name="ce22" table:formula="of:=[.AF95]" office:value-type="percentage" office:value="0.00801219512195122" calcext:value-type="percentage">
            <text:p>0.80%</text:p>
          </table:table-cell>
          <table:table-cell table:style-name="ce22" table:formula="of:=[.AI95]" office:value-type="percentage" office:value="0.0108932642487047" calcext:value-type="percentage">
            <text:p>1.09%</text:p>
          </table:table-cell>
          <table:table-cell table:style-name="ce22" table:formula="of:=[.AL95]" office:value-type="percentage" office:value="0.0223105119461963" calcext:value-type="percentage">
            <text:p>2.2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5]+10000" office:value-type="float" office:value="870000" calcext:value-type="float">
            <text:p>870,000</text:p>
          </table:table-cell>
          <table:table-cell table:style-name="ce12" table:formula="of:=LOOKUP([.AC96];[.$E$9:.$E$16];[.$B$9:.$B$16])+INDEX([.$D$9:.$D$17];MATCH(LOOKUP([.AC96];[.$E$9:.$E$17]);[.$E$9:.$E$17])+1)*([.AC96]-LOOKUP([.AC96];[.$E$9:.$E$17]))" office:value-type="float" office:value="41062500000" calcext:value-type="float">
            <text:p>41,062,500,000</text:p>
          </table:table-cell>
          <table:table-cell table:style-name="ce12" table:formula="of:=INDEX([.$D$9:.$D$17];MATCH(LOOKUP([.AC96];[.$E$9:.$E$17]);[.$E$9:.$E$17])+1)" office:value-type="float" office:value="6250" calcext:value-type="float">
            <text:p>6,250</text:p>
          </table:table-cell>
          <table:table-cell table:style-name="ce22" table:formula="of:=((365*24*6)*[.AE96])/[.AD96]" office:value-type="percentage" office:value="0.008" calcext:value-type="percentage">
            <text:p>0.80%</text:p>
          </table:table-cell>
          <table:table-cell table:style-name="ce12" table:formula="of:=LOOKUP([.AC96];[.$M$9:.$M$16];[.$J$9:.$J$16])+INDEX([.$L$9:.$L$17];MATCH(LOOKUP([.AC96];[.$M$9:.$M$17]);[.$M$9:.$M$17])+1)*([.AC96]-LOOKUP([.AC96];[.$M$9:.$M$17]))" office:value-type="float" office:value="15109375000" calcext:value-type="float">
            <text:p>15,109,375,000</text:p>
          </table:table-cell>
          <table:table-cell table:style-name="ce12" table:formula="of:=INDEX([.$L$9:.$L$17];MATCH(LOOKUP([.AC96];[.$M$9:.$M$17]);[.$M$9:.$M$17])+1)" office:value-type="float" office:value="3125" calcext:value-type="float">
            <text:p>3,125</text:p>
          </table:table-cell>
          <table:table-cell table:style-name="ce22" table:formula="of:=((365*24*6)*[.AH96])/[.AG96]" office:value-type="percentage" office:value="0.010870734229576" calcext:value-type="percentage">
            <text:p>1.09%</text:p>
          </table:table-cell>
          <table:table-cell table:style-name="ce12" table:formula="of:=LOOKUP([.AC96];[.$V$9:.$V$16];[.$S$9:.$S$16])+INDEX([.$U$9:.$U$17];MATCH(LOOKUP([.AC96];[.$V$9:.$V$17]);[.$V$9:.$V$17])+1)*([.AC96]-LOOKUP([.AC96];[.$V$9:.$V$17]))" office:value-type="float" office:value="7951273565.66696" calcext:value-type="float">
            <text:p>7,951,273,566</text:p>
          </table:table-cell>
          <table:table-cell table:style-name="ce12" table:formula="of:=INDEX([.$U$9:.$U$17];MATCH(LOOKUP([.AC96];[.$V$9:.$V$17]);[.$V$9:.$V$17])+1)" office:value-type="float" office:value="3360.86676736413" calcext:value-type="float">
            <text:p>3,361</text:p>
          </table:table-cell>
          <table:table-cell table:style-name="ce22" table:formula="of:=((365*24*6)*[.AK96])/[.AJ96]" office:value-type="percentage" office:value="0.0222162092441906" calcext:value-type="percentage">
            <text:p>2.22%</text:p>
          </table:table-cell>
          <table:table-cell/>
          <table:table-cell table:style-name="ce7" table:formula="of:=[.AC96]/(365*24*6)" office:value-type="float" office:value="16.5525114155251" calcext:value-type="float">
            <text:p>16.5525114155251</text:p>
          </table:table-cell>
          <table:table-cell table:style-name="ce22" table:formula="of:=[.AF96]" office:value-type="percentage" office:value="0.008" calcext:value-type="percentage">
            <text:p>0.80%</text:p>
          </table:table-cell>
          <table:table-cell table:style-name="ce22" table:formula="of:=[.AI96]" office:value-type="percentage" office:value="0.010870734229576" calcext:value-type="percentage">
            <text:p>1.09%</text:p>
          </table:table-cell>
          <table:table-cell table:style-name="ce22" table:formula="of:=[.AL96]" office:value-type="percentage" office:value="0.0222162092441906" calcext:value-type="percentage">
            <text:p>2.2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6]+10000" office:value-type="float" office:value="880000" calcext:value-type="float">
            <text:p>880,000</text:p>
          </table:table-cell>
          <table:table-cell table:style-name="ce12" table:formula="of:=LOOKUP([.AC97];[.$E$9:.$E$16];[.$B$9:.$B$16])+INDEX([.$D$9:.$D$17];MATCH(LOOKUP([.AC97];[.$E$9:.$E$17]);[.$E$9:.$E$17])+1)*([.AC97]-LOOKUP([.AC97];[.$E$9:.$E$17]))" office:value-type="float" office:value="41125000000" calcext:value-type="float">
            <text:p>41,125,000,000</text:p>
          </table:table-cell>
          <table:table-cell table:style-name="ce12" table:formula="of:=INDEX([.$D$9:.$D$17];MATCH(LOOKUP([.AC97];[.$E$9:.$E$17]);[.$E$9:.$E$17])+1)" office:value-type="float" office:value="6250" calcext:value-type="float">
            <text:p>6,250</text:p>
          </table:table-cell>
          <table:table-cell table:style-name="ce22" table:formula="of:=((365*24*6)*[.AE97])/[.AD97]" office:value-type="percentage" office:value="0.00798784194528875" calcext:value-type="percentage">
            <text:p>0.80%</text:p>
          </table:table-cell>
          <table:table-cell table:style-name="ce12" table:formula="of:=LOOKUP([.AC97];[.$M$9:.$M$16];[.$J$9:.$J$16])+INDEX([.$L$9:.$L$17];MATCH(LOOKUP([.AC97];[.$M$9:.$M$17]);[.$M$9:.$M$17])+1)*([.AC97]-LOOKUP([.AC97];[.$M$9:.$M$17]))" office:value-type="float" office:value="15140625000" calcext:value-type="float">
            <text:p>15,140,625,000</text:p>
          </table:table-cell>
          <table:table-cell table:style-name="ce12" table:formula="of:=INDEX([.$L$9:.$L$17];MATCH(LOOKUP([.AC97];[.$M$9:.$M$17]);[.$M$9:.$M$17])+1)" office:value-type="float" office:value="3125" calcext:value-type="float">
            <text:p>3,125</text:p>
          </table:table-cell>
          <table:table-cell table:style-name="ce22" table:formula="of:=((365*24*6)*[.AH97])/[.AG97]" office:value-type="percentage" office:value="0.0108482972136223" calcext:value-type="percentage">
            <text:p>1.08%</text:p>
          </table:table-cell>
          <table:table-cell table:style-name="ce12" table:formula="of:=LOOKUP([.AC97];[.$V$9:.$V$16];[.$S$9:.$S$16])+INDEX([.$U$9:.$U$17];MATCH(LOOKUP([.AC97];[.$V$9:.$V$17]);[.$V$9:.$V$17])+1)*([.AC97]-LOOKUP([.AC97];[.$V$9:.$V$17]))" office:value-type="float" office:value="7984882233.3406" calcext:value-type="float">
            <text:p>7,984,882,233</text:p>
          </table:table-cell>
          <table:table-cell table:style-name="ce12" table:formula="of:=INDEX([.$U$9:.$U$17];MATCH(LOOKUP([.AC97];[.$V$9:.$V$17]);[.$V$9:.$V$17])+1)" office:value-type="float" office:value="3360.86676736413" calcext:value-type="float">
            <text:p>3,361</text:p>
          </table:table-cell>
          <table:table-cell table:style-name="ce22" table:formula="of:=((365*24*6)*[.AK97])/[.AJ97]" office:value-type="percentage" office:value="0.0221227003893777" calcext:value-type="percentage">
            <text:p>2.21%</text:p>
          </table:table-cell>
          <table:table-cell/>
          <table:table-cell table:style-name="ce7" table:formula="of:=[.AC97]/(365*24*6)" office:value-type="float" office:value="16.7427701674277" calcext:value-type="float">
            <text:p>16.7427701674277</text:p>
          </table:table-cell>
          <table:table-cell table:style-name="ce22" table:formula="of:=[.AF97]" office:value-type="percentage" office:value="0.00798784194528875" calcext:value-type="percentage">
            <text:p>0.80%</text:p>
          </table:table-cell>
          <table:table-cell table:style-name="ce22" table:formula="of:=[.AI97]" office:value-type="percentage" office:value="0.0108482972136223" calcext:value-type="percentage">
            <text:p>1.08%</text:p>
          </table:table-cell>
          <table:table-cell table:style-name="ce22" table:formula="of:=[.AL97]" office:value-type="percentage" office:value="0.0221227003893777" calcext:value-type="percentage">
            <text:p>2.2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7]+10000" office:value-type="float" office:value="890000" calcext:value-type="float">
            <text:p>890,000</text:p>
          </table:table-cell>
          <table:table-cell table:style-name="ce12" table:formula="of:=LOOKUP([.AC98];[.$E$9:.$E$16];[.$B$9:.$B$16])+INDEX([.$D$9:.$D$17];MATCH(LOOKUP([.AC98];[.$E$9:.$E$17]);[.$E$9:.$E$17])+1)*([.AC98]-LOOKUP([.AC98];[.$E$9:.$E$17]))" office:value-type="float" office:value="41187500000" calcext:value-type="float">
            <text:p>41,187,500,000</text:p>
          </table:table-cell>
          <table:table-cell table:style-name="ce12" table:formula="of:=INDEX([.$D$9:.$D$17];MATCH(LOOKUP([.AC98];[.$E$9:.$E$17]);[.$E$9:.$E$17])+1)" office:value-type="float" office:value="6250" calcext:value-type="float">
            <text:p>6,250</text:p>
          </table:table-cell>
          <table:table-cell table:style-name="ce22" table:formula="of:=((365*24*6)*[.AE98])/[.AD98]" office:value-type="percentage" office:value="0.00797572078907436" calcext:value-type="percentage">
            <text:p>0.80%</text:p>
          </table:table-cell>
          <table:table-cell table:style-name="ce12" table:formula="of:=LOOKUP([.AC98];[.$M$9:.$M$16];[.$J$9:.$J$16])+INDEX([.$L$9:.$L$17];MATCH(LOOKUP([.AC98];[.$M$9:.$M$17]);[.$M$9:.$M$17])+1)*([.AC98]-LOOKUP([.AC98];[.$M$9:.$M$17]))" office:value-type="float" office:value="15171875000" calcext:value-type="float">
            <text:p>15,171,875,000</text:p>
          </table:table-cell>
          <table:table-cell table:style-name="ce12" table:formula="of:=INDEX([.$L$9:.$L$17];MATCH(LOOKUP([.AC98];[.$M$9:.$M$17]);[.$M$9:.$M$17])+1)" office:value-type="float" office:value="3125" calcext:value-type="float">
            <text:p>3,125</text:p>
          </table:table-cell>
          <table:table-cell table:style-name="ce22" table:formula="of:=((365*24*6)*[.AH98])/[.AG98]" office:value-type="percentage" office:value="0.0108259526261586" calcext:value-type="percentage">
            <text:p>1.08%</text:p>
          </table:table-cell>
          <table:table-cell table:style-name="ce12" table:formula="of:=LOOKUP([.AC98];[.$V$9:.$V$16];[.$S$9:.$S$16])+INDEX([.$U$9:.$U$17];MATCH(LOOKUP([.AC98];[.$V$9:.$V$17]);[.$V$9:.$V$17])+1)*([.AC98]-LOOKUP([.AC98];[.$V$9:.$V$17]))" office:value-type="float" office:value="8018490901.01424" calcext:value-type="float">
            <text:p>8,018,490,901</text:p>
          </table:table-cell>
          <table:table-cell table:style-name="ce12" table:formula="of:=INDEX([.$U$9:.$U$17];MATCH(LOOKUP([.AC98];[.$V$9:.$V$17]);[.$V$9:.$V$17])+1)" office:value-type="float" office:value="3360.86676736413" calcext:value-type="float">
            <text:p>3,361</text:p>
          </table:table-cell>
          <table:table-cell table:style-name="ce22" table:formula="of:=((365*24*6)*[.AK98])/[.AJ98]" office:value-type="percentage" office:value="0.0220299753997744" calcext:value-type="percentage">
            <text:p>2.20%</text:p>
          </table:table-cell>
          <table:table-cell/>
          <table:table-cell table:style-name="ce7" table:formula="of:=[.AC98]/(365*24*6)" office:value-type="float" office:value="16.9330289193303" calcext:value-type="float">
            <text:p>16.9330289193303</text:p>
          </table:table-cell>
          <table:table-cell table:style-name="ce22" table:formula="of:=[.AF98]" office:value-type="percentage" office:value="0.00797572078907436" calcext:value-type="percentage">
            <text:p>0.80%</text:p>
          </table:table-cell>
          <table:table-cell table:style-name="ce22" table:formula="of:=[.AI98]" office:value-type="percentage" office:value="0.0108259526261586" calcext:value-type="percentage">
            <text:p>1.08%</text:p>
          </table:table-cell>
          <table:table-cell table:style-name="ce22" table:formula="of:=[.AL98]" office:value-type="percentage" office:value="0.0220299753997744" calcext:value-type="percentage">
            <text:p>2.2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8]+10000" office:value-type="float" office:value="900000" calcext:value-type="float">
            <text:p>900,000</text:p>
          </table:table-cell>
          <table:table-cell table:style-name="ce12" table:formula="of:=LOOKUP([.AC99];[.$E$9:.$E$16];[.$B$9:.$B$16])+INDEX([.$D$9:.$D$17];MATCH(LOOKUP([.AC99];[.$E$9:.$E$17]);[.$E$9:.$E$17])+1)*([.AC99]-LOOKUP([.AC99];[.$E$9:.$E$17]))" office:value-type="float" office:value="41250000000" calcext:value-type="float">
            <text:p>41,250,000,000</text:p>
          </table:table-cell>
          <table:table-cell table:style-name="ce12" table:formula="of:=INDEX([.$D$9:.$D$17];MATCH(LOOKUP([.AC99];[.$E$9:.$E$17]);[.$E$9:.$E$17])+1)" office:value-type="float" office:value="6250" calcext:value-type="float">
            <text:p>6,250</text:p>
          </table:table-cell>
          <table:table-cell table:style-name="ce22" table:formula="of:=((365*24*6)*[.AE99])/[.AD99]" office:value-type="percentage" office:value="0.00796363636363636" calcext:value-type="percentage">
            <text:p>0.80%</text:p>
          </table:table-cell>
          <table:table-cell table:style-name="ce12" table:formula="of:=LOOKUP([.AC99];[.$M$9:.$M$16];[.$J$9:.$J$16])+INDEX([.$L$9:.$L$17];MATCH(LOOKUP([.AC99];[.$M$9:.$M$17]);[.$M$9:.$M$17])+1)*([.AC99]-LOOKUP([.AC99];[.$M$9:.$M$17]))" office:value-type="float" office:value="15203125000" calcext:value-type="float">
            <text:p>15,203,125,000</text:p>
          </table:table-cell>
          <table:table-cell table:style-name="ce12" table:formula="of:=INDEX([.$L$9:.$L$17];MATCH(LOOKUP([.AC99];[.$M$9:.$M$17]);[.$M$9:.$M$17])+1)" office:value-type="float" office:value="3125" calcext:value-type="float">
            <text:p>3,125</text:p>
          </table:table-cell>
          <table:table-cell table:style-name="ce22" table:formula="of:=((365*24*6)*[.AH99])/[.AG99]" office:value-type="percentage" office:value="0.0108036998972251" calcext:value-type="percentage">
            <text:p>1.08%</text:p>
          </table:table-cell>
          <table:table-cell table:style-name="ce12" table:formula="of:=LOOKUP([.AC99];[.$V$9:.$V$16];[.$S$9:.$S$16])+INDEX([.$U$9:.$U$17];MATCH(LOOKUP([.AC99];[.$V$9:.$V$17]);[.$V$9:.$V$17])+1)*([.AC99]-LOOKUP([.AC99];[.$V$9:.$V$17]))" office:value-type="float" office:value="8052099568.68788" calcext:value-type="float">
            <text:p>8,052,099,569</text:p>
          </table:table-cell>
          <table:table-cell table:style-name="ce12" table:formula="of:=INDEX([.$U$9:.$U$17];MATCH(LOOKUP([.AC99];[.$V$9:.$V$17]);[.$V$9:.$V$17])+1)" office:value-type="float" office:value="3360.86676736413" calcext:value-type="float">
            <text:p>3,361</text:p>
          </table:table-cell>
          <table:table-cell table:style-name="ce22" table:formula="of:=((365*24*6)*[.AK99])/[.AJ99]" office:value-type="percentage" office:value="0.0219380244600532" calcext:value-type="percentage">
            <text:p>2.19%</text:p>
          </table:table-cell>
          <table:table-cell/>
          <table:table-cell table:style-name="ce7" table:formula="of:=[.AC99]/(365*24*6)" office:value-type="float" office:value="17.1232876712329" calcext:value-type="float">
            <text:p>17.1232876712329</text:p>
          </table:table-cell>
          <table:table-cell table:style-name="ce22" table:formula="of:=[.AF99]" office:value-type="percentage" office:value="0.00796363636363636" calcext:value-type="percentage">
            <text:p>0.80%</text:p>
          </table:table-cell>
          <table:table-cell table:style-name="ce22" table:formula="of:=[.AI99]" office:value-type="percentage" office:value="0.0108036998972251" calcext:value-type="percentage">
            <text:p>1.08%</text:p>
          </table:table-cell>
          <table:table-cell table:style-name="ce22" table:formula="of:=[.AL99]" office:value-type="percentage" office:value="0.0219380244600532" calcext:value-type="percentage">
            <text:p>2.1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9]+10000" office:value-type="float" office:value="910000" calcext:value-type="float">
            <text:p>910,000</text:p>
          </table:table-cell>
          <table:table-cell table:style-name="ce12" table:formula="of:=LOOKUP([.AC100];[.$E$9:.$E$16];[.$B$9:.$B$16])+INDEX([.$D$9:.$D$17];MATCH(LOOKUP([.AC100];[.$E$9:.$E$17]);[.$E$9:.$E$17])+1)*([.AC100]-LOOKUP([.AC100];[.$E$9:.$E$17]))" office:value-type="float" office:value="41312500000" calcext:value-type="float">
            <text:p>41,312,500,000</text:p>
          </table:table-cell>
          <table:table-cell table:style-name="ce12" table:formula="of:=INDEX([.$D$9:.$D$17];MATCH(LOOKUP([.AC100];[.$E$9:.$E$17]);[.$E$9:.$E$17])+1)" office:value-type="float" office:value="6250" calcext:value-type="float">
            <text:p>6,250</text:p>
          </table:table-cell>
          <table:table-cell table:style-name="ce22" table:formula="of:=((365*24*6)*[.AE100])/[.AD100]" office:value-type="percentage" office:value="0.00795158850226929" calcext:value-type="percentage">
            <text:p>0.80%</text:p>
          </table:table-cell>
          <table:table-cell table:style-name="ce12" table:formula="of:=LOOKUP([.AC100];[.$M$9:.$M$16];[.$J$9:.$J$16])+INDEX([.$L$9:.$L$17];MATCH(LOOKUP([.AC100];[.$M$9:.$M$17]);[.$M$9:.$M$17])+1)*([.AC100]-LOOKUP([.AC100];[.$M$9:.$M$17]))" office:value-type="float" office:value="15234375000" calcext:value-type="float">
            <text:p>15,234,375,000</text:p>
          </table:table-cell>
          <table:table-cell table:style-name="ce12" table:formula="of:=INDEX([.$L$9:.$L$17];MATCH(LOOKUP([.AC100];[.$M$9:.$M$17]);[.$M$9:.$M$17])+1)" office:value-type="float" office:value="3125" calcext:value-type="float">
            <text:p>3,125</text:p>
          </table:table-cell>
          <table:table-cell table:style-name="ce22" table:formula="of:=((365*24*6)*[.AH100])/[.AG100]" office:value-type="percentage" office:value="0.0107815384615385" calcext:value-type="percentage">
            <text:p>1.08%</text:p>
          </table:table-cell>
          <table:table-cell table:style-name="ce12" table:formula="of:=LOOKUP([.AC100];[.$V$9:.$V$16];[.$S$9:.$S$16])+INDEX([.$U$9:.$U$17];MATCH(LOOKUP([.AC100];[.$V$9:.$V$17]);[.$V$9:.$V$17])+1)*([.AC100]-LOOKUP([.AC100];[.$V$9:.$V$17]))" office:value-type="float" office:value="8085708236.36153" calcext:value-type="float">
            <text:p>8,085,708,236</text:p>
          </table:table-cell>
          <table:table-cell table:style-name="ce12" table:formula="of:=INDEX([.$U$9:.$U$17];MATCH(LOOKUP([.AC100];[.$V$9:.$V$17]);[.$V$9:.$V$17])+1)" office:value-type="float" office:value="3360.86676736413" calcext:value-type="float">
            <text:p>3,361</text:p>
          </table:table-cell>
          <table:table-cell table:style-name="ce22" table:formula="of:=((365*24*6)*[.AK100])/[.AJ100]" office:value-type="percentage" office:value="0.021846837918078" calcext:value-type="percentage">
            <text:p>2.18%</text:p>
          </table:table-cell>
          <table:table-cell/>
          <table:table-cell table:style-name="ce7" table:formula="of:=[.AC100]/(365*24*6)" office:value-type="float" office:value="17.3135464231355" calcext:value-type="float">
            <text:p>17.3135464231355</text:p>
          </table:table-cell>
          <table:table-cell table:style-name="ce22" table:formula="of:=[.AF100]" office:value-type="percentage" office:value="0.00795158850226929" calcext:value-type="percentage">
            <text:p>0.80%</text:p>
          </table:table-cell>
          <table:table-cell table:style-name="ce22" table:formula="of:=[.AI100]" office:value-type="percentage" office:value="0.0107815384615385" calcext:value-type="percentage">
            <text:p>1.08%</text:p>
          </table:table-cell>
          <table:table-cell table:style-name="ce22" table:formula="of:=[.AL100]" office:value-type="percentage" office:value="0.021846837918078" calcext:value-type="percentage">
            <text:p>2.1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0]+10000" office:value-type="float" office:value="920000" calcext:value-type="float">
            <text:p>920,000</text:p>
          </table:table-cell>
          <table:table-cell table:style-name="ce12" table:formula="of:=LOOKUP([.AC101];[.$E$9:.$E$16];[.$B$9:.$B$16])+INDEX([.$D$9:.$D$17];MATCH(LOOKUP([.AC101];[.$E$9:.$E$17]);[.$E$9:.$E$17])+1)*([.AC101]-LOOKUP([.AC101];[.$E$9:.$E$17]))" office:value-type="float" office:value="41375000000" calcext:value-type="float">
            <text:p>41,375,000,000</text:p>
          </table:table-cell>
          <table:table-cell table:style-name="ce12" table:formula="of:=INDEX([.$D$9:.$D$17];MATCH(LOOKUP([.AC101];[.$E$9:.$E$17]);[.$E$9:.$E$17])+1)" office:value-type="float" office:value="6250" calcext:value-type="float">
            <text:p>6,250</text:p>
          </table:table-cell>
          <table:table-cell table:style-name="ce22" table:formula="of:=((365*24*6)*[.AE101])/[.AD101]" office:value-type="percentage" office:value="0.00793957703927492" calcext:value-type="percentage">
            <text:p>0.79%</text:p>
          </table:table-cell>
          <table:table-cell table:style-name="ce12" table:formula="of:=LOOKUP([.AC101];[.$M$9:.$M$16];[.$J$9:.$J$16])+INDEX([.$L$9:.$L$17];MATCH(LOOKUP([.AC101];[.$M$9:.$M$17]);[.$M$9:.$M$17])+1)*([.AC101]-LOOKUP([.AC101];[.$M$9:.$M$17]))" office:value-type="float" office:value="15265625000" calcext:value-type="float">
            <text:p>15,265,625,000</text:p>
          </table:table-cell>
          <table:table-cell table:style-name="ce12" table:formula="of:=INDEX([.$L$9:.$L$17];MATCH(LOOKUP([.AC101];[.$M$9:.$M$17]);[.$M$9:.$M$17])+1)" office:value-type="float" office:value="3125" calcext:value-type="float">
            <text:p>3,125</text:p>
          </table:table-cell>
          <table:table-cell table:style-name="ce22" table:formula="of:=((365*24*6)*[.AH101])/[.AG101]" office:value-type="percentage" office:value="0.0107594677584442" calcext:value-type="percentage">
            <text:p>1.08%</text:p>
          </table:table-cell>
          <table:table-cell table:style-name="ce12" table:formula="of:=LOOKUP([.AC101];[.$V$9:.$V$16];[.$S$9:.$S$16])+INDEX([.$U$9:.$U$17];MATCH(LOOKUP([.AC101];[.$V$9:.$V$17]);[.$V$9:.$V$17])+1)*([.AC101]-LOOKUP([.AC101];[.$V$9:.$V$17]))" office:value-type="float" office:value="8119316904.03517" calcext:value-type="float">
            <text:p>8,119,316,904</text:p>
          </table:table-cell>
          <table:table-cell table:style-name="ce12" table:formula="of:=INDEX([.$U$9:.$U$17];MATCH(LOOKUP([.AC101];[.$V$9:.$V$17]);[.$V$9:.$V$17])+1)" office:value-type="float" office:value="3360.86676736413" calcext:value-type="float">
            <text:p>3,361</text:p>
          </table:table-cell>
          <table:table-cell table:style-name="ce22" table:formula="of:=((365*24*6)*[.AK101])/[.AJ101]" office:value-type="percentage" office:value="0.021756406281527" calcext:value-type="percentage">
            <text:p>2.18%</text:p>
          </table:table-cell>
          <table:table-cell/>
          <table:table-cell table:style-name="ce7" table:formula="of:=[.AC101]/(365*24*6)" office:value-type="float" office:value="17.5038051750381" calcext:value-type="float">
            <text:p>17.5038051750381</text:p>
          </table:table-cell>
          <table:table-cell table:style-name="ce22" table:formula="of:=[.AF101]" office:value-type="percentage" office:value="0.00793957703927492" calcext:value-type="percentage">
            <text:p>0.79%</text:p>
          </table:table-cell>
          <table:table-cell table:style-name="ce22" table:formula="of:=[.AI101]" office:value-type="percentage" office:value="0.0107594677584442" calcext:value-type="percentage">
            <text:p>1.08%</text:p>
          </table:table-cell>
          <table:table-cell table:style-name="ce22" table:formula="of:=[.AL101]" office:value-type="percentage" office:value="0.021756406281527" calcext:value-type="percentage">
            <text:p>2.1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1]+10000" office:value-type="float" office:value="930000" calcext:value-type="float">
            <text:p>930,000</text:p>
          </table:table-cell>
          <table:table-cell table:style-name="ce12" table:formula="of:=LOOKUP([.AC102];[.$E$9:.$E$16];[.$B$9:.$B$16])+INDEX([.$D$9:.$D$17];MATCH(LOOKUP([.AC102];[.$E$9:.$E$17]);[.$E$9:.$E$17])+1)*([.AC102]-LOOKUP([.AC102];[.$E$9:.$E$17]))" office:value-type="float" office:value="41437500000" calcext:value-type="float">
            <text:p>41,437,500,000</text:p>
          </table:table-cell>
          <table:table-cell table:style-name="ce12" table:formula="of:=INDEX([.$D$9:.$D$17];MATCH(LOOKUP([.AC102];[.$E$9:.$E$17]);[.$E$9:.$E$17])+1)" office:value-type="float" office:value="6250" calcext:value-type="float">
            <text:p>6,250</text:p>
          </table:table-cell>
          <table:table-cell table:style-name="ce22" table:formula="of:=((365*24*6)*[.AE102])/[.AD102]" office:value-type="percentage" office:value="0.00792760180995475" calcext:value-type="percentage">
            <text:p>0.79%</text:p>
          </table:table-cell>
          <table:table-cell table:style-name="ce12" table:formula="of:=LOOKUP([.AC102];[.$M$9:.$M$16];[.$J$9:.$J$16])+INDEX([.$L$9:.$L$17];MATCH(LOOKUP([.AC102];[.$M$9:.$M$17]);[.$M$9:.$M$17])+1)*([.AC102]-LOOKUP([.AC102];[.$M$9:.$M$17]))" office:value-type="float" office:value="15296875000" calcext:value-type="float">
            <text:p>15,296,875,000</text:p>
          </table:table-cell>
          <table:table-cell table:style-name="ce12" table:formula="of:=INDEX([.$L$9:.$L$17];MATCH(LOOKUP([.AC102];[.$M$9:.$M$17]);[.$M$9:.$M$17])+1)" office:value-type="float" office:value="3125" calcext:value-type="float">
            <text:p>3,125</text:p>
          </table:table-cell>
          <table:table-cell table:style-name="ce22" table:formula="of:=((365*24*6)*[.AH102])/[.AG102]" office:value-type="percentage" office:value="0.0107374872318693" calcext:value-type="percentage">
            <text:p>1.07%</text:p>
          </table:table-cell>
          <table:table-cell table:style-name="ce12" table:formula="of:=LOOKUP([.AC102];[.$V$9:.$V$16];[.$S$9:.$S$16])+INDEX([.$U$9:.$U$17];MATCH(LOOKUP([.AC102];[.$V$9:.$V$17]);[.$V$9:.$V$17])+1)*([.AC102]-LOOKUP([.AC102];[.$V$9:.$V$17]))" office:value-type="float" office:value="8152925571.70881" calcext:value-type="float">
            <text:p>8,152,925,572</text:p>
          </table:table-cell>
          <table:table-cell table:style-name="ce12" table:formula="of:=INDEX([.$U$9:.$U$17];MATCH(LOOKUP([.AC102];[.$V$9:.$V$17]);[.$V$9:.$V$17])+1)" office:value-type="float" office:value="3360.86676736413" calcext:value-type="float">
            <text:p>3,361</text:p>
          </table:table-cell>
          <table:table-cell table:style-name="ce22" table:formula="of:=((365*24*6)*[.AK102])/[.AJ102]" office:value-type="percentage" office:value="0.0216667202145983" calcext:value-type="percentage">
            <text:p>2.17%</text:p>
          </table:table-cell>
          <table:table-cell/>
          <table:table-cell table:style-name="ce7" table:formula="of:=[.AC102]/(365*24*6)" office:value-type="float" office:value="17.6940639269406" calcext:value-type="float">
            <text:p>17.6940639269406</text:p>
          </table:table-cell>
          <table:table-cell table:style-name="ce22" table:formula="of:=[.AF102]" office:value-type="percentage" office:value="0.00792760180995475" calcext:value-type="percentage">
            <text:p>0.79%</text:p>
          </table:table-cell>
          <table:table-cell table:style-name="ce22" table:formula="of:=[.AI102]" office:value-type="percentage" office:value="0.0107374872318693" calcext:value-type="percentage">
            <text:p>1.07%</text:p>
          </table:table-cell>
          <table:table-cell table:style-name="ce22" table:formula="of:=[.AL102]" office:value-type="percentage" office:value="0.0216667202145983" calcext:value-type="percentage">
            <text:p>2.1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2]+10000" office:value-type="float" office:value="940000" calcext:value-type="float">
            <text:p>940,000</text:p>
          </table:table-cell>
          <table:table-cell table:style-name="ce12" table:formula="of:=LOOKUP([.AC103];[.$E$9:.$E$16];[.$B$9:.$B$16])+INDEX([.$D$9:.$D$17];MATCH(LOOKUP([.AC103];[.$E$9:.$E$17]);[.$E$9:.$E$17])+1)*([.AC103]-LOOKUP([.AC103];[.$E$9:.$E$17]))" office:value-type="float" office:value="41500000000" calcext:value-type="float">
            <text:p>41,500,000,000</text:p>
          </table:table-cell>
          <table:table-cell table:style-name="ce12" table:formula="of:=INDEX([.$D$9:.$D$17];MATCH(LOOKUP([.AC103];[.$E$9:.$E$17]);[.$E$9:.$E$17])+1)" office:value-type="float" office:value="6250" calcext:value-type="float">
            <text:p>6,250</text:p>
          </table:table-cell>
          <table:table-cell table:style-name="ce22" table:formula="of:=((365*24*6)*[.AE103])/[.AD103]" office:value-type="percentage" office:value="0.00791566265060241" calcext:value-type="percentage">
            <text:p>0.79%</text:p>
          </table:table-cell>
          <table:table-cell table:style-name="ce12" table:formula="of:=LOOKUP([.AC103];[.$M$9:.$M$16];[.$J$9:.$J$16])+INDEX([.$L$9:.$L$17];MATCH(LOOKUP([.AC103];[.$M$9:.$M$17]);[.$M$9:.$M$17])+1)*([.AC103]-LOOKUP([.AC103];[.$M$9:.$M$17]))" office:value-type="float" office:value="15328125000" calcext:value-type="float">
            <text:p>15,328,125,000</text:p>
          </table:table-cell>
          <table:table-cell table:style-name="ce12" table:formula="of:=INDEX([.$L$9:.$L$17];MATCH(LOOKUP([.AC103];[.$M$9:.$M$17]);[.$M$9:.$M$17])+1)" office:value-type="float" office:value="3125" calcext:value-type="float">
            <text:p>3,125</text:p>
          </table:table-cell>
          <table:table-cell table:style-name="ce22" table:formula="of:=((365*24*6)*[.AH103])/[.AG103]" office:value-type="percentage" office:value="0.0107155963302752" calcext:value-type="percentage">
            <text:p>1.07%</text:p>
          </table:table-cell>
          <table:table-cell table:style-name="ce12" table:formula="of:=LOOKUP([.AC103];[.$V$9:.$V$16];[.$S$9:.$S$16])+INDEX([.$U$9:.$U$17];MATCH(LOOKUP([.AC103];[.$V$9:.$V$17]);[.$V$9:.$V$17])+1)*([.AC103]-LOOKUP([.AC103];[.$V$9:.$V$17]))" office:value-type="float" office:value="8186534239.38245" calcext:value-type="float">
            <text:p>8,186,534,239</text:p>
          </table:table-cell>
          <table:table-cell table:style-name="ce12" table:formula="of:=INDEX([.$U$9:.$U$17];MATCH(LOOKUP([.AC103];[.$V$9:.$V$17]);[.$V$9:.$V$17])+1)" office:value-type="float" office:value="3360.86676736413" calcext:value-type="float">
            <text:p>3,361</text:p>
          </table:table-cell>
          <table:table-cell table:style-name="ce22" table:formula="of:=((365*24*6)*[.AK103])/[.AJ103]" office:value-type="percentage" office:value="0.0215777705347977" calcext:value-type="percentage">
            <text:p>2.16%</text:p>
          </table:table-cell>
          <table:table-cell/>
          <table:table-cell table:style-name="ce7" table:formula="of:=[.AC103]/(365*24*6)" office:value-type="float" office:value="17.8843226788432" calcext:value-type="float">
            <text:p>17.8843226788432</text:p>
          </table:table-cell>
          <table:table-cell table:style-name="ce22" table:formula="of:=[.AF103]" office:value-type="percentage" office:value="0.00791566265060241" calcext:value-type="percentage">
            <text:p>0.79%</text:p>
          </table:table-cell>
          <table:table-cell table:style-name="ce22" table:formula="of:=[.AI103]" office:value-type="percentage" office:value="0.0107155963302752" calcext:value-type="percentage">
            <text:p>1.07%</text:p>
          </table:table-cell>
          <table:table-cell table:style-name="ce22" table:formula="of:=[.AL103]" office:value-type="percentage" office:value="0.0215777705347977" calcext:value-type="percentage">
            <text:p>2.1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3]+10000" office:value-type="float" office:value="950000" calcext:value-type="float">
            <text:p>950,000</text:p>
          </table:table-cell>
          <table:table-cell table:style-name="ce12" table:formula="of:=LOOKUP([.AC104];[.$E$9:.$E$16];[.$B$9:.$B$16])+INDEX([.$D$9:.$D$17];MATCH(LOOKUP([.AC104];[.$E$9:.$E$17]);[.$E$9:.$E$17])+1)*([.AC104]-LOOKUP([.AC104];[.$E$9:.$E$17]))" office:value-type="float" office:value="41562500000" calcext:value-type="float">
            <text:p>41,562,500,000</text:p>
          </table:table-cell>
          <table:table-cell table:style-name="ce12" table:formula="of:=INDEX([.$D$9:.$D$17];MATCH(LOOKUP([.AC104];[.$E$9:.$E$17]);[.$E$9:.$E$17])+1)" office:value-type="float" office:value="6250" calcext:value-type="float">
            <text:p>6,250</text:p>
          </table:table-cell>
          <table:table-cell table:style-name="ce22" table:formula="of:=((365*24*6)*[.AE104])/[.AD104]" office:value-type="percentage" office:value="0.00790375939849624" calcext:value-type="percentage">
            <text:p>0.79%</text:p>
          </table:table-cell>
          <table:table-cell table:style-name="ce12" table:formula="of:=LOOKUP([.AC104];[.$M$9:.$M$16];[.$J$9:.$J$16])+INDEX([.$L$9:.$L$17];MATCH(LOOKUP([.AC104];[.$M$9:.$M$17]);[.$M$9:.$M$17])+1)*([.AC104]-LOOKUP([.AC104];[.$M$9:.$M$17]))" office:value-type="float" office:value="15359375000" calcext:value-type="float">
            <text:p>15,359,375,000</text:p>
          </table:table-cell>
          <table:table-cell table:style-name="ce12" table:formula="of:=INDEX([.$L$9:.$L$17];MATCH(LOOKUP([.AC104];[.$M$9:.$M$17]);[.$M$9:.$M$17])+1)" office:value-type="float" office:value="3125" calcext:value-type="float">
            <text:p>3,125</text:p>
          </table:table-cell>
          <table:table-cell table:style-name="ce22" table:formula="of:=((365*24*6)*[.AH104])/[.AG104]" office:value-type="percentage" office:value="0.0106937945066124" calcext:value-type="percentage">
            <text:p>1.07%</text:p>
          </table:table-cell>
          <table:table-cell table:style-name="ce12" table:formula="of:=LOOKUP([.AC104];[.$V$9:.$V$16];[.$S$9:.$S$16])+INDEX([.$U$9:.$U$17];MATCH(LOOKUP([.AC104];[.$V$9:.$V$17]);[.$V$9:.$V$17])+1)*([.AC104]-LOOKUP([.AC104];[.$V$9:.$V$17]))" office:value-type="float" office:value="8220142907.05609" calcext:value-type="float">
            <text:p>8,220,142,907</text:p>
          </table:table-cell>
          <table:table-cell table:style-name="ce12" table:formula="of:=INDEX([.$U$9:.$U$17];MATCH(LOOKUP([.AC104];[.$V$9:.$V$17]);[.$V$9:.$V$17])+1)" office:value-type="float" office:value="3360.86676736413" calcext:value-type="float">
            <text:p>3,361</text:p>
          </table:table-cell>
          <table:table-cell table:style-name="ce22" table:formula="of:=((365*24*6)*[.AK104])/[.AJ104]" office:value-type="percentage" office:value="0.0214895482098038" calcext:value-type="percentage">
            <text:p>2.15%</text:p>
          </table:table-cell>
          <table:table-cell/>
          <table:table-cell table:style-name="ce7" table:formula="of:=[.AC104]/(365*24*6)" office:value-type="float" office:value="18.0745814307458" calcext:value-type="float">
            <text:p>18.0745814307458</text:p>
          </table:table-cell>
          <table:table-cell table:style-name="ce22" table:formula="of:=[.AF104]" office:value-type="percentage" office:value="0.00790375939849624" calcext:value-type="percentage">
            <text:p>0.79%</text:p>
          </table:table-cell>
          <table:table-cell table:style-name="ce22" table:formula="of:=[.AI104]" office:value-type="percentage" office:value="0.0106937945066124" calcext:value-type="percentage">
            <text:p>1.07%</text:p>
          </table:table-cell>
          <table:table-cell table:style-name="ce22" table:formula="of:=[.AL104]" office:value-type="percentage" office:value="0.0214895482098038" calcext:value-type="percentage">
            <text:p>2.1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4]+10000" office:value-type="float" office:value="960000" calcext:value-type="float">
            <text:p>960,000</text:p>
          </table:table-cell>
          <table:table-cell table:style-name="ce12" table:formula="of:=LOOKUP([.AC105];[.$E$9:.$E$16];[.$B$9:.$B$16])+INDEX([.$D$9:.$D$17];MATCH(LOOKUP([.AC105];[.$E$9:.$E$17]);[.$E$9:.$E$17])+1)*([.AC105]-LOOKUP([.AC105];[.$E$9:.$E$17]))" office:value-type="float" office:value="41625000000" calcext:value-type="float">
            <text:p>41,625,000,000</text:p>
          </table:table-cell>
          <table:table-cell table:style-name="ce12" table:formula="of:=INDEX([.$D$9:.$D$17];MATCH(LOOKUP([.AC105];[.$E$9:.$E$17]);[.$E$9:.$E$17])+1)" office:value-type="float" office:value="6250" calcext:value-type="float">
            <text:p>6,250</text:p>
          </table:table-cell>
          <table:table-cell table:style-name="ce22" table:formula="of:=((365*24*6)*[.AE105])/[.AD105]" office:value-type="percentage" office:value="0.00789189189189189" calcext:value-type="percentage">
            <text:p>0.79%</text:p>
          </table:table-cell>
          <table:table-cell table:style-name="ce12" table:formula="of:=LOOKUP([.AC105];[.$M$9:.$M$16];[.$J$9:.$J$16])+INDEX([.$L$9:.$L$17];MATCH(LOOKUP([.AC105];[.$M$9:.$M$17]);[.$M$9:.$M$17])+1)*([.AC105]-LOOKUP([.AC105];[.$M$9:.$M$17]))" office:value-type="float" office:value="15390625000" calcext:value-type="float">
            <text:p>15,390,625,000</text:p>
          </table:table-cell>
          <table:table-cell table:style-name="ce12" table:formula="of:=INDEX([.$L$9:.$L$17];MATCH(LOOKUP([.AC105];[.$M$9:.$M$17]);[.$M$9:.$M$17])+1)" office:value-type="float" office:value="3125" calcext:value-type="float">
            <text:p>3,125</text:p>
          </table:table-cell>
          <table:table-cell table:style-name="ce22" table:formula="of:=((365*24*6)*[.AH105])/[.AG105]" office:value-type="percentage" office:value="0.0106720812182741" calcext:value-type="percentage">
            <text:p>1.07%</text:p>
          </table:table-cell>
          <table:table-cell table:style-name="ce12" table:formula="of:=LOOKUP([.AC105];[.$V$9:.$V$16];[.$S$9:.$S$16])+INDEX([.$U$9:.$U$17];MATCH(LOOKUP([.AC105];[.$V$9:.$V$17]);[.$V$9:.$V$17])+1)*([.AC105]-LOOKUP([.AC105];[.$V$9:.$V$17]))" office:value-type="float" office:value="8253751574.72973" calcext:value-type="float">
            <text:p>8,253,751,575</text:p>
          </table:table-cell>
          <table:table-cell table:style-name="ce12" table:formula="of:=INDEX([.$U$9:.$U$17];MATCH(LOOKUP([.AC105];[.$V$9:.$V$17]);[.$V$9:.$V$17])+1)" office:value-type="float" office:value="3360.86676736413" calcext:value-type="float">
            <text:p>3,361</text:p>
          </table:table-cell>
          <table:table-cell table:style-name="ce22" table:formula="of:=((365*24*6)*[.AK105])/[.AJ105]" office:value-type="percentage" office:value="0.0214020443544114" calcext:value-type="percentage">
            <text:p>2.14%</text:p>
          </table:table-cell>
          <table:table-cell/>
          <table:table-cell table:style-name="ce7" table:formula="of:=[.AC105]/(365*24*6)" office:value-type="float" office:value="18.2648401826484" calcext:value-type="float">
            <text:p>18.2648401826484</text:p>
          </table:table-cell>
          <table:table-cell table:style-name="ce22" table:formula="of:=[.AF105]" office:value-type="percentage" office:value="0.00789189189189189" calcext:value-type="percentage">
            <text:p>0.79%</text:p>
          </table:table-cell>
          <table:table-cell table:style-name="ce22" table:formula="of:=[.AI105]" office:value-type="percentage" office:value="0.0106720812182741" calcext:value-type="percentage">
            <text:p>1.07%</text:p>
          </table:table-cell>
          <table:table-cell table:style-name="ce22" table:formula="of:=[.AL105]" office:value-type="percentage" office:value="0.0214020443544114" calcext:value-type="percentage">
            <text:p>2.1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5]+10000" office:value-type="float" office:value="970000" calcext:value-type="float">
            <text:p>970,000</text:p>
          </table:table-cell>
          <table:table-cell table:style-name="ce12" table:formula="of:=LOOKUP([.AC106];[.$E$9:.$E$16];[.$B$9:.$B$16])+INDEX([.$D$9:.$D$17];MATCH(LOOKUP([.AC106];[.$E$9:.$E$17]);[.$E$9:.$E$17])+1)*([.AC106]-LOOKUP([.AC106];[.$E$9:.$E$17]))" office:value-type="float" office:value="41687500000" calcext:value-type="float">
            <text:p>41,687,500,000</text:p>
          </table:table-cell>
          <table:table-cell table:style-name="ce12" table:formula="of:=INDEX([.$D$9:.$D$17];MATCH(LOOKUP([.AC106];[.$E$9:.$E$17]);[.$E$9:.$E$17])+1)" office:value-type="float" office:value="6250" calcext:value-type="float">
            <text:p>6,250</text:p>
          </table:table-cell>
          <table:table-cell table:style-name="ce22" table:formula="of:=((365*24*6)*[.AE106])/[.AD106]" office:value-type="percentage" office:value="0.00788005997001499" calcext:value-type="percentage">
            <text:p>0.79%</text:p>
          </table:table-cell>
          <table:table-cell table:style-name="ce12" table:formula="of:=LOOKUP([.AC106];[.$M$9:.$M$16];[.$J$9:.$J$16])+INDEX([.$L$9:.$L$17];MATCH(LOOKUP([.AC106];[.$M$9:.$M$17]);[.$M$9:.$M$17])+1)*([.AC106]-LOOKUP([.AC106];[.$M$9:.$M$17]))" office:value-type="float" office:value="15421875000" calcext:value-type="float">
            <text:p>15,421,875,000</text:p>
          </table:table-cell>
          <table:table-cell table:style-name="ce12" table:formula="of:=INDEX([.$L$9:.$L$17];MATCH(LOOKUP([.AC106];[.$M$9:.$M$17]);[.$M$9:.$M$17])+1)" office:value-type="float" office:value="3125" calcext:value-type="float">
            <text:p>3,125</text:p>
          </table:table-cell>
          <table:table-cell table:style-name="ce22" table:formula="of:=((365*24*6)*[.AH106])/[.AG106]" office:value-type="percentage" office:value="0.0106504559270517" calcext:value-type="percentage">
            <text:p>1.07%</text:p>
          </table:table-cell>
          <table:table-cell table:style-name="ce12" table:formula="of:=LOOKUP([.AC106];[.$V$9:.$V$16];[.$S$9:.$S$16])+INDEX([.$U$9:.$U$17];MATCH(LOOKUP([.AC106];[.$V$9:.$V$17]);[.$V$9:.$V$17])+1)*([.AC106]-LOOKUP([.AC106];[.$V$9:.$V$17]))" office:value-type="float" office:value="8287360242.40338" calcext:value-type="float">
            <text:p>8,287,360,242</text:p>
          </table:table-cell>
          <table:table-cell table:style-name="ce12" table:formula="of:=INDEX([.$U$9:.$U$17];MATCH(LOOKUP([.AC106];[.$V$9:.$V$17]);[.$V$9:.$V$17])+1)" office:value-type="float" office:value="3360.86676736413" calcext:value-type="float">
            <text:p>3,361</text:p>
          </table:table-cell>
          <table:table-cell table:style-name="ce22" table:formula="of:=((365*24*6)*[.AK106])/[.AJ106]" office:value-type="percentage" office:value="0.0213152502275478" calcext:value-type="percentage">
            <text:p>2.13%</text:p>
          </table:table-cell>
          <table:table-cell/>
          <table:table-cell table:style-name="ce7" table:formula="of:=[.AC106]/(365*24*6)" office:value-type="float" office:value="18.455098934551" calcext:value-type="float">
            <text:p>18.455098934551</text:p>
          </table:table-cell>
          <table:table-cell table:style-name="ce22" table:formula="of:=[.AF106]" office:value-type="percentage" office:value="0.00788005997001499" calcext:value-type="percentage">
            <text:p>0.79%</text:p>
          </table:table-cell>
          <table:table-cell table:style-name="ce22" table:formula="of:=[.AI106]" office:value-type="percentage" office:value="0.0106504559270517" calcext:value-type="percentage">
            <text:p>1.07%</text:p>
          </table:table-cell>
          <table:table-cell table:style-name="ce22" table:formula="of:=[.AL106]" office:value-type="percentage" office:value="0.0213152502275478" calcext:value-type="percentage">
            <text:p>2.1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6]+10000" office:value-type="float" office:value="980000" calcext:value-type="float">
            <text:p>980,000</text:p>
          </table:table-cell>
          <table:table-cell table:style-name="ce12" table:formula="of:=LOOKUP([.AC107];[.$E$9:.$E$16];[.$B$9:.$B$16])+INDEX([.$D$9:.$D$17];MATCH(LOOKUP([.AC107];[.$E$9:.$E$17]);[.$E$9:.$E$17])+1)*([.AC107]-LOOKUP([.AC107];[.$E$9:.$E$17]))" office:value-type="float" office:value="41750000000" calcext:value-type="float">
            <text:p>41,750,000,000</text:p>
          </table:table-cell>
          <table:table-cell table:style-name="ce12" table:formula="of:=INDEX([.$D$9:.$D$17];MATCH(LOOKUP([.AC107];[.$E$9:.$E$17]);[.$E$9:.$E$17])+1)" office:value-type="float" office:value="6250" calcext:value-type="float">
            <text:p>6,250</text:p>
          </table:table-cell>
          <table:table-cell table:style-name="ce22" table:formula="of:=((365*24*6)*[.AE107])/[.AD107]" office:value-type="percentage" office:value="0.00786826347305389" calcext:value-type="percentage">
            <text:p>0.79%</text:p>
          </table:table-cell>
          <table:table-cell table:style-name="ce12" table:formula="of:=LOOKUP([.AC107];[.$M$9:.$M$16];[.$J$9:.$J$16])+INDEX([.$L$9:.$L$17];MATCH(LOOKUP([.AC107];[.$M$9:.$M$17]);[.$M$9:.$M$17])+1)*([.AC107]-LOOKUP([.AC107];[.$M$9:.$M$17]))" office:value-type="float" office:value="15453125000" calcext:value-type="float">
            <text:p>15,453,125,000</text:p>
          </table:table-cell>
          <table:table-cell table:style-name="ce12" table:formula="of:=INDEX([.$L$9:.$L$17];MATCH(LOOKUP([.AC107];[.$M$9:.$M$17]);[.$M$9:.$M$17])+1)" office:value-type="float" office:value="3125" calcext:value-type="float">
            <text:p>3,125</text:p>
          </table:table-cell>
          <table:table-cell table:style-name="ce22" table:formula="of:=((365*24*6)*[.AH107])/[.AG107]" office:value-type="percentage" office:value="0.01062891809909" calcext:value-type="percentage">
            <text:p>1.06%</text:p>
          </table:table-cell>
          <table:table-cell table:style-name="ce12" table:formula="of:=LOOKUP([.AC107];[.$V$9:.$V$16];[.$S$9:.$S$16])+INDEX([.$U$9:.$U$17];MATCH(LOOKUP([.AC107];[.$V$9:.$V$17]);[.$V$9:.$V$17])+1)*([.AC107]-LOOKUP([.AC107];[.$V$9:.$V$17]))" office:value-type="float" office:value="8320968910.07702" calcext:value-type="float">
            <text:p>8,320,968,910</text:p>
          </table:table-cell>
          <table:table-cell table:style-name="ce12" table:formula="of:=INDEX([.$U$9:.$U$17];MATCH(LOOKUP([.AC107];[.$V$9:.$V$17]);[.$V$9:.$V$17])+1)" office:value-type="float" office:value="3360.86676736413" calcext:value-type="float">
            <text:p>3,361</text:p>
          </table:table-cell>
          <table:table-cell table:style-name="ce22" table:formula="of:=((365*24*6)*[.AK107])/[.AJ107]" office:value-type="percentage" office:value="0.0212291572293621" calcext:value-type="percentage">
            <text:p>2.12%</text:p>
          </table:table-cell>
          <table:table-cell/>
          <table:table-cell table:style-name="ce7" table:formula="of:=[.AC107]/(365*24*6)" office:value-type="float" office:value="18.6453576864536" calcext:value-type="float">
            <text:p>18.6453576864536</text:p>
          </table:table-cell>
          <table:table-cell table:style-name="ce22" table:formula="of:=[.AF107]" office:value-type="percentage" office:value="0.00786826347305389" calcext:value-type="percentage">
            <text:p>0.79%</text:p>
          </table:table-cell>
          <table:table-cell table:style-name="ce22" table:formula="of:=[.AI107]" office:value-type="percentage" office:value="0.01062891809909" calcext:value-type="percentage">
            <text:p>1.06%</text:p>
          </table:table-cell>
          <table:table-cell table:style-name="ce22" table:formula="of:=[.AL107]" office:value-type="percentage" office:value="0.0212291572293621" calcext:value-type="percentage">
            <text:p>2.1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7]+10000" office:value-type="float" office:value="990000" calcext:value-type="float">
            <text:p>990,000</text:p>
          </table:table-cell>
          <table:table-cell table:style-name="ce12" table:formula="of:=LOOKUP([.AC108];[.$E$9:.$E$16];[.$B$9:.$B$16])+INDEX([.$D$9:.$D$17];MATCH(LOOKUP([.AC108];[.$E$9:.$E$17]);[.$E$9:.$E$17])+1)*([.AC108]-LOOKUP([.AC108];[.$E$9:.$E$17]))" office:value-type="float" office:value="41812500000" calcext:value-type="float">
            <text:p>41,812,500,000</text:p>
          </table:table-cell>
          <table:table-cell table:style-name="ce12" table:formula="of:=INDEX([.$D$9:.$D$17];MATCH(LOOKUP([.AC108];[.$E$9:.$E$17]);[.$E$9:.$E$17])+1)" office:value-type="float" office:value="6250" calcext:value-type="float">
            <text:p>6,250</text:p>
          </table:table-cell>
          <table:table-cell table:style-name="ce22" table:formula="of:=((365*24*6)*[.AE108])/[.AD108]" office:value-type="percentage" office:value="0.00785650224215247" calcext:value-type="percentage">
            <text:p>0.79%</text:p>
          </table:table-cell>
          <table:table-cell table:style-name="ce12" table:formula="of:=LOOKUP([.AC108];[.$M$9:.$M$16];[.$J$9:.$J$16])+INDEX([.$L$9:.$L$17];MATCH(LOOKUP([.AC108];[.$M$9:.$M$17]);[.$M$9:.$M$17])+1)*([.AC108]-LOOKUP([.AC108];[.$M$9:.$M$17]))" office:value-type="float" office:value="15484375000" calcext:value-type="float">
            <text:p>15,484,375,000</text:p>
          </table:table-cell>
          <table:table-cell table:style-name="ce12" table:formula="of:=INDEX([.$L$9:.$L$17];MATCH(LOOKUP([.AC108];[.$M$9:.$M$17]);[.$M$9:.$M$17])+1)" office:value-type="float" office:value="3125" calcext:value-type="float">
            <text:p>3,125</text:p>
          </table:table-cell>
          <table:table-cell table:style-name="ce22" table:formula="of:=((365*24*6)*[.AH108])/[.AG108]" office:value-type="percentage" office:value="0.0106074672048436" calcext:value-type="percentage">
            <text:p>1.06%</text:p>
          </table:table-cell>
          <table:table-cell table:style-name="ce12" table:formula="of:=LOOKUP([.AC108];[.$V$9:.$V$16];[.$S$9:.$S$16])+INDEX([.$U$9:.$U$17];MATCH(LOOKUP([.AC108];[.$V$9:.$V$17]);[.$V$9:.$V$17])+1)*([.AC108]-LOOKUP([.AC108];[.$V$9:.$V$17]))" office:value-type="float" office:value="8354577577.75066" calcext:value-type="float">
            <text:p>8,354,577,578</text:p>
          </table:table-cell>
          <table:table-cell table:style-name="ce12" table:formula="of:=INDEX([.$U$9:.$U$17];MATCH(LOOKUP([.AC108];[.$V$9:.$V$17]);[.$V$9:.$V$17])+1)" office:value-type="float" office:value="3360.86676736413" calcext:value-type="float">
            <text:p>3,361</text:p>
          </table:table-cell>
          <table:table-cell table:style-name="ce22" table:formula="of:=((365*24*6)*[.AK108])/[.AJ108]" office:value-type="percentage" office:value="0.0211437568983851" calcext:value-type="percentage">
            <text:p>2.11%</text:p>
          </table:table-cell>
          <table:table-cell/>
          <table:table-cell table:style-name="ce7" table:formula="of:=[.AC108]/(365*24*6)" office:value-type="float" office:value="18.8356164383562" calcext:value-type="float">
            <text:p>18.8356164383562</text:p>
          </table:table-cell>
          <table:table-cell table:style-name="ce22" table:formula="of:=[.AF108]" office:value-type="percentage" office:value="0.00785650224215247" calcext:value-type="percentage">
            <text:p>0.79%</text:p>
          </table:table-cell>
          <table:table-cell table:style-name="ce22" table:formula="of:=[.AI108]" office:value-type="percentage" office:value="0.0106074672048436" calcext:value-type="percentage">
            <text:p>1.06%</text:p>
          </table:table-cell>
          <table:table-cell table:style-name="ce22" table:formula="of:=[.AL108]" office:value-type="percentage" office:value="0.0211437568983851" calcext:value-type="percentage">
            <text:p>2.1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8]+10000" office:value-type="float" office:value="1000000" calcext:value-type="float">
            <text:p>1,000,000</text:p>
          </table:table-cell>
          <table:table-cell table:style-name="ce12" table:formula="of:=LOOKUP([.AC109];[.$E$9:.$E$16];[.$B$9:.$B$16])+INDEX([.$D$9:.$D$17];MATCH(LOOKUP([.AC109];[.$E$9:.$E$17]);[.$E$9:.$E$17])+1)*([.AC109]-LOOKUP([.AC109];[.$E$9:.$E$17]))" office:value-type="float" office:value="41875000000" calcext:value-type="float">
            <text:p>41,875,000,000</text:p>
          </table:table-cell>
          <table:table-cell table:style-name="ce12" table:formula="of:=INDEX([.$D$9:.$D$17];MATCH(LOOKUP([.AC109];[.$E$9:.$E$17]);[.$E$9:.$E$17])+1)" office:value-type="float" office:value="6250" calcext:value-type="float">
            <text:p>6,250</text:p>
          </table:table-cell>
          <table:table-cell table:style-name="ce22" table:formula="of:=((365*24*6)*[.AE109])/[.AD109]" office:value-type="percentage" office:value="0.00784477611940299" calcext:value-type="percentage">
            <text:p>0.78%</text:p>
          </table:table-cell>
          <table:table-cell table:style-name="ce12" table:formula="of:=LOOKUP([.AC109];[.$M$9:.$M$16];[.$J$9:.$J$16])+INDEX([.$L$9:.$L$17];MATCH(LOOKUP([.AC109];[.$M$9:.$M$17]);[.$M$9:.$M$17])+1)*([.AC109]-LOOKUP([.AC109];[.$M$9:.$M$17]))" office:value-type="float" office:value="15515625000" calcext:value-type="float">
            <text:p>15,515,625,000</text:p>
          </table:table-cell>
          <table:table-cell table:style-name="ce12" table:formula="of:=INDEX([.$L$9:.$L$17];MATCH(LOOKUP([.AC109];[.$M$9:.$M$17]);[.$M$9:.$M$17])+1)" office:value-type="float" office:value="3125" calcext:value-type="float">
            <text:p>3,125</text:p>
          </table:table-cell>
          <table:table-cell table:style-name="ce22" table:formula="of:=((365*24*6)*[.AH109])/[.AG109]" office:value-type="percentage" office:value="0.0105861027190332" calcext:value-type="percentage">
            <text:p>1.06%</text:p>
          </table:table-cell>
          <table:table-cell table:style-name="ce12" table:formula="of:=LOOKUP([.AC109];[.$V$9:.$V$16];[.$S$9:.$S$16])+INDEX([.$U$9:.$U$17];MATCH(LOOKUP([.AC109];[.$V$9:.$V$17]);[.$V$9:.$V$17])+1)*([.AC109]-LOOKUP([.AC109];[.$V$9:.$V$17]))" office:value-type="float" office:value="8388186245.4243" calcext:value-type="float">
            <text:p>8,388,186,245</text:p>
          </table:table-cell>
          <table:table-cell table:style-name="ce12" table:formula="of:=INDEX([.$U$9:.$U$17];MATCH(LOOKUP([.AC109];[.$V$9:.$V$17]);[.$V$9:.$V$17])+1)" office:value-type="float" office:value="3360.86676736413" calcext:value-type="float">
            <text:p>3,361</text:p>
          </table:table-cell>
          <table:table-cell table:style-name="ce22" table:formula="of:=((365*24*6)*[.AK109])/[.AJ109]" office:value-type="percentage" office:value="0.0210590409087565" calcext:value-type="percentage">
            <text:p>2.11%</text:p>
          </table:table-cell>
          <table:table-cell/>
          <table:table-cell table:style-name="ce7" table:formula="of:=[.AC109]/(365*24*6)" office:value-type="float" office:value="19.0258751902588" calcext:value-type="float">
            <text:p>19.0258751902588</text:p>
          </table:table-cell>
          <table:table-cell table:style-name="ce22" table:formula="of:=[.AF109]" office:value-type="percentage" office:value="0.00784477611940299" calcext:value-type="percentage">
            <text:p>0.78%</text:p>
          </table:table-cell>
          <table:table-cell table:style-name="ce22" table:formula="of:=[.AI109]" office:value-type="percentage" office:value="0.0105861027190332" calcext:value-type="percentage">
            <text:p>1.06%</text:p>
          </table:table-cell>
          <table:table-cell table:style-name="ce22" table:formula="of:=[.AL109]" office:value-type="percentage" office:value="0.0210590409087565" calcext:value-type="percentage">
            <text:p>2.1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9]+10000" office:value-type="float" office:value="1010000" calcext:value-type="float">
            <text:p>1,010,000</text:p>
          </table:table-cell>
          <table:table-cell table:style-name="ce12" table:formula="of:=LOOKUP([.AC110];[.$E$9:.$E$16];[.$B$9:.$B$16])+INDEX([.$D$9:.$D$17];MATCH(LOOKUP([.AC110];[.$E$9:.$E$17]);[.$E$9:.$E$17])+1)*([.AC110]-LOOKUP([.AC110];[.$E$9:.$E$17]))" office:value-type="float" office:value="41937500000" calcext:value-type="float">
            <text:p>41,937,500,000</text:p>
          </table:table-cell>
          <table:table-cell table:style-name="ce12" table:formula="of:=INDEX([.$D$9:.$D$17];MATCH(LOOKUP([.AC110];[.$E$9:.$E$17]);[.$E$9:.$E$17])+1)" office:value-type="float" office:value="6250" calcext:value-type="float">
            <text:p>6,250</text:p>
          </table:table-cell>
          <table:table-cell table:style-name="ce22" table:formula="of:=((365*24*6)*[.AE110])/[.AD110]" office:value-type="percentage" office:value="0.00783308494783905" calcext:value-type="percentage">
            <text:p>0.78%</text:p>
          </table:table-cell>
          <table:table-cell table:style-name="ce12" table:formula="of:=LOOKUP([.AC110];[.$M$9:.$M$16];[.$J$9:.$J$16])+INDEX([.$L$9:.$L$17];MATCH(LOOKUP([.AC110];[.$M$9:.$M$17]);[.$M$9:.$M$17])+1)*([.AC110]-LOOKUP([.AC110];[.$M$9:.$M$17]))" office:value-type="float" office:value="15546875000" calcext:value-type="float">
            <text:p>15,546,875,000</text:p>
          </table:table-cell>
          <table:table-cell table:style-name="ce12" table:formula="of:=INDEX([.$L$9:.$L$17];MATCH(LOOKUP([.AC110];[.$M$9:.$M$17]);[.$M$9:.$M$17])+1)" office:value-type="float" office:value="3125" calcext:value-type="float">
            <text:p>3,125</text:p>
          </table:table-cell>
          <table:table-cell table:style-name="ce22" table:formula="of:=((365*24*6)*[.AH110])/[.AG110]" office:value-type="percentage" office:value="0.010564824120603" calcext:value-type="percentage">
            <text:p>1.06%</text:p>
          </table:table-cell>
          <table:table-cell table:style-name="ce12" table:formula="of:=LOOKUP([.AC110];[.$V$9:.$V$16];[.$S$9:.$S$16])+INDEX([.$U$9:.$U$17];MATCH(LOOKUP([.AC110];[.$V$9:.$V$17]);[.$V$9:.$V$17])+1)*([.AC110]-LOOKUP([.AC110];[.$V$9:.$V$17]))" office:value-type="float" office:value="8421794913.09794" calcext:value-type="float">
            <text:p>8,421,794,913</text:p>
          </table:table-cell>
          <table:table-cell table:style-name="ce12" table:formula="of:=INDEX([.$U$9:.$U$17];MATCH(LOOKUP([.AC110];[.$V$9:.$V$17]);[.$V$9:.$V$17])+1)" office:value-type="float" office:value="3360.86676736413" calcext:value-type="float">
            <text:p>3,361</text:p>
          </table:table-cell>
          <table:table-cell table:style-name="ce22" table:formula="of:=((365*24*6)*[.AK110])/[.AJ110]" office:value-type="percentage" office:value="0.0209750010675194" calcext:value-type="percentage">
            <text:p>2.10%</text:p>
          </table:table-cell>
          <table:table-cell/>
          <table:table-cell table:style-name="ce7" table:formula="of:=[.AC110]/(365*24*6)" office:value-type="float" office:value="19.2161339421613" calcext:value-type="float">
            <text:p>19.2161339421613</text:p>
          </table:table-cell>
          <table:table-cell table:style-name="ce22" table:formula="of:=[.AF110]" office:value-type="percentage" office:value="0.00783308494783905" calcext:value-type="percentage">
            <text:p>0.78%</text:p>
          </table:table-cell>
          <table:table-cell table:style-name="ce22" table:formula="of:=[.AI110]" office:value-type="percentage" office:value="0.010564824120603" calcext:value-type="percentage">
            <text:p>1.06%</text:p>
          </table:table-cell>
          <table:table-cell table:style-name="ce22" table:formula="of:=[.AL110]" office:value-type="percentage" office:value="0.0209750010675194" calcext:value-type="percentage">
            <text:p>2.1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0]+10000" office:value-type="float" office:value="1020000" calcext:value-type="float">
            <text:p>1,020,000</text:p>
          </table:table-cell>
          <table:table-cell table:style-name="ce12" table:formula="of:=LOOKUP([.AC111];[.$E$9:.$E$16];[.$B$9:.$B$16])+INDEX([.$D$9:.$D$17];MATCH(LOOKUP([.AC111];[.$E$9:.$E$17]);[.$E$9:.$E$17])+1)*([.AC111]-LOOKUP([.AC111];[.$E$9:.$E$17]))" office:value-type="float" office:value="42000000000" calcext:value-type="float">
            <text:p>42,000,000,000</text:p>
          </table:table-cell>
          <table:table-cell table:style-name="ce12" table:formula="of:=INDEX([.$D$9:.$D$17];MATCH(LOOKUP([.AC111];[.$E$9:.$E$17]);[.$E$9:.$E$17])+1)" office:value-type="float" office:value="6250" calcext:value-type="float">
            <text:p>6,250</text:p>
          </table:table-cell>
          <table:table-cell table:style-name="ce22" table:formula="of:=((365*24*6)*[.AE111])/[.AD111]" office:value-type="percentage" office:value="0.00782142857142857" calcext:value-type="percentage">
            <text:p>0.78%</text:p>
          </table:table-cell>
          <table:table-cell table:style-name="ce12" table:formula="of:=LOOKUP([.AC111];[.$M$9:.$M$16];[.$J$9:.$J$16])+INDEX([.$L$9:.$L$17];MATCH(LOOKUP([.AC111];[.$M$9:.$M$17]);[.$M$9:.$M$17])+1)*([.AC111]-LOOKUP([.AC111];[.$M$9:.$M$17]))" office:value-type="float" office:value="15578125000" calcext:value-type="float">
            <text:p>15,578,125,000</text:p>
          </table:table-cell>
          <table:table-cell table:style-name="ce12" table:formula="of:=INDEX([.$L$9:.$L$17];MATCH(LOOKUP([.AC111];[.$M$9:.$M$17]);[.$M$9:.$M$17])+1)" office:value-type="float" office:value="3125" calcext:value-type="float">
            <text:p>3,125</text:p>
          </table:table-cell>
          <table:table-cell table:style-name="ce22" table:formula="of:=((365*24*6)*[.AH111])/[.AG111]" office:value-type="percentage" office:value="0.010543630892678" calcext:value-type="percentage">
            <text:p>1.05%</text:p>
          </table:table-cell>
          <table:table-cell table:style-name="ce12" table:formula="of:=LOOKUP([.AC111];[.$V$9:.$V$16];[.$S$9:.$S$16])+INDEX([.$U$9:.$U$17];MATCH(LOOKUP([.AC111];[.$V$9:.$V$17]);[.$V$9:.$V$17])+1)*([.AC111]-LOOKUP([.AC111];[.$V$9:.$V$17]))" office:value-type="float" office:value="8455403580.77158" calcext:value-type="float">
            <text:p>8,455,403,581</text:p>
          </table:table-cell>
          <table:table-cell table:style-name="ce12" table:formula="of:=INDEX([.$U$9:.$U$17];MATCH(LOOKUP([.AC111];[.$V$9:.$V$17]);[.$V$9:.$V$17])+1)" office:value-type="float" office:value="3360.86676736413" calcext:value-type="float">
            <text:p>3,361</text:p>
          </table:table-cell>
          <table:table-cell table:style-name="ce22" table:formula="of:=((365*24*6)*[.AK111])/[.AJ111]" office:value-type="percentage" office:value="0.0208916293119789" calcext:value-type="percentage">
            <text:p>2.09%</text:p>
          </table:table-cell>
          <table:table-cell/>
          <table:table-cell table:style-name="ce7" table:formula="of:=[.AC111]/(365*24*6)" office:value-type="float" office:value="19.4063926940639" calcext:value-type="float">
            <text:p>19.4063926940639</text:p>
          </table:table-cell>
          <table:table-cell table:style-name="ce22" table:formula="of:=[.AF111]" office:value-type="percentage" office:value="0.00782142857142857" calcext:value-type="percentage">
            <text:p>0.78%</text:p>
          </table:table-cell>
          <table:table-cell table:style-name="ce22" table:formula="of:=[.AI111]" office:value-type="percentage" office:value="0.010543630892678" calcext:value-type="percentage">
            <text:p>1.05%</text:p>
          </table:table-cell>
          <table:table-cell table:style-name="ce22" table:formula="of:=[.AL111]" office:value-type="percentage" office:value="0.0208916293119789" calcext:value-type="percentage">
            <text:p>2.0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1]+10000" office:value-type="float" office:value="1030000" calcext:value-type="float">
            <text:p>1,030,000</text:p>
          </table:table-cell>
          <table:table-cell table:style-name="ce12" table:formula="of:=LOOKUP([.AC112];[.$E$9:.$E$16];[.$B$9:.$B$16])+INDEX([.$D$9:.$D$17];MATCH(LOOKUP([.AC112];[.$E$9:.$E$17]);[.$E$9:.$E$17])+1)*([.AC112]-LOOKUP([.AC112];[.$E$9:.$E$17]))" office:value-type="float" office:value="42062500000" calcext:value-type="float">
            <text:p>42,062,500,000</text:p>
          </table:table-cell>
          <table:table-cell table:style-name="ce12" table:formula="of:=INDEX([.$D$9:.$D$17];MATCH(LOOKUP([.AC112];[.$E$9:.$E$17]);[.$E$9:.$E$17])+1)" office:value-type="float" office:value="6250" calcext:value-type="float">
            <text:p>6,250</text:p>
          </table:table-cell>
          <table:table-cell table:style-name="ce22" table:formula="of:=((365*24*6)*[.AE112])/[.AD112]" office:value-type="percentage" office:value="0.00780980683506686" calcext:value-type="percentage">
            <text:p>0.78%</text:p>
          </table:table-cell>
          <table:table-cell table:style-name="ce12" table:formula="of:=LOOKUP([.AC112];[.$M$9:.$M$16];[.$J$9:.$J$16])+INDEX([.$L$9:.$L$17];MATCH(LOOKUP([.AC112];[.$M$9:.$M$17]);[.$M$9:.$M$17])+1)*([.AC112]-LOOKUP([.AC112];[.$M$9:.$M$17]))" office:value-type="float" office:value="15609375000" calcext:value-type="float">
            <text:p>15,609,375,000</text:p>
          </table:table-cell>
          <table:table-cell table:style-name="ce12" table:formula="of:=INDEX([.$L$9:.$L$17];MATCH(LOOKUP([.AC112];[.$M$9:.$M$17]);[.$M$9:.$M$17])+1)" office:value-type="float" office:value="3125" calcext:value-type="float">
            <text:p>3,125</text:p>
          </table:table-cell>
          <table:table-cell table:style-name="ce22" table:formula="of:=((365*24*6)*[.AH112])/[.AG112]" office:value-type="percentage" office:value="0.0105225225225225" calcext:value-type="percentage">
            <text:p>1.05%</text:p>
          </table:table-cell>
          <table:table-cell table:style-name="ce12" table:formula="of:=LOOKUP([.AC112];[.$V$9:.$V$16];[.$S$9:.$S$16])+INDEX([.$U$9:.$U$17];MATCH(LOOKUP([.AC112];[.$V$9:.$V$17]);[.$V$9:.$V$17])+1)*([.AC112]-LOOKUP([.AC112];[.$V$9:.$V$17]))" office:value-type="float" office:value="8489012248.44522" calcext:value-type="float">
            <text:p>8,489,012,248</text:p>
          </table:table-cell>
          <table:table-cell table:style-name="ce12" table:formula="of:=INDEX([.$U$9:.$U$17];MATCH(LOOKUP([.AC112];[.$V$9:.$V$17]);[.$V$9:.$V$17])+1)" office:value-type="float" office:value="3360.86676736413" calcext:value-type="float">
            <text:p>3,361</text:p>
          </table:table-cell>
          <table:table-cell table:style-name="ce22" table:formula="of:=((365*24*6)*[.AK112])/[.AJ112]" office:value-type="percentage" office:value="0.0208089177071234" calcext:value-type="percentage">
            <text:p>2.08%</text:p>
          </table:table-cell>
          <table:table-cell/>
          <table:table-cell table:style-name="ce7" table:formula="of:=[.AC112]/(365*24*6)" office:value-type="float" office:value="19.5966514459665" calcext:value-type="float">
            <text:p>19.5966514459665</text:p>
          </table:table-cell>
          <table:table-cell table:style-name="ce22" table:formula="of:=[.AF112]" office:value-type="percentage" office:value="0.00780980683506686" calcext:value-type="percentage">
            <text:p>0.78%</text:p>
          </table:table-cell>
          <table:table-cell table:style-name="ce22" table:formula="of:=[.AI112]" office:value-type="percentage" office:value="0.0105225225225225" calcext:value-type="percentage">
            <text:p>1.05%</text:p>
          </table:table-cell>
          <table:table-cell table:style-name="ce22" table:formula="of:=[.AL112]" office:value-type="percentage" office:value="0.0208089177071234" calcext:value-type="percentage">
            <text:p>2.0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2]+10000" office:value-type="float" office:value="1040000" calcext:value-type="float">
            <text:p>1,040,000</text:p>
          </table:table-cell>
          <table:table-cell table:style-name="ce12" table:formula="of:=LOOKUP([.AC113];[.$E$9:.$E$16];[.$B$9:.$B$16])+INDEX([.$D$9:.$D$17];MATCH(LOOKUP([.AC113];[.$E$9:.$E$17]);[.$E$9:.$E$17])+1)*([.AC113]-LOOKUP([.AC113];[.$E$9:.$E$17]))" office:value-type="float" office:value="42125000000" calcext:value-type="float">
            <text:p>42,125,000,000</text:p>
          </table:table-cell>
          <table:table-cell table:style-name="ce12" table:formula="of:=INDEX([.$D$9:.$D$17];MATCH(LOOKUP([.AC113];[.$E$9:.$E$17]);[.$E$9:.$E$17])+1)" office:value-type="float" office:value="6250" calcext:value-type="float">
            <text:p>6,250</text:p>
          </table:table-cell>
          <table:table-cell table:style-name="ce22" table:formula="of:=((365*24*6)*[.AE113])/[.AD113]" office:value-type="percentage" office:value="0.00779821958456973" calcext:value-type="percentage">
            <text:p>0.78%</text:p>
          </table:table-cell>
          <table:table-cell table:style-name="ce12" table:formula="of:=LOOKUP([.AC113];[.$M$9:.$M$16];[.$J$9:.$J$16])+INDEX([.$L$9:.$L$17];MATCH(LOOKUP([.AC113];[.$M$9:.$M$17]);[.$M$9:.$M$17])+1)*([.AC113]-LOOKUP([.AC113];[.$M$9:.$M$17]))" office:value-type="float" office:value="15640625000" calcext:value-type="float">
            <text:p>15,640,625,000</text:p>
          </table:table-cell>
          <table:table-cell table:style-name="ce12" table:formula="of:=INDEX([.$L$9:.$L$17];MATCH(LOOKUP([.AC113];[.$M$9:.$M$17]);[.$M$9:.$M$17])+1)" office:value-type="float" office:value="3125" calcext:value-type="float">
            <text:p>3,125</text:p>
          </table:table-cell>
          <table:table-cell table:style-name="ce22" table:formula="of:=((365*24*6)*[.AH113])/[.AG113]" office:value-type="percentage" office:value="0.0105014985014985" calcext:value-type="percentage">
            <text:p>1.05%</text:p>
          </table:table-cell>
          <table:table-cell table:style-name="ce12" table:formula="of:=LOOKUP([.AC113];[.$V$9:.$V$16];[.$S$9:.$S$16])+INDEX([.$U$9:.$U$17];MATCH(LOOKUP([.AC113];[.$V$9:.$V$17]);[.$V$9:.$V$17])+1)*([.AC113]-LOOKUP([.AC113];[.$V$9:.$V$17]))" office:value-type="float" office:value="8522620916.11886" calcext:value-type="float">
            <text:p>8,522,620,916</text:p>
          </table:table-cell>
          <table:table-cell table:style-name="ce12" table:formula="of:=INDEX([.$U$9:.$U$17];MATCH(LOOKUP([.AC113];[.$V$9:.$V$17]);[.$V$9:.$V$17])+1)" office:value-type="float" office:value="3360.86676736413" calcext:value-type="float">
            <text:p>3,361</text:p>
          </table:table-cell>
          <table:table-cell table:style-name="ce22" table:formula="of:=((365*24*6)*[.AK113])/[.AJ113]" office:value-type="percentage" office:value="0.020726858443107" calcext:value-type="percentage">
            <text:p>2.07%</text:p>
          </table:table-cell>
          <table:table-cell/>
          <table:table-cell table:style-name="ce7" table:formula="of:=[.AC113]/(365*24*6)" office:value-type="float" office:value="19.7869101978691" calcext:value-type="float">
            <text:p>19.7869101978691</text:p>
          </table:table-cell>
          <table:table-cell table:style-name="ce22" table:formula="of:=[.AF113]" office:value-type="percentage" office:value="0.00779821958456973" calcext:value-type="percentage">
            <text:p>0.78%</text:p>
          </table:table-cell>
          <table:table-cell table:style-name="ce22" table:formula="of:=[.AI113]" office:value-type="percentage" office:value="0.0105014985014985" calcext:value-type="percentage">
            <text:p>1.05%</text:p>
          </table:table-cell>
          <table:table-cell table:style-name="ce22" table:formula="of:=[.AL113]" office:value-type="percentage" office:value="0.020726858443107" calcext:value-type="percentage">
            <text:p>2.0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3]+10000" office:value-type="float" office:value="1050000" calcext:value-type="float">
            <text:p>1,050,000</text:p>
          </table:table-cell>
          <table:table-cell table:style-name="ce12" table:formula="of:=LOOKUP([.AC114];[.$E$9:.$E$16];[.$B$9:.$B$16])+INDEX([.$D$9:.$D$17];MATCH(LOOKUP([.AC114];[.$E$9:.$E$17]);[.$E$9:.$E$17])+1)*([.AC114]-LOOKUP([.AC114];[.$E$9:.$E$17]))" office:value-type="float" office:value="42187500000" calcext:value-type="float">
            <text:p>42,187,500,000</text:p>
          </table:table-cell>
          <table:table-cell table:style-name="ce12" table:formula="of:=INDEX([.$D$9:.$D$17];MATCH(LOOKUP([.AC114];[.$E$9:.$E$17]);[.$E$9:.$E$17])+1)" office:value-type="float" office:value="3125" calcext:value-type="float">
            <text:p>3,125</text:p>
          </table:table-cell>
          <table:table-cell table:style-name="ce22" table:formula="of:=((365*24*6)*[.AE114])/[.AD114]" office:value-type="percentage" office:value="0.00389333333333333" calcext:value-type="percentage">
            <text:p>0.39%</text:p>
          </table:table-cell>
          <table:table-cell table:style-name="ce12" table:formula="of:=LOOKUP([.AC114];[.$M$9:.$M$16];[.$J$9:.$J$16])+INDEX([.$L$9:.$L$17];MATCH(LOOKUP([.AC114];[.$M$9:.$M$17]);[.$M$9:.$M$17])+1)*([.AC114]-LOOKUP([.AC114];[.$M$9:.$M$17]))" office:value-type="float" office:value="15671875000" calcext:value-type="float">
            <text:p>15,671,875,000</text:p>
          </table:table-cell>
          <table:table-cell table:style-name="ce12" table:formula="of:=INDEX([.$L$9:.$L$17];MATCH(LOOKUP([.AC114];[.$M$9:.$M$17]);[.$M$9:.$M$17])+1)" office:value-type="float" office:value="3125" calcext:value-type="float">
            <text:p>3,125</text:p>
          </table:table-cell>
          <table:table-cell table:style-name="ce22" table:formula="of:=((365*24*6)*[.AH114])/[.AG114]" office:value-type="percentage" office:value="0.0104805583250249" calcext:value-type="percentage">
            <text:p>1.05%</text:p>
          </table:table-cell>
          <table:table-cell table:style-name="ce12" table:formula="of:=LOOKUP([.AC114];[.$V$9:.$V$16];[.$S$9:.$S$16])+INDEX([.$U$9:.$U$17];MATCH(LOOKUP([.AC114];[.$V$9:.$V$17]);[.$V$9:.$V$17])+1)*([.AC114]-LOOKUP([.AC114];[.$V$9:.$V$17]))" office:value-type="float" office:value="8556229583.79251" calcext:value-type="float">
            <text:p>8,556,229,584</text:p>
          </table:table-cell>
          <table:table-cell table:style-name="ce12" table:formula="of:=INDEX([.$U$9:.$U$17];MATCH(LOOKUP([.AC114];[.$V$9:.$V$17]);[.$V$9:.$V$17])+1)" office:value-type="float" office:value="3360.86676736413" calcext:value-type="float">
            <text:p>3,361</text:p>
          </table:table-cell>
          <table:table-cell table:style-name="ce22" table:formula="of:=((365*24*6)*[.AK114])/[.AJ114]" office:value-type="percentage" office:value="0.0206454438327917" calcext:value-type="percentage">
            <text:p>2.06%</text:p>
          </table:table-cell>
          <table:table-cell/>
          <table:table-cell table:style-name="ce7" table:formula="of:=[.AC114]/(365*24*6)" office:value-type="float" office:value="19.9771689497717" calcext:value-type="float">
            <text:p>19.9771689497717</text:p>
          </table:table-cell>
          <table:table-cell table:style-name="ce22" table:formula="of:=[.AF114]" office:value-type="percentage" office:value="0.00389333333333333" calcext:value-type="percentage">
            <text:p>0.39%</text:p>
          </table:table-cell>
          <table:table-cell table:style-name="ce22" table:formula="of:=[.AI114]" office:value-type="percentage" office:value="0.0104805583250249" calcext:value-type="percentage">
            <text:p>1.05%</text:p>
          </table:table-cell>
          <table:table-cell table:style-name="ce22" table:formula="of:=[.AL114]" office:value-type="percentage" office:value="0.0206454438327917" calcext:value-type="percentage">
            <text:p>2.0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4]+10000" office:value-type="float" office:value="1060000" calcext:value-type="float">
            <text:p>1,060,000</text:p>
          </table:table-cell>
          <table:table-cell table:style-name="ce12" table:formula="of:=LOOKUP([.AC115];[.$E$9:.$E$16];[.$B$9:.$B$16])+INDEX([.$D$9:.$D$17];MATCH(LOOKUP([.AC115];[.$E$9:.$E$17]);[.$E$9:.$E$17])+1)*([.AC115]-LOOKUP([.AC115];[.$E$9:.$E$17]))" office:value-type="float" office:value="42218750000" calcext:value-type="float">
            <text:p>42,218,750,000</text:p>
          </table:table-cell>
          <table:table-cell table:style-name="ce12" table:formula="of:=INDEX([.$D$9:.$D$17];MATCH(LOOKUP([.AC115];[.$E$9:.$E$17]);[.$E$9:.$E$17])+1)" office:value-type="float" office:value="3125" calcext:value-type="float">
            <text:p>3,125</text:p>
          </table:table-cell>
          <table:table-cell table:style-name="ce22" table:formula="of:=((365*24*6)*[.AE115])/[.AD115]" office:value-type="percentage" office:value="0.00389045151739452" calcext:value-type="percentage">
            <text:p>0.39%</text:p>
          </table:table-cell>
          <table:table-cell table:style-name="ce12" table:formula="of:=LOOKUP([.AC115];[.$M$9:.$M$16];[.$J$9:.$J$16])+INDEX([.$L$9:.$L$17];MATCH(LOOKUP([.AC115];[.$M$9:.$M$17]);[.$M$9:.$M$17])+1)*([.AC115]-LOOKUP([.AC115];[.$M$9:.$M$17]))" office:value-type="float" office:value="15703125000" calcext:value-type="float">
            <text:p>15,703,125,000</text:p>
          </table:table-cell>
          <table:table-cell table:style-name="ce12" table:formula="of:=INDEX([.$L$9:.$L$17];MATCH(LOOKUP([.AC115];[.$M$9:.$M$17]);[.$M$9:.$M$17])+1)" office:value-type="float" office:value="3125" calcext:value-type="float">
            <text:p>3,125</text:p>
          </table:table-cell>
          <table:table-cell table:style-name="ce22" table:formula="of:=((365*24*6)*[.AH115])/[.AG115]" office:value-type="percentage" office:value="0.0104597014925373" calcext:value-type="percentage">
            <text:p>1.05%</text:p>
          </table:table-cell>
          <table:table-cell table:style-name="ce12" table:formula="of:=LOOKUP([.AC115];[.$V$9:.$V$16];[.$S$9:.$S$16])+INDEX([.$U$9:.$U$17];MATCH(LOOKUP([.AC115];[.$V$9:.$V$17]);[.$V$9:.$V$17])+1)*([.AC115]-LOOKUP([.AC115];[.$V$9:.$V$17]))" office:value-type="float" office:value="8589838251.46615" calcext:value-type="float">
            <text:p>8,589,838,251</text:p>
          </table:table-cell>
          <table:table-cell table:style-name="ce12" table:formula="of:=INDEX([.$U$9:.$U$17];MATCH(LOOKUP([.AC115];[.$V$9:.$V$17]);[.$V$9:.$V$17])+1)" office:value-type="float" office:value="3360.86676736413" calcext:value-type="float">
            <text:p>3,361</text:p>
          </table:table-cell>
          <table:table-cell table:style-name="ce22" table:formula="of:=((365*24*6)*[.AK115])/[.AJ115]" office:value-type="percentage" office:value="0.0205646663093462" calcext:value-type="percentage">
            <text:p>2.06%</text:p>
          </table:table-cell>
          <table:table-cell/>
          <table:table-cell table:style-name="ce7" table:formula="of:=[.AC115]/(365*24*6)" office:value-type="float" office:value="20.1674277016743" calcext:value-type="float">
            <text:p>20.1674277016743</text:p>
          </table:table-cell>
          <table:table-cell table:style-name="ce22" table:formula="of:=[.AF115]" office:value-type="percentage" office:value="0.00389045151739452" calcext:value-type="percentage">
            <text:p>0.39%</text:p>
          </table:table-cell>
          <table:table-cell table:style-name="ce22" table:formula="of:=[.AI115]" office:value-type="percentage" office:value="0.0104597014925373" calcext:value-type="percentage">
            <text:p>1.05%</text:p>
          </table:table-cell>
          <table:table-cell table:style-name="ce22" table:formula="of:=[.AL115]" office:value-type="percentage" office:value="0.0205646663093462" calcext:value-type="percentage">
            <text:p>2.0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5]+10000" office:value-type="float" office:value="1070000" calcext:value-type="float">
            <text:p>1,070,000</text:p>
          </table:table-cell>
          <table:table-cell table:style-name="ce12" table:formula="of:=LOOKUP([.AC116];[.$E$9:.$E$16];[.$B$9:.$B$16])+INDEX([.$D$9:.$D$17];MATCH(LOOKUP([.AC116];[.$E$9:.$E$17]);[.$E$9:.$E$17])+1)*([.AC116]-LOOKUP([.AC116];[.$E$9:.$E$17]))" office:value-type="float" office:value="42250000000" calcext:value-type="float">
            <text:p>42,250,000,000</text:p>
          </table:table-cell>
          <table:table-cell table:style-name="ce12" table:formula="of:=INDEX([.$D$9:.$D$17];MATCH(LOOKUP([.AC116];[.$E$9:.$E$17]);[.$E$9:.$E$17])+1)" office:value-type="float" office:value="3125" calcext:value-type="float">
            <text:p>3,125</text:p>
          </table:table-cell>
          <table:table-cell table:style-name="ce22" table:formula="of:=((365*24*6)*[.AE116])/[.AD116]" office:value-type="percentage" office:value="0.00388757396449704" calcext:value-type="percentage">
            <text:p>0.39%</text:p>
          </table:table-cell>
          <table:table-cell table:style-name="ce12" table:formula="of:=LOOKUP([.AC116];[.$M$9:.$M$16];[.$J$9:.$J$16])+INDEX([.$L$9:.$L$17];MATCH(LOOKUP([.AC116];[.$M$9:.$M$17]);[.$M$9:.$M$17])+1)*([.AC116]-LOOKUP([.AC116];[.$M$9:.$M$17]))" office:value-type="float" office:value="15734375000" calcext:value-type="float">
            <text:p>15,734,375,000</text:p>
          </table:table-cell>
          <table:table-cell table:style-name="ce12" table:formula="of:=INDEX([.$L$9:.$L$17];MATCH(LOOKUP([.AC116];[.$M$9:.$M$17]);[.$M$9:.$M$17])+1)" office:value-type="float" office:value="3125" calcext:value-type="float">
            <text:p>3,125</text:p>
          </table:table-cell>
          <table:table-cell table:style-name="ce22" table:formula="of:=((365*24*6)*[.AH116])/[.AG116]" office:value-type="percentage" office:value="0.0104389275074479" calcext:value-type="percentage">
            <text:p>1.04%</text:p>
          </table:table-cell>
          <table:table-cell table:style-name="ce12" table:formula="of:=LOOKUP([.AC116];[.$V$9:.$V$16];[.$S$9:.$S$16])+INDEX([.$U$9:.$U$17];MATCH(LOOKUP([.AC116];[.$V$9:.$V$17]);[.$V$9:.$V$17])+1)*([.AC116]-LOOKUP([.AC116];[.$V$9:.$V$17]))" office:value-type="float" office:value="8623446919.13979" calcext:value-type="float">
            <text:p>8,623,446,919</text:p>
          </table:table-cell>
          <table:table-cell table:style-name="ce12" table:formula="of:=INDEX([.$U$9:.$U$17];MATCH(LOOKUP([.AC116];[.$V$9:.$V$17]);[.$V$9:.$V$17])+1)" office:value-type="float" office:value="3360.86676736413" calcext:value-type="float">
            <text:p>3,361</text:p>
          </table:table-cell>
          <table:table-cell table:style-name="ce22" table:formula="of:=((365*24*6)*[.AK116])/[.AJ116]" office:value-type="percentage" office:value="0.0204845184239019" calcext:value-type="percentage">
            <text:p>2.05%</text:p>
          </table:table-cell>
          <table:table-cell/>
          <table:table-cell table:style-name="ce7" table:formula="of:=[.AC116]/(365*24*6)" office:value-type="float" office:value="20.3576864535769" calcext:value-type="float">
            <text:p>20.3576864535769</text:p>
          </table:table-cell>
          <table:table-cell table:style-name="ce22" table:formula="of:=[.AF116]" office:value-type="percentage" office:value="0.00388757396449704" calcext:value-type="percentage">
            <text:p>0.39%</text:p>
          </table:table-cell>
          <table:table-cell table:style-name="ce22" table:formula="of:=[.AI116]" office:value-type="percentage" office:value="0.0104389275074479" calcext:value-type="percentage">
            <text:p>1.04%</text:p>
          </table:table-cell>
          <table:table-cell table:style-name="ce22" table:formula="of:=[.AL116]" office:value-type="percentage" office:value="0.0204845184239019" calcext:value-type="percentage">
            <text:p>2.0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6]+10000" office:value-type="float" office:value="1080000" calcext:value-type="float">
            <text:p>1,080,000</text:p>
          </table:table-cell>
          <table:table-cell table:style-name="ce12" table:formula="of:=LOOKUP([.AC117];[.$E$9:.$E$16];[.$B$9:.$B$16])+INDEX([.$D$9:.$D$17];MATCH(LOOKUP([.AC117];[.$E$9:.$E$17]);[.$E$9:.$E$17])+1)*([.AC117]-LOOKUP([.AC117];[.$E$9:.$E$17]))" office:value-type="float" office:value="42281250000" calcext:value-type="float">
            <text:p>42,281,250,000</text:p>
          </table:table-cell>
          <table:table-cell table:style-name="ce12" table:formula="of:=INDEX([.$D$9:.$D$17];MATCH(LOOKUP([.AC117];[.$E$9:.$E$17]);[.$E$9:.$E$17])+1)" office:value-type="float" office:value="3125" calcext:value-type="float">
            <text:p>3,125</text:p>
          </table:table-cell>
          <table:table-cell table:style-name="ce22" table:formula="of:=((365*24*6)*[.AE117])/[.AD117]" office:value-type="percentage" office:value="0.00388470066518847" calcext:value-type="percentage">
            <text:p>0.39%</text:p>
          </table:table-cell>
          <table:table-cell table:style-name="ce12" table:formula="of:=LOOKUP([.AC117];[.$M$9:.$M$16];[.$J$9:.$J$16])+INDEX([.$L$9:.$L$17];MATCH(LOOKUP([.AC117];[.$M$9:.$M$17]);[.$M$9:.$M$17])+1)*([.AC117]-LOOKUP([.AC117];[.$M$9:.$M$17]))" office:value-type="float" office:value="15765625000" calcext:value-type="float">
            <text:p>15,765,625,000</text:p>
          </table:table-cell>
          <table:table-cell table:style-name="ce12" table:formula="of:=INDEX([.$L$9:.$L$17];MATCH(LOOKUP([.AC117];[.$M$9:.$M$17]);[.$M$9:.$M$17])+1)" office:value-type="float" office:value="3125" calcext:value-type="float">
            <text:p>3,125</text:p>
          </table:table-cell>
          <table:table-cell table:style-name="ce22" table:formula="of:=((365*24*6)*[.AH117])/[.AG117]" office:value-type="percentage" office:value="0.010418235877106" calcext:value-type="percentage">
            <text:p>1.04%</text:p>
          </table:table-cell>
          <table:table-cell table:style-name="ce12" table:formula="of:=LOOKUP([.AC117];[.$V$9:.$V$16];[.$S$9:.$S$16])+INDEX([.$U$9:.$U$17];MATCH(LOOKUP([.AC117];[.$V$9:.$V$17]);[.$V$9:.$V$17])+1)*([.AC117]-LOOKUP([.AC117];[.$V$9:.$V$17]))" office:value-type="float" office:value="8657055586.81343" calcext:value-type="float">
            <text:p>8,657,055,587</text:p>
          </table:table-cell>
          <table:table-cell table:style-name="ce12" table:formula="of:=INDEX([.$U$9:.$U$17];MATCH(LOOKUP([.AC117];[.$V$9:.$V$17]);[.$V$9:.$V$17])+1)" office:value-type="float" office:value="3360.86676736413" calcext:value-type="float">
            <text:p>3,361</text:p>
          </table:table-cell>
          <table:table-cell table:style-name="ce22" table:formula="of:=((365*24*6)*[.AK117])/[.AJ117]" office:value-type="percentage" office:value="0.0204049928432631" calcext:value-type="percentage">
            <text:p>2.04%</text:p>
          </table:table-cell>
          <table:table-cell/>
          <table:table-cell table:style-name="ce7" table:formula="of:=[.AC117]/(365*24*6)" office:value-type="float" office:value="20.5479452054794" calcext:value-type="float">
            <text:p>20.5479452054794</text:p>
          </table:table-cell>
          <table:table-cell table:style-name="ce22" table:formula="of:=[.AF117]" office:value-type="percentage" office:value="0.00388470066518847" calcext:value-type="percentage">
            <text:p>0.39%</text:p>
          </table:table-cell>
          <table:table-cell table:style-name="ce22" table:formula="of:=[.AI117]" office:value-type="percentage" office:value="0.010418235877106" calcext:value-type="percentage">
            <text:p>1.04%</text:p>
          </table:table-cell>
          <table:table-cell table:style-name="ce22" table:formula="of:=[.AL117]" office:value-type="percentage" office:value="0.0204049928432631" calcext:value-type="percentage">
            <text:p>2.0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7]+10000" office:value-type="float" office:value="1090000" calcext:value-type="float">
            <text:p>1,090,000</text:p>
          </table:table-cell>
          <table:table-cell table:style-name="ce12" table:formula="of:=LOOKUP([.AC118];[.$E$9:.$E$16];[.$B$9:.$B$16])+INDEX([.$D$9:.$D$17];MATCH(LOOKUP([.AC118];[.$E$9:.$E$17]);[.$E$9:.$E$17])+1)*([.AC118]-LOOKUP([.AC118];[.$E$9:.$E$17]))" office:value-type="float" office:value="42312500000" calcext:value-type="float">
            <text:p>42,312,500,000</text:p>
          </table:table-cell>
          <table:table-cell table:style-name="ce12" table:formula="of:=INDEX([.$D$9:.$D$17];MATCH(LOOKUP([.AC118];[.$E$9:.$E$17]);[.$E$9:.$E$17])+1)" office:value-type="float" office:value="3125" calcext:value-type="float">
            <text:p>3,125</text:p>
          </table:table-cell>
          <table:table-cell table:style-name="ce22" table:formula="of:=((365*24*6)*[.AE118])/[.AD118]" office:value-type="percentage" office:value="0.00388183161004431" calcext:value-type="percentage">
            <text:p>0.39%</text:p>
          </table:table-cell>
          <table:table-cell table:style-name="ce12" table:formula="of:=LOOKUP([.AC118];[.$M$9:.$M$16];[.$J$9:.$J$16])+INDEX([.$L$9:.$L$17];MATCH(LOOKUP([.AC118];[.$M$9:.$M$17]);[.$M$9:.$M$17])+1)*([.AC118]-LOOKUP([.AC118];[.$M$9:.$M$17]))" office:value-type="float" office:value="15796875000" calcext:value-type="float">
            <text:p>15,796,875,000</text:p>
          </table:table-cell>
          <table:table-cell table:style-name="ce12" table:formula="of:=INDEX([.$L$9:.$L$17];MATCH(LOOKUP([.AC118];[.$M$9:.$M$17]);[.$M$9:.$M$17])+1)" office:value-type="float" office:value="3125" calcext:value-type="float">
            <text:p>3,125</text:p>
          </table:table-cell>
          <table:table-cell table:style-name="ce22" table:formula="of:=((365*24*6)*[.AH118])/[.AG118]" office:value-type="percentage" office:value="0.0103976261127596" calcext:value-type="percentage">
            <text:p>1.04%</text:p>
          </table:table-cell>
          <table:table-cell table:style-name="ce12" table:formula="of:=LOOKUP([.AC118];[.$V$9:.$V$16];[.$S$9:.$S$16])+INDEX([.$U$9:.$U$17];MATCH(LOOKUP([.AC118];[.$V$9:.$V$17]);[.$V$9:.$V$17])+1)*([.AC118]-LOOKUP([.AC118];[.$V$9:.$V$17]))" office:value-type="float" office:value="8690664254.48707" calcext:value-type="float">
            <text:p>8,690,664,254</text:p>
          </table:table-cell>
          <table:table-cell table:style-name="ce12" table:formula="of:=INDEX([.$U$9:.$U$17];MATCH(LOOKUP([.AC118];[.$V$9:.$V$17]);[.$V$9:.$V$17])+1)" office:value-type="float" office:value="3360.86676736413" calcext:value-type="float">
            <text:p>3,361</text:p>
          </table:table-cell>
          <table:table-cell table:style-name="ce22" table:formula="of:=((365*24*6)*[.AK118])/[.AJ118]" office:value-type="percentage" office:value="0.0203260823476703" calcext:value-type="percentage">
            <text:p>2.03%</text:p>
          </table:table-cell>
          <table:table-cell/>
          <table:table-cell table:style-name="ce7" table:formula="of:=[.AC118]/(365*24*6)" office:value-type="float" office:value="20.738203957382" calcext:value-type="float">
            <text:p>20.738203957382</text:p>
          </table:table-cell>
          <table:table-cell table:style-name="ce22" table:formula="of:=[.AF118]" office:value-type="percentage" office:value="0.00388183161004431" calcext:value-type="percentage">
            <text:p>0.39%</text:p>
          </table:table-cell>
          <table:table-cell table:style-name="ce22" table:formula="of:=[.AI118]" office:value-type="percentage" office:value="0.0103976261127596" calcext:value-type="percentage">
            <text:p>1.04%</text:p>
          </table:table-cell>
          <table:table-cell table:style-name="ce22" table:formula="of:=[.AL118]" office:value-type="percentage" office:value="0.0203260823476703" calcext:value-type="percentage">
            <text:p>2.0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8]+10000" office:value-type="float" office:value="1100000" calcext:value-type="float">
            <text:p>1,100,000</text:p>
          </table:table-cell>
          <table:table-cell table:style-name="ce12" table:formula="of:=LOOKUP([.AC119];[.$E$9:.$E$16];[.$B$9:.$B$16])+INDEX([.$D$9:.$D$17];MATCH(LOOKUP([.AC119];[.$E$9:.$E$17]);[.$E$9:.$E$17])+1)*([.AC119]-LOOKUP([.AC119];[.$E$9:.$E$17]))" office:value-type="float" office:value="42343750000" calcext:value-type="float">
            <text:p>42,343,750,000</text:p>
          </table:table-cell>
          <table:table-cell table:style-name="ce12" table:formula="of:=INDEX([.$D$9:.$D$17];MATCH(LOOKUP([.AC119];[.$E$9:.$E$17]);[.$E$9:.$E$17])+1)" office:value-type="float" office:value="3125" calcext:value-type="float">
            <text:p>3,125</text:p>
          </table:table-cell>
          <table:table-cell table:style-name="ce22" table:formula="of:=((365*24*6)*[.AE119])/[.AD119]" office:value-type="percentage" office:value="0.0038789667896679" calcext:value-type="percentage">
            <text:p>0.39%</text:p>
          </table:table-cell>
          <table:table-cell table:style-name="ce12" table:formula="of:=LOOKUP([.AC119];[.$M$9:.$M$16];[.$J$9:.$J$16])+INDEX([.$L$9:.$L$17];MATCH(LOOKUP([.AC119];[.$M$9:.$M$17]);[.$M$9:.$M$17])+1)*([.AC119]-LOOKUP([.AC119];[.$M$9:.$M$17]))" office:value-type="float" office:value="15828125000" calcext:value-type="float">
            <text:p>15,828,125,000</text:p>
          </table:table-cell>
          <table:table-cell table:style-name="ce12" table:formula="of:=INDEX([.$L$9:.$L$17];MATCH(LOOKUP([.AC119];[.$M$9:.$M$17]);[.$M$9:.$M$17])+1)" office:value-type="float" office:value="3125" calcext:value-type="float">
            <text:p>3,125</text:p>
          </table:table-cell>
          <table:table-cell table:style-name="ce22" table:formula="of:=((365*24*6)*[.AH119])/[.AG119]" office:value-type="percentage" office:value="0.0103770977295163" calcext:value-type="percentage">
            <text:p>1.04%</text:p>
          </table:table-cell>
          <table:table-cell table:style-name="ce12" table:formula="of:=LOOKUP([.AC119];[.$V$9:.$V$16];[.$S$9:.$S$16])+INDEX([.$U$9:.$U$17];MATCH(LOOKUP([.AC119];[.$V$9:.$V$17]);[.$V$9:.$V$17])+1)*([.AC119]-LOOKUP([.AC119];[.$V$9:.$V$17]))" office:value-type="float" office:value="8724272922.16071" calcext:value-type="float">
            <text:p>8,724,272,922</text:p>
          </table:table-cell>
          <table:table-cell table:style-name="ce12" table:formula="of:=INDEX([.$U$9:.$U$17];MATCH(LOOKUP([.AC119];[.$V$9:.$V$17]);[.$V$9:.$V$17])+1)" office:value-type="float" office:value="3360.86676736413" calcext:value-type="float">
            <text:p>3,361</text:p>
          </table:table-cell>
          <table:table-cell table:style-name="ce22" table:formula="of:=((365*24*6)*[.AK119])/[.AJ119]" office:value-type="percentage" office:value="0.0202477798286151" calcext:value-type="percentage">
            <text:p>2.02%</text:p>
          </table:table-cell>
          <table:table-cell/>
          <table:table-cell table:style-name="ce7" table:formula="of:=[.AC119]/(365*24*6)" office:value-type="float" office:value="20.9284627092846" calcext:value-type="float">
            <text:p>20.9284627092846</text:p>
          </table:table-cell>
          <table:table-cell table:style-name="ce22" table:formula="of:=[.AF119]" office:value-type="percentage" office:value="0.0038789667896679" calcext:value-type="percentage">
            <text:p>0.39%</text:p>
          </table:table-cell>
          <table:table-cell table:style-name="ce22" table:formula="of:=[.AI119]" office:value-type="percentage" office:value="0.0103770977295163" calcext:value-type="percentage">
            <text:p>1.04%</text:p>
          </table:table-cell>
          <table:table-cell table:style-name="ce22" table:formula="of:=[.AL119]" office:value-type="percentage" office:value="0.0202477798286151" calcext:value-type="percentage">
            <text:p>2.0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9]+10000" office:value-type="float" office:value="1110000" calcext:value-type="float">
            <text:p>1,110,000</text:p>
          </table:table-cell>
          <table:table-cell table:style-name="ce12" table:formula="of:=LOOKUP([.AC120];[.$E$9:.$E$16];[.$B$9:.$B$16])+INDEX([.$D$9:.$D$17];MATCH(LOOKUP([.AC120];[.$E$9:.$E$17]);[.$E$9:.$E$17])+1)*([.AC120]-LOOKUP([.AC120];[.$E$9:.$E$17]))" office:value-type="float" office:value="42375000000" calcext:value-type="float">
            <text:p>42,375,000,000</text:p>
          </table:table-cell>
          <table:table-cell table:style-name="ce12" table:formula="of:=INDEX([.$D$9:.$D$17];MATCH(LOOKUP([.AC120];[.$E$9:.$E$17]);[.$E$9:.$E$17])+1)" office:value-type="float" office:value="3125" calcext:value-type="float">
            <text:p>3,125</text:p>
          </table:table-cell>
          <table:table-cell table:style-name="ce22" table:formula="of:=((365*24*6)*[.AE120])/[.AD120]" office:value-type="percentage" office:value="0.00387610619469027" calcext:value-type="percentage">
            <text:p>0.39%</text:p>
          </table:table-cell>
          <table:table-cell table:style-name="ce12" table:formula="of:=LOOKUP([.AC120];[.$M$9:.$M$16];[.$J$9:.$J$16])+INDEX([.$L$9:.$L$17];MATCH(LOOKUP([.AC120];[.$M$9:.$M$17]);[.$M$9:.$M$17])+1)*([.AC120]-LOOKUP([.AC120];[.$M$9:.$M$17]))" office:value-type="float" office:value="15859375000" calcext:value-type="float">
            <text:p>15,859,375,000</text:p>
          </table:table-cell>
          <table:table-cell table:style-name="ce12" table:formula="of:=INDEX([.$L$9:.$L$17];MATCH(LOOKUP([.AC120];[.$M$9:.$M$17]);[.$M$9:.$M$17])+1)" office:value-type="float" office:value="3125" calcext:value-type="float">
            <text:p>3,125</text:p>
          </table:table-cell>
          <table:table-cell table:style-name="ce22" table:formula="of:=((365*24*6)*[.AH120])/[.AG120]" office:value-type="percentage" office:value="0.0103566502463054" calcext:value-type="percentage">
            <text:p>1.04%</text:p>
          </table:table-cell>
          <table:table-cell table:style-name="ce12" table:formula="of:=LOOKUP([.AC120];[.$V$9:.$V$16];[.$S$9:.$S$16])+INDEX([.$U$9:.$U$17];MATCH(LOOKUP([.AC120];[.$V$9:.$V$17]);[.$V$9:.$V$17])+1)*([.AC120]-LOOKUP([.AC120];[.$V$9:.$V$17]))" office:value-type="float" office:value="8757881589.83435" calcext:value-type="float">
            <text:p>8,757,881,590</text:p>
          </table:table-cell>
          <table:table-cell table:style-name="ce12" table:formula="of:=INDEX([.$U$9:.$U$17];MATCH(LOOKUP([.AC120];[.$V$9:.$V$17]);[.$V$9:.$V$17])+1)" office:value-type="float" office:value="3360.86676736413" calcext:value-type="float">
            <text:p>3,361</text:p>
          </table:table-cell>
          <table:table-cell table:style-name="ce22" table:formula="of:=((365*24*6)*[.AK120])/[.AJ120]" office:value-type="percentage" office:value="0.0201700782867059" calcext:value-type="percentage">
            <text:p>2.02%</text:p>
          </table:table-cell>
          <table:table-cell/>
          <table:table-cell table:style-name="ce7" table:formula="of:=[.AC120]/(365*24*6)" office:value-type="float" office:value="21.1187214611872" calcext:value-type="float">
            <text:p>21.1187214611872</text:p>
          </table:table-cell>
          <table:table-cell table:style-name="ce22" table:formula="of:=[.AF120]" office:value-type="percentage" office:value="0.00387610619469027" calcext:value-type="percentage">
            <text:p>0.39%</text:p>
          </table:table-cell>
          <table:table-cell table:style-name="ce22" table:formula="of:=[.AI120]" office:value-type="percentage" office:value="0.0103566502463054" calcext:value-type="percentage">
            <text:p>1.04%</text:p>
          </table:table-cell>
          <table:table-cell table:style-name="ce22" table:formula="of:=[.AL120]" office:value-type="percentage" office:value="0.0201700782867059" calcext:value-type="percentage">
            <text:p>2.0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0]+10000" office:value-type="float" office:value="1120000" calcext:value-type="float">
            <text:p>1,120,000</text:p>
          </table:table-cell>
          <table:table-cell table:style-name="ce12" table:formula="of:=LOOKUP([.AC121];[.$E$9:.$E$16];[.$B$9:.$B$16])+INDEX([.$D$9:.$D$17];MATCH(LOOKUP([.AC121];[.$E$9:.$E$17]);[.$E$9:.$E$17])+1)*([.AC121]-LOOKUP([.AC121];[.$E$9:.$E$17]))" office:value-type="float" office:value="42406250000" calcext:value-type="float">
            <text:p>42,406,250,000</text:p>
          </table:table-cell>
          <table:table-cell table:style-name="ce12" table:formula="of:=INDEX([.$D$9:.$D$17];MATCH(LOOKUP([.AC121];[.$E$9:.$E$17]);[.$E$9:.$E$17])+1)" office:value-type="float" office:value="3125" calcext:value-type="float">
            <text:p>3,125</text:p>
          </table:table-cell>
          <table:table-cell table:style-name="ce22" table:formula="of:=((365*24*6)*[.AE121])/[.AD121]" office:value-type="percentage" office:value="0.00387324981577008" calcext:value-type="percentage">
            <text:p>0.39%</text:p>
          </table:table-cell>
          <table:table-cell table:style-name="ce12" table:formula="of:=LOOKUP([.AC121];[.$M$9:.$M$16];[.$J$9:.$J$16])+INDEX([.$L$9:.$L$17];MATCH(LOOKUP([.AC121];[.$M$9:.$M$17]);[.$M$9:.$M$17])+1)*([.AC121]-LOOKUP([.AC121];[.$M$9:.$M$17]))" office:value-type="float" office:value="15890625000" calcext:value-type="float">
            <text:p>15,890,625,000</text:p>
          </table:table-cell>
          <table:table-cell table:style-name="ce12" table:formula="of:=INDEX([.$L$9:.$L$17];MATCH(LOOKUP([.AC121];[.$M$9:.$M$17]);[.$M$9:.$M$17])+1)" office:value-type="float" office:value="3125" calcext:value-type="float">
            <text:p>3,125</text:p>
          </table:table-cell>
          <table:table-cell table:style-name="ce22" table:formula="of:=((365*24*6)*[.AH121])/[.AG121]" office:value-type="percentage" office:value="0.0103362831858407" calcext:value-type="percentage">
            <text:p>1.03%</text:p>
          </table:table-cell>
          <table:table-cell table:style-name="ce12" table:formula="of:=LOOKUP([.AC121];[.$V$9:.$V$16];[.$S$9:.$S$16])+INDEX([.$U$9:.$U$17];MATCH(LOOKUP([.AC121];[.$V$9:.$V$17]);[.$V$9:.$V$17])+1)*([.AC121]-LOOKUP([.AC121];[.$V$9:.$V$17]))" office:value-type="float" office:value="8791490257.50799" calcext:value-type="float">
            <text:p>8,791,490,258</text:p>
          </table:table-cell>
          <table:table-cell table:style-name="ce12" table:formula="of:=INDEX([.$U$9:.$U$17];MATCH(LOOKUP([.AC121];[.$V$9:.$V$17]);[.$V$9:.$V$17])+1)" office:value-type="float" office:value="3360.86676736413" calcext:value-type="float">
            <text:p>3,361</text:p>
          </table:table-cell>
          <table:table-cell table:style-name="ce22" table:formula="of:=((365*24*6)*[.AK121])/[.AJ121]" office:value-type="percentage" office:value="0.0200929708295816" calcext:value-type="percentage">
            <text:p>2.01%</text:p>
          </table:table-cell>
          <table:table-cell/>
          <table:table-cell table:style-name="ce7" table:formula="of:=[.AC121]/(365*24*6)" office:value-type="float" office:value="21.3089802130898" calcext:value-type="float">
            <text:p>21.3089802130898</text:p>
          </table:table-cell>
          <table:table-cell table:style-name="ce22" table:formula="of:=[.AF121]" office:value-type="percentage" office:value="0.00387324981577008" calcext:value-type="percentage">
            <text:p>0.39%</text:p>
          </table:table-cell>
          <table:table-cell table:style-name="ce22" table:formula="of:=[.AI121]" office:value-type="percentage" office:value="0.0103362831858407" calcext:value-type="percentage">
            <text:p>1.03%</text:p>
          </table:table-cell>
          <table:table-cell table:style-name="ce22" table:formula="of:=[.AL121]" office:value-type="percentage" office:value="0.0200929708295816" calcext:value-type="percentage">
            <text:p>2.0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1]+10000" office:value-type="float" office:value="1130000" calcext:value-type="float">
            <text:p>1,130,000</text:p>
          </table:table-cell>
          <table:table-cell table:style-name="ce12" table:formula="of:=LOOKUP([.AC122];[.$E$9:.$E$16];[.$B$9:.$B$16])+INDEX([.$D$9:.$D$17];MATCH(LOOKUP([.AC122];[.$E$9:.$E$17]);[.$E$9:.$E$17])+1)*([.AC122]-LOOKUP([.AC122];[.$E$9:.$E$17]))" office:value-type="float" office:value="42437500000" calcext:value-type="float">
            <text:p>42,437,500,000</text:p>
          </table:table-cell>
          <table:table-cell table:style-name="ce12" table:formula="of:=INDEX([.$D$9:.$D$17];MATCH(LOOKUP([.AC122];[.$E$9:.$E$17]);[.$E$9:.$E$17])+1)" office:value-type="float" office:value="3125" calcext:value-type="float">
            <text:p>3,125</text:p>
          </table:table-cell>
          <table:table-cell table:style-name="ce22" table:formula="of:=((365*24*6)*[.AE122])/[.AD122]" office:value-type="percentage" office:value="0.00387039764359352" calcext:value-type="percentage">
            <text:p>0.39%</text:p>
          </table:table-cell>
          <table:table-cell table:style-name="ce12" table:formula="of:=LOOKUP([.AC122];[.$M$9:.$M$16];[.$J$9:.$J$16])+INDEX([.$L$9:.$L$17];MATCH(LOOKUP([.AC122];[.$M$9:.$M$17]);[.$M$9:.$M$17])+1)*([.AC122]-LOOKUP([.AC122];[.$M$9:.$M$17]))" office:value-type="float" office:value="15921875000" calcext:value-type="float">
            <text:p>15,921,875,000</text:p>
          </table:table-cell>
          <table:table-cell table:style-name="ce12" table:formula="of:=INDEX([.$L$9:.$L$17];MATCH(LOOKUP([.AC122];[.$M$9:.$M$17]);[.$M$9:.$M$17])+1)" office:value-type="float" office:value="3125" calcext:value-type="float">
            <text:p>3,125</text:p>
          </table:table-cell>
          <table:table-cell table:style-name="ce22" table:formula="of:=((365*24*6)*[.AH122])/[.AG122]" office:value-type="percentage" office:value="0.0103159960745829" calcext:value-type="percentage">
            <text:p>1.03%</text:p>
          </table:table-cell>
          <table:table-cell table:style-name="ce12" table:formula="of:=LOOKUP([.AC122];[.$V$9:.$V$16];[.$S$9:.$S$16])+INDEX([.$U$9:.$U$17];MATCH(LOOKUP([.AC122];[.$V$9:.$V$17]);[.$V$9:.$V$17])+1)*([.AC122]-LOOKUP([.AC122];[.$V$9:.$V$17]))" office:value-type="float" office:value="8825098925.18164" calcext:value-type="float">
            <text:p>8,825,098,925</text:p>
          </table:table-cell>
          <table:table-cell table:style-name="ce12" table:formula="of:=INDEX([.$U$9:.$U$17];MATCH(LOOKUP([.AC122];[.$V$9:.$V$17]);[.$V$9:.$V$17])+1)" office:value-type="float" office:value="3360.86676736413" calcext:value-type="float">
            <text:p>3,361</text:p>
          </table:table-cell>
          <table:table-cell table:style-name="ce22" table:formula="of:=((365*24*6)*[.AK122])/[.AJ122]" office:value-type="percentage" office:value="0.0200164506698743" calcext:value-type="percentage">
            <text:p>2.00%</text:p>
          </table:table-cell>
          <table:table-cell/>
          <table:table-cell table:style-name="ce7" table:formula="of:=[.AC122]/(365*24*6)" office:value-type="float" office:value="21.4992389649924" calcext:value-type="float">
            <text:p>21.4992389649924</text:p>
          </table:table-cell>
          <table:table-cell table:style-name="ce22" table:formula="of:=[.AF122]" office:value-type="percentage" office:value="0.00387039764359352" calcext:value-type="percentage">
            <text:p>0.39%</text:p>
          </table:table-cell>
          <table:table-cell table:style-name="ce22" table:formula="of:=[.AI122]" office:value-type="percentage" office:value="0.0103159960745829" calcext:value-type="percentage">
            <text:p>1.03%</text:p>
          </table:table-cell>
          <table:table-cell table:style-name="ce22" table:formula="of:=[.AL122]" office:value-type="percentage" office:value="0.0200164506698743" calcext:value-type="percentage">
            <text:p>2.0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2]+10000" office:value-type="float" office:value="1140000" calcext:value-type="float">
            <text:p>1,140,000</text:p>
          </table:table-cell>
          <table:table-cell table:style-name="ce12" table:formula="of:=LOOKUP([.AC123];[.$E$9:.$E$16];[.$B$9:.$B$16])+INDEX([.$D$9:.$D$17];MATCH(LOOKUP([.AC123];[.$E$9:.$E$17]);[.$E$9:.$E$17])+1)*([.AC123]-LOOKUP([.AC123];[.$E$9:.$E$17]))" office:value-type="float" office:value="42468750000" calcext:value-type="float">
            <text:p>42,468,750,000</text:p>
          </table:table-cell>
          <table:table-cell table:style-name="ce12" table:formula="of:=INDEX([.$D$9:.$D$17];MATCH(LOOKUP([.AC123];[.$E$9:.$E$17]);[.$E$9:.$E$17])+1)" office:value-type="float" office:value="3125" calcext:value-type="float">
            <text:p>3,125</text:p>
          </table:table-cell>
          <table:table-cell table:style-name="ce22" table:formula="of:=((365*24*6)*[.AE123])/[.AD123]" office:value-type="percentage" office:value="0.00386754966887417" calcext:value-type="percentage">
            <text:p>0.39%</text:p>
          </table:table-cell>
          <table:table-cell table:style-name="ce12" table:formula="of:=LOOKUP([.AC123];[.$M$9:.$M$16];[.$J$9:.$J$16])+INDEX([.$L$9:.$L$17];MATCH(LOOKUP([.AC123];[.$M$9:.$M$17]);[.$M$9:.$M$17])+1)*([.AC123]-LOOKUP([.AC123];[.$M$9:.$M$17]))" office:value-type="float" office:value="15953125000" calcext:value-type="float">
            <text:p>15,953,125,000</text:p>
          </table:table-cell>
          <table:table-cell table:style-name="ce12" table:formula="of:=INDEX([.$L$9:.$L$17];MATCH(LOOKUP([.AC123];[.$M$9:.$M$17]);[.$M$9:.$M$17])+1)" office:value-type="float" office:value="3125" calcext:value-type="float">
            <text:p>3,125</text:p>
          </table:table-cell>
          <table:table-cell table:style-name="ce22" table:formula="of:=((365*24*6)*[.AH123])/[.AG123]" office:value-type="percentage" office:value="0.0102957884427032" calcext:value-type="percentage">
            <text:p>1.03%</text:p>
          </table:table-cell>
          <table:table-cell table:style-name="ce12" table:formula="of:=LOOKUP([.AC123];[.$V$9:.$V$16];[.$S$9:.$S$16])+INDEX([.$U$9:.$U$17];MATCH(LOOKUP([.AC123];[.$V$9:.$V$17]);[.$V$9:.$V$17])+1)*([.AC123]-LOOKUP([.AC123];[.$V$9:.$V$17]))" office:value-type="float" office:value="8858707592.85528" calcext:value-type="float">
            <text:p>8,858,707,593</text:p>
          </table:table-cell>
          <table:table-cell table:style-name="ce12" table:formula="of:=INDEX([.$U$9:.$U$17];MATCH(LOOKUP([.AC123];[.$V$9:.$V$17]);[.$V$9:.$V$17])+1)" office:value-type="float" office:value="3360.86676736413" calcext:value-type="float">
            <text:p>3,361</text:p>
          </table:table-cell>
          <table:table-cell table:style-name="ce22" table:formula="of:=((365*24*6)*[.AK123])/[.AJ123]" office:value-type="percentage" office:value="0.0199405111232171" calcext:value-type="percentage">
            <text:p>1.99%</text:p>
          </table:table-cell>
          <table:table-cell/>
          <table:table-cell table:style-name="ce7" table:formula="of:=[.AC123]/(365*24*6)" office:value-type="float" office:value="21.689497716895" calcext:value-type="float">
            <text:p>21.689497716895</text:p>
          </table:table-cell>
          <table:table-cell table:style-name="ce22" table:formula="of:=[.AF123]" office:value-type="percentage" office:value="0.00386754966887417" calcext:value-type="percentage">
            <text:p>0.39%</text:p>
          </table:table-cell>
          <table:table-cell table:style-name="ce22" table:formula="of:=[.AI123]" office:value-type="percentage" office:value="0.0102957884427032" calcext:value-type="percentage">
            <text:p>1.03%</text:p>
          </table:table-cell>
          <table:table-cell table:style-name="ce22" table:formula="of:=[.AL123]" office:value-type="percentage" office:value="0.0199405111232171" calcext:value-type="percentage">
            <text:p>1.9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3]+10000" office:value-type="float" office:value="1150000" calcext:value-type="float">
            <text:p>1,150,000</text:p>
          </table:table-cell>
          <table:table-cell table:style-name="ce12" table:formula="of:=LOOKUP([.AC124];[.$E$9:.$E$16];[.$B$9:.$B$16])+INDEX([.$D$9:.$D$17];MATCH(LOOKUP([.AC124];[.$E$9:.$E$17]);[.$E$9:.$E$17])+1)*([.AC124]-LOOKUP([.AC124];[.$E$9:.$E$17]))" office:value-type="float" office:value="42500000000" calcext:value-type="float">
            <text:p>42,500,000,000</text:p>
          </table:table-cell>
          <table:table-cell table:style-name="ce12" table:formula="of:=INDEX([.$D$9:.$D$17];MATCH(LOOKUP([.AC124];[.$E$9:.$E$17]);[.$E$9:.$E$17])+1)" office:value-type="float" office:value="3125" calcext:value-type="float">
            <text:p>3,125</text:p>
          </table:table-cell>
          <table:table-cell table:style-name="ce22" table:formula="of:=((365*24*6)*[.AE124])/[.AD124]" office:value-type="percentage" office:value="0.00386470588235294" calcext:value-type="percentage">
            <text:p>0.39%</text:p>
          </table:table-cell>
          <table:table-cell table:style-name="ce12" table:formula="of:=LOOKUP([.AC124];[.$M$9:.$M$16];[.$J$9:.$J$16])+INDEX([.$L$9:.$L$17];MATCH(LOOKUP([.AC124];[.$M$9:.$M$17]);[.$M$9:.$M$17])+1)*([.AC124]-LOOKUP([.AC124];[.$M$9:.$M$17]))" office:value-type="float" office:value="15984375000" calcext:value-type="float">
            <text:p>15,984,375,000</text:p>
          </table:table-cell>
          <table:table-cell table:style-name="ce12" table:formula="of:=INDEX([.$L$9:.$L$17];MATCH(LOOKUP([.AC124];[.$M$9:.$M$17]);[.$M$9:.$M$17])+1)" office:value-type="float" office:value="3125" calcext:value-type="float">
            <text:p>3,125</text:p>
          </table:table-cell>
          <table:table-cell table:style-name="ce22" table:formula="of:=((365*24*6)*[.AH124])/[.AG124]" office:value-type="percentage" office:value="0.0102756598240469" calcext:value-type="percentage">
            <text:p>1.03%</text:p>
          </table:table-cell>
          <table:table-cell table:style-name="ce12" table:formula="of:=LOOKUP([.AC124];[.$V$9:.$V$16];[.$S$9:.$S$16])+INDEX([.$U$9:.$U$17];MATCH(LOOKUP([.AC124];[.$V$9:.$V$17]);[.$V$9:.$V$17])+1)*([.AC124]-LOOKUP([.AC124];[.$V$9:.$V$17]))" office:value-type="float" office:value="8892316260.52892" calcext:value-type="float">
            <text:p>8,892,316,261</text:p>
          </table:table-cell>
          <table:table-cell table:style-name="ce12" table:formula="of:=INDEX([.$U$9:.$U$17];MATCH(LOOKUP([.AC124];[.$V$9:.$V$17]);[.$V$9:.$V$17])+1)" office:value-type="float" office:value="3360.86676736413" calcext:value-type="float">
            <text:p>3,361</text:p>
          </table:table-cell>
          <table:table-cell table:style-name="ce22" table:formula="of:=((365*24*6)*[.AK124])/[.AJ124]" office:value-type="percentage" office:value="0.0198651456062981" calcext:value-type="percentage">
            <text:p>1.99%</text:p>
          </table:table-cell>
          <table:table-cell/>
          <table:table-cell table:style-name="ce7" table:formula="of:=[.AC124]/(365*24*6)" office:value-type="float" office:value="21.8797564687976" calcext:value-type="float">
            <text:p>21.8797564687976</text:p>
          </table:table-cell>
          <table:table-cell table:style-name="ce22" table:formula="of:=[.AF124]" office:value-type="percentage" office:value="0.00386470588235294" calcext:value-type="percentage">
            <text:p>0.39%</text:p>
          </table:table-cell>
          <table:table-cell table:style-name="ce22" table:formula="of:=[.AI124]" office:value-type="percentage" office:value="0.0102756598240469" calcext:value-type="percentage">
            <text:p>1.03%</text:p>
          </table:table-cell>
          <table:table-cell table:style-name="ce22" table:formula="of:=[.AL124]" office:value-type="percentage" office:value="0.0198651456062981" calcext:value-type="percentage">
            <text:p>1.9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4]+10000" office:value-type="float" office:value="1160000" calcext:value-type="float">
            <text:p>1,160,000</text:p>
          </table:table-cell>
          <table:table-cell table:style-name="ce12" table:formula="of:=LOOKUP([.AC125];[.$E$9:.$E$16];[.$B$9:.$B$16])+INDEX([.$D$9:.$D$17];MATCH(LOOKUP([.AC125];[.$E$9:.$E$17]);[.$E$9:.$E$17])+1)*([.AC125]-LOOKUP([.AC125];[.$E$9:.$E$17]))" office:value-type="float" office:value="42531250000" calcext:value-type="float">
            <text:p>42,531,250,000</text:p>
          </table:table-cell>
          <table:table-cell table:style-name="ce12" table:formula="of:=INDEX([.$D$9:.$D$17];MATCH(LOOKUP([.AC125];[.$E$9:.$E$17]);[.$E$9:.$E$17])+1)" office:value-type="float" office:value="3125" calcext:value-type="float">
            <text:p>3,125</text:p>
          </table:table-cell>
          <table:table-cell table:style-name="ce22" table:formula="of:=((365*24*6)*[.AE125])/[.AD125]" office:value-type="percentage" office:value="0.00386186627479794" calcext:value-type="percentage">
            <text:p>0.39%</text:p>
          </table:table-cell>
          <table:table-cell table:style-name="ce12" table:formula="of:=LOOKUP([.AC125];[.$M$9:.$M$16];[.$J$9:.$J$16])+INDEX([.$L$9:.$L$17];MATCH(LOOKUP([.AC125];[.$M$9:.$M$17]);[.$M$9:.$M$17])+1)*([.AC125]-LOOKUP([.AC125];[.$M$9:.$M$17]))" office:value-type="float" office:value="16015625000" calcext:value-type="float">
            <text:p>16,015,625,000</text:p>
          </table:table-cell>
          <table:table-cell table:style-name="ce12" table:formula="of:=INDEX([.$L$9:.$L$17];MATCH(LOOKUP([.AC125];[.$M$9:.$M$17]);[.$M$9:.$M$17])+1)" office:value-type="float" office:value="3125" calcext:value-type="float">
            <text:p>3,125</text:p>
          </table:table-cell>
          <table:table-cell table:style-name="ce22" table:formula="of:=((365*24*6)*[.AH125])/[.AG125]" office:value-type="percentage" office:value="0.0102556097560976" calcext:value-type="percentage">
            <text:p>1.03%</text:p>
          </table:table-cell>
          <table:table-cell table:style-name="ce12" table:formula="of:=LOOKUP([.AC125];[.$V$9:.$V$16];[.$S$9:.$S$16])+INDEX([.$U$9:.$U$17];MATCH(LOOKUP([.AC125];[.$V$9:.$V$17]);[.$V$9:.$V$17])+1)*([.AC125]-LOOKUP([.AC125];[.$V$9:.$V$17]))" office:value-type="float" office:value="8925924928.20256" calcext:value-type="float">
            <text:p>8,925,924,928</text:p>
          </table:table-cell>
          <table:table-cell table:style-name="ce12" table:formula="of:=INDEX([.$U$9:.$U$17];MATCH(LOOKUP([.AC125];[.$V$9:.$V$17]);[.$V$9:.$V$17])+1)" office:value-type="float" office:value="3360.86676736413" calcext:value-type="float">
            <text:p>3,361</text:p>
          </table:table-cell>
          <table:table-cell table:style-name="ce22" table:formula="of:=((365*24*6)*[.AK125])/[.AJ125]" office:value-type="percentage" office:value="0.0197903476349572" calcext:value-type="percentage">
            <text:p>1.98%</text:p>
          </table:table-cell>
          <table:table-cell/>
          <table:table-cell table:style-name="ce7" table:formula="of:=[.AC125]/(365*24*6)" office:value-type="float" office:value="22.0700152207002" calcext:value-type="float">
            <text:p>22.0700152207002</text:p>
          </table:table-cell>
          <table:table-cell table:style-name="ce22" table:formula="of:=[.AF125]" office:value-type="percentage" office:value="0.00386186627479794" calcext:value-type="percentage">
            <text:p>0.39%</text:p>
          </table:table-cell>
          <table:table-cell table:style-name="ce22" table:formula="of:=[.AI125]" office:value-type="percentage" office:value="0.0102556097560976" calcext:value-type="percentage">
            <text:p>1.03%</text:p>
          </table:table-cell>
          <table:table-cell table:style-name="ce22" table:formula="of:=[.AL125]" office:value-type="percentage" office:value="0.0197903476349572" calcext:value-type="percentage">
            <text:p>1.9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5]+10000" office:value-type="float" office:value="1170000" calcext:value-type="float">
            <text:p>1,170,000</text:p>
          </table:table-cell>
          <table:table-cell table:style-name="ce12" table:formula="of:=LOOKUP([.AC126];[.$E$9:.$E$16];[.$B$9:.$B$16])+INDEX([.$D$9:.$D$17];MATCH(LOOKUP([.AC126];[.$E$9:.$E$17]);[.$E$9:.$E$17])+1)*([.AC126]-LOOKUP([.AC126];[.$E$9:.$E$17]))" office:value-type="float" office:value="42562500000" calcext:value-type="float">
            <text:p>42,562,500,000</text:p>
          </table:table-cell>
          <table:table-cell table:style-name="ce12" table:formula="of:=INDEX([.$D$9:.$D$17];MATCH(LOOKUP([.AC126];[.$E$9:.$E$17]);[.$E$9:.$E$17])+1)" office:value-type="float" office:value="3125" calcext:value-type="float">
            <text:p>3,125</text:p>
          </table:table-cell>
          <table:table-cell table:style-name="ce22" table:formula="of:=((365*24*6)*[.AE126])/[.AD126]" office:value-type="percentage" office:value="0.0038590308370044" calcext:value-type="percentage">
            <text:p>0.39%</text:p>
          </table:table-cell>
          <table:table-cell table:style-name="ce12" table:formula="of:=LOOKUP([.AC126];[.$M$9:.$M$16];[.$J$9:.$J$16])+INDEX([.$L$9:.$L$17];MATCH(LOOKUP([.AC126];[.$M$9:.$M$17]);[.$M$9:.$M$17])+1)*([.AC126]-LOOKUP([.AC126];[.$M$9:.$M$17]))" office:value-type="float" office:value="16046875000" calcext:value-type="float">
            <text:p>16,046,875,000</text:p>
          </table:table-cell>
          <table:table-cell table:style-name="ce12" table:formula="of:=INDEX([.$L$9:.$L$17];MATCH(LOOKUP([.AC126];[.$M$9:.$M$17]);[.$M$9:.$M$17])+1)" office:value-type="float" office:value="3125" calcext:value-type="float">
            <text:p>3,125</text:p>
          </table:table-cell>
          <table:table-cell table:style-name="ce22" table:formula="of:=((365*24*6)*[.AH126])/[.AG126]" office:value-type="percentage" office:value="0.0102356377799416" calcext:value-type="percentage">
            <text:p>1.02%</text:p>
          </table:table-cell>
          <table:table-cell table:style-name="ce12" table:formula="of:=LOOKUP([.AC126];[.$V$9:.$V$16];[.$S$9:.$S$16])+INDEX([.$U$9:.$U$17];MATCH(LOOKUP([.AC126];[.$V$9:.$V$17]);[.$V$9:.$V$17])+1)*([.AC126]-LOOKUP([.AC126];[.$V$9:.$V$17]))" office:value-type="float" office:value="8959533595.8762" calcext:value-type="float">
            <text:p>8,959,533,596</text:p>
          </table:table-cell>
          <table:table-cell table:style-name="ce12" table:formula="of:=INDEX([.$U$9:.$U$17];MATCH(LOOKUP([.AC126];[.$V$9:.$V$17]);[.$V$9:.$V$17])+1)" office:value-type="float" office:value="3360.86676736413" calcext:value-type="float">
            <text:p>3,361</text:p>
          </table:table-cell>
          <table:table-cell table:style-name="ce22" table:formula="of:=((365*24*6)*[.AK126])/[.AJ126]" office:value-type="percentage" office:value="0.0197161108223272" calcext:value-type="percentage">
            <text:p>1.97%</text:p>
          </table:table-cell>
          <table:table-cell/>
          <table:table-cell table:style-name="ce7" table:formula="of:=[.AC126]/(365*24*6)" office:value-type="float" office:value="22.2602739726027" calcext:value-type="float">
            <text:p>22.2602739726027</text:p>
          </table:table-cell>
          <table:table-cell table:style-name="ce22" table:formula="of:=[.AF126]" office:value-type="percentage" office:value="0.0038590308370044" calcext:value-type="percentage">
            <text:p>0.39%</text:p>
          </table:table-cell>
          <table:table-cell table:style-name="ce22" table:formula="of:=[.AI126]" office:value-type="percentage" office:value="0.0102356377799416" calcext:value-type="percentage">
            <text:p>1.02%</text:p>
          </table:table-cell>
          <table:table-cell table:style-name="ce22" table:formula="of:=[.AL126]" office:value-type="percentage" office:value="0.0197161108223272" calcext:value-type="percentage">
            <text:p>1.9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6]+10000" office:value-type="float" office:value="1180000" calcext:value-type="float">
            <text:p>1,180,000</text:p>
          </table:table-cell>
          <table:table-cell table:style-name="ce12" table:formula="of:=LOOKUP([.AC127];[.$E$9:.$E$16];[.$B$9:.$B$16])+INDEX([.$D$9:.$D$17];MATCH(LOOKUP([.AC127];[.$E$9:.$E$17]);[.$E$9:.$E$17])+1)*([.AC127]-LOOKUP([.AC127];[.$E$9:.$E$17]))" office:value-type="float" office:value="42593750000" calcext:value-type="float">
            <text:p>42,593,750,000</text:p>
          </table:table-cell>
          <table:table-cell table:style-name="ce12" table:formula="of:=INDEX([.$D$9:.$D$17];MATCH(LOOKUP([.AC127];[.$E$9:.$E$17]);[.$E$9:.$E$17])+1)" office:value-type="float" office:value="3125" calcext:value-type="float">
            <text:p>3,125</text:p>
          </table:table-cell>
          <table:table-cell table:style-name="ce22" table:formula="of:=((365*24*6)*[.AE127])/[.AD127]" office:value-type="percentage" office:value="0.00385619955979457" calcext:value-type="percentage">
            <text:p>0.39%</text:p>
          </table:table-cell>
          <table:table-cell table:style-name="ce12" table:formula="of:=LOOKUP([.AC127];[.$M$9:.$M$16];[.$J$9:.$J$16])+INDEX([.$L$9:.$L$17];MATCH(LOOKUP([.AC127];[.$M$9:.$M$17]);[.$M$9:.$M$17])+1)*([.AC127]-LOOKUP([.AC127];[.$M$9:.$M$17]))" office:value-type="float" office:value="16078125000" calcext:value-type="float">
            <text:p>16,078,125,000</text:p>
          </table:table-cell>
          <table:table-cell table:style-name="ce12" table:formula="of:=INDEX([.$L$9:.$L$17];MATCH(LOOKUP([.AC127];[.$M$9:.$M$17]);[.$M$9:.$M$17])+1)" office:value-type="float" office:value="3125" calcext:value-type="float">
            <text:p>3,125</text:p>
          </table:table-cell>
          <table:table-cell table:style-name="ce22" table:formula="of:=((365*24*6)*[.AH127])/[.AG127]" office:value-type="percentage" office:value="0.0102157434402332" calcext:value-type="percentage">
            <text:p>1.02%</text:p>
          </table:table-cell>
          <table:table-cell table:style-name="ce12" table:formula="of:=LOOKUP([.AC127];[.$V$9:.$V$16];[.$S$9:.$S$16])+INDEX([.$U$9:.$U$17];MATCH(LOOKUP([.AC127];[.$V$9:.$V$17]);[.$V$9:.$V$17])+1)*([.AC127]-LOOKUP([.AC127];[.$V$9:.$V$17]))" office:value-type="float" office:value="8993142263.54984" calcext:value-type="float">
            <text:p>8,993,142,264</text:p>
          </table:table-cell>
          <table:table-cell table:style-name="ce12" table:formula="of:=INDEX([.$U$9:.$U$17];MATCH(LOOKUP([.AC127];[.$V$9:.$V$17]);[.$V$9:.$V$17])+1)" office:value-type="float" office:value="3360.86676736413" calcext:value-type="float">
            <text:p>3,361</text:p>
          </table:table-cell>
          <table:table-cell table:style-name="ce22" table:formula="of:=((365*24*6)*[.AK127])/[.AJ127]" office:value-type="percentage" office:value="0.0196424288770154" calcext:value-type="percentage">
            <text:p>1.96%</text:p>
          </table:table-cell>
          <table:table-cell/>
          <table:table-cell table:style-name="ce7" table:formula="of:=[.AC127]/(365*24*6)" office:value-type="float" office:value="22.4505327245053" calcext:value-type="float">
            <text:p>22.4505327245053</text:p>
          </table:table-cell>
          <table:table-cell table:style-name="ce22" table:formula="of:=[.AF127]" office:value-type="percentage" office:value="0.00385619955979457" calcext:value-type="percentage">
            <text:p>0.39%</text:p>
          </table:table-cell>
          <table:table-cell table:style-name="ce22" table:formula="of:=[.AI127]" office:value-type="percentage" office:value="0.0102157434402332" calcext:value-type="percentage">
            <text:p>1.02%</text:p>
          </table:table-cell>
          <table:table-cell table:style-name="ce22" table:formula="of:=[.AL127]" office:value-type="percentage" office:value="0.0196424288770154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7]+10000" office:value-type="float" office:value="1190000" calcext:value-type="float">
            <text:p>1,190,000</text:p>
          </table:table-cell>
          <table:table-cell table:style-name="ce12" table:formula="of:=LOOKUP([.AC128];[.$E$9:.$E$16];[.$B$9:.$B$16])+INDEX([.$D$9:.$D$17];MATCH(LOOKUP([.AC128];[.$E$9:.$E$17]);[.$E$9:.$E$17])+1)*([.AC128]-LOOKUP([.AC128];[.$E$9:.$E$17]))" office:value-type="float" office:value="42625000000" calcext:value-type="float">
            <text:p>42,625,000,000</text:p>
          </table:table-cell>
          <table:table-cell table:style-name="ce12" table:formula="of:=INDEX([.$D$9:.$D$17];MATCH(LOOKUP([.AC128];[.$E$9:.$E$17]);[.$E$9:.$E$17])+1)" office:value-type="float" office:value="3125" calcext:value-type="float">
            <text:p>3,125</text:p>
          </table:table-cell>
          <table:table-cell table:style-name="ce22" table:formula="of:=((365*24*6)*[.AE128])/[.AD128]" office:value-type="percentage" office:value="0.00385337243401759" calcext:value-type="percentage">
            <text:p>0.39%</text:p>
          </table:table-cell>
          <table:table-cell table:style-name="ce12" table:formula="of:=LOOKUP([.AC128];[.$M$9:.$M$16];[.$J$9:.$J$16])+INDEX([.$L$9:.$L$17];MATCH(LOOKUP([.AC128];[.$M$9:.$M$17]);[.$M$9:.$M$17])+1)*([.AC128]-LOOKUP([.AC128];[.$M$9:.$M$17]))" office:value-type="float" office:value="16109375000" calcext:value-type="float">
            <text:p>16,109,375,000</text:p>
          </table:table-cell>
          <table:table-cell table:style-name="ce12" table:formula="of:=INDEX([.$L$9:.$L$17];MATCH(LOOKUP([.AC128];[.$M$9:.$M$17]);[.$M$9:.$M$17])+1)" office:value-type="float" office:value="3125" calcext:value-type="float">
            <text:p>3,125</text:p>
          </table:table-cell>
          <table:table-cell table:style-name="ce22" table:formula="of:=((365*24*6)*[.AH128])/[.AG128]" office:value-type="percentage" office:value="0.01019592628516" calcext:value-type="percentage">
            <text:p>1.02%</text:p>
          </table:table-cell>
          <table:table-cell table:style-name="ce12" table:formula="of:=LOOKUP([.AC128];[.$V$9:.$V$16];[.$S$9:.$S$16])+INDEX([.$U$9:.$U$17];MATCH(LOOKUP([.AC128];[.$V$9:.$V$17]);[.$V$9:.$V$17])+1)*([.AC128]-LOOKUP([.AC128];[.$V$9:.$V$17]))" office:value-type="float" office:value="9026750931.22348" calcext:value-type="float">
            <text:p>9,026,750,931</text:p>
          </table:table-cell>
          <table:table-cell table:style-name="ce12" table:formula="of:=INDEX([.$U$9:.$U$17];MATCH(LOOKUP([.AC128];[.$V$9:.$V$17]);[.$V$9:.$V$17])+1)" office:value-type="float" office:value="3360.86676736413" calcext:value-type="float">
            <text:p>3,361</text:p>
          </table:table-cell>
          <table:table-cell table:style-name="ce22" table:formula="of:=((365*24*6)*[.AK128])/[.AJ128]" office:value-type="percentage" office:value="0.0195692956013262" calcext:value-type="percentage">
            <text:p>1.96%</text:p>
          </table:table-cell>
          <table:table-cell/>
          <table:table-cell table:style-name="ce7" table:formula="of:=[.AC128]/(365*24*6)" office:value-type="float" office:value="22.6407914764079" calcext:value-type="float">
            <text:p>22.6407914764079</text:p>
          </table:table-cell>
          <table:table-cell table:style-name="ce22" table:formula="of:=[.AF128]" office:value-type="percentage" office:value="0.00385337243401759" calcext:value-type="percentage">
            <text:p>0.39%</text:p>
          </table:table-cell>
          <table:table-cell table:style-name="ce22" table:formula="of:=[.AI128]" office:value-type="percentage" office:value="0.01019592628516" calcext:value-type="percentage">
            <text:p>1.02%</text:p>
          </table:table-cell>
          <table:table-cell table:style-name="ce22" table:formula="of:=[.AL128]" office:value-type="percentage" office:value="0.0195692956013262" calcext:value-type="percentage">
            <text:p>1.9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8]+10000" office:value-type="float" office:value="1200000" calcext:value-type="float">
            <text:p>1,200,000</text:p>
          </table:table-cell>
          <table:table-cell table:style-name="ce12" table:formula="of:=LOOKUP([.AC129];[.$E$9:.$E$16];[.$B$9:.$B$16])+INDEX([.$D$9:.$D$17];MATCH(LOOKUP([.AC129];[.$E$9:.$E$17]);[.$E$9:.$E$17])+1)*([.AC129]-LOOKUP([.AC129];[.$E$9:.$E$17]))" office:value-type="float" office:value="42656250000" calcext:value-type="float">
            <text:p>42,656,250,000</text:p>
          </table:table-cell>
          <table:table-cell table:style-name="ce12" table:formula="of:=INDEX([.$D$9:.$D$17];MATCH(LOOKUP([.AC129];[.$E$9:.$E$17]);[.$E$9:.$E$17])+1)" office:value-type="float" office:value="3125" calcext:value-type="float">
            <text:p>3,125</text:p>
          </table:table-cell>
          <table:table-cell table:style-name="ce22" table:formula="of:=((365*24*6)*[.AE129])/[.AD129]" office:value-type="percentage" office:value="0.00385054945054945" calcext:value-type="percentage">
            <text:p>0.39%</text:p>
          </table:table-cell>
          <table:table-cell table:style-name="ce12" table:formula="of:=LOOKUP([.AC129];[.$M$9:.$M$16];[.$J$9:.$J$16])+INDEX([.$L$9:.$L$17];MATCH(LOOKUP([.AC129];[.$M$9:.$M$17]);[.$M$9:.$M$17])+1)*([.AC129]-LOOKUP([.AC129];[.$M$9:.$M$17]))" office:value-type="float" office:value="16140625000" calcext:value-type="float">
            <text:p>16,140,625,000</text:p>
          </table:table-cell>
          <table:table-cell table:style-name="ce12" table:formula="of:=INDEX([.$L$9:.$L$17];MATCH(LOOKUP([.AC129];[.$M$9:.$M$17]);[.$M$9:.$M$17])+1)" office:value-type="float" office:value="3125" calcext:value-type="float">
            <text:p>3,125</text:p>
          </table:table-cell>
          <table:table-cell table:style-name="ce22" table:formula="of:=((365*24*6)*[.AH129])/[.AG129]" office:value-type="percentage" office:value="0.0101761858664085" calcext:value-type="percentage">
            <text:p>1.02%</text:p>
          </table:table-cell>
          <table:table-cell table:style-name="ce12" table:formula="of:=LOOKUP([.AC129];[.$V$9:.$V$16];[.$S$9:.$S$16])+INDEX([.$U$9:.$U$17];MATCH(LOOKUP([.AC129];[.$V$9:.$V$17]);[.$V$9:.$V$17])+1)*([.AC129]-LOOKUP([.AC129];[.$V$9:.$V$17]))" office:value-type="float" office:value="9060359598.89713" calcext:value-type="float">
            <text:p>9,060,359,599</text:p>
          </table:table-cell>
          <table:table-cell table:style-name="ce12" table:formula="of:=INDEX([.$U$9:.$U$17];MATCH(LOOKUP([.AC129];[.$V$9:.$V$17]);[.$V$9:.$V$17])+1)" office:value-type="float" office:value="3360.86676736413" calcext:value-type="float">
            <text:p>3,361</text:p>
          </table:table-cell>
          <table:table-cell table:style-name="ce22" table:formula="of:=((365*24*6)*[.AK129])/[.AJ129]" office:value-type="percentage" office:value="0.0194967048895235" calcext:value-type="percentage">
            <text:p>1.95%</text:p>
          </table:table-cell>
          <table:table-cell/>
          <table:table-cell table:style-name="ce7" table:formula="of:=[.AC129]/(365*24*6)" office:value-type="float" office:value="22.8310502283105" calcext:value-type="float">
            <text:p>22.8310502283105</text:p>
          </table:table-cell>
          <table:table-cell table:style-name="ce22" table:formula="of:=[.AF129]" office:value-type="percentage" office:value="0.00385054945054945" calcext:value-type="percentage">
            <text:p>0.39%</text:p>
          </table:table-cell>
          <table:table-cell table:style-name="ce22" table:formula="of:=[.AI129]" office:value-type="percentage" office:value="0.0101761858664085" calcext:value-type="percentage">
            <text:p>1.02%</text:p>
          </table:table-cell>
          <table:table-cell table:style-name="ce22" table:formula="of:=[.AL129]" office:value-type="percentage" office:value="0.0194967048895235" calcext:value-type="percentage">
            <text:p>1.9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9]+10000" office:value-type="float" office:value="1210000" calcext:value-type="float">
            <text:p>1,210,000</text:p>
          </table:table-cell>
          <table:table-cell table:style-name="ce12" table:formula="of:=LOOKUP([.AC130];[.$E$9:.$E$16];[.$B$9:.$B$16])+INDEX([.$D$9:.$D$17];MATCH(LOOKUP([.AC130];[.$E$9:.$E$17]);[.$E$9:.$E$17])+1)*([.AC130]-LOOKUP([.AC130];[.$E$9:.$E$17]))" office:value-type="float" office:value="42687500000" calcext:value-type="float">
            <text:p>42,687,500,000</text:p>
          </table:table-cell>
          <table:table-cell table:style-name="ce12" table:formula="of:=INDEX([.$D$9:.$D$17];MATCH(LOOKUP([.AC130];[.$E$9:.$E$17]);[.$E$9:.$E$17])+1)" office:value-type="float" office:value="3125" calcext:value-type="float">
            <text:p>3,125</text:p>
          </table:table-cell>
          <table:table-cell table:style-name="ce22" table:formula="of:=((365*24*6)*[.AE130])/[.AD130]" office:value-type="percentage" office:value="0.00384773060029283" calcext:value-type="percentage">
            <text:p>0.38%</text:p>
          </table:table-cell>
          <table:table-cell table:style-name="ce12" table:formula="of:=LOOKUP([.AC130];[.$M$9:.$M$16];[.$J$9:.$J$16])+INDEX([.$L$9:.$L$17];MATCH(LOOKUP([.AC130];[.$M$9:.$M$17]);[.$M$9:.$M$17])+1)*([.AC130]-LOOKUP([.AC130];[.$M$9:.$M$17]))" office:value-type="float" office:value="16171875000" calcext:value-type="float">
            <text:p>16,171,875,000</text:p>
          </table:table-cell>
          <table:table-cell table:style-name="ce12" table:formula="of:=INDEX([.$L$9:.$L$17];MATCH(LOOKUP([.AC130];[.$M$9:.$M$17]);[.$M$9:.$M$17])+1)" office:value-type="float" office:value="3125" calcext:value-type="float">
            <text:p>3,125</text:p>
          </table:table-cell>
          <table:table-cell table:style-name="ce22" table:formula="of:=((365*24*6)*[.AH130])/[.AG130]" office:value-type="percentage" office:value="0.0101565217391304" calcext:value-type="percentage">
            <text:p>1.02%</text:p>
          </table:table-cell>
          <table:table-cell table:style-name="ce12" table:formula="of:=LOOKUP([.AC130];[.$V$9:.$V$16];[.$S$9:.$S$16])+INDEX([.$U$9:.$U$17];MATCH(LOOKUP([.AC130];[.$V$9:.$V$17]);[.$V$9:.$V$17])+1)*([.AC130]-LOOKUP([.AC130];[.$V$9:.$V$17]))" office:value-type="float" office:value="9093968266.57077" calcext:value-type="float">
            <text:p>9,093,968,267</text:p>
          </table:table-cell>
          <table:table-cell table:style-name="ce12" table:formula="of:=INDEX([.$U$9:.$U$17];MATCH(LOOKUP([.AC130];[.$V$9:.$V$17]);[.$V$9:.$V$17])+1)" office:value-type="float" office:value="3360.86676736413" calcext:value-type="float">
            <text:p>3,361</text:p>
          </table:table-cell>
          <table:table-cell table:style-name="ce22" table:formula="of:=((365*24*6)*[.AK130])/[.AJ130]" office:value-type="percentage" office:value="0.0194246507261313" calcext:value-type="percentage">
            <text:p>1.94%</text:p>
          </table:table-cell>
          <table:table-cell/>
          <table:table-cell table:style-name="ce7" table:formula="of:=[.AC130]/(365*24*6)" office:value-type="float" office:value="23.0213089802131" calcext:value-type="float">
            <text:p>23.0213089802131</text:p>
          </table:table-cell>
          <table:table-cell table:style-name="ce22" table:formula="of:=[.AF130]" office:value-type="percentage" office:value="0.00384773060029283" calcext:value-type="percentage">
            <text:p>0.38%</text:p>
          </table:table-cell>
          <table:table-cell table:style-name="ce22" table:formula="of:=[.AI130]" office:value-type="percentage" office:value="0.0101565217391304" calcext:value-type="percentage">
            <text:p>1.02%</text:p>
          </table:table-cell>
          <table:table-cell table:style-name="ce22" table:formula="of:=[.AL130]" office:value-type="percentage" office:value="0.0194246507261313" calcext:value-type="percentage">
            <text:p>1.9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0]+10000" office:value-type="float" office:value="1220000" calcext:value-type="float">
            <text:p>1,220,000</text:p>
          </table:table-cell>
          <table:table-cell table:style-name="ce12" table:formula="of:=LOOKUP([.AC131];[.$E$9:.$E$16];[.$B$9:.$B$16])+INDEX([.$D$9:.$D$17];MATCH(LOOKUP([.AC131];[.$E$9:.$E$17]);[.$E$9:.$E$17])+1)*([.AC131]-LOOKUP([.AC131];[.$E$9:.$E$17]))" office:value-type="float" office:value="42718750000" calcext:value-type="float">
            <text:p>42,718,750,000</text:p>
          </table:table-cell>
          <table:table-cell table:style-name="ce12" table:formula="of:=INDEX([.$D$9:.$D$17];MATCH(LOOKUP([.AC131];[.$E$9:.$E$17]);[.$E$9:.$E$17])+1)" office:value-type="float" office:value="3125" calcext:value-type="float">
            <text:p>3,125</text:p>
          </table:table-cell>
          <table:table-cell table:style-name="ce22" table:formula="of:=((365*24*6)*[.AE131])/[.AD131]" office:value-type="percentage" office:value="0.00384491587417703" calcext:value-type="percentage">
            <text:p>0.38%</text:p>
          </table:table-cell>
          <table:table-cell table:style-name="ce12" table:formula="of:=LOOKUP([.AC131];[.$M$9:.$M$16];[.$J$9:.$J$16])+INDEX([.$L$9:.$L$17];MATCH(LOOKUP([.AC131];[.$M$9:.$M$17]);[.$M$9:.$M$17])+1)*([.AC131]-LOOKUP([.AC131];[.$M$9:.$M$17]))" office:value-type="float" office:value="16203125000" calcext:value-type="float">
            <text:p>16,203,125,000</text:p>
          </table:table-cell>
          <table:table-cell table:style-name="ce12" table:formula="of:=INDEX([.$L$9:.$L$17];MATCH(LOOKUP([.AC131];[.$M$9:.$M$17]);[.$M$9:.$M$17])+1)" office:value-type="float" office:value="3125" calcext:value-type="float">
            <text:p>3,125</text:p>
          </table:table-cell>
          <table:table-cell table:style-name="ce22" table:formula="of:=((365*24*6)*[.AH131])/[.AG131]" office:value-type="percentage" office:value="0.0101369334619094" calcext:value-type="percentage">
            <text:p>1.01%</text:p>
          </table:table-cell>
          <table:table-cell table:style-name="ce12" table:formula="of:=LOOKUP([.AC131];[.$V$9:.$V$16];[.$S$9:.$S$16])+INDEX([.$U$9:.$U$17];MATCH(LOOKUP([.AC131];[.$V$9:.$V$17]);[.$V$9:.$V$17])+1)*([.AC131]-LOOKUP([.AC131];[.$V$9:.$V$17]))" office:value-type="float" office:value="9127576934.24441" calcext:value-type="float">
            <text:p>9,127,576,934</text:p>
          </table:table-cell>
          <table:table-cell table:style-name="ce12" table:formula="of:=INDEX([.$U$9:.$U$17];MATCH(LOOKUP([.AC131];[.$V$9:.$V$17]);[.$V$9:.$V$17])+1)" office:value-type="float" office:value="3360.86676736413" calcext:value-type="float">
            <text:p>3,361</text:p>
          </table:table-cell>
          <table:table-cell table:style-name="ce22" table:formula="of:=((365*24*6)*[.AK131])/[.AJ131]" office:value-type="percentage" office:value="0.0193531271842719" calcext:value-type="percentage">
            <text:p>1.94%</text:p>
          </table:table-cell>
          <table:table-cell/>
          <table:table-cell table:style-name="ce7" table:formula="of:=[.AC131]/(365*24*6)" office:value-type="float" office:value="23.2115677321157" calcext:value-type="float">
            <text:p>23.2115677321157</text:p>
          </table:table-cell>
          <table:table-cell table:style-name="ce22" table:formula="of:=[.AF131]" office:value-type="percentage" office:value="0.00384491587417703" calcext:value-type="percentage">
            <text:p>0.38%</text:p>
          </table:table-cell>
          <table:table-cell table:style-name="ce22" table:formula="of:=[.AI131]" office:value-type="percentage" office:value="0.0101369334619094" calcext:value-type="percentage">
            <text:p>1.01%</text:p>
          </table:table-cell>
          <table:table-cell table:style-name="ce22" table:formula="of:=[.AL131]" office:value-type="percentage" office:value="0.0193531271842719" calcext:value-type="percentage">
            <text:p>1.9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1]+10000" office:value-type="float" office:value="1230000" calcext:value-type="float">
            <text:p>1,230,000</text:p>
          </table:table-cell>
          <table:table-cell table:style-name="ce12" table:formula="of:=LOOKUP([.AC132];[.$E$9:.$E$16];[.$B$9:.$B$16])+INDEX([.$D$9:.$D$17];MATCH(LOOKUP([.AC132];[.$E$9:.$E$17]);[.$E$9:.$E$17])+1)*([.AC132]-LOOKUP([.AC132];[.$E$9:.$E$17]))" office:value-type="float" office:value="42750000000" calcext:value-type="float">
            <text:p>42,750,000,000</text:p>
          </table:table-cell>
          <table:table-cell table:style-name="ce12" table:formula="of:=INDEX([.$D$9:.$D$17];MATCH(LOOKUP([.AC132];[.$E$9:.$E$17]);[.$E$9:.$E$17])+1)" office:value-type="float" office:value="3125" calcext:value-type="float">
            <text:p>3,125</text:p>
          </table:table-cell>
          <table:table-cell table:style-name="ce22" table:formula="of:=((365*24*6)*[.AE132])/[.AD132]" office:value-type="percentage" office:value="0.00384210526315789" calcext:value-type="percentage">
            <text:p>0.38%</text:p>
          </table:table-cell>
          <table:table-cell table:style-name="ce12" table:formula="of:=LOOKUP([.AC132];[.$M$9:.$M$16];[.$J$9:.$J$16])+INDEX([.$L$9:.$L$17];MATCH(LOOKUP([.AC132];[.$M$9:.$M$17]);[.$M$9:.$M$17])+1)*([.AC132]-LOOKUP([.AC132];[.$M$9:.$M$17]))" office:value-type="float" office:value="16234375000" calcext:value-type="float">
            <text:p>16,234,375,000</text:p>
          </table:table-cell>
          <table:table-cell table:style-name="ce12" table:formula="of:=INDEX([.$L$9:.$L$17];MATCH(LOOKUP([.AC132];[.$M$9:.$M$17]);[.$M$9:.$M$17])+1)" office:value-type="float" office:value="3125" calcext:value-type="float">
            <text:p>3,125</text:p>
          </table:table-cell>
          <table:table-cell table:style-name="ce22" table:formula="of:=((365*24*6)*[.AH132])/[.AG132]" office:value-type="percentage" office:value="0.0101174205967276" calcext:value-type="percentage">
            <text:p>1.01%</text:p>
          </table:table-cell>
          <table:table-cell table:style-name="ce12" table:formula="of:=LOOKUP([.AC132];[.$V$9:.$V$16];[.$S$9:.$S$16])+INDEX([.$U$9:.$U$17];MATCH(LOOKUP([.AC132];[.$V$9:.$V$17]);[.$V$9:.$V$17])+1)*([.AC132]-LOOKUP([.AC132];[.$V$9:.$V$17]))" office:value-type="float" office:value="9161185601.91805" calcext:value-type="float">
            <text:p>9,161,185,602</text:p>
          </table:table-cell>
          <table:table-cell table:style-name="ce12" table:formula="of:=INDEX([.$U$9:.$U$17];MATCH(LOOKUP([.AC132];[.$V$9:.$V$17]);[.$V$9:.$V$17])+1)" office:value-type="float" office:value="3360.86676736413" calcext:value-type="float">
            <text:p>3,361</text:p>
          </table:table-cell>
          <table:table-cell table:style-name="ce22" table:formula="of:=((365*24*6)*[.AK132])/[.AJ132]" office:value-type="percentage" office:value="0.019282128424041" calcext:value-type="percentage">
            <text:p>1.93%</text:p>
          </table:table-cell>
          <table:table-cell/>
          <table:table-cell table:style-name="ce7" table:formula="of:=[.AC132]/(365*24*6)" office:value-type="float" office:value="23.4018264840183" calcext:value-type="float">
            <text:p>23.4018264840183</text:p>
          </table:table-cell>
          <table:table-cell table:style-name="ce22" table:formula="of:=[.AF132]" office:value-type="percentage" office:value="0.00384210526315789" calcext:value-type="percentage">
            <text:p>0.38%</text:p>
          </table:table-cell>
          <table:table-cell table:style-name="ce22" table:formula="of:=[.AI132]" office:value-type="percentage" office:value="0.0101174205967276" calcext:value-type="percentage">
            <text:p>1.01%</text:p>
          </table:table-cell>
          <table:table-cell table:style-name="ce22" table:formula="of:=[.AL132]" office:value-type="percentage" office:value="0.019282128424041" calcext:value-type="percentage">
            <text:p>1.9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2]+10000" office:value-type="float" office:value="1240000" calcext:value-type="float">
            <text:p>1,240,000</text:p>
          </table:table-cell>
          <table:table-cell table:style-name="ce12" table:formula="of:=LOOKUP([.AC133];[.$E$9:.$E$16];[.$B$9:.$B$16])+INDEX([.$D$9:.$D$17];MATCH(LOOKUP([.AC133];[.$E$9:.$E$17]);[.$E$9:.$E$17])+1)*([.AC133]-LOOKUP([.AC133];[.$E$9:.$E$17]))" office:value-type="float" office:value="42781250000" calcext:value-type="float">
            <text:p>42,781,250,000</text:p>
          </table:table-cell>
          <table:table-cell table:style-name="ce12" table:formula="of:=INDEX([.$D$9:.$D$17];MATCH(LOOKUP([.AC133];[.$E$9:.$E$17]);[.$E$9:.$E$17])+1)" office:value-type="float" office:value="3125" calcext:value-type="float">
            <text:p>3,125</text:p>
          </table:table-cell>
          <table:table-cell table:style-name="ce22" table:formula="of:=((365*24*6)*[.AE133])/[.AD133]" office:value-type="percentage" office:value="0.00383929875821768" calcext:value-type="percentage">
            <text:p>0.38%</text:p>
          </table:table-cell>
          <table:table-cell table:style-name="ce12" table:formula="of:=LOOKUP([.AC133];[.$M$9:.$M$16];[.$J$9:.$J$16])+INDEX([.$L$9:.$L$17];MATCH(LOOKUP([.AC133];[.$M$9:.$M$17]);[.$M$9:.$M$17])+1)*([.AC133]-LOOKUP([.AC133];[.$M$9:.$M$17]))" office:value-type="float" office:value="16265625000" calcext:value-type="float">
            <text:p>16,265,625,000</text:p>
          </table:table-cell>
          <table:table-cell table:style-name="ce12" table:formula="of:=INDEX([.$L$9:.$L$17];MATCH(LOOKUP([.AC133];[.$M$9:.$M$17]);[.$M$9:.$M$17])+1)" office:value-type="float" office:value="3125" calcext:value-type="float">
            <text:p>3,125</text:p>
          </table:table-cell>
          <table:table-cell table:style-name="ce22" table:formula="of:=((365*24*6)*[.AH133])/[.AG133]" office:value-type="percentage" office:value="0.0100979827089337" calcext:value-type="percentage">
            <text:p>1.01%</text:p>
          </table:table-cell>
          <table:table-cell table:style-name="ce12" table:formula="of:=LOOKUP([.AC133];[.$V$9:.$V$16];[.$S$9:.$S$16])+INDEX([.$U$9:.$U$17];MATCH(LOOKUP([.AC133];[.$V$9:.$V$17]);[.$V$9:.$V$17])+1)*([.AC133]-LOOKUP([.AC133];[.$V$9:.$V$17]))" office:value-type="float" office:value="9194794269.59169" calcext:value-type="float">
            <text:p>9,194,794,270</text:p>
          </table:table-cell>
          <table:table-cell table:style-name="ce12" table:formula="of:=INDEX([.$U$9:.$U$17];MATCH(LOOKUP([.AC133];[.$V$9:.$V$17]);[.$V$9:.$V$17])+1)" office:value-type="float" office:value="3360.86676736413" calcext:value-type="float">
            <text:p>3,361</text:p>
          </table:table-cell>
          <table:table-cell table:style-name="ce22" table:formula="of:=((365*24*6)*[.AK133])/[.AJ133]" office:value-type="percentage" office:value="0.0192116486909177" calcext:value-type="percentage">
            <text:p>1.92%</text:p>
          </table:table-cell>
          <table:table-cell/>
          <table:table-cell table:style-name="ce7" table:formula="of:=[.AC133]/(365*24*6)" office:value-type="float" office:value="23.5920852359208" calcext:value-type="float">
            <text:p>23.5920852359208</text:p>
          </table:table-cell>
          <table:table-cell table:style-name="ce22" table:formula="of:=[.AF133]" office:value-type="percentage" office:value="0.00383929875821768" calcext:value-type="percentage">
            <text:p>0.38%</text:p>
          </table:table-cell>
          <table:table-cell table:style-name="ce22" table:formula="of:=[.AI133]" office:value-type="percentage" office:value="0.0100979827089337" calcext:value-type="percentage">
            <text:p>1.01%</text:p>
          </table:table-cell>
          <table:table-cell table:style-name="ce22" table:formula="of:=[.AL133]" office:value-type="percentage" office:value="0.0192116486909177" calcext:value-type="percentage">
            <text:p>1.9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3]+10000" office:value-type="float" office:value="1250000" calcext:value-type="float">
            <text:p>1,250,000</text:p>
          </table:table-cell>
          <table:table-cell table:style-name="ce12" table:formula="of:=LOOKUP([.AC134];[.$E$9:.$E$16];[.$B$9:.$B$16])+INDEX([.$D$9:.$D$17];MATCH(LOOKUP([.AC134];[.$E$9:.$E$17]);[.$E$9:.$E$17])+1)*([.AC134]-LOOKUP([.AC134];[.$E$9:.$E$17]))" office:value-type="float" office:value="42812500000" calcext:value-type="float">
            <text:p>42,812,500,000</text:p>
          </table:table-cell>
          <table:table-cell table:style-name="ce12" table:formula="of:=INDEX([.$D$9:.$D$17];MATCH(LOOKUP([.AC134];[.$E$9:.$E$17]);[.$E$9:.$E$17])+1)" office:value-type="float" office:value="3125" calcext:value-type="float">
            <text:p>3,125</text:p>
          </table:table-cell>
          <table:table-cell table:style-name="ce22" table:formula="of:=((365*24*6)*[.AE134])/[.AD134]" office:value-type="percentage" office:value="0.00383649635036496" calcext:value-type="percentage">
            <text:p>0.38%</text:p>
          </table:table-cell>
          <table:table-cell table:style-name="ce12" table:formula="of:=LOOKUP([.AC134];[.$M$9:.$M$16];[.$J$9:.$J$16])+INDEX([.$L$9:.$L$17];MATCH(LOOKUP([.AC134];[.$M$9:.$M$17]);[.$M$9:.$M$17])+1)*([.AC134]-LOOKUP([.AC134];[.$M$9:.$M$17]))" office:value-type="float" office:value="16296875000" calcext:value-type="float">
            <text:p>16,296,875,000</text:p>
          </table:table-cell>
          <table:table-cell table:style-name="ce12" table:formula="of:=INDEX([.$L$9:.$L$17];MATCH(LOOKUP([.AC134];[.$M$9:.$M$17]);[.$M$9:.$M$17])+1)" office:value-type="float" office:value="3125" calcext:value-type="float">
            <text:p>3,125</text:p>
          </table:table-cell>
          <table:table-cell table:style-name="ce22" table:formula="of:=((365*24*6)*[.AH134])/[.AG134]" office:value-type="percentage" office:value="0.01007861936721" calcext:value-type="percentage">
            <text:p>1.01%</text:p>
          </table:table-cell>
          <table:table-cell table:style-name="ce12" table:formula="of:=LOOKUP([.AC134];[.$V$9:.$V$16];[.$S$9:.$S$16])+INDEX([.$U$9:.$U$17];MATCH(LOOKUP([.AC134];[.$V$9:.$V$17]);[.$V$9:.$V$17])+1)*([.AC134]-LOOKUP([.AC134];[.$V$9:.$V$17]))" office:value-type="float" office:value="9228402937.26533" calcext:value-type="float">
            <text:p>9,228,402,937</text:p>
          </table:table-cell>
          <table:table-cell table:style-name="ce12" table:formula="of:=INDEX([.$U$9:.$U$17];MATCH(LOOKUP([.AC134];[.$V$9:.$V$17]);[.$V$9:.$V$17])+1)" office:value-type="float" office:value="3360.86676736413" calcext:value-type="float">
            <text:p>3,361</text:p>
          </table:table-cell>
          <table:table-cell table:style-name="ce22" table:formula="of:=((365*24*6)*[.AK134])/[.AJ134]" office:value-type="percentage" office:value="0.0191416823142104" calcext:value-type="percentage">
            <text:p>1.91%</text:p>
          </table:table-cell>
          <table:table-cell/>
          <table:table-cell table:style-name="ce7" table:formula="of:=[.AC134]/(365*24*6)" office:value-type="float" office:value="23.7823439878234" calcext:value-type="float">
            <text:p>23.7823439878234</text:p>
          </table:table-cell>
          <table:table-cell table:style-name="ce22" table:formula="of:=[.AF134]" office:value-type="percentage" office:value="0.00383649635036496" calcext:value-type="percentage">
            <text:p>0.38%</text:p>
          </table:table-cell>
          <table:table-cell table:style-name="ce22" table:formula="of:=[.AI134]" office:value-type="percentage" office:value="0.01007861936721" calcext:value-type="percentage">
            <text:p>1.01%</text:p>
          </table:table-cell>
          <table:table-cell table:style-name="ce22" table:formula="of:=[.AL134]" office:value-type="percentage" office:value="0.0191416823142104" calcext:value-type="percentage">
            <text:p>1.9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4]+10000" office:value-type="float" office:value="1260000" calcext:value-type="float">
            <text:p>1,260,000</text:p>
          </table:table-cell>
          <table:table-cell table:style-name="ce12" table:formula="of:=LOOKUP([.AC135];[.$E$9:.$E$16];[.$B$9:.$B$16])+INDEX([.$D$9:.$D$17];MATCH(LOOKUP([.AC135];[.$E$9:.$E$17]);[.$E$9:.$E$17])+1)*([.AC135]-LOOKUP([.AC135];[.$E$9:.$E$17]))" office:value-type="float" office:value="42843750000" calcext:value-type="float">
            <text:p>42,843,750,000</text:p>
          </table:table-cell>
          <table:table-cell table:style-name="ce12" table:formula="of:=INDEX([.$D$9:.$D$17];MATCH(LOOKUP([.AC135];[.$E$9:.$E$17]);[.$E$9:.$E$17])+1)" office:value-type="float" office:value="3125" calcext:value-type="float">
            <text:p>3,125</text:p>
          </table:table-cell>
          <table:table-cell table:style-name="ce22" table:formula="of:=((365*24*6)*[.AE135])/[.AD135]" office:value-type="percentage" office:value="0.00383369803063457" calcext:value-type="percentage">
            <text:p>0.38%</text:p>
          </table:table-cell>
          <table:table-cell table:style-name="ce12" table:formula="of:=LOOKUP([.AC135];[.$M$9:.$M$16];[.$J$9:.$J$16])+INDEX([.$L$9:.$L$17];MATCH(LOOKUP([.AC135];[.$M$9:.$M$17]);[.$M$9:.$M$17])+1)*([.AC135]-LOOKUP([.AC135];[.$M$9:.$M$17]))" office:value-type="float" office:value="16328125000" calcext:value-type="float">
            <text:p>16,328,125,000</text:p>
          </table:table-cell>
          <table:table-cell table:style-name="ce12" table:formula="of:=INDEX([.$L$9:.$L$17];MATCH(LOOKUP([.AC135];[.$M$9:.$M$17]);[.$M$9:.$M$17])+1)" office:value-type="float" office:value="3125" calcext:value-type="float">
            <text:p>3,125</text:p>
          </table:table-cell>
          <table:table-cell table:style-name="ce22" table:formula="of:=((365*24*6)*[.AH135])/[.AG135]" office:value-type="percentage" office:value="0.0100593301435407" calcext:value-type="percentage">
            <text:p>1.01%</text:p>
          </table:table-cell>
          <table:table-cell table:style-name="ce12" table:formula="of:=LOOKUP([.AC135];[.$V$9:.$V$16];[.$S$9:.$S$16])+INDEX([.$U$9:.$U$17];MATCH(LOOKUP([.AC135];[.$V$9:.$V$17]);[.$V$9:.$V$17])+1)*([.AC135]-LOOKUP([.AC135];[.$V$9:.$V$17]))" office:value-type="float" office:value="9262011604.93897" calcext:value-type="float">
            <text:p>9,262,011,605</text:p>
          </table:table-cell>
          <table:table-cell table:style-name="ce12" table:formula="of:=INDEX([.$U$9:.$U$17];MATCH(LOOKUP([.AC135];[.$V$9:.$V$17]);[.$V$9:.$V$17])+1)" office:value-type="float" office:value="3360.86676736413" calcext:value-type="float">
            <text:p>3,361</text:p>
          </table:table-cell>
          <table:table-cell table:style-name="ce22" table:formula="of:=((365*24*6)*[.AK135])/[.AJ135]" office:value-type="percentage" office:value="0.0190722237055352" calcext:value-type="percentage">
            <text:p>1.91%</text:p>
          </table:table-cell>
          <table:table-cell/>
          <table:table-cell table:style-name="ce7" table:formula="of:=[.AC135]/(365*24*6)" office:value-type="float" office:value="23.972602739726" calcext:value-type="float">
            <text:p>23.972602739726</text:p>
          </table:table-cell>
          <table:table-cell table:style-name="ce22" table:formula="of:=[.AF135]" office:value-type="percentage" office:value="0.00383369803063457" calcext:value-type="percentage">
            <text:p>0.38%</text:p>
          </table:table-cell>
          <table:table-cell table:style-name="ce22" table:formula="of:=[.AI135]" office:value-type="percentage" office:value="0.0100593301435407" calcext:value-type="percentage">
            <text:p>1.01%</text:p>
          </table:table-cell>
          <table:table-cell table:style-name="ce22" table:formula="of:=[.AL135]" office:value-type="percentage" office:value="0.0190722237055352" calcext:value-type="percentage">
            <text:p>1.9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5]+10000" office:value-type="float" office:value="1270000" calcext:value-type="float">
            <text:p>1,270,000</text:p>
          </table:table-cell>
          <table:table-cell table:style-name="ce12" table:formula="of:=LOOKUP([.AC136];[.$E$9:.$E$16];[.$B$9:.$B$16])+INDEX([.$D$9:.$D$17];MATCH(LOOKUP([.AC136];[.$E$9:.$E$17]);[.$E$9:.$E$17])+1)*([.AC136]-LOOKUP([.AC136];[.$E$9:.$E$17]))" office:value-type="float" office:value="42875000000" calcext:value-type="float">
            <text:p>42,875,000,000</text:p>
          </table:table-cell>
          <table:table-cell table:style-name="ce12" table:formula="of:=INDEX([.$D$9:.$D$17];MATCH(LOOKUP([.AC136];[.$E$9:.$E$17]);[.$E$9:.$E$17])+1)" office:value-type="float" office:value="3125" calcext:value-type="float">
            <text:p>3,125</text:p>
          </table:table-cell>
          <table:table-cell table:style-name="ce22" table:formula="of:=((365*24*6)*[.AE136])/[.AD136]" office:value-type="percentage" office:value="0.00383090379008746" calcext:value-type="percentage">
            <text:p>0.38%</text:p>
          </table:table-cell>
          <table:table-cell table:style-name="ce12" table:formula="of:=LOOKUP([.AC136];[.$M$9:.$M$16];[.$J$9:.$J$16])+INDEX([.$L$9:.$L$17];MATCH(LOOKUP([.AC136];[.$M$9:.$M$17]);[.$M$9:.$M$17])+1)*([.AC136]-LOOKUP([.AC136];[.$M$9:.$M$17]))" office:value-type="float" office:value="16359375000" calcext:value-type="float">
            <text:p>16,359,375,000</text:p>
          </table:table-cell>
          <table:table-cell table:style-name="ce12" table:formula="of:=INDEX([.$L$9:.$L$17];MATCH(LOOKUP([.AC136];[.$M$9:.$M$17]);[.$M$9:.$M$17])+1)" office:value-type="float" office:value="3125" calcext:value-type="float">
            <text:p>3,125</text:p>
          </table:table-cell>
          <table:table-cell table:style-name="ce22" table:formula="of:=((365*24*6)*[.AH136])/[.AG136]" office:value-type="percentage" office:value="0.0100401146131805" calcext:value-type="percentage">
            <text:p>1.00%</text:p>
          </table:table-cell>
          <table:table-cell table:style-name="ce12" table:formula="of:=LOOKUP([.AC136];[.$V$9:.$V$16];[.$S$9:.$S$16])+INDEX([.$U$9:.$U$17];MATCH(LOOKUP([.AC136];[.$V$9:.$V$17]);[.$V$9:.$V$17])+1)*([.AC136]-LOOKUP([.AC136];[.$V$9:.$V$17]))" office:value-type="float" office:value="9295620272.61261" calcext:value-type="float">
            <text:p>9,295,620,273</text:p>
          </table:table-cell>
          <table:table-cell table:style-name="ce12" table:formula="of:=INDEX([.$U$9:.$U$17];MATCH(LOOKUP([.AC136];[.$V$9:.$V$17]);[.$V$9:.$V$17])+1)" office:value-type="float" office:value="3360.86676736413" calcext:value-type="float">
            <text:p>3,361</text:p>
          </table:table-cell>
          <table:table-cell table:style-name="ce22" table:formula="of:=((365*24*6)*[.AK136])/[.AJ136]" office:value-type="percentage" office:value="0.0190032673573283" calcext:value-type="percentage">
            <text:p>1.90%</text:p>
          </table:table-cell>
          <table:table-cell/>
          <table:table-cell table:style-name="ce7" table:formula="of:=[.AC136]/(365*24*6)" office:value-type="float" office:value="24.1628614916286" calcext:value-type="float">
            <text:p>24.1628614916286</text:p>
          </table:table-cell>
          <table:table-cell table:style-name="ce22" table:formula="of:=[.AF136]" office:value-type="percentage" office:value="0.00383090379008746" calcext:value-type="percentage">
            <text:p>0.38%</text:p>
          </table:table-cell>
          <table:table-cell table:style-name="ce22" table:formula="of:=[.AI136]" office:value-type="percentage" office:value="0.0100401146131805" calcext:value-type="percentage">
            <text:p>1.00%</text:p>
          </table:table-cell>
          <table:table-cell table:style-name="ce22" table:formula="of:=[.AL136]" office:value-type="percentage" office:value="0.0190032673573283" calcext:value-type="percentage">
            <text:p>1.9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6]+10000" office:value-type="float" office:value="1280000" calcext:value-type="float">
            <text:p>1,280,000</text:p>
          </table:table-cell>
          <table:table-cell table:style-name="ce12" table:formula="of:=LOOKUP([.AC137];[.$E$9:.$E$16];[.$B$9:.$B$16])+INDEX([.$D$9:.$D$17];MATCH(LOOKUP([.AC137];[.$E$9:.$E$17]);[.$E$9:.$E$17])+1)*([.AC137]-LOOKUP([.AC137];[.$E$9:.$E$17]))" office:value-type="float" office:value="42906250000" calcext:value-type="float">
            <text:p>42,906,250,000</text:p>
          </table:table-cell>
          <table:table-cell table:style-name="ce12" table:formula="of:=INDEX([.$D$9:.$D$17];MATCH(LOOKUP([.AC137];[.$E$9:.$E$17]);[.$E$9:.$E$17])+1)" office:value-type="float" office:value="3125" calcext:value-type="float">
            <text:p>3,125</text:p>
          </table:table-cell>
          <table:table-cell table:style-name="ce22" table:formula="of:=((365*24*6)*[.AE137])/[.AD137]" office:value-type="percentage" office:value="0.00382811361981063" calcext:value-type="percentage">
            <text:p>0.38%</text:p>
          </table:table-cell>
          <table:table-cell table:style-name="ce12" table:formula="of:=LOOKUP([.AC137];[.$M$9:.$M$16];[.$J$9:.$J$16])+INDEX([.$L$9:.$L$17];MATCH(LOOKUP([.AC137];[.$M$9:.$M$17]);[.$M$9:.$M$17])+1)*([.AC137]-LOOKUP([.AC137];[.$M$9:.$M$17]))" office:value-type="float" office:value="16390625000" calcext:value-type="float">
            <text:p>16,390,625,000</text:p>
          </table:table-cell>
          <table:table-cell table:style-name="ce12" table:formula="of:=INDEX([.$L$9:.$L$17];MATCH(LOOKUP([.AC137];[.$M$9:.$M$17]);[.$M$9:.$M$17])+1)" office:value-type="float" office:value="3125" calcext:value-type="float">
            <text:p>3,125</text:p>
          </table:table-cell>
          <table:table-cell table:style-name="ce22" table:formula="of:=((365*24*6)*[.AH137])/[.AG137]" office:value-type="percentage" office:value="0.0100209723546235" calcext:value-type="percentage">
            <text:p>1.00%</text:p>
          </table:table-cell>
          <table:table-cell table:style-name="ce12" table:formula="of:=LOOKUP([.AC137];[.$V$9:.$V$16];[.$S$9:.$S$16])+INDEX([.$U$9:.$U$17];MATCH(LOOKUP([.AC137];[.$V$9:.$V$17]);[.$V$9:.$V$17])+1)*([.AC137]-LOOKUP([.AC137];[.$V$9:.$V$17]))" office:value-type="float" office:value="9329228940.28626" calcext:value-type="float">
            <text:p>9,329,228,940</text:p>
          </table:table-cell>
          <table:table-cell table:style-name="ce12" table:formula="of:=INDEX([.$U$9:.$U$17];MATCH(LOOKUP([.AC137];[.$V$9:.$V$17]);[.$V$9:.$V$17])+1)" office:value-type="float" office:value="3360.86676736413" calcext:value-type="float">
            <text:p>3,361</text:p>
          </table:table-cell>
          <table:table-cell table:style-name="ce22" table:formula="of:=((365*24*6)*[.AK137])/[.AJ137]" office:value-type="percentage" office:value="0.0189348078413904" calcext:value-type="percentage">
            <text:p>1.89%</text:p>
          </table:table-cell>
          <table:table-cell/>
          <table:table-cell table:style-name="ce7" table:formula="of:=[.AC137]/(365*24*6)" office:value-type="float" office:value="24.3531202435312" calcext:value-type="float">
            <text:p>24.3531202435312</text:p>
          </table:table-cell>
          <table:table-cell table:style-name="ce22" table:formula="of:=[.AF137]" office:value-type="percentage" office:value="0.00382811361981063" calcext:value-type="percentage">
            <text:p>0.38%</text:p>
          </table:table-cell>
          <table:table-cell table:style-name="ce22" table:formula="of:=[.AI137]" office:value-type="percentage" office:value="0.0100209723546235" calcext:value-type="percentage">
            <text:p>1.00%</text:p>
          </table:table-cell>
          <table:table-cell table:style-name="ce22" table:formula="of:=[.AL137]" office:value-type="percentage" office:value="0.0189348078413904" calcext:value-type="percentage">
            <text:p>1.8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7]+10000" office:value-type="float" office:value="1290000" calcext:value-type="float">
            <text:p>1,290,000</text:p>
          </table:table-cell>
          <table:table-cell table:style-name="ce12" table:formula="of:=LOOKUP([.AC138];[.$E$9:.$E$16];[.$B$9:.$B$16])+INDEX([.$D$9:.$D$17];MATCH(LOOKUP([.AC138];[.$E$9:.$E$17]);[.$E$9:.$E$17])+1)*([.AC138]-LOOKUP([.AC138];[.$E$9:.$E$17]))" office:value-type="float" office:value="42937500000" calcext:value-type="float">
            <text:p>42,937,500,000</text:p>
          </table:table-cell>
          <table:table-cell table:style-name="ce12" table:formula="of:=INDEX([.$D$9:.$D$17];MATCH(LOOKUP([.AC138];[.$E$9:.$E$17]);[.$E$9:.$E$17])+1)" office:value-type="float" office:value="3125" calcext:value-type="float">
            <text:p>3,125</text:p>
          </table:table-cell>
          <table:table-cell table:style-name="ce22" table:formula="of:=((365*24*6)*[.AE138])/[.AD138]" office:value-type="percentage" office:value="0.00382532751091703" calcext:value-type="percentage">
            <text:p>0.38%</text:p>
          </table:table-cell>
          <table:table-cell table:style-name="ce12" table:formula="of:=LOOKUP([.AC138];[.$M$9:.$M$16];[.$J$9:.$J$16])+INDEX([.$L$9:.$L$17];MATCH(LOOKUP([.AC138];[.$M$9:.$M$17]);[.$M$9:.$M$17])+1)*([.AC138]-LOOKUP([.AC138];[.$M$9:.$M$17]))" office:value-type="float" office:value="16421875000" calcext:value-type="float">
            <text:p>16,421,875,000</text:p>
          </table:table-cell>
          <table:table-cell table:style-name="ce12" table:formula="of:=INDEX([.$L$9:.$L$17];MATCH(LOOKUP([.AC138];[.$M$9:.$M$17]);[.$M$9:.$M$17])+1)" office:value-type="float" office:value="3125" calcext:value-type="float">
            <text:p>3,125</text:p>
          </table:table-cell>
          <table:table-cell table:style-name="ce22" table:formula="of:=((365*24*6)*[.AH138])/[.AG138]" office:value-type="percentage" office:value="0.0100019029495718" calcext:value-type="percentage">
            <text:p>1.00%</text:p>
          </table:table-cell>
          <table:table-cell table:style-name="ce12" table:formula="of:=LOOKUP([.AC138];[.$V$9:.$V$16];[.$S$9:.$S$16])+INDEX([.$U$9:.$U$17];MATCH(LOOKUP([.AC138];[.$V$9:.$V$17]);[.$V$9:.$V$17])+1)*([.AC138]-LOOKUP([.AC138];[.$V$9:.$V$17]))" office:value-type="float" office:value="9362837607.9599" calcext:value-type="float">
            <text:p>9,362,837,608</text:p>
          </table:table-cell>
          <table:table-cell table:style-name="ce12" table:formula="of:=INDEX([.$U$9:.$U$17];MATCH(LOOKUP([.AC138];[.$V$9:.$V$17]);[.$V$9:.$V$17])+1)" office:value-type="float" office:value="3360.86676736413" calcext:value-type="float">
            <text:p>3,361</text:p>
          </table:table-cell>
          <table:table-cell table:style-name="ce22" table:formula="of:=((365*24*6)*[.AK138])/[.AJ138]" office:value-type="percentage" office:value="0.0188668398074619" calcext:value-type="percentage">
            <text:p>1.89%</text:p>
          </table:table-cell>
          <table:table-cell/>
          <table:table-cell table:style-name="ce7" table:formula="of:=[.AC138]/(365*24*6)" office:value-type="float" office:value="24.5433789954338" calcext:value-type="float">
            <text:p>24.5433789954338</text:p>
          </table:table-cell>
          <table:table-cell table:style-name="ce22" table:formula="of:=[.AF138]" office:value-type="percentage" office:value="0.00382532751091703" calcext:value-type="percentage">
            <text:p>0.38%</text:p>
          </table:table-cell>
          <table:table-cell table:style-name="ce22" table:formula="of:=[.AI138]" office:value-type="percentage" office:value="0.0100019029495718" calcext:value-type="percentage">
            <text:p>1.00%</text:p>
          </table:table-cell>
          <table:table-cell table:style-name="ce22" table:formula="of:=[.AL138]" office:value-type="percentage" office:value="0.0188668398074619" calcext:value-type="percentage">
            <text:p>1.8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8]+10000" office:value-type="float" office:value="1300000" calcext:value-type="float">
            <text:p>1,300,000</text:p>
          </table:table-cell>
          <table:table-cell table:style-name="ce12" table:formula="of:=LOOKUP([.AC139];[.$E$9:.$E$16];[.$B$9:.$B$16])+INDEX([.$D$9:.$D$17];MATCH(LOOKUP([.AC139];[.$E$9:.$E$17]);[.$E$9:.$E$17])+1)*([.AC139]-LOOKUP([.AC139];[.$E$9:.$E$17]))" office:value-type="float" office:value="42968750000" calcext:value-type="float">
            <text:p>42,968,750,000</text:p>
          </table:table-cell>
          <table:table-cell table:style-name="ce12" table:formula="of:=INDEX([.$D$9:.$D$17];MATCH(LOOKUP([.AC139];[.$E$9:.$E$17]);[.$E$9:.$E$17])+1)" office:value-type="float" office:value="3125" calcext:value-type="float">
            <text:p>3,125</text:p>
          </table:table-cell>
          <table:table-cell table:style-name="ce22" table:formula="of:=((365*24*6)*[.AE139])/[.AD139]" office:value-type="percentage" office:value="0.00382254545454545" calcext:value-type="percentage">
            <text:p>0.38%</text:p>
          </table:table-cell>
          <table:table-cell table:style-name="ce12" table:formula="of:=LOOKUP([.AC139];[.$M$9:.$M$16];[.$J$9:.$J$16])+INDEX([.$L$9:.$L$17];MATCH(LOOKUP([.AC139];[.$M$9:.$M$17]);[.$M$9:.$M$17])+1)*([.AC139]-LOOKUP([.AC139];[.$M$9:.$M$17]))" office:value-type="float" office:value="16453125000" calcext:value-type="float">
            <text:p>16,453,125,000</text:p>
          </table:table-cell>
          <table:table-cell table:style-name="ce12" table:formula="of:=INDEX([.$L$9:.$L$17];MATCH(LOOKUP([.AC139];[.$M$9:.$M$17]);[.$M$9:.$M$17])+1)" office:value-type="float" office:value="3125" calcext:value-type="float">
            <text:p>3,125</text:p>
          </table:table-cell>
          <table:table-cell table:style-name="ce22" table:formula="of:=((365*24*6)*[.AH139])/[.AG139]" office:value-type="percentage" office:value="0.00998290598290598" calcext:value-type="percentage">
            <text:p>1.00%</text:p>
          </table:table-cell>
          <table:table-cell table:style-name="ce12" table:formula="of:=LOOKUP([.AC139];[.$V$9:.$V$16];[.$S$9:.$S$16])+INDEX([.$U$9:.$U$17];MATCH(LOOKUP([.AC139];[.$V$9:.$V$17]);[.$V$9:.$V$17])+1)*([.AC139]-LOOKUP([.AC139];[.$V$9:.$V$17]))" office:value-type="float" office:value="9396446275.63354" calcext:value-type="float">
            <text:p>9,396,446,276</text:p>
          </table:table-cell>
          <table:table-cell table:style-name="ce12" table:formula="of:=INDEX([.$U$9:.$U$17];MATCH(LOOKUP([.AC139];[.$V$9:.$V$17]);[.$V$9:.$V$17])+1)" office:value-type="float" office:value="3360.86676736413" calcext:value-type="float">
            <text:p>3,361</text:p>
          </table:table-cell>
          <table:table-cell table:style-name="ce22" table:formula="of:=((365*24*6)*[.AK139])/[.AJ139]" office:value-type="percentage" office:value="0.018799357981829" calcext:value-type="percentage">
            <text:p>1.88%</text:p>
          </table:table-cell>
          <table:table-cell/>
          <table:table-cell table:style-name="ce7" table:formula="of:=[.AC139]/(365*24*6)" office:value-type="float" office:value="24.7336377473364" calcext:value-type="float">
            <text:p>24.7336377473364</text:p>
          </table:table-cell>
          <table:table-cell table:style-name="ce22" table:formula="of:=[.AF139]" office:value-type="percentage" office:value="0.00382254545454545" calcext:value-type="percentage">
            <text:p>0.38%</text:p>
          </table:table-cell>
          <table:table-cell table:style-name="ce22" table:formula="of:=[.AI139]" office:value-type="percentage" office:value="0.00998290598290598" calcext:value-type="percentage">
            <text:p>1.00%</text:p>
          </table:table-cell>
          <table:table-cell table:style-name="ce22" table:formula="of:=[.AL139]" office:value-type="percentage" office:value="0.018799357981829" calcext:value-type="percentage">
            <text:p>1.8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9]+10000" office:value-type="float" office:value="1310000" calcext:value-type="float">
            <text:p>1,310,000</text:p>
          </table:table-cell>
          <table:table-cell table:style-name="ce12" table:formula="of:=LOOKUP([.AC140];[.$E$9:.$E$16];[.$B$9:.$B$16])+INDEX([.$D$9:.$D$17];MATCH(LOOKUP([.AC140];[.$E$9:.$E$17]);[.$E$9:.$E$17])+1)*([.AC140]-LOOKUP([.AC140];[.$E$9:.$E$17]))" office:value-type="float" office:value="43000000000" calcext:value-type="float">
            <text:p>43,000,000,000</text:p>
          </table:table-cell>
          <table:table-cell table:style-name="ce12" table:formula="of:=INDEX([.$D$9:.$D$17];MATCH(LOOKUP([.AC140];[.$E$9:.$E$17]);[.$E$9:.$E$17])+1)" office:value-type="float" office:value="3125" calcext:value-type="float">
            <text:p>3,125</text:p>
          </table:table-cell>
          <table:table-cell table:style-name="ce22" table:formula="of:=((365*24*6)*[.AE140])/[.AD140]" office:value-type="percentage" office:value="0.00381976744186047" calcext:value-type="percentage">
            <text:p>0.38%</text:p>
          </table:table-cell>
          <table:table-cell table:style-name="ce12" table:formula="of:=LOOKUP([.AC140];[.$M$9:.$M$16];[.$J$9:.$J$16])+INDEX([.$L$9:.$L$17];MATCH(LOOKUP([.AC140];[.$M$9:.$M$17]);[.$M$9:.$M$17])+1)*([.AC140]-LOOKUP([.AC140];[.$M$9:.$M$17]))" office:value-type="float" office:value="16484375000" calcext:value-type="float">
            <text:p>16,484,375,000</text:p>
          </table:table-cell>
          <table:table-cell table:style-name="ce12" table:formula="of:=INDEX([.$L$9:.$L$17];MATCH(LOOKUP([.AC140];[.$M$9:.$M$17]);[.$M$9:.$M$17])+1)" office:value-type="float" office:value="3125" calcext:value-type="float">
            <text:p>3,125</text:p>
          </table:table-cell>
          <table:table-cell table:style-name="ce22" table:formula="of:=((365*24*6)*[.AH140])/[.AG140]" office:value-type="percentage" office:value="0.00996398104265403" calcext:value-type="percentage">
            <text:p>1.00%</text:p>
          </table:table-cell>
          <table:table-cell table:style-name="ce12" table:formula="of:=LOOKUP([.AC140];[.$V$9:.$V$16];[.$S$9:.$S$16])+INDEX([.$U$9:.$U$17];MATCH(LOOKUP([.AC140];[.$V$9:.$V$17]);[.$V$9:.$V$17])+1)*([.AC140]-LOOKUP([.AC140];[.$V$9:.$V$17]))" office:value-type="float" office:value="9430054943.30718" calcext:value-type="float">
            <text:p>9,430,054,943</text:p>
          </table:table-cell>
          <table:table-cell table:style-name="ce12" table:formula="of:=INDEX([.$U$9:.$U$17];MATCH(LOOKUP([.AC140];[.$V$9:.$V$17]);[.$V$9:.$V$17])+1)" office:value-type="float" office:value="3360.86676736413" calcext:value-type="float">
            <text:p>3,361</text:p>
          </table:table-cell>
          <table:table-cell table:style-name="ce22" table:formula="of:=((365*24*6)*[.AK140])/[.AJ140]" office:value-type="percentage" office:value="0.0187323571659602" calcext:value-type="percentage">
            <text:p>1.87%</text:p>
          </table:table-cell>
          <table:table-cell/>
          <table:table-cell table:style-name="ce7" table:formula="of:=[.AC140]/(365*24*6)" office:value-type="float" office:value="24.923896499239" calcext:value-type="float">
            <text:p>24.923896499239</text:p>
          </table:table-cell>
          <table:table-cell table:style-name="ce22" table:formula="of:=[.AF140]" office:value-type="percentage" office:value="0.00381976744186047" calcext:value-type="percentage">
            <text:p>0.38%</text:p>
          </table:table-cell>
          <table:table-cell table:style-name="ce22" table:formula="of:=[.AI140]" office:value-type="percentage" office:value="0.00996398104265403" calcext:value-type="percentage">
            <text:p>1.00%</text:p>
          </table:table-cell>
          <table:table-cell table:style-name="ce22" table:formula="of:=[.AL140]" office:value-type="percentage" office:value="0.0187323571659602" calcext:value-type="percentage">
            <text:p>1.8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0]+10000" office:value-type="float" office:value="1320000" calcext:value-type="float">
            <text:p>1,320,000</text:p>
          </table:table-cell>
          <table:table-cell table:style-name="ce12" table:formula="of:=LOOKUP([.AC141];[.$E$9:.$E$16];[.$B$9:.$B$16])+INDEX([.$D$9:.$D$17];MATCH(LOOKUP([.AC141];[.$E$9:.$E$17]);[.$E$9:.$E$17])+1)*([.AC141]-LOOKUP([.AC141];[.$E$9:.$E$17]))" office:value-type="float" office:value="43031250000" calcext:value-type="float">
            <text:p>43,031,250,000</text:p>
          </table:table-cell>
          <table:table-cell table:style-name="ce12" table:formula="of:=INDEX([.$D$9:.$D$17];MATCH(LOOKUP([.AC141];[.$E$9:.$E$17]);[.$E$9:.$E$17])+1)" office:value-type="float" office:value="3125" calcext:value-type="float">
            <text:p>3,125</text:p>
          </table:table-cell>
          <table:table-cell table:style-name="ce22" table:formula="of:=((365*24*6)*[.AE141])/[.AD141]" office:value-type="percentage" office:value="0.00381699346405229" calcext:value-type="percentage">
            <text:p>0.38%</text:p>
          </table:table-cell>
          <table:table-cell table:style-name="ce12" table:formula="of:=LOOKUP([.AC141];[.$M$9:.$M$16];[.$J$9:.$J$16])+INDEX([.$L$9:.$L$17];MATCH(LOOKUP([.AC141];[.$M$9:.$M$17]);[.$M$9:.$M$17])+1)*([.AC141]-LOOKUP([.AC141];[.$M$9:.$M$17]))" office:value-type="float" office:value="16515625000" calcext:value-type="float">
            <text:p>16,515,625,000</text:p>
          </table:table-cell>
          <table:table-cell table:style-name="ce12" table:formula="of:=INDEX([.$L$9:.$L$17];MATCH(LOOKUP([.AC141];[.$M$9:.$M$17]);[.$M$9:.$M$17])+1)" office:value-type="float" office:value="3125" calcext:value-type="float">
            <text:p>3,125</text:p>
          </table:table-cell>
          <table:table-cell table:style-name="ce22" table:formula="of:=((365*24*6)*[.AH141])/[.AG141]" office:value-type="percentage" office:value="0.00994512771996216" calcext:value-type="percentage">
            <text:p>0.99%</text:p>
          </table:table-cell>
          <table:table-cell table:style-name="ce12" table:formula="of:=LOOKUP([.AC141];[.$V$9:.$V$16];[.$S$9:.$S$16])+INDEX([.$U$9:.$U$17];MATCH(LOOKUP([.AC141];[.$V$9:.$V$17]);[.$V$9:.$V$17])+1)*([.AC141]-LOOKUP([.AC141];[.$V$9:.$V$17]))" office:value-type="float" office:value="9463663610.98082" calcext:value-type="float">
            <text:p>9,463,663,611</text:p>
          </table:table-cell>
          <table:table-cell table:style-name="ce12" table:formula="of:=INDEX([.$U$9:.$U$17];MATCH(LOOKUP([.AC141];[.$V$9:.$V$17]);[.$V$9:.$V$17])+1)" office:value-type="float" office:value="3360.86676736413" calcext:value-type="float">
            <text:p>3,361</text:p>
          </table:table-cell>
          <table:table-cell table:style-name="ce22" table:formula="of:=((365*24*6)*[.AK141])/[.AJ141]" office:value-type="percentage" office:value="0.0186658322351708" calcext:value-type="percentage">
            <text:p>1.87%</text:p>
          </table:table-cell>
          <table:table-cell/>
          <table:table-cell table:style-name="ce7" table:formula="of:=[.AC141]/(365*24*6)" office:value-type="float" office:value="25.1141552511416" calcext:value-type="float">
            <text:p>25.1141552511416</text:p>
          </table:table-cell>
          <table:table-cell table:style-name="ce22" table:formula="of:=[.AF141]" office:value-type="percentage" office:value="0.00381699346405229" calcext:value-type="percentage">
            <text:p>0.38%</text:p>
          </table:table-cell>
          <table:table-cell table:style-name="ce22" table:formula="of:=[.AI141]" office:value-type="percentage" office:value="0.00994512771996216" calcext:value-type="percentage">
            <text:p>0.99%</text:p>
          </table:table-cell>
          <table:table-cell table:style-name="ce22" table:formula="of:=[.AL141]" office:value-type="percentage" office:value="0.0186658322351708" calcext:value-type="percentage">
            <text:p>1.8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1]+10000" office:value-type="float" office:value="1330000" calcext:value-type="float">
            <text:p>1,330,000</text:p>
          </table:table-cell>
          <table:table-cell table:style-name="ce12" table:formula="of:=LOOKUP([.AC142];[.$E$9:.$E$16];[.$B$9:.$B$16])+INDEX([.$D$9:.$D$17];MATCH(LOOKUP([.AC142];[.$E$9:.$E$17]);[.$E$9:.$E$17])+1)*([.AC142]-LOOKUP([.AC142];[.$E$9:.$E$17]))" office:value-type="float" office:value="43062500000" calcext:value-type="float">
            <text:p>43,062,500,000</text:p>
          </table:table-cell>
          <table:table-cell table:style-name="ce12" table:formula="of:=INDEX([.$D$9:.$D$17];MATCH(LOOKUP([.AC142];[.$E$9:.$E$17]);[.$E$9:.$E$17])+1)" office:value-type="float" office:value="3125" calcext:value-type="float">
            <text:p>3,125</text:p>
          </table:table-cell>
          <table:table-cell table:style-name="ce22" table:formula="of:=((365*24*6)*[.AE142])/[.AD142]" office:value-type="percentage" office:value="0.00381422351233672" calcext:value-type="percentage">
            <text:p>0.38%</text:p>
          </table:table-cell>
          <table:table-cell table:style-name="ce12" table:formula="of:=LOOKUP([.AC142];[.$M$9:.$M$16];[.$J$9:.$J$16])+INDEX([.$L$9:.$L$17];MATCH(LOOKUP([.AC142];[.$M$9:.$M$17]);[.$M$9:.$M$17])+1)*([.AC142]-LOOKUP([.AC142];[.$M$9:.$M$17]))" office:value-type="float" office:value="16546875000" calcext:value-type="float">
            <text:p>16,546,875,000</text:p>
          </table:table-cell>
          <table:table-cell table:style-name="ce12" table:formula="of:=INDEX([.$L$9:.$L$17];MATCH(LOOKUP([.AC142];[.$M$9:.$M$17]);[.$M$9:.$M$17])+1)" office:value-type="float" office:value="3125" calcext:value-type="float">
            <text:p>3,125</text:p>
          </table:table-cell>
          <table:table-cell table:style-name="ce22" table:formula="of:=((365*24*6)*[.AH142])/[.AG142]" office:value-type="percentage" office:value="0.00992634560906516" calcext:value-type="percentage">
            <text:p>0.99%</text:p>
          </table:table-cell>
          <table:table-cell table:style-name="ce12" table:formula="of:=LOOKUP([.AC142];[.$V$9:.$V$16];[.$S$9:.$S$16])+INDEX([.$U$9:.$U$17];MATCH(LOOKUP([.AC142];[.$V$9:.$V$17]);[.$V$9:.$V$17])+1)*([.AC142]-LOOKUP([.AC142];[.$V$9:.$V$17]))" office:value-type="float" office:value="9497272278.65446" calcext:value-type="float">
            <text:p>9,497,272,279</text:p>
          </table:table-cell>
          <table:table-cell table:style-name="ce12" table:formula="of:=INDEX([.$U$9:.$U$17];MATCH(LOOKUP([.AC142];[.$V$9:.$V$17]);[.$V$9:.$V$17])+1)" office:value-type="float" office:value="3360.86676736413" calcext:value-type="float">
            <text:p>3,361</text:p>
          </table:table-cell>
          <table:table-cell table:style-name="ce22" table:formula="of:=((365*24*6)*[.AK142])/[.AJ142]" office:value-type="percentage" office:value="0.0185997781373165" calcext:value-type="percentage">
            <text:p>1.86%</text:p>
          </table:table-cell>
          <table:table-cell/>
          <table:table-cell table:style-name="ce7" table:formula="of:=[.AC142]/(365*24*6)" office:value-type="float" office:value="25.3044140030441" calcext:value-type="float">
            <text:p>25.3044140030441</text:p>
          </table:table-cell>
          <table:table-cell table:style-name="ce22" table:formula="of:=[.AF142]" office:value-type="percentage" office:value="0.00381422351233672" calcext:value-type="percentage">
            <text:p>0.38%</text:p>
          </table:table-cell>
          <table:table-cell table:style-name="ce22" table:formula="of:=[.AI142]" office:value-type="percentage" office:value="0.00992634560906516" calcext:value-type="percentage">
            <text:p>0.99%</text:p>
          </table:table-cell>
          <table:table-cell table:style-name="ce22" table:formula="of:=[.AL142]" office:value-type="percentage" office:value="0.0185997781373165" calcext:value-type="percentage">
            <text:p>1.8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2]+10000" office:value-type="float" office:value="1340000" calcext:value-type="float">
            <text:p>1,340,000</text:p>
          </table:table-cell>
          <table:table-cell table:style-name="ce12" table:formula="of:=LOOKUP([.AC143];[.$E$9:.$E$16];[.$B$9:.$B$16])+INDEX([.$D$9:.$D$17];MATCH(LOOKUP([.AC143];[.$E$9:.$E$17]);[.$E$9:.$E$17])+1)*([.AC143]-LOOKUP([.AC143];[.$E$9:.$E$17]))" office:value-type="float" office:value="43093750000" calcext:value-type="float">
            <text:p>43,093,750,000</text:p>
          </table:table-cell>
          <table:table-cell table:style-name="ce12" table:formula="of:=INDEX([.$D$9:.$D$17];MATCH(LOOKUP([.AC143];[.$E$9:.$E$17]);[.$E$9:.$E$17])+1)" office:value-type="float" office:value="3125" calcext:value-type="float">
            <text:p>3,125</text:p>
          </table:table-cell>
          <table:table-cell table:style-name="ce22" table:formula="of:=((365*24*6)*[.AE143])/[.AD143]" office:value-type="percentage" office:value="0.00381145757795504" calcext:value-type="percentage">
            <text:p>0.38%</text:p>
          </table:table-cell>
          <table:table-cell table:style-name="ce12" table:formula="of:=LOOKUP([.AC143];[.$M$9:.$M$16];[.$J$9:.$J$16])+INDEX([.$L$9:.$L$17];MATCH(LOOKUP([.AC143];[.$M$9:.$M$17]);[.$M$9:.$M$17])+1)*([.AC143]-LOOKUP([.AC143];[.$M$9:.$M$17]))" office:value-type="float" office:value="16578125000" calcext:value-type="float">
            <text:p>16,578,125,000</text:p>
          </table:table-cell>
          <table:table-cell table:style-name="ce12" table:formula="of:=INDEX([.$L$9:.$L$17];MATCH(LOOKUP([.AC143];[.$M$9:.$M$17]);[.$M$9:.$M$17])+1)" office:value-type="float" office:value="3125" calcext:value-type="float">
            <text:p>3,125</text:p>
          </table:table-cell>
          <table:table-cell table:style-name="ce22" table:formula="of:=((365*24*6)*[.AH143])/[.AG143]" office:value-type="percentage" office:value="0.0099076343072573" calcext:value-type="percentage">
            <text:p>0.99%</text:p>
          </table:table-cell>
          <table:table-cell table:style-name="ce12" table:formula="of:=LOOKUP([.AC143];[.$V$9:.$V$16];[.$S$9:.$S$16])+INDEX([.$U$9:.$U$17];MATCH(LOOKUP([.AC143];[.$V$9:.$V$17]);[.$V$9:.$V$17])+1)*([.AC143]-LOOKUP([.AC143];[.$V$9:.$V$17]))" office:value-type="float" office:value="9530880946.3281" calcext:value-type="float">
            <text:p>9,530,880,946</text:p>
          </table:table-cell>
          <table:table-cell table:style-name="ce12" table:formula="of:=INDEX([.$U$9:.$U$17];MATCH(LOOKUP([.AC143];[.$V$9:.$V$17]);[.$V$9:.$V$17])+1)" office:value-type="float" office:value="3360.86676736413" calcext:value-type="float">
            <text:p>3,361</text:p>
          </table:table-cell>
          <table:table-cell table:style-name="ce22" table:formula="of:=((365*24*6)*[.AK143])/[.AJ143]" office:value-type="percentage" office:value="0.0185341898915141" calcext:value-type="percentage">
            <text:p>1.85%</text:p>
          </table:table-cell>
          <table:table-cell/>
          <table:table-cell table:style-name="ce7" table:formula="of:=[.AC143]/(365*24*6)" office:value-type="float" office:value="25.4946727549467" calcext:value-type="float">
            <text:p>25.4946727549467</text:p>
          </table:table-cell>
          <table:table-cell table:style-name="ce22" table:formula="of:=[.AF143]" office:value-type="percentage" office:value="0.00381145757795504" calcext:value-type="percentage">
            <text:p>0.38%</text:p>
          </table:table-cell>
          <table:table-cell table:style-name="ce22" table:formula="of:=[.AI143]" office:value-type="percentage" office:value="0.0099076343072573" calcext:value-type="percentage">
            <text:p>0.99%</text:p>
          </table:table-cell>
          <table:table-cell table:style-name="ce22" table:formula="of:=[.AL143]" office:value-type="percentage" office:value="0.0185341898915141" calcext:value-type="percentage">
            <text:p>1.8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3]+10000" office:value-type="float" office:value="1350000" calcext:value-type="float">
            <text:p>1,350,000</text:p>
          </table:table-cell>
          <table:table-cell table:style-name="ce12" table:formula="of:=LOOKUP([.AC144];[.$E$9:.$E$16];[.$B$9:.$B$16])+INDEX([.$D$9:.$D$17];MATCH(LOOKUP([.AC144];[.$E$9:.$E$17]);[.$E$9:.$E$17])+1)*([.AC144]-LOOKUP([.AC144];[.$E$9:.$E$17]))" office:value-type="float" office:value="43125000000" calcext:value-type="float">
            <text:p>43,125,000,000</text:p>
          </table:table-cell>
          <table:table-cell table:style-name="ce12" table:formula="of:=INDEX([.$D$9:.$D$17];MATCH(LOOKUP([.AC144];[.$E$9:.$E$17]);[.$E$9:.$E$17])+1)" office:value-type="float" office:value="3125" calcext:value-type="float">
            <text:p>3,125</text:p>
          </table:table-cell>
          <table:table-cell table:style-name="ce22" table:formula="of:=((365*24*6)*[.AE144])/[.AD144]" office:value-type="percentage" office:value="0.00380869565217391" calcext:value-type="percentage">
            <text:p>0.38%</text:p>
          </table:table-cell>
          <table:table-cell table:style-name="ce12" table:formula="of:=LOOKUP([.AC144];[.$M$9:.$M$16];[.$J$9:.$J$16])+INDEX([.$L$9:.$L$17];MATCH(LOOKUP([.AC144];[.$M$9:.$M$17]);[.$M$9:.$M$17])+1)*([.AC144]-LOOKUP([.AC144];[.$M$9:.$M$17]))" office:value-type="float" office:value="16609375000" calcext:value-type="float">
            <text:p>16,609,375,000</text:p>
          </table:table-cell>
          <table:table-cell table:style-name="ce12" table:formula="of:=INDEX([.$L$9:.$L$17];MATCH(LOOKUP([.AC144];[.$M$9:.$M$17]);[.$M$9:.$M$17])+1)" office:value-type="float" office:value="3125" calcext:value-type="float">
            <text:p>3,125</text:p>
          </table:table-cell>
          <table:table-cell table:style-name="ce22" table:formula="of:=((365*24*6)*[.AH144])/[.AG144]" office:value-type="percentage" office:value="0.00988899341486359" calcext:value-type="percentage">
            <text:p>0.99%</text:p>
          </table:table-cell>
          <table:table-cell table:style-name="ce12" table:formula="of:=LOOKUP([.AC144];[.$V$9:.$V$16];[.$S$9:.$S$16])+INDEX([.$U$9:.$U$17];MATCH(LOOKUP([.AC144];[.$V$9:.$V$17]);[.$V$9:.$V$17])+1)*([.AC144]-LOOKUP([.AC144];[.$V$9:.$V$17]))" office:value-type="float" office:value="9564489614.00175" calcext:value-type="float">
            <text:p>9,564,489,614</text:p>
          </table:table-cell>
          <table:table-cell table:style-name="ce12" table:formula="of:=INDEX([.$U$9:.$U$17];MATCH(LOOKUP([.AC144];[.$V$9:.$V$17]);[.$V$9:.$V$17])+1)" office:value-type="float" office:value="3360.86676736413" calcext:value-type="float">
            <text:p>3,361</text:p>
          </table:table-cell>
          <table:table-cell table:style-name="ce22" table:formula="of:=((365*24*6)*[.AK144])/[.AJ144]" office:value-type="percentage" office:value="0.0184690625868901" calcext:value-type="percentage">
            <text:p>1.85%</text:p>
          </table:table-cell>
          <table:table-cell/>
          <table:table-cell table:style-name="ce7" table:formula="of:=[.AC144]/(365*24*6)" office:value-type="float" office:value="25.6849315068493" calcext:value-type="float">
            <text:p>25.6849315068493</text:p>
          </table:table-cell>
          <table:table-cell table:style-name="ce22" table:formula="of:=[.AF144]" office:value-type="percentage" office:value="0.00380869565217391" calcext:value-type="percentage">
            <text:p>0.38%</text:p>
          </table:table-cell>
          <table:table-cell table:style-name="ce22" table:formula="of:=[.AI144]" office:value-type="percentage" office:value="0.00988899341486359" calcext:value-type="percentage">
            <text:p>0.99%</text:p>
          </table:table-cell>
          <table:table-cell table:style-name="ce22" table:formula="of:=[.AL144]" office:value-type="percentage" office:value="0.0184690625868901" calcext:value-type="percentage">
            <text:p>1.8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4]+10000" office:value-type="float" office:value="1360000" calcext:value-type="float">
            <text:p>1,360,000</text:p>
          </table:table-cell>
          <table:table-cell table:style-name="ce12" table:formula="of:=LOOKUP([.AC145];[.$E$9:.$E$16];[.$B$9:.$B$16])+INDEX([.$D$9:.$D$17];MATCH(LOOKUP([.AC145];[.$E$9:.$E$17]);[.$E$9:.$E$17])+1)*([.AC145]-LOOKUP([.AC145];[.$E$9:.$E$17]))" office:value-type="float" office:value="43156250000" calcext:value-type="float">
            <text:p>43,156,250,000</text:p>
          </table:table-cell>
          <table:table-cell table:style-name="ce12" table:formula="of:=INDEX([.$D$9:.$D$17];MATCH(LOOKUP([.AC145];[.$E$9:.$E$17]);[.$E$9:.$E$17])+1)" office:value-type="float" office:value="3125" calcext:value-type="float">
            <text:p>3,125</text:p>
          </table:table-cell>
          <table:table-cell table:style-name="ce22" table:formula="of:=((365*24*6)*[.AE145])/[.AD145]" office:value-type="percentage" office:value="0.0038059377262853" calcext:value-type="percentage">
            <text:p>0.38%</text:p>
          </table:table-cell>
          <table:table-cell table:style-name="ce12" table:formula="of:=LOOKUP([.AC145];[.$M$9:.$M$16];[.$J$9:.$J$16])+INDEX([.$L$9:.$L$17];MATCH(LOOKUP([.AC145];[.$M$9:.$M$17]);[.$M$9:.$M$17])+1)*([.AC145]-LOOKUP([.AC145];[.$M$9:.$M$17]))" office:value-type="float" office:value="16640625000" calcext:value-type="float">
            <text:p>16,640,625,000</text:p>
          </table:table-cell>
          <table:table-cell table:style-name="ce12" table:formula="of:=INDEX([.$L$9:.$L$17];MATCH(LOOKUP([.AC145];[.$M$9:.$M$17]);[.$M$9:.$M$17])+1)" office:value-type="float" office:value="3125" calcext:value-type="float">
            <text:p>3,125</text:p>
          </table:table-cell>
          <table:table-cell table:style-name="ce22" table:formula="of:=((365*24*6)*[.AH145])/[.AG145]" office:value-type="percentage" office:value="0.00987042253521127" calcext:value-type="percentage">
            <text:p>0.99%</text:p>
          </table:table-cell>
          <table:table-cell table:style-name="ce12" table:formula="of:=LOOKUP([.AC145];[.$V$9:.$V$16];[.$S$9:.$S$16])+INDEX([.$U$9:.$U$17];MATCH(LOOKUP([.AC145];[.$V$9:.$V$17]);[.$V$9:.$V$17])+1)*([.AC145]-LOOKUP([.AC145];[.$V$9:.$V$17]))" office:value-type="float" office:value="9598098281.67539" calcext:value-type="float">
            <text:p>9,598,098,282</text:p>
          </table:table-cell>
          <table:table-cell table:style-name="ce12" table:formula="of:=INDEX([.$U$9:.$U$17];MATCH(LOOKUP([.AC145];[.$V$9:.$V$17]);[.$V$9:.$V$17])+1)" office:value-type="float" office:value="3360.86676736413" calcext:value-type="float">
            <text:p>3,361</text:p>
          </table:table-cell>
          <table:table-cell table:style-name="ce22" table:formula="of:=((365*24*6)*[.AK145])/[.AJ145]" office:value-type="percentage" office:value="0.0184043913813544" calcext:value-type="percentage">
            <text:p>1.84%</text:p>
          </table:table-cell>
          <table:table-cell/>
          <table:table-cell table:style-name="ce7" table:formula="of:=[.AC145]/(365*24*6)" office:value-type="float" office:value="25.8751902587519" calcext:value-type="float">
            <text:p>25.8751902587519</text:p>
          </table:table-cell>
          <table:table-cell table:style-name="ce22" table:formula="of:=[.AF145]" office:value-type="percentage" office:value="0.0038059377262853" calcext:value-type="percentage">
            <text:p>0.38%</text:p>
          </table:table-cell>
          <table:table-cell table:style-name="ce22" table:formula="of:=[.AI145]" office:value-type="percentage" office:value="0.00987042253521127" calcext:value-type="percentage">
            <text:p>0.99%</text:p>
          </table:table-cell>
          <table:table-cell table:style-name="ce22" table:formula="of:=[.AL145]" office:value-type="percentage" office:value="0.0184043913813544" calcext:value-type="percentage">
            <text:p>1.8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5]+10000" office:value-type="float" office:value="1370000" calcext:value-type="float">
            <text:p>1,370,000</text:p>
          </table:table-cell>
          <table:table-cell table:style-name="ce12" table:formula="of:=LOOKUP([.AC146];[.$E$9:.$E$16];[.$B$9:.$B$16])+INDEX([.$D$9:.$D$17];MATCH(LOOKUP([.AC146];[.$E$9:.$E$17]);[.$E$9:.$E$17])+1)*([.AC146]-LOOKUP([.AC146];[.$E$9:.$E$17]))" office:value-type="float" office:value="43187500000" calcext:value-type="float">
            <text:p>43,187,500,000</text:p>
          </table:table-cell>
          <table:table-cell table:style-name="ce12" table:formula="of:=INDEX([.$D$9:.$D$17];MATCH(LOOKUP([.AC146];[.$E$9:.$E$17]);[.$E$9:.$E$17])+1)" office:value-type="float" office:value="3125" calcext:value-type="float">
            <text:p>3,125</text:p>
          </table:table-cell>
          <table:table-cell table:style-name="ce22" table:formula="of:=((365*24*6)*[.AE146])/[.AD146]" office:value-type="percentage" office:value="0.00380318379160637" calcext:value-type="percentage">
            <text:p>0.38%</text:p>
          </table:table-cell>
          <table:table-cell table:style-name="ce12" table:formula="of:=LOOKUP([.AC146];[.$M$9:.$M$16];[.$J$9:.$J$16])+INDEX([.$L$9:.$L$17];MATCH(LOOKUP([.AC146];[.$M$9:.$M$17]);[.$M$9:.$M$17])+1)*([.AC146]-LOOKUP([.AC146];[.$M$9:.$M$17]))" office:value-type="float" office:value="16671875000" calcext:value-type="float">
            <text:p>16,671,875,000</text:p>
          </table:table-cell>
          <table:table-cell table:style-name="ce12" table:formula="of:=INDEX([.$L$9:.$L$17];MATCH(LOOKUP([.AC146];[.$M$9:.$M$17]);[.$M$9:.$M$17])+1)" office:value-type="float" office:value="3125" calcext:value-type="float">
            <text:p>3,125</text:p>
          </table:table-cell>
          <table:table-cell table:style-name="ce22" table:formula="of:=((365*24*6)*[.AH146])/[.AG146]" office:value-type="percentage" office:value="0.00985192127460169" calcext:value-type="percentage">
            <text:p>0.99%</text:p>
          </table:table-cell>
          <table:table-cell table:style-name="ce12" table:formula="of:=LOOKUP([.AC146];[.$V$9:.$V$16];[.$S$9:.$S$16])+INDEX([.$U$9:.$U$17];MATCH(LOOKUP([.AC146];[.$V$9:.$V$17]);[.$V$9:.$V$17])+1)*([.AC146]-LOOKUP([.AC146];[.$V$9:.$V$17]))" office:value-type="float" office:value="9631706949.34903" calcext:value-type="float">
            <text:p>9,631,706,949</text:p>
          </table:table-cell>
          <table:table-cell table:style-name="ce12" table:formula="of:=INDEX([.$U$9:.$U$17];MATCH(LOOKUP([.AC146];[.$V$9:.$V$17]);[.$V$9:.$V$17])+1)" office:value-type="float" office:value="3360.86676736413" calcext:value-type="float">
            <text:p>3,361</text:p>
          </table:table-cell>
          <table:table-cell table:style-name="ce22" table:formula="of:=((365*24*6)*[.AK146])/[.AJ146]" office:value-type="percentage" office:value="0.0183401715004003" calcext:value-type="percentage">
            <text:p>1.83%</text:p>
          </table:table-cell>
          <table:table-cell/>
          <table:table-cell table:style-name="ce7" table:formula="of:=[.AC146]/(365*24*6)" office:value-type="float" office:value="26.0654490106545" calcext:value-type="float">
            <text:p>26.0654490106545</text:p>
          </table:table-cell>
          <table:table-cell table:style-name="ce22" table:formula="of:=[.AF146]" office:value-type="percentage" office:value="0.00380318379160637" calcext:value-type="percentage">
            <text:p>0.38%</text:p>
          </table:table-cell>
          <table:table-cell table:style-name="ce22" table:formula="of:=[.AI146]" office:value-type="percentage" office:value="0.00985192127460169" calcext:value-type="percentage">
            <text:p>0.99%</text:p>
          </table:table-cell>
          <table:table-cell table:style-name="ce22" table:formula="of:=[.AL146]" office:value-type="percentage" office:value="0.0183401715004003" calcext:value-type="percentage">
            <text:p>1.8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6]+10000" office:value-type="float" office:value="1380000" calcext:value-type="float">
            <text:p>1,380,000</text:p>
          </table:table-cell>
          <table:table-cell table:style-name="ce12" table:formula="of:=LOOKUP([.AC147];[.$E$9:.$E$16];[.$B$9:.$B$16])+INDEX([.$D$9:.$D$17];MATCH(LOOKUP([.AC147];[.$E$9:.$E$17]);[.$E$9:.$E$17])+1)*([.AC147]-LOOKUP([.AC147];[.$E$9:.$E$17]))" office:value-type="float" office:value="43218750000" calcext:value-type="float">
            <text:p>43,218,750,000</text:p>
          </table:table-cell>
          <table:table-cell table:style-name="ce12" table:formula="of:=INDEX([.$D$9:.$D$17];MATCH(LOOKUP([.AC147];[.$E$9:.$E$17]);[.$E$9:.$E$17])+1)" office:value-type="float" office:value="3125" calcext:value-type="float">
            <text:p>3,125</text:p>
          </table:table-cell>
          <table:table-cell table:style-name="ce22" table:formula="of:=((365*24*6)*[.AE147])/[.AD147]" office:value-type="percentage" office:value="0.00380043383947939" calcext:value-type="percentage">
            <text:p>0.38%</text:p>
          </table:table-cell>
          <table:table-cell table:style-name="ce12" table:formula="of:=LOOKUP([.AC147];[.$M$9:.$M$16];[.$J$9:.$J$16])+INDEX([.$L$9:.$L$17];MATCH(LOOKUP([.AC147];[.$M$9:.$M$17]);[.$M$9:.$M$17])+1)*([.AC147]-LOOKUP([.AC147];[.$M$9:.$M$17]))" office:value-type="float" office:value="16703125000" calcext:value-type="float">
            <text:p>16,703,125,000</text:p>
          </table:table-cell>
          <table:table-cell table:style-name="ce12" table:formula="of:=INDEX([.$L$9:.$L$17];MATCH(LOOKUP([.AC147];[.$M$9:.$M$17]);[.$M$9:.$M$17])+1)" office:value-type="float" office:value="3125" calcext:value-type="float">
            <text:p>3,125</text:p>
          </table:table-cell>
          <table:table-cell table:style-name="ce22" table:formula="of:=((365*24*6)*[.AH147])/[.AG147]" office:value-type="percentage" office:value="0.00983348924228251" calcext:value-type="percentage">
            <text:p>0.98%</text:p>
          </table:table-cell>
          <table:table-cell table:style-name="ce12" table:formula="of:=LOOKUP([.AC147];[.$V$9:.$V$16];[.$S$9:.$S$16])+INDEX([.$U$9:.$U$17];MATCH(LOOKUP([.AC147];[.$V$9:.$V$17]);[.$V$9:.$V$17])+1)*([.AC147]-LOOKUP([.AC147];[.$V$9:.$V$17]))" office:value-type="float" office:value="9665315617.02267" calcext:value-type="float">
            <text:p>9,665,315,617</text:p>
          </table:table-cell>
          <table:table-cell table:style-name="ce12" table:formula="of:=INDEX([.$U$9:.$U$17];MATCH(LOOKUP([.AC147];[.$V$9:.$V$17]);[.$V$9:.$V$17])+1)" office:value-type="float" office:value="3360.86676736413" calcext:value-type="float">
            <text:p>3,361</text:p>
          </table:table-cell>
          <table:table-cell table:style-name="ce22" table:formula="of:=((365*24*6)*[.AK147])/[.AJ147]" office:value-type="percentage" office:value="0.0182763982359299" calcext:value-type="percentage">
            <text:p>1.83%</text:p>
          </table:table-cell>
          <table:table-cell/>
          <table:table-cell table:style-name="ce7" table:formula="of:=[.AC147]/(365*24*6)" office:value-type="float" office:value="26.2557077625571" calcext:value-type="float">
            <text:p>26.2557077625571</text:p>
          </table:table-cell>
          <table:table-cell table:style-name="ce22" table:formula="of:=[.AF147]" office:value-type="percentage" office:value="0.00380043383947939" calcext:value-type="percentage">
            <text:p>0.38%</text:p>
          </table:table-cell>
          <table:table-cell table:style-name="ce22" table:formula="of:=[.AI147]" office:value-type="percentage" office:value="0.00983348924228251" calcext:value-type="percentage">
            <text:p>0.98%</text:p>
          </table:table-cell>
          <table:table-cell table:style-name="ce22" table:formula="of:=[.AL147]" office:value-type="percentage" office:value="0.0182763982359299" calcext:value-type="percentage">
            <text:p>1.8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7]+10000" office:value-type="float" office:value="1390000" calcext:value-type="float">
            <text:p>1,390,000</text:p>
          </table:table-cell>
          <table:table-cell table:style-name="ce12" table:formula="of:=LOOKUP([.AC148];[.$E$9:.$E$16];[.$B$9:.$B$16])+INDEX([.$D$9:.$D$17];MATCH(LOOKUP([.AC148];[.$E$9:.$E$17]);[.$E$9:.$E$17])+1)*([.AC148]-LOOKUP([.AC148];[.$E$9:.$E$17]))" office:value-type="float" office:value="43250000000" calcext:value-type="float">
            <text:p>43,250,000,000</text:p>
          </table:table-cell>
          <table:table-cell table:style-name="ce12" table:formula="of:=INDEX([.$D$9:.$D$17];MATCH(LOOKUP([.AC148];[.$E$9:.$E$17]);[.$E$9:.$E$17])+1)" office:value-type="float" office:value="3125" calcext:value-type="float">
            <text:p>3,125</text:p>
          </table:table-cell>
          <table:table-cell table:style-name="ce22" table:formula="of:=((365*24*6)*[.AE148])/[.AD148]" office:value-type="percentage" office:value="0.00379768786127168" calcext:value-type="percentage">
            <text:p>0.38%</text:p>
          </table:table-cell>
          <table:table-cell table:style-name="ce12" table:formula="of:=LOOKUP([.AC148];[.$M$9:.$M$16];[.$J$9:.$J$16])+INDEX([.$L$9:.$L$17];MATCH(LOOKUP([.AC148];[.$M$9:.$M$17]);[.$M$9:.$M$17])+1)*([.AC148]-LOOKUP([.AC148];[.$M$9:.$M$17]))" office:value-type="float" office:value="16734375000" calcext:value-type="float">
            <text:p>16,734,375,000</text:p>
          </table:table-cell>
          <table:table-cell table:style-name="ce12" table:formula="of:=INDEX([.$L$9:.$L$17];MATCH(LOOKUP([.AC148];[.$M$9:.$M$17]);[.$M$9:.$M$17])+1)" office:value-type="float" office:value="3125" calcext:value-type="float">
            <text:p>3,125</text:p>
          </table:table-cell>
          <table:table-cell table:style-name="ce22" table:formula="of:=((365*24*6)*[.AH148])/[.AG148]" office:value-type="percentage" office:value="0.00981512605042017" calcext:value-type="percentage">
            <text:p>0.98%</text:p>
          </table:table-cell>
          <table:table-cell table:style-name="ce12" table:formula="of:=LOOKUP([.AC148];[.$V$9:.$V$16];[.$S$9:.$S$16])+INDEX([.$U$9:.$U$17];MATCH(LOOKUP([.AC148];[.$V$9:.$V$17]);[.$V$9:.$V$17])+1)*([.AC148]-LOOKUP([.AC148];[.$V$9:.$V$17]))" office:value-type="float" office:value="9698924284.69631" calcext:value-type="float">
            <text:p>9,698,924,285</text:p>
          </table:table-cell>
          <table:table-cell table:style-name="ce12" table:formula="of:=INDEX([.$U$9:.$U$17];MATCH(LOOKUP([.AC148];[.$V$9:.$V$17]);[.$V$9:.$V$17])+1)" office:value-type="float" office:value="3360.86676736413" calcext:value-type="float">
            <text:p>3,361</text:p>
          </table:table-cell>
          <table:table-cell table:style-name="ce22" table:formula="of:=((365*24*6)*[.AK148])/[.AJ148]" office:value-type="percentage" office:value="0.018213066945103" calcext:value-type="percentage">
            <text:p>1.82%</text:p>
          </table:table-cell>
          <table:table-cell/>
          <table:table-cell table:style-name="ce7" table:formula="of:=[.AC148]/(365*24*6)" office:value-type="float" office:value="26.4459665144597" calcext:value-type="float">
            <text:p>26.4459665144597</text:p>
          </table:table-cell>
          <table:table-cell table:style-name="ce22" table:formula="of:=[.AF148]" office:value-type="percentage" office:value="0.00379768786127168" calcext:value-type="percentage">
            <text:p>0.38%</text:p>
          </table:table-cell>
          <table:table-cell table:style-name="ce22" table:formula="of:=[.AI148]" office:value-type="percentage" office:value="0.00981512605042017" calcext:value-type="percentage">
            <text:p>0.98%</text:p>
          </table:table-cell>
          <table:table-cell table:style-name="ce22" table:formula="of:=[.AL148]" office:value-type="percentage" office:value="0.018213066945103" calcext:value-type="percentage">
            <text:p>1.8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8]+10000" office:value-type="float" office:value="1400000" calcext:value-type="float">
            <text:p>1,400,000</text:p>
          </table:table-cell>
          <table:table-cell table:style-name="ce12" table:formula="of:=LOOKUP([.AC149];[.$E$9:.$E$16];[.$B$9:.$B$16])+INDEX([.$D$9:.$D$17];MATCH(LOOKUP([.AC149];[.$E$9:.$E$17]);[.$E$9:.$E$17])+1)*([.AC149]-LOOKUP([.AC149];[.$E$9:.$E$17]))" office:value-type="float" office:value="43281250000" calcext:value-type="float">
            <text:p>43,281,250,000</text:p>
          </table:table-cell>
          <table:table-cell table:style-name="ce12" table:formula="of:=INDEX([.$D$9:.$D$17];MATCH(LOOKUP([.AC149];[.$E$9:.$E$17]);[.$E$9:.$E$17])+1)" office:value-type="float" office:value="3125" calcext:value-type="float">
            <text:p>3,125</text:p>
          </table:table-cell>
          <table:table-cell table:style-name="ce22" table:formula="of:=((365*24*6)*[.AE149])/[.AD149]" office:value-type="percentage" office:value="0.00379494584837545" calcext:value-type="percentage">
            <text:p>0.38%</text:p>
          </table:table-cell>
          <table:table-cell table:style-name="ce12" table:formula="of:=LOOKUP([.AC149];[.$M$9:.$M$16];[.$J$9:.$J$16])+INDEX([.$L$9:.$L$17];MATCH(LOOKUP([.AC149];[.$M$9:.$M$17]);[.$M$9:.$M$17])+1)*([.AC149]-LOOKUP([.AC149];[.$M$9:.$M$17]))" office:value-type="float" office:value="16765625000" calcext:value-type="float">
            <text:p>16,765,625,000</text:p>
          </table:table-cell>
          <table:table-cell table:style-name="ce12" table:formula="of:=INDEX([.$L$9:.$L$17];MATCH(LOOKUP([.AC149];[.$M$9:.$M$17]);[.$M$9:.$M$17])+1)" office:value-type="float" office:value="3125" calcext:value-type="float">
            <text:p>3,125</text:p>
          </table:table-cell>
          <table:table-cell table:style-name="ce22" table:formula="of:=((365*24*6)*[.AH149])/[.AG149]" office:value-type="percentage" office:value="0.00979683131407269" calcext:value-type="percentage">
            <text:p>0.98%</text:p>
          </table:table-cell>
          <table:table-cell table:style-name="ce12" table:formula="of:=LOOKUP([.AC149];[.$V$9:.$V$16];[.$S$9:.$S$16])+INDEX([.$U$9:.$U$17];MATCH(LOOKUP([.AC149];[.$V$9:.$V$17]);[.$V$9:.$V$17])+1)*([.AC149]-LOOKUP([.AC149];[.$V$9:.$V$17]))" office:value-type="float" office:value="9732532952.36995" calcext:value-type="float">
            <text:p>9,732,532,952</text:p>
          </table:table-cell>
          <table:table-cell table:style-name="ce12" table:formula="of:=INDEX([.$U$9:.$U$17];MATCH(LOOKUP([.AC149];[.$V$9:.$V$17]);[.$V$9:.$V$17])+1)" office:value-type="float" office:value="3360.86676736413" calcext:value-type="float">
            <text:p>3,361</text:p>
          </table:table-cell>
          <table:table-cell table:style-name="ce22" table:formula="of:=((365*24*6)*[.AK149])/[.AJ149]" office:value-type="percentage" office:value="0.0181501730492106" calcext:value-type="percentage">
            <text:p>1.82%</text:p>
          </table:table-cell>
          <table:table-cell/>
          <table:table-cell table:style-name="ce7" table:formula="of:=[.AC149]/(365*24*6)" office:value-type="float" office:value="26.6362252663623" calcext:value-type="float">
            <text:p>26.6362252663623</text:p>
          </table:table-cell>
          <table:table-cell table:style-name="ce22" table:formula="of:=[.AF149]" office:value-type="percentage" office:value="0.00379494584837545" calcext:value-type="percentage">
            <text:p>0.38%</text:p>
          </table:table-cell>
          <table:table-cell table:style-name="ce22" table:formula="of:=[.AI149]" office:value-type="percentage" office:value="0.00979683131407269" calcext:value-type="percentage">
            <text:p>0.98%</text:p>
          </table:table-cell>
          <table:table-cell table:style-name="ce22" table:formula="of:=[.AL149]" office:value-type="percentage" office:value="0.0181501730492106" calcext:value-type="percentage">
            <text:p>1.8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9]+10000" office:value-type="float" office:value="1410000" calcext:value-type="float">
            <text:p>1,410,000</text:p>
          </table:table-cell>
          <table:table-cell table:style-name="ce12" table:formula="of:=LOOKUP([.AC150];[.$E$9:.$E$16];[.$B$9:.$B$16])+INDEX([.$D$9:.$D$17];MATCH(LOOKUP([.AC150];[.$E$9:.$E$17]);[.$E$9:.$E$17])+1)*([.AC150]-LOOKUP([.AC150];[.$E$9:.$E$17]))" office:value-type="float" office:value="43312500000" calcext:value-type="float">
            <text:p>43,312,500,000</text:p>
          </table:table-cell>
          <table:table-cell table:style-name="ce12" table:formula="of:=INDEX([.$D$9:.$D$17];MATCH(LOOKUP([.AC150];[.$E$9:.$E$17]);[.$E$9:.$E$17])+1)" office:value-type="float" office:value="3125" calcext:value-type="float">
            <text:p>3,125</text:p>
          </table:table-cell>
          <table:table-cell table:style-name="ce22" table:formula="of:=((365*24*6)*[.AE150])/[.AD150]" office:value-type="percentage" office:value="0.00379220779220779" calcext:value-type="percentage">
            <text:p>0.38%</text:p>
          </table:table-cell>
          <table:table-cell table:style-name="ce12" table:formula="of:=LOOKUP([.AC150];[.$M$9:.$M$16];[.$J$9:.$J$16])+INDEX([.$L$9:.$L$17];MATCH(LOOKUP([.AC150];[.$M$9:.$M$17]);[.$M$9:.$M$17])+1)*([.AC150]-LOOKUP([.AC150];[.$M$9:.$M$17]))" office:value-type="float" office:value="16796875000" calcext:value-type="float">
            <text:p>16,796,875,000</text:p>
          </table:table-cell>
          <table:table-cell table:style-name="ce12" table:formula="of:=INDEX([.$L$9:.$L$17];MATCH(LOOKUP([.AC150];[.$M$9:.$M$17]);[.$M$9:.$M$17])+1)" office:value-type="float" office:value="3125" calcext:value-type="float">
            <text:p>3,125</text:p>
          </table:table-cell>
          <table:table-cell table:style-name="ce22" table:formula="of:=((365*24*6)*[.AH150])/[.AG150]" office:value-type="percentage" office:value="0.00977860465116279" calcext:value-type="percentage">
            <text:p>0.98%</text:p>
          </table:table-cell>
          <table:table-cell table:style-name="ce12" table:formula="of:=LOOKUP([.AC150];[.$V$9:.$V$16];[.$S$9:.$S$16])+INDEX([.$U$9:.$U$17];MATCH(LOOKUP([.AC150];[.$V$9:.$V$17]);[.$V$9:.$V$17])+1)*([.AC150]-LOOKUP([.AC150];[.$V$9:.$V$17]))" office:value-type="float" office:value="9766141620.04359" calcext:value-type="float">
            <text:p>9,766,141,620</text:p>
          </table:table-cell>
          <table:table-cell table:style-name="ce12" table:formula="of:=INDEX([.$U$9:.$U$17];MATCH(LOOKUP([.AC150];[.$V$9:.$V$17]);[.$V$9:.$V$17])+1)" office:value-type="float" office:value="3360.86676736413" calcext:value-type="float">
            <text:p>3,361</text:p>
          </table:table-cell>
          <table:table-cell table:style-name="ce22" table:formula="of:=((365*24*6)*[.AK150])/[.AJ150]" office:value-type="percentage" office:value="0.0180877120325714" calcext:value-type="percentage">
            <text:p>1.81%</text:p>
          </table:table-cell>
          <table:table-cell/>
          <table:table-cell table:style-name="ce7" table:formula="of:=[.AC150]/(365*24*6)" office:value-type="float" office:value="26.8264840182648" calcext:value-type="float">
            <text:p>26.8264840182648</text:p>
          </table:table-cell>
          <table:table-cell table:style-name="ce22" table:formula="of:=[.AF150]" office:value-type="percentage" office:value="0.00379220779220779" calcext:value-type="percentage">
            <text:p>0.38%</text:p>
          </table:table-cell>
          <table:table-cell table:style-name="ce22" table:formula="of:=[.AI150]" office:value-type="percentage" office:value="0.00977860465116279" calcext:value-type="percentage">
            <text:p>0.98%</text:p>
          </table:table-cell>
          <table:table-cell table:style-name="ce22" table:formula="of:=[.AL150]" office:value-type="percentage" office:value="0.0180877120325714" calcext:value-type="percentage">
            <text:p>1.8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0]+10000" office:value-type="float" office:value="1420000" calcext:value-type="float">
            <text:p>1,420,000</text:p>
          </table:table-cell>
          <table:table-cell table:style-name="ce12" table:formula="of:=LOOKUP([.AC151];[.$E$9:.$E$16];[.$B$9:.$B$16])+INDEX([.$D$9:.$D$17];MATCH(LOOKUP([.AC151];[.$E$9:.$E$17]);[.$E$9:.$E$17])+1)*([.AC151]-LOOKUP([.AC151];[.$E$9:.$E$17]))" office:value-type="float" office:value="43343750000" calcext:value-type="float">
            <text:p>43,343,750,000</text:p>
          </table:table-cell>
          <table:table-cell table:style-name="ce12" table:formula="of:=INDEX([.$D$9:.$D$17];MATCH(LOOKUP([.AC151];[.$E$9:.$E$17]);[.$E$9:.$E$17])+1)" office:value-type="float" office:value="3125" calcext:value-type="float">
            <text:p>3,125</text:p>
          </table:table-cell>
          <table:table-cell table:style-name="ce22" table:formula="of:=((365*24*6)*[.AE151])/[.AD151]" office:value-type="percentage" office:value="0.00378947368421053" calcext:value-type="percentage">
            <text:p>0.38%</text:p>
          </table:table-cell>
          <table:table-cell table:style-name="ce12" table:formula="of:=LOOKUP([.AC151];[.$M$9:.$M$16];[.$J$9:.$J$16])+INDEX([.$L$9:.$L$17];MATCH(LOOKUP([.AC151];[.$M$9:.$M$17]);[.$M$9:.$M$17])+1)*([.AC151]-LOOKUP([.AC151];[.$M$9:.$M$17]))" office:value-type="float" office:value="16828125000" calcext:value-type="float">
            <text:p>16,828,125,000</text:p>
          </table:table-cell>
          <table:table-cell table:style-name="ce12" table:formula="of:=INDEX([.$L$9:.$L$17];MATCH(LOOKUP([.AC151];[.$M$9:.$M$17]);[.$M$9:.$M$17])+1)" office:value-type="float" office:value="3125" calcext:value-type="float">
            <text:p>3,125</text:p>
          </table:table-cell>
          <table:table-cell table:style-name="ce22" table:formula="of:=((365*24*6)*[.AH151])/[.AG151]" office:value-type="percentage" office:value="0.00976044568245125" calcext:value-type="percentage">
            <text:p>0.98%</text:p>
          </table:table-cell>
          <table:table-cell table:style-name="ce12" table:formula="of:=LOOKUP([.AC151];[.$V$9:.$V$16];[.$S$9:.$S$16])+INDEX([.$U$9:.$U$17];MATCH(LOOKUP([.AC151];[.$V$9:.$V$17]);[.$V$9:.$V$17])+1)*([.AC151]-LOOKUP([.AC151];[.$V$9:.$V$17]))" office:value-type="float" office:value="9799750287.71724" calcext:value-type="float">
            <text:p>9,799,750,288</text:p>
          </table:table-cell>
          <table:table-cell table:style-name="ce12" table:formula="of:=INDEX([.$U$9:.$U$17];MATCH(LOOKUP([.AC151];[.$V$9:.$V$17]);[.$V$9:.$V$17])+1)" office:value-type="float" office:value="3360.86676736413" calcext:value-type="float">
            <text:p>3,361</text:p>
          </table:table-cell>
          <table:table-cell table:style-name="ce22" table:formula="of:=((365*24*6)*[.AK151])/[.AJ151]" office:value-type="percentage" office:value="0.0180256794414511" calcext:value-type="percentage">
            <text:p>1.80%</text:p>
          </table:table-cell>
          <table:table-cell/>
          <table:table-cell table:style-name="ce7" table:formula="of:=[.AC151]/(365*24*6)" office:value-type="float" office:value="27.0167427701674" calcext:value-type="float">
            <text:p>27.0167427701674</text:p>
          </table:table-cell>
          <table:table-cell table:style-name="ce22" table:formula="of:=[.AF151]" office:value-type="percentage" office:value="0.00378947368421053" calcext:value-type="percentage">
            <text:p>0.38%</text:p>
          </table:table-cell>
          <table:table-cell table:style-name="ce22" table:formula="of:=[.AI151]" office:value-type="percentage" office:value="0.00976044568245125" calcext:value-type="percentage">
            <text:p>0.98%</text:p>
          </table:table-cell>
          <table:table-cell table:style-name="ce22" table:formula="of:=[.AL151]" office:value-type="percentage" office:value="0.0180256794414511" calcext:value-type="percentage">
            <text:p>1.8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1]+10000" office:value-type="float" office:value="1430000" calcext:value-type="float">
            <text:p>1,430,000</text:p>
          </table:table-cell>
          <table:table-cell table:style-name="ce12" table:formula="of:=LOOKUP([.AC152];[.$E$9:.$E$16];[.$B$9:.$B$16])+INDEX([.$D$9:.$D$17];MATCH(LOOKUP([.AC152];[.$E$9:.$E$17]);[.$E$9:.$E$17])+1)*([.AC152]-LOOKUP([.AC152];[.$E$9:.$E$17]))" office:value-type="float" office:value="43375000000" calcext:value-type="float">
            <text:p>43,375,000,000</text:p>
          </table:table-cell>
          <table:table-cell table:style-name="ce12" table:formula="of:=INDEX([.$D$9:.$D$17];MATCH(LOOKUP([.AC152];[.$E$9:.$E$17]);[.$E$9:.$E$17])+1)" office:value-type="float" office:value="3125" calcext:value-type="float">
            <text:p>3,125</text:p>
          </table:table-cell>
          <table:table-cell table:style-name="ce22" table:formula="of:=((365*24*6)*[.AE152])/[.AD152]" office:value-type="percentage" office:value="0.00378674351585014" calcext:value-type="percentage">
            <text:p>0.38%</text:p>
          </table:table-cell>
          <table:table-cell table:style-name="ce12" table:formula="of:=LOOKUP([.AC152];[.$M$9:.$M$16];[.$J$9:.$J$16])+INDEX([.$L$9:.$L$17];MATCH(LOOKUP([.AC152];[.$M$9:.$M$17]);[.$M$9:.$M$17])+1)*([.AC152]-LOOKUP([.AC152];[.$M$9:.$M$17]))" office:value-type="float" office:value="16859375000" calcext:value-type="float">
            <text:p>16,859,375,000</text:p>
          </table:table-cell>
          <table:table-cell table:style-name="ce12" table:formula="of:=INDEX([.$L$9:.$L$17];MATCH(LOOKUP([.AC152];[.$M$9:.$M$17]);[.$M$9:.$M$17])+1)" office:value-type="float" office:value="3125" calcext:value-type="float">
            <text:p>3,125</text:p>
          </table:table-cell>
          <table:table-cell table:style-name="ce22" table:formula="of:=((365*24*6)*[.AH152])/[.AG152]" office:value-type="percentage" office:value="0.00974235403151066" calcext:value-type="percentage">
            <text:p>0.97%</text:p>
          </table:table-cell>
          <table:table-cell table:style-name="ce12" table:formula="of:=LOOKUP([.AC152];[.$V$9:.$V$16];[.$S$9:.$S$16])+INDEX([.$U$9:.$U$17];MATCH(LOOKUP([.AC152];[.$V$9:.$V$17]);[.$V$9:.$V$17])+1)*([.AC152]-LOOKUP([.AC152];[.$V$9:.$V$17]))" office:value-type="float" office:value="9833358955.39088" calcext:value-type="float">
            <text:p>9,833,358,955</text:p>
          </table:table-cell>
          <table:table-cell table:style-name="ce12" table:formula="of:=INDEX([.$U$9:.$U$17];MATCH(LOOKUP([.AC152];[.$V$9:.$V$17]);[.$V$9:.$V$17])+1)" office:value-type="float" office:value="3360.86676736413" calcext:value-type="float">
            <text:p>3,361</text:p>
          </table:table-cell>
          <table:table-cell table:style-name="ce22" table:formula="of:=((365*24*6)*[.AK152])/[.AJ152]" office:value-type="percentage" office:value="0.0179640708830035" calcext:value-type="percentage">
            <text:p>1.80%</text:p>
          </table:table-cell>
          <table:table-cell/>
          <table:table-cell table:style-name="ce7" table:formula="of:=[.AC152]/(365*24*6)" office:value-type="float" office:value="27.20700152207" calcext:value-type="float">
            <text:p>27.20700152207</text:p>
          </table:table-cell>
          <table:table-cell table:style-name="ce22" table:formula="of:=[.AF152]" office:value-type="percentage" office:value="0.00378674351585014" calcext:value-type="percentage">
            <text:p>0.38%</text:p>
          </table:table-cell>
          <table:table-cell table:style-name="ce22" table:formula="of:=[.AI152]" office:value-type="percentage" office:value="0.00974235403151066" calcext:value-type="percentage">
            <text:p>0.97%</text:p>
          </table:table-cell>
          <table:table-cell table:style-name="ce22" table:formula="of:=[.AL152]" office:value-type="percentage" office:value="0.0179640708830035" calcext:value-type="percentage">
            <text:p>1.8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2]+10000" office:value-type="float" office:value="1440000" calcext:value-type="float">
            <text:p>1,440,000</text:p>
          </table:table-cell>
          <table:table-cell table:style-name="ce12" table:formula="of:=LOOKUP([.AC153];[.$E$9:.$E$16];[.$B$9:.$B$16])+INDEX([.$D$9:.$D$17];MATCH(LOOKUP([.AC153];[.$E$9:.$E$17]);[.$E$9:.$E$17])+1)*([.AC153]-LOOKUP([.AC153];[.$E$9:.$E$17]))" office:value-type="float" office:value="43406250000" calcext:value-type="float">
            <text:p>43,406,250,000</text:p>
          </table:table-cell>
          <table:table-cell table:style-name="ce12" table:formula="of:=INDEX([.$D$9:.$D$17];MATCH(LOOKUP([.AC153];[.$E$9:.$E$17]);[.$E$9:.$E$17])+1)" office:value-type="float" office:value="3125" calcext:value-type="float">
            <text:p>3,125</text:p>
          </table:table-cell>
          <table:table-cell table:style-name="ce22" table:formula="of:=((365*24*6)*[.AE153])/[.AD153]" office:value-type="percentage" office:value="0.00378401727861771" calcext:value-type="percentage">
            <text:p>0.38%</text:p>
          </table:table-cell>
          <table:table-cell table:style-name="ce12" table:formula="of:=LOOKUP([.AC153];[.$M$9:.$M$16];[.$J$9:.$J$16])+INDEX([.$L$9:.$L$17];MATCH(LOOKUP([.AC153];[.$M$9:.$M$17]);[.$M$9:.$M$17])+1)*([.AC153]-LOOKUP([.AC153];[.$M$9:.$M$17]))" office:value-type="float" office:value="16890625000" calcext:value-type="float">
            <text:p>16,890,625,000</text:p>
          </table:table-cell>
          <table:table-cell table:style-name="ce12" table:formula="of:=INDEX([.$L$9:.$L$17];MATCH(LOOKUP([.AC153];[.$M$9:.$M$17]);[.$M$9:.$M$17])+1)" office:value-type="float" office:value="3125" calcext:value-type="float">
            <text:p>3,125</text:p>
          </table:table-cell>
          <table:table-cell table:style-name="ce22" table:formula="of:=((365*24*6)*[.AH153])/[.AG153]" office:value-type="percentage" office:value="0.00972432932469935" calcext:value-type="percentage">
            <text:p>0.97%</text:p>
          </table:table-cell>
          <table:table-cell table:style-name="ce12" table:formula="of:=LOOKUP([.AC153];[.$V$9:.$V$16];[.$S$9:.$S$16])+INDEX([.$U$9:.$U$17];MATCH(LOOKUP([.AC153];[.$V$9:.$V$17]);[.$V$9:.$V$17])+1)*([.AC153]-LOOKUP([.AC153];[.$V$9:.$V$17]))" office:value-type="float" office:value="9866967623.06452" calcext:value-type="float">
            <text:p>9,866,967,623</text:p>
          </table:table-cell>
          <table:table-cell table:style-name="ce12" table:formula="of:=INDEX([.$U$9:.$U$17];MATCH(LOOKUP([.AC153];[.$V$9:.$V$17]);[.$V$9:.$V$17])+1)" office:value-type="float" office:value="3360.86676736413" calcext:value-type="float">
            <text:p>3,361</text:p>
          </table:table-cell>
          <table:table-cell table:style-name="ce22" table:formula="of:=((365*24*6)*[.AK153])/[.AJ153]" office:value-type="percentage" office:value="0.0179028820242338" calcext:value-type="percentage">
            <text:p>1.79%</text:p>
          </table:table-cell>
          <table:table-cell/>
          <table:table-cell table:style-name="ce7" table:formula="of:=[.AC153]/(365*24*6)" office:value-type="float" office:value="27.3972602739726" calcext:value-type="float">
            <text:p>27.3972602739726</text:p>
          </table:table-cell>
          <table:table-cell table:style-name="ce22" table:formula="of:=[.AF153]" office:value-type="percentage" office:value="0.00378401727861771" calcext:value-type="percentage">
            <text:p>0.38%</text:p>
          </table:table-cell>
          <table:table-cell table:style-name="ce22" table:formula="of:=[.AI153]" office:value-type="percentage" office:value="0.00972432932469935" calcext:value-type="percentage">
            <text:p>0.97%</text:p>
          </table:table-cell>
          <table:table-cell table:style-name="ce22" table:formula="of:=[.AL153]" office:value-type="percentage" office:value="0.0179028820242338" calcext:value-type="percentage">
            <text:p>1.7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3]+10000" office:value-type="float" office:value="1450000" calcext:value-type="float">
            <text:p>1,450,000</text:p>
          </table:table-cell>
          <table:table-cell table:style-name="ce12" table:formula="of:=LOOKUP([.AC154];[.$E$9:.$E$16];[.$B$9:.$B$16])+INDEX([.$D$9:.$D$17];MATCH(LOOKUP([.AC154];[.$E$9:.$E$17]);[.$E$9:.$E$17])+1)*([.AC154]-LOOKUP([.AC154];[.$E$9:.$E$17]))" office:value-type="float" office:value="43437500000" calcext:value-type="float">
            <text:p>43,437,500,000</text:p>
          </table:table-cell>
          <table:table-cell table:style-name="ce12" table:formula="of:=INDEX([.$D$9:.$D$17];MATCH(LOOKUP([.AC154];[.$E$9:.$E$17]);[.$E$9:.$E$17])+1)" office:value-type="float" office:value="3125" calcext:value-type="float">
            <text:p>3,125</text:p>
          </table:table-cell>
          <table:table-cell table:style-name="ce22" table:formula="of:=((365*24*6)*[.AE154])/[.AD154]" office:value-type="percentage" office:value="0.00378129496402878" calcext:value-type="percentage">
            <text:p>0.38%</text:p>
          </table:table-cell>
          <table:table-cell table:style-name="ce12" table:formula="of:=LOOKUP([.AC154];[.$M$9:.$M$16];[.$J$9:.$J$16])+INDEX([.$L$9:.$L$17];MATCH(LOOKUP([.AC154];[.$M$9:.$M$17]);[.$M$9:.$M$17])+1)*([.AC154]-LOOKUP([.AC154];[.$M$9:.$M$17]))" office:value-type="float" office:value="16921875000" calcext:value-type="float">
            <text:p>16,921,875,000</text:p>
          </table:table-cell>
          <table:table-cell table:style-name="ce12" table:formula="of:=INDEX([.$L$9:.$L$17];MATCH(LOOKUP([.AC154];[.$M$9:.$M$17]);[.$M$9:.$M$17])+1)" office:value-type="float" office:value="3125" calcext:value-type="float">
            <text:p>3,125</text:p>
          </table:table-cell>
          <table:table-cell table:style-name="ce22" table:formula="of:=((365*24*6)*[.AH154])/[.AG154]" office:value-type="percentage" office:value="0.00970637119113573" calcext:value-type="percentage">
            <text:p>0.97%</text:p>
          </table:table-cell>
          <table:table-cell table:style-name="ce12" table:formula="of:=LOOKUP([.AC154];[.$V$9:.$V$16];[.$S$9:.$S$16])+INDEX([.$U$9:.$U$17];MATCH(LOOKUP([.AC154];[.$V$9:.$V$17]);[.$V$9:.$V$17])+1)*([.AC154]-LOOKUP([.AC154];[.$V$9:.$V$17]))" office:value-type="float" office:value="9900576290.73816" calcext:value-type="float">
            <text:p>9,900,576,291</text:p>
          </table:table-cell>
          <table:table-cell table:style-name="ce12" table:formula="of:=INDEX([.$U$9:.$U$17];MATCH(LOOKUP([.AC154];[.$V$9:.$V$17]);[.$V$9:.$V$17])+1)" office:value-type="float" office:value="3360.86676736413" calcext:value-type="float">
            <text:p>3,361</text:p>
          </table:table-cell>
          <table:table-cell table:style-name="ce22" table:formula="of:=((365*24*6)*[.AK154])/[.AJ154]" office:value-type="percentage" office:value="0.0178421085909827" calcext:value-type="percentage">
            <text:p>1.78%</text:p>
          </table:table-cell>
          <table:table-cell/>
          <table:table-cell table:style-name="ce7" table:formula="of:=[.AC154]/(365*24*6)" office:value-type="float" office:value="27.5875190258752" calcext:value-type="float">
            <text:p>27.5875190258752</text:p>
          </table:table-cell>
          <table:table-cell table:style-name="ce22" table:formula="of:=[.AF154]" office:value-type="percentage" office:value="0.00378129496402878" calcext:value-type="percentage">
            <text:p>0.38%</text:p>
          </table:table-cell>
          <table:table-cell table:style-name="ce22" table:formula="of:=[.AI154]" office:value-type="percentage" office:value="0.00970637119113573" calcext:value-type="percentage">
            <text:p>0.97%</text:p>
          </table:table-cell>
          <table:table-cell table:style-name="ce22" table:formula="of:=[.AL154]" office:value-type="percentage" office:value="0.0178421085909827" calcext:value-type="percentage">
            <text:p>1.7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4]+10000" office:value-type="float" office:value="1460000" calcext:value-type="float">
            <text:p>1,460,000</text:p>
          </table:table-cell>
          <table:table-cell table:style-name="ce12" table:formula="of:=LOOKUP([.AC155];[.$E$9:.$E$16];[.$B$9:.$B$16])+INDEX([.$D$9:.$D$17];MATCH(LOOKUP([.AC155];[.$E$9:.$E$17]);[.$E$9:.$E$17])+1)*([.AC155]-LOOKUP([.AC155];[.$E$9:.$E$17]))" office:value-type="float" office:value="43468750000" calcext:value-type="float">
            <text:p>43,468,750,000</text:p>
          </table:table-cell>
          <table:table-cell table:style-name="ce12" table:formula="of:=INDEX([.$D$9:.$D$17];MATCH(LOOKUP([.AC155];[.$E$9:.$E$17]);[.$E$9:.$E$17])+1)" office:value-type="float" office:value="3125" calcext:value-type="float">
            <text:p>3,125</text:p>
          </table:table-cell>
          <table:table-cell table:style-name="ce22" table:formula="of:=((365*24*6)*[.AE155])/[.AD155]" office:value-type="percentage" office:value="0.00377857656362329" calcext:value-type="percentage">
            <text:p>0.38%</text:p>
          </table:table-cell>
          <table:table-cell table:style-name="ce12" table:formula="of:=LOOKUP([.AC155];[.$M$9:.$M$16];[.$J$9:.$J$16])+INDEX([.$L$9:.$L$17];MATCH(LOOKUP([.AC155];[.$M$9:.$M$17]);[.$M$9:.$M$17])+1)*([.AC155]-LOOKUP([.AC155];[.$M$9:.$M$17]))" office:value-type="float" office:value="16953125000" calcext:value-type="float">
            <text:p>16,953,125,000</text:p>
          </table:table-cell>
          <table:table-cell table:style-name="ce12" table:formula="of:=INDEX([.$L$9:.$L$17];MATCH(LOOKUP([.AC155];[.$M$9:.$M$17]);[.$M$9:.$M$17])+1)" office:value-type="float" office:value="3125" calcext:value-type="float">
            <text:p>3,125</text:p>
          </table:table-cell>
          <table:table-cell table:style-name="ce22" table:formula="of:=((365*24*6)*[.AH155])/[.AG155]" office:value-type="percentage" office:value="0.00968847926267281" calcext:value-type="percentage">
            <text:p>0.97%</text:p>
          </table:table-cell>
          <table:table-cell table:style-name="ce12" table:formula="of:=LOOKUP([.AC155];[.$V$9:.$V$16];[.$S$9:.$S$16])+INDEX([.$U$9:.$U$17];MATCH(LOOKUP([.AC155];[.$V$9:.$V$17]);[.$V$9:.$V$17])+1)*([.AC155]-LOOKUP([.AC155];[.$V$9:.$V$17]))" office:value-type="float" office:value="9934184958.4118" calcext:value-type="float">
            <text:p>9,934,184,958</text:p>
          </table:table-cell>
          <table:table-cell table:style-name="ce12" table:formula="of:=INDEX([.$U$9:.$U$17];MATCH(LOOKUP([.AC155];[.$V$9:.$V$17]);[.$V$9:.$V$17])+1)" office:value-type="float" office:value="3360.86676736413" calcext:value-type="float">
            <text:p>3,361</text:p>
          </table:table-cell>
          <table:table-cell table:style-name="ce22" table:formula="of:=((365*24*6)*[.AK155])/[.AJ155]" office:value-type="percentage" office:value="0.0177817463669309" calcext:value-type="percentage">
            <text:p>1.78%</text:p>
          </table:table-cell>
          <table:table-cell/>
          <table:table-cell table:style-name="ce7" table:formula="of:=[.AC155]/(365*24*6)" office:value-type="float" office:value="27.7777777777778" calcext:value-type="float">
            <text:p>27.7777777777778</text:p>
          </table:table-cell>
          <table:table-cell table:style-name="ce22" table:formula="of:=[.AF155]" office:value-type="percentage" office:value="0.00377857656362329" calcext:value-type="percentage">
            <text:p>0.38%</text:p>
          </table:table-cell>
          <table:table-cell table:style-name="ce22" table:formula="of:=[.AI155]" office:value-type="percentage" office:value="0.00968847926267281" calcext:value-type="percentage">
            <text:p>0.97%</text:p>
          </table:table-cell>
          <table:table-cell table:style-name="ce22" table:formula="of:=[.AL155]" office:value-type="percentage" office:value="0.0177817463669309" calcext:value-type="percentage">
            <text:p>1.7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5]+10000" office:value-type="float" office:value="1470000" calcext:value-type="float">
            <text:p>1,470,000</text:p>
          </table:table-cell>
          <table:table-cell table:style-name="ce12" table:formula="of:=LOOKUP([.AC156];[.$E$9:.$E$16];[.$B$9:.$B$16])+INDEX([.$D$9:.$D$17];MATCH(LOOKUP([.AC156];[.$E$9:.$E$17]);[.$E$9:.$E$17])+1)*([.AC156]-LOOKUP([.AC156];[.$E$9:.$E$17]))" office:value-type="float" office:value="43500000000" calcext:value-type="float">
            <text:p>43,500,000,000</text:p>
          </table:table-cell>
          <table:table-cell table:style-name="ce12" table:formula="of:=INDEX([.$D$9:.$D$17];MATCH(LOOKUP([.AC156];[.$E$9:.$E$17]);[.$E$9:.$E$17])+1)" office:value-type="float" office:value="3125" calcext:value-type="float">
            <text:p>3,125</text:p>
          </table:table-cell>
          <table:table-cell table:style-name="ce22" table:formula="of:=((365*24*6)*[.AE156])/[.AD156]" office:value-type="percentage" office:value="0.00377586206896552" calcext:value-type="percentage">
            <text:p>0.38%</text:p>
          </table:table-cell>
          <table:table-cell table:style-name="ce12" table:formula="of:=LOOKUP([.AC156];[.$M$9:.$M$16];[.$J$9:.$J$16])+INDEX([.$L$9:.$L$17];MATCH(LOOKUP([.AC156];[.$M$9:.$M$17]);[.$M$9:.$M$17])+1)*([.AC156]-LOOKUP([.AC156];[.$M$9:.$M$17]))" office:value-type="float" office:value="16984375000" calcext:value-type="float">
            <text:p>16,984,375,000</text:p>
          </table:table-cell>
          <table:table-cell table:style-name="ce12" table:formula="of:=INDEX([.$L$9:.$L$17];MATCH(LOOKUP([.AC156];[.$M$9:.$M$17]);[.$M$9:.$M$17])+1)" office:value-type="float" office:value="3125" calcext:value-type="float">
            <text:p>3,125</text:p>
          </table:table-cell>
          <table:table-cell table:style-name="ce22" table:formula="of:=((365*24*6)*[.AH156])/[.AG156]" office:value-type="percentage" office:value="0.00967065317387305" calcext:value-type="percentage">
            <text:p>0.97%</text:p>
          </table:table-cell>
          <table:table-cell table:style-name="ce12" table:formula="of:=LOOKUP([.AC156];[.$V$9:.$V$16];[.$S$9:.$S$16])+INDEX([.$U$9:.$U$17];MATCH(LOOKUP([.AC156];[.$V$9:.$V$17]);[.$V$9:.$V$17])+1)*([.AC156]-LOOKUP([.AC156];[.$V$9:.$V$17]))" office:value-type="float" office:value="9967793626.08544" calcext:value-type="float">
            <text:p>9,967,793,626</text:p>
          </table:table-cell>
          <table:table-cell table:style-name="ce12" table:formula="of:=INDEX([.$U$9:.$U$17];MATCH(LOOKUP([.AC156];[.$V$9:.$V$17]);[.$V$9:.$V$17])+1)" office:value-type="float" office:value="3360.86676736413" calcext:value-type="float">
            <text:p>3,361</text:p>
          </table:table-cell>
          <table:table-cell table:style-name="ce22" table:formula="of:=((365*24*6)*[.AK156])/[.AJ156]" office:value-type="percentage" office:value="0.0177217911926244" calcext:value-type="percentage">
            <text:p>1.77%</text:p>
          </table:table-cell>
          <table:table-cell/>
          <table:table-cell table:style-name="ce7" table:formula="of:=[.AC156]/(365*24*6)" office:value-type="float" office:value="27.9680365296804" calcext:value-type="float">
            <text:p>27.9680365296804</text:p>
          </table:table-cell>
          <table:table-cell table:style-name="ce22" table:formula="of:=[.AF156]" office:value-type="percentage" office:value="0.00377586206896552" calcext:value-type="percentage">
            <text:p>0.38%</text:p>
          </table:table-cell>
          <table:table-cell table:style-name="ce22" table:formula="of:=[.AI156]" office:value-type="percentage" office:value="0.00967065317387305" calcext:value-type="percentage">
            <text:p>0.97%</text:p>
          </table:table-cell>
          <table:table-cell table:style-name="ce22" table:formula="of:=[.AL156]" office:value-type="percentage" office:value="0.0177217911926244" calcext:value-type="percentage">
            <text:p>1.7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6]+10000" office:value-type="float" office:value="1480000" calcext:value-type="float">
            <text:p>1,480,000</text:p>
          </table:table-cell>
          <table:table-cell table:style-name="ce12" table:formula="of:=LOOKUP([.AC157];[.$E$9:.$E$16];[.$B$9:.$B$16])+INDEX([.$D$9:.$D$17];MATCH(LOOKUP([.AC157];[.$E$9:.$E$17]);[.$E$9:.$E$17])+1)*([.AC157]-LOOKUP([.AC157];[.$E$9:.$E$17]))" office:value-type="float" office:value="43531250000" calcext:value-type="float">
            <text:p>43,531,250,000</text:p>
          </table:table-cell>
          <table:table-cell table:style-name="ce12" table:formula="of:=INDEX([.$D$9:.$D$17];MATCH(LOOKUP([.AC157];[.$E$9:.$E$17]);[.$E$9:.$E$17])+1)" office:value-type="float" office:value="3125" calcext:value-type="float">
            <text:p>3,125</text:p>
          </table:table-cell>
          <table:table-cell table:style-name="ce22" table:formula="of:=((365*24*6)*[.AE157])/[.AD157]" office:value-type="percentage" office:value="0.00377315147164393" calcext:value-type="percentage">
            <text:p>0.38%</text:p>
          </table:table-cell>
          <table:table-cell table:style-name="ce12" table:formula="of:=LOOKUP([.AC157];[.$M$9:.$M$16];[.$J$9:.$J$16])+INDEX([.$L$9:.$L$17];MATCH(LOOKUP([.AC157];[.$M$9:.$M$17]);[.$M$9:.$M$17])+1)*([.AC157]-LOOKUP([.AC157];[.$M$9:.$M$17]))" office:value-type="float" office:value="17015625000" calcext:value-type="float">
            <text:p>17,015,625,000</text:p>
          </table:table-cell>
          <table:table-cell table:style-name="ce12" table:formula="of:=INDEX([.$L$9:.$L$17];MATCH(LOOKUP([.AC157];[.$M$9:.$M$17]);[.$M$9:.$M$17])+1)" office:value-type="float" office:value="3125" calcext:value-type="float">
            <text:p>3,125</text:p>
          </table:table-cell>
          <table:table-cell table:style-name="ce22" table:formula="of:=((365*24*6)*[.AH157])/[.AG157]" office:value-type="percentage" office:value="0.00965289256198347" calcext:value-type="percentage">
            <text:p>0.97%</text:p>
          </table:table-cell>
          <table:table-cell table:style-name="ce12" table:formula="of:=LOOKUP([.AC157];[.$V$9:.$V$16];[.$S$9:.$S$16])+INDEX([.$U$9:.$U$17];MATCH(LOOKUP([.AC157];[.$V$9:.$V$17]);[.$V$9:.$V$17])+1)*([.AC157]-LOOKUP([.AC157];[.$V$9:.$V$17]))" office:value-type="float" office:value="10001402293.7591" calcext:value-type="float">
            <text:p>10,001,402,294</text:p>
          </table:table-cell>
          <table:table-cell table:style-name="ce12" table:formula="of:=INDEX([.$U$9:.$U$17];MATCH(LOOKUP([.AC157];[.$V$9:.$V$17]);[.$V$9:.$V$17])+1)" office:value-type="float" office:value="3360.86676736413" calcext:value-type="float">
            <text:p>3,361</text:p>
          </table:table-cell>
          <table:table-cell table:style-name="ce22" table:formula="of:=((365*24*6)*[.AK157])/[.AJ157]" office:value-type="percentage" office:value="0.0176622389645188" calcext:value-type="percentage">
            <text:p>1.77%</text:p>
          </table:table-cell>
          <table:table-cell/>
          <table:table-cell table:style-name="ce7" table:formula="of:=[.AC157]/(365*24*6)" office:value-type="float" office:value="28.158295281583" calcext:value-type="float">
            <text:p>28.158295281583</text:p>
          </table:table-cell>
          <table:table-cell table:style-name="ce22" table:formula="of:=[.AF157]" office:value-type="percentage" office:value="0.00377315147164393" calcext:value-type="percentage">
            <text:p>0.38%</text:p>
          </table:table-cell>
          <table:table-cell table:style-name="ce22" table:formula="of:=[.AI157]" office:value-type="percentage" office:value="0.00965289256198347" calcext:value-type="percentage">
            <text:p>0.97%</text:p>
          </table:table-cell>
          <table:table-cell table:style-name="ce22" table:formula="of:=[.AL157]" office:value-type="percentage" office:value="0.0176622389645188" calcext:value-type="percentage">
            <text:p>1.77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7]+10000" office:value-type="float" office:value="1490000" calcext:value-type="float">
            <text:p>1,490,000</text:p>
          </table:table-cell>
          <table:table-cell table:style-name="ce12" table:formula="of:=LOOKUP([.AC158];[.$E$9:.$E$16];[.$B$9:.$B$16])+INDEX([.$D$9:.$D$17];MATCH(LOOKUP([.AC158];[.$E$9:.$E$17]);[.$E$9:.$E$17])+1)*([.AC158]-LOOKUP([.AC158];[.$E$9:.$E$17]))" office:value-type="float" office:value="43562500000" calcext:value-type="float">
            <text:p>43,562,500,000</text:p>
          </table:table-cell>
          <table:table-cell table:style-name="ce12" table:formula="of:=INDEX([.$D$9:.$D$17];MATCH(LOOKUP([.AC158];[.$E$9:.$E$17]);[.$E$9:.$E$17])+1)" office:value-type="float" office:value="3125" calcext:value-type="float">
            <text:p>3,125</text:p>
          </table:table-cell>
          <table:table-cell table:style-name="ce22" table:formula="of:=((365*24*6)*[.AE158])/[.AD158]" office:value-type="percentage" office:value="0.00377044476327116" calcext:value-type="percentage">
            <text:p>0.38%</text:p>
          </table:table-cell>
          <table:table-cell table:style-name="ce12" table:formula="of:=LOOKUP([.AC158];[.$M$9:.$M$16];[.$J$9:.$J$16])+INDEX([.$L$9:.$L$17];MATCH(LOOKUP([.AC158];[.$M$9:.$M$17]);[.$M$9:.$M$17])+1)*([.AC158]-LOOKUP([.AC158];[.$M$9:.$M$17]))" office:value-type="float" office:value="17046875000" calcext:value-type="float">
            <text:p>17,046,875,000</text:p>
          </table:table-cell>
          <table:table-cell table:style-name="ce12" table:formula="of:=INDEX([.$L$9:.$L$17];MATCH(LOOKUP([.AC158];[.$M$9:.$M$17]);[.$M$9:.$M$17])+1)" office:value-type="float" office:value="3125" calcext:value-type="float">
            <text:p>3,125</text:p>
          </table:table-cell>
          <table:table-cell table:style-name="ce22" table:formula="of:=((365*24*6)*[.AH158])/[.AG158]" office:value-type="percentage" office:value="0.00963519706691109" calcext:value-type="percentage">
            <text:p>0.96%</text:p>
          </table:table-cell>
          <table:table-cell table:style-name="ce12" table:formula="of:=LOOKUP([.AC158];[.$V$9:.$V$16];[.$S$9:.$S$16])+INDEX([.$U$9:.$U$17];MATCH(LOOKUP([.AC158];[.$V$9:.$V$17]);[.$V$9:.$V$17])+1)*([.AC158]-LOOKUP([.AC158];[.$V$9:.$V$17]))" office:value-type="float" office:value="10035010961.4327" calcext:value-type="float">
            <text:p>10,035,010,961</text:p>
          </table:table-cell>
          <table:table-cell table:style-name="ce12" table:formula="of:=INDEX([.$U$9:.$U$17];MATCH(LOOKUP([.AC158];[.$V$9:.$V$17]);[.$V$9:.$V$17])+1)" office:value-type="float" office:value="3360.86676736413" calcext:value-type="float">
            <text:p>3,361</text:p>
          </table:table-cell>
          <table:table-cell table:style-name="ce22" table:formula="of:=((365*24*6)*[.AK158])/[.AJ158]" office:value-type="percentage" office:value="0.0176030856340428" calcext:value-type="percentage">
            <text:p>1.76%</text:p>
          </table:table-cell>
          <table:table-cell/>
          <table:table-cell table:style-name="ce7" table:formula="of:=[.AC158]/(365*24*6)" office:value-type="float" office:value="28.3485540334855" calcext:value-type="float">
            <text:p>28.3485540334855</text:p>
          </table:table-cell>
          <table:table-cell table:style-name="ce22" table:formula="of:=[.AF158]" office:value-type="percentage" office:value="0.00377044476327116" calcext:value-type="percentage">
            <text:p>0.38%</text:p>
          </table:table-cell>
          <table:table-cell table:style-name="ce22" table:formula="of:=[.AI158]" office:value-type="percentage" office:value="0.00963519706691109" calcext:value-type="percentage">
            <text:p>0.96%</text:p>
          </table:table-cell>
          <table:table-cell table:style-name="ce22" table:formula="of:=[.AL158]" office:value-type="percentage" office:value="0.0176030856340428" calcext:value-type="percentage">
            <text:p>1.76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8]+10000" office:value-type="float" office:value="1500000" calcext:value-type="float">
            <text:p>1,500,000</text:p>
          </table:table-cell>
          <table:table-cell table:style-name="ce12" table:formula="of:=LOOKUP([.AC159];[.$E$9:.$E$16];[.$B$9:.$B$16])+INDEX([.$D$9:.$D$17];MATCH(LOOKUP([.AC159];[.$E$9:.$E$17]);[.$E$9:.$E$17])+1)*([.AC159]-LOOKUP([.AC159];[.$E$9:.$E$17]))" office:value-type="float" office:value="43593750000" calcext:value-type="float">
            <text:p>43,593,750,000</text:p>
          </table:table-cell>
          <table:table-cell table:style-name="ce12" table:formula="of:=INDEX([.$D$9:.$D$17];MATCH(LOOKUP([.AC159];[.$E$9:.$E$17]);[.$E$9:.$E$17])+1)" office:value-type="float" office:value="3125" calcext:value-type="float">
            <text:p>3,125</text:p>
          </table:table-cell>
          <table:table-cell table:style-name="ce22" table:formula="of:=((365*24*6)*[.AE159])/[.AD159]" office:value-type="percentage" office:value="0.00376774193548387" calcext:value-type="percentage">
            <text:p>0.38%</text:p>
          </table:table-cell>
          <table:table-cell table:style-name="ce12" table:formula="of:=LOOKUP([.AC159];[.$M$9:.$M$16];[.$J$9:.$J$16])+INDEX([.$L$9:.$L$17];MATCH(LOOKUP([.AC159];[.$M$9:.$M$17]);[.$M$9:.$M$17])+1)*([.AC159]-LOOKUP([.AC159];[.$M$9:.$M$17]))" office:value-type="float" office:value="17078125000" calcext:value-type="float">
            <text:p>17,078,125,000</text:p>
          </table:table-cell>
          <table:table-cell table:style-name="ce12" table:formula="of:=INDEX([.$L$9:.$L$17];MATCH(LOOKUP([.AC159];[.$M$9:.$M$17]);[.$M$9:.$M$17])+1)" office:value-type="float" office:value="3125" calcext:value-type="float">
            <text:p>3,125</text:p>
          </table:table-cell>
          <table:table-cell table:style-name="ce22" table:formula="of:=((365*24*6)*[.AH159])/[.AG159]" office:value-type="percentage" office:value="0.00961756633119854" calcext:value-type="percentage">
            <text:p>0.96%</text:p>
          </table:table-cell>
          <table:table-cell table:style-name="ce12" table:formula="of:=LOOKUP([.AC159];[.$V$9:.$V$16];[.$S$9:.$S$16])+INDEX([.$U$9:.$U$17];MATCH(LOOKUP([.AC159];[.$V$9:.$V$17]);[.$V$9:.$V$17])+1)*([.AC159]-LOOKUP([.AC159];[.$V$9:.$V$17]))" office:value-type="float" office:value="10068619629.1064" calcext:value-type="float">
            <text:p>10,068,619,629</text:p>
          </table:table-cell>
          <table:table-cell table:style-name="ce12" table:formula="of:=INDEX([.$U$9:.$U$17];MATCH(LOOKUP([.AC159];[.$V$9:.$V$17]);[.$V$9:.$V$17])+1)" office:value-type="float" office:value="3360.86676736413" calcext:value-type="float">
            <text:p>3,361</text:p>
          </table:table-cell>
          <table:table-cell table:style-name="ce22" table:formula="of:=((365*24*6)*[.AK159])/[.AJ159]" office:value-type="percentage" office:value="0.0175443272066816" calcext:value-type="percentage">
            <text:p>1.75%</text:p>
          </table:table-cell>
          <table:table-cell/>
          <table:table-cell table:style-name="ce7" table:formula="of:=[.AC159]/(365*24*6)" office:value-type="float" office:value="28.5388127853881" calcext:value-type="float">
            <text:p>28.5388127853881</text:p>
          </table:table-cell>
          <table:table-cell table:style-name="ce22" table:formula="of:=[.AF159]" office:value-type="percentage" office:value="0.00376774193548387" calcext:value-type="percentage">
            <text:p>0.38%</text:p>
          </table:table-cell>
          <table:table-cell table:style-name="ce22" table:formula="of:=[.AI159]" office:value-type="percentage" office:value="0.00961756633119854" calcext:value-type="percentage">
            <text:p>0.96%</text:p>
          </table:table-cell>
          <table:table-cell table:style-name="ce22" table:formula="of:=[.AL159]" office:value-type="percentage" office:value="0.0175443272066816" calcext:value-type="percentage">
            <text:p>1.7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9]+10000" office:value-type="float" office:value="1510000" calcext:value-type="float">
            <text:p>1,510,000</text:p>
          </table:table-cell>
          <table:table-cell table:style-name="ce12" table:formula="of:=LOOKUP([.AC160];[.$E$9:.$E$16];[.$B$9:.$B$16])+INDEX([.$D$9:.$D$17];MATCH(LOOKUP([.AC160];[.$E$9:.$E$17]);[.$E$9:.$E$17])+1)*([.AC160]-LOOKUP([.AC160];[.$E$9:.$E$17]))" office:value-type="float" office:value="43625000000" calcext:value-type="float">
            <text:p>43,625,000,000</text:p>
          </table:table-cell>
          <table:table-cell table:style-name="ce12" table:formula="of:=INDEX([.$D$9:.$D$17];MATCH(LOOKUP([.AC160];[.$E$9:.$E$17]);[.$E$9:.$E$17])+1)" office:value-type="float" office:value="3125" calcext:value-type="float">
            <text:p>3,125</text:p>
          </table:table-cell>
          <table:table-cell table:style-name="ce22" table:formula="of:=((365*24*6)*[.AE160])/[.AD160]" office:value-type="percentage" office:value="0.00376504297994269" calcext:value-type="percentage">
            <text:p>0.38%</text:p>
          </table:table-cell>
          <table:table-cell table:style-name="ce12" table:formula="of:=LOOKUP([.AC160];[.$M$9:.$M$16];[.$J$9:.$J$16])+INDEX([.$L$9:.$L$17];MATCH(LOOKUP([.AC160];[.$M$9:.$M$17]);[.$M$9:.$M$17])+1)*([.AC160]-LOOKUP([.AC160];[.$M$9:.$M$17]))" office:value-type="float" office:value="17109375000" calcext:value-type="float">
            <text:p>17,109,375,000</text:p>
          </table:table-cell>
          <table:table-cell table:style-name="ce12" table:formula="of:=INDEX([.$L$9:.$L$17];MATCH(LOOKUP([.AC160];[.$M$9:.$M$17]);[.$M$9:.$M$17])+1)" office:value-type="float" office:value="3125" calcext:value-type="float">
            <text:p>3,125</text:p>
          </table:table-cell>
          <table:table-cell table:style-name="ce22" table:formula="of:=((365*24*6)*[.AH160])/[.AG160]" office:value-type="percentage" office:value="0.0096" calcext:value-type="percentage">
            <text:p>0.96%</text:p>
          </table:table-cell>
          <table:table-cell table:style-name="ce12" table:formula="of:=LOOKUP([.AC160];[.$V$9:.$V$16];[.$S$9:.$S$16])+INDEX([.$U$9:.$U$17];MATCH(LOOKUP([.AC160];[.$V$9:.$V$17]);[.$V$9:.$V$17])+1)*([.AC160]-LOOKUP([.AC160];[.$V$9:.$V$17]))" office:value-type="float" office:value="10102228296.78" calcext:value-type="float">
            <text:p>10,102,228,297</text:p>
          </table:table-cell>
          <table:table-cell table:style-name="ce12" table:formula="of:=INDEX([.$U$9:.$U$17];MATCH(LOOKUP([.AC160];[.$V$9:.$V$17]);[.$V$9:.$V$17])+1)" office:value-type="float" office:value="3360.86676736413" calcext:value-type="float">
            <text:p>3,361</text:p>
          </table:table-cell>
          <table:table-cell table:style-name="ce22" table:formula="of:=((365*24*6)*[.AK160])/[.AJ160]" office:value-type="percentage" office:value="0.0174859597410765" calcext:value-type="percentage">
            <text:p>1.75%</text:p>
          </table:table-cell>
          <table:table-cell/>
          <table:table-cell table:style-name="ce7" table:formula="of:=[.AC160]/(365*24*6)" office:value-type="float" office:value="28.7290715372907" calcext:value-type="float">
            <text:p>28.7290715372907</text:p>
          </table:table-cell>
          <table:table-cell table:style-name="ce22" table:formula="of:=[.AF160]" office:value-type="percentage" office:value="0.00376504297994269" calcext:value-type="percentage">
            <text:p>0.38%</text:p>
          </table:table-cell>
          <table:table-cell table:style-name="ce22" table:formula="of:=[.AI160]" office:value-type="percentage" office:value="0.0096" calcext:value-type="percentage">
            <text:p>0.96%</text:p>
          </table:table-cell>
          <table:table-cell table:style-name="ce22" table:formula="of:=[.AL160]" office:value-type="percentage" office:value="0.0174859597410765" calcext:value-type="percentage">
            <text:p>1.75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0]+10000" office:value-type="float" office:value="1520000" calcext:value-type="float">
            <text:p>1,520,000</text:p>
          </table:table-cell>
          <table:table-cell table:style-name="ce12" table:formula="of:=LOOKUP([.AC161];[.$E$9:.$E$16];[.$B$9:.$B$16])+INDEX([.$D$9:.$D$17];MATCH(LOOKUP([.AC161];[.$E$9:.$E$17]);[.$E$9:.$E$17])+1)*([.AC161]-LOOKUP([.AC161];[.$E$9:.$E$17]))" office:value-type="float" office:value="43656250000" calcext:value-type="float">
            <text:p>43,656,250,000</text:p>
          </table:table-cell>
          <table:table-cell table:style-name="ce12" table:formula="of:=INDEX([.$D$9:.$D$17];MATCH(LOOKUP([.AC161];[.$E$9:.$E$17]);[.$E$9:.$E$17])+1)" office:value-type="float" office:value="3125" calcext:value-type="float">
            <text:p>3,125</text:p>
          </table:table-cell>
          <table:table-cell table:style-name="ce22" table:formula="of:=((365*24*6)*[.AE161])/[.AD161]" office:value-type="percentage" office:value="0.00376234788833214" calcext:value-type="percentage">
            <text:p>0.38%</text:p>
          </table:table-cell>
          <table:table-cell table:style-name="ce12" table:formula="of:=LOOKUP([.AC161];[.$M$9:.$M$16];[.$J$9:.$J$16])+INDEX([.$L$9:.$L$17];MATCH(LOOKUP([.AC161];[.$M$9:.$M$17]);[.$M$9:.$M$17])+1)*([.AC161]-LOOKUP([.AC161];[.$M$9:.$M$17]))" office:value-type="float" office:value="17140625000" calcext:value-type="float">
            <text:p>17,140,625,000</text:p>
          </table:table-cell>
          <table:table-cell table:style-name="ce12" table:formula="of:=INDEX([.$L$9:.$L$17];MATCH(LOOKUP([.AC161];[.$M$9:.$M$17]);[.$M$9:.$M$17])+1)" office:value-type="float" office:value="3125" calcext:value-type="float">
            <text:p>3,125</text:p>
          </table:table-cell>
          <table:table-cell table:style-name="ce22" table:formula="of:=((365*24*6)*[.AH161])/[.AG161]" office:value-type="percentage" office:value="0.00958249772105743" calcext:value-type="percentage">
            <text:p>0.96%</text:p>
          </table:table-cell>
          <table:table-cell table:style-name="ce12" table:formula="of:=LOOKUP([.AC161];[.$V$9:.$V$16];[.$S$9:.$S$16])+INDEX([.$U$9:.$U$17];MATCH(LOOKUP([.AC161];[.$V$9:.$V$17]);[.$V$9:.$V$17])+1)*([.AC161]-LOOKUP([.AC161];[.$V$9:.$V$17]))" office:value-type="float" office:value="10135836964.4536" calcext:value-type="float">
            <text:p>10,135,836,964</text:p>
          </table:table-cell>
          <table:table-cell table:style-name="ce12" table:formula="of:=INDEX([.$U$9:.$U$17];MATCH(LOOKUP([.AC161];[.$V$9:.$V$17]);[.$V$9:.$V$17])+1)" office:value-type="float" office:value="3360.86676736413" calcext:value-type="float">
            <text:p>3,361</text:p>
          </table:table-cell>
          <table:table-cell table:style-name="ce22" table:formula="of:=((365*24*6)*[.AK161])/[.AJ161]" office:value-type="percentage" office:value="0.0174279793481446" calcext:value-type="percentage">
            <text:p>1.74%</text:p>
          </table:table-cell>
          <table:table-cell/>
          <table:table-cell table:style-name="ce7" table:formula="of:=[.AC161]/(365*24*6)" office:value-type="float" office:value="28.9193302891933" calcext:value-type="float">
            <text:p>28.9193302891933</text:p>
          </table:table-cell>
          <table:table-cell table:style-name="ce22" table:formula="of:=[.AF161]" office:value-type="percentage" office:value="0.00376234788833214" calcext:value-type="percentage">
            <text:p>0.38%</text:p>
          </table:table-cell>
          <table:table-cell table:style-name="ce22" table:formula="of:=[.AI161]" office:value-type="percentage" office:value="0.00958249772105743" calcext:value-type="percentage">
            <text:p>0.96%</text:p>
          </table:table-cell>
          <table:table-cell table:style-name="ce22" table:formula="of:=[.AL161]" office:value-type="percentage" office:value="0.0174279793481446" calcext:value-type="percentage">
            <text:p>1.7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1]+10000" office:value-type="float" office:value="1530000" calcext:value-type="float">
            <text:p>1,530,000</text:p>
          </table:table-cell>
          <table:table-cell table:style-name="ce12" table:formula="of:=LOOKUP([.AC162];[.$E$9:.$E$16];[.$B$9:.$B$16])+INDEX([.$D$9:.$D$17];MATCH(LOOKUP([.AC162];[.$E$9:.$E$17]);[.$E$9:.$E$17])+1)*([.AC162]-LOOKUP([.AC162];[.$E$9:.$E$17]))" office:value-type="float" office:value="43687500000" calcext:value-type="float">
            <text:p>43,687,500,000</text:p>
          </table:table-cell>
          <table:table-cell table:style-name="ce12" table:formula="of:=INDEX([.$D$9:.$D$17];MATCH(LOOKUP([.AC162];[.$E$9:.$E$17]);[.$E$9:.$E$17])+1)" office:value-type="float" office:value="3125" calcext:value-type="float">
            <text:p>3,125</text:p>
          </table:table-cell>
          <table:table-cell table:style-name="ce22" table:formula="of:=((365*24*6)*[.AE162])/[.AD162]" office:value-type="percentage" office:value="0.00375965665236051" calcext:value-type="percentage">
            <text:p>0.38%</text:p>
          </table:table-cell>
          <table:table-cell table:style-name="ce12" table:formula="of:=LOOKUP([.AC162];[.$M$9:.$M$16];[.$J$9:.$J$16])+INDEX([.$L$9:.$L$17];MATCH(LOOKUP([.AC162];[.$M$9:.$M$17]);[.$M$9:.$M$17])+1)*([.AC162]-LOOKUP([.AC162];[.$M$9:.$M$17]))" office:value-type="float" office:value="17171875000" calcext:value-type="float">
            <text:p>17,171,875,000</text:p>
          </table:table-cell>
          <table:table-cell table:style-name="ce12" table:formula="of:=INDEX([.$L$9:.$L$17];MATCH(LOOKUP([.AC162];[.$M$9:.$M$17]);[.$M$9:.$M$17])+1)" office:value-type="float" office:value="3125" calcext:value-type="float">
            <text:p>3,125</text:p>
          </table:table-cell>
          <table:table-cell table:style-name="ce22" table:formula="of:=((365*24*6)*[.AH162])/[.AG162]" office:value-type="percentage" office:value="0.00956505914467698" calcext:value-type="percentage">
            <text:p>0.96%</text:p>
          </table:table-cell>
          <table:table-cell table:style-name="ce12" table:formula="of:=LOOKUP([.AC162];[.$V$9:.$V$16];[.$S$9:.$S$16])+INDEX([.$U$9:.$U$17];MATCH(LOOKUP([.AC162];[.$V$9:.$V$17]);[.$V$9:.$V$17])+1)*([.AC162]-LOOKUP([.AC162];[.$V$9:.$V$17]))" office:value-type="float" office:value="10169445632.1273" calcext:value-type="float">
            <text:p>10,169,445,632</text:p>
          </table:table-cell>
          <table:table-cell table:style-name="ce12" table:formula="of:=INDEX([.$U$9:.$U$17];MATCH(LOOKUP([.AC162];[.$V$9:.$V$17]);[.$V$9:.$V$17])+1)" office:value-type="float" office:value="3360.86676736413" calcext:value-type="float">
            <text:p>3,361</text:p>
          </table:table-cell>
          <table:table-cell table:style-name="ce22" table:formula="of:=((365*24*6)*[.AK162])/[.AJ162]" office:value-type="percentage" office:value="0.0173703821902145" calcext:value-type="percentage">
            <text:p>1.74%</text:p>
          </table:table-cell>
          <table:table-cell/>
          <table:table-cell table:style-name="ce7" table:formula="of:=[.AC162]/(365*24*6)" office:value-type="float" office:value="29.1095890410959" calcext:value-type="float">
            <text:p>29.1095890410959</text:p>
          </table:table-cell>
          <table:table-cell table:style-name="ce22" table:formula="of:=[.AF162]" office:value-type="percentage" office:value="0.00375965665236051" calcext:value-type="percentage">
            <text:p>0.38%</text:p>
          </table:table-cell>
          <table:table-cell table:style-name="ce22" table:formula="of:=[.AI162]" office:value-type="percentage" office:value="0.00956505914467698" calcext:value-type="percentage">
            <text:p>0.96%</text:p>
          </table:table-cell>
          <table:table-cell table:style-name="ce22" table:formula="of:=[.AL162]" office:value-type="percentage" office:value="0.0173703821902145" calcext:value-type="percentage">
            <text:p>1.74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2]+10000" office:value-type="float" office:value="1540000" calcext:value-type="float">
            <text:p>1,540,000</text:p>
          </table:table-cell>
          <table:table-cell table:style-name="ce12" table:formula="of:=LOOKUP([.AC163];[.$E$9:.$E$16];[.$B$9:.$B$16])+INDEX([.$D$9:.$D$17];MATCH(LOOKUP([.AC163];[.$E$9:.$E$17]);[.$E$9:.$E$17])+1)*([.AC163]-LOOKUP([.AC163];[.$E$9:.$E$17]))" office:value-type="float" office:value="43718750000" calcext:value-type="float">
            <text:p>43,718,750,000</text:p>
          </table:table-cell>
          <table:table-cell table:style-name="ce12" table:formula="of:=INDEX([.$D$9:.$D$17];MATCH(LOOKUP([.AC163];[.$E$9:.$E$17]);[.$E$9:.$E$17])+1)" office:value-type="float" office:value="3125" calcext:value-type="float">
            <text:p>3,125</text:p>
          </table:table-cell>
          <table:table-cell table:style-name="ce22" table:formula="of:=((365*24*6)*[.AE163])/[.AD163]" office:value-type="percentage" office:value="0.00375696926375983" calcext:value-type="percentage">
            <text:p>0.38%</text:p>
          </table:table-cell>
          <table:table-cell table:style-name="ce12" table:formula="of:=LOOKUP([.AC163];[.$M$9:.$M$16];[.$J$9:.$J$16])+INDEX([.$L$9:.$L$17];MATCH(LOOKUP([.AC163];[.$M$9:.$M$17]);[.$M$9:.$M$17])+1)*([.AC163]-LOOKUP([.AC163];[.$M$9:.$M$17]))" office:value-type="float" office:value="17203125000" calcext:value-type="float">
            <text:p>17,203,125,000</text:p>
          </table:table-cell>
          <table:table-cell table:style-name="ce12" table:formula="of:=INDEX([.$L$9:.$L$17];MATCH(LOOKUP([.AC163];[.$M$9:.$M$17]);[.$M$9:.$M$17])+1)" office:value-type="float" office:value="3125" calcext:value-type="float">
            <text:p>3,125</text:p>
          </table:table-cell>
          <table:table-cell table:style-name="ce22" table:formula="of:=((365*24*6)*[.AH163])/[.AG163]" office:value-type="percentage" office:value="0.00954768392370572" calcext:value-type="percentage">
            <text:p>0.95%</text:p>
          </table:table-cell>
          <table:table-cell table:style-name="ce12" table:formula="of:=LOOKUP([.AC163];[.$V$9:.$V$16];[.$S$9:.$S$16])+INDEX([.$U$9:.$U$17];MATCH(LOOKUP([.AC163];[.$V$9:.$V$17]);[.$V$9:.$V$17])+1)*([.AC163]-LOOKUP([.AC163];[.$V$9:.$V$17]))" office:value-type="float" office:value="10203054299.8009" calcext:value-type="float">
            <text:p>10,203,054,300</text:p>
          </table:table-cell>
          <table:table-cell table:style-name="ce12" table:formula="of:=INDEX([.$U$9:.$U$17];MATCH(LOOKUP([.AC163];[.$V$9:.$V$17]);[.$V$9:.$V$17])+1)" office:value-type="float" office:value="3360.86676736413" calcext:value-type="float">
            <text:p>3,361</text:p>
          </table:table-cell>
          <table:table-cell table:style-name="ce22" table:formula="of:=((365*24*6)*[.AK163])/[.AJ163]" office:value-type="percentage" office:value="0.0173131644801798" calcext:value-type="percentage">
            <text:p>1.73%</text:p>
          </table:table-cell>
          <table:table-cell/>
          <table:table-cell table:style-name="ce7" table:formula="of:=[.AC163]/(365*24*6)" office:value-type="float" office:value="29.2998477929985" calcext:value-type="float">
            <text:p>29.2998477929985</text:p>
          </table:table-cell>
          <table:table-cell table:style-name="ce22" table:formula="of:=[.AF163]" office:value-type="percentage" office:value="0.00375696926375983" calcext:value-type="percentage">
            <text:p>0.38%</text:p>
          </table:table-cell>
          <table:table-cell table:style-name="ce22" table:formula="of:=[.AI163]" office:value-type="percentage" office:value="0.00954768392370572" calcext:value-type="percentage">
            <text:p>0.95%</text:p>
          </table:table-cell>
          <table:table-cell table:style-name="ce22" table:formula="of:=[.AL163]" office:value-type="percentage" office:value="0.0173131644801798" calcext:value-type="percentage">
            <text:p>1.7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3]+10000" office:value-type="float" office:value="1550000" calcext:value-type="float">
            <text:p>1,550,000</text:p>
          </table:table-cell>
          <table:table-cell table:style-name="ce12" table:formula="of:=LOOKUP([.AC164];[.$E$9:.$E$16];[.$B$9:.$B$16])+INDEX([.$D$9:.$D$17];MATCH(LOOKUP([.AC164];[.$E$9:.$E$17]);[.$E$9:.$E$17])+1)*([.AC164]-LOOKUP([.AC164];[.$E$9:.$E$17]))" office:value-type="float" office:value="43750000000" calcext:value-type="float">
            <text:p>43,750,000,000</text:p>
          </table:table-cell>
          <table:table-cell table:style-name="ce12" table:formula="of:=INDEX([.$D$9:.$D$17];MATCH(LOOKUP([.AC164];[.$E$9:.$E$17]);[.$E$9:.$E$17])+1)" office:value-type="float" office:value="3125" calcext:value-type="float">
            <text:p>3,125</text:p>
          </table:table-cell>
          <table:table-cell table:style-name="ce22" table:formula="of:=((365*24*6)*[.AE164])/[.AD164]" office:value-type="percentage" office:value="0.00375428571428571" calcext:value-type="percentage">
            <text:p>0.38%</text:p>
          </table:table-cell>
          <table:table-cell table:style-name="ce12" table:formula="of:=LOOKUP([.AC164];[.$M$9:.$M$16];[.$J$9:.$J$16])+INDEX([.$L$9:.$L$17];MATCH(LOOKUP([.AC164];[.$M$9:.$M$17]);[.$M$9:.$M$17])+1)*([.AC164]-LOOKUP([.AC164];[.$M$9:.$M$17]))" office:value-type="float" office:value="17234375000" calcext:value-type="float">
            <text:p>17,234,375,000</text:p>
          </table:table-cell>
          <table:table-cell table:style-name="ce12" table:formula="of:=INDEX([.$L$9:.$L$17];MATCH(LOOKUP([.AC164];[.$M$9:.$M$17]);[.$M$9:.$M$17])+1)" office:value-type="float" office:value="3125" calcext:value-type="float">
            <text:p>3,125</text:p>
          </table:table-cell>
          <table:table-cell table:style-name="ce22" table:formula="of:=((365*24*6)*[.AH164])/[.AG164]" office:value-type="percentage" office:value="0.00953037171350861" calcext:value-type="percentage">
            <text:p>0.95%</text:p>
          </table:table-cell>
          <table:table-cell table:style-name="ce12" table:formula="of:=LOOKUP([.AC164];[.$V$9:.$V$16];[.$S$9:.$S$16])+INDEX([.$U$9:.$U$17];MATCH(LOOKUP([.AC164];[.$V$9:.$V$17]);[.$V$9:.$V$17])+1)*([.AC164]-LOOKUP([.AC164];[.$V$9:.$V$17]))" office:value-type="float" office:value="10236662967.4746" calcext:value-type="float">
            <text:p>10,236,662,967</text:p>
          </table:table-cell>
          <table:table-cell table:style-name="ce12" table:formula="of:=INDEX([.$U$9:.$U$17];MATCH(LOOKUP([.AC164];[.$V$9:.$V$17]);[.$V$9:.$V$17])+1)" office:value-type="float" office:value="3360.86676736413" calcext:value-type="float">
            <text:p>3,361</text:p>
          </table:table-cell>
          <table:table-cell table:style-name="ce22" table:formula="of:=((365*24*6)*[.AK164])/[.AJ164]" office:value-type="percentage" office:value="0.0172563224806686" calcext:value-type="percentage">
            <text:p>1.73%</text:p>
          </table:table-cell>
          <table:table-cell/>
          <table:table-cell table:style-name="ce7" table:formula="of:=[.AC164]/(365*24*6)" office:value-type="float" office:value="29.4901065449011" calcext:value-type="float">
            <text:p>29.4901065449011</text:p>
          </table:table-cell>
          <table:table-cell table:style-name="ce22" table:formula="of:=[.AF164]" office:value-type="percentage" office:value="0.00375428571428571" calcext:value-type="percentage">
            <text:p>0.38%</text:p>
          </table:table-cell>
          <table:table-cell table:style-name="ce22" table:formula="of:=[.AI164]" office:value-type="percentage" office:value="0.00953037171350861" calcext:value-type="percentage">
            <text:p>0.95%</text:p>
          </table:table-cell>
          <table:table-cell table:style-name="ce22" table:formula="of:=[.AL164]" office:value-type="percentage" office:value="0.0172563224806686" calcext:value-type="percentage">
            <text:p>1.73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4]+10000" office:value-type="float" office:value="1560000" calcext:value-type="float">
            <text:p>1,560,000</text:p>
          </table:table-cell>
          <table:table-cell table:style-name="ce12" table:formula="of:=LOOKUP([.AC165];[.$E$9:.$E$16];[.$B$9:.$B$16])+INDEX([.$D$9:.$D$17];MATCH(LOOKUP([.AC165];[.$E$9:.$E$17]);[.$E$9:.$E$17])+1)*([.AC165]-LOOKUP([.AC165];[.$E$9:.$E$17]))" office:value-type="float" office:value="43781250000" calcext:value-type="float">
            <text:p>43,781,250,000</text:p>
          </table:table-cell>
          <table:table-cell table:style-name="ce12" table:formula="of:=INDEX([.$D$9:.$D$17];MATCH(LOOKUP([.AC165];[.$E$9:.$E$17]);[.$E$9:.$E$17])+1)" office:value-type="float" office:value="3125" calcext:value-type="float">
            <text:p>3,125</text:p>
          </table:table-cell>
          <table:table-cell table:style-name="ce22" table:formula="of:=((365*24*6)*[.AE165])/[.AD165]" office:value-type="percentage" office:value="0.00375160599571734" calcext:value-type="percentage">
            <text:p>0.38%</text:p>
          </table:table-cell>
          <table:table-cell table:style-name="ce12" table:formula="of:=LOOKUP([.AC165];[.$M$9:.$M$16];[.$J$9:.$J$16])+INDEX([.$L$9:.$L$17];MATCH(LOOKUP([.AC165];[.$M$9:.$M$17]);[.$M$9:.$M$17])+1)*([.AC165]-LOOKUP([.AC165];[.$M$9:.$M$17]))" office:value-type="float" office:value="17265625000" calcext:value-type="float">
            <text:p>17,265,625,000</text:p>
          </table:table-cell>
          <table:table-cell table:style-name="ce12" table:formula="of:=INDEX([.$L$9:.$L$17];MATCH(LOOKUP([.AC165];[.$M$9:.$M$17]);[.$M$9:.$M$17])+1)" office:value-type="float" office:value="3125" calcext:value-type="float">
            <text:p>3,125</text:p>
          </table:table-cell>
          <table:table-cell table:style-name="ce22" table:formula="of:=((365*24*6)*[.AH165])/[.AG165]" office:value-type="percentage" office:value="0.0095131221719457" calcext:value-type="percentage">
            <text:p>0.95%</text:p>
          </table:table-cell>
          <table:table-cell table:style-name="ce12" table:formula="of:=LOOKUP([.AC165];[.$V$9:.$V$16];[.$S$9:.$S$16])+INDEX([.$U$9:.$U$17];MATCH(LOOKUP([.AC165];[.$V$9:.$V$17]);[.$V$9:.$V$17])+1)*([.AC165]-LOOKUP([.AC165];[.$V$9:.$V$17]))" office:value-type="float" office:value="10270271635.1482" calcext:value-type="float">
            <text:p>10,270,271,635</text:p>
          </table:table-cell>
          <table:table-cell table:style-name="ce12" table:formula="of:=INDEX([.$U$9:.$U$17];MATCH(LOOKUP([.AC165];[.$V$9:.$V$17]);[.$V$9:.$V$17])+1)" office:value-type="float" office:value="3360.86676736413" calcext:value-type="float">
            <text:p>3,361</text:p>
          </table:table-cell>
          <table:table-cell table:style-name="ce22" table:formula="of:=((365*24*6)*[.AK165])/[.AJ165]" office:value-type="percentage" office:value="0.0171998525032303" calcext:value-type="percentage">
            <text:p>1.72%</text:p>
          </table:table-cell>
          <table:table-cell/>
          <table:table-cell table:style-name="ce7" table:formula="of:=[.AC165]/(365*24*6)" office:value-type="float" office:value="29.6803652968037" calcext:value-type="float">
            <text:p>29.6803652968037</text:p>
          </table:table-cell>
          <table:table-cell table:style-name="ce22" table:formula="of:=[.AF165]" office:value-type="percentage" office:value="0.00375160599571734" calcext:value-type="percentage">
            <text:p>0.38%</text:p>
          </table:table-cell>
          <table:table-cell table:style-name="ce22" table:formula="of:=[.AI165]" office:value-type="percentage" office:value="0.0095131221719457" calcext:value-type="percentage">
            <text:p>0.95%</text:p>
          </table:table-cell>
          <table:table-cell table:style-name="ce22" table:formula="of:=[.AL165]" office:value-type="percentage" office:value="0.0171998525032303" calcext:value-type="percentage">
            <text:p>1.72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5]+10000" office:value-type="float" office:value="1570000" calcext:value-type="float">
            <text:p>1,570,000</text:p>
          </table:table-cell>
          <table:table-cell table:style-name="ce12" table:formula="of:=LOOKUP([.AC166];[.$E$9:.$E$16];[.$B$9:.$B$16])+INDEX([.$D$9:.$D$17];MATCH(LOOKUP([.AC166];[.$E$9:.$E$17]);[.$E$9:.$E$17])+1)*([.AC166]-LOOKUP([.AC166];[.$E$9:.$E$17]))" office:value-type="float" office:value="43812500000" calcext:value-type="float">
            <text:p>43,812,500,000</text:p>
          </table:table-cell>
          <table:table-cell table:style-name="ce12" table:formula="of:=INDEX([.$D$9:.$D$17];MATCH(LOOKUP([.AC166];[.$E$9:.$E$17]);[.$E$9:.$E$17])+1)" office:value-type="float" office:value="3125" calcext:value-type="float">
            <text:p>3,125</text:p>
          </table:table-cell>
          <table:table-cell table:style-name="ce22" table:formula="of:=((365*24*6)*[.AE166])/[.AD166]" office:value-type="percentage" office:value="0.00374893009985735" calcext:value-type="percentage">
            <text:p>0.37%</text:p>
          </table:table-cell>
          <table:table-cell table:style-name="ce12" table:formula="of:=LOOKUP([.AC166];[.$M$9:.$M$16];[.$J$9:.$J$16])+INDEX([.$L$9:.$L$17];MATCH(LOOKUP([.AC166];[.$M$9:.$M$17]);[.$M$9:.$M$17])+1)*([.AC166]-LOOKUP([.AC166];[.$M$9:.$M$17]))" office:value-type="float" office:value="17296875000" calcext:value-type="float">
            <text:p>17,296,875,000</text:p>
          </table:table-cell>
          <table:table-cell table:style-name="ce12" table:formula="of:=INDEX([.$L$9:.$L$17];MATCH(LOOKUP([.AC166];[.$M$9:.$M$17]);[.$M$9:.$M$17])+1)" office:value-type="float" office:value="3125" calcext:value-type="float">
            <text:p>3,125</text:p>
          </table:table-cell>
          <table:table-cell table:style-name="ce22" table:formula="of:=((365*24*6)*[.AH166])/[.AG166]" office:value-type="percentage" office:value="0.00949593495934959" calcext:value-type="percentage">
            <text:p>0.95%</text:p>
          </table:table-cell>
          <table:table-cell table:style-name="ce12" table:formula="of:=LOOKUP([.AC166];[.$V$9:.$V$16];[.$S$9:.$S$16])+INDEX([.$U$9:.$U$17];MATCH(LOOKUP([.AC166];[.$V$9:.$V$17]);[.$V$9:.$V$17])+1)*([.AC166]-LOOKUP([.AC166];[.$V$9:.$V$17]))" office:value-type="float" office:value="10303880302.8219" calcext:value-type="float">
            <text:p>10,303,880,303</text:p>
          </table:table-cell>
          <table:table-cell table:style-name="ce12" table:formula="of:=INDEX([.$U$9:.$U$17];MATCH(LOOKUP([.AC166];[.$V$9:.$V$17]);[.$V$9:.$V$17])+1)" office:value-type="float" office:value="3360.86676736413" calcext:value-type="float">
            <text:p>3,361</text:p>
          </table:table-cell>
          <table:table-cell table:style-name="ce22" table:formula="of:=((365*24*6)*[.AK166])/[.AJ166]" office:value-type="percentage" office:value="0.0171437509075374" calcext:value-type="percentage">
            <text:p>1.71%</text:p>
          </table:table-cell>
          <table:table-cell/>
          <table:table-cell table:style-name="ce7" table:formula="of:=[.AC166]/(365*24*6)" office:value-type="float" office:value="29.8706240487062" calcext:value-type="float">
            <text:p>29.8706240487062</text:p>
          </table:table-cell>
          <table:table-cell table:style-name="ce22" table:formula="of:=[.AF166]" office:value-type="percentage" office:value="0.00374893009985735" calcext:value-type="percentage">
            <text:p>0.37%</text:p>
          </table:table-cell>
          <table:table-cell table:style-name="ce22" table:formula="of:=[.AI166]" office:value-type="percentage" office:value="0.00949593495934959" calcext:value-type="percentage">
            <text:p>0.95%</text:p>
          </table:table-cell>
          <table:table-cell table:style-name="ce22" table:formula="of:=[.AL166]" office:value-type="percentage" office:value="0.0171437509075374" calcext:value-type="percentage">
            <text:p>1.7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6]+10000" office:value-type="float" office:value="1580000" calcext:value-type="float">
            <text:p>1,580,000</text:p>
          </table:table-cell>
          <table:table-cell table:style-name="ce12" table:formula="of:=LOOKUP([.AC167];[.$E$9:.$E$16];[.$B$9:.$B$16])+INDEX([.$D$9:.$D$17];MATCH(LOOKUP([.AC167];[.$E$9:.$E$17]);[.$E$9:.$E$17])+1)*([.AC167]-LOOKUP([.AC167];[.$E$9:.$E$17]))" office:value-type="float" office:value="43843750000" calcext:value-type="float">
            <text:p>43,843,750,000</text:p>
          </table:table-cell>
          <table:table-cell table:style-name="ce12" table:formula="of:=INDEX([.$D$9:.$D$17];MATCH(LOOKUP([.AC167];[.$E$9:.$E$17]);[.$E$9:.$E$17])+1)" office:value-type="float" office:value="3125" calcext:value-type="float">
            <text:p>3,125</text:p>
          </table:table-cell>
          <table:table-cell table:style-name="ce22" table:formula="of:=((365*24*6)*[.AE167])/[.AD167]" office:value-type="percentage" office:value="0.00374625801853172" calcext:value-type="percentage">
            <text:p>0.37%</text:p>
          </table:table-cell>
          <table:table-cell table:style-name="ce12" table:formula="of:=LOOKUP([.AC167];[.$M$9:.$M$16];[.$J$9:.$J$16])+INDEX([.$L$9:.$L$17];MATCH(LOOKUP([.AC167];[.$M$9:.$M$17]);[.$M$9:.$M$17])+1)*([.AC167]-LOOKUP([.AC167];[.$M$9:.$M$17]))" office:value-type="float" office:value="17328125000" calcext:value-type="float">
            <text:p>17,328,125,000</text:p>
          </table:table-cell>
          <table:table-cell table:style-name="ce12" table:formula="of:=INDEX([.$L$9:.$L$17];MATCH(LOOKUP([.AC167];[.$M$9:.$M$17]);[.$M$9:.$M$17])+1)" office:value-type="float" office:value="3125" calcext:value-type="float">
            <text:p>3,125</text:p>
          </table:table-cell>
          <table:table-cell table:style-name="ce22" table:formula="of:=((365*24*6)*[.AH167])/[.AG167]" office:value-type="percentage" office:value="0.00947880973850316" calcext:value-type="percentage">
            <text:p>0.95%</text:p>
          </table:table-cell>
          <table:table-cell table:style-name="ce12" table:formula="of:=LOOKUP([.AC167];[.$V$9:.$V$16];[.$S$9:.$S$16])+INDEX([.$U$9:.$U$17];MATCH(LOOKUP([.AC167];[.$V$9:.$V$17]);[.$V$9:.$V$17])+1)*([.AC167]-LOOKUP([.AC167];[.$V$9:.$V$17]))" office:value-type="float" office:value="10337488970.4955" calcext:value-type="float">
            <text:p>10,337,488,970</text:p>
          </table:table-cell>
          <table:table-cell table:style-name="ce12" table:formula="of:=INDEX([.$U$9:.$U$17];MATCH(LOOKUP([.AC167];[.$V$9:.$V$17]);[.$V$9:.$V$17])+1)" office:value-type="float" office:value="3360.86676736413" calcext:value-type="float">
            <text:p>3,361</text:p>
          </table:table-cell>
          <table:table-cell table:style-name="ce22" table:formula="of:=((365*24*6)*[.AK167])/[.AJ167]" office:value-type="percentage" office:value="0.0170880141006034" calcext:value-type="percentage">
            <text:p>1.71%</text:p>
          </table:table-cell>
          <table:table-cell/>
          <table:table-cell table:style-name="ce7" table:formula="of:=[.AC167]/(365*24*6)" office:value-type="float" office:value="30.0608828006088" calcext:value-type="float">
            <text:p>30.0608828006088</text:p>
          </table:table-cell>
          <table:table-cell table:style-name="ce22" table:formula="of:=[.AF167]" office:value-type="percentage" office:value="0.00374625801853172" calcext:value-type="percentage">
            <text:p>0.37%</text:p>
          </table:table-cell>
          <table:table-cell table:style-name="ce22" table:formula="of:=[.AI167]" office:value-type="percentage" office:value="0.00947880973850316" calcext:value-type="percentage">
            <text:p>0.95%</text:p>
          </table:table-cell>
          <table:table-cell table:style-name="ce22" table:formula="of:=[.AL167]" office:value-type="percentage" office:value="0.0170880141006034" calcext:value-type="percentage">
            <text:p>1.71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7]+10000" office:value-type="float" office:value="1590000" calcext:value-type="float">
            <text:p>1,590,000</text:p>
          </table:table-cell>
          <table:table-cell table:style-name="ce12" table:formula="of:=LOOKUP([.AC168];[.$E$9:.$E$16];[.$B$9:.$B$16])+INDEX([.$D$9:.$D$17];MATCH(LOOKUP([.AC168];[.$E$9:.$E$17]);[.$E$9:.$E$17])+1)*([.AC168]-LOOKUP([.AC168];[.$E$9:.$E$17]))" office:value-type="float" office:value="43875000000" calcext:value-type="float">
            <text:p>43,875,000,000</text:p>
          </table:table-cell>
          <table:table-cell table:style-name="ce12" table:formula="of:=INDEX([.$D$9:.$D$17];MATCH(LOOKUP([.AC168];[.$E$9:.$E$17]);[.$E$9:.$E$17])+1)" office:value-type="float" office:value="3125" calcext:value-type="float">
            <text:p>3,125</text:p>
          </table:table-cell>
          <table:table-cell table:style-name="ce22" table:formula="of:=((365*24*6)*[.AE168])/[.AD168]" office:value-type="percentage" office:value="0.00374358974358974" calcext:value-type="percentage">
            <text:p>0.37%</text:p>
          </table:table-cell>
          <table:table-cell table:style-name="ce12" table:formula="of:=LOOKUP([.AC168];[.$M$9:.$M$16];[.$J$9:.$J$16])+INDEX([.$L$9:.$L$17];MATCH(LOOKUP([.AC168];[.$M$9:.$M$17]);[.$M$9:.$M$17])+1)*([.AC168]-LOOKUP([.AC168];[.$M$9:.$M$17]))" office:value-type="float" office:value="17359375000" calcext:value-type="float">
            <text:p>17,359,375,000</text:p>
          </table:table-cell>
          <table:table-cell table:style-name="ce12" table:formula="of:=INDEX([.$L$9:.$L$17];MATCH(LOOKUP([.AC168];[.$M$9:.$M$17]);[.$M$9:.$M$17])+1)" office:value-type="float" office:value="3125" calcext:value-type="float">
            <text:p>3,125</text:p>
          </table:table-cell>
          <table:table-cell table:style-name="ce22" table:formula="of:=((365*24*6)*[.AH168])/[.AG168]" office:value-type="percentage" office:value="0.00946174617461746" calcext:value-type="percentage">
            <text:p>0.95%</text:p>
          </table:table-cell>
          <table:table-cell table:style-name="ce12" table:formula="of:=LOOKUP([.AC168];[.$V$9:.$V$16];[.$S$9:.$S$16])+INDEX([.$U$9:.$U$17];MATCH(LOOKUP([.AC168];[.$V$9:.$V$17]);[.$V$9:.$V$17])+1)*([.AC168]-LOOKUP([.AC168];[.$V$9:.$V$17]))" office:value-type="float" office:value="10371097638.1691" calcext:value-type="float">
            <text:p>10,371,097,638</text:p>
          </table:table-cell>
          <table:table-cell table:style-name="ce12" table:formula="of:=INDEX([.$U$9:.$U$17];MATCH(LOOKUP([.AC168];[.$V$9:.$V$17]);[.$V$9:.$V$17])+1)" office:value-type="float" office:value="3360.86676736413" calcext:value-type="float">
            <text:p>3,361</text:p>
          </table:table-cell>
          <table:table-cell table:style-name="ce22" table:formula="of:=((365*24*6)*[.AK168])/[.AJ168]" office:value-type="percentage" office:value="0.0170326385360155" calcext:value-type="percentage">
            <text:p>1.70%</text:p>
          </table:table-cell>
          <table:table-cell/>
          <table:table-cell table:style-name="ce7" table:formula="of:=[.AC168]/(365*24*6)" office:value-type="float" office:value="30.2511415525114" calcext:value-type="float">
            <text:p>30.2511415525114</text:p>
          </table:table-cell>
          <table:table-cell table:style-name="ce22" table:formula="of:=[.AF168]" office:value-type="percentage" office:value="0.00374358974358974" calcext:value-type="percentage">
            <text:p>0.37%</text:p>
          </table:table-cell>
          <table:table-cell table:style-name="ce22" table:formula="of:=[.AI168]" office:value-type="percentage" office:value="0.00946174617461746" calcext:value-type="percentage">
            <text:p>0.95%</text:p>
          </table:table-cell>
          <table:table-cell table:style-name="ce22" table:formula="of:=[.AL168]" office:value-type="percentage" office:value="0.0170326385360155" calcext:value-type="percentage">
            <text:p>1.7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8]+10000" office:value-type="float" office:value="1600000" calcext:value-type="float">
            <text:p>1,600,000</text:p>
          </table:table-cell>
          <table:table-cell table:style-name="ce12" table:formula="of:=LOOKUP([.AC169];[.$E$9:.$E$16];[.$B$9:.$B$16])+INDEX([.$D$9:.$D$17];MATCH(LOOKUP([.AC169];[.$E$9:.$E$17]);[.$E$9:.$E$17])+1)*([.AC169]-LOOKUP([.AC169];[.$E$9:.$E$17]))" office:value-type="float" office:value="43906250000" calcext:value-type="float">
            <text:p>43,906,250,000</text:p>
          </table:table-cell>
          <table:table-cell table:style-name="ce12" table:formula="of:=INDEX([.$D$9:.$D$17];MATCH(LOOKUP([.AC169];[.$E$9:.$E$17]);[.$E$9:.$E$17])+1)" office:value-type="float" office:value="3125" calcext:value-type="float">
            <text:p>3,125</text:p>
          </table:table-cell>
          <table:table-cell table:style-name="ce22" table:formula="of:=((365*24*6)*[.AE169])/[.AD169]" office:value-type="percentage" office:value="0.00374092526690391" calcext:value-type="percentage">
            <text:p>0.37%</text:p>
          </table:table-cell>
          <table:table-cell table:style-name="ce12" table:formula="of:=LOOKUP([.AC169];[.$M$9:.$M$16];[.$J$9:.$J$16])+INDEX([.$L$9:.$L$17];MATCH(LOOKUP([.AC169];[.$M$9:.$M$17]);[.$M$9:.$M$17])+1)*([.AC169]-LOOKUP([.AC169];[.$M$9:.$M$17]))" office:value-type="float" office:value="17390625000" calcext:value-type="float">
            <text:p>17,390,625,000</text:p>
          </table:table-cell>
          <table:table-cell table:style-name="ce12" table:formula="of:=INDEX([.$L$9:.$L$17];MATCH(LOOKUP([.AC169];[.$M$9:.$M$17]);[.$M$9:.$M$17])+1)" office:value-type="float" office:value="3125" calcext:value-type="float">
            <text:p>3,125</text:p>
          </table:table-cell>
          <table:table-cell table:style-name="ce22" table:formula="of:=((365*24*6)*[.AH169])/[.AG169]" office:value-type="percentage" office:value="0.00944474393530997" calcext:value-type="percentage">
            <text:p>0.94%</text:p>
          </table:table-cell>
          <table:table-cell table:style-name="ce12" table:formula="of:=LOOKUP([.AC169];[.$V$9:.$V$16];[.$S$9:.$S$16])+INDEX([.$U$9:.$U$17];MATCH(LOOKUP([.AC169];[.$V$9:.$V$17]);[.$V$9:.$V$17])+1)*([.AC169]-LOOKUP([.AC169];[.$V$9:.$V$17]))" office:value-type="float" office:value="10404706305.8428" calcext:value-type="float">
            <text:p>10,404,706,306</text:p>
          </table:table-cell>
          <table:table-cell table:style-name="ce12" table:formula="of:=INDEX([.$U$9:.$U$17];MATCH(LOOKUP([.AC169];[.$V$9:.$V$17]);[.$V$9:.$V$17])+1)" office:value-type="float" office:value="3360.86676736413" calcext:value-type="float">
            <text:p>3,361</text:p>
          </table:table-cell>
          <table:table-cell table:style-name="ce22" table:formula="of:=((365*24*6)*[.AK169])/[.AJ169]" office:value-type="percentage" office:value="0.0169776207131827" calcext:value-type="percentage">
            <text:p>1.70%</text:p>
          </table:table-cell>
          <table:table-cell/>
          <table:table-cell table:style-name="ce7" table:formula="of:=[.AC169]/(365*24*6)" office:value-type="float" office:value="30.441400304414" calcext:value-type="float">
            <text:p>30.441400304414</text:p>
          </table:table-cell>
          <table:table-cell table:style-name="ce22" table:formula="of:=[.AF169]" office:value-type="percentage" office:value="0.00374092526690391" calcext:value-type="percentage">
            <text:p>0.37%</text:p>
          </table:table-cell>
          <table:table-cell table:style-name="ce22" table:formula="of:=[.AI169]" office:value-type="percentage" office:value="0.00944474393530997" calcext:value-type="percentage">
            <text:p>0.94%</text:p>
          </table:table-cell>
          <table:table-cell table:style-name="ce22" table:formula="of:=[.AL169]" office:value-type="percentage" office:value="0.0169776207131827" calcext:value-type="percentage">
            <text:p>1.70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9]+10000" office:value-type="float" office:value="1610000" calcext:value-type="float">
            <text:p>1,610,000</text:p>
          </table:table-cell>
          <table:table-cell table:style-name="ce12" table:formula="of:=LOOKUP([.AC170];[.$E$9:.$E$16];[.$B$9:.$B$16])+INDEX([.$D$9:.$D$17];MATCH(LOOKUP([.AC170];[.$E$9:.$E$17]);[.$E$9:.$E$17])+1)*([.AC170]-LOOKUP([.AC170];[.$E$9:.$E$17]))" office:value-type="float" office:value="43937500000" calcext:value-type="float">
            <text:p>43,937,500,000</text:p>
          </table:table-cell>
          <table:table-cell table:style-name="ce12" table:formula="of:=INDEX([.$D$9:.$D$17];MATCH(LOOKUP([.AC170];[.$E$9:.$E$17]);[.$E$9:.$E$17])+1)" office:value-type="float" office:value="3125" calcext:value-type="float">
            <text:p>3,125</text:p>
          </table:table-cell>
          <table:table-cell table:style-name="ce22" table:formula="of:=((365*24*6)*[.AE170])/[.AD170]" office:value-type="percentage" office:value="0.00373826458036984" calcext:value-type="percentage">
            <text:p>0.37%</text:p>
          </table:table-cell>
          <table:table-cell table:style-name="ce12" table:formula="of:=LOOKUP([.AC170];[.$M$9:.$M$16];[.$J$9:.$J$16])+INDEX([.$L$9:.$L$17];MATCH(LOOKUP([.AC170];[.$M$9:.$M$17]);[.$M$9:.$M$17])+1)*([.AC170]-LOOKUP([.AC170];[.$M$9:.$M$17]))" office:value-type="float" office:value="17421875000" calcext:value-type="float">
            <text:p>17,421,875,000</text:p>
          </table:table-cell>
          <table:table-cell table:style-name="ce12" table:formula="of:=INDEX([.$L$9:.$L$17];MATCH(LOOKUP([.AC170];[.$M$9:.$M$17]);[.$M$9:.$M$17])+1)" office:value-type="float" office:value="3125" calcext:value-type="float">
            <text:p>3,125</text:p>
          </table:table-cell>
          <table:table-cell table:style-name="ce22" table:formula="of:=((365*24*6)*[.AH170])/[.AG170]" office:value-type="percentage" office:value="0.00942780269058296" calcext:value-type="percentage">
            <text:p>0.94%</text:p>
          </table:table-cell>
          <table:table-cell table:style-name="ce12" table:formula="of:=LOOKUP([.AC170];[.$V$9:.$V$16];[.$S$9:.$S$16])+INDEX([.$U$9:.$U$17];MATCH(LOOKUP([.AC170];[.$V$9:.$V$17]);[.$V$9:.$V$17])+1)*([.AC170]-LOOKUP([.AC170];[.$V$9:.$V$17]))" office:value-type="float" office:value="10438314973.5164" calcext:value-type="float">
            <text:p>10,438,314,974</text:p>
          </table:table-cell>
          <table:table-cell table:style-name="ce12" table:formula="of:=INDEX([.$U$9:.$U$17];MATCH(LOOKUP([.AC170];[.$V$9:.$V$17]);[.$V$9:.$V$17])+1)" office:value-type="float" office:value="3360.86676736413" calcext:value-type="float">
            <text:p>3,361</text:p>
          </table:table-cell>
          <table:table-cell table:style-name="ce22" table:formula="of:=((365*24*6)*[.AK170])/[.AJ170]" office:value-type="percentage" office:value="0.0169229571765979" calcext:value-type="percentage">
            <text:p>1.69%</text:p>
          </table:table-cell>
          <table:table-cell/>
          <table:table-cell table:style-name="ce7" table:formula="of:=[.AC170]/(365*24*6)" office:value-type="float" office:value="30.6316590563166" calcext:value-type="float">
            <text:p>30.6316590563166</text:p>
          </table:table-cell>
          <table:table-cell table:style-name="ce22" table:formula="of:=[.AF170]" office:value-type="percentage" office:value="0.00373826458036984" calcext:value-type="percentage">
            <text:p>0.37%</text:p>
          </table:table-cell>
          <table:table-cell table:style-name="ce22" table:formula="of:=[.AI170]" office:value-type="percentage" office:value="0.00942780269058296" calcext:value-type="percentage">
            <text:p>0.94%</text:p>
          </table:table-cell>
          <table:table-cell table:style-name="ce22" table:formula="of:=[.AL170]" office:value-type="percentage" office:value="0.0169229571765979" calcext:value-type="percentage">
            <text:p>1.6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0]+10000" office:value-type="float" office:value="1620000" calcext:value-type="float">
            <text:p>1,620,000</text:p>
          </table:table-cell>
          <table:table-cell table:style-name="ce12" table:formula="of:=LOOKUP([.AC171];[.$E$9:.$E$16];[.$B$9:.$B$16])+INDEX([.$D$9:.$D$17];MATCH(LOOKUP([.AC171];[.$E$9:.$E$17]);[.$E$9:.$E$17])+1)*([.AC171]-LOOKUP([.AC171];[.$E$9:.$E$17]))" office:value-type="float" office:value="43968750000" calcext:value-type="float">
            <text:p>43,968,750,000</text:p>
          </table:table-cell>
          <table:table-cell table:style-name="ce12" table:formula="of:=INDEX([.$D$9:.$D$17];MATCH(LOOKUP([.AC171];[.$E$9:.$E$17]);[.$E$9:.$E$17])+1)" office:value-type="float" office:value="3125" calcext:value-type="float">
            <text:p>3,125</text:p>
          </table:table-cell>
          <table:table-cell table:style-name="ce22" table:formula="of:=((365*24*6)*[.AE171])/[.AD171]" office:value-type="percentage" office:value="0.00373560767590618" calcext:value-type="percentage">
            <text:p>0.37%</text:p>
          </table:table-cell>
          <table:table-cell table:style-name="ce12" table:formula="of:=LOOKUP([.AC171];[.$M$9:.$M$16];[.$J$9:.$J$16])+INDEX([.$L$9:.$L$17];MATCH(LOOKUP([.AC171];[.$M$9:.$M$17]);[.$M$9:.$M$17])+1)*([.AC171]-LOOKUP([.AC171];[.$M$9:.$M$17]))" office:value-type="float" office:value="17453125000" calcext:value-type="float">
            <text:p>17,453,125,000</text:p>
          </table:table-cell>
          <table:table-cell table:style-name="ce12" table:formula="of:=INDEX([.$L$9:.$L$17];MATCH(LOOKUP([.AC171];[.$M$9:.$M$17]);[.$M$9:.$M$17])+1)" office:value-type="float" office:value="3125" calcext:value-type="float">
            <text:p>3,125</text:p>
          </table:table-cell>
          <table:table-cell table:style-name="ce22" table:formula="of:=((365*24*6)*[.AH171])/[.AG171]" office:value-type="percentage" office:value="0.00941092211280215" calcext:value-type="percentage">
            <text:p>0.94%</text:p>
          </table:table-cell>
          <table:table-cell table:style-name="ce12" table:formula="of:=LOOKUP([.AC171];[.$V$9:.$V$16];[.$S$9:.$S$16])+INDEX([.$U$9:.$U$17];MATCH(LOOKUP([.AC171];[.$V$9:.$V$17]);[.$V$9:.$V$17])+1)*([.AC171]-LOOKUP([.AC171];[.$V$9:.$V$17]))" office:value-type="float" office:value="10471923641.1901" calcext:value-type="float">
            <text:p>10,471,923,641</text:p>
          </table:table-cell>
          <table:table-cell table:style-name="ce12" table:formula="of:=INDEX([.$U$9:.$U$17];MATCH(LOOKUP([.AC171];[.$V$9:.$V$17]);[.$V$9:.$V$17])+1)" office:value-type="float" office:value="3360.86676736413" calcext:value-type="float">
            <text:p>3,361</text:p>
          </table:table-cell>
          <table:table-cell table:style-name="ce22" table:formula="of:=((365*24*6)*[.AK171])/[.AJ171]" office:value-type="percentage" office:value="0.0168686445151145" calcext:value-type="percentage">
            <text:p>1.69%</text:p>
          </table:table-cell>
          <table:table-cell/>
          <table:table-cell table:style-name="ce7" table:formula="of:=[.AC171]/(365*24*6)" office:value-type="float" office:value="30.8219178082192" calcext:value-type="float">
            <text:p>30.8219178082192</text:p>
          </table:table-cell>
          <table:table-cell table:style-name="ce22" table:formula="of:=[.AF171]" office:value-type="percentage" office:value="0.00373560767590618" calcext:value-type="percentage">
            <text:p>0.37%</text:p>
          </table:table-cell>
          <table:table-cell table:style-name="ce22" table:formula="of:=[.AI171]" office:value-type="percentage" office:value="0.00941092211280215" calcext:value-type="percentage">
            <text:p>0.94%</text:p>
          </table:table-cell>
          <table:table-cell table:style-name="ce22" table:formula="of:=[.AL171]" office:value-type="percentage" office:value="0.0168686445151145" calcext:value-type="percentage">
            <text:p>1.69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1]+10000" office:value-type="float" office:value="1630000" calcext:value-type="float">
            <text:p>1,630,000</text:p>
          </table:table-cell>
          <table:table-cell table:style-name="ce12" table:formula="of:=LOOKUP([.AC172];[.$E$9:.$E$16];[.$B$9:.$B$16])+INDEX([.$D$9:.$D$17];MATCH(LOOKUP([.AC172];[.$E$9:.$E$17]);[.$E$9:.$E$17])+1)*([.AC172]-LOOKUP([.AC172];[.$E$9:.$E$17]))" office:value-type="float" office:value="44000000000" calcext:value-type="float">
            <text:p>44,000,000,000</text:p>
          </table:table-cell>
          <table:table-cell table:style-name="ce12" table:formula="of:=INDEX([.$D$9:.$D$17];MATCH(LOOKUP([.AC172];[.$E$9:.$E$17]);[.$E$9:.$E$17])+1)" office:value-type="float" office:value="3125" calcext:value-type="float">
            <text:p>3,125</text:p>
          </table:table-cell>
          <table:table-cell table:style-name="ce22" table:formula="of:=((365*24*6)*[.AE172])/[.AD172]" office:value-type="percentage" office:value="0.00373295454545455" calcext:value-type="percentage">
            <text:p>0.37%</text:p>
          </table:table-cell>
          <table:table-cell table:style-name="ce12" table:formula="of:=LOOKUP([.AC172];[.$M$9:.$M$16];[.$J$9:.$J$16])+INDEX([.$L$9:.$L$17];MATCH(LOOKUP([.AC172];[.$M$9:.$M$17]);[.$M$9:.$M$17])+1)*([.AC172]-LOOKUP([.AC172];[.$M$9:.$M$17]))" office:value-type="float" office:value="17484375000" calcext:value-type="float">
            <text:p>17,484,375,000</text:p>
          </table:table-cell>
          <table:table-cell table:style-name="ce12" table:formula="of:=INDEX([.$L$9:.$L$17];MATCH(LOOKUP([.AC172];[.$M$9:.$M$17]);[.$M$9:.$M$17])+1)" office:value-type="float" office:value="3125" calcext:value-type="float">
            <text:p>3,125</text:p>
          </table:table-cell>
          <table:table-cell table:style-name="ce22" table:formula="of:=((365*24*6)*[.AH172])/[.AG172]" office:value-type="percentage" office:value="0.0093941018766756" calcext:value-type="percentage">
            <text:p>0.94%</text:p>
          </table:table-cell>
          <table:table-cell table:style-name="ce12" table:formula="of:=LOOKUP([.AC172];[.$V$9:.$V$16];[.$S$9:.$S$16])+INDEX([.$U$9:.$U$17];MATCH(LOOKUP([.AC172];[.$V$9:.$V$17]);[.$V$9:.$V$17])+1)*([.AC172]-LOOKUP([.AC172];[.$V$9:.$V$17]))" office:value-type="float" office:value="10505532308.8637" calcext:value-type="float">
            <text:p>10,505,532,309</text:p>
          </table:table-cell>
          <table:table-cell table:style-name="ce12" table:formula="of:=INDEX([.$U$9:.$U$17];MATCH(LOOKUP([.AC172];[.$V$9:.$V$17]);[.$V$9:.$V$17])+1)" office:value-type="float" office:value="3360.86676736413" calcext:value-type="float">
            <text:p>3,361</text:p>
          </table:table-cell>
          <table:table-cell table:style-name="ce22" table:formula="of:=((365*24*6)*[.AK172])/[.AJ172]" office:value-type="percentage" office:value="0.016814679361237" calcext:value-type="percentage">
            <text:p>1.68%</text:p>
          </table:table-cell>
          <table:table-cell/>
          <table:table-cell table:style-name="ce7" table:formula="of:=[.AC172]/(365*24*6)" office:value-type="float" office:value="31.0121765601218" calcext:value-type="float">
            <text:p>31.0121765601218</text:p>
          </table:table-cell>
          <table:table-cell table:style-name="ce22" table:formula="of:=[.AF172]" office:value-type="percentage" office:value="0.00373295454545455" calcext:value-type="percentage">
            <text:p>0.37%</text:p>
          </table:table-cell>
          <table:table-cell table:style-name="ce22" table:formula="of:=[.AI172]" office:value-type="percentage" office:value="0.0093941018766756" calcext:value-type="percentage">
            <text:p>0.94%</text:p>
          </table:table-cell>
          <table:table-cell table:style-name="ce22" table:formula="of:=[.AL172]" office:value-type="percentage" office:value="0.016814679361237" calcext:value-type="percentage">
            <text:p>1.6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2]+10000" office:value-type="float" office:value="1640000" calcext:value-type="float">
            <text:p>1,640,000</text:p>
          </table:table-cell>
          <table:table-cell table:style-name="ce12" table:formula="of:=LOOKUP([.AC173];[.$E$9:.$E$16];[.$B$9:.$B$16])+INDEX([.$D$9:.$D$17];MATCH(LOOKUP([.AC173];[.$E$9:.$E$17]);[.$E$9:.$E$17])+1)*([.AC173]-LOOKUP([.AC173];[.$E$9:.$E$17]))" office:value-type="float" office:value="44031250000" calcext:value-type="float">
            <text:p>44,031,250,000</text:p>
          </table:table-cell>
          <table:table-cell table:style-name="ce12" table:formula="of:=INDEX([.$D$9:.$D$17];MATCH(LOOKUP([.AC173];[.$E$9:.$E$17]);[.$E$9:.$E$17])+1)" office:value-type="float" office:value="3125" calcext:value-type="float">
            <text:p>3,125</text:p>
          </table:table-cell>
          <table:table-cell table:style-name="ce22" table:formula="of:=((365*24*6)*[.AE173])/[.AD173]" office:value-type="percentage" office:value="0.00373030518097942" calcext:value-type="percentage">
            <text:p>0.37%</text:p>
          </table:table-cell>
          <table:table-cell table:style-name="ce12" table:formula="of:=LOOKUP([.AC173];[.$M$9:.$M$16];[.$J$9:.$J$16])+INDEX([.$L$9:.$L$17];MATCH(LOOKUP([.AC173];[.$M$9:.$M$17]);[.$M$9:.$M$17])+1)*([.AC173]-LOOKUP([.AC173];[.$M$9:.$M$17]))" office:value-type="float" office:value="17515625000" calcext:value-type="float">
            <text:p>17,515,625,000</text:p>
          </table:table-cell>
          <table:table-cell table:style-name="ce12" table:formula="of:=INDEX([.$L$9:.$L$17];MATCH(LOOKUP([.AC173];[.$M$9:.$M$17]);[.$M$9:.$M$17])+1)" office:value-type="float" office:value="3125" calcext:value-type="float">
            <text:p>3,125</text:p>
          </table:table-cell>
          <table:table-cell table:style-name="ce22" table:formula="of:=((365*24*6)*[.AH173])/[.AG173]" office:value-type="percentage" office:value="0.00937734165923283" calcext:value-type="percentage">
            <text:p>0.94%</text:p>
          </table:table-cell>
          <table:table-cell table:style-name="ce12" table:formula="of:=LOOKUP([.AC173];[.$V$9:.$V$16];[.$S$9:.$S$16])+INDEX([.$U$9:.$U$17];MATCH(LOOKUP([.AC173];[.$V$9:.$V$17]);[.$V$9:.$V$17])+1)*([.AC173]-LOOKUP([.AC173];[.$V$9:.$V$17]))" office:value-type="float" office:value="10539140976.5373" calcext:value-type="float">
            <text:p>10,539,140,977</text:p>
          </table:table-cell>
          <table:table-cell table:style-name="ce12" table:formula="of:=INDEX([.$U$9:.$U$17];MATCH(LOOKUP([.AC173];[.$V$9:.$V$17]);[.$V$9:.$V$17])+1)" office:value-type="float" office:value="3360.86676736413" calcext:value-type="float">
            <text:p>3,361</text:p>
          </table:table-cell>
          <table:table-cell table:style-name="ce22" table:formula="of:=((365*24*6)*[.AK173])/[.AJ173]" office:value-type="percentage" office:value="0.0167610583904246" calcext:value-type="percentage">
            <text:p>1.68%</text:p>
          </table:table-cell>
          <table:table-cell/>
          <table:table-cell table:style-name="ce7" table:formula="of:=[.AC173]/(365*24*6)" office:value-type="float" office:value="31.2024353120244" calcext:value-type="float">
            <text:p>31.2024353120244</text:p>
          </table:table-cell>
          <table:table-cell table:style-name="ce22" table:formula="of:=[.AF173]" office:value-type="percentage" office:value="0.00373030518097942" calcext:value-type="percentage">
            <text:p>0.37%</text:p>
          </table:table-cell>
          <table:table-cell table:style-name="ce22" table:formula="of:=[.AI173]" office:value-type="percentage" office:value="0.00937734165923283" calcext:value-type="percentage">
            <text:p>0.94%</text:p>
          </table:table-cell>
          <table:table-cell table:style-name="ce22" table:formula="of:=[.AL173]" office:value-type="percentage" office:value="0.0167610583904246" calcext:value-type="percentage">
            <text:p>1.68%</text:p>
          </table:table-cell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3]+10000" office:value-type="float" office:value="1650000" calcext:value-type="float">
            <text:p>1,650,000</text:p>
          </table:table-cell>
          <table:table-cell table:style-name="ce12" table:formula="of:=LOOKUP([.AC174];[.$E$9:.$E$16];[.$B$9:.$B$16])+INDEX([.$D$9:.$D$17];MATCH(LOOKUP([.AC174];[.$E$9:.$E$17]);[.$E$9:.$E$17])+1)*([.AC174]-LOOKUP([.AC174];[.$E$9:.$E$17]))" office:value-type="float" office:value="44062500000" calcext:value-type="float">
            <text:p>44,062,500,000</text:p>
          </table:table-cell>
          <table:table-cell table:style-name="ce12" table:formula="of:=INDEX([.$D$9:.$D$17];MATCH(LOOKUP([.AC174];[.$E$9:.$E$17]);[.$E$9:.$E$17])+1)" office:value-type="float" office:value="3125" calcext:value-type="float">
            <text:p>3,125</text:p>
          </table:table-cell>
          <table:table-cell table:style-name="ce22" table:formula="of:=((365*24*6)*[.AE174])/[.AD174]" office:value-type="percentage" office:value="0.00372765957446808" calcext:value-type="percentage">
            <text:p>0.37%</text:p>
          </table:table-cell>
          <table:table-cell table:style-name="ce12" table:formula="of:=LOOKUP([.AC174];[.$M$9:.$M$16];[.$J$9:.$J$16])+INDEX([.$L$9:.$L$17];MATCH(LOOKUP([.AC174];[.$M$9:.$M$17]);[.$M$9:.$M$17])+1)*([.AC174]-LOOKUP([.AC174];[.$M$9:.$M$17]))" office:value-type="float" office:value="17546875000" calcext:value-type="float">
            <text:p>17,546,875,000</text:p>
          </table:table-cell>
          <table:table-cell table:style-name="ce12" table:formula="of:=INDEX([.$L$9:.$L$17];MATCH(LOOKUP([.AC174];[.$M$9:.$M$17]);[.$M$9:.$M$17])+1)" office:value-type="float" office:value="3125" calcext:value-type="float">
            <text:p>3,125</text:p>
          </table:table-cell>
          <table:table-cell table:style-name="ce22" table:formula="of:=((365*24*6)*[.AH174])/[.AG174]" office:value-type="percentage" office:value="0.0093606411398041" calcext:value-type="percentage">
            <text:p>0.94%</text:p>
          </table:table-cell>
          <table:table-cell table:style-name="ce12" table:formula="of:=LOOKUP([.AC174];[.$V$9:.$V$16];[.$S$9:.$S$16])+INDEX([.$U$9:.$U$17];MATCH(LOOKUP([.AC174];[.$V$9:.$V$17]);[.$V$9:.$V$17])+1)*([.AC174]-LOOKUP([.AC174];[.$V$9:.$V$17]))" office:value-type="float" office:value="10572749644.211" calcext:value-type="float">
            <text:p>10,572,749,644</text:p>
          </table:table-cell>
          <table:table-cell table:style-name="ce12" table:formula="of:=INDEX([.$U$9:.$U$17];MATCH(LOOKUP([.AC174];[.$V$9:.$V$17]);[.$V$9:.$V$17])+1)" office:value-type="float" office:value="3360.86676736413" calcext:value-type="float">
            <text:p>3,361</text:p>
          </table:table-cell>
          <table:table-cell table:style-name="ce22" table:formula="of:=((365*24*6)*[.AK174])/[.AJ174]" office:value-type="percentage" office:value="0.0167077783204089" calcext:value-type="percentage">
            <text:p>1.67%</text:p>
          </table:table-cell>
          <table:table-cell/>
          <table:table-cell table:style-name="ce7" table:formula="of:=[.AC174]/(365*24*6)" office:value-type="float" office:value="31.3926940639269" calcext:value-type="float">
            <text:p>31.3926940639269</text:p>
          </table:table-cell>
          <table:table-cell table:style-name="ce22" table:formula="of:=[.AF174]" office:value-type="percentage" office:value="0.00372765957446808" calcext:value-type="percentage">
            <text:p>0.37%</text:p>
          </table:table-cell>
          <table:table-cell table:style-name="ce22" table:formula="of:=[.AI174]" office:value-type="percentage" office:value="0.0093606411398041" calcext:value-type="percentage">
            <text:p>0.94%</text:p>
          </table:table-cell>
          <table:table-cell table:style-name="ce22" table:formula="of:=[.AL174]" office:value-type="percentage" office:value="0.0167077783204089" calcext:value-type="percentage">
            <text:p>1.67%</text:p>
          </table:table-cell>
        </table:table-row>
        <table:table-row table:style-name="ro1" table:number-rows-repeated="827">
          <table:table-cell table:number-columns-repeated="6"/>
          <table:table-cell table:style-name="ce18" table:number-columns-repeated="2"/>
          <table:table-cell table:number-columns-repeated="20"/>
          <table:table-cell table:style-name="ce12"/>
          <table:table-cell table:number-columns-repeated="14"/>
        </table:table-row>
        <table:table-row table:style-name="ro4" table:number-rows-repeated="1047574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MIA NYC" table:style-name="ta2">
        <table:table-column table:style-name="co3" table:number-columns-repeated="64" table:default-cell-style-name="Default"/>
        <table:table-row table:style-name="ro4">
          <table:table-cell table:number-columns-repeated="64"/>
        </table:table-row>
        <table:table-row table:style-name="ro1">
          <table:table-cell/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Start Block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MIA</text:p>
          </table:table-cell>
          <table:table-cell table:style-name="ce8" office:value-type="float" office:value="24497" calcext:value-type="float">
            <text:p>24497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NYC</text:p>
          </table:table-cell>
          <table:table-cell table:style-name="ce8" office:value-type="float" office:value="37449" calcext:value-type="float">
            <text:p>37449</text:p>
          </table:table-cell>
          <table:table-cell table:number-columns-repeated="61"/>
        </table:table-row>
        <table:table-row table:style-name="ro4" table:number-rows-repeated="104857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5" table:style-name="ta3">
        <table:table-column table:style-name="co3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4">
        <table:table-column table:style-name="co3" table:number-columns-repeated="64" table:default-cell-style-name="Default"/>
        <table:table-row table:style-name="ro4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74"/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Yes %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No 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5" office:value-type="string" calcext:value-type="string">
            <text:p>Addresses (count)</text:p>
          </table:table-cell>
          <table:table-cell table:style-name="ce75" office:value-type="float" office:value="12" calcext:value-type="float">
            <text:p>12</text:p>
          </table:table-cell>
          <table:table-cell table:style-name="ce77" office:value-type="percentage" office:value="0.8" calcext:value-type="percentage">
            <text:p>80%</text:p>
          </table:table-cell>
          <table:table-cell table:style-name="ce75" office:value-type="float" office:value="3" calcext:value-type="float">
            <text:p>3</text:p>
          </table:table-cell>
          <table:table-cell table:style-name="ce77" office:value-type="percentage" office:value="0.2" calcext:value-type="percentage">
            <text:p>20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5" office:value-type="string" calcext:value-type="string">
            <text:p>MIA</text:p>
          </table:table-cell>
          <table:table-cell table:style-name="ce76" office:value-type="float" office:value="1200000000" calcext:value-type="float">
            <text:p>1,200,000,000</text:p>
          </table:table-cell>
          <table:table-cell table:style-name="ce78" office:value-type="percentage" office:value="0.9996" calcext:value-type="percentage">
            <text:p>99.96%</text:p>
          </table:table-cell>
          <table:table-cell table:style-name="ce76" office:value-type="float" office:value="450000" calcext:value-type="float">
            <text:p>450,000</text:p>
          </table:table-cell>
          <table:table-cell table:style-name="ce78" office:value-type="percentage" office:value="0.0004" calcext:value-type="percentage">
            <text:p>0.04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5" office:value-type="string" calcext:value-type="string">
            <text:p>NYC</text:p>
          </table:table-cell>
          <table:table-cell table:style-name="ce76" office:value-type="float" office:value="900000000" calcext:value-type="float">
            <text:p>900,000,000</text:p>
          </table:table-cell>
          <table:table-cell table:style-name="ce78" office:value-type="percentage" office:value="0.9997" calcext:value-type="percentage">
            <text:p>99.97%</text:p>
          </table:table-cell>
          <table:table-cell table:style-name="ce76" office:value-type="float" office:value="200000" calcext:value-type="float">
            <text:p>200,000</text:p>
          </table:table-cell>
          <table:table-cell table:style-name="ce78" office:value-type="percentage" office:value="0.0003" calcext:value-type="percentage">
            <text:p>0.03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5" office:value-type="string" calcext:value-type="string">
            <text:p>Aggregate</text:p>
          </table:table-cell>
          <table:table-cell table:style-name="ce76" office:value-type="float" office:value="2100000000" calcext:value-type="float">
            <text:p>2,100,000,000</text:p>
          </table:table-cell>
          <table:table-cell table:style-name="ce78" office:value-type="percentage" office:value="0.9996" calcext:value-type="percentage">
            <text:p>99.96%</text:p>
          </table:table-cell>
          <table:table-cell table:style-name="ce76" office:value-type="float" office:value="650000" calcext:value-type="float">
            <text:p>650,000</text:p>
          </table:table-cell>
          <table:table-cell table:style-name="ce78" office:value-type="percentage" office:value="0.0004" calcext:value-type="percentage">
            <text:p>0.04%</text:p>
          </table:table-cell>
          <table:table-cell table:number-columns-repeated="56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6" table:style-name="ta5">
        <table:table-column table:style-name="co3" table:number-columns-repeated="64" table:default-cell-style-name="Default"/>
        <table:table-row table:style-name="ro4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16" office:value-type="float" office:value="250000" calcext:value-type="float">
            <text:p>250,000</text:p>
          </table:table-cell>
          <table:table-cell table:style-name="ce16" office:value-type="float" office:value="10000" calcext:value-type="float">
            <text:p>10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100000" calcext:value-type="float">
            <text:p>100,000</text:p>
          </table:table-cell>
          <table:table-cell table:style-name="ce16" office:value-type="float" office:value="35000" calcext:value-type="float">
            <text:p>3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50000" calcext:value-type="float">
            <text:p>50,000</text:p>
          </table:table-cell>
          <table:table-cell table:style-name="ce16" office:value-type="float" office:value="85000" calcext:value-type="float">
            <text:p>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25000" calcext:value-type="float">
            <text:p>25,000</text:p>
          </table:table-cell>
          <table:table-cell table:style-name="ce16" office:value-type="float" office:value="185000" calcext:value-type="float">
            <text:p>1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12500" calcext:value-type="float">
            <text:p>12,500</text:p>
          </table:table-cell>
          <table:table-cell table:style-name="ce16" office:value-type="float" office:value="385000" calcext:value-type="float">
            <text:p>3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6250" calcext:value-type="float">
            <text:p>6,250</text:p>
          </table:table-cell>
          <table:table-cell table:style-name="ce16" office:value-type="float" office:value="785000" calcext:value-type="float">
            <text:p>7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3125" calcext:value-type="float">
            <text:p>3,125</text:p>
          </table:table-cell>
          <table:table-cell table:style-name="ce16" office:value-type="float" office:value="1585000" calcext:value-type="float">
            <text:p>1,585,000</text:p>
          </table:table-cell>
          <table:table-cell table:number-columns-repeated="60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5:28:08.030262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tyCoins_20_Emissions_20_Schedule" style:display-name="PageStyle_CityCoins Emissions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issions_20_Schedule_20_v2" style:display-name="PageStyle_Emissions Schedul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_20_NYC" style:display-name="PageStyle_MIA NY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quid_20_Emission_20_Schedule" style:display-name="PageStyle_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Liquid_20_Emission_20_Schedule" style:display-name="PageStyle_Copy of 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14T15:28:39.657554833</dc:date>
    <meta:editing-duration>PT6M37S</meta:editing-duration>
    <meta:editing-cycles>5</meta:editing-cycles>
    <meta:document-statistic meta:table-count="5" meta:cell-count="2617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47.439cm" svg:height="16.752cm" xlink:href=".." xlink:type="simple" chart:class="chart:line" chart:style-name="ch1">
        <chart:legend chart:legend-position="end" svg:x="44.64cm" svg:y="7.579cm" style:legend-expansion="high" chart:style-name="ch2"/>
        <chart:plot-area chart:style-name="ch3" table:cell-range-address="'CityCoins Emissions Schedule v2'.AN9:'CityCoins Emissions Schedule v2'.AQ174 'CityCoins Emissions Schedule v2'.AO8:'CityCoins Emissions Schedule v2'.AQ8" chart:data-source-has-labels="both" svg:x="0.948cm" svg:y="0.335cm" svg:width="42.744cm" svg:height="15.052cm">
          <chartooo:coordinate-region svg:x="1.525cm" svg:y="0.534cm" svg:width="42.167cm" svg:height="14.356cm"/>
          <chart:axis chart:dimension="x" chart:name="primary-x" chart:style-name="ch4" chartooo:axis-type="date">
            <chartooo:date-scale/>
            <chart:title svg:x="21.264cm" svg:y="15.723cm" chart:style-name="ch5">
              <text:p>Time (Years)</text:p>
            </chart:title>
            <chart:categories table:cell-range-address="'CityCoins Emissions Schedule v2'.AN9:'CityCoins Emissions Schedule v2'.AN1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tyCoins Emissions Schedule v2'.AO9:'CityCoins Emissions Schedule v2'.AO174" chart:label-cell-address="'CityCoins Emissions Schedule v2'.AO8:'CityCoins Emissions Schedule v2'.AO8" chart:class="chart:line">
            <chart:data-point chart:repeated="166"/>
          </chart:series>
          <chart:series chart:style-name="ch9" chart:values-cell-range-address="'CityCoins Emissions Schedule v2'.AP9:'CityCoins Emissions Schedule v2'.AP174" chart:label-cell-address="'CityCoins Emissions Schedule v2'.AP8:'CityCoins Emissions Schedule v2'.AP8" chart:class="chart:line">
            <chart:data-point chart:repeated="166"/>
          </chart:series>
          <chart:series chart:style-name="ch10" chart:values-cell-range-address="'CityCoins Emissions Schedule v2'.AQ9:'CityCoins Emissions Schedule v2'.AQ174" chart:label-cell-address="'CityCoins Emissions Schedule v2'.AQ8:'CityCoins Emissions Schedule v2'.AQ8" chart:class="chart:line">
            <chart:data-point chart:repeated="1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acy</text:p>
                <draw:g>
                  <svg:desc>'CityCoins Emissions Schedule v2'.AO8:'CityCoins Emissions Schedule v2'.AO8</svg:desc>
                </draw:g>
              </table:table-cell>
              <table:table-cell office:value-type="string">
                <text:p>Current</text:p>
                <draw:g>
                  <svg:desc>'CityCoins Emissions Schedule v2'.AP8:'CityCoins Emissions Schedule v2'.AP8</svg:desc>
                </draw:g>
              </table:table-cell>
              <table:table-cell office:value-type="string">
                <text:p>Proposed</text:p>
                <draw:g>
                  <svg:desc>'CityCoins Emissions Schedule v2'.AQ8:'CityCoins Emissions Schedule v2'.AQ8</svg:desc>
                </draw:g>
              </table:table-cell>
            </table:table-row>
          </table:table-header-rows>
          <table:table-rows>
            <table:table-row>
              <table:table-cell office:value-type="float" office:value="0.190258751902588">
                <text:p>0.190258751902588</text:p>
                <draw:g>
                  <svg:desc>'CityCoins Emissions Schedule v2'.AN9:'CityCoins Emissions Schedule v2'.AN174</svg:desc>
                </draw:g>
              </table:table-cell>
              <table:table-cell office:value-type="float" office:value="2.1024">
                <text:p>2.1024</text:p>
                <draw:g>
                  <svg:desc>'CityCoins Emissions Schedule v2'.AO9:'CityCoins Emissions Schedule v2'.AO174</svg:desc>
                </draw:g>
              </table:table-cell>
              <table:table-cell office:value-type="float" office:value="2.1024">
                <text:p>2.1024</text:p>
                <draw:g>
                  <svg:desc>'CityCoins Emissions Schedule v2'.AP9:'CityCoins Emissions Schedule v2'.AP174</svg:desc>
                </draw:g>
              </table:table-cell>
              <table:table-cell office:value-type="float" office:value="2.1024">
                <text:p>2.1024</text:p>
                <draw:g>
                  <svg:desc>'CityCoins Emissions Schedule v2'.AQ9:'CityCoins Emissions Schedule v2'.AQ174</svg:desc>
                </draw:g>
              </table:table-cell>
            </table:table-row>
            <table:table-row>
              <table:table-cell office:value-type="float" office:value="0.380517503805175">
                <text:p>0.380517503805175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</table:table-row>
            <table:table-row>
              <table:table-cell office:value-type="float" office:value="0.570776255707763">
                <text:p>0.570776255707763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103500761035">
                <text:p>0.76103500761035</text:p>
              </table:table-cell>
              <table:table-cell office:value-type="float" office:value="0.955636363636364">
                <text:p>0.955636363636364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500571428571429">
                <text:p>0.500571428571429</text:p>
              </table:table-cell>
            </table:table-row>
            <table:table-row>
              <table:table-cell office:value-type="float" office:value="0.951293759512938">
                <text:p>0.951293759512938</text:p>
              </table:table-cell>
              <table:table-cell office:value-type="float" office:value="0.808615384615385">
                <text:p>0.808615384615385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45704347826087">
                <text:p>0.45704347826087</text:p>
              </table:table-cell>
            </table:table-row>
            <table:table-row>
              <table:table-cell office:value-type="float" office:value="1.14155251141553">
                <text:p>1.14155251141553</text:p>
              </table:table-cell>
              <table:table-cell office:value-type="float" office:value="0.7008">
                <text:p>0.7008</text:p>
              </table:table-cell>
              <table:table-cell office:value-type="float" office:value="0.42048">
                <text:p>0.42048</text:p>
              </table:table-cell>
              <table:table-cell office:value-type="float" office:value="0.020065962670045">
                <text:p>0.020065962670045</text:p>
              </table:table-cell>
            </table:table-row>
            <table:table-row>
              <table:table-cell office:value-type="float" office:value="1.33181126331811">
                <text:p>1.33181126331811</text:p>
              </table:table-cell>
              <table:table-cell office:value-type="float" office:value="0.618352941176471">
                <text:p>0.618352941176471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0199896476920435">
                <text:p>0.0199896476920435</text:p>
              </table:table-cell>
            </table:table-row>
            <table:table-row>
              <table:table-cell office:value-type="float" office:value="1.5220700152207">
                <text:p>1.5220700152207</text:p>
              </table:table-cell>
              <table:table-cell office:value-type="float" office:value="0.553263157894737">
                <text:p>0.553263157894737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0203410805034962">
                <text:p>0.0203410805034962</text:p>
              </table:table-cell>
            </table:table-row>
            <table:table-row>
              <table:table-cell office:value-type="float" office:value="1.71232876712329">
                <text:p>1.71232876712329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172327868852459">
                <text:p>0.172327868852459</text:p>
              </table:table-cell>
              <table:table-cell office:value-type="float" office:value="0.0202626626094032">
                <text:p>0.0202626626094032</text:p>
              </table:table-cell>
            </table:table-row>
            <table:table-row>
              <table:table-cell office:value-type="float" office:value="1.90258751902588">
                <text:p>1.90258751902588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166857142857143">
                <text:p>0.166857142857143</text:p>
              </table:table-cell>
              <table:table-cell office:value-type="float" office:value="0.0201848470186571">
                <text:p>0.0201848470186571</text:p>
              </table:table-cell>
            </table:table-row>
            <table:table-row>
              <table:table-cell office:value-type="float" office:value="2.09284627092846">
                <text:p>2.09284627092846</text:p>
              </table:table-cell>
              <table:table-cell office:value-type="float" office:value="0.42048">
                <text:p>0.42048</text:p>
              </table:table-cell>
              <table:table-cell office:value-type="float" office:value="0.161723076923077">
                <text:p>0.161723076923077</text:p>
              </table:table-cell>
              <table:table-cell office:value-type="float" office:value="0.020107626818649">
                <text:p>0.020107626818649</text:p>
              </table:table-cell>
            </table:table-row>
            <table:table-row>
              <table:table-cell office:value-type="float" office:value="2.28310502283105">
                <text:p>2.28310502283105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15689552238806">
                <text:p>0.15689552238806</text:p>
              </table:table-cell>
              <table:table-cell office:value-type="float" office:value="0.0200309952021476">
                <text:p>0.0200309952021476</text:p>
              </table:table-cell>
            </table:table-row>
            <table:table-row>
              <table:table-cell office:value-type="float" office:value="2.47336377473364">
                <text:p>2.47336377473364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148056338028169">
                <text:p>0.148056338028169</text:p>
              </table:table-cell>
              <table:table-cell office:value-type="float" office:value="0.0199549454652994">
                <text:p>0.0199549454652994</text:p>
              </table:table-cell>
            </table:table-row>
            <table:table-row>
              <table:table-cell office:value-type="float" office:value="2.66362252663623">
                <text:p>2.66362252663623</text:p>
              </table:table-cell>
              <table:table-cell office:value-type="float" office:value="0.339096774193548">
                <text:p>0.339096774193548</text:p>
              </table:table-cell>
              <table:table-cell office:value-type="float" office:value="0.144">
                <text:p>0.144</text:p>
              </table:table-cell>
              <table:table-cell office:value-type="float" office:value="0.0198794710056728">
                <text:p>0.0198794710056728</text:p>
              </table:table-cell>
            </table:table-row>
            <table:table-row>
              <table:table-cell office:value-type="float" office:value="2.85388127853881">
                <text:p>2.85388127853881</text:p>
              </table:table-cell>
              <table:table-cell office:value-type="float" office:value="0.318545454545454">
                <text:p>0.318545454545454</text:p>
              </table:table-cell>
              <table:table-cell office:value-type="float" office:value="0.14016">
                <text:p>0.14016</text:p>
              </table:table-cell>
              <table:table-cell office:value-type="float" office:value="0.0198045653203483">
                <text:p>0.0198045653203483</text:p>
              </table:table-cell>
            </table:table-row>
            <table:table-row>
              <table:table-cell office:value-type="float" office:value="3.0441400304414">
                <text:p>3.0441400304414</text:p>
              </table:table-cell>
              <table:table-cell office:value-type="float" office:value="0.300342857142857">
                <text:p>0.300342857142857</text:p>
              </table:table-cell>
              <table:table-cell office:value-type="float" office:value="0.136519480519481">
                <text:p>0.136519480519481</text:p>
              </table:table-cell>
              <table:table-cell office:value-type="float" office:value="0.0197302220040499">
                <text:p>0.0197302220040499</text:p>
              </table:table-cell>
            </table:table-row>
            <table:table-row>
              <table:table-cell office:value-type="float" office:value="3.23439878234399">
                <text:p>3.23439878234399</text:p>
              </table:table-cell>
              <table:table-cell office:value-type="float" office:value="0.284108108108108">
                <text:p>0.284108108108108</text:p>
              </table:table-cell>
              <table:table-cell office:value-type="float" office:value="0.133063291139241">
                <text:p>0.133063291139241</text:p>
              </table:table-cell>
              <table:table-cell office:value-type="float" office:value="0.0196564347473199">
                <text:p>0.0196564347473199</text:p>
              </table:table-cell>
            </table:table-row>
            <table:table-row>
              <table:table-cell office:value-type="float" office:value="3.42465753424658">
                <text:p>3.42465753424658</text:p>
              </table:table-cell>
              <table:table-cell office:value-type="float" office:value="0.269538461538462">
                <text:p>0.269538461538462</text:p>
              </table:table-cell>
              <table:table-cell office:value-type="float" office:value="0.129777777777778">
                <text:p>0.129777777777778</text:p>
              </table:table-cell>
              <table:table-cell office:value-type="float" office:value="0.0195831973347335">
                <text:p>0.0195831973347335</text:p>
              </table:table-cell>
            </table:table-row>
            <table:table-row>
              <table:table-cell office:value-type="float" office:value="3.61491628614916">
                <text:p>3.61491628614916</text:p>
              </table:table-cell>
              <table:table-cell office:value-type="float" office:value="0.256390243902439">
                <text:p>0.256390243902439</text:p>
              </table:table-cell>
              <table:table-cell office:value-type="float" office:value="0.126650602409639">
                <text:p>0.126650602409639</text:p>
              </table:table-cell>
              <table:table-cell office:value-type="float" office:value="0.0207201131094343">
                <text:p>0.0207201131094343</text:p>
              </table:table-cell>
            </table:table-row>
            <table:table-row>
              <table:table-cell office:value-type="float" office:value="3.80517503805175">
                <text:p>3.80517503805175</text:p>
              </table:table-cell>
              <table:table-cell office:value-type="float" office:value="0.24446511627907">
                <text:p>0.24446511627907</text:p>
              </table:table-cell>
              <table:table-cell office:value-type="float" office:value="0.123670588235294">
                <text:p>0.123670588235294</text:p>
              </table:table-cell>
              <table:table-cell office:value-type="float" office:value="0.0206387513775128">
                <text:p>0.0206387513775128</text:p>
              </table:table-cell>
            </table:table-row>
            <table:table-row>
              <table:table-cell office:value-type="float" office:value="3.99543378995434">
                <text:p>3.99543378995434</text:p>
              </table:table-cell>
              <table:table-cell office:value-type="float" office:value="0.1168">
                <text:p>0.1168</text:p>
              </table:table-cell>
              <table:table-cell office:value-type="float" office:value="0.120827586206897">
                <text:p>0.120827586206897</text:p>
              </table:table-cell>
              <table:table-cell office:value-type="float" office:value="0.0205580261130986">
                <text:p>0.0205580261130986</text:p>
              </table:table-cell>
            </table:table-row>
            <table:table-row>
              <table:table-cell office:value-type="float" office:value="4.18569254185693">
                <text:p>4.18569254185693</text:p>
              </table:table-cell>
              <table:table-cell office:value-type="float" office:value="0.114260869565217">
                <text:p>0.114260869565217</text:p>
              </table:table-cell>
              <table:table-cell office:value-type="float" office:value="0.118112359550562">
                <text:p>0.118112359550562</text:p>
              </table:table-cell>
              <table:table-cell office:value-type="float" office:value="0.0204779298769585">
                <text:p>0.0204779298769585</text:p>
              </table:table-cell>
            </table:table-row>
            <table:table-row>
              <table:table-cell office:value-type="float" office:value="4.37595129375951">
                <text:p>4.37595129375951</text:p>
              </table:table-cell>
              <table:table-cell office:value-type="float" office:value="0.111829787234043">
                <text:p>0.111829787234043</text:p>
              </table:table-cell>
              <table:table-cell office:value-type="float" office:value="0.115516483516484">
                <text:p>0.115516483516484</text:p>
              </table:table-cell>
              <table:table-cell office:value-type="float" office:value="0.020398455345345">
                <text:p>0.020398455345345</text:p>
              </table:table-cell>
            </table:table-row>
            <table:table-row>
              <table:table-cell office:value-type="float" office:value="4.5662100456621">
                <text:p>4.5662100456621</text:p>
              </table:table-cell>
              <table:table-cell office:value-type="float" office:value="0.1095">
                <text:p>0.1095</text:p>
              </table:table-cell>
              <table:table-cell office:value-type="float" office:value="0.0652919254658385">
                <text:p>0.0652919254658385</text:p>
              </table:table-cell>
              <table:table-cell office:value-type="float" office:value="0.0203195953077649">
                <text:p>0.0203195953077649</text:p>
              </table:table-cell>
            </table:table-row>
            <table:table-row>
              <table:table-cell office:value-type="float" office:value="4.75646879756469">
                <text:p>4.75646879756469</text:p>
              </table:table-cell>
              <table:table-cell office:value-type="float" office:value="0.107265306122449">
                <text:p>0.107265306122449</text:p>
              </table:table-cell>
              <table:table-cell office:value-type="float" office:value="0.0644907975460123">
                <text:p>0.0644907975460123</text:p>
              </table:table-cell>
              <table:table-cell office:value-type="float" office:value="0.020241342664798">
                <text:p>0.020241342664798</text:p>
              </table:table-cell>
            </table:table-row>
            <table:table-row>
              <table:table-cell office:value-type="float" office:value="4.94672754946728">
                <text:p>4.94672754946728</text:p>
              </table:table-cell>
              <table:table-cell office:value-type="float" office:value="0.10512">
                <text:p>0.10512</text:p>
              </table:table-cell>
              <table:table-cell office:value-type="float" office:value="0.0637090909090909">
                <text:p>0.0637090909090909</text:p>
              </table:table-cell>
              <table:table-cell office:value-type="float" office:value="0.0201636904259664">
                <text:p>0.0201636904259664</text:p>
              </table:table-cell>
            </table:table-row>
            <table:table-row>
              <table:table-cell office:value-type="float" office:value="5.13698630136986">
                <text:p>5.13698630136986</text:p>
              </table:table-cell>
              <table:table-cell office:value-type="float" office:value="0.103058823529412">
                <text:p>0.103058823529412</text:p>
              </table:table-cell>
              <table:table-cell office:value-type="float" office:value="0.0629461077844311">
                <text:p>0.0629461077844311</text:p>
              </table:table-cell>
              <table:table-cell office:value-type="float" office:value="0.0200866317076533">
                <text:p>0.0200866317076533</text:p>
              </table:table-cell>
            </table:table-row>
            <table:table-row>
              <table:table-cell office:value-type="float" office:value="5.32724505327245">
                <text:p>5.32724505327245</text:p>
              </table:table-cell>
              <table:table-cell office:value-type="float" office:value="0.101076923076923">
                <text:p>0.101076923076923</text:p>
              </table:table-cell>
              <table:table-cell office:value-type="float" office:value="0.0622011834319527">
                <text:p>0.0622011834319527</text:p>
              </table:table-cell>
              <table:table-cell office:value-type="float" office:value="0.0200101597310686">
                <text:p>0.0200101597310686</text:p>
              </table:table-cell>
            </table:table-row>
            <table:table-row>
              <table:table-cell office:value-type="float" office:value="5.51750380517504">
                <text:p>5.51750380517504</text:p>
              </table:table-cell>
              <table:table-cell office:value-type="float" office:value="0.0991698113207547">
                <text:p>0.0991698113207547</text:p>
              </table:table-cell>
              <table:table-cell office:value-type="float" office:value="0.0614736842105263">
                <text:p>0.0614736842105263</text:p>
              </table:table-cell>
              <table:table-cell office:value-type="float" office:value="0.0199342678202609">
                <text:p>0.0199342678202609</text:p>
              </table:table-cell>
            </table:table-row>
            <table:table-row>
              <table:table-cell office:value-type="float" office:value="5.70776255707763">
                <text:p>5.70776255707763</text:p>
              </table:table-cell>
              <table:table-cell office:value-type="float" office:value="0.0973333333333333">
                <text:p>0.0973333333333333</text:p>
              </table:table-cell>
              <table:table-cell office:value-type="float" office:value="0.0607630057803468">
                <text:p>0.0607630057803468</text:p>
              </table:table-cell>
              <table:table-cell office:value-type="float" office:value="0.0198589494001748">
                <text:p>0.0198589494001748</text:p>
              </table:table-cell>
            </table:table-row>
            <table:table-row>
              <table:table-cell office:value-type="float" office:value="5.89802130898021">
                <text:p>5.89802130898021</text:p>
              </table:table-cell>
              <table:table-cell office:value-type="float" office:value="0.0955636363636364">
                <text:p>0.0955636363636364</text:p>
              </table:table-cell>
              <table:table-cell office:value-type="float" office:value="0.0600685714285714">
                <text:p>0.0600685714285714</text:p>
              </table:table-cell>
              <table:table-cell office:value-type="float" office:value="0.0197841979947523">
                <text:p>0.0197841979947523</text:p>
              </table:table-cell>
            </table:table-row>
            <table:table-row>
              <table:table-cell office:value-type="float" office:value="6.0882800608828">
                <text:p>6.0882800608828</text:p>
              </table:table-cell>
              <table:table-cell office:value-type="float" office:value="0.0938571428571429">
                <text:p>0.0938571428571429</text:p>
              </table:table-cell>
              <table:table-cell office:value-type="float" office:value="0.0593898305084746">
                <text:p>0.0593898305084746</text:p>
              </table:table-cell>
              <table:table-cell office:value-type="float" office:value="0.019710007225076">
                <text:p>0.019710007225076</text:p>
              </table:table-cell>
            </table:table-row>
            <table:table-row>
              <table:table-cell office:value-type="float" office:value="6.27853881278539">
                <text:p>6.27853881278539</text:p>
              </table:table-cell>
              <table:table-cell office:value-type="float" office:value="0.0922105263157895">
                <text:p>0.0922105263157895</text:p>
              </table:table-cell>
              <table:table-cell office:value-type="float" office:value="0.0587262569832402">
                <text:p>0.0587262569832402</text:p>
              </table:table-cell>
              <table:table-cell office:value-type="float" office:value="0.0196363708075548">
                <text:p>0.0196363708075548</text:p>
              </table:table-cell>
            </table:table-row>
            <table:table-row>
              <table:table-cell office:value-type="float" office:value="6.46879756468798">
                <text:p>6.46879756468798</text:p>
              </table:table-cell>
              <table:table-cell office:value-type="float" office:value="0.0906206896551724">
                <text:p>0.0906206896551724</text:p>
              </table:table-cell>
              <table:table-cell office:value-type="float" office:value="0.0580773480662983">
                <text:p>0.0580773480662983</text:p>
              </table:table-cell>
              <table:table-cell office:value-type="float" office:value="0.0195632825521501">
                <text:p>0.0195632825521501</text:p>
              </table:table-cell>
            </table:table-row>
            <table:table-row>
              <table:table-cell office:value-type="float" office:value="6.65905631659056">
                <text:p>6.65905631659056</text:p>
              </table:table-cell>
              <table:table-cell office:value-type="float" office:value="0.0890847457627119">
                <text:p>0.0890847457627119</text:p>
              </table:table-cell>
              <table:table-cell office:value-type="float" office:value="0.0574426229508197">
                <text:p>0.0574426229508197</text:p>
              </table:table-cell>
              <table:table-cell office:value-type="float" office:value="0.0194907363606409">
                <text:p>0.0194907363606409</text:p>
              </table:table-cell>
            </table:table-row>
            <table:table-row>
              <table:table-cell office:value-type="float" office:value="6.84931506849315">
                <text:p>6.84931506849315</text:p>
              </table:table-cell>
              <table:table-cell office:value-type="float" office:value="0.0876">
                <text:p>0.0876</text:p>
              </table:table-cell>
              <table:table-cell office:value-type="float" office:value="0.0568216216216216">
                <text:p>0.0568216216216216</text:p>
              </table:table-cell>
              <table:table-cell office:value-type="float" office:value="0.0194187262249275">
                <text:p>0.0194187262249275</text:p>
              </table:table-cell>
            </table:table-row>
            <table:table-row>
              <table:table-cell office:value-type="float" office:value="7.03957382039574">
                <text:p>7.03957382039574</text:p>
              </table:table-cell>
              <table:table-cell office:value-type="float" office:value="0.0861639344262295">
                <text:p>0.0861639344262295</text:p>
              </table:table-cell>
              <table:table-cell office:value-type="float" office:value="0.0562139037433155">
                <text:p>0.0562139037433155</text:p>
              </table:table-cell>
              <table:table-cell office:value-type="float" office:value="0.0193472462253733">
                <text:p>0.0193472462253733</text:p>
              </table:table-cell>
            </table:table-row>
            <table:table-row>
              <table:table-cell office:value-type="float" office:value="7.22983257229833">
                <text:p>7.22983257229833</text:p>
              </table:table-cell>
              <table:table-cell office:value-type="float" office:value="0.0847741935483871">
                <text:p>0.0847741935483871</text:p>
              </table:table-cell>
              <table:table-cell office:value-type="float" office:value="0.0556190476190476">
                <text:p>0.0556190476190476</text:p>
              </table:table-cell>
              <table:table-cell office:value-type="float" office:value="0.0192762905291823">
                <text:p>0.0192762905291823</text:p>
              </table:table-cell>
            </table:table-row>
            <table:table-row>
              <table:table-cell office:value-type="float" office:value="7.42009132420091">
                <text:p>7.42009132420091</text:p>
              </table:table-cell>
              <table:table-cell office:value-type="float" office:value="0.0834285714285714">
                <text:p>0.0834285714285714</text:p>
              </table:table-cell>
              <table:table-cell office:value-type="float" office:value="0.0550366492146597">
                <text:p>0.0550366492146597</text:p>
              </table:table-cell>
              <table:table-cell office:value-type="float" office:value="0.0214780961672844">
                <text:p>0.0214780961672844</text:p>
              </table:table-cell>
            </table:table-row>
            <table:table-row>
              <table:table-cell office:value-type="float" office:value="7.6103500761035">
                <text:p>7.6103500761035</text:p>
              </table:table-cell>
              <table:table-cell office:value-type="float" office:value="0.082125">
                <text:p>0.082125</text:p>
              </table:table-cell>
              <table:table-cell office:value-type="float" office:value="0.0544663212435233">
                <text:p>0.0544663212435233</text:p>
              </table:table-cell>
              <table:table-cell office:value-type="float" office:value="0.0213906853611067">
                <text:p>0.0213906853611067</text:p>
              </table:table-cell>
            </table:table-row>
            <table:table-row>
              <table:table-cell office:value-type="float" office:value="7.80060882800609">
                <text:p>7.80060882800609</text:p>
              </table:table-cell>
              <table:table-cell office:value-type="float" office:value="0.0808615384615385">
                <text:p>0.0808615384615385</text:p>
              </table:table-cell>
              <table:table-cell office:value-type="float" office:value="0.0539076923076923">
                <text:p>0.0539076923076923</text:p>
              </table:table-cell>
              <table:table-cell office:value-type="float" office:value="0.0213039831539938">
                <text:p>0.0213039831539938</text:p>
              </table:table-cell>
            </table:table-row>
            <table:table-row>
              <table:table-cell office:value-type="float" office:value="7.99086757990868">
                <text:p>7.99086757990868</text:p>
              </table:table-cell>
              <table:table-cell office:value-type="float" office:value="0.0343529411764706">
                <text:p>0.0343529411764706</text:p>
              </table:table-cell>
              <table:table-cell office:value-type="float" office:value="0.0533604060913706">
                <text:p>0.0533604060913706</text:p>
              </table:table-cell>
              <table:table-cell office:value-type="float" office:value="0.0212179809643011">
                <text:p>0.0212179809643011</text:p>
              </table:table-cell>
            </table:table-row>
            <table:table-row>
              <table:table-cell office:value-type="float" office:value="8.18112633181126">
                <text:p>8.18112633181126</text:p>
              </table:table-cell>
              <table:table-cell office:value-type="float" office:value="0.0341298701298701">
                <text:p>0.0341298701298701</text:p>
              </table:table-cell>
              <table:table-cell office:value-type="float" office:value="0.0528241206030151">
                <text:p>0.0528241206030151</text:p>
              </table:table-cell>
              <table:table-cell office:value-type="float" office:value="0.0211326703483998">
                <text:p>0.0211326703483998</text:p>
              </table:table-cell>
            </table:table-row>
            <table:table-row>
              <table:table-cell office:value-type="float" office:value="8.37138508371385">
                <text:p>8.37138508371385</text:p>
              </table:table-cell>
              <table:table-cell office:value-type="float" office:value="0.0339096774193548">
                <text:p>0.0339096774193548</text:p>
              </table:table-cell>
              <table:table-cell office:value-type="float" office:value="0.026214463840399">
                <text:p>0.026214463840399</text:p>
              </table:table-cell>
              <table:table-cell office:value-type="float" office:value="0.0210480429979139">
                <text:p>0.0210480429979139</text:p>
              </table:table-cell>
            </table:table-row>
            <table:table-row>
              <table:table-cell office:value-type="float" office:value="8.56164383561644">
                <text:p>8.56164383561644</text:p>
              </table:table-cell>
              <table:table-cell office:value-type="float" office:value="0.0336923076923077">
                <text:p>0.0336923076923077</text:p>
              </table:table-cell>
              <table:table-cell office:value-type="float" office:value="0.0260843672456576">
                <text:p>0.0260843672456576</text:p>
              </table:table-cell>
              <table:table-cell office:value-type="float" office:value="0.0209640907370225">
                <text:p>0.0209640907370225</text:p>
              </table:table-cell>
            </table:table-row>
            <table:table-row>
              <table:table-cell office:value-type="float" office:value="8.75190258751903">
                <text:p>8.75190258751903</text:p>
              </table:table-cell>
              <table:table-cell office:value-type="float" office:value="0.0334777070063694">
                <text:p>0.0334777070063694</text:p>
              </table:table-cell>
              <table:table-cell office:value-type="float" office:value="0.0259555555555556">
                <text:p>0.0259555555555556</text:p>
              </table:table-cell>
              <table:table-cell office:value-type="float" office:value="0.020880805519827">
                <text:p>0.020880805519827</text:p>
              </table:table-cell>
            </table:table-row>
            <table:table-row>
              <table:table-cell office:value-type="float" office:value="8.94216133942161">
                <text:p>8.94216133942161</text:p>
              </table:table-cell>
              <table:table-cell office:value-type="float" office:value="0.0332658227848101">
                <text:p>0.0332658227848101</text:p>
              </table:table-cell>
              <table:table-cell office:value-type="float" office:value="0.0258280098280098">
                <text:p>0.0258280098280098</text:p>
              </table:table-cell>
              <table:table-cell office:value-type="float" office:value="0.0207981794277802">
                <text:p>0.0207981794277802</text:p>
              </table:table-cell>
            </table:table-row>
            <table:table-row>
              <table:table-cell office:value-type="float" office:value="9.1324200913242">
                <text:p>9.1324200913242</text:p>
              </table:table-cell>
              <table:table-cell office:value-type="float" office:value="0.0330566037735849">
                <text:p>0.0330566037735849</text:p>
              </table:table-cell>
              <table:table-cell office:value-type="float" office:value="0.0257017114914425">
                <text:p>0.0257017114914425</text:p>
              </table:table-cell>
              <table:table-cell office:value-type="float" office:value="0.020716204667177">
                <text:p>0.020716204667177</text:p>
              </table:table-cell>
            </table:table-row>
            <table:table-row>
              <table:table-cell office:value-type="float" office:value="9.32267884322679">
                <text:p>9.32267884322679</text:p>
              </table:table-cell>
              <table:table-cell office:value-type="float" office:value="0.03285">
                <text:p>0.03285</text:p>
              </table:table-cell>
              <table:table-cell office:value-type="float" office:value="0.0255766423357664">
                <text:p>0.0255766423357664</text:p>
              </table:table-cell>
              <table:table-cell office:value-type="float" office:value="0.0206348735667034">
                <text:p>0.0206348735667034</text:p>
              </table:table-cell>
            </table:table-row>
            <table:table-row>
              <table:table-cell office:value-type="float" office:value="9.51293759512938">
                <text:p>9.51293759512938</text:p>
              </table:table-cell>
              <table:table-cell office:value-type="float" office:value="0.0326459627329193">
                <text:p>0.0326459627329193</text:p>
              </table:table-cell>
              <table:table-cell office:value-type="float" office:value="0.025452784503632">
                <text:p>0.025452784503632</text:p>
              </table:table-cell>
              <table:table-cell office:value-type="float" office:value="0.0205541785750437">
                <text:p>0.0205541785750437</text:p>
              </table:table-cell>
            </table:table-row>
            <table:table-row>
              <table:table-cell office:value-type="float" office:value="9.70319634703196">
                <text:p>9.70319634703196</text:p>
              </table:table-cell>
              <table:table-cell office:value-type="float" office:value="0.0324444444444444">
                <text:p>0.0324444444444444</text:p>
              </table:table-cell>
              <table:table-cell office:value-type="float" office:value="0.0253301204819277">
                <text:p>0.0253301204819277</text:p>
              </table:table-cell>
              <table:table-cell office:value-type="float" office:value="0.020474112258543">
                <text:p>0.020474112258543</text:p>
              </table:table-cell>
            </table:table-row>
            <table:table-row>
              <table:table-cell office:value-type="float" office:value="9.89345509893455">
                <text:p>9.89345509893455</text:p>
              </table:table-cell>
              <table:table-cell office:value-type="float" office:value="0.0322453987730061">
                <text:p>0.0322453987730061</text:p>
              </table:table-cell>
              <table:table-cell office:value-type="float" office:value="0.0252086330935252">
                <text:p>0.0252086330935252</text:p>
              </table:table-cell>
              <table:table-cell office:value-type="float" office:value="0.0203946672989247">
                <text:p>0.0203946672989247</text:p>
              </table:table-cell>
            </table:table-row>
            <table:table-row>
              <table:table-cell office:value-type="float" office:value="10.0837138508371">
                <text:p>10.0837138508371</text:p>
              </table:table-cell>
              <table:table-cell office:value-type="float" office:value="0.0320487804878049">
                <text:p>0.0320487804878049</text:p>
              </table:table-cell>
              <table:table-cell office:value-type="float" office:value="0.0250883054892601">
                <text:p>0.0250883054892601</text:p>
              </table:table-cell>
              <table:table-cell office:value-type="float" office:value="0.0203158364910604">
                <text:p>0.0203158364910604</text:p>
              </table:table-cell>
            </table:table-row>
            <table:table-row>
              <table:table-cell office:value-type="float" office:value="10.2739726027397">
                <text:p>10.2739726027397</text:p>
              </table:table-cell>
              <table:table-cell office:value-type="float" office:value="0.0318545454545455">
                <text:p>0.0318545454545455</text:p>
              </table:table-cell>
              <table:table-cell office:value-type="float" office:value="0.0249691211401425">
                <text:p>0.0249691211401425</text:p>
              </table:table-cell>
              <table:table-cell office:value-type="float" office:value="0.0202376127407919">
                <text:p>0.0202376127407919</text:p>
              </table:table-cell>
            </table:table-row>
            <table:table-row>
              <table:table-cell office:value-type="float" office:value="10.4642313546423">
                <text:p>10.4642313546423</text:p>
              </table:table-cell>
              <table:table-cell office:value-type="float" office:value="0.0316626506024096">
                <text:p>0.0316626506024096</text:p>
              </table:table-cell>
              <table:table-cell office:value-type="float" office:value="0.0248510638297872">
                <text:p>0.0248510638297872</text:p>
              </table:table-cell>
              <table:table-cell office:value-type="float" office:value="0.0201599890628026">
                <text:p>0.0201599890628026</text:p>
              </table:table-cell>
            </table:table-row>
            <table:table-row>
              <table:table-cell office:value-type="float" office:value="10.6544901065449">
                <text:p>10.6544901065449</text:p>
              </table:table-cell>
              <table:table-cell office:value-type="float" office:value="0.0314730538922156">
                <text:p>0.0314730538922156</text:p>
              </table:table-cell>
              <table:table-cell office:value-type="float" office:value="0.0247341176470588">
                <text:p>0.0247341176470588</text:p>
              </table:table-cell>
              <table:table-cell office:value-type="float" office:value="0.0200829585785385">
                <text:p>0.0200829585785385</text:p>
              </table:table-cell>
            </table:table-row>
            <table:table-row>
              <table:table-cell office:value-type="float" office:value="10.8447488584475">
                <text:p>10.8447488584475</text:p>
              </table:table-cell>
              <table:table-cell office:value-type="float" office:value="0.0312857142857143">
                <text:p>0.0312857142857143</text:p>
              </table:table-cell>
              <table:table-cell office:value-type="float" office:value="0.0246182669789227">
                <text:p>0.0246182669789227</text:p>
              </table:table-cell>
              <table:table-cell office:value-type="float" office:value="0.0200065145141761">
                <text:p>0.0200065145141761</text:p>
              </table:table-cell>
            </table:table-row>
            <table:table-row>
              <table:table-cell office:value-type="float" office:value="11.0350076103501">
                <text:p>11.0350076103501</text:p>
              </table:table-cell>
              <table:table-cell office:value-type="float" office:value="0.0311005917159763">
                <text:p>0.0311005917159763</text:p>
              </table:table-cell>
              <table:table-cell office:value-type="float" office:value="0.0245034965034965">
                <text:p>0.0245034965034965</text:p>
              </table:table-cell>
              <table:table-cell office:value-type="float" office:value="0.0199306501986365">
                <text:p>0.0199306501986365</text:p>
              </table:table-cell>
            </table:table-row>
            <table:table-row>
              <table:table-cell office:value-type="float" office:value="11.2252663622527">
                <text:p>11.2252663622527</text:p>
              </table:table-cell>
              <table:table-cell office:value-type="float" office:value="0.0309176470588235">
                <text:p>0.0309176470588235</text:p>
              </table:table-cell>
              <table:table-cell office:value-type="float" office:value="0.0243897911832947">
                <text:p>0.0243897911832947</text:p>
              </table:table-cell>
              <table:table-cell office:value-type="float" office:value="0.0198553590616453">
                <text:p>0.0198553590616453</text:p>
              </table:table-cell>
            </table:table-row>
            <table:table-row>
              <table:table-cell office:value-type="float" office:value="11.4155251141553">
                <text:p>11.4155251141553</text:p>
              </table:table-cell>
              <table:table-cell office:value-type="float" office:value="0.0307368421052632">
                <text:p>0.0307368421052632</text:p>
              </table:table-cell>
              <table:table-cell office:value-type="float" office:value="0.0242771362586605">
                <text:p>0.0242771362586605</text:p>
              </table:table-cell>
              <table:table-cell office:value-type="float" office:value="0.0197806346318351">
                <text:p>0.0197806346318351</text:p>
              </table:table-cell>
            </table:table-row>
            <table:table-row>
              <table:table-cell office:value-type="float" office:value="11.6057838660578">
                <text:p>11.6057838660578</text:p>
              </table:table-cell>
              <table:table-cell office:value-type="float" office:value="0.0305581395348837">
                <text:p>0.0305581395348837</text:p>
              </table:table-cell>
              <table:table-cell office:value-type="float" office:value="0.0241655172413793">
                <text:p>0.0241655172413793</text:p>
              </table:table-cell>
              <table:table-cell office:value-type="float" office:value="0.0197064705348918">
                <text:p>0.0197064705348918</text:p>
              </table:table-cell>
            </table:table-row>
            <table:table-row>
              <table:table-cell office:value-type="float" office:value="11.7960426179604">
                <text:p>11.7960426179604</text:p>
              </table:table-cell>
              <table:table-cell office:value-type="float" office:value="0.0303815028901734">
                <text:p>0.0303815028901734</text:p>
              </table:table-cell>
              <table:table-cell office:value-type="float" office:value="0.0240549199084668">
                <text:p>0.0240549199084668</text:p>
              </table:table-cell>
              <table:table-cell office:value-type="float" office:value="0.0196328604917419">
                <text:p>0.0196328604917419</text:p>
              </table:table-cell>
            </table:table-row>
            <table:table-row>
              <table:table-cell office:value-type="float" office:value="11.986301369863">
                <text:p>11.986301369863</text:p>
              </table:table-cell>
              <table:table-cell office:value-type="float" office:value="0.0171764705882353">
                <text:p>0.0171764705882353</text:p>
              </table:table-cell>
              <table:table-cell office:value-type="float" office:value="0.0239453302961276">
                <text:p>0.0239453302961276</text:p>
              </table:table-cell>
              <table:table-cell office:value-type="float" office:value="0.0195597983167799">
                <text:p>0.0195597983167799</text:p>
              </table:table-cell>
            </table:table-row>
            <table:table-row>
              <table:table-cell office:value-type="float" office:value="12.1765601217656">
                <text:p>12.1765601217656</text:p>
              </table:table-cell>
              <table:table-cell office:value-type="float" office:value="0.0171205211726384">
                <text:p>0.0171205211726384</text:p>
              </table:table-cell>
              <table:table-cell office:value-type="float" office:value="0.0238367346938776">
                <text:p>0.0238367346938776</text:p>
              </table:table-cell>
              <table:table-cell office:value-type="float" office:value="0.0194872779161363">
                <text:p>0.0194872779161363</text:p>
              </table:table-cell>
            </table:table-row>
            <table:table-row>
              <table:table-cell office:value-type="float" office:value="12.3668188736682">
                <text:p>12.3668188736682</text:p>
              </table:table-cell>
              <table:table-cell office:value-type="float" office:value="0.0170649350649351">
                <text:p>0.0170649350649351</text:p>
              </table:table-cell>
              <table:table-cell office:value-type="float" office:value="0.0237291196388262">
                <text:p>0.0237291196388262</text:p>
              </table:table-cell>
              <table:table-cell office:value-type="float" office:value="0.0194152932859828">
                <text:p>0.0194152932859828</text:p>
              </table:table-cell>
            </table:table-row>
            <table:table-row>
              <table:table-cell office:value-type="float" office:value="12.5570776255708">
                <text:p>12.5570776255708</text:p>
              </table:table-cell>
              <table:table-cell office:value-type="float" office:value="0.0170097087378641">
                <text:p>0.0170097087378641</text:p>
              </table:table-cell>
              <table:table-cell office:value-type="float" office:value="0.0236224719101124">
                <text:p>0.0236224719101124</text:p>
              </table:table-cell>
              <table:table-cell office:value-type="float" office:value="0.0193438385108752">
                <text:p>0.0193438385108752</text:p>
              </table:table-cell>
            </table:table-row>
            <table:table-row>
              <table:table-cell office:value-type="float" office:value="12.7473363774734">
                <text:p>12.7473363774734</text:p>
              </table:table-cell>
              <table:table-cell office:value-type="float" office:value="0.0169548387096774">
                <text:p>0.0169548387096774</text:p>
              </table:table-cell>
              <table:table-cell office:value-type="float" office:value="0.0235167785234899">
                <text:p>0.0235167785234899</text:p>
              </table:table-cell>
              <table:table-cell office:value-type="float" office:value="0.0192729077621336">
                <text:p>0.0192729077621336</text:p>
              </table:table-cell>
            </table:table-row>
            <table:table-row>
              <table:table-cell office:value-type="float" office:value="12.937595129376">
                <text:p>12.937595129376</text:p>
              </table:table-cell>
              <table:table-cell office:value-type="float" office:value="0.0169003215434084">
                <text:p>0.0169003215434084</text:p>
              </table:table-cell>
              <table:table-cell office:value-type="float" office:value="0.0234120267260579">
                <text:p>0.0234120267260579</text:p>
              </table:table-cell>
              <table:table-cell office:value-type="float" office:value="0.019202495296257">
                <text:p>0.019202495296257</text:p>
              </table:table-cell>
            </table:table-row>
            <table:table-row>
              <table:table-cell office:value-type="float" office:value="13.1278538812785">
                <text:p>13.1278538812785</text:p>
              </table:table-cell>
              <table:table-cell office:value-type="float" office:value="0.0168461538461538">
                <text:p>0.0168461538461538</text:p>
              </table:table-cell>
              <table:table-cell office:value-type="float" office:value="0.0233082039911308">
                <text:p>0.0233082039911308</text:p>
              </table:table-cell>
              <table:table-cell office:value-type="float" office:value="0.0191325954533729">
                <text:p>0.0191325954533729</text:p>
              </table:table-cell>
            </table:table-row>
            <table:table-row>
              <table:table-cell office:value-type="float" office:value="13.3181126331811">
                <text:p>13.3181126331811</text:p>
              </table:table-cell>
              <table:table-cell office:value-type="float" office:value="0.0167923322683706">
                <text:p>0.0167923322683706</text:p>
              </table:table-cell>
              <table:table-cell office:value-type="float" office:value="0.023205298013245">
                <text:p>0.023205298013245</text:p>
              </table:table-cell>
              <table:table-cell office:value-type="float" office:value="0.0190632026557212">
                <text:p>0.0190632026557212</text:p>
              </table:table-cell>
            </table:table-row>
            <table:table-row>
              <table:table-cell office:value-type="float" office:value="13.5083713850837">
                <text:p>13.5083713850837</text:p>
              </table:table-cell>
              <table:table-cell office:value-type="float" office:value="0.0167388535031847">
                <text:p>0.0167388535031847</text:p>
              </table:table-cell>
              <table:table-cell office:value-type="float" office:value="0.0231032967032967">
                <text:p>0.0231032967032967</text:p>
              </table:table-cell>
              <table:table-cell office:value-type="float" office:value="0.0189943114061699">
                <text:p>0.0189943114061699</text:p>
              </table:table-cell>
            </table:table-row>
            <table:table-row>
              <table:table-cell office:value-type="float" office:value="13.6986301369863">
                <text:p>13.6986301369863</text:p>
              </table:table-cell>
              <table:table-cell office:value-type="float" office:value="0.0166857142857143">
                <text:p>0.0166857142857143</text:p>
              </table:table-cell>
              <table:table-cell office:value-type="float" office:value="0.0230021881838074">
                <text:p>0.0230021881838074</text:p>
              </table:table-cell>
              <table:table-cell office:value-type="float" office:value="0.0189259162867639">
                <text:p>0.0189259162867639</text:p>
              </table:table-cell>
            </table:table-row>
            <table:table-row>
              <table:table-cell office:value-type="float" office:value="13.8888888888889">
                <text:p>13.8888888888889</text:p>
              </table:table-cell>
              <table:table-cell office:value-type="float" office:value="0.0166329113924051">
                <text:p>0.0166329113924051</text:p>
              </table:table-cell>
              <table:table-cell office:value-type="float" office:value="0.0229019607843137">
                <text:p>0.0229019607843137</text:p>
              </table:table-cell>
              <table:table-cell office:value-type="float" office:value="0.0188580119573045">
                <text:p>0.0188580119573045</text:p>
              </table:table-cell>
            </table:table-row>
            <table:table-row>
              <table:table-cell office:value-type="float" office:value="14.0791476407915">
                <text:p>14.0791476407915</text:p>
              </table:table-cell>
              <table:table-cell office:value-type="float" office:value="0.0165804416403786">
                <text:p>0.0165804416403786</text:p>
              </table:table-cell>
              <table:table-cell office:value-type="float" office:value="0.0228026030368764">
                <text:p>0.0228026030368764</text:p>
              </table:table-cell>
              <table:table-cell office:value-type="float" office:value="0.0187905931539593">
                <text:p>0.0187905931539593</text:p>
              </table:table-cell>
            </table:table-row>
            <table:table-row>
              <table:table-cell office:value-type="float" office:value="14.2694063926941">
                <text:p>14.2694063926941</text:p>
              </table:table-cell>
              <table:table-cell office:value-type="float" office:value="0.0165283018867925">
                <text:p>0.0165283018867925</text:p>
              </table:table-cell>
              <table:table-cell office:value-type="float" office:value="0.0227041036717063">
                <text:p>0.0227041036717063</text:p>
              </table:table-cell>
              <table:table-cell office:value-type="float" office:value="0.0187236546879023">
                <text:p>0.0187236546879023</text:p>
              </table:table-cell>
            </table:table-row>
            <table:table-row>
              <table:table-cell office:value-type="float" office:value="14.4596651445967">
                <text:p>14.4596651445967</text:p>
              </table:table-cell>
              <table:table-cell office:value-type="float" office:value="0.0164764890282132">
                <text:p>0.0164764890282132</text:p>
              </table:table-cell>
              <table:table-cell office:value-type="float" office:value="0.0226064516129032">
                <text:p>0.0226064516129032</text:p>
              </table:table-cell>
              <table:table-cell office:value-type="float" office:value="0.0186571914439824">
                <text:p>0.0186571914439824</text:p>
              </table:table-cell>
            </table:table-row>
            <table:table-row>
              <table:table-cell office:value-type="float" office:value="14.6499238964992">
                <text:p>14.6499238964992</text:p>
              </table:table-cell>
              <table:table-cell office:value-type="float" office:value="0.016425">
                <text:p>0.016425</text:p>
              </table:table-cell>
              <table:table-cell office:value-type="float" office:value="0.0225096359743041">
                <text:p>0.0225096359743041</text:p>
              </table:table-cell>
              <table:table-cell office:value-type="float" office:value="0.0185911983794204">
                <text:p>0.0185911983794204</text:p>
              </table:table-cell>
            </table:table-row>
            <table:table-row>
              <table:table-cell office:value-type="float" office:value="14.8401826484018">
                <text:p>14.8401826484018</text:p>
              </table:table-cell>
              <table:table-cell office:value-type="float" office:value="0.0163738317757009">
                <text:p>0.0163738317757009</text:p>
              </table:table-cell>
              <table:table-cell office:value-type="float" office:value="0.0224136460554371">
                <text:p>0.0224136460554371</text:p>
              </table:table-cell>
              <table:table-cell office:value-type="float" office:value="0.0185256705225337">
                <text:p>0.0185256705225337</text:p>
              </table:table-cell>
            </table:table-row>
            <table:table-row>
              <table:table-cell office:value-type="float" office:value="15.0304414003044">
                <text:p>15.0304414003044</text:p>
              </table:table-cell>
              <table:table-cell office:value-type="float" office:value="0.0163229813664596">
                <text:p>0.0163229813664596</text:p>
              </table:table-cell>
              <table:table-cell office:value-type="float" office:value="0.0223184713375796">
                <text:p>0.0223184713375796</text:p>
              </table:table-cell>
              <table:table-cell office:value-type="float" office:value="0.022993733749966">
                <text:p>0.022993733749966</text:p>
              </table:table-cell>
            </table:table-row>
            <table:table-row>
              <table:table-cell office:value-type="float" office:value="15.220700152207">
                <text:p>15.220700152207</text:p>
              </table:table-cell>
              <table:table-cell office:value-type="float" office:value="0.0162724458204334">
                <text:p>0.0162724458204334</text:p>
              </table:table-cell>
              <table:table-cell office:value-type="float" office:value="0.0222241014799154">
                <text:p>0.0222241014799154</text:p>
              </table:table-cell>
              <table:table-cell office:value-type="float" office:value="0.0228935798535172">
                <text:p>0.0228935798535172</text:p>
              </table:table-cell>
            </table:table-row>
            <table:table-row>
              <table:table-cell office:value-type="float" office:value="15.4109589041096">
                <text:p>15.4109589041096</text:p>
              </table:table-cell>
              <table:table-cell office:value-type="float" office:value="0.0162222222222222">
                <text:p>0.0162222222222222</text:p>
              </table:table-cell>
              <table:table-cell office:value-type="float" office:value="0.0221305263157895">
                <text:p>0.0221305263157895</text:p>
              </table:table-cell>
              <table:table-cell office:value-type="float" office:value="0.0227942946547191">
                <text:p>0.0227942946547191</text:p>
              </table:table-cell>
            </table:table-row>
            <table:table-row>
              <table:table-cell office:value-type="float" office:value="15.6012176560122">
                <text:p>15.6012176560122</text:p>
              </table:table-cell>
              <table:table-cell office:value-type="float" office:value="0.0161723076923077">
                <text:p>0.0161723076923077</text:p>
              </table:table-cell>
              <table:table-cell office:value-type="float" office:value="0.0220377358490566">
                <text:p>0.0220377358490566</text:p>
              </table:table-cell>
              <table:table-cell office:value-type="float" office:value="0.0226958669002351">
                <text:p>0.0226958669002351</text:p>
              </table:table-cell>
            </table:table-row>
            <table:table-row>
              <table:table-cell office:value-type="float" office:value="15.7914764079148">
                <text:p>15.7914764079148</text:p>
              </table:table-cell>
              <table:table-cell office:value-type="float" office:value="0.0161226993865031">
                <text:p>0.0161226993865031</text:p>
              </table:table-cell>
              <table:table-cell office:value-type="float" office:value="0.0219457202505219">
                <text:p>0.0219457202505219</text:p>
              </table:table-cell>
              <table:table-cell office:value-type="float" office:value="0.0225982855302639">
                <text:p>0.0225982855302639</text:p>
              </table:table-cell>
            </table:table-row>
            <table:table-row>
              <table:table-cell office:value-type="float" office:value="15.9817351598174">
                <text:p>15.9817351598174</text:p>
              </table:table-cell>
              <table:table-cell office:value-type="float" office:value="0.00803669724770642">
                <text:p>0.00803669724770642</text:p>
              </table:table-cell>
              <table:table-cell office:value-type="float" office:value="0.0109386056191467">
                <text:p>0.0109386056191467</text:p>
              </table:table-cell>
              <table:table-cell office:value-type="float" office:value="0.0225015396743977">
                <text:p>0.0225015396743977</text:p>
              </table:table-cell>
            </table:table-row>
            <table:table-row>
              <table:table-cell office:value-type="float" office:value="16.1719939117199">
                <text:p>16.1719939117199</text:p>
              </table:table-cell>
              <table:table-cell office:value-type="float" office:value="0.00802442748091603">
                <text:p>0.00802442748091603</text:p>
              </table:table-cell>
              <table:table-cell office:value-type="float" office:value="0.0109158878504673">
                <text:p>0.0109158878504673</text:p>
              </table:table-cell>
              <table:table-cell office:value-type="float" office:value="0.0224056186475849">
                <text:p>0.0224056186475849</text:p>
              </table:table-cell>
            </table:table-row>
            <table:table-row>
              <table:table-cell office:value-type="float" office:value="16.3622526636225">
                <text:p>16.3622526636225</text:p>
              </table:table-cell>
              <table:table-cell office:value-type="float" office:value="0.00801219512195122">
                <text:p>0.00801219512195122</text:p>
              </table:table-cell>
              <table:table-cell office:value-type="float" office:value="0.0108932642487047">
                <text:p>0.0108932642487047</text:p>
              </table:table-cell>
              <table:table-cell office:value-type="float" office:value="0.0223105119461963">
                <text:p>0.0223105119461963</text:p>
              </table:table-cell>
            </table:table-row>
            <table:table-row>
              <table:table-cell office:value-type="float" office:value="16.5525114155251">
                <text:p>16.5525114155251</text:p>
              </table:table-cell>
              <table:table-cell office:value-type="float" office:value="0.008">
                <text:p>0.008</text:p>
              </table:table-cell>
              <table:table-cell office:value-type="float" office:value="0.010870734229576">
                <text:p>0.010870734229576</text:p>
              </table:table-cell>
              <table:table-cell office:value-type="float" office:value="0.0222162092441906">
                <text:p>0.0222162092441906</text:p>
              </table:table-cell>
            </table:table-row>
            <table:table-row>
              <table:table-cell office:value-type="float" office:value="16.7427701674277">
                <text:p>16.7427701674277</text:p>
              </table:table-cell>
              <table:table-cell office:value-type="float" office:value="0.00798784194528875">
                <text:p>0.00798784194528875</text:p>
              </table:table-cell>
              <table:table-cell office:value-type="float" office:value="0.0108482972136223">
                <text:p>0.0108482972136223</text:p>
              </table:table-cell>
              <table:table-cell office:value-type="float" office:value="0.0221227003893777">
                <text:p>0.0221227003893777</text:p>
              </table:table-cell>
            </table:table-row>
            <table:table-row>
              <table:table-cell office:value-type="float" office:value="16.9330289193303">
                <text:p>16.9330289193303</text:p>
              </table:table-cell>
              <table:table-cell office:value-type="float" office:value="0.00797572078907436">
                <text:p>0.00797572078907436</text:p>
              </table:table-cell>
              <table:table-cell office:value-type="float" office:value="0.0108259526261586">
                <text:p>0.0108259526261586</text:p>
              </table:table-cell>
              <table:table-cell office:value-type="float" office:value="0.0220299753997744">
                <text:p>0.0220299753997744</text:p>
              </table:table-cell>
            </table:table-row>
            <table:table-row>
              <table:table-cell office:value-type="float" office:value="17.1232876712329">
                <text:p>17.1232876712329</text:p>
              </table:table-cell>
              <table:table-cell office:value-type="float" office:value="0.00796363636363636">
                <text:p>0.00796363636363636</text:p>
              </table:table-cell>
              <table:table-cell office:value-type="float" office:value="0.0108036998972251">
                <text:p>0.0108036998972251</text:p>
              </table:table-cell>
              <table:table-cell office:value-type="float" office:value="0.0219380244600532">
                <text:p>0.0219380244600532</text:p>
              </table:table-cell>
            </table:table-row>
            <table:table-row>
              <table:table-cell office:value-type="float" office:value="17.3135464231355">
                <text:p>17.3135464231355</text:p>
              </table:table-cell>
              <table:table-cell office:value-type="float" office:value="0.00795158850226929">
                <text:p>0.00795158850226929</text:p>
              </table:table-cell>
              <table:table-cell office:value-type="float" office:value="0.0107815384615385">
                <text:p>0.0107815384615385</text:p>
              </table:table-cell>
              <table:table-cell office:value-type="float" office:value="0.021846837918078">
                <text:p>0.021846837918078</text:p>
              </table:table-cell>
            </table:table-row>
            <table:table-row>
              <table:table-cell office:value-type="float" office:value="17.5038051750381">
                <text:p>17.5038051750381</text:p>
              </table:table-cell>
              <table:table-cell office:value-type="float" office:value="0.00793957703927492">
                <text:p>0.00793957703927492</text:p>
              </table:table-cell>
              <table:table-cell office:value-type="float" office:value="0.0107594677584442">
                <text:p>0.0107594677584442</text:p>
              </table:table-cell>
              <table:table-cell office:value-type="float" office:value="0.021756406281527">
                <text:p>0.021756406281527</text:p>
              </table:table-cell>
            </table:table-row>
            <table:table-row>
              <table:table-cell office:value-type="float" office:value="17.6940639269406">
                <text:p>17.6940639269406</text:p>
              </table:table-cell>
              <table:table-cell office:value-type="float" office:value="0.00792760180995475">
                <text:p>0.00792760180995475</text:p>
              </table:table-cell>
              <table:table-cell office:value-type="float" office:value="0.0107374872318693">
                <text:p>0.0107374872318693</text:p>
              </table:table-cell>
              <table:table-cell office:value-type="float" office:value="0.0216667202145983">
                <text:p>0.0216667202145983</text:p>
              </table:table-cell>
            </table:table-row>
            <table:table-row>
              <table:table-cell office:value-type="float" office:value="17.8843226788432">
                <text:p>17.8843226788432</text:p>
              </table:table-cell>
              <table:table-cell office:value-type="float" office:value="0.00791566265060241">
                <text:p>0.00791566265060241</text:p>
              </table:table-cell>
              <table:table-cell office:value-type="float" office:value="0.0107155963302752">
                <text:p>0.0107155963302752</text:p>
              </table:table-cell>
              <table:table-cell office:value-type="float" office:value="0.0215777705347977">
                <text:p>0.0215777705347977</text:p>
              </table:table-cell>
            </table:table-row>
            <table:table-row>
              <table:table-cell office:value-type="float" office:value="18.0745814307458">
                <text:p>18.0745814307458</text:p>
              </table:table-cell>
              <table:table-cell office:value-type="float" office:value="0.00790375939849624">
                <text:p>0.00790375939849624</text:p>
              </table:table-cell>
              <table:table-cell office:value-type="float" office:value="0.0106937945066124">
                <text:p>0.0106937945066124</text:p>
              </table:table-cell>
              <table:table-cell office:value-type="float" office:value="0.0214895482098038">
                <text:p>0.0214895482098038</text:p>
              </table:table-cell>
            </table:table-row>
            <table:table-row>
              <table:table-cell office:value-type="float" office:value="18.2648401826484">
                <text:p>18.2648401826484</text:p>
              </table:table-cell>
              <table:table-cell office:value-type="float" office:value="0.00789189189189189">
                <text:p>0.00789189189189189</text:p>
              </table:table-cell>
              <table:table-cell office:value-type="float" office:value="0.0106720812182741">
                <text:p>0.0106720812182741</text:p>
              </table:table-cell>
              <table:table-cell office:value-type="float" office:value="0.0214020443544114">
                <text:p>0.0214020443544114</text:p>
              </table:table-cell>
            </table:table-row>
            <table:table-row>
              <table:table-cell office:value-type="float" office:value="18.455098934551">
                <text:p>18.455098934551</text:p>
              </table:table-cell>
              <table:table-cell office:value-type="float" office:value="0.00788005997001499">
                <text:p>0.00788005997001499</text:p>
              </table:table-cell>
              <table:table-cell office:value-type="float" office:value="0.0106504559270517">
                <text:p>0.0106504559270517</text:p>
              </table:table-cell>
              <table:table-cell office:value-type="float" office:value="0.0213152502275478">
                <text:p>0.0213152502275478</text:p>
              </table:table-cell>
            </table:table-row>
            <table:table-row>
              <table:table-cell office:value-type="float" office:value="18.6453576864536">
                <text:p>18.6453576864536</text:p>
              </table:table-cell>
              <table:table-cell office:value-type="float" office:value="0.00786826347305389">
                <text:p>0.00786826347305389</text:p>
              </table:table-cell>
              <table:table-cell office:value-type="float" office:value="0.01062891809909">
                <text:p>0.01062891809909</text:p>
              </table:table-cell>
              <table:table-cell office:value-type="float" office:value="0.0212291572293621">
                <text:p>0.0212291572293621</text:p>
              </table:table-cell>
            </table:table-row>
            <table:table-row>
              <table:table-cell office:value-type="float" office:value="18.8356164383562">
                <text:p>18.8356164383562</text:p>
              </table:table-cell>
              <table:table-cell office:value-type="float" office:value="0.00785650224215247">
                <text:p>0.00785650224215247</text:p>
              </table:table-cell>
              <table:table-cell office:value-type="float" office:value="0.0106074672048436">
                <text:p>0.0106074672048436</text:p>
              </table:table-cell>
              <table:table-cell office:value-type="float" office:value="0.0211437568983851">
                <text:p>0.0211437568983851</text:p>
              </table:table-cell>
            </table:table-row>
            <table:table-row>
              <table:table-cell office:value-type="float" office:value="19.0258751902588">
                <text:p>19.0258751902588</text:p>
              </table:table-cell>
              <table:table-cell office:value-type="float" office:value="0.00784477611940299">
                <text:p>0.00784477611940299</text:p>
              </table:table-cell>
              <table:table-cell office:value-type="float" office:value="0.0105861027190332">
                <text:p>0.0105861027190332</text:p>
              </table:table-cell>
              <table:table-cell office:value-type="float" office:value="0.0210590409087565">
                <text:p>0.0210590409087565</text:p>
              </table:table-cell>
            </table:table-row>
            <table:table-row>
              <table:table-cell office:value-type="float" office:value="19.2161339421613">
                <text:p>19.2161339421613</text:p>
              </table:table-cell>
              <table:table-cell office:value-type="float" office:value="0.00783308494783905">
                <text:p>0.00783308494783905</text:p>
              </table:table-cell>
              <table:table-cell office:value-type="float" office:value="0.010564824120603">
                <text:p>0.010564824120603</text:p>
              </table:table-cell>
              <table:table-cell office:value-type="float" office:value="0.0209750010675194">
                <text:p>0.0209750010675194</text:p>
              </table:table-cell>
            </table:table-row>
            <table:table-row>
              <table:table-cell office:value-type="float" office:value="19.4063926940639">
                <text:p>19.4063926940639</text:p>
              </table:table-cell>
              <table:table-cell office:value-type="float" office:value="0.00782142857142857">
                <text:p>0.00782142857142857</text:p>
              </table:table-cell>
              <table:table-cell office:value-type="float" office:value="0.010543630892678">
                <text:p>0.010543630892678</text:p>
              </table:table-cell>
              <table:table-cell office:value-type="float" office:value="0.0208916293119789">
                <text:p>0.0208916293119789</text:p>
              </table:table-cell>
            </table:table-row>
            <table:table-row>
              <table:table-cell office:value-type="float" office:value="19.5966514459665">
                <text:p>19.5966514459665</text:p>
              </table:table-cell>
              <table:table-cell office:value-type="float" office:value="0.00780980683506686">
                <text:p>0.00780980683506686</text:p>
              </table:table-cell>
              <table:table-cell office:value-type="float" office:value="0.0105225225225225">
                <text:p>0.0105225225225225</text:p>
              </table:table-cell>
              <table:table-cell office:value-type="float" office:value="0.0208089177071234">
                <text:p>0.0208089177071234</text:p>
              </table:table-cell>
            </table:table-row>
            <table:table-row>
              <table:table-cell office:value-type="float" office:value="19.7869101978691">
                <text:p>19.7869101978691</text:p>
              </table:table-cell>
              <table:table-cell office:value-type="float" office:value="0.00779821958456973">
                <text:p>0.00779821958456973</text:p>
              </table:table-cell>
              <table:table-cell office:value-type="float" office:value="0.0105014985014985">
                <text:p>0.0105014985014985</text:p>
              </table:table-cell>
              <table:table-cell office:value-type="float" office:value="0.020726858443107">
                <text:p>0.020726858443107</text:p>
              </table:table-cell>
            </table:table-row>
            <table:table-row>
              <table:table-cell office:value-type="float" office:value="19.9771689497717">
                <text:p>19.9771689497717</text:p>
              </table:table-cell>
              <table:table-cell office:value-type="float" office:value="0.00389333333333333">
                <text:p>0.00389333333333333</text:p>
              </table:table-cell>
              <table:table-cell office:value-type="float" office:value="0.0104805583250249">
                <text:p>0.0104805583250249</text:p>
              </table:table-cell>
              <table:table-cell office:value-type="float" office:value="0.0206454438327917">
                <text:p>0.0206454438327917</text:p>
              </table:table-cell>
            </table:table-row>
            <table:table-row>
              <table:table-cell office:value-type="float" office:value="20.1674277016743">
                <text:p>20.1674277016743</text:p>
              </table:table-cell>
              <table:table-cell office:value-type="float" office:value="0.00389045151739452">
                <text:p>0.00389045151739452</text:p>
              </table:table-cell>
              <table:table-cell office:value-type="float" office:value="0.0104597014925373">
                <text:p>0.0104597014925373</text:p>
              </table:table-cell>
              <table:table-cell office:value-type="float" office:value="0.0205646663093462">
                <text:p>0.0205646663093462</text:p>
              </table:table-cell>
            </table:table-row>
            <table:table-row>
              <table:table-cell office:value-type="float" office:value="20.3576864535769">
                <text:p>20.3576864535769</text:p>
              </table:table-cell>
              <table:table-cell office:value-type="float" office:value="0.00388757396449704">
                <text:p>0.00388757396449704</text:p>
              </table:table-cell>
              <table:table-cell office:value-type="float" office:value="0.0104389275074479">
                <text:p>0.0104389275074479</text:p>
              </table:table-cell>
              <table:table-cell office:value-type="float" office:value="0.0204845184239019">
                <text:p>0.0204845184239019</text:p>
              </table:table-cell>
            </table:table-row>
            <table:table-row>
              <table:table-cell office:value-type="float" office:value="20.5479452054794">
                <text:p>20.5479452054794</text:p>
              </table:table-cell>
              <table:table-cell office:value-type="float" office:value="0.00388470066518847">
                <text:p>0.00388470066518847</text:p>
              </table:table-cell>
              <table:table-cell office:value-type="float" office:value="0.010418235877106">
                <text:p>0.010418235877106</text:p>
              </table:table-cell>
              <table:table-cell office:value-type="float" office:value="0.0204049928432631">
                <text:p>0.0204049928432631</text:p>
              </table:table-cell>
            </table:table-row>
            <table:table-row>
              <table:table-cell office:value-type="float" office:value="20.738203957382">
                <text:p>20.738203957382</text:p>
              </table:table-cell>
              <table:table-cell office:value-type="float" office:value="0.00388183161004431">
                <text:p>0.00388183161004431</text:p>
              </table:table-cell>
              <table:table-cell office:value-type="float" office:value="0.0103976261127596">
                <text:p>0.0103976261127596</text:p>
              </table:table-cell>
              <table:table-cell office:value-type="float" office:value="0.0203260823476703">
                <text:p>0.0203260823476703</text:p>
              </table:table-cell>
            </table:table-row>
            <table:table-row>
              <table:table-cell office:value-type="float" office:value="20.9284627092846">
                <text:p>20.9284627092846</text:p>
              </table:table-cell>
              <table:table-cell office:value-type="float" office:value="0.0038789667896679">
                <text:p>0.0038789667896679</text:p>
              </table:table-cell>
              <table:table-cell office:value-type="float" office:value="0.0103770977295163">
                <text:p>0.0103770977295163</text:p>
              </table:table-cell>
              <table:table-cell office:value-type="float" office:value="0.0202477798286151">
                <text:p>0.0202477798286151</text:p>
              </table:table-cell>
            </table:table-row>
            <table:table-row>
              <table:table-cell office:value-type="float" office:value="21.1187214611872">
                <text:p>21.1187214611872</text:p>
              </table:table-cell>
              <table:table-cell office:value-type="float" office:value="0.00387610619469027">
                <text:p>0.00387610619469027</text:p>
              </table:table-cell>
              <table:table-cell office:value-type="float" office:value="0.0103566502463054">
                <text:p>0.0103566502463054</text:p>
              </table:table-cell>
              <table:table-cell office:value-type="float" office:value="0.0201700782867059">
                <text:p>0.0201700782867059</text:p>
              </table:table-cell>
            </table:table-row>
            <table:table-row>
              <table:table-cell office:value-type="float" office:value="21.3089802130898">
                <text:p>21.3089802130898</text:p>
              </table:table-cell>
              <table:table-cell office:value-type="float" office:value="0.00387324981577008">
                <text:p>0.00387324981577008</text:p>
              </table:table-cell>
              <table:table-cell office:value-type="float" office:value="0.0103362831858407">
                <text:p>0.0103362831858407</text:p>
              </table:table-cell>
              <table:table-cell office:value-type="float" office:value="0.0200929708295816">
                <text:p>0.0200929708295816</text:p>
              </table:table-cell>
            </table:table-row>
            <table:table-row>
              <table:table-cell office:value-type="float" office:value="21.4992389649924">
                <text:p>21.4992389649924</text:p>
              </table:table-cell>
              <table:table-cell office:value-type="float" office:value="0.00387039764359352">
                <text:p>0.00387039764359352</text:p>
              </table:table-cell>
              <table:table-cell office:value-type="float" office:value="0.0103159960745829">
                <text:p>0.0103159960745829</text:p>
              </table:table-cell>
              <table:table-cell office:value-type="float" office:value="0.0200164506698743">
                <text:p>0.0200164506698743</text:p>
              </table:table-cell>
            </table:table-row>
            <table:table-row>
              <table:table-cell office:value-type="float" office:value="21.689497716895">
                <text:p>21.689497716895</text:p>
              </table:table-cell>
              <table:table-cell office:value-type="float" office:value="0.00386754966887417">
                <text:p>0.00386754966887417</text:p>
              </table:table-cell>
              <table:table-cell office:value-type="float" office:value="0.0102957884427032">
                <text:p>0.0102957884427032</text:p>
              </table:table-cell>
              <table:table-cell office:value-type="float" office:value="0.0199405111232171">
                <text:p>0.0199405111232171</text:p>
              </table:table-cell>
            </table:table-row>
            <table:table-row>
              <table:table-cell office:value-type="float" office:value="21.8797564687976">
                <text:p>21.8797564687976</text:p>
              </table:table-cell>
              <table:table-cell office:value-type="float" office:value="0.00386470588235294">
                <text:p>0.00386470588235294</text:p>
              </table:table-cell>
              <table:table-cell office:value-type="float" office:value="0.0102756598240469">
                <text:p>0.0102756598240469</text:p>
              </table:table-cell>
              <table:table-cell office:value-type="float" office:value="0.0198651456062981">
                <text:p>0.0198651456062981</text:p>
              </table:table-cell>
            </table:table-row>
            <table:table-row>
              <table:table-cell office:value-type="float" office:value="22.0700152207002">
                <text:p>22.0700152207002</text:p>
              </table:table-cell>
              <table:table-cell office:value-type="float" office:value="0.00386186627479794">
                <text:p>0.00386186627479794</text:p>
              </table:table-cell>
              <table:table-cell office:value-type="float" office:value="0.0102556097560976">
                <text:p>0.0102556097560976</text:p>
              </table:table-cell>
              <table:table-cell office:value-type="float" office:value="0.0197903476349572">
                <text:p>0.0197903476349572</text:p>
              </table:table-cell>
            </table:table-row>
            <table:table-row>
              <table:table-cell office:value-type="float" office:value="22.2602739726027">
                <text:p>22.2602739726027</text:p>
              </table:table-cell>
              <table:table-cell office:value-type="float" office:value="0.0038590308370044">
                <text:p>0.0038590308370044</text:p>
              </table:table-cell>
              <table:table-cell office:value-type="float" office:value="0.0102356377799416">
                <text:p>0.0102356377799416</text:p>
              </table:table-cell>
              <table:table-cell office:value-type="float" office:value="0.0197161108223272">
                <text:p>0.0197161108223272</text:p>
              </table:table-cell>
            </table:table-row>
            <table:table-row>
              <table:table-cell office:value-type="float" office:value="22.4505327245053">
                <text:p>22.4505327245053</text:p>
              </table:table-cell>
              <table:table-cell office:value-type="float" office:value="0.00385619955979457">
                <text:p>0.00385619955979457</text:p>
              </table:table-cell>
              <table:table-cell office:value-type="float" office:value="0.0102157434402332">
                <text:p>0.0102157434402332</text:p>
              </table:table-cell>
              <table:table-cell office:value-type="float" office:value="0.0196424288770154">
                <text:p>0.0196424288770154</text:p>
              </table:table-cell>
            </table:table-row>
            <table:table-row>
              <table:table-cell office:value-type="float" office:value="22.6407914764079">
                <text:p>22.6407914764079</text:p>
              </table:table-cell>
              <table:table-cell office:value-type="float" office:value="0.00385337243401759">
                <text:p>0.00385337243401759</text:p>
              </table:table-cell>
              <table:table-cell office:value-type="float" office:value="0.01019592628516">
                <text:p>0.01019592628516</text:p>
              </table:table-cell>
              <table:table-cell office:value-type="float" office:value="0.0195692956013262">
                <text:p>0.0195692956013262</text:p>
              </table:table-cell>
            </table:table-row>
            <table:table-row>
              <table:table-cell office:value-type="float" office:value="22.8310502283105">
                <text:p>22.8310502283105</text:p>
              </table:table-cell>
              <table:table-cell office:value-type="float" office:value="0.00385054945054945">
                <text:p>0.00385054945054945</text:p>
              </table:table-cell>
              <table:table-cell office:value-type="float" office:value="0.0101761858664085">
                <text:p>0.0101761858664085</text:p>
              </table:table-cell>
              <table:table-cell office:value-type="float" office:value="0.0194967048895235">
                <text:p>0.0194967048895235</text:p>
              </table:table-cell>
            </table:table-row>
            <table:table-row>
              <table:table-cell office:value-type="float" office:value="23.0213089802131">
                <text:p>23.0213089802131</text:p>
              </table:table-cell>
              <table:table-cell office:value-type="float" office:value="0.00384773060029283">
                <text:p>0.00384773060029283</text:p>
              </table:table-cell>
              <table:table-cell office:value-type="float" office:value="0.0101565217391304">
                <text:p>0.0101565217391304</text:p>
              </table:table-cell>
              <table:table-cell office:value-type="float" office:value="0.0194246507261313">
                <text:p>0.0194246507261313</text:p>
              </table:table-cell>
            </table:table-row>
            <table:table-row>
              <table:table-cell office:value-type="float" office:value="23.2115677321157">
                <text:p>23.2115677321157</text:p>
              </table:table-cell>
              <table:table-cell office:value-type="float" office:value="0.00384491587417703">
                <text:p>0.00384491587417703</text:p>
              </table:table-cell>
              <table:table-cell office:value-type="float" office:value="0.0101369334619094">
                <text:p>0.0101369334619094</text:p>
              </table:table-cell>
              <table:table-cell office:value-type="float" office:value="0.0193531271842719">
                <text:p>0.0193531271842719</text:p>
              </table:table-cell>
            </table:table-row>
            <table:table-row>
              <table:table-cell office:value-type="float" office:value="23.4018264840183">
                <text:p>23.4018264840183</text:p>
              </table:table-cell>
              <table:table-cell office:value-type="float" office:value="0.00384210526315789">
                <text:p>0.00384210526315789</text:p>
              </table:table-cell>
              <table:table-cell office:value-type="float" office:value="0.0101174205967276">
                <text:p>0.0101174205967276</text:p>
              </table:table-cell>
              <table:table-cell office:value-type="float" office:value="0.019282128424041">
                <text:p>0.019282128424041</text:p>
              </table:table-cell>
            </table:table-row>
            <table:table-row>
              <table:table-cell office:value-type="float" office:value="23.5920852359208">
                <text:p>23.5920852359208</text:p>
              </table:table-cell>
              <table:table-cell office:value-type="float" office:value="0.00383929875821768">
                <text:p>0.00383929875821768</text:p>
              </table:table-cell>
              <table:table-cell office:value-type="float" office:value="0.0100979827089337">
                <text:p>0.0100979827089337</text:p>
              </table:table-cell>
              <table:table-cell office:value-type="float" office:value="0.0192116486909177">
                <text:p>0.0192116486909177</text:p>
              </table:table-cell>
            </table:table-row>
            <table:table-row>
              <table:table-cell office:value-type="float" office:value="23.7823439878234">
                <text:p>23.7823439878234</text:p>
              </table:table-cell>
              <table:table-cell office:value-type="float" office:value="0.00383649635036496">
                <text:p>0.00383649635036496</text:p>
              </table:table-cell>
              <table:table-cell office:value-type="float" office:value="0.01007861936721">
                <text:p>0.01007861936721</text:p>
              </table:table-cell>
              <table:table-cell office:value-type="float" office:value="0.0191416823142104">
                <text:p>0.0191416823142104</text:p>
              </table:table-cell>
            </table:table-row>
            <table:table-row>
              <table:table-cell office:value-type="float" office:value="23.972602739726">
                <text:p>23.972602739726</text:p>
              </table:table-cell>
              <table:table-cell office:value-type="float" office:value="0.00383369803063457">
                <text:p>0.00383369803063457</text:p>
              </table:table-cell>
              <table:table-cell office:value-type="float" office:value="0.0100593301435407">
                <text:p>0.0100593301435407</text:p>
              </table:table-cell>
              <table:table-cell office:value-type="float" office:value="0.0190722237055352">
                <text:p>0.0190722237055352</text:p>
              </table:table-cell>
            </table:table-row>
            <table:table-row>
              <table:table-cell office:value-type="float" office:value="24.1628614916286">
                <text:p>24.1628614916286</text:p>
              </table:table-cell>
              <table:table-cell office:value-type="float" office:value="0.00383090379008746">
                <text:p>0.00383090379008746</text:p>
              </table:table-cell>
              <table:table-cell office:value-type="float" office:value="0.0100401146131805">
                <text:p>0.0100401146131805</text:p>
              </table:table-cell>
              <table:table-cell office:value-type="float" office:value="0.0190032673573283">
                <text:p>0.0190032673573283</text:p>
              </table:table-cell>
            </table:table-row>
            <table:table-row>
              <table:table-cell office:value-type="float" office:value="24.3531202435312">
                <text:p>24.3531202435312</text:p>
              </table:table-cell>
              <table:table-cell office:value-type="float" office:value="0.00382811361981063">
                <text:p>0.00382811361981063</text:p>
              </table:table-cell>
              <table:table-cell office:value-type="float" office:value="0.0100209723546235">
                <text:p>0.0100209723546235</text:p>
              </table:table-cell>
              <table:table-cell office:value-type="float" office:value="0.0189348078413904">
                <text:p>0.0189348078413904</text:p>
              </table:table-cell>
            </table:table-row>
            <table:table-row>
              <table:table-cell office:value-type="float" office:value="24.5433789954338">
                <text:p>24.5433789954338</text:p>
              </table:table-cell>
              <table:table-cell office:value-type="float" office:value="0.00382532751091703">
                <text:p>0.00382532751091703</text:p>
              </table:table-cell>
              <table:table-cell office:value-type="float" office:value="0.0100019029495718">
                <text:p>0.0100019029495718</text:p>
              </table:table-cell>
              <table:table-cell office:value-type="float" office:value="0.0188668398074619">
                <text:p>0.0188668398074619</text:p>
              </table:table-cell>
            </table:table-row>
            <table:table-row>
              <table:table-cell office:value-type="float" office:value="24.7336377473364">
                <text:p>24.7336377473364</text:p>
              </table:table-cell>
              <table:table-cell office:value-type="float" office:value="0.00382254545454545">
                <text:p>0.00382254545454545</text:p>
              </table:table-cell>
              <table:table-cell office:value-type="float" office:value="0.00998290598290598">
                <text:p>0.00998290598290598</text:p>
              </table:table-cell>
              <table:table-cell office:value-type="float" office:value="0.018799357981829">
                <text:p>0.018799357981829</text:p>
              </table:table-cell>
            </table:table-row>
            <table:table-row>
              <table:table-cell office:value-type="float" office:value="24.923896499239">
                <text:p>24.923896499239</text:p>
              </table:table-cell>
              <table:table-cell office:value-type="float" office:value="0.00381976744186047">
                <text:p>0.00381976744186047</text:p>
              </table:table-cell>
              <table:table-cell office:value-type="float" office:value="0.00996398104265403">
                <text:p>0.00996398104265403</text:p>
              </table:table-cell>
              <table:table-cell office:value-type="float" office:value="0.0187323571659602">
                <text:p>0.0187323571659602</text:p>
              </table:table-cell>
            </table:table-row>
            <table:table-row>
              <table:table-cell office:value-type="float" office:value="25.1141552511416">
                <text:p>25.1141552511416</text:p>
              </table:table-cell>
              <table:table-cell office:value-type="float" office:value="0.00381699346405229">
                <text:p>0.00381699346405229</text:p>
              </table:table-cell>
              <table:table-cell office:value-type="float" office:value="0.00994512771996216">
                <text:p>0.00994512771996216</text:p>
              </table:table-cell>
              <table:table-cell office:value-type="float" office:value="0.0186658322351708">
                <text:p>0.0186658322351708</text:p>
              </table:table-cell>
            </table:table-row>
            <table:table-row>
              <table:table-cell office:value-type="float" office:value="25.3044140030441">
                <text:p>25.3044140030441</text:p>
              </table:table-cell>
              <table:table-cell office:value-type="float" office:value="0.00381422351233672">
                <text:p>0.00381422351233672</text:p>
              </table:table-cell>
              <table:table-cell office:value-type="float" office:value="0.00992634560906516">
                <text:p>0.00992634560906516</text:p>
              </table:table-cell>
              <table:table-cell office:value-type="float" office:value="0.0185997781373165">
                <text:p>0.0185997781373165</text:p>
              </table:table-cell>
            </table:table-row>
            <table:table-row>
              <table:table-cell office:value-type="float" office:value="25.4946727549467">
                <text:p>25.4946727549467</text:p>
              </table:table-cell>
              <table:table-cell office:value-type="float" office:value="0.00381145757795504">
                <text:p>0.00381145757795504</text:p>
              </table:table-cell>
              <table:table-cell office:value-type="float" office:value="0.0099076343072573">
                <text:p>0.0099076343072573</text:p>
              </table:table-cell>
              <table:table-cell office:value-type="float" office:value="0.0185341898915141">
                <text:p>0.0185341898915141</text:p>
              </table:table-cell>
            </table:table-row>
            <table:table-row>
              <table:table-cell office:value-type="float" office:value="25.6849315068493">
                <text:p>25.6849315068493</text:p>
              </table:table-cell>
              <table:table-cell office:value-type="float" office:value="0.00380869565217391">
                <text:p>0.00380869565217391</text:p>
              </table:table-cell>
              <table:table-cell office:value-type="float" office:value="0.00988899341486359">
                <text:p>0.00988899341486359</text:p>
              </table:table-cell>
              <table:table-cell office:value-type="float" office:value="0.0184690625868901">
                <text:p>0.0184690625868901</text:p>
              </table:table-cell>
            </table:table-row>
            <table:table-row>
              <table:table-cell office:value-type="float" office:value="25.8751902587519">
                <text:p>25.8751902587519</text:p>
              </table:table-cell>
              <table:table-cell office:value-type="float" office:value="0.0038059377262853">
                <text:p>0.0038059377262853</text:p>
              </table:table-cell>
              <table:table-cell office:value-type="float" office:value="0.00987042253521127">
                <text:p>0.00987042253521127</text:p>
              </table:table-cell>
              <table:table-cell office:value-type="float" office:value="0.0184043913813544">
                <text:p>0.0184043913813544</text:p>
              </table:table-cell>
            </table:table-row>
            <table:table-row>
              <table:table-cell office:value-type="float" office:value="26.0654490106545">
                <text:p>26.0654490106545</text:p>
              </table:table-cell>
              <table:table-cell office:value-type="float" office:value="0.00380318379160637">
                <text:p>0.00380318379160637</text:p>
              </table:table-cell>
              <table:table-cell office:value-type="float" office:value="0.00985192127460169">
                <text:p>0.00985192127460169</text:p>
              </table:table-cell>
              <table:table-cell office:value-type="float" office:value="0.0183401715004003">
                <text:p>0.0183401715004003</text:p>
              </table:table-cell>
            </table:table-row>
            <table:table-row>
              <table:table-cell office:value-type="float" office:value="26.2557077625571">
                <text:p>26.2557077625571</text:p>
              </table:table-cell>
              <table:table-cell office:value-type="float" office:value="0.00380043383947939">
                <text:p>0.00380043383947939</text:p>
              </table:table-cell>
              <table:table-cell office:value-type="float" office:value="0.00983348924228251">
                <text:p>0.00983348924228251</text:p>
              </table:table-cell>
              <table:table-cell office:value-type="float" office:value="0.0182763982359299">
                <text:p>0.0182763982359299</text:p>
              </table:table-cell>
            </table:table-row>
            <table:table-row>
              <table:table-cell office:value-type="float" office:value="26.4459665144597">
                <text:p>26.4459665144597</text:p>
              </table:table-cell>
              <table:table-cell office:value-type="float" office:value="0.00379768786127168">
                <text:p>0.00379768786127168</text:p>
              </table:table-cell>
              <table:table-cell office:value-type="float" office:value="0.00981512605042017">
                <text:p>0.00981512605042017</text:p>
              </table:table-cell>
              <table:table-cell office:value-type="float" office:value="0.018213066945103">
                <text:p>0.018213066945103</text:p>
              </table:table-cell>
            </table:table-row>
            <table:table-row>
              <table:table-cell office:value-type="float" office:value="26.6362252663623">
                <text:p>26.6362252663623</text:p>
              </table:table-cell>
              <table:table-cell office:value-type="float" office:value="0.00379494584837545">
                <text:p>0.00379494584837545</text:p>
              </table:table-cell>
              <table:table-cell office:value-type="float" office:value="0.00979683131407269">
                <text:p>0.00979683131407269</text:p>
              </table:table-cell>
              <table:table-cell office:value-type="float" office:value="0.0181501730492106">
                <text:p>0.0181501730492106</text:p>
              </table:table-cell>
            </table:table-row>
            <table:table-row>
              <table:table-cell office:value-type="float" office:value="26.8264840182648">
                <text:p>26.8264840182648</text:p>
              </table:table-cell>
              <table:table-cell office:value-type="float" office:value="0.00379220779220779">
                <text:p>0.00379220779220779</text:p>
              </table:table-cell>
              <table:table-cell office:value-type="float" office:value="0.00977860465116279">
                <text:p>0.00977860465116279</text:p>
              </table:table-cell>
              <table:table-cell office:value-type="float" office:value="0.0180877120325714">
                <text:p>0.0180877120325714</text:p>
              </table:table-cell>
            </table:table-row>
            <table:table-row>
              <table:table-cell office:value-type="float" office:value="27.0167427701674">
                <text:p>27.0167427701674</text:p>
              </table:table-cell>
              <table:table-cell office:value-type="float" office:value="0.00378947368421053">
                <text:p>0.00378947368421053</text:p>
              </table:table-cell>
              <table:table-cell office:value-type="float" office:value="0.00976044568245125">
                <text:p>0.00976044568245125</text:p>
              </table:table-cell>
              <table:table-cell office:value-type="float" office:value="0.0180256794414511">
                <text:p>0.0180256794414511</text:p>
              </table:table-cell>
            </table:table-row>
            <table:table-row>
              <table:table-cell office:value-type="float" office:value="27.20700152207">
                <text:p>27.20700152207</text:p>
              </table:table-cell>
              <table:table-cell office:value-type="float" office:value="0.00378674351585014">
                <text:p>0.00378674351585014</text:p>
              </table:table-cell>
              <table:table-cell office:value-type="float" office:value="0.00974235403151066">
                <text:p>0.00974235403151066</text:p>
              </table:table-cell>
              <table:table-cell office:value-type="float" office:value="0.0179640708830035">
                <text:p>0.0179640708830035</text:p>
              </table:table-cell>
            </table:table-row>
            <table:table-row>
              <table:table-cell office:value-type="float" office:value="27.3972602739726">
                <text:p>27.3972602739726</text:p>
              </table:table-cell>
              <table:table-cell office:value-type="float" office:value="0.00378401727861771">
                <text:p>0.00378401727861771</text:p>
              </table:table-cell>
              <table:table-cell office:value-type="float" office:value="0.00972432932469935">
                <text:p>0.00972432932469935</text:p>
              </table:table-cell>
              <table:table-cell office:value-type="float" office:value="0.0179028820242338">
                <text:p>0.0179028820242338</text:p>
              </table:table-cell>
            </table:table-row>
            <table:table-row>
              <table:table-cell office:value-type="float" office:value="27.5875190258752">
                <text:p>27.5875190258752</text:p>
              </table:table-cell>
              <table:table-cell office:value-type="float" office:value="0.00378129496402878">
                <text:p>0.00378129496402878</text:p>
              </table:table-cell>
              <table:table-cell office:value-type="float" office:value="0.00970637119113573">
                <text:p>0.00970637119113573</text:p>
              </table:table-cell>
              <table:table-cell office:value-type="float" office:value="0.0178421085909827">
                <text:p>0.0178421085909827</text:p>
              </table:table-cell>
            </table:table-row>
            <table:table-row>
              <table:table-cell office:value-type="float" office:value="27.7777777777778">
                <text:p>27.7777777777778</text:p>
              </table:table-cell>
              <table:table-cell office:value-type="float" office:value="0.00377857656362329">
                <text:p>0.00377857656362329</text:p>
              </table:table-cell>
              <table:table-cell office:value-type="float" office:value="0.00968847926267281">
                <text:p>0.00968847926267281</text:p>
              </table:table-cell>
              <table:table-cell office:value-type="float" office:value="0.0177817463669309">
                <text:p>0.0177817463669309</text:p>
              </table:table-cell>
            </table:table-row>
            <table:table-row>
              <table:table-cell office:value-type="float" office:value="27.9680365296804">
                <text:p>27.9680365296804</text:p>
              </table:table-cell>
              <table:table-cell office:value-type="float" office:value="0.00377586206896552">
                <text:p>0.00377586206896552</text:p>
              </table:table-cell>
              <table:table-cell office:value-type="float" office:value="0.00967065317387305">
                <text:p>0.00967065317387305</text:p>
              </table:table-cell>
              <table:table-cell office:value-type="float" office:value="0.0177217911926244">
                <text:p>0.0177217911926244</text:p>
              </table:table-cell>
            </table:table-row>
            <table:table-row>
              <table:table-cell office:value-type="float" office:value="28.158295281583">
                <text:p>28.158295281583</text:p>
              </table:table-cell>
              <table:table-cell office:value-type="float" office:value="0.00377315147164393">
                <text:p>0.00377315147164393</text:p>
              </table:table-cell>
              <table:table-cell office:value-type="float" office:value="0.00965289256198347">
                <text:p>0.00965289256198347</text:p>
              </table:table-cell>
              <table:table-cell office:value-type="float" office:value="0.0176622389645188">
                <text:p>0.0176622389645188</text:p>
              </table:table-cell>
            </table:table-row>
            <table:table-row>
              <table:table-cell office:value-type="float" office:value="28.3485540334855">
                <text:p>28.3485540334855</text:p>
              </table:table-cell>
              <table:table-cell office:value-type="float" office:value="0.00377044476327116">
                <text:p>0.00377044476327116</text:p>
              </table:table-cell>
              <table:table-cell office:value-type="float" office:value="0.00963519706691109">
                <text:p>0.00963519706691109</text:p>
              </table:table-cell>
              <table:table-cell office:value-type="float" office:value="0.0176030856340428">
                <text:p>0.0176030856340428</text:p>
              </table:table-cell>
            </table:table-row>
            <table:table-row>
              <table:table-cell office:value-type="float" office:value="28.5388127853881">
                <text:p>28.5388127853881</text:p>
              </table:table-cell>
              <table:table-cell office:value-type="float" office:value="0.00376774193548387">
                <text:p>0.00376774193548387</text:p>
              </table:table-cell>
              <table:table-cell office:value-type="float" office:value="0.00961756633119854">
                <text:p>0.00961756633119854</text:p>
              </table:table-cell>
              <table:table-cell office:value-type="float" office:value="0.0175443272066816">
                <text:p>0.0175443272066816</text:p>
              </table:table-cell>
            </table:table-row>
            <table:table-row>
              <table:table-cell office:value-type="float" office:value="28.7290715372907">
                <text:p>28.7290715372907</text:p>
              </table:table-cell>
              <table:table-cell office:value-type="float" office:value="0.00376504297994269">
                <text:p>0.00376504297994269</text:p>
              </table:table-cell>
              <table:table-cell office:value-type="float" office:value="0.0096">
                <text:p>0.0096</text:p>
              </table:table-cell>
              <table:table-cell office:value-type="float" office:value="0.0174859597410765">
                <text:p>0.0174859597410765</text:p>
              </table:table-cell>
            </table:table-row>
            <table:table-row>
              <table:table-cell office:value-type="float" office:value="28.9193302891933">
                <text:p>28.9193302891933</text:p>
              </table:table-cell>
              <table:table-cell office:value-type="float" office:value="0.00376234788833214">
                <text:p>0.00376234788833214</text:p>
              </table:table-cell>
              <table:table-cell office:value-type="float" office:value="0.00958249772105743">
                <text:p>0.00958249772105743</text:p>
              </table:table-cell>
              <table:table-cell office:value-type="float" office:value="0.0174279793481446">
                <text:p>0.0174279793481446</text:p>
              </table:table-cell>
            </table:table-row>
            <table:table-row>
              <table:table-cell office:value-type="float" office:value="29.1095890410959">
                <text:p>29.1095890410959</text:p>
              </table:table-cell>
              <table:table-cell office:value-type="float" office:value="0.00375965665236051">
                <text:p>0.00375965665236051</text:p>
              </table:table-cell>
              <table:table-cell office:value-type="float" office:value="0.00956505914467698">
                <text:p>0.00956505914467698</text:p>
              </table:table-cell>
              <table:table-cell office:value-type="float" office:value="0.0173703821902145">
                <text:p>0.0173703821902145</text:p>
              </table:table-cell>
            </table:table-row>
            <table:table-row>
              <table:table-cell office:value-type="float" office:value="29.2998477929985">
                <text:p>29.2998477929985</text:p>
              </table:table-cell>
              <table:table-cell office:value-type="float" office:value="0.00375696926375983">
                <text:p>0.00375696926375983</text:p>
              </table:table-cell>
              <table:table-cell office:value-type="float" office:value="0.00954768392370572">
                <text:p>0.00954768392370572</text:p>
              </table:table-cell>
              <table:table-cell office:value-type="float" office:value="0.0173131644801798">
                <text:p>0.0173131644801798</text:p>
              </table:table-cell>
            </table:table-row>
            <table:table-row>
              <table:table-cell office:value-type="float" office:value="29.4901065449011">
                <text:p>29.4901065449011</text:p>
              </table:table-cell>
              <table:table-cell office:value-type="float" office:value="0.00375428571428571">
                <text:p>0.00375428571428571</text:p>
              </table:table-cell>
              <table:table-cell office:value-type="float" office:value="0.00953037171350861">
                <text:p>0.00953037171350861</text:p>
              </table:table-cell>
              <table:table-cell office:value-type="float" office:value="0.0172563224806686">
                <text:p>0.0172563224806686</text:p>
              </table:table-cell>
            </table:table-row>
            <table:table-row>
              <table:table-cell office:value-type="float" office:value="29.6803652968037">
                <text:p>29.6803652968037</text:p>
              </table:table-cell>
              <table:table-cell office:value-type="float" office:value="0.00375160599571734">
                <text:p>0.00375160599571734</text:p>
              </table:table-cell>
              <table:table-cell office:value-type="float" office:value="0.0095131221719457">
                <text:p>0.0095131221719457</text:p>
              </table:table-cell>
              <table:table-cell office:value-type="float" office:value="0.0171998525032303">
                <text:p>0.0171998525032303</text:p>
              </table:table-cell>
            </table:table-row>
            <table:table-row>
              <table:table-cell office:value-type="float" office:value="29.8706240487062">
                <text:p>29.8706240487062</text:p>
              </table:table-cell>
              <table:table-cell office:value-type="float" office:value="0.00374893009985735">
                <text:p>0.00374893009985735</text:p>
              </table:table-cell>
              <table:table-cell office:value-type="float" office:value="0.00949593495934959">
                <text:p>0.00949593495934959</text:p>
              </table:table-cell>
              <table:table-cell office:value-type="float" office:value="0.0171437509075374">
                <text:p>0.0171437509075374</text:p>
              </table:table-cell>
            </table:table-row>
            <table:table-row>
              <table:table-cell office:value-type="float" office:value="30.0608828006088">
                <text:p>30.0608828006088</text:p>
              </table:table-cell>
              <table:table-cell office:value-type="float" office:value="0.00374625801853172">
                <text:p>0.00374625801853172</text:p>
              </table:table-cell>
              <table:table-cell office:value-type="float" office:value="0.00947880973850316">
                <text:p>0.00947880973850316</text:p>
              </table:table-cell>
              <table:table-cell office:value-type="float" office:value="0.0170880141006034">
                <text:p>0.0170880141006034</text:p>
              </table:table-cell>
            </table:table-row>
            <table:table-row>
              <table:table-cell office:value-type="float" office:value="30.2511415525114">
                <text:p>30.2511415525114</text:p>
              </table:table-cell>
              <table:table-cell office:value-type="float" office:value="0.00374358974358974">
                <text:p>0.00374358974358974</text:p>
              </table:table-cell>
              <table:table-cell office:value-type="float" office:value="0.00946174617461746">
                <text:p>0.00946174617461746</text:p>
              </table:table-cell>
              <table:table-cell office:value-type="float" office:value="0.0170326385360155">
                <text:p>0.0170326385360155</text:p>
              </table:table-cell>
            </table:table-row>
            <table:table-row>
              <table:table-cell office:value-type="float" office:value="30.441400304414">
                <text:p>30.441400304414</text:p>
              </table:table-cell>
              <table:table-cell office:value-type="float" office:value="0.00374092526690391">
                <text:p>0.00374092526690391</text:p>
              </table:table-cell>
              <table:table-cell office:value-type="float" office:value="0.00944474393530997">
                <text:p>0.00944474393530997</text:p>
              </table:table-cell>
              <table:table-cell office:value-type="float" office:value="0.0169776207131827">
                <text:p>0.0169776207131827</text:p>
              </table:table-cell>
            </table:table-row>
            <table:table-row>
              <table:table-cell office:value-type="float" office:value="30.6316590563166">
                <text:p>30.6316590563166</text:p>
              </table:table-cell>
              <table:table-cell office:value-type="float" office:value="0.00373826458036984">
                <text:p>0.00373826458036984</text:p>
              </table:table-cell>
              <table:table-cell office:value-type="float" office:value="0.00942780269058296">
                <text:p>0.00942780269058296</text:p>
              </table:table-cell>
              <table:table-cell office:value-type="float" office:value="0.0169229571765979">
                <text:p>0.0169229571765979</text:p>
              </table:table-cell>
            </table:table-row>
            <table:table-row>
              <table:table-cell office:value-type="float" office:value="30.8219178082192">
                <text:p>30.8219178082192</text:p>
              </table:table-cell>
              <table:table-cell office:value-type="float" office:value="0.00373560767590618">
                <text:p>0.00373560767590618</text:p>
              </table:table-cell>
              <table:table-cell office:value-type="float" office:value="0.00941092211280215">
                <text:p>0.00941092211280215</text:p>
              </table:table-cell>
              <table:table-cell office:value-type="float" office:value="0.0168686445151145">
                <text:p>0.0168686445151145</text:p>
              </table:table-cell>
            </table:table-row>
            <table:table-row>
              <table:table-cell office:value-type="float" office:value="31.0121765601218">
                <text:p>31.0121765601218</text:p>
              </table:table-cell>
              <table:table-cell office:value-type="float" office:value="0.00373295454545455">
                <text:p>0.00373295454545455</text:p>
              </table:table-cell>
              <table:table-cell office:value-type="float" office:value="0.0093941018766756">
                <text:p>0.0093941018766756</text:p>
              </table:table-cell>
              <table:table-cell office:value-type="float" office:value="0.016814679361237">
                <text:p>0.016814679361237</text:p>
              </table:table-cell>
            </table:table-row>
            <table:table-row>
              <table:table-cell office:value-type="float" office:value="31.2024353120244">
                <text:p>31.2024353120244</text:p>
              </table:table-cell>
              <table:table-cell office:value-type="float" office:value="0.00373030518097942">
                <text:p>0.00373030518097942</text:p>
              </table:table-cell>
              <table:table-cell office:value-type="float" office:value="0.00937734165923283">
                <text:p>0.00937734165923283</text:p>
              </table:table-cell>
              <table:table-cell office:value-type="float" office:value="0.0167610583904246">
                <text:p>0.0167610583904246</text:p>
              </table:table-cell>
            </table:table-row>
            <table:table-row>
              <table:table-cell office:value-type="float" office:value="31.3926940639269">
                <text:p>31.3926940639269</text:p>
              </table:table-cell>
              <table:table-cell office:value-type="float" office:value="0.00372765957446808">
                <text:p>0.00372765957446808</text:p>
              </table:table-cell>
              <table:table-cell office:value-type="float" office:value="0.0093606411398041">
                <text:p>0.0093606411398041</text:p>
              </table:table-cell>
              <table:table-cell office:value-type="float" office:value="0.0167077783204089">
                <text:p>0.01670777832040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